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7307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3811in"/>
    </style:style>
    <style:style style:name="co7" style:family="table-column">
      <style:table-column-properties fo:break-before="auto" style:column-width="0.972in"/>
    </style:style>
    <style:style style:name="ro1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enBest" table:style-name="ta1" table:print="false">
        <table:table-source xlink:type="simple" xlink:href="../ga/bin/Debug/_generation_best.txt" table:table-name="Sheet1" table:filter-name="Text - txt - csv (StarCalc)" table:filter-options="44/32/MRG,34,76,1,,0,false,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614774638282751">
            <text:p>0.6147746383</text:p>
          </table:table-cell>
          <table:table-cell>
            <draw:frame table:end-cell-address="GenBest.K42" table:end-x="0.6437in" table:end-y="0.126in" draw:z-index="0" draw:style-name="gr1" draw:text-style-name="P1" svg:width="8.6335in" svg:height="6.9303in" svg:x="0.0114in" svg:y="0.0315in">
              <draw:object draw:notify-on-update-of-ranges="GenBest.A1:GenBest.A10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614774638282751">
            <text:p>0.6147746383</text:p>
          </table:table-cell>
          <table:table-cell/>
        </table:table-row>
        <table:table-row table:style-name="ro1">
          <table:table-cell office:value-type="float" office:value="0.431101620040989">
            <text:p>0.43110162</text:p>
          </table:table-cell>
          <table:table-cell/>
        </table:table-row>
        <table:table-row table:style-name="ro1">
          <table:table-cell office:value-type="float" office:value="0.431101620040989">
            <text:p>0.43110162</text:p>
          </table:table-cell>
          <table:table-cell/>
        </table:table-row>
        <table:table-row table:style-name="ro1">
          <table:table-cell office:value-type="float" office:value="0.431101620040989">
            <text:p>0.43110162</text:p>
          </table:table-cell>
          <table:table-cell/>
        </table:table-row>
        <table:table-row table:style-name="ro1">
          <table:table-cell office:value-type="float" office:value="0.419261821263234">
            <text:p>0.4192618213</text:p>
          </table:table-cell>
          <table:table-cell/>
        </table:table-row>
        <table:table-row table:style-name="ro1">
          <table:table-cell office:value-type="float" office:value="0.381130847298712">
            <text:p>0.3811308473</text:p>
          </table:table-cell>
          <table:table-cell/>
        </table:table-row>
        <table:table-row table:style-name="ro1">
          <table:table-cell office:value-type="float" office:value="0.333912202640072">
            <text:p>0.3339122026</text:p>
          </table:table-cell>
          <table:table-cell/>
        </table:table-row>
        <table:table-row table:style-name="ro1">
          <table:table-cell office:value-type="float" office:value="0.333912202640072">
            <text:p>0.3339122026</text:p>
          </table:table-cell>
          <table:table-cell/>
        </table:table-row>
        <table:table-row table:style-name="ro1">
          <table:table-cell office:value-type="float" office:value="0.333912202640072">
            <text:p>0.3339122026</text:p>
          </table:table-cell>
          <table:table-cell/>
        </table:table-row>
        <table:table-row table:style-name="ro1">
          <table:table-cell office:value-type="float" office:value="0.255757690346838">
            <text:p>0.2557576903</text:p>
          </table:table-cell>
          <table:table-cell/>
        </table:table-row>
        <table:table-row table:style-name="ro1">
          <table:table-cell office:value-type="float" office:value="0.255757690346838">
            <text:p>0.2557576903</text:p>
          </table:table-cell>
          <table:table-cell/>
        </table:table-row>
        <table:table-row table:style-name="ro1">
          <table:table-cell office:value-type="float" office:value="0.255757690346838">
            <text:p>0.2557576903</text:p>
          </table:table-cell>
          <table:table-cell/>
        </table:table-row>
        <table:table-row table:style-name="ro1">
          <table:table-cell office:value-type="float" office:value="0.225191163363207">
            <text:p>0.2251911634</text:p>
          </table:table-cell>
          <table:table-cell/>
        </table:table-row>
        <table:table-row table:style-name="ro1">
          <table:table-cell office:value-type="float" office:value="0.225191163363207">
            <text:p>0.2251911634</text:p>
          </table:table-cell>
          <table:table-cell/>
        </table:table-row>
        <table:table-row table:style-name="ro1">
          <table:table-cell office:value-type="float" office:value="0.225191163363207">
            <text:p>0.2251911634</text:p>
          </table:table-cell>
          <table:table-cell/>
        </table:table-row>
        <table:table-row table:style-name="ro1">
          <table:table-cell office:value-type="float" office:value="0.221420836610333">
            <text:p>0.2214208366</text:p>
          </table:table-cell>
          <table:table-cell/>
        </table:table-row>
        <table:table-row table:style-name="ro1">
          <table:table-cell office:value-type="float" office:value="0.221420836610333">
            <text:p>0.2214208366</text:p>
          </table:table-cell>
          <table:table-cell/>
        </table:table-row>
        <table:table-row table:style-name="ro1">
          <table:table-cell office:value-type="float" office:value="0.195007316032978">
            <text:p>0.195007316</text:p>
          </table:table-cell>
          <table:table-cell/>
        </table:table-row>
        <table:table-row table:style-name="ro1">
          <table:table-cell office:value-type="float" office:value="0.195007316032978">
            <text:p>0.195007316</text:p>
          </table:table-cell>
          <table:table-cell/>
        </table:table-row>
        <table:table-row table:style-name="ro1">
          <table:table-cell office:value-type="float" office:value="0.192134826335462">
            <text:p>0.1921348263</text:p>
          </table:table-cell>
          <table:table-cell/>
        </table:table-row>
        <table:table-row table:style-name="ro1">
          <table:table-cell office:value-type="float" office:value="0.192134826335462">
            <text:p>0.1921348263</text:p>
          </table:table-cell>
          <table:table-cell/>
        </table:table-row>
        <table:table-row table:style-name="ro1">
          <table:table-cell office:value-type="float" office:value="0.192134826335462">
            <text:p>0.1921348263</text:p>
          </table:table-cell>
          <table:table-cell/>
        </table:table-row>
        <table:table-row table:style-name="ro1">
          <table:table-cell office:value-type="float" office:value="0.192134826335462">
            <text:p>0.1921348263</text:p>
          </table:table-cell>
          <table:table-cell/>
        </table:table-row>
        <table:table-row table:style-name="ro1">
          <table:table-cell office:value-type="float" office:value="0.187608474314996">
            <text:p>0.1876084743</text:p>
          </table:table-cell>
          <table:table-cell/>
        </table:table-row>
        <table:table-row table:style-name="ro1">
          <table:table-cell office:value-type="float" office:value="0.187608474314996">
            <text:p>0.1876084743</text:p>
          </table:table-cell>
          <table:table-cell/>
        </table:table-row>
        <table:table-row table:style-name="ro1">
          <table:table-cell office:value-type="float" office:value="0.187608474314996">
            <text:p>0.1876084743</text:p>
          </table:table-cell>
          <table:table-cell/>
        </table:table-row>
        <table:table-row table:style-name="ro1">
          <table:table-cell office:value-type="float" office:value="0.186321092053994">
            <text:p>0.1863210921</text:p>
          </table:table-cell>
          <table:table-cell/>
        </table:table-row>
        <table:table-row table:style-name="ro1">
          <table:table-cell office:value-type="float" office:value="0.181350200442342">
            <text:p>0.1813502004</text:p>
          </table:table-cell>
          <table:table-cell/>
        </table:table-row>
        <table:table-row table:style-name="ro1">
          <table:table-cell office:value-type="float" office:value="0.181350200442342">
            <text:p>0.1813502004</text:p>
          </table:table-cell>
          <table:table-cell/>
        </table:table-row>
        <table:table-row table:style-name="ro1">
          <table:table-cell office:value-type="float" office:value="0.181350200442342">
            <text:p>0.1813502004</text:p>
          </table:table-cell>
          <table:table-cell/>
        </table:table-row>
        <table:table-row table:style-name="ro1">
          <table:table-cell office:value-type="float" office:value="0.181350200442342">
            <text:p>0.1813502004</text:p>
          </table:table-cell>
          <table:table-cell/>
        </table:table-row>
        <table:table-row table:style-name="ro1">
          <table:table-cell office:value-type="float" office:value="0.181350200442342">
            <text:p>0.1813502004</text:p>
          </table:table-cell>
          <table:table-cell/>
        </table:table-row>
        <table:table-row table:style-name="ro1">
          <table:table-cell office:value-type="float" office:value="0.181350200442342">
            <text:p>0.1813502004</text:p>
          </table:table-cell>
          <table:table-cell/>
        </table:table-row>
        <table:table-row table:style-name="ro1">
          <table:table-cell office:value-type="float" office:value="0.181350200442342">
            <text:p>0.1813502004</text:p>
          </table:table-cell>
          <table:table-cell/>
        </table:table-row>
        <table:table-row table:style-name="ro1">
          <table:table-cell office:value-type="float" office:value="0.181350200442342">
            <text:p>0.1813502004</text:p>
          </table:table-cell>
          <table:table-cell/>
        </table:table-row>
        <table:table-row table:style-name="ro1">
          <table:table-cell office:value-type="float" office:value="0.181350200442342">
            <text:p>0.1813502004</text:p>
          </table:table-cell>
          <table:table-cell/>
        </table:table-row>
        <table:table-row table:style-name="ro1">
          <table:table-cell office:value-type="float" office:value="0.181350200442342">
            <text:p>0.1813502004</text:p>
          </table:table-cell>
          <table:table-cell/>
        </table:table-row>
        <table:table-row table:style-name="ro1">
          <table:table-cell office:value-type="float" office:value="0.181350200442342">
            <text:p>0.1813502004</text:p>
          </table:table-cell>
          <table:table-cell/>
        </table:table-row>
        <table:table-row table:style-name="ro1">
          <table:table-cell office:value-type="float" office:value="0.181350200442342">
            <text:p>0.1813502004</text:p>
          </table:table-cell>
          <table:table-cell/>
        </table:table-row>
        <table:table-row table:style-name="ro1">
          <table:table-cell office:value-type="float" office:value="0.148399953231267">
            <text:p>0.1483999532</text:p>
          </table:table-cell>
          <table:table-cell/>
        </table:table-row>
        <table:table-row table:style-name="ro1">
          <table:table-cell office:value-type="float" office:value="0.148399953231267">
            <text:p>0.1483999532</text:p>
          </table:table-cell>
          <table:table-cell/>
        </table:table-row>
        <table:table-row table:style-name="ro1">
          <table:table-cell office:value-type="float" office:value="0.148399953231267">
            <text:p>0.1483999532</text:p>
          </table:table-cell>
          <table:table-cell/>
        </table:table-row>
        <table:table-row table:style-name="ro1">
          <table:table-cell office:value-type="float" office:value="0.148399953231267">
            <text:p>0.1483999532</text:p>
          </table:table-cell>
          <table:table-cell/>
        </table:table-row>
        <table:table-row table:style-name="ro1">
          <table:table-cell office:value-type="float" office:value="0.148399953231267">
            <text:p>0.1483999532</text:p>
          </table:table-cell>
          <table:table-cell/>
        </table:table-row>
        <table:table-row table:style-name="ro1">
          <table:table-cell office:value-type="float" office:value="0.148399953231267">
            <text:p>0.1483999532</text:p>
          </table:table-cell>
          <table:table-cell/>
        </table:table-row>
        <table:table-row table:style-name="ro1">
          <table:table-cell office:value-type="float" office:value="0.144492756194279">
            <text:p>0.1444927562</text:p>
          </table:table-cell>
          <table:table-cell/>
        </table:table-row>
        <table:table-row table:style-name="ro1">
          <table:table-cell office:value-type="float" office:value="0.144492756194279">
            <text:p>0.1444927562</text:p>
          </table:table-cell>
          <table:table-cell/>
        </table:table-row>
        <table:table-row table:style-name="ro1">
          <table:table-cell office:value-type="float" office:value="0.144492756194279">
            <text:p>0.1444927562</text:p>
          </table:table-cell>
          <table:table-cell/>
        </table:table-row>
        <table:table-row table:style-name="ro1">
          <table:table-cell office:value-type="float" office:value="0.118376314027782">
            <text:p>0.118376314</text:p>
          </table:table-cell>
          <table:table-cell/>
        </table:table-row>
        <table:table-row table:style-name="ro1">
          <table:table-cell office:value-type="float" office:value="0.118376314027782">
            <text:p>0.118376314</text:p>
          </table:table-cell>
          <table:table-cell/>
        </table:table-row>
        <table:table-row table:style-name="ro1">
          <table:table-cell office:value-type="float" office:value="0.118376314027782">
            <text:p>0.118376314</text:p>
          </table:table-cell>
          <table:table-cell/>
        </table:table-row>
        <table:table-row table:style-name="ro1">
          <table:table-cell office:value-type="float" office:value="0.118376314027782">
            <text:p>0.118376314</text:p>
          </table:table-cell>
          <table:table-cell/>
        </table:table-row>
        <table:table-row table:style-name="ro1">
          <table:table-cell office:value-type="float" office:value="0.116574331075785">
            <text:p>0.1165743311</text:p>
          </table:table-cell>
          <table:table-cell/>
        </table:table-row>
        <table:table-row table:style-name="ro1">
          <table:table-cell office:value-type="float" office:value="0.116574331075785">
            <text:p>0.1165743311</text:p>
          </table:table-cell>
          <table:table-cell/>
        </table:table-row>
        <table:table-row table:style-name="ro1">
          <table:table-cell office:value-type="float" office:value="0.116098341931762">
            <text:p>0.1160983419</text:p>
          </table:table-cell>
          <table:table-cell/>
        </table:table-row>
        <table:table-row table:style-name="ro1">
          <table:table-cell office:value-type="float" office:value="0.0387915312287315">
            <text:p>0.0387915312</text:p>
          </table:table-cell>
          <table:table-cell/>
        </table:table-row>
        <table:table-row table:style-name="ro1">
          <table:table-cell office:value-type="float" office:value="0.0387915312287315">
            <text:p>0.0387915312</text:p>
          </table:table-cell>
          <table:table-cell/>
        </table:table-row>
        <table:table-row table:style-name="ro1">
          <table:table-cell office:value-type="float" office:value="0.0387915312287315">
            <text:p>0.0387915312</text:p>
          </table:table-cell>
          <table:table-cell/>
        </table:table-row>
        <table:table-row table:style-name="ro1">
          <table:table-cell office:value-type="float" office:value="0.0387915312287315">
            <text:p>0.0387915312</text:p>
          </table:table-cell>
          <table:table-cell/>
        </table:table-row>
        <table:table-row table:style-name="ro1">
          <table:table-cell office:value-type="float" office:value="0.0387915312287315">
            <text:p>0.0387915312</text:p>
          </table:table-cell>
          <table:table-cell/>
        </table:table-row>
        <table:table-row table:style-name="ro1">
          <table:table-cell office:value-type="float" office:value="0.0381442189609765">
            <text:p>0.038144219</text:p>
          </table:table-cell>
          <table:table-cell/>
        </table:table-row>
        <table:table-row table:style-name="ro1">
          <table:table-cell office:value-type="float" office:value="0.0381442189609765">
            <text:p>0.038144219</text:p>
          </table:table-cell>
          <table:table-cell/>
        </table:table-row>
        <table:table-row table:style-name="ro1">
          <table:table-cell office:value-type="float" office:value="0.0381442189609765">
            <text:p>0.038144219</text:p>
          </table:table-cell>
          <table:table-cell/>
        </table:table-row>
        <table:table-row table:style-name="ro1">
          <table:table-cell office:value-type="float" office:value="0.0366196341594664">
            <text:p>0.0366196342</text:p>
          </table:table-cell>
          <table:table-cell/>
        </table:table-row>
        <table:table-row table:style-name="ro1">
          <table:table-cell office:value-type="float" office:value="0.0366196341594664">
            <text:p>0.0366196342</text:p>
          </table:table-cell>
          <table:table-cell/>
        </table:table-row>
        <table:table-row table:style-name="ro1">
          <table:table-cell office:value-type="float" office:value="0.0366196341594664">
            <text:p>0.0366196342</text:p>
          </table:table-cell>
          <table:table-cell/>
        </table:table-row>
        <table:table-row table:style-name="ro1">
          <table:table-cell office:value-type="float" office:value="0.0366196341594664">
            <text:p>0.0366196342</text:p>
          </table:table-cell>
          <table:table-cell/>
        </table:table-row>
        <table:table-row table:style-name="ro1">
          <table:table-cell office:value-type="float" office:value="0.0366196341594664">
            <text:p>0.0366196342</text:p>
          </table:table-cell>
          <table:table-cell/>
        </table:table-row>
        <table:table-row table:style-name="ro1">
          <table:table-cell office:value-type="float" office:value="0.0366070833698866">
            <text:p>0.0366070834</text:p>
          </table:table-cell>
          <table:table-cell/>
        </table:table-row>
        <table:table-row table:style-name="ro1">
          <table:table-cell office:value-type="float" office:value="0.0366070833698866">
            <text:p>0.0366070834</text:p>
          </table:table-cell>
          <table:table-cell/>
        </table:table-row>
        <table:table-row table:style-name="ro1">
          <table:table-cell office:value-type="float" office:value="0.0366070833698866">
            <text:p>0.0366070834</text:p>
          </table:table-cell>
          <table:table-cell/>
        </table:table-row>
        <table:table-row table:style-name="ro1">
          <table:table-cell office:value-type="float" office:value="0.0366070833698866">
            <text:p>0.0366070834</text:p>
          </table:table-cell>
          <table:table-cell/>
        </table:table-row>
        <table:table-row table:style-name="ro1">
          <table:table-cell office:value-type="float" office:value="0.0366070833698866">
            <text:p>0.0366070834</text:p>
          </table:table-cell>
          <table:table-cell/>
        </table:table-row>
        <table:table-row table:style-name="ro1">
          <table:table-cell office:value-type="float" office:value="0.0366070833698866">
            <text:p>0.0366070834</text:p>
          </table:table-cell>
          <table:table-cell/>
        </table:table-row>
        <table:table-row table:style-name="ro1">
          <table:table-cell office:value-type="float" office:value="0.0366070833698866">
            <text:p>0.0366070834</text:p>
          </table:table-cell>
          <table:table-cell/>
        </table:table-row>
        <table:table-row table:style-name="ro1">
          <table:table-cell office:value-type="float" office:value="0.0366070833698866">
            <text:p>0.0366070834</text:p>
          </table:table-cell>
          <table:table-cell/>
        </table:table-row>
        <table:table-row table:style-name="ro1">
          <table:table-cell office:value-type="float" office:value="0.0366070833698866">
            <text:p>0.0366070834</text:p>
          </table:table-cell>
          <table:table-cell/>
        </table:table-row>
        <table:table-row table:style-name="ro1">
          <table:table-cell office:value-type="float" office:value="0.0366070833698866">
            <text:p>0.0366070834</text:p>
          </table:table-cell>
          <table:table-cell/>
        </table:table-row>
        <table:table-row table:style-name="ro1">
          <table:table-cell office:value-type="float" office:value="0.0366070833698866">
            <text:p>0.0366070834</text:p>
          </table:table-cell>
          <table:table-cell/>
        </table:table-row>
        <table:table-row table:style-name="ro1">
          <table:table-cell office:value-type="float" office:value="0.0366070833698866">
            <text:p>0.0366070834</text:p>
          </table:table-cell>
          <table:table-cell/>
        </table:table-row>
        <table:table-row table:style-name="ro1">
          <table:table-cell office:value-type="float" office:value="0.0366070833698866">
            <text:p>0.0366070834</text:p>
          </table:table-cell>
          <table:table-cell/>
        </table:table-row>
        <table:table-row table:style-name="ro1">
          <table:table-cell office:value-type="float" office:value="0.0366070833698866">
            <text:p>0.0366070834</text:p>
          </table:table-cell>
          <table:table-cell/>
        </table:table-row>
        <table:table-row table:style-name="ro1">
          <table:table-cell office:value-type="float" office:value="0.0365751479515923">
            <text:p>0.036575148</text:p>
          </table:table-cell>
          <table:table-cell/>
        </table:table-row>
        <table:table-row table:style-name="ro1">
          <table:table-cell office:value-type="float" office:value="0.0365751479515923">
            <text:p>0.036575148</text:p>
          </table:table-cell>
          <table:table-cell/>
        </table:table-row>
        <table:table-row table:style-name="ro1">
          <table:table-cell office:value-type="float" office:value="0.0365751479515923">
            <text:p>0.036575148</text:p>
          </table:table-cell>
          <table:table-cell/>
        </table:table-row>
        <table:table-row table:style-name="ro1">
          <table:table-cell office:value-type="float" office:value="0.0365751479515923">
            <text:p>0.036575148</text:p>
          </table:table-cell>
          <table:table-cell/>
        </table:table-row>
        <table:table-row table:style-name="ro1">
          <table:table-cell office:value-type="float" office:value="0.0365751479515923">
            <text:p>0.036575148</text:p>
          </table:table-cell>
          <table:table-cell/>
        </table:table-row>
        <table:table-row table:style-name="ro1">
          <table:table-cell office:value-type="float" office:value="0.0365751479515923">
            <text:p>0.036575148</text:p>
          </table:table-cell>
          <table:table-cell/>
        </table:table-row>
        <table:table-row table:style-name="ro1">
          <table:table-cell office:value-type="float" office:value="0.0365751479515923">
            <text:p>0.036575148</text:p>
          </table:table-cell>
          <table:table-cell/>
        </table:table-row>
        <table:table-row table:style-name="ro1">
          <table:table-cell office:value-type="float" office:value="0.0365751479515923">
            <text:p>0.036575148</text:p>
          </table:table-cell>
          <table:table-cell/>
        </table:table-row>
        <table:table-row table:style-name="ro1">
          <table:table-cell office:value-type="float" office:value="0.0365751479515923">
            <text:p>0.036575148</text:p>
          </table:table-cell>
          <table:table-cell/>
        </table:table-row>
        <table:table-row table:style-name="ro1">
          <table:table-cell office:value-type="float" office:value="0.0365751479515923">
            <text:p>0.036575148</text:p>
          </table:table-cell>
          <table:table-cell/>
        </table:table-row>
        <table:table-row table:style-name="ro1">
          <table:table-cell office:value-type="float" office:value="0.0365751479515923">
            <text:p>0.036575148</text:p>
          </table:table-cell>
          <table:table-cell/>
        </table:table-row>
        <table:table-row table:style-name="ro1">
          <table:table-cell office:value-type="float" office:value="0.0365751479515923">
            <text:p>0.036575148</text:p>
          </table:table-cell>
          <table:table-cell/>
        </table:table-row>
        <table:table-row table:style-name="ro1">
          <table:table-cell office:value-type="float" office:value="0.0354536183896994">
            <text:p>0.0354536184</text:p>
          </table:table-cell>
          <table:table-cell/>
        </table:table-row>
        <table:table-row table:style-name="ro1">
          <table:table-cell office:value-type="float" office:value="0.0354536183896994">
            <text:p>0.0354536184</text:p>
          </table:table-cell>
          <table:table-cell/>
        </table:table-row>
        <table:table-row table:style-name="ro1">
          <table:table-cell office:value-type="float" office:value="0.0354536183896994">
            <text:p>0.0354536184</text:p>
          </table:table-cell>
          <table:table-cell/>
        </table:table-row>
        <table:table-row table:style-name="ro1">
          <table:table-cell office:value-type="float" office:value="0.0354292197133079">
            <text:p>0.0354292197</text:p>
          </table:table-cell>
          <table:table-cell/>
        </table:table-row>
        <table:table-row table:style-name="ro1">
          <table:table-cell office:value-type="float" office:value="0.0354292197133079">
            <text:p>0.0354292197</text:p>
          </table:table-cell>
          <table:table-cell/>
        </table:table-row>
        <table:table-row table:style-name="ro1">
          <table:table-cell office:value-type="float" office:value="0.0354292197133079">
            <text:p>0.0354292197</text:p>
          </table:table-cell>
          <table:table-cell/>
        </table:table-row>
        <table:table-row table:style-name="ro1">
          <table:table-cell office:value-type="float" office:value="0.0346932123032828">
            <text:p>0.0346932123</text:p>
          </table:table-cell>
          <table:table-cell/>
        </table:table-row>
        <table:table-row table:style-name="ro1">
          <table:table-cell office:value-type="float" office:value="0.0346932123032828">
            <text:p>0.0346932123</text:p>
          </table:table-cell>
          <table:table-cell/>
        </table:table-row>
        <table:table-row table:style-name="ro1">
          <table:table-cell office:value-type="float" office:value="0.0346932123032828">
            <text:p>0.0346932123</text:p>
          </table:table-cell>
          <table:table-cell/>
        </table:table-row>
        <table:table-row table:style-name="ro1">
          <table:table-cell office:value-type="float" office:value="0.0346932123032828">
            <text:p>0.0346932123</text:p>
          </table:table-cell>
          <table:table-cell/>
        </table:table-row>
        <table:table-row table:style-name="ro1">
          <table:table-cell office:value-type="float" office:value="0.0346932123032828">
            <text:p>0.0346932123</text:p>
          </table:table-cell>
          <table:table-cell/>
        </table:table-row>
        <table:table-row table:style-name="ro1">
          <table:table-cell office:value-type="float" office:value="0.0346932123032828">
            <text:p>0.0346932123</text:p>
          </table:table-cell>
          <table:table-cell/>
        </table:table-row>
        <table:table-row table:style-name="ro1">
          <table:table-cell office:value-type="float" office:value="0.0346932123032828">
            <text:p>0.0346932123</text:p>
          </table:table-cell>
          <table:table-cell/>
        </table:table-row>
        <table:table-row table:style-name="ro1">
          <table:table-cell office:value-type="float" office:value="0.0346932123032828">
            <text:p>0.0346932123</text:p>
          </table:table-cell>
          <table:table-cell/>
        </table:table-row>
        <table:table-row table:style-name="ro1">
          <table:table-cell office:value-type="float" office:value="0.0346932123032828">
            <text:p>0.0346932123</text:p>
          </table:table-cell>
          <table:table-cell/>
        </table:table-row>
        <table:table-row table:style-name="ro1">
          <table:table-cell office:value-type="float" office:value="0.0346932123032828">
            <text:p>0.0346932123</text:p>
          </table:table-cell>
          <table:table-cell/>
        </table:table-row>
        <table:table-row table:style-name="ro1">
          <table:table-cell office:value-type="float" office:value="0.0346932123032828">
            <text:p>0.0346932123</text:p>
          </table:table-cell>
          <table:table-cell/>
        </table:table-row>
        <table:table-row table:style-name="ro1">
          <table:table-cell office:value-type="float" office:value="0.0346932123032828">
            <text:p>0.0346932123</text:p>
          </table:table-cell>
          <table:table-cell/>
        </table:table-row>
        <table:table-row table:style-name="ro1">
          <table:table-cell office:value-type="float" office:value="0.0346932123032828">
            <text:p>0.0346932123</text:p>
          </table:table-cell>
          <table:table-cell/>
        </table:table-row>
        <table:table-row table:style-name="ro1">
          <table:table-cell office:value-type="float" office:value="0.0346932123032828">
            <text:p>0.0346932123</text:p>
          </table:table-cell>
          <table:table-cell/>
        </table:table-row>
        <table:table-row table:style-name="ro1">
          <table:table-cell office:value-type="float" office:value="0.0346932123032828">
            <text:p>0.0346932123</text:p>
          </table:table-cell>
          <table:table-cell/>
        </table:table-row>
        <table:table-row table:style-name="ro1">
          <table:table-cell office:value-type="float" office:value="0.0346932123032828">
            <text:p>0.0346932123</text:p>
          </table:table-cell>
          <table:table-cell/>
        </table:table-row>
        <table:table-row table:style-name="ro1">
          <table:table-cell office:value-type="float" office:value="0.0346932123032828">
            <text:p>0.0346932123</text:p>
          </table:table-cell>
          <table:table-cell/>
        </table:table-row>
        <table:table-row table:style-name="ro1">
          <table:table-cell office:value-type="float" office:value="0.0346932123032828">
            <text:p>0.0346932123</text:p>
          </table:table-cell>
          <table:table-cell/>
        </table:table-row>
        <table:table-row table:style-name="ro1">
          <table:table-cell office:value-type="float" office:value="0.0346932123032828">
            <text:p>0.0346932123</text:p>
          </table:table-cell>
          <table:table-cell/>
        </table:table-row>
        <table:table-row table:style-name="ro1">
          <table:table-cell office:value-type="float" office:value="0.0340165437223204">
            <text:p>0.0340165437</text:p>
          </table:table-cell>
          <table:table-cell/>
        </table:table-row>
        <table:table-row table:style-name="ro1">
          <table:table-cell office:value-type="float" office:value="0.0340165437223204">
            <text:p>0.0340165437</text:p>
          </table:table-cell>
          <table:table-cell/>
        </table:table-row>
        <table:table-row table:style-name="ro1">
          <table:table-cell office:value-type="float" office:value="0.0340165437223204">
            <text:p>0.0340165437</text:p>
          </table:table-cell>
          <table:table-cell/>
        </table:table-row>
        <table:table-row table:style-name="ro1">
          <table:table-cell office:value-type="float" office:value="0.0340165437223204">
            <text:p>0.0340165437</text:p>
          </table:table-cell>
          <table:table-cell/>
        </table:table-row>
        <table:table-row table:style-name="ro1">
          <table:table-cell office:value-type="float" office:value="0.0340165437223204">
            <text:p>0.0340165437</text:p>
          </table:table-cell>
          <table:table-cell/>
        </table:table-row>
        <table:table-row table:style-name="ro1">
          <table:table-cell office:value-type="float" office:value="0.0339445943756668">
            <text:p>0.0339445944</text:p>
          </table:table-cell>
          <table:table-cell/>
        </table:table-row>
        <table:table-row table:style-name="ro1">
          <table:table-cell office:value-type="float" office:value="0.0339445943756668">
            <text:p>0.0339445944</text:p>
          </table:table-cell>
          <table:table-cell/>
        </table:table-row>
        <table:table-row table:style-name="ro1">
          <table:table-cell office:value-type="float" office:value="0.0339445943756668">
            <text:p>0.0339445944</text:p>
          </table:table-cell>
          <table:table-cell/>
        </table:table-row>
        <table:table-row table:style-name="ro1">
          <table:table-cell office:value-type="float" office:value="0.0339445943756668">
            <text:p>0.0339445944</text:p>
          </table:table-cell>
          <table:table-cell/>
        </table:table-row>
        <table:table-row table:style-name="ro1">
          <table:table-cell office:value-type="float" office:value="0.0339445943756668">
            <text:p>0.0339445944</text:p>
          </table:table-cell>
          <table:table-cell/>
        </table:table-row>
        <table:table-row table:style-name="ro1">
          <table:table-cell office:value-type="float" office:value="0.0339445943756668">
            <text:p>0.0339445944</text:p>
          </table:table-cell>
          <table:table-cell/>
        </table:table-row>
        <table:table-row table:style-name="ro1">
          <table:table-cell office:value-type="float" office:value="0.0339445943756668">
            <text:p>0.0339445944</text:p>
          </table:table-cell>
          <table:table-cell/>
        </table:table-row>
        <table:table-row table:style-name="ro1">
          <table:table-cell office:value-type="float" office:value="0.0339445943756668">
            <text:p>0.0339445944</text:p>
          </table:table-cell>
          <table:table-cell/>
        </table:table-row>
        <table:table-row table:style-name="ro1">
          <table:table-cell office:value-type="float" office:value="0.0339445943756668">
            <text:p>0.0339445944</text:p>
          </table:table-cell>
          <table:table-cell/>
        </table:table-row>
        <table:table-row table:style-name="ro1">
          <table:table-cell office:value-type="float" office:value="0.0339445943756668">
            <text:p>0.0339445944</text:p>
          </table:table-cell>
          <table:table-cell/>
        </table:table-row>
        <table:table-row table:style-name="ro1">
          <table:table-cell office:value-type="float" office:value="0.0339092126909765">
            <text:p>0.0339092127</text:p>
          </table:table-cell>
          <table:table-cell/>
        </table:table-row>
        <table:table-row table:style-name="ro1">
          <table:table-cell office:value-type="float" office:value="0.0339092126909765">
            <text:p>0.0339092127</text:p>
          </table:table-cell>
          <table:table-cell/>
        </table:table-row>
        <table:table-row table:style-name="ro1">
          <table:table-cell office:value-type="float" office:value="0.0339092126909765">
            <text:p>0.0339092127</text:p>
          </table:table-cell>
          <table:table-cell/>
        </table:table-row>
        <table:table-row table:style-name="ro1">
          <table:table-cell office:value-type="float" office:value="0.0338775552558368">
            <text:p>0.0338775553</text:p>
          </table:table-cell>
          <table:table-cell/>
        </table:table-row>
        <table:table-row table:style-name="ro1">
          <table:table-cell office:value-type="float" office:value="0.0338775552558368">
            <text:p>0.0338775553</text:p>
          </table:table-cell>
          <table:table-cell/>
        </table:table-row>
        <table:table-row table:style-name="ro1">
          <table:table-cell office:value-type="float" office:value="0.0338775552558368">
            <text:p>0.0338775553</text:p>
          </table:table-cell>
          <table:table-cell/>
        </table:table-row>
        <table:table-row table:style-name="ro1">
          <table:table-cell office:value-type="float" office:value="0.0338775552558368">
            <text:p>0.0338775553</text:p>
          </table:table-cell>
          <table:table-cell/>
        </table:table-row>
        <table:table-row table:style-name="ro1">
          <table:table-cell office:value-type="float" office:value="0.0338775552558368">
            <text:p>0.0338775553</text:p>
          </table:table-cell>
          <table:table-cell/>
        </table:table-row>
        <table:table-row table:style-name="ro1">
          <table:table-cell office:value-type="float" office:value="0.0338775552558368">
            <text:p>0.0338775553</text:p>
          </table:table-cell>
          <table:table-cell/>
        </table:table-row>
        <table:table-row table:style-name="ro1">
          <table:table-cell office:value-type="float" office:value="0.0338775552558368">
            <text:p>0.0338775553</text:p>
          </table:table-cell>
          <table:table-cell/>
        </table:table-row>
        <table:table-row table:style-name="ro1">
          <table:table-cell office:value-type="float" office:value="0.0338775552558368">
            <text:p>0.0338775553</text:p>
          </table:table-cell>
          <table:table-cell/>
        </table:table-row>
        <table:table-row table:style-name="ro1">
          <table:table-cell office:value-type="float" office:value="0.0338775552558368">
            <text:p>0.0338775553</text:p>
          </table:table-cell>
          <table:table-cell/>
        </table:table-row>
        <table:table-row table:style-name="ro1">
          <table:table-cell office:value-type="float" office:value="0.0338775552558368">
            <text:p>0.0338775553</text:p>
          </table:table-cell>
          <table:table-cell/>
        </table:table-row>
        <table:table-row table:style-name="ro1">
          <table:table-cell office:value-type="float" office:value="0.0338598170321605">
            <text:p>0.033859817</text:p>
          </table:table-cell>
          <table:table-cell/>
        </table:table-row>
        <table:table-row table:style-name="ro1">
          <table:table-cell office:value-type="float" office:value="0.0338598170321605">
            <text:p>0.033859817</text:p>
          </table:table-cell>
          <table:table-cell/>
        </table:table-row>
        <table:table-row table:style-name="ro1">
          <table:table-cell office:value-type="float" office:value="0.0338598170321605">
            <text:p>0.033859817</text:p>
          </table:table-cell>
          <table:table-cell/>
        </table:table-row>
        <table:table-row table:style-name="ro1">
          <table:table-cell office:value-type="float" office:value="0.0338598170321605">
            <text:p>0.033859817</text:p>
          </table:table-cell>
          <table:table-cell/>
        </table:table-row>
        <table:table-row table:style-name="ro1">
          <table:table-cell office:value-type="float" office:value="0.0338598170321605">
            <text:p>0.033859817</text:p>
          </table:table-cell>
          <table:table-cell/>
        </table:table-row>
        <table:table-row table:style-name="ro1">
          <table:table-cell office:value-type="float" office:value="0.0338598170321605">
            <text:p>0.033859817</text:p>
          </table:table-cell>
          <table:table-cell/>
        </table:table-row>
        <table:table-row table:style-name="ro1">
          <table:table-cell office:value-type="float" office:value="0.0338598170321605">
            <text:p>0.033859817</text:p>
          </table:table-cell>
          <table:table-cell/>
        </table:table-row>
        <table:table-row table:style-name="ro1">
          <table:table-cell office:value-type="float" office:value="0.0338598170321605">
            <text:p>0.033859817</text:p>
          </table:table-cell>
          <table:table-cell/>
        </table:table-row>
        <table:table-row table:style-name="ro1">
          <table:table-cell office:value-type="float" office:value="0.0338598170321605">
            <text:p>0.033859817</text:p>
          </table:table-cell>
          <table:table-cell/>
        </table:table-row>
        <table:table-row table:style-name="ro1">
          <table:table-cell office:value-type="float" office:value="0.0338598170321605">
            <text:p>0.033859817</text:p>
          </table:table-cell>
          <table:table-cell/>
        </table:table-row>
        <table:table-row table:style-name="ro1">
          <table:table-cell office:value-type="float" office:value="0.0338598170321605">
            <text:p>0.033859817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4906140217813">
            <text:p>0.021490614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604362896055">
            <text:p>0.0213604363</text:p>
          </table:table-cell>
          <table:table-cell/>
        </table:table-row>
        <table:table-row table:style-name="ro1">
          <table:table-cell office:value-type="float" office:value="0.0213369090093207">
            <text:p>0.021336909</text:p>
          </table:table-cell>
          <table:table-cell/>
        </table:table-row>
        <table:table-row table:style-name="ro1">
          <table:table-cell office:value-type="float" office:value="0.0213369090093207">
            <text:p>0.021336909</text:p>
          </table:table-cell>
          <table:table-cell/>
        </table:table-row>
        <table:table-row table:style-name="ro1">
          <table:table-cell office:value-type="float" office:value="0.0213369090093207">
            <text:p>0.021336909</text:p>
          </table:table-cell>
          <table:table-cell/>
        </table:table-row>
        <table:table-row table:style-name="ro1">
          <table:table-cell office:value-type="float" office:value="0.0213369090093207">
            <text:p>0.021336909</text:p>
          </table:table-cell>
          <table:table-cell/>
        </table:table-row>
        <table:table-row table:style-name="ro1">
          <table:table-cell office:value-type="float" office:value="0.0213369090093207">
            <text:p>0.021336909</text:p>
          </table:table-cell>
          <table:table-cell/>
        </table:table-row>
        <table:table-row table:style-name="ro1">
          <table:table-cell office:value-type="float" office:value="0.0213369090093207">
            <text:p>0.021336909</text:p>
          </table:table-cell>
          <table:table-cell/>
        </table:table-row>
        <table:table-row table:style-name="ro1">
          <table:table-cell office:value-type="float" office:value="0.0188593162799729">
            <text:p>0.0188593163</text:p>
          </table:table-cell>
          <table:table-cell/>
        </table:table-row>
        <table:table-row table:style-name="ro1">
          <table:table-cell office:value-type="float" office:value="0.0188593162799729">
            <text:p>0.0188593163</text:p>
          </table:table-cell>
          <table:table-cell/>
        </table:table-row>
        <table:table-row table:style-name="ro1">
          <table:table-cell office:value-type="float" office:value="0.0188593162799729">
            <text:p>0.0188593163</text:p>
          </table:table-cell>
          <table:table-cell/>
        </table:table-row>
        <table:table-row table:style-name="ro1">
          <table:table-cell office:value-type="float" office:value="0.0188593162799729">
            <text:p>0.0188593163</text:p>
          </table:table-cell>
          <table:table-cell/>
        </table:table-row>
        <table:table-row table:style-name="ro1">
          <table:table-cell office:value-type="float" office:value="0.0188593162799729">
            <text:p>0.0188593163</text:p>
          </table:table-cell>
          <table:table-cell/>
        </table:table-row>
        <table:table-row table:style-name="ro1">
          <table:table-cell office:value-type="float" office:value="0.0188593162799729">
            <text:p>0.0188593163</text:p>
          </table:table-cell>
          <table:table-cell/>
        </table:table-row>
        <table:table-row table:style-name="ro1">
          <table:table-cell office:value-type="float" office:value="0.0188593162799729">
            <text:p>0.0188593163</text:p>
          </table:table-cell>
          <table:table-cell/>
        </table:table-row>
        <table:table-row table:style-name="ro1">
          <table:table-cell office:value-type="float" office:value="0.0188593162799729">
            <text:p>0.0188593163</text:p>
          </table:table-cell>
          <table:table-cell/>
        </table:table-row>
        <table:table-row table:style-name="ro1">
          <table:table-cell office:value-type="float" office:value="0.0185738861532042">
            <text:p>0.0185738862</text:p>
          </table:table-cell>
          <table:table-cell/>
        </table:table-row>
        <table:table-row table:style-name="ro1">
          <table:table-cell office:value-type="float" office:value="0.0185738861532042">
            <text:p>0.0185738862</text:p>
          </table:table-cell>
          <table:table-cell/>
        </table:table-row>
        <table:table-row table:style-name="ro1">
          <table:table-cell office:value-type="float" office:value="0.0185738861532042">
            <text:p>0.0185738862</text:p>
          </table:table-cell>
          <table:table-cell/>
        </table:table-row>
        <table:table-row table:style-name="ro1">
          <table:table-cell office:value-type="float" office:value="0.0185738861532042">
            <text:p>0.0185738862</text:p>
          </table:table-cell>
          <table:table-cell/>
        </table:table-row>
        <table:table-row table:style-name="ro1">
          <table:table-cell office:value-type="float" office:value="0.0185738861532042">
            <text:p>0.0185738862</text:p>
          </table:table-cell>
          <table:table-cell/>
        </table:table-row>
        <table:table-row table:style-name="ro1">
          <table:table-cell office:value-type="float" office:value="0.0185738861532042">
            <text:p>0.0185738862</text:p>
          </table:table-cell>
          <table:table-cell/>
        </table:table-row>
        <table:table-row table:style-name="ro1">
          <table:table-cell office:value-type="float" office:value="0.0185738861532042">
            <text:p>0.0185738862</text:p>
          </table:table-cell>
          <table:table-cell/>
        </table:table-row>
        <table:table-row table:style-name="ro1">
          <table:table-cell office:value-type="float" office:value="0.0185738861532042">
            <text:p>0.0185738862</text:p>
          </table:table-cell>
          <table:table-cell/>
        </table:table-row>
        <table:table-row table:style-name="ro1">
          <table:table-cell office:value-type="float" office:value="0.0185738861532042">
            <text:p>0.0185738862</text:p>
          </table:table-cell>
          <table:table-cell/>
        </table:table-row>
        <table:table-row table:style-name="ro1">
          <table:table-cell office:value-type="float" office:value="0.0185738861532042">
            <text:p>0.0185738862</text:p>
          </table:table-cell>
          <table:table-cell/>
        </table:table-row>
        <table:table-row table:style-name="ro1">
          <table:table-cell office:value-type="float" office:value="0.0185738861532042">
            <text:p>0.0185738862</text:p>
          </table:table-cell>
          <table:table-cell/>
        </table:table-row>
        <table:table-row table:style-name="ro1">
          <table:table-cell office:value-type="float" office:value="0.0185738861532042">
            <text:p>0.0185738862</text:p>
          </table:table-cell>
          <table:table-cell/>
        </table:table-row>
        <table:table-row table:style-name="ro1">
          <table:table-cell office:value-type="float" office:value="0.0185738861532042">
            <text:p>0.0185738862</text:p>
          </table:table-cell>
          <table:table-cell/>
        </table:table-row>
        <table:table-row table:style-name="ro1">
          <table:table-cell office:value-type="float" office:value="0.0185738861532042">
            <text:p>0.0185738862</text:p>
          </table:table-cell>
          <table:table-cell/>
        </table:table-row>
        <table:table-row table:style-name="ro1">
          <table:table-cell office:value-type="float" office:value="0.0185076055755421">
            <text:p>0.0185076056</text:p>
          </table:table-cell>
          <table:table-cell/>
        </table:table-row>
        <table:table-row table:style-name="ro1">
          <table:table-cell office:value-type="float" office:value="0.0185076055755421">
            <text:p>0.0185076056</text:p>
          </table:table-cell>
          <table:table-cell/>
        </table:table-row>
        <table:table-row table:style-name="ro1">
          <table:table-cell office:value-type="float" office:value="0.0185076055755421">
            <text:p>0.0185076056</text:p>
          </table:table-cell>
          <table:table-cell/>
        </table:table-row>
        <table:table-row table:style-name="ro1">
          <table:table-cell office:value-type="float" office:value="0.0185076055755421">
            <text:p>0.0185076056</text:p>
          </table:table-cell>
          <table:table-cell/>
        </table:table-row>
        <table:table-row table:style-name="ro1">
          <table:table-cell office:value-type="float" office:value="0.0185076055755421">
            <text:p>0.0185076056</text:p>
          </table:table-cell>
          <table:table-cell/>
        </table:table-row>
        <table:table-row table:style-name="ro1">
          <table:table-cell office:value-type="float" office:value="0.0185076055755421">
            <text:p>0.0185076056</text:p>
          </table:table-cell>
          <table:table-cell/>
        </table:table-row>
        <table:table-row table:style-name="ro1">
          <table:table-cell office:value-type="float" office:value="0.0185076055755421">
            <text:p>0.0185076056</text:p>
          </table:table-cell>
          <table:table-cell/>
        </table:table-row>
        <table:table-row table:style-name="ro1">
          <table:table-cell office:value-type="float" office:value="0.0185076055755421">
            <text:p>0.0185076056</text:p>
          </table:table-cell>
          <table:table-cell/>
        </table:table-row>
        <table:table-row table:style-name="ro1">
          <table:table-cell office:value-type="float" office:value="0.0185076055755421">
            <text:p>0.0185076056</text:p>
          </table:table-cell>
          <table:table-cell/>
        </table:table-row>
        <table:table-row table:style-name="ro1">
          <table:table-cell office:value-type="float" office:value="0.0185076055755421">
            <text:p>0.0185076056</text:p>
          </table:table-cell>
          <table:table-cell/>
        </table:table-row>
        <table:table-row table:style-name="ro1">
          <table:table-cell office:value-type="float" office:value="0.0185076055755421">
            <text:p>0.0185076056</text:p>
          </table:table-cell>
          <table:table-cell/>
        </table:table-row>
        <table:table-row table:style-name="ro1">
          <table:table-cell office:value-type="float" office:value="0.0185076055755421">
            <text:p>0.0185076056</text:p>
          </table:table-cell>
          <table:table-cell/>
        </table:table-row>
        <table:table-row table:style-name="ro1">
          <table:table-cell office:value-type="float" office:value="0.0185076055755421">
            <text:p>0.0185076056</text:p>
          </table:table-cell>
          <table:table-cell/>
        </table:table-row>
        <table:table-row table:style-name="ro1">
          <table:table-cell office:value-type="float" office:value="0.0185076055755421">
            <text:p>0.0185076056</text:p>
          </table:table-cell>
          <table:table-cell/>
        </table:table-row>
        <table:table-row table:style-name="ro1">
          <table:table-cell office:value-type="float" office:value="0.0185076055755421">
            <text:p>0.0185076056</text:p>
          </table:table-cell>
          <table:table-cell/>
        </table:table-row>
        <table:table-row table:style-name="ro1">
          <table:table-cell office:value-type="float" office:value="0.0185076055755421">
            <text:p>0.0185076056</text:p>
          </table:table-cell>
          <table:table-cell/>
        </table:table-row>
        <table:table-row table:style-name="ro1">
          <table:table-cell office:value-type="float" office:value="0.0184338853693518">
            <text:p>0.0184338854</text:p>
          </table:table-cell>
          <table:table-cell/>
        </table:table-row>
        <table:table-row table:style-name="ro1">
          <table:table-cell office:value-type="float" office:value="0.0184338853693518">
            <text:p>0.0184338854</text:p>
          </table:table-cell>
          <table:table-cell/>
        </table:table-row>
        <table:table-row table:style-name="ro1">
          <table:table-cell office:value-type="float" office:value="0.0184338853693518">
            <text:p>0.0184338854</text:p>
          </table:table-cell>
          <table:table-cell/>
        </table:table-row>
        <table:table-row table:style-name="ro1">
          <table:table-cell office:value-type="float" office:value="0.0184338853693518">
            <text:p>0.0184338854</text:p>
          </table:table-cell>
          <table:table-cell/>
        </table:table-row>
        <table:table-row table:style-name="ro1">
          <table:table-cell office:value-type="float" office:value="0.0184338853693518">
            <text:p>0.0184338854</text:p>
          </table:table-cell>
          <table:table-cell/>
        </table:table-row>
        <table:table-row table:style-name="ro1">
          <table:table-cell office:value-type="float" office:value="0.0184338853693518">
            <text:p>0.0184338854</text:p>
          </table:table-cell>
          <table:table-cell/>
        </table:table-row>
        <table:table-row table:style-name="ro1">
          <table:table-cell office:value-type="float" office:value="0.0184338853693518">
            <text:p>0.0184338854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3023769505715">
            <text:p>0.018302377</text:p>
          </table:table-cell>
          <table:table-cell/>
        </table:table-row>
        <table:table-row table:style-name="ro1">
          <table:table-cell office:value-type="float" office:value="0.0182993732751031">
            <text:p>0.0182993733</text:p>
          </table:table-cell>
          <table:table-cell/>
        </table:table-row>
        <table:table-row table:style-name="ro1">
          <table:table-cell office:value-type="float" office:value="0.0182993732751031">
            <text:p>0.0182993733</text:p>
          </table:table-cell>
          <table:table-cell/>
        </table:table-row>
        <table:table-row table:style-name="ro1">
          <table:table-cell office:value-type="float" office:value="0.0182993732751031">
            <text:p>0.0182993733</text:p>
          </table:table-cell>
          <table:table-cell/>
        </table:table-row>
        <table:table-row table:style-name="ro1">
          <table:table-cell office:value-type="float" office:value="0.0182993732751031">
            <text:p>0.0182993733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799544243">
            <text:p>0.01829048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904558768688">
            <text:p>0.0182904559</text:p>
          </table:table-cell>
          <table:table-cell/>
        </table:table-row>
        <table:table-row table:style-name="ro1">
          <table:table-cell office:value-type="float" office:value="0.0182899216042822">
            <text:p>0.0182899216</text:p>
          </table:table-cell>
          <table:table-cell/>
        </table:table-row>
        <table:table-row table:style-name="ro1">
          <table:table-cell office:value-type="float" office:value="0.0182899216042822">
            <text:p>0.0182899216</text:p>
          </table:table-cell>
          <table:table-cell/>
        </table:table-row>
        <table:table-row table:style-name="ro1">
          <table:table-cell office:value-type="float" office:value="0.0182899216042822">
            <text:p>0.0182899216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79910238217">
            <text:p>0.018287991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182863664899966">
            <text:p>0.0182863665</text:p>
          </table:table-cell>
          <table:table-cell/>
        </table:table-row>
        <table:table-row table:style-name="ro1">
          <table:table-cell office:value-type="float" office:value="0.00651468735734566">
            <text:p>0.0065146874</text:p>
          </table:table-cell>
          <table:table-cell/>
        </table:table-row>
        <table:table-row table:style-name="ro1">
          <table:table-cell office:value-type="float" office:value="0.00651468735734566">
            <text:p>0.0065146874</text:p>
          </table:table-cell>
          <table:table-cell/>
        </table:table-row>
        <table:table-row table:style-name="ro1">
          <table:table-cell office:value-type="float" office:value="0.00651468735734566">
            <text:p>0.0065146874</text:p>
          </table:table-cell>
          <table:table-cell/>
        </table:table-row>
        <table:table-row table:style-name="ro1">
          <table:table-cell office:value-type="float" office:value="0.00651468735734566">
            <text:p>0.0065146874</text:p>
          </table:table-cell>
          <table:table-cell/>
        </table:table-row>
        <table:table-row table:style-name="ro1">
          <table:table-cell office:value-type="float" office:value="0.00651468735734566">
            <text:p>0.0065146874</text:p>
          </table:table-cell>
          <table:table-cell/>
        </table:table-row>
        <table:table-row table:style-name="ro1">
          <table:table-cell office:value-type="float" office:value="0.00651468735734566">
            <text:p>0.0065146874</text:p>
          </table:table-cell>
          <table:table-cell/>
        </table:table-row>
        <table:table-row table:style-name="ro1">
          <table:table-cell office:value-type="float" office:value="0.00646508352060362">
            <text:p>0.0064650835</text:p>
          </table:table-cell>
          <table:table-cell/>
        </table:table-row>
        <table:table-row table:style-name="ro1">
          <table:table-cell office:value-type="float" office:value="0.00646508352060362">
            <text:p>0.0064650835</text:p>
          </table:table-cell>
          <table:table-cell/>
        </table:table-row>
        <table:table-row table:style-name="ro1">
          <table:table-cell office:value-type="float" office:value="0.00646508352060362">
            <text:p>0.0064650835</text:p>
          </table:table-cell>
          <table:table-cell/>
        </table:table-row>
        <table:table-row table:style-name="ro1">
          <table:table-cell office:value-type="float" office:value="0.00646508352060362">
            <text:p>0.0064650835</text:p>
          </table:table-cell>
          <table:table-cell/>
        </table:table-row>
        <table:table-row table:style-name="ro1">
          <table:table-cell office:value-type="float" office:value="0.00646508352060362">
            <text:p>0.0064650835</text:p>
          </table:table-cell>
          <table:table-cell/>
        </table:table-row>
        <table:table-row table:style-name="ro1">
          <table:table-cell office:value-type="float" office:value="0.00646508352060362">
            <text:p>0.0064650835</text:p>
          </table:table-cell>
          <table:table-cell/>
        </table:table-row>
        <table:table-row table:style-name="ro1">
          <table:table-cell office:value-type="float" office:value="0.00646508352060362">
            <text:p>0.0064650835</text:p>
          </table:table-cell>
          <table:table-cell/>
        </table:table-row>
        <table:table-row table:style-name="ro1">
          <table:table-cell office:value-type="float" office:value="0.0064628628274605">
            <text:p>0.0064628628</text:p>
          </table:table-cell>
          <table:table-cell/>
        </table:table-row>
        <table:table-row table:style-name="ro1">
          <table:table-cell office:value-type="float" office:value="0.0064628628274605">
            <text:p>0.0064628628</text:p>
          </table:table-cell>
          <table:table-cell/>
        </table:table-row>
        <table:table-row table:style-name="ro1">
          <table:table-cell office:value-type="float" office:value="0.0064628628274605">
            <text:p>0.0064628628</text:p>
          </table:table-cell>
          <table:table-cell/>
        </table:table-row>
        <table:table-row table:style-name="ro1">
          <table:table-cell office:value-type="float" office:value="0.0064628628274605">
            <text:p>0.0064628628</text:p>
          </table:table-cell>
          <table:table-cell/>
        </table:table-row>
        <table:table-row table:style-name="ro1">
          <table:table-cell office:value-type="float" office:value="0.0064628628274605">
            <text:p>0.0064628628</text:p>
          </table:table-cell>
          <table:table-cell/>
        </table:table-row>
        <table:table-row table:style-name="ro1">
          <table:table-cell office:value-type="float" office:value="0.0064628628274605">
            <text:p>0.0064628628</text:p>
          </table:table-cell>
          <table:table-cell/>
        </table:table-row>
        <table:table-row table:style-name="ro1">
          <table:table-cell office:value-type="float" office:value="0.0064628628274605">
            <text:p>0.0064628628</text:p>
          </table:table-cell>
          <table:table-cell/>
        </table:table-row>
        <table:table-row table:style-name="ro1">
          <table:table-cell office:value-type="float" office:value="0.0064628628274605">
            <text:p>0.0064628628</text:p>
          </table:table-cell>
          <table:table-cell/>
        </table:table-row>
        <table:table-row table:style-name="ro1">
          <table:table-cell office:value-type="float" office:value="0.0064628628274605">
            <text:p>0.0064628628</text:p>
          </table:table-cell>
          <table:table-cell/>
        </table:table-row>
        <table:table-row table:style-name="ro1">
          <table:table-cell office:value-type="float" office:value="0.0064628628274605">
            <text:p>0.0064628628</text:p>
          </table:table-cell>
          <table:table-cell/>
        </table:table-row>
        <table:table-row table:style-name="ro1">
          <table:table-cell office:value-type="float" office:value="0.0064628628274605">
            <text:p>0.0064628628</text:p>
          </table:table-cell>
          <table:table-cell/>
        </table:table-row>
        <table:table-row table:style-name="ro1">
          <table:table-cell office:value-type="float" office:value="0.0064628628274605">
            <text:p>0.0064628628</text:p>
          </table:table-cell>
          <table:table-cell/>
        </table:table-row>
        <table:table-row table:style-name="ro1">
          <table:table-cell office:value-type="float" office:value="0.0064628628274605">
            <text:p>0.0064628628</text:p>
          </table:table-cell>
          <table:table-cell/>
        </table:table-row>
        <table:table-row table:style-name="ro1">
          <table:table-cell office:value-type="float" office:value="0.0064628628274605">
            <text:p>0.0064628628</text:p>
          </table:table-cell>
          <table:table-cell/>
        </table:table-row>
        <table:table-row table:style-name="ro1">
          <table:table-cell office:value-type="float" office:value="0.0064628628274605">
            <text:p>0.0064628628</text:p>
          </table:table-cell>
          <table:table-cell/>
        </table:table-row>
        <table:table-row table:style-name="ro1">
          <table:table-cell office:value-type="float" office:value="0.0064628628274605">
            <text:p>0.0064628628</text:p>
          </table:table-cell>
          <table:table-cell/>
        </table:table-row>
        <table:table-row table:style-name="ro1">
          <table:table-cell office:value-type="float" office:value="0.0064628628274605">
            <text:p>0.0064628628</text:p>
          </table:table-cell>
          <table:table-cell/>
        </table:table-row>
        <table:table-row table:style-name="ro1">
          <table:table-cell office:value-type="float" office:value="0.00645415750779791">
            <text:p>0.0064541575</text:p>
          </table:table-cell>
          <table:table-cell/>
        </table:table-row>
        <table:table-row table:style-name="ro1">
          <table:table-cell office:value-type="float" office:value="0.00645415750779791">
            <text:p>0.0064541575</text:p>
          </table:table-cell>
          <table:table-cell/>
        </table:table-row>
        <table:table-row table:style-name="ro1">
          <table:table-cell office:value-type="float" office:value="0.00645415750779791">
            <text:p>0.0064541575</text:p>
          </table:table-cell>
          <table:table-cell/>
        </table:table-row>
        <table:table-row table:style-name="ro1">
          <table:table-cell office:value-type="float" office:value="0.00645415750779791">
            <text:p>0.0064541575</text:p>
          </table:table-cell>
          <table:table-cell/>
        </table:table-row>
        <table:table-row table:style-name="ro1">
          <table:table-cell office:value-type="float" office:value="0.00645415750779791">
            <text:p>0.0064541575</text:p>
          </table:table-cell>
          <table:table-cell/>
        </table:table-row>
        <table:table-row table:style-name="ro1">
          <table:table-cell office:value-type="float" office:value="0.00639471684802678">
            <text:p>0.0063947168</text:p>
          </table:table-cell>
          <table:table-cell/>
        </table:table-row>
        <table:table-row table:style-name="ro1">
          <table:table-cell office:value-type="float" office:value="0.00639471684802678">
            <text:p>0.0063947168</text:p>
          </table:table-cell>
          <table:table-cell/>
        </table:table-row>
        <table:table-row table:style-name="ro1">
          <table:table-cell office:value-type="float" office:value="0.00639471684802678">
            <text:p>0.0063947168</text:p>
          </table:table-cell>
          <table:table-cell/>
        </table:table-row>
        <table:table-row table:style-name="ro1">
          <table:table-cell office:value-type="float" office:value="0.00639471684802678">
            <text:p>0.0063947168</text:p>
          </table:table-cell>
          <table:table-cell/>
        </table:table-row>
        <table:table-row table:style-name="ro1">
          <table:table-cell office:value-type="float" office:value="0.00639471684802678">
            <text:p>0.0063947168</text:p>
          </table:table-cell>
          <table:table-cell/>
        </table:table-row>
        <table:table-row table:style-name="ro1">
          <table:table-cell office:value-type="float" office:value="0.00639471684802678">
            <text:p>0.0063947168</text:p>
          </table:table-cell>
          <table:table-cell/>
        </table:table-row>
        <table:table-row table:style-name="ro1">
          <table:table-cell office:value-type="float" office:value="0.00639471684802678">
            <text:p>0.0063947168</text:p>
          </table:table-cell>
          <table:table-cell/>
        </table:table-row>
        <table:table-row table:style-name="ro1">
          <table:table-cell office:value-type="float" office:value="0.00639471684802678">
            <text:p>0.0063947168</text:p>
          </table:table-cell>
          <table:table-cell/>
        </table:table-row>
        <table:table-row table:style-name="ro1">
          <table:table-cell office:value-type="float" office:value="0.00639471684802678">
            <text:p>0.0063947168</text:p>
          </table:table-cell>
          <table:table-cell/>
        </table:table-row>
        <table:table-row table:style-name="ro1">
          <table:table-cell office:value-type="float" office:value="0.00639471684802678">
            <text:p>0.0063947168</text:p>
          </table:table-cell>
          <table:table-cell/>
        </table:table-row>
        <table:table-row table:style-name="ro1">
          <table:table-cell office:value-type="float" office:value="0.00639471684802678">
            <text:p>0.0063947168</text:p>
          </table:table-cell>
          <table:table-cell/>
        </table:table-row>
        <table:table-row table:style-name="ro1">
          <table:table-cell office:value-type="float" office:value="0.00639471684802678">
            <text:p>0.0063947168</text:p>
          </table:table-cell>
          <table:table-cell/>
        </table:table-row>
        <table:table-row table:style-name="ro1">
          <table:table-cell office:value-type="float" office:value="0.00639471684802678">
            <text:p>0.0063947168</text:p>
          </table:table-cell>
          <table:table-cell/>
        </table:table-row>
        <table:table-row table:style-name="ro1">
          <table:table-cell office:value-type="float" office:value="0.00639471684802678">
            <text:p>0.0063947168</text:p>
          </table:table-cell>
          <table:table-cell/>
        </table:table-row>
        <table:table-row table:style-name="ro1">
          <table:table-cell office:value-type="float" office:value="0.00639471684802678">
            <text:p>0.0063947168</text:p>
          </table:table-cell>
          <table:table-cell/>
        </table:table-row>
        <table:table-row table:style-name="ro1">
          <table:table-cell office:value-type="float" office:value="0.00639471684802678">
            <text:p>0.0063947168</text:p>
          </table:table-cell>
          <table:table-cell/>
        </table:table-row>
        <table:table-row table:style-name="ro1">
          <table:table-cell office:value-type="float" office:value="0.00639471684802678">
            <text:p>0.0063947168</text:p>
          </table:table-cell>
          <table:table-cell/>
        </table:table-row>
        <table:table-row table:style-name="ro1">
          <table:table-cell office:value-type="float" office:value="0.00639471684802678">
            <text:p>0.0063947168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758214415309">
            <text:p>0.0063758214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389487013169">
            <text:p>0.0063438949</text:p>
          </table:table-cell>
          <table:table-cell/>
        </table:table-row>
        <table:table-row table:style-name="ro1">
          <table:table-cell office:value-type="float" office:value="0.00634210772614692">
            <text:p>0.0063421077</text:p>
          </table:table-cell>
          <table:table-cell/>
        </table:table-row>
        <table:table-row table:style-name="ro1">
          <table:table-cell office:value-type="float" office:value="0.00634210772614692">
            <text:p>0.0063421077</text:p>
          </table:table-cell>
          <table:table-cell/>
        </table:table-row>
        <table:table-row table:style-name="ro1">
          <table:table-cell office:value-type="float" office:value="0.00634210772614692">
            <text:p>0.0063421077</text:p>
          </table:table-cell>
          <table:table-cell/>
        </table:table-row>
        <table:table-row table:style-name="ro1">
          <table:table-cell office:value-type="float" office:value="0.00634210772614692">
            <text:p>0.0063421077</text:p>
          </table:table-cell>
          <table:table-cell/>
        </table:table-row>
        <table:table-row table:style-name="ro1">
          <table:table-cell office:value-type="float" office:value="0.00634210772614692">
            <text:p>0.0063421077</text:p>
          </table:table-cell>
          <table:table-cell/>
        </table:table-row>
        <table:table-row table:style-name="ro1">
          <table:table-cell office:value-type="float" office:value="0.00634210772614692">
            <text:p>0.0063421077</text:p>
          </table:table-cell>
          <table:table-cell/>
        </table:table-row>
        <table:table-row table:style-name="ro1">
          <table:table-cell office:value-type="float" office:value="0.00634210772614692">
            <text:p>0.0063421077</text:p>
          </table:table-cell>
          <table:table-cell/>
        </table:table-row>
        <table:table-row table:style-name="ro1">
          <table:table-cell office:value-type="float" office:value="0.00634210772614692">
            <text:p>0.0063421077</text:p>
          </table:table-cell>
          <table:table-cell/>
        </table:table-row>
        <table:table-row table:style-name="ro1">
          <table:table-cell office:value-type="float" office:value="0.00634210772614692">
            <text:p>0.0063421077</text:p>
          </table:table-cell>
          <table:table-cell/>
        </table:table-row>
        <table:table-row table:style-name="ro1">
          <table:table-cell office:value-type="float" office:value="0.00634210772614692">
            <text:p>0.0063421077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49304824376391">
            <text:p>0.0054930482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754382658256">
            <text:p>0.0052775438</text:p>
          </table:table-cell>
          <table:table-cell/>
        </table:table-row>
        <table:table-row table:style-name="ro1">
          <table:table-cell office:value-type="float" office:value="0.00527486076876654">
            <text:p>0.0052748608</text:p>
          </table:table-cell>
          <table:table-cell/>
        </table:table-row>
        <table:table-row table:style-name="ro1">
          <table:table-cell office:value-type="float" office:value="0.00527486076876654">
            <text:p>0.0052748608</text:p>
          </table:table-cell>
          <table:table-cell/>
        </table:table-row>
        <table:table-row table:style-name="ro1">
          <table:table-cell office:value-type="float" office:value="0.00527486076876654">
            <text:p>0.0052748608</text:p>
          </table:table-cell>
          <table:table-cell/>
        </table:table-row>
        <table:table-row table:style-name="ro1">
          <table:table-cell office:value-type="float" office:value="0.00527486076876654">
            <text:p>0.0052748608</text:p>
          </table:table-cell>
          <table:table-cell/>
        </table:table-row>
        <table:table-row table:style-name="ro1">
          <table:table-cell office:value-type="float" office:value="0.00527486076876654">
            <text:p>0.0052748608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10688641309762">
            <text:p>0.0051068864</text:p>
          </table:table-cell>
          <table:table-cell/>
        </table:table-row>
        <table:table-row table:style-name="ro1">
          <table:table-cell office:value-type="float" office:value="0.00507588722150247">
            <text:p>0.0050758872</text:p>
          </table:table-cell>
          <table:table-cell/>
        </table:table-row>
        <table:table-row table:style-name="ro1">
          <table:table-cell office:value-type="float" office:value="0.00507588722150247">
            <text:p>0.0050758872</text:p>
          </table:table-cell>
          <table:table-cell/>
        </table:table-row>
        <table:table-row table:style-name="ro1">
          <table:table-cell office:value-type="float" office:value="0.00507588722150247">
            <text:p>0.0050758872</text:p>
          </table:table-cell>
          <table:table-cell/>
        </table:table-row>
        <table:table-row table:style-name="ro1">
          <table:table-cell office:value-type="float" office:value="0.00507588722150247">
            <text:p>0.0050758872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8526292523221">
            <text:p>0.0049852629</text:p>
          </table:table-cell>
          <table:table-cell/>
        </table:table-row>
        <table:table-row table:style-name="ro1">
          <table:table-cell office:value-type="float" office:value="0.00497739348047512">
            <text:p>0.0049773935</text:p>
          </table:table-cell>
          <table:table-cell/>
        </table:table-row>
        <table:table-row table:style-name="ro1">
          <table:table-cell office:value-type="float" office:value="0.00497739348047512">
            <text:p>0.0049773935</text:p>
          </table:table-cell>
          <table:table-cell/>
        </table:table-row>
        <table:table-row table:style-name="ro1">
          <table:table-cell office:value-type="float" office:value="0.00497739348047512">
            <text:p>0.0049773935</text:p>
          </table:table-cell>
          <table:table-cell/>
        </table:table-row>
        <table:table-row table:style-name="ro1">
          <table:table-cell office:value-type="float" office:value="0.00497739348047512">
            <text:p>0.0049773935</text:p>
          </table:table-cell>
          <table:table-cell/>
        </table:table-row>
        <table:table-row table:style-name="ro1">
          <table:table-cell office:value-type="float" office:value="0.00497739348047512">
            <text:p>0.0049773935</text:p>
          </table:table-cell>
          <table:table-cell/>
        </table:table-row>
        <table:table-row table:style-name="ro1">
          <table:table-cell office:value-type="float" office:value="0.00497739348047512">
            <text:p>0.0049773935</text:p>
          </table:table-cell>
          <table:table-cell/>
        </table:table-row>
        <table:table-row table:style-name="ro1">
          <table:table-cell office:value-type="float" office:value="0.00497739348047512">
            <text:p>0.0049773935</text:p>
          </table:table-cell>
          <table:table-cell/>
        </table:table-row>
        <table:table-row table:style-name="ro1">
          <table:table-cell office:value-type="float" office:value="0.00497739348047512">
            <text:p>0.0049773935</text:p>
          </table:table-cell>
          <table:table-cell/>
        </table:table-row>
        <table:table-row table:style-name="ro1">
          <table:table-cell office:value-type="float" office:value="0.00497739348047512">
            <text:p>0.0049773935</text:p>
          </table:table-cell>
          <table:table-cell/>
        </table:table-row>
        <table:table-row table:style-name="ro1">
          <table:table-cell office:value-type="float" office:value="0.00497739348047512">
            <text:p>0.0049773935</text:p>
          </table:table-cell>
          <table:table-cell/>
        </table:table-row>
        <table:table-row table:style-name="ro1">
          <table:table-cell office:value-type="float" office:value="0.00497739348047512">
            <text:p>0.0049773935</text:p>
          </table:table-cell>
          <table:table-cell/>
        </table:table-row>
        <table:table-row table:style-name="ro1">
          <table:table-cell office:value-type="float" office:value="0.00386015886191034">
            <text:p>0.0038601589</text:p>
          </table:table-cell>
          <table:table-cell/>
        </table:table-row>
        <table:table-row table:style-name="ro1">
          <table:table-cell office:value-type="float" office:value="0.00386015886191034">
            <text:p>0.0038601589</text:p>
          </table:table-cell>
          <table:table-cell/>
        </table:table-row>
        <table:table-row table:style-name="ro1">
          <table:table-cell office:value-type="float" office:value="0.00386015886191034">
            <text:p>0.0038601589</text:p>
          </table:table-cell>
          <table:table-cell/>
        </table:table-row>
        <table:table-row table:style-name="ro1">
          <table:table-cell office:value-type="float" office:value="0.00386015886191034">
            <text:p>0.0038601589</text:p>
          </table:table-cell>
          <table:table-cell/>
        </table:table-row>
        <table:table-row table:style-name="ro1">
          <table:table-cell office:value-type="float" office:value="0.00386015886191034">
            <text:p>0.0038601589</text:p>
          </table:table-cell>
          <table:table-cell/>
        </table:table-row>
        <table:table-row table:style-name="ro1">
          <table:table-cell office:value-type="float" office:value="0.00385825977583667">
            <text:p>0.0038582598</text:p>
          </table:table-cell>
          <table:table-cell/>
        </table:table-row>
        <table:table-row table:style-name="ro1">
          <table:table-cell office:value-type="float" office:value="0.00385825977583667">
            <text:p>0.0038582598</text:p>
          </table:table-cell>
          <table:table-cell/>
        </table:table-row>
        <table:table-row table:style-name="ro1">
          <table:table-cell office:value-type="float" office:value="0.00385825977583667">
            <text:p>0.0038582598</text:p>
          </table:table-cell>
          <table:table-cell/>
        </table:table-row>
        <table:table-row table:style-name="ro1">
          <table:table-cell office:value-type="float" office:value="0.00385825977583667">
            <text:p>0.0038582598</text:p>
          </table:table-cell>
          <table:table-cell/>
        </table:table-row>
        <table:table-row table:style-name="ro1">
          <table:table-cell office:value-type="float" office:value="0.00385825977583667">
            <text:p>0.0038582598</text:p>
          </table:table-cell>
          <table:table-cell/>
        </table:table-row>
        <table:table-row table:style-name="ro1">
          <table:table-cell office:value-type="float" office:value="0.00385825977583667">
            <text:p>0.0038582598</text:p>
          </table:table-cell>
          <table:table-cell/>
        </table:table-row>
        <table:table-row table:style-name="ro1">
          <table:table-cell office:value-type="float" office:value="0.00385825977583667">
            <text:p>0.0038582598</text:p>
          </table:table-cell>
          <table:table-cell/>
        </table:table-row>
        <table:table-row table:style-name="ro1">
          <table:table-cell office:value-type="float" office:value="0.00385825977583667">
            <text:p>0.0038582598</text:p>
          </table:table-cell>
          <table:table-cell/>
        </table:table-row>
        <table:table-row table:style-name="ro1">
          <table:table-cell office:value-type="float" office:value="0.00385825977583667">
            <text:p>0.0038582598</text:p>
          </table:table-cell>
          <table:table-cell/>
        </table:table-row>
        <table:table-row table:style-name="ro1">
          <table:table-cell office:value-type="float" office:value="0.00385825977583667">
            <text:p>0.0038582598</text:p>
          </table:table-cell>
          <table:table-cell/>
        </table:table-row>
        <table:table-row table:style-name="ro1">
          <table:table-cell office:value-type="float" office:value="0.00385825977583667">
            <text:p>0.0038582598</text:p>
          </table:table-cell>
          <table:table-cell/>
        </table:table-row>
        <table:table-row table:style-name="ro1">
          <table:table-cell office:value-type="float" office:value="0.00385825977583667">
            <text:p>0.0038582598</text:p>
          </table:table-cell>
          <table:table-cell/>
        </table:table-row>
        <table:table-row table:style-name="ro1">
          <table:table-cell office:value-type="float" office:value="0.00385825977583667">
            <text:p>0.0038582598</text:p>
          </table:table-cell>
          <table:table-cell/>
        </table:table-row>
        <table:table-row table:style-name="ro1">
          <table:table-cell office:value-type="float" office:value="0.00385825977583667">
            <text:p>0.0038582598</text:p>
          </table:table-cell>
          <table:table-cell/>
        </table:table-row>
        <table:table-row table:style-name="ro1">
          <table:table-cell office:value-type="float" office:value="0.00385825977583667">
            <text:p>0.0038582598</text:p>
          </table:table-cell>
          <table:table-cell/>
        </table:table-row>
        <table:table-row table:style-name="ro1">
          <table:table-cell office:value-type="float" office:value="0.00385825977583667">
            <text:p>0.0038582598</text:p>
          </table:table-cell>
          <table:table-cell/>
        </table:table-row>
        <table:table-row table:style-name="ro1">
          <table:table-cell office:value-type="float" office:value="0.00385825977583667">
            <text:p>0.0038582598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5507522714047">
            <text:p>0.0038550752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80614532582091">
            <text:p>0.0038061453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365171488062">
            <text:p>0.0035436517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354262204430197">
            <text:p>0.003542622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61607440084189">
            <text:p>0.0004616074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2629651428857">
            <text:p>0.0004526297</text:p>
          </table:table-cell>
          <table:table-cell/>
        </table:table-row>
        <table:table-row table:style-name="ro1">
          <table:table-cell office:value-type="float" office:value="0.000451682051697518">
            <text:p>0.0004516821</text:p>
          </table:table-cell>
          <table:table-cell/>
        </table:table-row>
        <table:table-row table:style-name="ro1">
          <table:table-cell office:value-type="float" office:value="0.000451682051697518">
            <text:p>0.0004516821</text:p>
          </table:table-cell>
          <table:table-cell/>
        </table:table-row>
        <table:table-row table:style-name="ro1">
          <table:table-cell office:value-type="float" office:value="0.000451682051697518">
            <text:p>0.0004516821</text:p>
          </table:table-cell>
          <table:table-cell/>
        </table:table-row>
        <table:table-row table:style-name="ro1">
          <table:table-cell office:value-type="float" office:value="0.000451682051697518">
            <text:p>0.0004516821</text:p>
          </table:table-cell>
          <table:table-cell/>
        </table:table-row>
        <table:table-row table:style-name="ro1">
          <table:table-cell office:value-type="float" office:value="0.000451682051697518">
            <text:p>0.0004516821</text:p>
          </table:table-cell>
          <table:table-cell/>
        </table:table-row>
        <table:table-row table:style-name="ro1">
          <table:table-cell office:value-type="float" office:value="0.000451682051697518">
            <text:p>0.0004516821</text:p>
          </table:table-cell>
          <table:table-cell/>
        </table:table-row>
        <table:table-row table:style-name="ro1">
          <table:table-cell office:value-type="float" office:value="0.000451682051697518">
            <text:p>0.0004516821</text:p>
          </table:table-cell>
          <table:table-cell/>
        </table:table-row>
        <table:table-row table:style-name="ro1">
          <table:table-cell office:value-type="float" office:value="0.000451682051697518">
            <text:p>0.0004516821</text:p>
          </table:table-cell>
          <table:table-cell/>
        </table:table-row>
        <table:table-row table:style-name="ro1">
          <table:table-cell office:value-type="float" office:value="0.000451682051697518">
            <text:p>0.0004516821</text:p>
          </table:table-cell>
          <table:table-cell/>
        </table:table-row>
        <table:table-row table:style-name="ro1">
          <table:table-cell office:value-type="float" office:value="0.000451682051697518">
            <text:p>0.0004516821</text:p>
          </table:table-cell>
          <table:table-cell/>
        </table:table-row>
        <table:table-row table:style-name="ro1">
          <table:table-cell office:value-type="float" office:value="0.000451682051697518">
            <text:p>0.0004516821</text:p>
          </table:table-cell>
          <table:table-cell/>
        </table:table-row>
      </table:table>
      <table:table table:name="GenAvgs" table:style-name="ta1" table:print="false">
        <table:table-source xlink:type="simple" xlink:href="../ga/bin/Debug/_generation_avgs.txt" table:table-name="Sheet1" table:filter-name="Text - txt - csv (StarCalc)" table:filter-options="44/32/MRG,34,76,1,,0,false,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.26479507023355">
            <text:p>1.2647950702</text:p>
          </table:table-cell>
          <table:table-cell>
            <draw:frame table:end-cell-address="GenAvgs.J38" table:end-x="0.7075in" table:end-y="0.0634in" draw:z-index="0" draw:style-name="gr1" draw:text-style-name="P1" svg:width="7.8083in" svg:height="6.2008in" svg:x="0.0114in" svg:y="0.0315in">
              <draw:object draw:notify-on-update-of-ranges="GenAvgs.A1:GenAvgs.A100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.05733333564901">
            <text:p>1.0573333356</text:p>
          </table:table-cell>
          <table:table-cell/>
        </table:table-row>
        <table:table-row table:style-name="ro1">
          <table:table-cell office:value-type="float" office:value="0.919554373139619">
            <text:p>0.9195543731</text:p>
          </table:table-cell>
          <table:table-cell/>
        </table:table-row>
        <table:table-row table:style-name="ro1">
          <table:table-cell office:value-type="float" office:value="0.7780459742433">
            <text:p>0.7780459742</text:p>
          </table:table-cell>
          <table:table-cell/>
        </table:table-row>
        <table:table-row table:style-name="ro1">
          <table:table-cell office:value-type="float" office:value="0.680341270875699">
            <text:p>0.6803412709</text:p>
          </table:table-cell>
          <table:table-cell/>
        </table:table-row>
        <table:table-row table:style-name="ro1">
          <table:table-cell office:value-type="float" office:value="0.620430316317513">
            <text:p>0.6204303163</text:p>
          </table:table-cell>
          <table:table-cell/>
        </table:table-row>
        <table:table-row table:style-name="ro1">
          <table:table-cell office:value-type="float" office:value="0.548257339478022">
            <text:p>0.5482573395</text:p>
          </table:table-cell>
          <table:table-cell/>
        </table:table-row>
        <table:table-row table:style-name="ro1">
          <table:table-cell office:value-type="float" office:value="0.494750791530532">
            <text:p>0.4947507915</text:p>
          </table:table-cell>
          <table:table-cell/>
        </table:table-row>
        <table:table-row table:style-name="ro1">
          <table:table-cell office:value-type="float" office:value="0.467115407580344">
            <text:p>0.4671154076</text:p>
          </table:table-cell>
          <table:table-cell/>
        </table:table-row>
        <table:table-row table:style-name="ro1">
          <table:table-cell office:value-type="float" office:value="0.426340783261134">
            <text:p>0.4263407833</text:p>
          </table:table-cell>
          <table:table-cell/>
        </table:table-row>
        <table:table-row table:style-name="ro1">
          <table:table-cell office:value-type="float" office:value="0.407626105004006">
            <text:p>0.407626105</text:p>
          </table:table-cell>
          <table:table-cell/>
        </table:table-row>
        <table:table-row table:style-name="ro1">
          <table:table-cell office:value-type="float" office:value="0.393352437001356">
            <text:p>0.393352437</text:p>
          </table:table-cell>
          <table:table-cell/>
        </table:table-row>
        <table:table-row table:style-name="ro1">
          <table:table-cell office:value-type="float" office:value="0.3600971880707">
            <text:p>0.3600971881</text:p>
          </table:table-cell>
          <table:table-cell/>
        </table:table-row>
        <table:table-row table:style-name="ro1">
          <table:table-cell office:value-type="float" office:value="0.345466361606481">
            <text:p>0.3454663616</text:p>
          </table:table-cell>
          <table:table-cell/>
        </table:table-row>
        <table:table-row table:style-name="ro1">
          <table:table-cell office:value-type="float" office:value="0.319837573875775">
            <text:p>0.3198375739</text:p>
          </table:table-cell>
          <table:table-cell/>
        </table:table-row>
        <table:table-row table:style-name="ro1">
          <table:table-cell office:value-type="float" office:value="0.294456971675265">
            <text:p>0.2944569717</text:p>
          </table:table-cell>
          <table:table-cell/>
        </table:table-row>
        <table:table-row table:style-name="ro1">
          <table:table-cell office:value-type="float" office:value="0.254597987942599">
            <text:p>0.2545979879</text:p>
          </table:table-cell>
          <table:table-cell/>
        </table:table-row>
        <table:table-row table:style-name="ro1">
          <table:table-cell office:value-type="float" office:value="0.240541355354109">
            <text:p>0.2405413554</text:p>
          </table:table-cell>
          <table:table-cell/>
        </table:table-row>
        <table:table-row table:style-name="ro1">
          <table:table-cell office:value-type="float" office:value="0.248688428310006">
            <text:p>0.2486884283</text:p>
          </table:table-cell>
          <table:table-cell/>
        </table:table-row>
        <table:table-row table:style-name="ro1">
          <table:table-cell office:value-type="float" office:value="0.239092066608947">
            <text:p>0.2390920666</text:p>
          </table:table-cell>
          <table:table-cell/>
        </table:table-row>
        <table:table-row table:style-name="ro1">
          <table:table-cell office:value-type="float" office:value="0.231119736248402">
            <text:p>0.2311197362</text:p>
          </table:table-cell>
          <table:table-cell/>
        </table:table-row>
        <table:table-row table:style-name="ro1">
          <table:table-cell office:value-type="float" office:value="0.246486806431831">
            <text:p>0.2464868064</text:p>
          </table:table-cell>
          <table:table-cell/>
        </table:table-row>
        <table:table-row table:style-name="ro1">
          <table:table-cell office:value-type="float" office:value="0.21270087806676">
            <text:p>0.2127008781</text:p>
          </table:table-cell>
          <table:table-cell/>
        </table:table-row>
        <table:table-row table:style-name="ro1">
          <table:table-cell office:value-type="float" office:value="0.220913135981564">
            <text:p>0.220913136</text:p>
          </table:table-cell>
          <table:table-cell/>
        </table:table-row>
        <table:table-row table:style-name="ro1">
          <table:table-cell office:value-type="float" office:value="0.211477410939808">
            <text:p>0.2114774109</text:p>
          </table:table-cell>
          <table:table-cell/>
        </table:table-row>
        <table:table-row table:style-name="ro1">
          <table:table-cell office:value-type="float" office:value="0.208101883198732">
            <text:p>0.2081018832</text:p>
          </table:table-cell>
          <table:table-cell/>
        </table:table-row>
        <table:table-row table:style-name="ro1">
          <table:table-cell office:value-type="float" office:value="0.202786692340489">
            <text:p>0.2027866923</text:p>
          </table:table-cell>
          <table:table-cell/>
        </table:table-row>
        <table:table-row table:style-name="ro1">
          <table:table-cell office:value-type="float" office:value="0.202144183505056">
            <text:p>0.2021441835</text:p>
          </table:table-cell>
          <table:table-cell/>
        </table:table-row>
        <table:table-row table:style-name="ro1">
          <table:table-cell office:value-type="float" office:value="0.208836268342837">
            <text:p>0.2088362683</text:p>
          </table:table-cell>
          <table:table-cell/>
        </table:table-row>
        <table:table-row table:style-name="ro1">
          <table:table-cell office:value-type="float" office:value="0.208909535342269">
            <text:p>0.2089095353</text:p>
          </table:table-cell>
          <table:table-cell/>
        </table:table-row>
        <table:table-row table:style-name="ro1">
          <table:table-cell office:value-type="float" office:value="0.212282650767875">
            <text:p>0.2122826508</text:p>
          </table:table-cell>
          <table:table-cell/>
        </table:table-row>
        <table:table-row table:style-name="ro1">
          <table:table-cell office:value-type="float" office:value="0.206519192107095">
            <text:p>0.2065191921</text:p>
          </table:table-cell>
          <table:table-cell/>
        </table:table-row>
        <table:table-row table:style-name="ro1">
          <table:table-cell office:value-type="float" office:value="0.214041234208111">
            <text:p>0.2140412342</text:p>
          </table:table-cell>
          <table:table-cell/>
        </table:table-row>
        <table:table-row table:style-name="ro1">
          <table:table-cell office:value-type="float" office:value="0.198935841807871">
            <text:p>0.1989358418</text:p>
          </table:table-cell>
          <table:table-cell/>
        </table:table-row>
        <table:table-row table:style-name="ro1">
          <table:table-cell office:value-type="float" office:value="0.210955914154033">
            <text:p>0.2109559142</text:p>
          </table:table-cell>
          <table:table-cell/>
        </table:table-row>
        <table:table-row table:style-name="ro1">
          <table:table-cell office:value-type="float" office:value="0.194028154602425">
            <text:p>0.1940281546</text:p>
          </table:table-cell>
          <table:table-cell/>
        </table:table-row>
        <table:table-row table:style-name="ro1">
          <table:table-cell office:value-type="float" office:value="0.20482818909963">
            <text:p>0.2048281891</text:p>
          </table:table-cell>
          <table:table-cell/>
        </table:table-row>
        <table:table-row table:style-name="ro1">
          <table:table-cell office:value-type="float" office:value="0.212663437798302">
            <text:p>0.2126634378</text:p>
          </table:table-cell>
          <table:table-cell/>
        </table:table-row>
        <table:table-row table:style-name="ro1">
          <table:table-cell office:value-type="float" office:value="0.209382488989919">
            <text:p>0.209382489</text:p>
          </table:table-cell>
          <table:table-cell/>
        </table:table-row>
        <table:table-row table:style-name="ro1">
          <table:table-cell office:value-type="float" office:value="0.200730320102445">
            <text:p>0.2007303201</text:p>
          </table:table-cell>
          <table:table-cell/>
        </table:table-row>
        <table:table-row table:style-name="ro1">
          <table:table-cell office:value-type="float" office:value="0.19677342417198">
            <text:p>0.1967734242</text:p>
          </table:table-cell>
          <table:table-cell/>
        </table:table-row>
        <table:table-row table:style-name="ro1">
          <table:table-cell office:value-type="float" office:value="0.199242272409224">
            <text:p>0.1992422724</text:p>
          </table:table-cell>
          <table:table-cell/>
        </table:table-row>
        <table:table-row table:style-name="ro1">
          <table:table-cell office:value-type="float" office:value="0.215483838062859">
            <text:p>0.2154838381</text:p>
          </table:table-cell>
          <table:table-cell/>
        </table:table-row>
        <table:table-row table:style-name="ro1">
          <table:table-cell office:value-type="float" office:value="0.196774617524362">
            <text:p>0.1967746175</text:p>
          </table:table-cell>
          <table:table-cell/>
        </table:table-row>
        <table:table-row table:style-name="ro1">
          <table:table-cell office:value-type="float" office:value="0.191535260646559">
            <text:p>0.1915352606</text:p>
          </table:table-cell>
          <table:table-cell/>
        </table:table-row>
        <table:table-row table:style-name="ro1">
          <table:table-cell office:value-type="float" office:value="0.17348758014645">
            <text:p>0.1734875801</text:p>
          </table:table-cell>
          <table:table-cell/>
        </table:table-row>
        <table:table-row table:style-name="ro1">
          <table:table-cell office:value-type="float" office:value="0.170386419674616">
            <text:p>0.1703864197</text:p>
          </table:table-cell>
          <table:table-cell/>
        </table:table-row>
        <table:table-row table:style-name="ro1">
          <table:table-cell office:value-type="float" office:value="0.188086218076015">
            <text:p>0.1880862181</text:p>
          </table:table-cell>
          <table:table-cell/>
        </table:table-row>
        <table:table-row table:style-name="ro1">
          <table:table-cell office:value-type="float" office:value="0.159078664425832">
            <text:p>0.1590786644</text:p>
          </table:table-cell>
          <table:table-cell/>
        </table:table-row>
        <table:table-row table:style-name="ro1">
          <table:table-cell office:value-type="float" office:value="0.157373715965017">
            <text:p>0.157373716</text:p>
          </table:table-cell>
          <table:table-cell/>
        </table:table-row>
        <table:table-row table:style-name="ro1">
          <table:table-cell office:value-type="float" office:value="0.178757456897233">
            <text:p>0.1787574569</text:p>
          </table:table-cell>
          <table:table-cell/>
        </table:table-row>
        <table:table-row table:style-name="ro1">
          <table:table-cell office:value-type="float" office:value="0.175088773959037">
            <text:p>0.175088774</text:p>
          </table:table-cell>
          <table:table-cell/>
        </table:table-row>
        <table:table-row table:style-name="ro1">
          <table:table-cell office:value-type="float" office:value="0.166922368340462">
            <text:p>0.1669223683</text:p>
          </table:table-cell>
          <table:table-cell/>
        </table:table-row>
        <table:table-row table:style-name="ro1">
          <table:table-cell office:value-type="float" office:value="0.157480267951138">
            <text:p>0.157480268</text:p>
          </table:table-cell>
          <table:table-cell/>
        </table:table-row>
        <table:table-row table:style-name="ro1">
          <table:table-cell office:value-type="float" office:value="0.154459036535215">
            <text:p>0.1544590365</text:p>
          </table:table-cell>
          <table:table-cell/>
        </table:table-row>
        <table:table-row table:style-name="ro1">
          <table:table-cell office:value-type="float" office:value="0.130952564872576">
            <text:p>0.1309525649</text:p>
          </table:table-cell>
          <table:table-cell/>
        </table:table-row>
        <table:table-row table:style-name="ro1">
          <table:table-cell office:value-type="float" office:value="0.123311354984378">
            <text:p>0.123311355</text:p>
          </table:table-cell>
          <table:table-cell/>
        </table:table-row>
        <table:table-row table:style-name="ro1">
          <table:table-cell office:value-type="float" office:value="0.130195474079399">
            <text:p>0.1301954741</text:p>
          </table:table-cell>
          <table:table-cell/>
        </table:table-row>
        <table:table-row table:style-name="ro1">
          <table:table-cell office:value-type="float" office:value="0.123184966460666">
            <text:p>0.1231849665</text:p>
          </table:table-cell>
          <table:table-cell/>
        </table:table-row>
        <table:table-row table:style-name="ro1">
          <table:table-cell office:value-type="float" office:value="0.113399844060108">
            <text:p>0.1133998441</text:p>
          </table:table-cell>
          <table:table-cell/>
        </table:table-row>
        <table:table-row table:style-name="ro1">
          <table:table-cell office:value-type="float" office:value="0.111952726231083">
            <text:p>0.1119527262</text:p>
          </table:table-cell>
          <table:table-cell/>
        </table:table-row>
        <table:table-row table:style-name="ro1">
          <table:table-cell office:value-type="float" office:value="0.107144331178138">
            <text:p>0.1071443312</text:p>
          </table:table-cell>
          <table:table-cell/>
        </table:table-row>
        <table:table-row table:style-name="ro1">
          <table:table-cell office:value-type="float" office:value="0.0768101434861839">
            <text:p>0.0768101435</text:p>
          </table:table-cell>
          <table:table-cell/>
        </table:table-row>
        <table:table-row table:style-name="ro1">
          <table:table-cell office:value-type="float" office:value="0.0553196217344686">
            <text:p>0.0553196217</text:p>
          </table:table-cell>
          <table:table-cell/>
        </table:table-row>
        <table:table-row table:style-name="ro1">
          <table:table-cell office:value-type="float" office:value="0.0660708948061003">
            <text:p>0.0660708948</text:p>
          </table:table-cell>
          <table:table-cell/>
        </table:table-row>
        <table:table-row table:style-name="ro1">
          <table:table-cell office:value-type="float" office:value="0.0594858628651823">
            <text:p>0.0594858629</text:p>
          </table:table-cell>
          <table:table-cell/>
        </table:table-row>
        <table:table-row table:style-name="ro1">
          <table:table-cell office:value-type="float" office:value="0.0653304455374575">
            <text:p>0.0653304455</text:p>
          </table:table-cell>
          <table:table-cell/>
        </table:table-row>
        <table:table-row table:style-name="ro1">
          <table:table-cell office:value-type="float" office:value="0.0684904431675689">
            <text:p>0.0684904432</text:p>
          </table:table-cell>
          <table:table-cell/>
        </table:table-row>
        <table:table-row table:style-name="ro1">
          <table:table-cell office:value-type="float" office:value="0.0474775433567091">
            <text:p>0.0474775434</text:p>
          </table:table-cell>
          <table:table-cell/>
        </table:table-row>
        <table:table-row table:style-name="ro1">
          <table:table-cell office:value-type="float" office:value="0.0566845175502396">
            <text:p>0.0566845176</text:p>
          </table:table-cell>
          <table:table-cell/>
        </table:table-row>
        <table:table-row table:style-name="ro1">
          <table:table-cell office:value-type="float" office:value="0.0593701803038607">
            <text:p>0.0593701803</text:p>
          </table:table-cell>
          <table:table-cell/>
        </table:table-row>
        <table:table-row table:style-name="ro1">
          <table:table-cell office:value-type="float" office:value="0.0558015385075076">
            <text:p>0.0558015385</text:p>
          </table:table-cell>
          <table:table-cell/>
        </table:table-row>
        <table:table-row table:style-name="ro1">
          <table:table-cell office:value-type="float" office:value="0.0565327571926166">
            <text:p>0.0565327572</text:p>
          </table:table-cell>
          <table:table-cell/>
        </table:table-row>
        <table:table-row table:style-name="ro1">
          <table:table-cell office:value-type="float" office:value="0.0562323154840891">
            <text:p>0.0562323155</text:p>
          </table:table-cell>
          <table:table-cell/>
        </table:table-row>
        <table:table-row table:style-name="ro1">
          <table:table-cell office:value-type="float" office:value="0.0463051258279523">
            <text:p>0.0463051258</text:p>
          </table:table-cell>
          <table:table-cell/>
        </table:table-row>
        <table:table-row table:style-name="ro1">
          <table:table-cell office:value-type="float" office:value="0.0564626472911279">
            <text:p>0.0564626473</text:p>
          </table:table-cell>
          <table:table-cell/>
        </table:table-row>
        <table:table-row table:style-name="ro1">
          <table:table-cell office:value-type="float" office:value="0.0651209585982834">
            <text:p>0.0651209586</text:p>
          </table:table-cell>
          <table:table-cell/>
        </table:table-row>
        <table:table-row table:style-name="ro1">
          <table:table-cell office:value-type="float" office:value="0.0474440286902213">
            <text:p>0.0474440287</text:p>
          </table:table-cell>
          <table:table-cell/>
        </table:table-row>
        <table:table-row table:style-name="ro1">
          <table:table-cell office:value-type="float" office:value="0.0587743300247243">
            <text:p>0.05877433</text:p>
          </table:table-cell>
          <table:table-cell/>
        </table:table-row>
        <table:table-row table:style-name="ro1">
          <table:table-cell office:value-type="float" office:value="0.0572110317261428">
            <text:p>0.0572110317</text:p>
          </table:table-cell>
          <table:table-cell/>
        </table:table-row>
        <table:table-row table:style-name="ro1">
          <table:table-cell office:value-type="float" office:value="0.0587470737305269">
            <text:p>0.0587470737</text:p>
          </table:table-cell>
          <table:table-cell/>
        </table:table-row>
        <table:table-row table:style-name="ro1">
          <table:table-cell office:value-type="float" office:value="0.0555591400395993">
            <text:p>0.05555914</text:p>
          </table:table-cell>
          <table:table-cell/>
        </table:table-row>
        <table:table-row table:style-name="ro1">
          <table:table-cell office:value-type="float" office:value="0.0541253974853552">
            <text:p>0.0541253975</text:p>
          </table:table-cell>
          <table:table-cell/>
        </table:table-row>
        <table:table-row table:style-name="ro1">
          <table:table-cell office:value-type="float" office:value="0.057124485231203">
            <text:p>0.0571244852</text:p>
          </table:table-cell>
          <table:table-cell/>
        </table:table-row>
        <table:table-row table:style-name="ro1">
          <table:table-cell office:value-type="float" office:value="0.0471105717765567">
            <text:p>0.0471105718</text:p>
          </table:table-cell>
          <table:table-cell/>
        </table:table-row>
        <table:table-row table:style-name="ro1">
          <table:table-cell office:value-type="float" office:value="0.0591969257394589">
            <text:p>0.0591969257</text:p>
          </table:table-cell>
          <table:table-cell/>
        </table:table-row>
        <table:table-row table:style-name="ro1">
          <table:table-cell office:value-type="float" office:value="0.0463301654227674">
            <text:p>0.0463301654</text:p>
          </table:table-cell>
          <table:table-cell/>
        </table:table-row>
        <table:table-row table:style-name="ro1">
          <table:table-cell office:value-type="float" office:value="0.0671748506320854">
            <text:p>0.0671748506</text:p>
          </table:table-cell>
          <table:table-cell/>
        </table:table-row>
        <table:table-row table:style-name="ro1">
          <table:table-cell office:value-type="float" office:value="0.0764332132951233">
            <text:p>0.0764332133</text:p>
          </table:table-cell>
          <table:table-cell/>
        </table:table-row>
        <table:table-row table:style-name="ro1">
          <table:table-cell office:value-type="float" office:value="0.0650570469062232">
            <text:p>0.0650570469</text:p>
          </table:table-cell>
          <table:table-cell/>
        </table:table-row>
        <table:table-row table:style-name="ro1">
          <table:table-cell office:value-type="float" office:value="0.0687768420804324">
            <text:p>0.0687768421</text:p>
          </table:table-cell>
          <table:table-cell/>
        </table:table-row>
        <table:table-row table:style-name="ro1">
          <table:table-cell office:value-type="float" office:value="0.0640075699211572">
            <text:p>0.0640075699</text:p>
          </table:table-cell>
          <table:table-cell/>
        </table:table-row>
        <table:table-row table:style-name="ro1">
          <table:table-cell office:value-type="float" office:value="0.0535511744664998">
            <text:p>0.0535511745</text:p>
          </table:table-cell>
          <table:table-cell/>
        </table:table-row>
        <table:table-row table:style-name="ro1">
          <table:table-cell office:value-type="float" office:value="0.0526977275711415">
            <text:p>0.0526977276</text:p>
          </table:table-cell>
          <table:table-cell/>
        </table:table-row>
        <table:table-row table:style-name="ro1">
          <table:table-cell office:value-type="float" office:value="0.0474344548062478">
            <text:p>0.0474344548</text:p>
          </table:table-cell>
          <table:table-cell/>
        </table:table-row>
        <table:table-row table:style-name="ro1">
          <table:table-cell office:value-type="float" office:value="0.0728943208888601">
            <text:p>0.0728943209</text:p>
          </table:table-cell>
          <table:table-cell/>
        </table:table-row>
        <table:table-row table:style-name="ro1">
          <table:table-cell office:value-type="float" office:value="0.0569711367089082">
            <text:p>0.0569711367</text:p>
          </table:table-cell>
          <table:table-cell/>
        </table:table-row>
        <table:table-row table:style-name="ro1">
          <table:table-cell office:value-type="float" office:value="0.0612732079739231">
            <text:p>0.061273208</text:p>
          </table:table-cell>
          <table:table-cell/>
        </table:table-row>
        <table:table-row table:style-name="ro1">
          <table:table-cell office:value-type="float" office:value="0.0443649909887296">
            <text:p>0.044364991</text:p>
          </table:table-cell>
          <table:table-cell/>
        </table:table-row>
        <table:table-row table:style-name="ro1">
          <table:table-cell office:value-type="float" office:value="0.048861053688138">
            <text:p>0.0488610537</text:p>
          </table:table-cell>
          <table:table-cell/>
        </table:table-row>
        <table:table-row table:style-name="ro1">
          <table:table-cell office:value-type="float" office:value="0.0447720809555059">
            <text:p>0.044772081</text:p>
          </table:table-cell>
          <table:table-cell/>
        </table:table-row>
        <table:table-row table:style-name="ro1">
          <table:table-cell office:value-type="float" office:value="0.0627872928921999">
            <text:p>0.0627872929</text:p>
          </table:table-cell>
          <table:table-cell/>
        </table:table-row>
        <table:table-row table:style-name="ro1">
          <table:table-cell office:value-type="float" office:value="0.0575795921583259">
            <text:p>0.0575795922</text:p>
          </table:table-cell>
          <table:table-cell/>
        </table:table-row>
        <table:table-row table:style-name="ro1">
          <table:table-cell office:value-type="float" office:value="0.0550360808508778">
            <text:p>0.0550360809</text:p>
          </table:table-cell>
          <table:table-cell/>
        </table:table-row>
        <table:table-row table:style-name="ro1">
          <table:table-cell office:value-type="float" office:value="0.0418009570312411">
            <text:p>0.041800957</text:p>
          </table:table-cell>
          <table:table-cell/>
        </table:table-row>
        <table:table-row table:style-name="ro1">
          <table:table-cell office:value-type="float" office:value="0.0474388279752932">
            <text:p>0.047438828</text:p>
          </table:table-cell>
          <table:table-cell/>
        </table:table-row>
        <table:table-row table:style-name="ro1">
          <table:table-cell office:value-type="float" office:value="0.0368716911587732">
            <text:p>0.0368716912</text:p>
          </table:table-cell>
          <table:table-cell/>
        </table:table-row>
        <table:table-row table:style-name="ro1">
          <table:table-cell office:value-type="float" office:value="0.0407117980811337">
            <text:p>0.0407117981</text:p>
          </table:table-cell>
          <table:table-cell/>
        </table:table-row>
        <table:table-row table:style-name="ro1">
          <table:table-cell office:value-type="float" office:value="0.0760545541577642">
            <text:p>0.0760545542</text:p>
          </table:table-cell>
          <table:table-cell/>
        </table:table-row>
        <table:table-row table:style-name="ro1">
          <table:table-cell office:value-type="float" office:value="0.0628417643180819">
            <text:p>0.0628417643</text:p>
          </table:table-cell>
          <table:table-cell/>
        </table:table-row>
        <table:table-row table:style-name="ro1">
          <table:table-cell office:value-type="float" office:value="0.0761385916943722">
            <text:p>0.0761385917</text:p>
          </table:table-cell>
          <table:table-cell/>
        </table:table-row>
        <table:table-row table:style-name="ro1">
          <table:table-cell office:value-type="float" office:value="0.0565939429202596">
            <text:p>0.0565939429</text:p>
          </table:table-cell>
          <table:table-cell/>
        </table:table-row>
        <table:table-row table:style-name="ro1">
          <table:table-cell office:value-type="float" office:value="0.0540956882378232">
            <text:p>0.0540956882</text:p>
          </table:table-cell>
          <table:table-cell/>
        </table:table-row>
        <table:table-row table:style-name="ro1">
          <table:table-cell office:value-type="float" office:value="0.0688026124068601">
            <text:p>0.0688026124</text:p>
          </table:table-cell>
          <table:table-cell/>
        </table:table-row>
        <table:table-row table:style-name="ro1">
          <table:table-cell office:value-type="float" office:value="0.0545928845561296">
            <text:p>0.0545928846</text:p>
          </table:table-cell>
          <table:table-cell/>
        </table:table-row>
        <table:table-row table:style-name="ro1">
          <table:table-cell office:value-type="float" office:value="0.0575696578181763">
            <text:p>0.0575696578</text:p>
          </table:table-cell>
          <table:table-cell/>
        </table:table-row>
        <table:table-row table:style-name="ro1">
          <table:table-cell office:value-type="float" office:value="0.0583831651043663">
            <text:p>0.0583831651</text:p>
          </table:table-cell>
          <table:table-cell/>
        </table:table-row>
        <table:table-row table:style-name="ro1">
          <table:table-cell office:value-type="float" office:value="0.048293900080517">
            <text:p>0.0482939001</text:p>
          </table:table-cell>
          <table:table-cell/>
        </table:table-row>
        <table:table-row table:style-name="ro1">
          <table:table-cell office:value-type="float" office:value="0.0427157395949901">
            <text:p>0.0427157396</text:p>
          </table:table-cell>
          <table:table-cell/>
        </table:table-row>
        <table:table-row table:style-name="ro1">
          <table:table-cell office:value-type="float" office:value="0.0644323308225715">
            <text:p>0.0644323308</text:p>
          </table:table-cell>
          <table:table-cell/>
        </table:table-row>
        <table:table-row table:style-name="ro1">
          <table:table-cell office:value-type="float" office:value="0.0790652053969612">
            <text:p>0.0790652054</text:p>
          </table:table-cell>
          <table:table-cell/>
        </table:table-row>
        <table:table-row table:style-name="ro1">
          <table:table-cell office:value-type="float" office:value="0.0640895300847113">
            <text:p>0.0640895301</text:p>
          </table:table-cell>
          <table:table-cell/>
        </table:table-row>
        <table:table-row table:style-name="ro1">
          <table:table-cell office:value-type="float" office:value="0.0682936069544286">
            <text:p>0.068293607</text:p>
          </table:table-cell>
          <table:table-cell/>
        </table:table-row>
        <table:table-row table:style-name="ro1">
          <table:table-cell office:value-type="float" office:value="0.0605096679796747">
            <text:p>0.060509668</text:p>
          </table:table-cell>
          <table:table-cell/>
        </table:table-row>
        <table:table-row table:style-name="ro1">
          <table:table-cell office:value-type="float" office:value="0.0459566773350285">
            <text:p>0.0459566773</text:p>
          </table:table-cell>
          <table:table-cell/>
        </table:table-row>
        <table:table-row table:style-name="ro1">
          <table:table-cell office:value-type="float" office:value="0.0632471990926469">
            <text:p>0.0632471991</text:p>
          </table:table-cell>
          <table:table-cell/>
        </table:table-row>
        <table:table-row table:style-name="ro1">
          <table:table-cell office:value-type="float" office:value="0.0436720376696501">
            <text:p>0.0436720377</text:p>
          </table:table-cell>
          <table:table-cell/>
        </table:table-row>
        <table:table-row table:style-name="ro1">
          <table:table-cell office:value-type="float" office:value="0.0717442352008612">
            <text:p>0.0717442352</text:p>
          </table:table-cell>
          <table:table-cell/>
        </table:table-row>
        <table:table-row table:style-name="ro1">
          <table:table-cell office:value-type="float" office:value="0.0471428644583823">
            <text:p>0.0471428645</text:p>
          </table:table-cell>
          <table:table-cell/>
        </table:table-row>
        <table:table-row table:style-name="ro1">
          <table:table-cell office:value-type="float" office:value="0.0443249502917256">
            <text:p>0.0443249503</text:p>
          </table:table-cell>
          <table:table-cell/>
        </table:table-row>
        <table:table-row table:style-name="ro1">
          <table:table-cell office:value-type="float" office:value="0.0448138490232609">
            <text:p>0.044813849</text:p>
          </table:table-cell>
          <table:table-cell/>
        </table:table-row>
        <table:table-row table:style-name="ro1">
          <table:table-cell office:value-type="float" office:value="0.070613423203756">
            <text:p>0.0706134232</text:p>
          </table:table-cell>
          <table:table-cell/>
        </table:table-row>
        <table:table-row table:style-name="ro1">
          <table:table-cell office:value-type="float" office:value="0.0451519638214403">
            <text:p>0.0451519638</text:p>
          </table:table-cell>
          <table:table-cell/>
        </table:table-row>
        <table:table-row table:style-name="ro1">
          <table:table-cell office:value-type="float" office:value="0.0468204582801816">
            <text:p>0.0468204583</text:p>
          </table:table-cell>
          <table:table-cell/>
        </table:table-row>
        <table:table-row table:style-name="ro1">
          <table:table-cell office:value-type="float" office:value="0.0485900841878859">
            <text:p>0.0485900842</text:p>
          </table:table-cell>
          <table:table-cell/>
        </table:table-row>
        <table:table-row table:style-name="ro1">
          <table:table-cell office:value-type="float" office:value="0.0455672838582272">
            <text:p>0.0455672839</text:p>
          </table:table-cell>
          <table:table-cell/>
        </table:table-row>
        <table:table-row table:style-name="ro1">
          <table:table-cell office:value-type="float" office:value="0.0545307040921788">
            <text:p>0.0545307041</text:p>
          </table:table-cell>
          <table:table-cell/>
        </table:table-row>
        <table:table-row table:style-name="ro1">
          <table:table-cell office:value-type="float" office:value="0.0601970891973269">
            <text:p>0.0601970892</text:p>
          </table:table-cell>
          <table:table-cell/>
        </table:table-row>
        <table:table-row table:style-name="ro1">
          <table:table-cell office:value-type="float" office:value="0.0488335798122787">
            <text:p>0.0488335798</text:p>
          </table:table-cell>
          <table:table-cell/>
        </table:table-row>
        <table:table-row table:style-name="ro1">
          <table:table-cell office:value-type="float" office:value="0.0505135793595178">
            <text:p>0.0505135794</text:p>
          </table:table-cell>
          <table:table-cell/>
        </table:table-row>
        <table:table-row table:style-name="ro1">
          <table:table-cell office:value-type="float" office:value="0.0599214541582046">
            <text:p>0.0599214542</text:p>
          </table:table-cell>
          <table:table-cell/>
        </table:table-row>
        <table:table-row table:style-name="ro1">
          <table:table-cell office:value-type="float" office:value="0.0535879140359789">
            <text:p>0.053587914</text:p>
          </table:table-cell>
          <table:table-cell/>
        </table:table-row>
        <table:table-row table:style-name="ro1">
          <table:table-cell office:value-type="float" office:value="0.0491628441367827">
            <text:p>0.0491628441</text:p>
          </table:table-cell>
          <table:table-cell/>
        </table:table-row>
        <table:table-row table:style-name="ro1">
          <table:table-cell office:value-type="float" office:value="0.0558192364593169">
            <text:p>0.0558192365</text:p>
          </table:table-cell>
          <table:table-cell/>
        </table:table-row>
        <table:table-row table:style-name="ro1">
          <table:table-cell office:value-type="float" office:value="0.045097833602538">
            <text:p>0.0450978336</text:p>
          </table:table-cell>
          <table:table-cell/>
        </table:table-row>
        <table:table-row table:style-name="ro1">
          <table:table-cell office:value-type="float" office:value="0.0411822843446742">
            <text:p>0.0411822843</text:p>
          </table:table-cell>
          <table:table-cell/>
        </table:table-row>
        <table:table-row table:style-name="ro1">
          <table:table-cell office:value-type="float" office:value="0.058837005761516">
            <text:p>0.0588370058</text:p>
          </table:table-cell>
          <table:table-cell/>
        </table:table-row>
        <table:table-row table:style-name="ro1">
          <table:table-cell office:value-type="float" office:value="0.0561278150842228">
            <text:p>0.0561278151</text:p>
          </table:table-cell>
          <table:table-cell/>
        </table:table-row>
        <table:table-row table:style-name="ro1">
          <table:table-cell office:value-type="float" office:value="0.0542564421301686">
            <text:p>0.0542564421</text:p>
          </table:table-cell>
          <table:table-cell/>
        </table:table-row>
        <table:table-row table:style-name="ro1">
          <table:table-cell office:value-type="float" office:value="0.0520482816977759">
            <text:p>0.0520482817</text:p>
          </table:table-cell>
          <table:table-cell/>
        </table:table-row>
        <table:table-row table:style-name="ro1">
          <table:table-cell office:value-type="float" office:value="0.0566685565042079">
            <text:p>0.0566685565</text:p>
          </table:table-cell>
          <table:table-cell/>
        </table:table-row>
        <table:table-row table:style-name="ro1">
          <table:table-cell office:value-type="float" office:value="0.0626180587422092">
            <text:p>0.0626180587</text:p>
          </table:table-cell>
          <table:table-cell/>
        </table:table-row>
        <table:table-row table:style-name="ro1">
          <table:table-cell office:value-type="float" office:value="0.0607305671762342">
            <text:p>0.0607305672</text:p>
          </table:table-cell>
          <table:table-cell/>
        </table:table-row>
        <table:table-row table:style-name="ro1">
          <table:table-cell office:value-type="float" office:value="0.0633308631267547">
            <text:p>0.0633308631</text:p>
          </table:table-cell>
          <table:table-cell/>
        </table:table-row>
        <table:table-row table:style-name="ro1">
          <table:table-cell office:value-type="float" office:value="0.0444818151766863">
            <text:p>0.0444818152</text:p>
          </table:table-cell>
          <table:table-cell/>
        </table:table-row>
        <table:table-row table:style-name="ro1">
          <table:table-cell office:value-type="float" office:value="0.0550273684146891">
            <text:p>0.0550273684</text:p>
          </table:table-cell>
          <table:table-cell/>
        </table:table-row>
        <table:table-row table:style-name="ro1">
          <table:table-cell office:value-type="float" office:value="0.0638388554461506">
            <text:p>0.0638388554</text:p>
          </table:table-cell>
          <table:table-cell/>
        </table:table-row>
        <table:table-row table:style-name="ro1">
          <table:table-cell office:value-type="float" office:value="0.050895344878149">
            <text:p>0.0508953449</text:p>
          </table:table-cell>
          <table:table-cell/>
        </table:table-row>
        <table:table-row table:style-name="ro1">
          <table:table-cell office:value-type="float" office:value="0.0634581102123671">
            <text:p>0.0634581102</text:p>
          </table:table-cell>
          <table:table-cell/>
        </table:table-row>
        <table:table-row table:style-name="ro1">
          <table:table-cell office:value-type="float" office:value="0.0389887758600211">
            <text:p>0.0389887759</text:p>
          </table:table-cell>
          <table:table-cell/>
        </table:table-row>
        <table:table-row table:style-name="ro1">
          <table:table-cell office:value-type="float" office:value="0.0382970580250691">
            <text:p>0.038297058</text:p>
          </table:table-cell>
          <table:table-cell/>
        </table:table-row>
        <table:table-row table:style-name="ro1">
          <table:table-cell office:value-type="float" office:value="0.0539906892197293">
            <text:p>0.0539906892</text:p>
          </table:table-cell>
          <table:table-cell/>
        </table:table-row>
        <table:table-row table:style-name="ro1">
          <table:table-cell office:value-type="float" office:value="0.0422010774231867">
            <text:p>0.0422010774</text:p>
          </table:table-cell>
          <table:table-cell/>
        </table:table-row>
        <table:table-row table:style-name="ro1">
          <table:table-cell office:value-type="float" office:value="0.055555379601269">
            <text:p>0.0555553796</text:p>
          </table:table-cell>
          <table:table-cell/>
        </table:table-row>
        <table:table-row table:style-name="ro1">
          <table:table-cell office:value-type="float" office:value="0.0326623376199075">
            <text:p>0.0326623376</text:p>
          </table:table-cell>
          <table:table-cell/>
        </table:table-row>
        <table:table-row table:style-name="ro1">
          <table:table-cell office:value-type="float" office:value="0.0332679179183609">
            <text:p>0.0332679179</text:p>
          </table:table-cell>
          <table:table-cell/>
        </table:table-row>
        <table:table-row table:style-name="ro1">
          <table:table-cell office:value-type="float" office:value="0.0283317585551261">
            <text:p>0.0283317586</text:p>
          </table:table-cell>
          <table:table-cell/>
        </table:table-row>
        <table:table-row table:style-name="ro1">
          <table:table-cell office:value-type="float" office:value="0.0444278084197274">
            <text:p>0.0444278084</text:p>
          </table:table-cell>
          <table:table-cell/>
        </table:table-row>
        <table:table-row table:style-name="ro1">
          <table:table-cell office:value-type="float" office:value="0.0441775287904037">
            <text:p>0.0441775288</text:p>
          </table:table-cell>
          <table:table-cell/>
        </table:table-row>
        <table:table-row table:style-name="ro1">
          <table:table-cell office:value-type="float" office:value="0.0373290502002534">
            <text:p>0.0373290502</text:p>
          </table:table-cell>
          <table:table-cell/>
        </table:table-row>
        <table:table-row table:style-name="ro1">
          <table:table-cell office:value-type="float" office:value="0.0512075827066413">
            <text:p>0.0512075827</text:p>
          </table:table-cell>
          <table:table-cell/>
        </table:table-row>
        <table:table-row table:style-name="ro1">
          <table:table-cell office:value-type="float" office:value="0.0374508242059473">
            <text:p>0.0374508242</text:p>
          </table:table-cell>
          <table:table-cell/>
        </table:table-row>
        <table:table-row table:style-name="ro1">
          <table:table-cell office:value-type="float" office:value="0.0472237606752692">
            <text:p>0.0472237607</text:p>
          </table:table-cell>
          <table:table-cell/>
        </table:table-row>
        <table:table-row table:style-name="ro1">
          <table:table-cell office:value-type="float" office:value="0.0508422210877487">
            <text:p>0.0508422211</text:p>
          </table:table-cell>
          <table:table-cell/>
        </table:table-row>
        <table:table-row table:style-name="ro1">
          <table:table-cell office:value-type="float" office:value="0.0435078316632281">
            <text:p>0.0435078317</text:p>
          </table:table-cell>
          <table:table-cell/>
        </table:table-row>
        <table:table-row table:style-name="ro1">
          <table:table-cell office:value-type="float" office:value="0.0606783272983817">
            <text:p>0.0606783273</text:p>
          </table:table-cell>
          <table:table-cell/>
        </table:table-row>
        <table:table-row table:style-name="ro1">
          <table:table-cell office:value-type="float" office:value="0.0313212195545139">
            <text:p>0.0313212196</text:p>
          </table:table-cell>
          <table:table-cell/>
        </table:table-row>
        <table:table-row table:style-name="ro1">
          <table:table-cell office:value-type="float" office:value="0.0402194415030714">
            <text:p>0.0402194415</text:p>
          </table:table-cell>
          <table:table-cell/>
        </table:table-row>
        <table:table-row table:style-name="ro1">
          <table:table-cell office:value-type="float" office:value="0.0436853148045166">
            <text:p>0.0436853148</text:p>
          </table:table-cell>
          <table:table-cell/>
        </table:table-row>
        <table:table-row table:style-name="ro1">
          <table:table-cell office:value-type="float" office:value="0.0392137716420058">
            <text:p>0.0392137716</text:p>
          </table:table-cell>
          <table:table-cell/>
        </table:table-row>
        <table:table-row table:style-name="ro1">
          <table:table-cell office:value-type="float" office:value="0.0349803375030492">
            <text:p>0.0349803375</text:p>
          </table:table-cell>
          <table:table-cell/>
        </table:table-row>
        <table:table-row table:style-name="ro1">
          <table:table-cell office:value-type="float" office:value="0.0487877421689425">
            <text:p>0.0487877422</text:p>
          </table:table-cell>
          <table:table-cell/>
        </table:table-row>
        <table:table-row table:style-name="ro1">
          <table:table-cell office:value-type="float" office:value="0.0397137843800445">
            <text:p>0.0397137844</text:p>
          </table:table-cell>
          <table:table-cell/>
        </table:table-row>
        <table:table-row table:style-name="ro1">
          <table:table-cell office:value-type="float" office:value="0.0442120137672457">
            <text:p>0.0442120138</text:p>
          </table:table-cell>
          <table:table-cell/>
        </table:table-row>
        <table:table-row table:style-name="ro1">
          <table:table-cell office:value-type="float" office:value="0.0619591297292386">
            <text:p>0.0619591297</text:p>
          </table:table-cell>
          <table:table-cell/>
        </table:table-row>
        <table:table-row table:style-name="ro1">
          <table:table-cell office:value-type="float" office:value="0.0651030187412061">
            <text:p>0.0651030187</text:p>
          </table:table-cell>
          <table:table-cell/>
        </table:table-row>
        <table:table-row table:style-name="ro1">
          <table:table-cell office:value-type="float" office:value="0.0492890626119052">
            <text:p>0.0492890626</text:p>
          </table:table-cell>
          <table:table-cell/>
        </table:table-row>
        <table:table-row table:style-name="ro1">
          <table:table-cell office:value-type="float" office:value="0.0476621764302946">
            <text:p>0.0476621764</text:p>
          </table:table-cell>
          <table:table-cell/>
        </table:table-row>
        <table:table-row table:style-name="ro1">
          <table:table-cell office:value-type="float" office:value="0.0433224872834403">
            <text:p>0.0433224873</text:p>
          </table:table-cell>
          <table:table-cell/>
        </table:table-row>
        <table:table-row table:style-name="ro1">
          <table:table-cell office:value-type="float" office:value="0.0509292148467043">
            <text:p>0.0509292148</text:p>
          </table:table-cell>
          <table:table-cell/>
        </table:table-row>
        <table:table-row table:style-name="ro1">
          <table:table-cell office:value-type="float" office:value="0.0465411634661685">
            <text:p>0.0465411635</text:p>
          </table:table-cell>
          <table:table-cell/>
        </table:table-row>
        <table:table-row table:style-name="ro1">
          <table:table-cell office:value-type="float" office:value="0.031751653403801">
            <text:p>0.0317516534</text:p>
          </table:table-cell>
          <table:table-cell/>
        </table:table-row>
        <table:table-row table:style-name="ro1">
          <table:table-cell office:value-type="float" office:value="0.0364037886049371">
            <text:p>0.0364037886</text:p>
          </table:table-cell>
          <table:table-cell/>
        </table:table-row>
        <table:table-row table:style-name="ro1">
          <table:table-cell office:value-type="float" office:value="0.0374860019373513">
            <text:p>0.0374860019</text:p>
          </table:table-cell>
          <table:table-cell/>
        </table:table-row>
        <table:table-row table:style-name="ro1">
          <table:table-cell office:value-type="float" office:value="0.0480371321857037">
            <text:p>0.0480371322</text:p>
          </table:table-cell>
          <table:table-cell/>
        </table:table-row>
        <table:table-row table:style-name="ro1">
          <table:table-cell office:value-type="float" office:value="0.0588989643117388">
            <text:p>0.0588989643</text:p>
          </table:table-cell>
          <table:table-cell/>
        </table:table-row>
        <table:table-row table:style-name="ro1">
          <table:table-cell office:value-type="float" office:value="0.0368719136122911">
            <text:p>0.0368719136</text:p>
          </table:table-cell>
          <table:table-cell/>
        </table:table-row>
        <table:table-row table:style-name="ro1">
          <table:table-cell office:value-type="float" office:value="0.0584252795003316">
            <text:p>0.0584252795</text:p>
          </table:table-cell>
          <table:table-cell/>
        </table:table-row>
        <table:table-row table:style-name="ro1">
          <table:table-cell office:value-type="float" office:value="0.0500142438437496">
            <text:p>0.0500142438</text:p>
          </table:table-cell>
          <table:table-cell/>
        </table:table-row>
        <table:table-row table:style-name="ro1">
          <table:table-cell office:value-type="float" office:value="0.0342538167516539">
            <text:p>0.0342538168</text:p>
          </table:table-cell>
          <table:table-cell/>
        </table:table-row>
        <table:table-row table:style-name="ro1">
          <table:table-cell office:value-type="float" office:value="0.0423613987510989">
            <text:p>0.0423613988</text:p>
          </table:table-cell>
          <table:table-cell/>
        </table:table-row>
        <table:table-row table:style-name="ro1">
          <table:table-cell office:value-type="float" office:value="0.0389079800642788">
            <text:p>0.0389079801</text:p>
          </table:table-cell>
          <table:table-cell/>
        </table:table-row>
        <table:table-row table:style-name="ro1">
          <table:table-cell office:value-type="float" office:value="0.0414812049399689">
            <text:p>0.0414812049</text:p>
          </table:table-cell>
          <table:table-cell/>
        </table:table-row>
        <table:table-row table:style-name="ro1">
          <table:table-cell office:value-type="float" office:value="0.0477620907478103">
            <text:p>0.0477620907</text:p>
          </table:table-cell>
          <table:table-cell/>
        </table:table-row>
        <table:table-row table:style-name="ro1">
          <table:table-cell office:value-type="float" office:value="0.0465024254003939">
            <text:p>0.0465024254</text:p>
          </table:table-cell>
          <table:table-cell/>
        </table:table-row>
        <table:table-row table:style-name="ro1">
          <table:table-cell office:value-type="float" office:value="0.0600521482979955">
            <text:p>0.0600521483</text:p>
          </table:table-cell>
          <table:table-cell/>
        </table:table-row>
        <table:table-row table:style-name="ro1">
          <table:table-cell office:value-type="float" office:value="0.0456752537098856">
            <text:p>0.0456752537</text:p>
          </table:table-cell>
          <table:table-cell/>
        </table:table-row>
        <table:table-row table:style-name="ro1">
          <table:table-cell office:value-type="float" office:value="0.0504190991603966">
            <text:p>0.0504190992</text:p>
          </table:table-cell>
          <table:table-cell/>
        </table:table-row>
        <table:table-row table:style-name="ro1">
          <table:table-cell office:value-type="float" office:value="0.0325351475015053">
            <text:p>0.0325351475</text:p>
          </table:table-cell>
          <table:table-cell/>
        </table:table-row>
        <table:table-row table:style-name="ro1">
          <table:table-cell office:value-type="float" office:value="0.0361720212556666">
            <text:p>0.0361720213</text:p>
          </table:table-cell>
          <table:table-cell/>
        </table:table-row>
        <table:table-row table:style-name="ro1">
          <table:table-cell office:value-type="float" office:value="0.0289528324453336">
            <text:p>0.0289528324</text:p>
          </table:table-cell>
          <table:table-cell/>
        </table:table-row>
        <table:table-row table:style-name="ro1">
          <table:table-cell office:value-type="float" office:value="0.0358346789621682">
            <text:p>0.035834679</text:p>
          </table:table-cell>
          <table:table-cell/>
        </table:table-row>
        <table:table-row table:style-name="ro1">
          <table:table-cell office:value-type="float" office:value="0.0441693864253608">
            <text:p>0.0441693864</text:p>
          </table:table-cell>
          <table:table-cell/>
        </table:table-row>
        <table:table-row table:style-name="ro1">
          <table:table-cell office:value-type="float" office:value="0.0452581353072042">
            <text:p>0.0452581353</text:p>
          </table:table-cell>
          <table:table-cell/>
        </table:table-row>
        <table:table-row table:style-name="ro1">
          <table:table-cell office:value-type="float" office:value="0.0486732252219721">
            <text:p>0.0486732252</text:p>
          </table:table-cell>
          <table:table-cell/>
        </table:table-row>
        <table:table-row table:style-name="ro1">
          <table:table-cell office:value-type="float" office:value="0.0556424470046801">
            <text:p>0.055642447</text:p>
          </table:table-cell>
          <table:table-cell/>
        </table:table-row>
        <table:table-row table:style-name="ro1">
          <table:table-cell office:value-type="float" office:value="0.0521639060800397">
            <text:p>0.0521639061</text:p>
          </table:table-cell>
          <table:table-cell/>
        </table:table-row>
        <table:table-row table:style-name="ro1">
          <table:table-cell office:value-type="float" office:value="0.0412750413109082">
            <text:p>0.0412750413</text:p>
          </table:table-cell>
          <table:table-cell/>
        </table:table-row>
        <table:table-row table:style-name="ro1">
          <table:table-cell office:value-type="float" office:value="0.0469657736992299">
            <text:p>0.0469657737</text:p>
          </table:table-cell>
          <table:table-cell/>
        </table:table-row>
        <table:table-row table:style-name="ro1">
          <table:table-cell office:value-type="float" office:value="0.0357830471793838">
            <text:p>0.0357830472</text:p>
          </table:table-cell>
          <table:table-cell/>
        </table:table-row>
        <table:table-row table:style-name="ro1">
          <table:table-cell office:value-type="float" office:value="0.0378271334943281">
            <text:p>0.0378271335</text:p>
          </table:table-cell>
          <table:table-cell/>
        </table:table-row>
        <table:table-row table:style-name="ro1">
          <table:table-cell office:value-type="float" office:value="0.0460426003973267">
            <text:p>0.0460426004</text:p>
          </table:table-cell>
          <table:table-cell/>
        </table:table-row>
        <table:table-row table:style-name="ro1">
          <table:table-cell office:value-type="float" office:value="0.0422184036438772">
            <text:p>0.0422184036</text:p>
          </table:table-cell>
          <table:table-cell/>
        </table:table-row>
        <table:table-row table:style-name="ro1">
          <table:table-cell office:value-type="float" office:value="0.0537673511912877">
            <text:p>0.0537673512</text:p>
          </table:table-cell>
          <table:table-cell/>
        </table:table-row>
        <table:table-row table:style-name="ro1">
          <table:table-cell office:value-type="float" office:value="0.0467337981114792">
            <text:p>0.0467337981</text:p>
          </table:table-cell>
          <table:table-cell/>
        </table:table-row>
        <table:table-row table:style-name="ro1">
          <table:table-cell office:value-type="float" office:value="0.034236801219794">
            <text:p>0.0342368012</text:p>
          </table:table-cell>
          <table:table-cell/>
        </table:table-row>
        <table:table-row table:style-name="ro1">
          <table:table-cell office:value-type="float" office:value="0.0352925952403246">
            <text:p>0.0352925952</text:p>
          </table:table-cell>
          <table:table-cell/>
        </table:table-row>
        <table:table-row table:style-name="ro1">
          <table:table-cell office:value-type="float" office:value="0.0308924334686303">
            <text:p>0.0308924335</text:p>
          </table:table-cell>
          <table:table-cell/>
        </table:table-row>
        <table:table-row table:style-name="ro1">
          <table:table-cell office:value-type="float" office:value="0.0456948782756844">
            <text:p>0.0456948783</text:p>
          </table:table-cell>
          <table:table-cell/>
        </table:table-row>
        <table:table-row table:style-name="ro1">
          <table:table-cell office:value-type="float" office:value="0.0302492657620707">
            <text:p>0.0302492658</text:p>
          </table:table-cell>
          <table:table-cell/>
        </table:table-row>
        <table:table-row table:style-name="ro1">
          <table:table-cell office:value-type="float" office:value="0.0456538711286459">
            <text:p>0.0456538711</text:p>
          </table:table-cell>
          <table:table-cell/>
        </table:table-row>
        <table:table-row table:style-name="ro1">
          <table:table-cell office:value-type="float" office:value="0.0411547406318274">
            <text:p>0.0411547406</text:p>
          </table:table-cell>
          <table:table-cell/>
        </table:table-row>
        <table:table-row table:style-name="ro1">
          <table:table-cell office:value-type="float" office:value="0.0484142617756987">
            <text:p>0.0484142618</text:p>
          </table:table-cell>
          <table:table-cell/>
        </table:table-row>
        <table:table-row table:style-name="ro1">
          <table:table-cell office:value-type="float" office:value="0.0482118932222937">
            <text:p>0.0482118932</text:p>
          </table:table-cell>
          <table:table-cell/>
        </table:table-row>
        <table:table-row table:style-name="ro1">
          <table:table-cell office:value-type="float" office:value="0.043068360989388">
            <text:p>0.043068361</text:p>
          </table:table-cell>
          <table:table-cell/>
        </table:table-row>
        <table:table-row table:style-name="ro1">
          <table:table-cell office:value-type="float" office:value="0.0575590906912823">
            <text:p>0.0575590907</text:p>
          </table:table-cell>
          <table:table-cell/>
        </table:table-row>
        <table:table-row table:style-name="ro1">
          <table:table-cell office:value-type="float" office:value="0.0420674918564058">
            <text:p>0.0420674919</text:p>
          </table:table-cell>
          <table:table-cell/>
        </table:table-row>
        <table:table-row table:style-name="ro1">
          <table:table-cell office:value-type="float" office:value="0.0391919585684239">
            <text:p>0.0391919586</text:p>
          </table:table-cell>
          <table:table-cell/>
        </table:table-row>
        <table:table-row table:style-name="ro1">
          <table:table-cell office:value-type="float" office:value="0.0239075802991758">
            <text:p>0.0239075803</text:p>
          </table:table-cell>
          <table:table-cell/>
        </table:table-row>
        <table:table-row table:style-name="ro1">
          <table:table-cell office:value-type="float" office:value="0.0327165840518237">
            <text:p>0.0327165841</text:p>
          </table:table-cell>
          <table:table-cell/>
        </table:table-row>
        <table:table-row table:style-name="ro1">
          <table:table-cell office:value-type="float" office:value="0.0500315486328889">
            <text:p>0.0500315486</text:p>
          </table:table-cell>
          <table:table-cell/>
        </table:table-row>
        <table:table-row table:style-name="ro1">
          <table:table-cell office:value-type="float" office:value="0.0561198805214842">
            <text:p>0.0561198805</text:p>
          </table:table-cell>
          <table:table-cell/>
        </table:table-row>
        <table:table-row table:style-name="ro1">
          <table:table-cell office:value-type="float" office:value="0.0558723386587362">
            <text:p>0.0558723387</text:p>
          </table:table-cell>
          <table:table-cell/>
        </table:table-row>
        <table:table-row table:style-name="ro1">
          <table:table-cell office:value-type="float" office:value="0.0437244297217204">
            <text:p>0.0437244297</text:p>
          </table:table-cell>
          <table:table-cell/>
        </table:table-row>
        <table:table-row table:style-name="ro1">
          <table:table-cell office:value-type="float" office:value="0.0416586387341043">
            <text:p>0.0416586387</text:p>
          </table:table-cell>
          <table:table-cell/>
        </table:table-row>
        <table:table-row table:style-name="ro1">
          <table:table-cell office:value-type="float" office:value="0.020227407491127">
            <text:p>0.0202274075</text:p>
          </table:table-cell>
          <table:table-cell/>
        </table:table-row>
        <table:table-row table:style-name="ro1">
          <table:table-cell office:value-type="float" office:value="0.037667982862299">
            <text:p>0.0376679829</text:p>
          </table:table-cell>
          <table:table-cell/>
        </table:table-row>
        <table:table-row table:style-name="ro1">
          <table:table-cell office:value-type="float" office:value="0.0352539503560495">
            <text:p>0.0352539504</text:p>
          </table:table-cell>
          <table:table-cell/>
        </table:table-row>
        <table:table-row table:style-name="ro1">
          <table:table-cell office:value-type="float" office:value="0.0656476809648795">
            <text:p>0.065647681</text:p>
          </table:table-cell>
          <table:table-cell/>
        </table:table-row>
        <table:table-row table:style-name="ro1">
          <table:table-cell office:value-type="float" office:value="0.0424269463612029">
            <text:p>0.0424269464</text:p>
          </table:table-cell>
          <table:table-cell/>
        </table:table-row>
        <table:table-row table:style-name="ro1">
          <table:table-cell office:value-type="float" office:value="0.0296650386335555">
            <text:p>0.0296650386</text:p>
          </table:table-cell>
          <table:table-cell/>
        </table:table-row>
        <table:table-row table:style-name="ro1">
          <table:table-cell office:value-type="float" office:value="0.0402527950836991">
            <text:p>0.0402527951</text:p>
          </table:table-cell>
          <table:table-cell/>
        </table:table-row>
        <table:table-row table:style-name="ro1">
          <table:table-cell office:value-type="float" office:value="0.0415524084985557">
            <text:p>0.0415524085</text:p>
          </table:table-cell>
          <table:table-cell/>
        </table:table-row>
        <table:table-row table:style-name="ro1">
          <table:table-cell office:value-type="float" office:value="0.0269097728047963">
            <text:p>0.0269097728</text:p>
          </table:table-cell>
          <table:table-cell/>
        </table:table-row>
        <table:table-row table:style-name="ro1">
          <table:table-cell office:value-type="float" office:value="0.0305568931393825">
            <text:p>0.0305568931</text:p>
          </table:table-cell>
          <table:table-cell/>
        </table:table-row>
        <table:table-row table:style-name="ro1">
          <table:table-cell office:value-type="float" office:value="0.0362532953010313">
            <text:p>0.0362532953</text:p>
          </table:table-cell>
          <table:table-cell/>
        </table:table-row>
        <table:table-row table:style-name="ro1">
          <table:table-cell office:value-type="float" office:value="0.0378599486725756">
            <text:p>0.0378599487</text:p>
          </table:table-cell>
          <table:table-cell/>
        </table:table-row>
        <table:table-row table:style-name="ro1">
          <table:table-cell office:value-type="float" office:value="0.0306535486392207">
            <text:p>0.0306535486</text:p>
          </table:table-cell>
          <table:table-cell/>
        </table:table-row>
        <table:table-row table:style-name="ro1">
          <table:table-cell office:value-type="float" office:value="0.034195637662719">
            <text:p>0.0341956377</text:p>
          </table:table-cell>
          <table:table-cell/>
        </table:table-row>
        <table:table-row table:style-name="ro1">
          <table:table-cell office:value-type="float" office:value="0.0524072067264473">
            <text:p>0.0524072067</text:p>
          </table:table-cell>
          <table:table-cell/>
        </table:table-row>
        <table:table-row table:style-name="ro1">
          <table:table-cell office:value-type="float" office:value="0.035816407619761">
            <text:p>0.0358164076</text:p>
          </table:table-cell>
          <table:table-cell/>
        </table:table-row>
        <table:table-row table:style-name="ro1">
          <table:table-cell office:value-type="float" office:value="0.0194043876088186">
            <text:p>0.0194043876</text:p>
          </table:table-cell>
          <table:table-cell/>
        </table:table-row>
        <table:table-row table:style-name="ro1">
          <table:table-cell office:value-type="float" office:value="0.0457467273548305">
            <text:p>0.0457467274</text:p>
          </table:table-cell>
          <table:table-cell/>
        </table:table-row>
        <table:table-row table:style-name="ro1">
          <table:table-cell office:value-type="float" office:value="0.0525710417501187">
            <text:p>0.0525710418</text:p>
          </table:table-cell>
          <table:table-cell/>
        </table:table-row>
        <table:table-row table:style-name="ro1">
          <table:table-cell office:value-type="float" office:value="0.0344058126530278">
            <text:p>0.0344058127</text:p>
          </table:table-cell>
          <table:table-cell/>
        </table:table-row>
        <table:table-row table:style-name="ro1">
          <table:table-cell office:value-type="float" office:value="0.0432357438707355">
            <text:p>0.0432357439</text:p>
          </table:table-cell>
          <table:table-cell/>
        </table:table-row>
        <table:table-row table:style-name="ro1">
          <table:table-cell office:value-type="float" office:value="0.0435309181854741">
            <text:p>0.0435309182</text:p>
          </table:table-cell>
          <table:table-cell/>
        </table:table-row>
        <table:table-row table:style-name="ro1">
          <table:table-cell office:value-type="float" office:value="0.0327832468624089">
            <text:p>0.0327832469</text:p>
          </table:table-cell>
          <table:table-cell/>
        </table:table-row>
        <table:table-row table:style-name="ro1">
          <table:table-cell office:value-type="float" office:value="0.0415796463460601">
            <text:p>0.0415796463</text:p>
          </table:table-cell>
          <table:table-cell/>
        </table:table-row>
        <table:table-row table:style-name="ro1">
          <table:table-cell office:value-type="float" office:value="0.0370242545436238">
            <text:p>0.0370242545</text:p>
          </table:table-cell>
          <table:table-cell/>
        </table:table-row>
        <table:table-row table:style-name="ro1">
          <table:table-cell office:value-type="float" office:value="0.0357094882078022">
            <text:p>0.0357094882</text:p>
          </table:table-cell>
          <table:table-cell/>
        </table:table-row>
        <table:table-row table:style-name="ro1">
          <table:table-cell office:value-type="float" office:value="0.0344387881897407">
            <text:p>0.0344387882</text:p>
          </table:table-cell>
          <table:table-cell/>
        </table:table-row>
        <table:table-row table:style-name="ro1">
          <table:table-cell office:value-type="float" office:value="0.0513182362273738">
            <text:p>0.0513182362</text:p>
          </table:table-cell>
          <table:table-cell/>
        </table:table-row>
        <table:table-row table:style-name="ro1">
          <table:table-cell office:value-type="float" office:value="0.0399158715993256">
            <text:p>0.0399158716</text:p>
          </table:table-cell>
          <table:table-cell/>
        </table:table-row>
        <table:table-row table:style-name="ro1">
          <table:table-cell office:value-type="float" office:value="0.0334667666318692">
            <text:p>0.0334667666</text:p>
          </table:table-cell>
          <table:table-cell/>
        </table:table-row>
        <table:table-row table:style-name="ro1">
          <table:table-cell office:value-type="float" office:value="0.0483132958426222">
            <text:p>0.0483132958</text:p>
          </table:table-cell>
          <table:table-cell/>
        </table:table-row>
        <table:table-row table:style-name="ro1">
          <table:table-cell office:value-type="float" office:value="0.0288632924966609">
            <text:p>0.0288632925</text:p>
          </table:table-cell>
          <table:table-cell/>
        </table:table-row>
        <table:table-row table:style-name="ro1">
          <table:table-cell office:value-type="float" office:value="0.0457034612366838">
            <text:p>0.0457034612</text:p>
          </table:table-cell>
          <table:table-cell/>
        </table:table-row>
        <table:table-row table:style-name="ro1">
          <table:table-cell office:value-type="float" office:value="0.0696443335211983">
            <text:p>0.0696443335</text:p>
          </table:table-cell>
          <table:table-cell/>
        </table:table-row>
        <table:table-row table:style-name="ro1">
          <table:table-cell office:value-type="float" office:value="0.0244971119845922">
            <text:p>0.024497112</text:p>
          </table:table-cell>
          <table:table-cell/>
        </table:table-row>
        <table:table-row table:style-name="ro1">
          <table:table-cell office:value-type="float" office:value="0.0280000126389635">
            <text:p>0.0280000126</text:p>
          </table:table-cell>
          <table:table-cell/>
        </table:table-row>
        <table:table-row table:style-name="ro1">
          <table:table-cell office:value-type="float" office:value="0.0404838523548687">
            <text:p>0.0404838524</text:p>
          </table:table-cell>
          <table:table-cell/>
        </table:table-row>
        <table:table-row table:style-name="ro1">
          <table:table-cell office:value-type="float" office:value="0.0367742898236064">
            <text:p>0.0367742898</text:p>
          </table:table-cell>
          <table:table-cell/>
        </table:table-row>
        <table:table-row table:style-name="ro1">
          <table:table-cell office:value-type="float" office:value="0.0487659920619681">
            <text:p>0.0487659921</text:p>
          </table:table-cell>
          <table:table-cell/>
        </table:table-row>
        <table:table-row table:style-name="ro1">
          <table:table-cell office:value-type="float" office:value="0.0338902047491829">
            <text:p>0.0338902047</text:p>
          </table:table-cell>
          <table:table-cell/>
        </table:table-row>
        <table:table-row table:style-name="ro1">
          <table:table-cell office:value-type="float" office:value="0.0575750752034128">
            <text:p>0.0575750752</text:p>
          </table:table-cell>
          <table:table-cell/>
        </table:table-row>
        <table:table-row table:style-name="ro1">
          <table:table-cell office:value-type="float" office:value="0.0428108747720577">
            <text:p>0.0428108748</text:p>
          </table:table-cell>
          <table:table-cell/>
        </table:table-row>
        <table:table-row table:style-name="ro1">
          <table:table-cell office:value-type="float" office:value="0.0449919794797315">
            <text:p>0.0449919795</text:p>
          </table:table-cell>
          <table:table-cell/>
        </table:table-row>
        <table:table-row table:style-name="ro1">
          <table:table-cell office:value-type="float" office:value="0.040525347174933">
            <text:p>0.0405253472</text:p>
          </table:table-cell>
          <table:table-cell/>
        </table:table-row>
        <table:table-row table:style-name="ro1">
          <table:table-cell office:value-type="float" office:value="0.03340321208587">
            <text:p>0.0334032121</text:p>
          </table:table-cell>
          <table:table-cell/>
        </table:table-row>
        <table:table-row table:style-name="ro1">
          <table:table-cell office:value-type="float" office:value="0.0465026073336715">
            <text:p>0.0465026073</text:p>
          </table:table-cell>
          <table:table-cell/>
        </table:table-row>
        <table:table-row table:style-name="ro1">
          <table:table-cell office:value-type="float" office:value="0.0283110258768233">
            <text:p>0.0283110259</text:p>
          </table:table-cell>
          <table:table-cell/>
        </table:table-row>
        <table:table-row table:style-name="ro1">
          <table:table-cell office:value-type="float" office:value="0.0363962988379438">
            <text:p>0.0363962988</text:p>
          </table:table-cell>
          <table:table-cell/>
        </table:table-row>
        <table:table-row table:style-name="ro1">
          <table:table-cell office:value-type="float" office:value="0.0432849846668546">
            <text:p>0.0432849847</text:p>
          </table:table-cell>
          <table:table-cell/>
        </table:table-row>
        <table:table-row table:style-name="ro1">
          <table:table-cell office:value-type="float" office:value="0.0323776358996048">
            <text:p>0.0323776359</text:p>
          </table:table-cell>
          <table:table-cell/>
        </table:table-row>
        <table:table-row table:style-name="ro1">
          <table:table-cell office:value-type="float" office:value="0.0314346453727024">
            <text:p>0.0314346454</text:p>
          </table:table-cell>
          <table:table-cell/>
        </table:table-row>
        <table:table-row table:style-name="ro1">
          <table:table-cell office:value-type="float" office:value="0.0341291362774357">
            <text:p>0.0341291363</text:p>
          </table:table-cell>
          <table:table-cell/>
        </table:table-row>
        <table:table-row table:style-name="ro1">
          <table:table-cell office:value-type="float" office:value="0.0283820915514309">
            <text:p>0.0283820916</text:p>
          </table:table-cell>
          <table:table-cell/>
        </table:table-row>
        <table:table-row table:style-name="ro1">
          <table:table-cell office:value-type="float" office:value="0.0334537430866631">
            <text:p>0.0334537431</text:p>
          </table:table-cell>
          <table:table-cell/>
        </table:table-row>
        <table:table-row table:style-name="ro1">
          <table:table-cell office:value-type="float" office:value="0.0391093336512233">
            <text:p>0.0391093337</text:p>
          </table:table-cell>
          <table:table-cell/>
        </table:table-row>
        <table:table-row table:style-name="ro1">
          <table:table-cell office:value-type="float" office:value="0.0502848279761394">
            <text:p>0.050284828</text:p>
          </table:table-cell>
          <table:table-cell/>
        </table:table-row>
        <table:table-row table:style-name="ro1">
          <table:table-cell office:value-type="float" office:value="0.0302952972223024">
            <text:p>0.0302952972</text:p>
          </table:table-cell>
          <table:table-cell/>
        </table:table-row>
        <table:table-row table:style-name="ro1">
          <table:table-cell office:value-type="float" office:value="0.0439881412289519">
            <text:p>0.0439881412</text:p>
          </table:table-cell>
          <table:table-cell/>
        </table:table-row>
        <table:table-row table:style-name="ro1">
          <table:table-cell office:value-type="float" office:value="0.0323261572639394">
            <text:p>0.0323261573</text:p>
          </table:table-cell>
          <table:table-cell/>
        </table:table-row>
        <table:table-row table:style-name="ro1">
          <table:table-cell office:value-type="float" office:value="0.0331423864288347">
            <text:p>0.0331423864</text:p>
          </table:table-cell>
          <table:table-cell/>
        </table:table-row>
        <table:table-row table:style-name="ro1">
          <table:table-cell office:value-type="float" office:value="0.038899848492581">
            <text:p>0.0388998485</text:p>
          </table:table-cell>
          <table:table-cell/>
        </table:table-row>
        <table:table-row table:style-name="ro1">
          <table:table-cell office:value-type="float" office:value="0.0561852075242377">
            <text:p>0.0561852075</text:p>
          </table:table-cell>
          <table:table-cell/>
        </table:table-row>
        <table:table-row table:style-name="ro1">
          <table:table-cell office:value-type="float" office:value="0.0422320898665793">
            <text:p>0.0422320899</text:p>
          </table:table-cell>
          <table:table-cell/>
        </table:table-row>
        <table:table-row table:style-name="ro1">
          <table:table-cell office:value-type="float" office:value="0.0398840533665651">
            <text:p>0.0398840534</text:p>
          </table:table-cell>
          <table:table-cell/>
        </table:table-row>
        <table:table-row table:style-name="ro1">
          <table:table-cell office:value-type="float" office:value="0.0397377503912694">
            <text:p>0.0397377504</text:p>
          </table:table-cell>
          <table:table-cell/>
        </table:table-row>
        <table:table-row table:style-name="ro1">
          <table:table-cell office:value-type="float" office:value="0.0475257500211526">
            <text:p>0.04752575</text:p>
          </table:table-cell>
          <table:table-cell/>
        </table:table-row>
        <table:table-row table:style-name="ro1">
          <table:table-cell office:value-type="float" office:value="0.0413600791425409">
            <text:p>0.0413600791</text:p>
          </table:table-cell>
          <table:table-cell/>
        </table:table-row>
        <table:table-row table:style-name="ro1">
          <table:table-cell office:value-type="float" office:value="0.0403782888177569">
            <text:p>0.0403782888</text:p>
          </table:table-cell>
          <table:table-cell/>
        </table:table-row>
        <table:table-row table:style-name="ro1">
          <table:table-cell office:value-type="float" office:value="0.0347643189803517">
            <text:p>0.034764319</text:p>
          </table:table-cell>
          <table:table-cell/>
        </table:table-row>
        <table:table-row table:style-name="ro1">
          <table:table-cell office:value-type="float" office:value="0.0351525317008025">
            <text:p>0.0351525317</text:p>
          </table:table-cell>
          <table:table-cell/>
        </table:table-row>
        <table:table-row table:style-name="ro1">
          <table:table-cell office:value-type="float" office:value="0.0258646937410734">
            <text:p>0.0258646937</text:p>
          </table:table-cell>
          <table:table-cell/>
        </table:table-row>
        <table:table-row table:style-name="ro1">
          <table:table-cell office:value-type="float" office:value="0.0460519183334509">
            <text:p>0.0460519183</text:p>
          </table:table-cell>
          <table:table-cell/>
        </table:table-row>
        <table:table-row table:style-name="ro1">
          <table:table-cell office:value-type="float" office:value="0.049246627425315">
            <text:p>0.0492466274</text:p>
          </table:table-cell>
          <table:table-cell/>
        </table:table-row>
        <table:table-row table:style-name="ro1">
          <table:table-cell office:value-type="float" office:value="0.060679595804931">
            <text:p>0.0606795958</text:p>
          </table:table-cell>
          <table:table-cell/>
        </table:table-row>
        <table:table-row table:style-name="ro1">
          <table:table-cell office:value-type="float" office:value="0.0302650439737261">
            <text:p>0.030265044</text:p>
          </table:table-cell>
          <table:table-cell/>
        </table:table-row>
        <table:table-row table:style-name="ro1">
          <table:table-cell office:value-type="float" office:value="0.0561627442037791">
            <text:p>0.0561627442</text:p>
          </table:table-cell>
          <table:table-cell/>
        </table:table-row>
        <table:table-row table:style-name="ro1">
          <table:table-cell office:value-type="float" office:value="0.0403216043615392">
            <text:p>0.0403216044</text:p>
          </table:table-cell>
          <table:table-cell/>
        </table:table-row>
        <table:table-row table:style-name="ro1">
          <table:table-cell office:value-type="float" office:value="0.0453820307340424">
            <text:p>0.0453820307</text:p>
          </table:table-cell>
          <table:table-cell/>
        </table:table-row>
        <table:table-row table:style-name="ro1">
          <table:table-cell office:value-type="float" office:value="0.0358576896190847">
            <text:p>0.0358576896</text:p>
          </table:table-cell>
          <table:table-cell/>
        </table:table-row>
        <table:table-row table:style-name="ro1">
          <table:table-cell office:value-type="float" office:value="0.0359218393486706">
            <text:p>0.0359218393</text:p>
          </table:table-cell>
          <table:table-cell/>
        </table:table-row>
        <table:table-row table:style-name="ro1">
          <table:table-cell office:value-type="float" office:value="0.0315073546639525">
            <text:p>0.0315073547</text:p>
          </table:table-cell>
          <table:table-cell/>
        </table:table-row>
        <table:table-row table:style-name="ro1">
          <table:table-cell office:value-type="float" office:value="0.0446244074967744">
            <text:p>0.0446244075</text:p>
          </table:table-cell>
          <table:table-cell/>
        </table:table-row>
        <table:table-row table:style-name="ro1">
          <table:table-cell office:value-type="float" office:value="0.0246352053601856">
            <text:p>0.0246352054</text:p>
          </table:table-cell>
          <table:table-cell/>
        </table:table-row>
        <table:table-row table:style-name="ro1">
          <table:table-cell office:value-type="float" office:value="0.0239733809807469">
            <text:p>0.023973381</text:p>
          </table:table-cell>
          <table:table-cell/>
        </table:table-row>
        <table:table-row table:style-name="ro1">
          <table:table-cell office:value-type="float" office:value="0.0342941962878415">
            <text:p>0.0342941963</text:p>
          </table:table-cell>
          <table:table-cell/>
        </table:table-row>
        <table:table-row table:style-name="ro1">
          <table:table-cell office:value-type="float" office:value="0.0417555739871984">
            <text:p>0.041755574</text:p>
          </table:table-cell>
          <table:table-cell/>
        </table:table-row>
        <table:table-row table:style-name="ro1">
          <table:table-cell office:value-type="float" office:value="0.0480591232287266">
            <text:p>0.0480591232</text:p>
          </table:table-cell>
          <table:table-cell/>
        </table:table-row>
        <table:table-row table:style-name="ro1">
          <table:table-cell office:value-type="float" office:value="0.026750129545231">
            <text:p>0.0267501295</text:p>
          </table:table-cell>
          <table:table-cell/>
        </table:table-row>
        <table:table-row table:style-name="ro1">
          <table:table-cell office:value-type="float" office:value="0.0294635262997059">
            <text:p>0.0294635263</text:p>
          </table:table-cell>
          <table:table-cell/>
        </table:table-row>
        <table:table-row table:style-name="ro1">
          <table:table-cell office:value-type="float" office:value="0.0431472216787126">
            <text:p>0.0431472217</text:p>
          </table:table-cell>
          <table:table-cell/>
        </table:table-row>
        <table:table-row table:style-name="ro1">
          <table:table-cell office:value-type="float" office:value="0.03237409182087">
            <text:p>0.0323740918</text:p>
          </table:table-cell>
          <table:table-cell/>
        </table:table-row>
        <table:table-row table:style-name="ro1">
          <table:table-cell office:value-type="float" office:value="0.0307599523484288">
            <text:p>0.0307599523</text:p>
          </table:table-cell>
          <table:table-cell/>
        </table:table-row>
        <table:table-row table:style-name="ro1">
          <table:table-cell office:value-type="float" office:value="0.031426808117337">
            <text:p>0.0314268081</text:p>
          </table:table-cell>
          <table:table-cell/>
        </table:table-row>
        <table:table-row table:style-name="ro1">
          <table:table-cell office:value-type="float" office:value="0.0365762098637274">
            <text:p>0.0365762099</text:p>
          </table:table-cell>
          <table:table-cell/>
        </table:table-row>
        <table:table-row table:style-name="ro1">
          <table:table-cell office:value-type="float" office:value="0.0440877394805562">
            <text:p>0.0440877395</text:p>
          </table:table-cell>
          <table:table-cell/>
        </table:table-row>
        <table:table-row table:style-name="ro1">
          <table:table-cell office:value-type="float" office:value="0.0215050325065339">
            <text:p>0.0215050325</text:p>
          </table:table-cell>
          <table:table-cell/>
        </table:table-row>
        <table:table-row table:style-name="ro1">
          <table:table-cell office:value-type="float" office:value="0.042274558792467">
            <text:p>0.0422745588</text:p>
          </table:table-cell>
          <table:table-cell/>
        </table:table-row>
        <table:table-row table:style-name="ro1">
          <table:table-cell office:value-type="float" office:value="0.0402802191279871">
            <text:p>0.0402802191</text:p>
          </table:table-cell>
          <table:table-cell/>
        </table:table-row>
        <table:table-row table:style-name="ro1">
          <table:table-cell office:value-type="float" office:value="0.0480823665425593">
            <text:p>0.0480823665</text:p>
          </table:table-cell>
          <table:table-cell/>
        </table:table-row>
        <table:table-row table:style-name="ro1">
          <table:table-cell office:value-type="float" office:value="0.0489333661774985">
            <text:p>0.0489333662</text:p>
          </table:table-cell>
          <table:table-cell/>
        </table:table-row>
        <table:table-row table:style-name="ro1">
          <table:table-cell office:value-type="float" office:value="0.0470017179148236">
            <text:p>0.0470017179</text:p>
          </table:table-cell>
          <table:table-cell/>
        </table:table-row>
        <table:table-row table:style-name="ro1">
          <table:table-cell office:value-type="float" office:value="0.0373473865970571">
            <text:p>0.0373473866</text:p>
          </table:table-cell>
          <table:table-cell/>
        </table:table-row>
        <table:table-row table:style-name="ro1">
          <table:table-cell office:value-type="float" office:value="0.0343929620399404">
            <text:p>0.034392962</text:p>
          </table:table-cell>
          <table:table-cell/>
        </table:table-row>
        <table:table-row table:style-name="ro1">
          <table:table-cell office:value-type="float" office:value="0.0359575255281183">
            <text:p>0.0359575255</text:p>
          </table:table-cell>
          <table:table-cell/>
        </table:table-row>
        <table:table-row table:style-name="ro1">
          <table:table-cell office:value-type="float" office:value="0.0538794729838984">
            <text:p>0.053879473</text:p>
          </table:table-cell>
          <table:table-cell/>
        </table:table-row>
        <table:table-row table:style-name="ro1">
          <table:table-cell office:value-type="float" office:value="0.0294180392613505">
            <text:p>0.0294180393</text:p>
          </table:table-cell>
          <table:table-cell/>
        </table:table-row>
        <table:table-row table:style-name="ro1">
          <table:table-cell office:value-type="float" office:value="0.0465488943634414">
            <text:p>0.0465488944</text:p>
          </table:table-cell>
          <table:table-cell/>
        </table:table-row>
        <table:table-row table:style-name="ro1">
          <table:table-cell office:value-type="float" office:value="0.0401505461656595">
            <text:p>0.0401505462</text:p>
          </table:table-cell>
          <table:table-cell/>
        </table:table-row>
        <table:table-row table:style-name="ro1">
          <table:table-cell office:value-type="float" office:value="0.0585242296422479">
            <text:p>0.0585242296</text:p>
          </table:table-cell>
          <table:table-cell/>
        </table:table-row>
        <table:table-row table:style-name="ro1">
          <table:table-cell office:value-type="float" office:value="0.0500095861800613">
            <text:p>0.0500095862</text:p>
          </table:table-cell>
          <table:table-cell/>
        </table:table-row>
        <table:table-row table:style-name="ro1">
          <table:table-cell office:value-type="float" office:value="0.0273924062544975">
            <text:p>0.0273924063</text:p>
          </table:table-cell>
          <table:table-cell/>
        </table:table-row>
        <table:table-row table:style-name="ro1">
          <table:table-cell office:value-type="float" office:value="0.0348650101319682">
            <text:p>0.0348650101</text:p>
          </table:table-cell>
          <table:table-cell/>
        </table:table-row>
        <table:table-row table:style-name="ro1">
          <table:table-cell office:value-type="float" office:value="0.0402172906749847">
            <text:p>0.0402172907</text:p>
          </table:table-cell>
          <table:table-cell/>
        </table:table-row>
        <table:table-row table:style-name="ro1">
          <table:table-cell office:value-type="float" office:value="0.0323284837098361">
            <text:p>0.0323284837</text:p>
          </table:table-cell>
          <table:table-cell/>
        </table:table-row>
        <table:table-row table:style-name="ro1">
          <table:table-cell office:value-type="float" office:value="0.0648356854384861">
            <text:p>0.0648356854</text:p>
          </table:table-cell>
          <table:table-cell/>
        </table:table-row>
        <table:table-row table:style-name="ro1">
          <table:table-cell office:value-type="float" office:value="0.0313784610512382">
            <text:p>0.0313784611</text:p>
          </table:table-cell>
          <table:table-cell/>
        </table:table-row>
        <table:table-row table:style-name="ro1">
          <table:table-cell office:value-type="float" office:value="0.0431690432660032">
            <text:p>0.0431690433</text:p>
          </table:table-cell>
          <table:table-cell/>
        </table:table-row>
        <table:table-row table:style-name="ro1">
          <table:table-cell office:value-type="float" office:value="0.0565685542436603">
            <text:p>0.0565685542</text:p>
          </table:table-cell>
          <table:table-cell/>
        </table:table-row>
        <table:table-row table:style-name="ro1">
          <table:table-cell office:value-type="float" office:value="0.0321873626810915">
            <text:p>0.0321873627</text:p>
          </table:table-cell>
          <table:table-cell/>
        </table:table-row>
        <table:table-row table:style-name="ro1">
          <table:table-cell office:value-type="float" office:value="0.0388464656279496">
            <text:p>0.0388464656</text:p>
          </table:table-cell>
          <table:table-cell/>
        </table:table-row>
        <table:table-row table:style-name="ro1">
          <table:table-cell office:value-type="float" office:value="0.0390988550670526">
            <text:p>0.0390988551</text:p>
          </table:table-cell>
          <table:table-cell/>
        </table:table-row>
        <table:table-row table:style-name="ro1">
          <table:table-cell office:value-type="float" office:value="0.035682406552338">
            <text:p>0.0356824066</text:p>
          </table:table-cell>
          <table:table-cell/>
        </table:table-row>
        <table:table-row table:style-name="ro1">
          <table:table-cell office:value-type="float" office:value="0.0325477158809037">
            <text:p>0.0325477159</text:p>
          </table:table-cell>
          <table:table-cell/>
        </table:table-row>
        <table:table-row table:style-name="ro1">
          <table:table-cell office:value-type="float" office:value="0.0422257616031647">
            <text:p>0.0422257616</text:p>
          </table:table-cell>
          <table:table-cell/>
        </table:table-row>
        <table:table-row table:style-name="ro1">
          <table:table-cell office:value-type="float" office:value="0.0432307162490756">
            <text:p>0.0432307162</text:p>
          </table:table-cell>
          <table:table-cell/>
        </table:table-row>
        <table:table-row table:style-name="ro1">
          <table:table-cell office:value-type="float" office:value="0.0251180028542455">
            <text:p>0.0251180029</text:p>
          </table:table-cell>
          <table:table-cell/>
        </table:table-row>
        <table:table-row table:style-name="ro1">
          <table:table-cell office:value-type="float" office:value="0.0436068880219386">
            <text:p>0.043606888</text:p>
          </table:table-cell>
          <table:table-cell/>
        </table:table-row>
        <table:table-row table:style-name="ro1">
          <table:table-cell office:value-type="float" office:value="0.0454171374758354">
            <text:p>0.0454171375</text:p>
          </table:table-cell>
          <table:table-cell/>
        </table:table-row>
        <table:table-row table:style-name="ro1">
          <table:table-cell office:value-type="float" office:value="0.0345379077529503">
            <text:p>0.0345379078</text:p>
          </table:table-cell>
          <table:table-cell/>
        </table:table-row>
        <table:table-row table:style-name="ro1">
          <table:table-cell office:value-type="float" office:value="0.0369104998796514">
            <text:p>0.0369104999</text:p>
          </table:table-cell>
          <table:table-cell/>
        </table:table-row>
        <table:table-row table:style-name="ro1">
          <table:table-cell office:value-type="float" office:value="0.0444843312296744">
            <text:p>0.0444843312</text:p>
          </table:table-cell>
          <table:table-cell/>
        </table:table-row>
        <table:table-row table:style-name="ro1">
          <table:table-cell office:value-type="float" office:value="0.0482263125516258">
            <text:p>0.0482263126</text:p>
          </table:table-cell>
          <table:table-cell/>
        </table:table-row>
        <table:table-row table:style-name="ro1">
          <table:table-cell office:value-type="float" office:value="0.0395613975405652">
            <text:p>0.0395613975</text:p>
          </table:table-cell>
          <table:table-cell/>
        </table:table-row>
        <table:table-row table:style-name="ro1">
          <table:table-cell office:value-type="float" office:value="0.0291051212507877">
            <text:p>0.0291051213</text:p>
          </table:table-cell>
          <table:table-cell/>
        </table:table-row>
        <table:table-row table:style-name="ro1">
          <table:table-cell office:value-type="float" office:value="0.0295122245966663">
            <text:p>0.0295122246</text:p>
          </table:table-cell>
          <table:table-cell/>
        </table:table-row>
        <table:table-row table:style-name="ro1">
          <table:table-cell office:value-type="float" office:value="0.0342489889659114">
            <text:p>0.034248989</text:p>
          </table:table-cell>
          <table:table-cell/>
        </table:table-row>
        <table:table-row table:style-name="ro1">
          <table:table-cell office:value-type="float" office:value="0.0539323146668621">
            <text:p>0.0539323147</text:p>
          </table:table-cell>
          <table:table-cell/>
        </table:table-row>
        <table:table-row table:style-name="ro1">
          <table:table-cell office:value-type="float" office:value="0.0380218875679554">
            <text:p>0.0380218876</text:p>
          </table:table-cell>
          <table:table-cell/>
        </table:table-row>
        <table:table-row table:style-name="ro1">
          <table:table-cell office:value-type="float" office:value="0.039130778325327">
            <text:p>0.0391307783</text:p>
          </table:table-cell>
          <table:table-cell/>
        </table:table-row>
        <table:table-row table:style-name="ro1">
          <table:table-cell office:value-type="float" office:value="0.0317660658669316">
            <text:p>0.0317660659</text:p>
          </table:table-cell>
          <table:table-cell/>
        </table:table-row>
        <table:table-row table:style-name="ro1">
          <table:table-cell office:value-type="float" office:value="0.05937917158948">
            <text:p>0.0593791716</text:p>
          </table:table-cell>
          <table:table-cell/>
        </table:table-row>
        <table:table-row table:style-name="ro1">
          <table:table-cell office:value-type="float" office:value="0.0381122138710467">
            <text:p>0.0381122139</text:p>
          </table:table-cell>
          <table:table-cell/>
        </table:table-row>
        <table:table-row table:style-name="ro1">
          <table:table-cell office:value-type="float" office:value="0.026220976448127">
            <text:p>0.0262209764</text:p>
          </table:table-cell>
          <table:table-cell/>
        </table:table-row>
        <table:table-row table:style-name="ro1">
          <table:table-cell office:value-type="float" office:value="0.0303505756646262">
            <text:p>0.0303505757</text:p>
          </table:table-cell>
          <table:table-cell/>
        </table:table-row>
        <table:table-row table:style-name="ro1">
          <table:table-cell office:value-type="float" office:value="0.0379172139925029">
            <text:p>0.037917214</text:p>
          </table:table-cell>
          <table:table-cell/>
        </table:table-row>
        <table:table-row table:style-name="ro1">
          <table:table-cell office:value-type="float" office:value="0.0372303910695101">
            <text:p>0.0372303911</text:p>
          </table:table-cell>
          <table:table-cell/>
        </table:table-row>
        <table:table-row table:style-name="ro1">
          <table:table-cell office:value-type="float" office:value="0.0381999180868631">
            <text:p>0.0381999181</text:p>
          </table:table-cell>
          <table:table-cell/>
        </table:table-row>
        <table:table-row table:style-name="ro1">
          <table:table-cell office:value-type="float" office:value="0.0430459289724456">
            <text:p>0.043045929</text:p>
          </table:table-cell>
          <table:table-cell/>
        </table:table-row>
        <table:table-row table:style-name="ro1">
          <table:table-cell office:value-type="float" office:value="0.0468051202472494">
            <text:p>0.0468051202</text:p>
          </table:table-cell>
          <table:table-cell/>
        </table:table-row>
        <table:table-row table:style-name="ro1">
          <table:table-cell office:value-type="float" office:value="0.0319969669403029">
            <text:p>0.0319969669</text:p>
          </table:table-cell>
          <table:table-cell/>
        </table:table-row>
        <table:table-row table:style-name="ro1">
          <table:table-cell office:value-type="float" office:value="0.0413008976066723">
            <text:p>0.0413008976</text:p>
          </table:table-cell>
          <table:table-cell/>
        </table:table-row>
        <table:table-row table:style-name="ro1">
          <table:table-cell office:value-type="float" office:value="0.0332186913822812">
            <text:p>0.0332186914</text:p>
          </table:table-cell>
          <table:table-cell/>
        </table:table-row>
        <table:table-row table:style-name="ro1">
          <table:table-cell office:value-type="float" office:value="0.0455995873225148">
            <text:p>0.0455995873</text:p>
          </table:table-cell>
          <table:table-cell/>
        </table:table-row>
        <table:table-row table:style-name="ro1">
          <table:table-cell office:value-type="float" office:value="0.0388721100367039">
            <text:p>0.03887211</text:p>
          </table:table-cell>
          <table:table-cell/>
        </table:table-row>
        <table:table-row table:style-name="ro1">
          <table:table-cell office:value-type="float" office:value="0.0300232431580629">
            <text:p>0.0300232432</text:p>
          </table:table-cell>
          <table:table-cell/>
        </table:table-row>
        <table:table-row table:style-name="ro1">
          <table:table-cell office:value-type="float" office:value="0.0396157310107652">
            <text:p>0.039615731</text:p>
          </table:table-cell>
          <table:table-cell/>
        </table:table-row>
        <table:table-row table:style-name="ro1">
          <table:table-cell office:value-type="float" office:value="0.0150726946178914">
            <text:p>0.0150726946</text:p>
          </table:table-cell>
          <table:table-cell/>
        </table:table-row>
        <table:table-row table:style-name="ro1">
          <table:table-cell office:value-type="float" office:value="0.0312477891466767">
            <text:p>0.0312477891</text:p>
          </table:table-cell>
          <table:table-cell/>
        </table:table-row>
        <table:table-row table:style-name="ro1">
          <table:table-cell office:value-type="float" office:value="0.0360877455670707">
            <text:p>0.0360877456</text:p>
          </table:table-cell>
          <table:table-cell/>
        </table:table-row>
        <table:table-row table:style-name="ro1">
          <table:table-cell office:value-type="float" office:value="0.0324644387996631">
            <text:p>0.0324644388</text:p>
          </table:table-cell>
          <table:table-cell/>
        </table:table-row>
        <table:table-row table:style-name="ro1">
          <table:table-cell office:value-type="float" office:value="0.0392186887062824">
            <text:p>0.0392186887</text:p>
          </table:table-cell>
          <table:table-cell/>
        </table:table-row>
        <table:table-row table:style-name="ro1">
          <table:table-cell office:value-type="float" office:value="0.0339139200409096">
            <text:p>0.03391392</text:p>
          </table:table-cell>
          <table:table-cell/>
        </table:table-row>
        <table:table-row table:style-name="ro1">
          <table:table-cell office:value-type="float" office:value="0.0324879004360844">
            <text:p>0.0324879004</text:p>
          </table:table-cell>
          <table:table-cell/>
        </table:table-row>
        <table:table-row table:style-name="ro1">
          <table:table-cell office:value-type="float" office:value="0.0344917051945933">
            <text:p>0.0344917052</text:p>
          </table:table-cell>
          <table:table-cell/>
        </table:table-row>
        <table:table-row table:style-name="ro1">
          <table:table-cell office:value-type="float" office:value="0.0180691988713751">
            <text:p>0.0180691989</text:p>
          </table:table-cell>
          <table:table-cell/>
        </table:table-row>
        <table:table-row table:style-name="ro1">
          <table:table-cell office:value-type="float" office:value="0.0192617631610936">
            <text:p>0.0192617632</text:p>
          </table:table-cell>
          <table:table-cell/>
        </table:table-row>
        <table:table-row table:style-name="ro1">
          <table:table-cell office:value-type="float" office:value="0.0329553849036121">
            <text:p>0.0329553849</text:p>
          </table:table-cell>
          <table:table-cell/>
        </table:table-row>
        <table:table-row table:style-name="ro1">
          <table:table-cell office:value-type="float" office:value="0.0110620632155035">
            <text:p>0.0110620632</text:p>
          </table:table-cell>
          <table:table-cell/>
        </table:table-row>
        <table:table-row table:style-name="ro1">
          <table:table-cell office:value-type="float" office:value="0.0192751485176714">
            <text:p>0.0192751485</text:p>
          </table:table-cell>
          <table:table-cell/>
        </table:table-row>
        <table:table-row table:style-name="ro1">
          <table:table-cell office:value-type="float" office:value="0.0261187311572046">
            <text:p>0.0261187312</text:p>
          </table:table-cell>
          <table:table-cell/>
        </table:table-row>
        <table:table-row table:style-name="ro1">
          <table:table-cell office:value-type="float" office:value="0.0387601889852208">
            <text:p>0.038760189</text:p>
          </table:table-cell>
          <table:table-cell/>
        </table:table-row>
        <table:table-row table:style-name="ro1">
          <table:table-cell office:value-type="float" office:value="0.0351019905717364">
            <text:p>0.0351019906</text:p>
          </table:table-cell>
          <table:table-cell/>
        </table:table-row>
        <table:table-row table:style-name="ro1">
          <table:table-cell office:value-type="float" office:value="0.0243218971985686">
            <text:p>0.0243218972</text:p>
          </table:table-cell>
          <table:table-cell/>
        </table:table-row>
        <table:table-row table:style-name="ro1">
          <table:table-cell office:value-type="float" office:value="0.0216977990770633">
            <text:p>0.0216977991</text:p>
          </table:table-cell>
          <table:table-cell/>
        </table:table-row>
        <table:table-row table:style-name="ro1">
          <table:table-cell office:value-type="float" office:value="0.0306730673069341">
            <text:p>0.0306730673</text:p>
          </table:table-cell>
          <table:table-cell/>
        </table:table-row>
        <table:table-row table:style-name="ro1">
          <table:table-cell office:value-type="float" office:value="0.0240635682953268">
            <text:p>0.0240635683</text:p>
          </table:table-cell>
          <table:table-cell/>
        </table:table-row>
        <table:table-row table:style-name="ro1">
          <table:table-cell office:value-type="float" office:value="0.0284643503693627">
            <text:p>0.0284643504</text:p>
          </table:table-cell>
          <table:table-cell/>
        </table:table-row>
        <table:table-row table:style-name="ro1">
          <table:table-cell office:value-type="float" office:value="0.0455804407128582">
            <text:p>0.0455804407</text:p>
          </table:table-cell>
          <table:table-cell/>
        </table:table-row>
        <table:table-row table:style-name="ro1">
          <table:table-cell office:value-type="float" office:value="0.0235306038069957">
            <text:p>0.0235306038</text:p>
          </table:table-cell>
          <table:table-cell/>
        </table:table-row>
        <table:table-row table:style-name="ro1">
          <table:table-cell office:value-type="float" office:value="0.0301524740988865">
            <text:p>0.0301524741</text:p>
          </table:table-cell>
          <table:table-cell/>
        </table:table-row>
        <table:table-row table:style-name="ro1">
          <table:table-cell office:value-type="float" office:value="0.0351907731036413">
            <text:p>0.0351907731</text:p>
          </table:table-cell>
          <table:table-cell/>
        </table:table-row>
        <table:table-row table:style-name="ro1">
          <table:table-cell office:value-type="float" office:value="0.0108759444686845">
            <text:p>0.0108759445</text:p>
          </table:table-cell>
          <table:table-cell/>
        </table:table-row>
        <table:table-row table:style-name="ro1">
          <table:table-cell office:value-type="float" office:value="0.0318171311240313">
            <text:p>0.0318171311</text:p>
          </table:table-cell>
          <table:table-cell/>
        </table:table-row>
        <table:table-row table:style-name="ro1">
          <table:table-cell office:value-type="float" office:value="0.0191987461486397">
            <text:p>0.0191987461</text:p>
          </table:table-cell>
          <table:table-cell/>
        </table:table-row>
        <table:table-row table:style-name="ro1">
          <table:table-cell office:value-type="float" office:value="0.0140865738408366">
            <text:p>0.0140865738</text:p>
          </table:table-cell>
          <table:table-cell/>
        </table:table-row>
        <table:table-row table:style-name="ro1">
          <table:table-cell office:value-type="float" office:value="0.0209419472794402">
            <text:p>0.0209419473</text:p>
          </table:table-cell>
          <table:table-cell/>
        </table:table-row>
        <table:table-row table:style-name="ro1">
          <table:table-cell office:value-type="float" office:value="0.0496698991356092">
            <text:p>0.0496698991</text:p>
          </table:table-cell>
          <table:table-cell/>
        </table:table-row>
        <table:table-row table:style-name="ro1">
          <table:table-cell office:value-type="float" office:value="0.0486790494636428">
            <text:p>0.0486790495</text:p>
          </table:table-cell>
          <table:table-cell/>
        </table:table-row>
        <table:table-row table:style-name="ro1">
          <table:table-cell office:value-type="float" office:value="0.0340762020095239">
            <text:p>0.034076202</text:p>
          </table:table-cell>
          <table:table-cell/>
        </table:table-row>
        <table:table-row table:style-name="ro1">
          <table:table-cell office:value-type="float" office:value="0.0246966206470092">
            <text:p>0.0246966206</text:p>
          </table:table-cell>
          <table:table-cell/>
        </table:table-row>
        <table:table-row table:style-name="ro1">
          <table:table-cell office:value-type="float" office:value="0.0220771716521666">
            <text:p>0.0220771717</text:p>
          </table:table-cell>
          <table:table-cell/>
        </table:table-row>
        <table:table-row table:style-name="ro1">
          <table:table-cell office:value-type="float" office:value="0.0467417829463974">
            <text:p>0.0467417829</text:p>
          </table:table-cell>
          <table:table-cell/>
        </table:table-row>
        <table:table-row table:style-name="ro1">
          <table:table-cell office:value-type="float" office:value="0.0219150542578617">
            <text:p>0.0219150543</text:p>
          </table:table-cell>
          <table:table-cell/>
        </table:table-row>
        <table:table-row table:style-name="ro1">
          <table:table-cell office:value-type="float" office:value="0.0203782507463571">
            <text:p>0.0203782507</text:p>
          </table:table-cell>
          <table:table-cell/>
        </table:table-row>
        <table:table-row table:style-name="ro1">
          <table:table-cell office:value-type="float" office:value="0.0337889834645589">
            <text:p>0.0337889835</text:p>
          </table:table-cell>
          <table:table-cell/>
        </table:table-row>
        <table:table-row table:style-name="ro1">
          <table:table-cell office:value-type="float" office:value="0.0237188246511796">
            <text:p>0.0237188247</text:p>
          </table:table-cell>
          <table:table-cell/>
        </table:table-row>
        <table:table-row table:style-name="ro1">
          <table:table-cell office:value-type="float" office:value="0.0286751382642622">
            <text:p>0.0286751383</text:p>
          </table:table-cell>
          <table:table-cell/>
        </table:table-row>
        <table:table-row table:style-name="ro1">
          <table:table-cell office:value-type="float" office:value="0.0244495214818753">
            <text:p>0.0244495215</text:p>
          </table:table-cell>
          <table:table-cell/>
        </table:table-row>
        <table:table-row table:style-name="ro1">
          <table:table-cell office:value-type="float" office:value="0.0366960702708715">
            <text:p>0.0366960703</text:p>
          </table:table-cell>
          <table:table-cell/>
        </table:table-row>
        <table:table-row table:style-name="ro1">
          <table:table-cell office:value-type="float" office:value="0.0219319109942161">
            <text:p>0.021931911</text:p>
          </table:table-cell>
          <table:table-cell/>
        </table:table-row>
        <table:table-row table:style-name="ro1">
          <table:table-cell office:value-type="float" office:value="0.0354721243332425">
            <text:p>0.0354721243</text:p>
          </table:table-cell>
          <table:table-cell/>
        </table:table-row>
        <table:table-row table:style-name="ro1">
          <table:table-cell office:value-type="float" office:value="0.0304707982215754">
            <text:p>0.0304707982</text:p>
          </table:table-cell>
          <table:table-cell/>
        </table:table-row>
        <table:table-row table:style-name="ro1">
          <table:table-cell office:value-type="float" office:value="0.0334096951759318">
            <text:p>0.0334096952</text:p>
          </table:table-cell>
          <table:table-cell/>
        </table:table-row>
        <table:table-row table:style-name="ro1">
          <table:table-cell office:value-type="float" office:value="0.016927039072453">
            <text:p>0.0169270391</text:p>
          </table:table-cell>
          <table:table-cell/>
        </table:table-row>
        <table:table-row table:style-name="ro1">
          <table:table-cell office:value-type="float" office:value="0.0263152162775894">
            <text:p>0.0263152163</text:p>
          </table:table-cell>
          <table:table-cell/>
        </table:table-row>
        <table:table-row table:style-name="ro1">
          <table:table-cell office:value-type="float" office:value="0.0395973572704551">
            <text:p>0.0395973573</text:p>
          </table:table-cell>
          <table:table-cell/>
        </table:table-row>
        <table:table-row table:style-name="ro1">
          <table:table-cell office:value-type="float" office:value="0.0230344845979465">
            <text:p>0.0230344846</text:p>
          </table:table-cell>
          <table:table-cell/>
        </table:table-row>
        <table:table-row table:style-name="ro1">
          <table:table-cell office:value-type="float" office:value="0.0192070577100734">
            <text:p>0.0192070577</text:p>
          </table:table-cell>
          <table:table-cell/>
        </table:table-row>
        <table:table-row table:style-name="ro1">
          <table:table-cell office:value-type="float" office:value="0.0325748148646791">
            <text:p>0.0325748149</text:p>
          </table:table-cell>
          <table:table-cell/>
        </table:table-row>
        <table:table-row table:style-name="ro1">
          <table:table-cell office:value-type="float" office:value="0.0227024583032998">
            <text:p>0.0227024583</text:p>
          </table:table-cell>
          <table:table-cell/>
        </table:table-row>
        <table:table-row table:style-name="ro1">
          <table:table-cell office:value-type="float" office:value="0.0164504504567276">
            <text:p>0.0164504505</text:p>
          </table:table-cell>
          <table:table-cell/>
        </table:table-row>
        <table:table-row table:style-name="ro1">
          <table:table-cell office:value-type="float" office:value="0.032594578211638">
            <text:p>0.0325945782</text:p>
          </table:table-cell>
          <table:table-cell/>
        </table:table-row>
        <table:table-row table:style-name="ro1">
          <table:table-cell office:value-type="float" office:value="0.0337835023916846">
            <text:p>0.0337835024</text:p>
          </table:table-cell>
          <table:table-cell/>
        </table:table-row>
        <table:table-row table:style-name="ro1">
          <table:table-cell office:value-type="float" office:value="0.0284238301906048">
            <text:p>0.0284238302</text:p>
          </table:table-cell>
          <table:table-cell/>
        </table:table-row>
        <table:table-row table:style-name="ro1">
          <table:table-cell office:value-type="float" office:value="0.0288299503502356">
            <text:p>0.0288299504</text:p>
          </table:table-cell>
          <table:table-cell/>
        </table:table-row>
        <table:table-row table:style-name="ro1">
          <table:table-cell office:value-type="float" office:value="0.0227402410542483">
            <text:p>0.0227402411</text:p>
          </table:table-cell>
          <table:table-cell/>
        </table:table-row>
        <table:table-row table:style-name="ro1">
          <table:table-cell office:value-type="float" office:value="0.031434624293214">
            <text:p>0.0314346243</text:p>
          </table:table-cell>
          <table:table-cell/>
        </table:table-row>
        <table:table-row table:style-name="ro1">
          <table:table-cell office:value-type="float" office:value="0.0205905850652691">
            <text:p>0.0205905851</text:p>
          </table:table-cell>
          <table:table-cell/>
        </table:table-row>
        <table:table-row table:style-name="ro1">
          <table:table-cell office:value-type="float" office:value="0.0171029517292007">
            <text:p>0.0171029517</text:p>
          </table:table-cell>
          <table:table-cell/>
        </table:table-row>
        <table:table-row table:style-name="ro1">
          <table:table-cell office:value-type="float" office:value="0.0235223323133958">
            <text:p>0.0235223323</text:p>
          </table:table-cell>
          <table:table-cell/>
        </table:table-row>
        <table:table-row table:style-name="ro1">
          <table:table-cell office:value-type="float" office:value="0.0446497569401373">
            <text:p>0.0446497569</text:p>
          </table:table-cell>
          <table:table-cell/>
        </table:table-row>
        <table:table-row table:style-name="ro1">
          <table:table-cell office:value-type="float" office:value="0.0128245042664793">
            <text:p>0.0128245043</text:p>
          </table:table-cell>
          <table:table-cell/>
        </table:table-row>
        <table:table-row table:style-name="ro1">
          <table:table-cell office:value-type="float" office:value="0.0438262754755757">
            <text:p>0.0438262755</text:p>
          </table:table-cell>
          <table:table-cell/>
        </table:table-row>
        <table:table-row table:style-name="ro1">
          <table:table-cell office:value-type="float" office:value="0.0366550801551106">
            <text:p>0.0366550802</text:p>
          </table:table-cell>
          <table:table-cell/>
        </table:table-row>
        <table:table-row table:style-name="ro1">
          <table:table-cell office:value-type="float" office:value="0.0349862672410191">
            <text:p>0.0349862672</text:p>
          </table:table-cell>
          <table:table-cell/>
        </table:table-row>
        <table:table-row table:style-name="ro1">
          <table:table-cell office:value-type="float" office:value="0.0368232204970668">
            <text:p>0.0368232205</text:p>
          </table:table-cell>
          <table:table-cell/>
        </table:table-row>
        <table:table-row table:style-name="ro1">
          <table:table-cell office:value-type="float" office:value="0.0303361811876807">
            <text:p>0.0303361812</text:p>
          </table:table-cell>
          <table:table-cell/>
        </table:table-row>
        <table:table-row table:style-name="ro1">
          <table:table-cell office:value-type="float" office:value="0.0353058142074055">
            <text:p>0.0353058142</text:p>
          </table:table-cell>
          <table:table-cell/>
        </table:table-row>
        <table:table-row table:style-name="ro1">
          <table:table-cell office:value-type="float" office:value="0.00828304032825997">
            <text:p>0.0082830403</text:p>
          </table:table-cell>
          <table:table-cell/>
        </table:table-row>
        <table:table-row table:style-name="ro1">
          <table:table-cell office:value-type="float" office:value="0.0399764719777747">
            <text:p>0.039976472</text:p>
          </table:table-cell>
          <table:table-cell/>
        </table:table-row>
        <table:table-row table:style-name="ro1">
          <table:table-cell office:value-type="float" office:value="0.0180952558261185">
            <text:p>0.0180952558</text:p>
          </table:table-cell>
          <table:table-cell/>
        </table:table-row>
        <table:table-row table:style-name="ro1">
          <table:table-cell office:value-type="float" office:value="0.0485541514990821">
            <text:p>0.0485541515</text:p>
          </table:table-cell>
          <table:table-cell/>
        </table:table-row>
        <table:table-row table:style-name="ro1">
          <table:table-cell office:value-type="float" office:value="0.0267651459876808">
            <text:p>0.026765146</text:p>
          </table:table-cell>
          <table:table-cell/>
        </table:table-row>
        <table:table-row table:style-name="ro1">
          <table:table-cell office:value-type="float" office:value="0.0334199202768908">
            <text:p>0.0334199203</text:p>
          </table:table-cell>
          <table:table-cell/>
        </table:table-row>
        <table:table-row table:style-name="ro1">
          <table:table-cell office:value-type="float" office:value="0.0162484475388847">
            <text:p>0.0162484475</text:p>
          </table:table-cell>
          <table:table-cell/>
        </table:table-row>
        <table:table-row table:style-name="ro1">
          <table:table-cell office:value-type="float" office:value="0.0419951006824974">
            <text:p>0.0419951007</text:p>
          </table:table-cell>
          <table:table-cell/>
        </table:table-row>
        <table:table-row table:style-name="ro1">
          <table:table-cell office:value-type="float" office:value="0.0111181955107258">
            <text:p>0.0111181955</text:p>
          </table:table-cell>
          <table:table-cell/>
        </table:table-row>
        <table:table-row table:style-name="ro1">
          <table:table-cell office:value-type="float" office:value="0.0486480168487062">
            <text:p>0.0486480168</text:p>
          </table:table-cell>
          <table:table-cell/>
        </table:table-row>
        <table:table-row table:style-name="ro1">
          <table:table-cell office:value-type="float" office:value="0.039688938146007">
            <text:p>0.0396889381</text:p>
          </table:table-cell>
          <table:table-cell/>
        </table:table-row>
        <table:table-row table:style-name="ro1">
          <table:table-cell office:value-type="float" office:value="0.0350623108988165">
            <text:p>0.0350623109</text:p>
          </table:table-cell>
          <table:table-cell/>
        </table:table-row>
        <table:table-row table:style-name="ro1">
          <table:table-cell office:value-type="float" office:value="0.0202176431787928">
            <text:p>0.0202176432</text:p>
          </table:table-cell>
          <table:table-cell/>
        </table:table-row>
        <table:table-row table:style-name="ro1">
          <table:table-cell office:value-type="float" office:value="0.0515579043546377">
            <text:p>0.0515579044</text:p>
          </table:table-cell>
          <table:table-cell/>
        </table:table-row>
        <table:table-row table:style-name="ro1">
          <table:table-cell office:value-type="float" office:value="0.031369032600127">
            <text:p>0.0313690326</text:p>
          </table:table-cell>
          <table:table-cell/>
        </table:table-row>
        <table:table-row table:style-name="ro1">
          <table:table-cell office:value-type="float" office:value="0.0455961551854963">
            <text:p>0.0455961552</text:p>
          </table:table-cell>
          <table:table-cell/>
        </table:table-row>
        <table:table-row table:style-name="ro1">
          <table:table-cell office:value-type="float" office:value="0.0209298983030825">
            <text:p>0.0209298983</text:p>
          </table:table-cell>
          <table:table-cell/>
        </table:table-row>
        <table:table-row table:style-name="ro1">
          <table:table-cell office:value-type="float" office:value="0.0201501321728307">
            <text:p>0.0201501322</text:p>
          </table:table-cell>
          <table:table-cell/>
        </table:table-row>
        <table:table-row table:style-name="ro1">
          <table:table-cell office:value-type="float" office:value="0.0318335452642085">
            <text:p>0.0318335453</text:p>
          </table:table-cell>
          <table:table-cell/>
        </table:table-row>
        <table:table-row table:style-name="ro1">
          <table:table-cell office:value-type="float" office:value="0.00958186549109131">
            <text:p>0.0095818655</text:p>
          </table:table-cell>
          <table:table-cell/>
        </table:table-row>
        <table:table-row table:style-name="ro1">
          <table:table-cell office:value-type="float" office:value="0.0504818874993708">
            <text:p>0.0504818875</text:p>
          </table:table-cell>
          <table:table-cell/>
        </table:table-row>
        <table:table-row table:style-name="ro1">
          <table:table-cell office:value-type="float" office:value="0.0257463878760862">
            <text:p>0.0257463879</text:p>
          </table:table-cell>
          <table:table-cell/>
        </table:table-row>
        <table:table-row table:style-name="ro1">
          <table:table-cell office:value-type="float" office:value="0.0341101499745438">
            <text:p>0.03411015</text:p>
          </table:table-cell>
          <table:table-cell/>
        </table:table-row>
        <table:table-row table:style-name="ro1">
          <table:table-cell office:value-type="float" office:value="0.0399404163777771">
            <text:p>0.0399404164</text:p>
          </table:table-cell>
          <table:table-cell/>
        </table:table-row>
        <table:table-row table:style-name="ro1">
          <table:table-cell office:value-type="float" office:value="0.0305649708342921">
            <text:p>0.0305649708</text:p>
          </table:table-cell>
          <table:table-cell/>
        </table:table-row>
        <table:table-row table:style-name="ro1">
          <table:table-cell office:value-type="float" office:value="0.023668329290596">
            <text:p>0.0236683293</text:p>
          </table:table-cell>
          <table:table-cell/>
        </table:table-row>
        <table:table-row table:style-name="ro1">
          <table:table-cell office:value-type="float" office:value="0.0112276712990458">
            <text:p>0.0112276713</text:p>
          </table:table-cell>
          <table:table-cell/>
        </table:table-row>
        <table:table-row table:style-name="ro1">
          <table:table-cell office:value-type="float" office:value="0.0270223667691285">
            <text:p>0.0270223668</text:p>
          </table:table-cell>
          <table:table-cell/>
        </table:table-row>
        <table:table-row table:style-name="ro1">
          <table:table-cell office:value-type="float" office:value="0.031290710175033">
            <text:p>0.0312907102</text:p>
          </table:table-cell>
          <table:table-cell/>
        </table:table-row>
        <table:table-row table:style-name="ro1">
          <table:table-cell office:value-type="float" office:value="0.0213577535058878">
            <text:p>0.0213577535</text:p>
          </table:table-cell>
          <table:table-cell/>
        </table:table-row>
        <table:table-row table:style-name="ro1">
          <table:table-cell office:value-type="float" office:value="0.0376958532119814">
            <text:p>0.0376958532</text:p>
          </table:table-cell>
          <table:table-cell/>
        </table:table-row>
        <table:table-row table:style-name="ro1">
          <table:table-cell office:value-type="float" office:value="0.0266855164850411">
            <text:p>0.0266855165</text:p>
          </table:table-cell>
          <table:table-cell/>
        </table:table-row>
        <table:table-row table:style-name="ro1">
          <table:table-cell office:value-type="float" office:value="0.0257874098827191">
            <text:p>0.0257874099</text:p>
          </table:table-cell>
          <table:table-cell/>
        </table:table-row>
        <table:table-row table:style-name="ro1">
          <table:table-cell office:value-type="float" office:value="0.0215727353413729">
            <text:p>0.0215727353</text:p>
          </table:table-cell>
          <table:table-cell/>
        </table:table-row>
        <table:table-row table:style-name="ro1">
          <table:table-cell office:value-type="float" office:value="0.0245662636089818">
            <text:p>0.0245662636</text:p>
          </table:table-cell>
          <table:table-cell/>
        </table:table-row>
        <table:table-row table:style-name="ro1">
          <table:table-cell office:value-type="float" office:value="0.01986343118839">
            <text:p>0.0198634312</text:p>
          </table:table-cell>
          <table:table-cell/>
        </table:table-row>
        <table:table-row table:style-name="ro1">
          <table:table-cell office:value-type="float" office:value="0.027921427036774">
            <text:p>0.027921427</text:p>
          </table:table-cell>
          <table:table-cell/>
        </table:table-row>
        <table:table-row table:style-name="ro1">
          <table:table-cell office:value-type="float" office:value="0.0118569272512347">
            <text:p>0.0118569273</text:p>
          </table:table-cell>
          <table:table-cell/>
        </table:table-row>
        <table:table-row table:style-name="ro1">
          <table:table-cell office:value-type="float" office:value="0.043504222368318">
            <text:p>0.0435042224</text:p>
          </table:table-cell>
          <table:table-cell/>
        </table:table-row>
        <table:table-row table:style-name="ro1">
          <table:table-cell office:value-type="float" office:value="0.0176303631705526">
            <text:p>0.0176303632</text:p>
          </table:table-cell>
          <table:table-cell/>
        </table:table-row>
        <table:table-row table:style-name="ro1">
          <table:table-cell office:value-type="float" office:value="0.0191018006477237">
            <text:p>0.0191018006</text:p>
          </table:table-cell>
          <table:table-cell/>
        </table:table-row>
        <table:table-row table:style-name="ro1">
          <table:table-cell office:value-type="float" office:value="0.0318426744744881">
            <text:p>0.0318426745</text:p>
          </table:table-cell>
          <table:table-cell/>
        </table:table-row>
        <table:table-row table:style-name="ro1">
          <table:table-cell office:value-type="float" office:value="0.0367981095362359">
            <text:p>0.0367981095</text:p>
          </table:table-cell>
          <table:table-cell/>
        </table:table-row>
        <table:table-row table:style-name="ro1">
          <table:table-cell office:value-type="float" office:value="0.0463268576018994">
            <text:p>0.0463268576</text:p>
          </table:table-cell>
          <table:table-cell/>
        </table:table-row>
        <table:table-row table:style-name="ro1">
          <table:table-cell office:value-type="float" office:value="0.0289473193966669">
            <text:p>0.0289473194</text:p>
          </table:table-cell>
          <table:table-cell/>
        </table:table-row>
        <table:table-row table:style-name="ro1">
          <table:table-cell office:value-type="float" office:value="0.0236801885909592">
            <text:p>0.0236801886</text:p>
          </table:table-cell>
          <table:table-cell/>
        </table:table-row>
        <table:table-row table:style-name="ro1">
          <table:table-cell office:value-type="float" office:value="0.0387820562766432">
            <text:p>0.0387820563</text:p>
          </table:table-cell>
          <table:table-cell/>
        </table:table-row>
        <table:table-row table:style-name="ro1">
          <table:table-cell office:value-type="float" office:value="0.0180561828921593">
            <text:p>0.0180561829</text:p>
          </table:table-cell>
          <table:table-cell/>
        </table:table-row>
        <table:table-row table:style-name="ro1">
          <table:table-cell office:value-type="float" office:value="0.039575358673947">
            <text:p>0.0395753587</text:p>
          </table:table-cell>
          <table:table-cell/>
        </table:table-row>
        <table:table-row table:style-name="ro1">
          <table:table-cell office:value-type="float" office:value="0.0162626303686242">
            <text:p>0.0162626304</text:p>
          </table:table-cell>
          <table:table-cell/>
        </table:table-row>
        <table:table-row table:style-name="ro1">
          <table:table-cell office:value-type="float" office:value="0.0455964208773497">
            <text:p>0.0455964209</text:p>
          </table:table-cell>
          <table:table-cell/>
        </table:table-row>
        <table:table-row table:style-name="ro1">
          <table:table-cell office:value-type="float" office:value="0.0129019966865903">
            <text:p>0.0129019967</text:p>
          </table:table-cell>
          <table:table-cell/>
        </table:table-row>
        <table:table-row table:style-name="ro1">
          <table:table-cell office:value-type="float" office:value="0.0387777482979337">
            <text:p>0.0387777483</text:p>
          </table:table-cell>
          <table:table-cell/>
        </table:table-row>
        <table:table-row table:style-name="ro1">
          <table:table-cell office:value-type="float" office:value="0.0458718262893498">
            <text:p>0.0458718263</text:p>
          </table:table-cell>
          <table:table-cell/>
        </table:table-row>
        <table:table-row table:style-name="ro1">
          <table:table-cell office:value-type="float" office:value="0.0402968985673164">
            <text:p>0.0402968986</text:p>
          </table:table-cell>
          <table:table-cell/>
        </table:table-row>
        <table:table-row table:style-name="ro1">
          <table:table-cell office:value-type="float" office:value="0.0284114369479929">
            <text:p>0.0284114369</text:p>
          </table:table-cell>
          <table:table-cell/>
        </table:table-row>
        <table:table-row table:style-name="ro1">
          <table:table-cell office:value-type="float" office:value="0.0364443827737034">
            <text:p>0.0364443828</text:p>
          </table:table-cell>
          <table:table-cell/>
        </table:table-row>
        <table:table-row table:style-name="ro1">
          <table:table-cell office:value-type="float" office:value="0.0374929067386838">
            <text:p>0.0374929067</text:p>
          </table:table-cell>
          <table:table-cell/>
        </table:table-row>
        <table:table-row table:style-name="ro1">
          <table:table-cell office:value-type="float" office:value="0.0212701583363807">
            <text:p>0.0212701583</text:p>
          </table:table-cell>
          <table:table-cell/>
        </table:table-row>
        <table:table-row table:style-name="ro1">
          <table:table-cell office:value-type="float" office:value="0.0233678907498674">
            <text:p>0.0233678907</text:p>
          </table:table-cell>
          <table:table-cell/>
        </table:table-row>
        <table:table-row table:style-name="ro1">
          <table:table-cell office:value-type="float" office:value="0.0170523169984127">
            <text:p>0.017052317</text:p>
          </table:table-cell>
          <table:table-cell/>
        </table:table-row>
        <table:table-row table:style-name="ro1">
          <table:table-cell office:value-type="float" office:value="0.0187246115689875">
            <text:p>0.0187246116</text:p>
          </table:table-cell>
          <table:table-cell/>
        </table:table-row>
        <table:table-row table:style-name="ro1">
          <table:table-cell office:value-type="float" office:value="0.0262441206026287">
            <text:p>0.0262441206</text:p>
          </table:table-cell>
          <table:table-cell/>
        </table:table-row>
        <table:table-row table:style-name="ro1">
          <table:table-cell office:value-type="float" office:value="0.0291078571811383">
            <text:p>0.0291078572</text:p>
          </table:table-cell>
          <table:table-cell/>
        </table:table-row>
        <table:table-row table:style-name="ro1">
          <table:table-cell office:value-type="float" office:value="0.0126185979304006">
            <text:p>0.0126185979</text:p>
          </table:table-cell>
          <table:table-cell/>
        </table:table-row>
        <table:table-row table:style-name="ro1">
          <table:table-cell office:value-type="float" office:value="0.0157346807184579">
            <text:p>0.0157346807</text:p>
          </table:table-cell>
          <table:table-cell/>
        </table:table-row>
        <table:table-row table:style-name="ro1">
          <table:table-cell office:value-type="float" office:value="0.0366326992981587">
            <text:p>0.0366326993</text:p>
          </table:table-cell>
          <table:table-cell/>
        </table:table-row>
        <table:table-row table:style-name="ro1">
          <table:table-cell office:value-type="float" office:value="0.0420954257437003">
            <text:p>0.0420954257</text:p>
          </table:table-cell>
          <table:table-cell/>
        </table:table-row>
        <table:table-row table:style-name="ro1">
          <table:table-cell office:value-type="float" office:value="0.0107237116351106">
            <text:p>0.0107237116</text:p>
          </table:table-cell>
          <table:table-cell/>
        </table:table-row>
        <table:table-row table:style-name="ro1">
          <table:table-cell office:value-type="float" office:value="0.0236530283211008">
            <text:p>0.0236530283</text:p>
          </table:table-cell>
          <table:table-cell/>
        </table:table-row>
        <table:table-row table:style-name="ro1">
          <table:table-cell office:value-type="float" office:value="0.0195968014874248">
            <text:p>0.0195968015</text:p>
          </table:table-cell>
          <table:table-cell/>
        </table:table-row>
        <table:table-row table:style-name="ro1">
          <table:table-cell office:value-type="float" office:value="0.0368826849132329">
            <text:p>0.0368826849</text:p>
          </table:table-cell>
          <table:table-cell/>
        </table:table-row>
        <table:table-row table:style-name="ro1">
          <table:table-cell office:value-type="float" office:value="0.0183749579641829">
            <text:p>0.018374958</text:p>
          </table:table-cell>
          <table:table-cell/>
        </table:table-row>
        <table:table-row table:style-name="ro1">
          <table:table-cell office:value-type="float" office:value="0.0187960783005288">
            <text:p>0.0187960783</text:p>
          </table:table-cell>
          <table:table-cell/>
        </table:table-row>
        <table:table-row table:style-name="ro1">
          <table:table-cell office:value-type="float" office:value="0.037916307328632">
            <text:p>0.0379163073</text:p>
          </table:table-cell>
          <table:table-cell/>
        </table:table-row>
        <table:table-row table:style-name="ro1">
          <table:table-cell office:value-type="float" office:value="0.0237002950271611">
            <text:p>0.023700295</text:p>
          </table:table-cell>
          <table:table-cell/>
        </table:table-row>
        <table:table-row table:style-name="ro1">
          <table:table-cell office:value-type="float" office:value="0.026071668451166">
            <text:p>0.0260716685</text:p>
          </table:table-cell>
          <table:table-cell/>
        </table:table-row>
        <table:table-row table:style-name="ro1">
          <table:table-cell office:value-type="float" office:value="0.0214714645404069">
            <text:p>0.0214714645</text:p>
          </table:table-cell>
          <table:table-cell/>
        </table:table-row>
        <table:table-row table:style-name="ro1">
          <table:table-cell office:value-type="float" office:value="0.0254551208711676">
            <text:p>0.0254551209</text:p>
          </table:table-cell>
          <table:table-cell/>
        </table:table-row>
        <table:table-row table:style-name="ro1">
          <table:table-cell office:value-type="float" office:value="0.0416978133269732">
            <text:p>0.0416978133</text:p>
          </table:table-cell>
          <table:table-cell/>
        </table:table-row>
        <table:table-row table:style-name="ro1">
          <table:table-cell office:value-type="float" office:value="0.0301803163189335">
            <text:p>0.0301803163</text:p>
          </table:table-cell>
          <table:table-cell/>
        </table:table-row>
        <table:table-row table:style-name="ro1">
          <table:table-cell office:value-type="float" office:value="0.0405555181361887">
            <text:p>0.0405555181</text:p>
          </table:table-cell>
          <table:table-cell/>
        </table:table-row>
        <table:table-row table:style-name="ro1">
          <table:table-cell office:value-type="float" office:value="0.0280925443600058">
            <text:p>0.0280925444</text:p>
          </table:table-cell>
          <table:table-cell/>
        </table:table-row>
        <table:table-row table:style-name="ro1">
          <table:table-cell office:value-type="float" office:value="0.0288045402357192">
            <text:p>0.0288045402</text:p>
          </table:table-cell>
          <table:table-cell/>
        </table:table-row>
        <table:table-row table:style-name="ro1">
          <table:table-cell office:value-type="float" office:value="0.0368145378855826">
            <text:p>0.0368145379</text:p>
          </table:table-cell>
          <table:table-cell/>
        </table:table-row>
        <table:table-row table:style-name="ro1">
          <table:table-cell office:value-type="float" office:value="0.0339722400814609">
            <text:p>0.0339722401</text:p>
          </table:table-cell>
          <table:table-cell/>
        </table:table-row>
        <table:table-row table:style-name="ro1">
          <table:table-cell office:value-type="float" office:value="0.0234827205582694">
            <text:p>0.0234827206</text:p>
          </table:table-cell>
          <table:table-cell/>
        </table:table-row>
        <table:table-row table:style-name="ro1">
          <table:table-cell office:value-type="float" office:value="0.0255072434134043">
            <text:p>0.0255072434</text:p>
          </table:table-cell>
          <table:table-cell/>
        </table:table-row>
        <table:table-row table:style-name="ro1">
          <table:table-cell office:value-type="float" office:value="0.0293417371753008">
            <text:p>0.0293417372</text:p>
          </table:table-cell>
          <table:table-cell/>
        </table:table-row>
        <table:table-row table:style-name="ro1">
          <table:table-cell office:value-type="float" office:value="0.0268894540918625">
            <text:p>0.0268894541</text:p>
          </table:table-cell>
          <table:table-cell/>
        </table:table-row>
        <table:table-row table:style-name="ro1">
          <table:table-cell office:value-type="float" office:value="0.0164891505971482">
            <text:p>0.0164891506</text:p>
          </table:table-cell>
          <table:table-cell/>
        </table:table-row>
        <table:table-row table:style-name="ro1">
          <table:table-cell office:value-type="float" office:value="0.0193584230391841">
            <text:p>0.019358423</text:p>
          </table:table-cell>
          <table:table-cell/>
        </table:table-row>
        <table:table-row table:style-name="ro1">
          <table:table-cell office:value-type="float" office:value="0.0251157709116768">
            <text:p>0.0251157709</text:p>
          </table:table-cell>
          <table:table-cell/>
        </table:table-row>
        <table:table-row table:style-name="ro1">
          <table:table-cell office:value-type="float" office:value="0.0323258037271433">
            <text:p>0.0323258037</text:p>
          </table:table-cell>
          <table:table-cell/>
        </table:table-row>
        <table:table-row table:style-name="ro1">
          <table:table-cell office:value-type="float" office:value="0.0285193965235903">
            <text:p>0.0285193965</text:p>
          </table:table-cell>
          <table:table-cell/>
        </table:table-row>
        <table:table-row table:style-name="ro1">
          <table:table-cell office:value-type="float" office:value="0.0437761798588505">
            <text:p>0.0437761799</text:p>
          </table:table-cell>
          <table:table-cell/>
        </table:table-row>
        <table:table-row table:style-name="ro1">
          <table:table-cell office:value-type="float" office:value="0.0120772800429347">
            <text:p>0.01207728</text:p>
          </table:table-cell>
          <table:table-cell/>
        </table:table-row>
        <table:table-row table:style-name="ro1">
          <table:table-cell office:value-type="float" office:value="0.0393451103058448">
            <text:p>0.0393451103</text:p>
          </table:table-cell>
          <table:table-cell/>
        </table:table-row>
        <table:table-row table:style-name="ro1">
          <table:table-cell office:value-type="float" office:value="0.0365572400602237">
            <text:p>0.0365572401</text:p>
          </table:table-cell>
          <table:table-cell/>
        </table:table-row>
        <table:table-row table:style-name="ro1">
          <table:table-cell office:value-type="float" office:value="0.0317927796024733">
            <text:p>0.0317927796</text:p>
          </table:table-cell>
          <table:table-cell/>
        </table:table-row>
        <table:table-row table:style-name="ro1">
          <table:table-cell office:value-type="float" office:value="0.0353319748163987">
            <text:p>0.0353319748</text:p>
          </table:table-cell>
          <table:table-cell/>
        </table:table-row>
        <table:table-row table:style-name="ro1">
          <table:table-cell office:value-type="float" office:value="0.0319425355843508">
            <text:p>0.0319425356</text:p>
          </table:table-cell>
          <table:table-cell/>
        </table:table-row>
        <table:table-row table:style-name="ro1">
          <table:table-cell office:value-type="float" office:value="0.0260245411417243">
            <text:p>0.0260245411</text:p>
          </table:table-cell>
          <table:table-cell/>
        </table:table-row>
        <table:table-row table:style-name="ro1">
          <table:table-cell office:value-type="float" office:value="0.0349768796927425">
            <text:p>0.0349768797</text:p>
          </table:table-cell>
          <table:table-cell/>
        </table:table-row>
        <table:table-row table:style-name="ro1">
          <table:table-cell office:value-type="float" office:value="0.0117356006879759">
            <text:p>0.0117356007</text:p>
          </table:table-cell>
          <table:table-cell/>
        </table:table-row>
        <table:table-row table:style-name="ro1">
          <table:table-cell office:value-type="float" office:value="0.0239320071047614">
            <text:p>0.0239320071</text:p>
          </table:table-cell>
          <table:table-cell/>
        </table:table-row>
        <table:table-row table:style-name="ro1">
          <table:table-cell office:value-type="float" office:value="0.0309647103928708">
            <text:p>0.0309647104</text:p>
          </table:table-cell>
          <table:table-cell/>
        </table:table-row>
        <table:table-row table:style-name="ro1">
          <table:table-cell office:value-type="float" office:value="0.0294203616664834">
            <text:p>0.0294203617</text:p>
          </table:table-cell>
          <table:table-cell/>
        </table:table-row>
        <table:table-row table:style-name="ro1">
          <table:table-cell office:value-type="float" office:value="0.0244234865547059">
            <text:p>0.0244234866</text:p>
          </table:table-cell>
          <table:table-cell/>
        </table:table-row>
        <table:table-row table:style-name="ro1">
          <table:table-cell office:value-type="float" office:value="0.021050776958099">
            <text:p>0.021050777</text:p>
          </table:table-cell>
          <table:table-cell/>
        </table:table-row>
        <table:table-row table:style-name="ro1">
          <table:table-cell office:value-type="float" office:value="0.0317905562869215">
            <text:p>0.0317905563</text:p>
          </table:table-cell>
          <table:table-cell/>
        </table:table-row>
        <table:table-row table:style-name="ro1">
          <table:table-cell office:value-type="float" office:value="0.0506639984357678">
            <text:p>0.0506639984</text:p>
          </table:table-cell>
          <table:table-cell/>
        </table:table-row>
        <table:table-row table:style-name="ro1">
          <table:table-cell office:value-type="float" office:value="0.0400808679076572">
            <text:p>0.0400808679</text:p>
          </table:table-cell>
          <table:table-cell/>
        </table:table-row>
        <table:table-row table:style-name="ro1">
          <table:table-cell office:value-type="float" office:value="0.0300511178725684">
            <text:p>0.0300511179</text:p>
          </table:table-cell>
          <table:table-cell/>
        </table:table-row>
        <table:table-row table:style-name="ro1">
          <table:table-cell office:value-type="float" office:value="0.02959396092734">
            <text:p>0.0295939609</text:p>
          </table:table-cell>
          <table:table-cell/>
        </table:table-row>
        <table:table-row table:style-name="ro1">
          <table:table-cell office:value-type="float" office:value="0.0299246541533891">
            <text:p>0.0299246542</text:p>
          </table:table-cell>
          <table:table-cell/>
        </table:table-row>
        <table:table-row table:style-name="ro1">
          <table:table-cell office:value-type="float" office:value="0.0235327986812262">
            <text:p>0.0235327987</text:p>
          </table:table-cell>
          <table:table-cell/>
        </table:table-row>
        <table:table-row table:style-name="ro1">
          <table:table-cell office:value-type="float" office:value="0.0248990108801968">
            <text:p>0.0248990109</text:p>
          </table:table-cell>
          <table:table-cell/>
        </table:table-row>
        <table:table-row table:style-name="ro1">
          <table:table-cell office:value-type="float" office:value="0.0121427653703433">
            <text:p>0.0121427654</text:p>
          </table:table-cell>
          <table:table-cell/>
        </table:table-row>
        <table:table-row table:style-name="ro1">
          <table:table-cell office:value-type="float" office:value="0.0177193233050733">
            <text:p>0.0177193233</text:p>
          </table:table-cell>
          <table:table-cell/>
        </table:table-row>
        <table:table-row table:style-name="ro1">
          <table:table-cell office:value-type="float" office:value="0.0231245110415548">
            <text:p>0.023124511</text:p>
          </table:table-cell>
          <table:table-cell/>
        </table:table-row>
        <table:table-row table:style-name="ro1">
          <table:table-cell office:value-type="float" office:value="0.0266970902554134">
            <text:p>0.0266970903</text:p>
          </table:table-cell>
          <table:table-cell/>
        </table:table-row>
        <table:table-row table:style-name="ro1">
          <table:table-cell office:value-type="float" office:value="0.0268105781264461">
            <text:p>0.0268105781</text:p>
          </table:table-cell>
          <table:table-cell/>
        </table:table-row>
        <table:table-row table:style-name="ro1">
          <table:table-cell office:value-type="float" office:value="0.0202715837841836">
            <text:p>0.0202715838</text:p>
          </table:table-cell>
          <table:table-cell/>
        </table:table-row>
        <table:table-row table:style-name="ro1">
          <table:table-cell office:value-type="float" office:value="0.00752205970148052">
            <text:p>0.0075220597</text:p>
          </table:table-cell>
          <table:table-cell/>
        </table:table-row>
        <table:table-row table:style-name="ro1">
          <table:table-cell office:value-type="float" office:value="0.0211264404908244">
            <text:p>0.0211264405</text:p>
          </table:table-cell>
          <table:table-cell/>
        </table:table-row>
        <table:table-row table:style-name="ro1">
          <table:table-cell office:value-type="float" office:value="0.0183304155565182">
            <text:p>0.0183304156</text:p>
          </table:table-cell>
          <table:table-cell/>
        </table:table-row>
        <table:table-row table:style-name="ro1">
          <table:table-cell office:value-type="float" office:value="0.0200703259898828">
            <text:p>0.020070326</text:p>
          </table:table-cell>
          <table:table-cell/>
        </table:table-row>
        <table:table-row table:style-name="ro1">
          <table:table-cell office:value-type="float" office:value="0.0172868310627281">
            <text:p>0.0172868311</text:p>
          </table:table-cell>
          <table:table-cell/>
        </table:table-row>
        <table:table-row table:style-name="ro1">
          <table:table-cell office:value-type="float" office:value="0.0284825725946096">
            <text:p>0.0284825726</text:p>
          </table:table-cell>
          <table:table-cell/>
        </table:table-row>
        <table:table-row table:style-name="ro1">
          <table:table-cell office:value-type="float" office:value="0.0400136268812544">
            <text:p>0.0400136269</text:p>
          </table:table-cell>
          <table:table-cell/>
        </table:table-row>
        <table:table-row table:style-name="ro1">
          <table:table-cell office:value-type="float" office:value="0.0209625644603074">
            <text:p>0.0209625645</text:p>
          </table:table-cell>
          <table:table-cell/>
        </table:table-row>
        <table:table-row table:style-name="ro1">
          <table:table-cell office:value-type="float" office:value="0.0318934745108761">
            <text:p>0.0318934745</text:p>
          </table:table-cell>
          <table:table-cell/>
        </table:table-row>
        <table:table-row table:style-name="ro1">
          <table:table-cell office:value-type="float" office:value="0.0176385191060322">
            <text:p>0.0176385191</text:p>
          </table:table-cell>
          <table:table-cell/>
        </table:table-row>
        <table:table-row table:style-name="ro1">
          <table:table-cell office:value-type="float" office:value="0.0298757625967942">
            <text:p>0.0298757626</text:p>
          </table:table-cell>
          <table:table-cell/>
        </table:table-row>
        <table:table-row table:style-name="ro1">
          <table:table-cell office:value-type="float" office:value="0.0250827728404316">
            <text:p>0.0250827728</text:p>
          </table:table-cell>
          <table:table-cell/>
        </table:table-row>
        <table:table-row table:style-name="ro1">
          <table:table-cell office:value-type="float" office:value="0.0180218425269657">
            <text:p>0.0180218425</text:p>
          </table:table-cell>
          <table:table-cell/>
        </table:table-row>
        <table:table-row table:style-name="ro1">
          <table:table-cell office:value-type="float" office:value="0.031654719347111">
            <text:p>0.0316547193</text:p>
          </table:table-cell>
          <table:table-cell/>
        </table:table-row>
        <table:table-row table:style-name="ro1">
          <table:table-cell office:value-type="float" office:value="0.0290331251795537">
            <text:p>0.0290331252</text:p>
          </table:table-cell>
          <table:table-cell/>
        </table:table-row>
        <table:table-row table:style-name="ro1">
          <table:table-cell office:value-type="float" office:value="0.0321080041481301">
            <text:p>0.0321080041</text:p>
          </table:table-cell>
          <table:table-cell/>
        </table:table-row>
        <table:table-row table:style-name="ro1">
          <table:table-cell office:value-type="float" office:value="0.0264909261196058">
            <text:p>0.0264909261</text:p>
          </table:table-cell>
          <table:table-cell/>
        </table:table-row>
        <table:table-row table:style-name="ro1">
          <table:table-cell office:value-type="float" office:value="0.027435296069546">
            <text:p>0.0274352961</text:p>
          </table:table-cell>
          <table:table-cell/>
        </table:table-row>
        <table:table-row table:style-name="ro1">
          <table:table-cell office:value-type="float" office:value="0.0409713597858046">
            <text:p>0.0409713598</text:p>
          </table:table-cell>
          <table:table-cell/>
        </table:table-row>
        <table:table-row table:style-name="ro1">
          <table:table-cell office:value-type="float" office:value="0.0294559512480118">
            <text:p>0.0294559512</text:p>
          </table:table-cell>
          <table:table-cell/>
        </table:table-row>
        <table:table-row table:style-name="ro1">
          <table:table-cell office:value-type="float" office:value="0.0330736519135864">
            <text:p>0.0330736519</text:p>
          </table:table-cell>
          <table:table-cell/>
        </table:table-row>
        <table:table-row table:style-name="ro1">
          <table:table-cell office:value-type="float" office:value="0.0345386472859391">
            <text:p>0.0345386473</text:p>
          </table:table-cell>
          <table:table-cell/>
        </table:table-row>
        <table:table-row table:style-name="ro1">
          <table:table-cell office:value-type="float" office:value="0.0232706792255373">
            <text:p>0.0232706792</text:p>
          </table:table-cell>
          <table:table-cell/>
        </table:table-row>
        <table:table-row table:style-name="ro1">
          <table:table-cell office:value-type="float" office:value="0.0287742594140983">
            <text:p>0.0287742594</text:p>
          </table:table-cell>
          <table:table-cell/>
        </table:table-row>
        <table:table-row table:style-name="ro1">
          <table:table-cell office:value-type="float" office:value="0.0299612524765705">
            <text:p>0.0299612525</text:p>
          </table:table-cell>
          <table:table-cell/>
        </table:table-row>
        <table:table-row table:style-name="ro1">
          <table:table-cell office:value-type="float" office:value="0.029511418050072">
            <text:p>0.0295114181</text:p>
          </table:table-cell>
          <table:table-cell/>
        </table:table-row>
        <table:table-row table:style-name="ro1">
          <table:table-cell office:value-type="float" office:value="0.0463255990988141">
            <text:p>0.0463255991</text:p>
          </table:table-cell>
          <table:table-cell/>
        </table:table-row>
        <table:table-row table:style-name="ro1">
          <table:table-cell office:value-type="float" office:value="0.03209668623082">
            <text:p>0.0320966862</text:p>
          </table:table-cell>
          <table:table-cell/>
        </table:table-row>
        <table:table-row table:style-name="ro1">
          <table:table-cell office:value-type="float" office:value="0.0216333968771884">
            <text:p>0.0216333969</text:p>
          </table:table-cell>
          <table:table-cell/>
        </table:table-row>
        <table:table-row table:style-name="ro1">
          <table:table-cell office:value-type="float" office:value="0.0359839611426718">
            <text:p>0.0359839611</text:p>
          </table:table-cell>
          <table:table-cell/>
        </table:table-row>
        <table:table-row table:style-name="ro1">
          <table:table-cell office:value-type="float" office:value="0.0215108903743709">
            <text:p>0.0215108904</text:p>
          </table:table-cell>
          <table:table-cell/>
        </table:table-row>
        <table:table-row table:style-name="ro1">
          <table:table-cell office:value-type="float" office:value="0.0213655603679191">
            <text:p>0.0213655604</text:p>
          </table:table-cell>
          <table:table-cell/>
        </table:table-row>
        <table:table-row table:style-name="ro1">
          <table:table-cell office:value-type="float" office:value="0.0208833372723372">
            <text:p>0.0208833373</text:p>
          </table:table-cell>
          <table:table-cell/>
        </table:table-row>
        <table:table-row table:style-name="ro1">
          <table:table-cell office:value-type="float" office:value="0.00660033794574131">
            <text:p>0.0066003379</text:p>
          </table:table-cell>
          <table:table-cell/>
        </table:table-row>
        <table:table-row table:style-name="ro1">
          <table:table-cell office:value-type="float" office:value="0.0232625174445636">
            <text:p>0.0232625174</text:p>
          </table:table-cell>
          <table:table-cell/>
        </table:table-row>
        <table:table-row table:style-name="ro1">
          <table:table-cell office:value-type="float" office:value="0.0398127818190618">
            <text:p>0.0398127818</text:p>
          </table:table-cell>
          <table:table-cell/>
        </table:table-row>
        <table:table-row table:style-name="ro1">
          <table:table-cell office:value-type="float" office:value="0.0333395322193509">
            <text:p>0.0333395322</text:p>
          </table:table-cell>
          <table:table-cell/>
        </table:table-row>
        <table:table-row table:style-name="ro1">
          <table:table-cell office:value-type="float" office:value="0.0392066966281316">
            <text:p>0.0392066966</text:p>
          </table:table-cell>
          <table:table-cell/>
        </table:table-row>
        <table:table-row table:style-name="ro1">
          <table:table-cell office:value-type="float" office:value="0.039404744466044">
            <text:p>0.0394047445</text:p>
          </table:table-cell>
          <table:table-cell/>
        </table:table-row>
        <table:table-row table:style-name="ro1">
          <table:table-cell office:value-type="float" office:value="0.0306394664602884">
            <text:p>0.0306394665</text:p>
          </table:table-cell>
          <table:table-cell/>
        </table:table-row>
        <table:table-row table:style-name="ro1">
          <table:table-cell office:value-type="float" office:value="0.0450277017706305">
            <text:p>0.0450277018</text:p>
          </table:table-cell>
          <table:table-cell/>
        </table:table-row>
        <table:table-row table:style-name="ro1">
          <table:table-cell office:value-type="float" office:value="0.0158958064812048">
            <text:p>0.0158958065</text:p>
          </table:table-cell>
          <table:table-cell/>
        </table:table-row>
        <table:table-row table:style-name="ro1">
          <table:table-cell office:value-type="float" office:value="0.0169552376175099">
            <text:p>0.0169552376</text:p>
          </table:table-cell>
          <table:table-cell/>
        </table:table-row>
        <table:table-row table:style-name="ro1">
          <table:table-cell office:value-type="float" office:value="0.0321496359760981">
            <text:p>0.032149636</text:p>
          </table:table-cell>
          <table:table-cell/>
        </table:table-row>
        <table:table-row table:style-name="ro1">
          <table:table-cell office:value-type="float" office:value="0.0131879196564382">
            <text:p>0.0131879197</text:p>
          </table:table-cell>
          <table:table-cell/>
        </table:table-row>
        <table:table-row table:style-name="ro1">
          <table:table-cell office:value-type="float" office:value="0.0240129322088745">
            <text:p>0.0240129322</text:p>
          </table:table-cell>
          <table:table-cell/>
        </table:table-row>
        <table:table-row table:style-name="ro1">
          <table:table-cell office:value-type="float" office:value="0.0273254635536074">
            <text:p>0.0273254636</text:p>
          </table:table-cell>
          <table:table-cell/>
        </table:table-row>
        <table:table-row table:style-name="ro1">
          <table:table-cell office:value-type="float" office:value="0.0257347672074422">
            <text:p>0.0257347672</text:p>
          </table:table-cell>
          <table:table-cell/>
        </table:table-row>
        <table:table-row table:style-name="ro1">
          <table:table-cell office:value-type="float" office:value="0.0331950737460995">
            <text:p>0.0331950737</text:p>
          </table:table-cell>
          <table:table-cell/>
        </table:table-row>
        <table:table-row table:style-name="ro1">
          <table:table-cell office:value-type="float" office:value="0.0591401554232543">
            <text:p>0.0591401554</text:p>
          </table:table-cell>
          <table:table-cell/>
        </table:table-row>
        <table:table-row table:style-name="ro1">
          <table:table-cell office:value-type="float" office:value="0.0114883016604932">
            <text:p>0.0114883017</text:p>
          </table:table-cell>
          <table:table-cell/>
        </table:table-row>
        <table:table-row table:style-name="ro1">
          <table:table-cell office:value-type="float" office:value="0.0212644253390638">
            <text:p>0.0212644253</text:p>
          </table:table-cell>
          <table:table-cell/>
        </table:table-row>
        <table:table-row table:style-name="ro1">
          <table:table-cell office:value-type="float" office:value="0.015351094432173">
            <text:p>0.0153510944</text:p>
          </table:table-cell>
          <table:table-cell/>
        </table:table-row>
        <table:table-row table:style-name="ro1">
          <table:table-cell office:value-type="float" office:value="0.0178552764139082">
            <text:p>0.0178552764</text:p>
          </table:table-cell>
          <table:table-cell/>
        </table:table-row>
        <table:table-row table:style-name="ro1">
          <table:table-cell office:value-type="float" office:value="0.011895729023876">
            <text:p>0.011895729</text:p>
          </table:table-cell>
          <table:table-cell/>
        </table:table-row>
        <table:table-row table:style-name="ro1">
          <table:table-cell office:value-type="float" office:value="0.0271821024257492">
            <text:p>0.0271821024</text:p>
          </table:table-cell>
          <table:table-cell/>
        </table:table-row>
        <table:table-row table:style-name="ro1">
          <table:table-cell office:value-type="float" office:value="0.0298405476951936">
            <text:p>0.0298405477</text:p>
          </table:table-cell>
          <table:table-cell/>
        </table:table-row>
        <table:table-row table:style-name="ro1">
          <table:table-cell office:value-type="float" office:value="0.027231157091141">
            <text:p>0.0272311571</text:p>
          </table:table-cell>
          <table:table-cell/>
        </table:table-row>
        <table:table-row table:style-name="ro1">
          <table:table-cell office:value-type="float" office:value="0.0345550532065078">
            <text:p>0.0345550532</text:p>
          </table:table-cell>
          <table:table-cell/>
        </table:table-row>
        <table:table-row table:style-name="ro1">
          <table:table-cell office:value-type="float" office:value="0.0290264442450062">
            <text:p>0.0290264442</text:p>
          </table:table-cell>
          <table:table-cell/>
        </table:table-row>
        <table:table-row table:style-name="ro1">
          <table:table-cell office:value-type="float" office:value="0.0208275018238694">
            <text:p>0.0208275018</text:p>
          </table:table-cell>
          <table:table-cell/>
        </table:table-row>
        <table:table-row table:style-name="ro1">
          <table:table-cell office:value-type="float" office:value="0.0325293819189989">
            <text:p>0.0325293819</text:p>
          </table:table-cell>
          <table:table-cell/>
        </table:table-row>
        <table:table-row table:style-name="ro1">
          <table:table-cell office:value-type="float" office:value="0.02520360378934">
            <text:p>0.0252036038</text:p>
          </table:table-cell>
          <table:table-cell/>
        </table:table-row>
        <table:table-row table:style-name="ro1">
          <table:table-cell office:value-type="float" office:value="0.0327428602537573">
            <text:p>0.0327428603</text:p>
          </table:table-cell>
          <table:table-cell/>
        </table:table-row>
        <table:table-row table:style-name="ro1">
          <table:table-cell office:value-type="float" office:value="0.0418608699936849">
            <text:p>0.04186087</text:p>
          </table:table-cell>
          <table:table-cell/>
        </table:table-row>
        <table:table-row table:style-name="ro1">
          <table:table-cell office:value-type="float" office:value="0.0155453149506876">
            <text:p>0.015545315</text:p>
          </table:table-cell>
          <table:table-cell/>
        </table:table-row>
        <table:table-row table:style-name="ro1">
          <table:table-cell office:value-type="float" office:value="0.0327191787601402">
            <text:p>0.0327191788</text:p>
          </table:table-cell>
          <table:table-cell/>
        </table:table-row>
        <table:table-row table:style-name="ro1">
          <table:table-cell office:value-type="float" office:value="0.015188386556511">
            <text:p>0.0151883866</text:p>
          </table:table-cell>
          <table:table-cell/>
        </table:table-row>
        <table:table-row table:style-name="ro1">
          <table:table-cell office:value-type="float" office:value="0.0242167520139512">
            <text:p>0.024216752</text:p>
          </table:table-cell>
          <table:table-cell/>
        </table:table-row>
        <table:table-row table:style-name="ro1">
          <table:table-cell office:value-type="float" office:value="0.026486037614645">
            <text:p>0.0264860376</text:p>
          </table:table-cell>
          <table:table-cell/>
        </table:table-row>
        <table:table-row table:style-name="ro1">
          <table:table-cell office:value-type="float" office:value="0.0128495705709301">
            <text:p>0.0128495706</text:p>
          </table:table-cell>
          <table:table-cell/>
        </table:table-row>
        <table:table-row table:style-name="ro1">
          <table:table-cell office:value-type="float" office:value="0.0378883599085403">
            <text:p>0.0378883599</text:p>
          </table:table-cell>
          <table:table-cell/>
        </table:table-row>
        <table:table-row table:style-name="ro1">
          <table:table-cell office:value-type="float" office:value="0.0244168082602598">
            <text:p>0.0244168083</text:p>
          </table:table-cell>
          <table:table-cell/>
        </table:table-row>
        <table:table-row table:style-name="ro1">
          <table:table-cell office:value-type="float" office:value="0.0280791193891775">
            <text:p>0.0280791194</text:p>
          </table:table-cell>
          <table:table-cell/>
        </table:table-row>
        <table:table-row table:style-name="ro1">
          <table:table-cell office:value-type="float" office:value="0.0220193678350135">
            <text:p>0.0220193678</text:p>
          </table:table-cell>
          <table:table-cell/>
        </table:table-row>
        <table:table-row table:style-name="ro1">
          <table:table-cell office:value-type="float" office:value="0.0144304485268449">
            <text:p>0.0144304485</text:p>
          </table:table-cell>
          <table:table-cell/>
        </table:table-row>
        <table:table-row table:style-name="ro1">
          <table:table-cell office:value-type="float" office:value="0.0456484242894151">
            <text:p>0.0456484243</text:p>
          </table:table-cell>
          <table:table-cell/>
        </table:table-row>
        <table:table-row table:style-name="ro1">
          <table:table-cell office:value-type="float" office:value="0.0381518331326324">
            <text:p>0.0381518331</text:p>
          </table:table-cell>
          <table:table-cell/>
        </table:table-row>
        <table:table-row table:style-name="ro1">
          <table:table-cell office:value-type="float" office:value="0.0369700662054767">
            <text:p>0.0369700662</text:p>
          </table:table-cell>
          <table:table-cell/>
        </table:table-row>
        <table:table-row table:style-name="ro1">
          <table:table-cell office:value-type="float" office:value="0.00976600307567665">
            <text:p>0.0097660031</text:p>
          </table:table-cell>
          <table:table-cell/>
        </table:table-row>
        <table:table-row table:style-name="ro1">
          <table:table-cell office:value-type="float" office:value="0.01514657794168">
            <text:p>0.0151465779</text:p>
          </table:table-cell>
          <table:table-cell/>
        </table:table-row>
        <table:table-row table:style-name="ro1">
          <table:table-cell office:value-type="float" office:value="0.0383143254113758">
            <text:p>0.0383143254</text:p>
          </table:table-cell>
          <table:table-cell/>
        </table:table-row>
        <table:table-row table:style-name="ro1">
          <table:table-cell office:value-type="float" office:value="0.0192168650515552">
            <text:p>0.0192168651</text:p>
          </table:table-cell>
          <table:table-cell/>
        </table:table-row>
        <table:table-row table:style-name="ro1">
          <table:table-cell office:value-type="float" office:value="0.0357961310276541">
            <text:p>0.035796131</text:p>
          </table:table-cell>
          <table:table-cell/>
        </table:table-row>
        <table:table-row table:style-name="ro1">
          <table:table-cell office:value-type="float" office:value="0.0219171591293724">
            <text:p>0.0219171591</text:p>
          </table:table-cell>
          <table:table-cell/>
        </table:table-row>
        <table:table-row table:style-name="ro1">
          <table:table-cell office:value-type="float" office:value="0.0157858372041576">
            <text:p>0.0157858372</text:p>
          </table:table-cell>
          <table:table-cell/>
        </table:table-row>
        <table:table-row table:style-name="ro1">
          <table:table-cell office:value-type="float" office:value="0.0254316705107213">
            <text:p>0.0254316705</text:p>
          </table:table-cell>
          <table:table-cell/>
        </table:table-row>
        <table:table-row table:style-name="ro1">
          <table:table-cell office:value-type="float" office:value="0.0392076177124206">
            <text:p>0.0392076177</text:p>
          </table:table-cell>
          <table:table-cell/>
        </table:table-row>
        <table:table-row table:style-name="ro1">
          <table:table-cell office:value-type="float" office:value="0.0368750445393188">
            <text:p>0.0368750445</text:p>
          </table:table-cell>
          <table:table-cell/>
        </table:table-row>
        <table:table-row table:style-name="ro1">
          <table:table-cell office:value-type="float" office:value="0.0549076929029761">
            <text:p>0.0549076929</text:p>
          </table:table-cell>
          <table:table-cell/>
        </table:table-row>
        <table:table-row table:style-name="ro1">
          <table:table-cell office:value-type="float" office:value="0.0312488700903937">
            <text:p>0.0312488701</text:p>
          </table:table-cell>
          <table:table-cell/>
        </table:table-row>
        <table:table-row table:style-name="ro1">
          <table:table-cell office:value-type="float" office:value="0.0390924784247948">
            <text:p>0.0390924784</text:p>
          </table:table-cell>
          <table:table-cell/>
        </table:table-row>
        <table:table-row table:style-name="ro1">
          <table:table-cell office:value-type="float" office:value="0.0264808484673804">
            <text:p>0.0264808485</text:p>
          </table:table-cell>
          <table:table-cell/>
        </table:table-row>
        <table:table-row table:style-name="ro1">
          <table:table-cell office:value-type="float" office:value="0.0347230318294745">
            <text:p>0.0347230318</text:p>
          </table:table-cell>
          <table:table-cell/>
        </table:table-row>
        <table:table-row table:style-name="ro1">
          <table:table-cell office:value-type="float" office:value="0.0287076339246375">
            <text:p>0.0287076339</text:p>
          </table:table-cell>
          <table:table-cell/>
        </table:table-row>
        <table:table-row table:style-name="ro1">
          <table:table-cell office:value-type="float" office:value="0.0210646696738554">
            <text:p>0.0210646697</text:p>
          </table:table-cell>
          <table:table-cell/>
        </table:table-row>
        <table:table-row table:style-name="ro1">
          <table:table-cell office:value-type="float" office:value="0.0242542158188806">
            <text:p>0.0242542158</text:p>
          </table:table-cell>
          <table:table-cell/>
        </table:table-row>
        <table:table-row table:style-name="ro1">
          <table:table-cell office:value-type="float" office:value="0.0377183556374864">
            <text:p>0.0377183556</text:p>
          </table:table-cell>
          <table:table-cell/>
        </table:table-row>
        <table:table-row table:style-name="ro1">
          <table:table-cell office:value-type="float" office:value="0.0192169690641961">
            <text:p>0.0192169691</text:p>
          </table:table-cell>
          <table:table-cell/>
        </table:table-row>
        <table:table-row table:style-name="ro1">
          <table:table-cell office:value-type="float" office:value="0.0466826797508867">
            <text:p>0.0466826798</text:p>
          </table:table-cell>
          <table:table-cell/>
        </table:table-row>
        <table:table-row table:style-name="ro1">
          <table:table-cell office:value-type="float" office:value="0.03258231810247">
            <text:p>0.0325823181</text:p>
          </table:table-cell>
          <table:table-cell/>
        </table:table-row>
        <table:table-row table:style-name="ro1">
          <table:table-cell office:value-type="float" office:value="0.038556989577462">
            <text:p>0.0385569896</text:p>
          </table:table-cell>
          <table:table-cell/>
        </table:table-row>
        <table:table-row table:style-name="ro1">
          <table:table-cell office:value-type="float" office:value="0.0243156700933656">
            <text:p>0.0243156701</text:p>
          </table:table-cell>
          <table:table-cell/>
        </table:table-row>
        <table:table-row table:style-name="ro1">
          <table:table-cell office:value-type="float" office:value="0.0374750460187661">
            <text:p>0.037475046</text:p>
          </table:table-cell>
          <table:table-cell/>
        </table:table-row>
        <table:table-row table:style-name="ro1">
          <table:table-cell office:value-type="float" office:value="0.0536556224698036">
            <text:p>0.0536556225</text:p>
          </table:table-cell>
          <table:table-cell/>
        </table:table-row>
        <table:table-row table:style-name="ro1">
          <table:table-cell office:value-type="float" office:value="0.0329121269721689">
            <text:p>0.032912127</text:p>
          </table:table-cell>
          <table:table-cell/>
        </table:table-row>
        <table:table-row table:style-name="ro1">
          <table:table-cell office:value-type="float" office:value="0.0182351693688742">
            <text:p>0.0182351694</text:p>
          </table:table-cell>
          <table:table-cell/>
        </table:table-row>
        <table:table-row table:style-name="ro1">
          <table:table-cell office:value-type="float" office:value="0.0246025160234742">
            <text:p>0.024602516</text:p>
          </table:table-cell>
          <table:table-cell/>
        </table:table-row>
        <table:table-row table:style-name="ro1">
          <table:table-cell office:value-type="float" office:value="0.0385571414463976">
            <text:p>0.0385571414</text:p>
          </table:table-cell>
          <table:table-cell/>
        </table:table-row>
        <table:table-row table:style-name="ro1">
          <table:table-cell office:value-type="float" office:value="0.0100134189949466">
            <text:p>0.010013419</text:p>
          </table:table-cell>
          <table:table-cell/>
        </table:table-row>
        <table:table-row table:style-name="ro1">
          <table:table-cell office:value-type="float" office:value="0.0494296165357086">
            <text:p>0.0494296165</text:p>
          </table:table-cell>
          <table:table-cell/>
        </table:table-row>
        <table:table-row table:style-name="ro1">
          <table:table-cell office:value-type="float" office:value="0.0407109822790682">
            <text:p>0.0407109823</text:p>
          </table:table-cell>
          <table:table-cell/>
        </table:table-row>
        <table:table-row table:style-name="ro1">
          <table:table-cell office:value-type="float" office:value="0.022053568277666">
            <text:p>0.0220535683</text:p>
          </table:table-cell>
          <table:table-cell/>
        </table:table-row>
        <table:table-row table:style-name="ro1">
          <table:table-cell office:value-type="float" office:value="0.0138910867171498">
            <text:p>0.0138910867</text:p>
          </table:table-cell>
          <table:table-cell/>
        </table:table-row>
        <table:table-row table:style-name="ro1">
          <table:table-cell office:value-type="float" office:value="0.0271512495677053">
            <text:p>0.0271512496</text:p>
          </table:table-cell>
          <table:table-cell/>
        </table:table-row>
        <table:table-row table:style-name="ro1">
          <table:table-cell office:value-type="float" office:value="0.0217440969907043">
            <text:p>0.021744097</text:p>
          </table:table-cell>
          <table:table-cell/>
        </table:table-row>
        <table:table-row table:style-name="ro1">
          <table:table-cell office:value-type="float" office:value="0.0203040212487558">
            <text:p>0.0203040212</text:p>
          </table:table-cell>
          <table:table-cell/>
        </table:table-row>
        <table:table-row table:style-name="ro1">
          <table:table-cell office:value-type="float" office:value="0.0331249511961506">
            <text:p>0.0331249512</text:p>
          </table:table-cell>
          <table:table-cell/>
        </table:table-row>
        <table:table-row table:style-name="ro1">
          <table:table-cell office:value-type="float" office:value="0.0163879270361242">
            <text:p>0.016387927</text:p>
          </table:table-cell>
          <table:table-cell/>
        </table:table-row>
        <table:table-row table:style-name="ro1">
          <table:table-cell office:value-type="float" office:value="0.0136911529739909">
            <text:p>0.013691153</text:p>
          </table:table-cell>
          <table:table-cell/>
        </table:table-row>
        <table:table-row table:style-name="ro1">
          <table:table-cell office:value-type="float" office:value="0.0104017843698489">
            <text:p>0.0104017844</text:p>
          </table:table-cell>
          <table:table-cell/>
        </table:table-row>
        <table:table-row table:style-name="ro1">
          <table:table-cell office:value-type="float" office:value="0.0284597359290289">
            <text:p>0.0284597359</text:p>
          </table:table-cell>
          <table:table-cell/>
        </table:table-row>
        <table:table-row table:style-name="ro1">
          <table:table-cell office:value-type="float" office:value="0.0307964732471232">
            <text:p>0.0307964732</text:p>
          </table:table-cell>
          <table:table-cell/>
        </table:table-row>
        <table:table-row table:style-name="ro1">
          <table:table-cell office:value-type="float" office:value="0.0268060705598735">
            <text:p>0.0268060706</text:p>
          </table:table-cell>
          <table:table-cell/>
        </table:table-row>
        <table:table-row table:style-name="ro1">
          <table:table-cell office:value-type="float" office:value="0.0354894924011678">
            <text:p>0.0354894924</text:p>
          </table:table-cell>
          <table:table-cell/>
        </table:table-row>
        <table:table-row table:style-name="ro1">
          <table:table-cell office:value-type="float" office:value="0.0213185055662628">
            <text:p>0.0213185056</text:p>
          </table:table-cell>
          <table:table-cell/>
        </table:table-row>
        <table:table-row table:style-name="ro1">
          <table:table-cell office:value-type="float" office:value="0.0625370587270893">
            <text:p>0.0625370587</text:p>
          </table:table-cell>
          <table:table-cell/>
        </table:table-row>
        <table:table-row table:style-name="ro1">
          <table:table-cell office:value-type="float" office:value="0.0324300993734518">
            <text:p>0.0324300994</text:p>
          </table:table-cell>
          <table:table-cell/>
        </table:table-row>
        <table:table-row table:style-name="ro1">
          <table:table-cell office:value-type="float" office:value="0.0305349101000976">
            <text:p>0.0305349101</text:p>
          </table:table-cell>
          <table:table-cell/>
        </table:table-row>
        <table:table-row table:style-name="ro1">
          <table:table-cell office:value-type="float" office:value="0.0185841188144146">
            <text:p>0.0185841188</text:p>
          </table:table-cell>
          <table:table-cell/>
        </table:table-row>
        <table:table-row table:style-name="ro1">
          <table:table-cell office:value-type="float" office:value="0.0405536908858606">
            <text:p>0.0405536909</text:p>
          </table:table-cell>
          <table:table-cell/>
        </table:table-row>
        <table:table-row table:style-name="ro1">
          <table:table-cell office:value-type="float" office:value="0.0239664215883092">
            <text:p>0.0239664216</text:p>
          </table:table-cell>
          <table:table-cell/>
        </table:table-row>
        <table:table-row table:style-name="ro1">
          <table:table-cell office:value-type="float" office:value="0.0388984596924148">
            <text:p>0.0388984597</text:p>
          </table:table-cell>
          <table:table-cell/>
        </table:table-row>
        <table:table-row table:style-name="ro1">
          <table:table-cell office:value-type="float" office:value="0.0229260776223862">
            <text:p>0.0229260776</text:p>
          </table:table-cell>
          <table:table-cell/>
        </table:table-row>
        <table:table-row table:style-name="ro1">
          <table:table-cell office:value-type="float" office:value="0.0459405198551329">
            <text:p>0.0459405199</text:p>
          </table:table-cell>
          <table:table-cell/>
        </table:table-row>
        <table:table-row table:style-name="ro1">
          <table:table-cell office:value-type="float" office:value="0.0330029512628475">
            <text:p>0.0330029513</text:p>
          </table:table-cell>
          <table:table-cell/>
        </table:table-row>
        <table:table-row table:style-name="ro1">
          <table:table-cell office:value-type="float" office:value="0.0161519776975585">
            <text:p>0.0161519777</text:p>
          </table:table-cell>
          <table:table-cell/>
        </table:table-row>
        <table:table-row table:style-name="ro1">
          <table:table-cell office:value-type="float" office:value="0.0199333080874612">
            <text:p>0.0199333081</text:p>
          </table:table-cell>
          <table:table-cell/>
        </table:table-row>
        <table:table-row table:style-name="ro1">
          <table:table-cell office:value-type="float" office:value="0.026298823742318">
            <text:p>0.0262988237</text:p>
          </table:table-cell>
          <table:table-cell/>
        </table:table-row>
        <table:table-row table:style-name="ro1">
          <table:table-cell office:value-type="float" office:value="0.0202062880579885">
            <text:p>0.0202062881</text:p>
          </table:table-cell>
          <table:table-cell/>
        </table:table-row>
        <table:table-row table:style-name="ro1">
          <table:table-cell office:value-type="float" office:value="0.0291590596490397">
            <text:p>0.0291590596</text:p>
          </table:table-cell>
          <table:table-cell/>
        </table:table-row>
        <table:table-row table:style-name="ro1">
          <table:table-cell office:value-type="float" office:value="0.0275942440747">
            <text:p>0.0275942441</text:p>
          </table:table-cell>
          <table:table-cell/>
        </table:table-row>
        <table:table-row table:style-name="ro1">
          <table:table-cell office:value-type="float" office:value="0.0247174664627997">
            <text:p>0.0247174665</text:p>
          </table:table-cell>
          <table:table-cell/>
        </table:table-row>
        <table:table-row table:style-name="ro1">
          <table:table-cell office:value-type="float" office:value="0.0265316907861934">
            <text:p>0.0265316908</text:p>
          </table:table-cell>
          <table:table-cell/>
        </table:table-row>
        <table:table-row table:style-name="ro1">
          <table:table-cell office:value-type="float" office:value="0.0161896594464263">
            <text:p>0.0161896594</text:p>
          </table:table-cell>
          <table:table-cell/>
        </table:table-row>
        <table:table-row table:style-name="ro1">
          <table:table-cell office:value-type="float" office:value="0.0194110764271248">
            <text:p>0.0194110764</text:p>
          </table:table-cell>
          <table:table-cell/>
        </table:table-row>
        <table:table-row table:style-name="ro1">
          <table:table-cell office:value-type="float" office:value="0.0416870234484973">
            <text:p>0.0416870234</text:p>
          </table:table-cell>
          <table:table-cell/>
        </table:table-row>
        <table:table-row table:style-name="ro1">
          <table:table-cell office:value-type="float" office:value="0.0365612187172229">
            <text:p>0.0365612187</text:p>
          </table:table-cell>
          <table:table-cell/>
        </table:table-row>
        <table:table-row table:style-name="ro1">
          <table:table-cell office:value-type="float" office:value="0.0358779061821412">
            <text:p>0.0358779062</text:p>
          </table:table-cell>
          <table:table-cell/>
        </table:table-row>
        <table:table-row table:style-name="ro1">
          <table:table-cell office:value-type="float" office:value="0.0175340427231676">
            <text:p>0.0175340427</text:p>
          </table:table-cell>
          <table:table-cell/>
        </table:table-row>
        <table:table-row table:style-name="ro1">
          <table:table-cell office:value-type="float" office:value="0.0232609429507001">
            <text:p>0.023260943</text:p>
          </table:table-cell>
          <table:table-cell/>
        </table:table-row>
        <table:table-row table:style-name="ro1">
          <table:table-cell office:value-type="float" office:value="0.0224561117307335">
            <text:p>0.0224561117</text:p>
          </table:table-cell>
          <table:table-cell/>
        </table:table-row>
        <table:table-row table:style-name="ro1">
          <table:table-cell office:value-type="float" office:value="0.0348973184905215">
            <text:p>0.0348973185</text:p>
          </table:table-cell>
          <table:table-cell/>
        </table:table-row>
        <table:table-row table:style-name="ro1">
          <table:table-cell office:value-type="float" office:value="0.0453393617329805">
            <text:p>0.0453393617</text:p>
          </table:table-cell>
          <table:table-cell/>
        </table:table-row>
        <table:table-row table:style-name="ro1">
          <table:table-cell office:value-type="float" office:value="0.0196554981580986">
            <text:p>0.0196554982</text:p>
          </table:table-cell>
          <table:table-cell/>
        </table:table-row>
        <table:table-row table:style-name="ro1">
          <table:table-cell office:value-type="float" office:value="0.0135731110935416">
            <text:p>0.0135731111</text:p>
          </table:table-cell>
          <table:table-cell/>
        </table:table-row>
        <table:table-row table:style-name="ro1">
          <table:table-cell office:value-type="float" office:value="0.0179296101282649">
            <text:p>0.0179296101</text:p>
          </table:table-cell>
          <table:table-cell/>
        </table:table-row>
        <table:table-row table:style-name="ro1">
          <table:table-cell office:value-type="float" office:value="0.0267574424791107">
            <text:p>0.0267574425</text:p>
          </table:table-cell>
          <table:table-cell/>
        </table:table-row>
        <table:table-row table:style-name="ro1">
          <table:table-cell office:value-type="float" office:value="0.0259327711872487">
            <text:p>0.0259327712</text:p>
          </table:table-cell>
          <table:table-cell/>
        </table:table-row>
        <table:table-row table:style-name="ro1">
          <table:table-cell office:value-type="float" office:value="0.0138017764935952">
            <text:p>0.0138017765</text:p>
          </table:table-cell>
          <table:table-cell/>
        </table:table-row>
        <table:table-row table:style-name="ro1">
          <table:table-cell office:value-type="float" office:value="0.0219218449312918">
            <text:p>0.0219218449</text:p>
          </table:table-cell>
          <table:table-cell/>
        </table:table-row>
        <table:table-row table:style-name="ro1">
          <table:table-cell office:value-type="float" office:value="0.0156580997392344">
            <text:p>0.0156580997</text:p>
          </table:table-cell>
          <table:table-cell/>
        </table:table-row>
        <table:table-row table:style-name="ro1">
          <table:table-cell office:value-type="float" office:value="0.0456023017218863">
            <text:p>0.0456023017</text:p>
          </table:table-cell>
          <table:table-cell/>
        </table:table-row>
        <table:table-row table:style-name="ro1">
          <table:table-cell office:value-type="float" office:value="0.0142329657159197">
            <text:p>0.0142329657</text:p>
          </table:table-cell>
          <table:table-cell/>
        </table:table-row>
        <table:table-row table:style-name="ro1">
          <table:table-cell office:value-type="float" office:value="0.0199752776046375">
            <text:p>0.0199752776</text:p>
          </table:table-cell>
          <table:table-cell/>
        </table:table-row>
        <table:table-row table:style-name="ro1">
          <table:table-cell office:value-type="float" office:value="0.0306058372632643">
            <text:p>0.0306058373</text:p>
          </table:table-cell>
          <table:table-cell/>
        </table:table-row>
        <table:table-row table:style-name="ro1">
          <table:table-cell office:value-type="float" office:value="0.0140301625708114">
            <text:p>0.0140301626</text:p>
          </table:table-cell>
          <table:table-cell/>
        </table:table-row>
        <table:table-row table:style-name="ro1">
          <table:table-cell office:value-type="float" office:value="0.0351809076322272">
            <text:p>0.0351809076</text:p>
          </table:table-cell>
          <table:table-cell/>
        </table:table-row>
        <table:table-row table:style-name="ro1">
          <table:table-cell office:value-type="float" office:value="0.0279040952920489">
            <text:p>0.0279040953</text:p>
          </table:table-cell>
          <table:table-cell/>
        </table:table-row>
        <table:table-row table:style-name="ro1">
          <table:table-cell office:value-type="float" office:value="0.0232833014492513">
            <text:p>0.0232833014</text:p>
          </table:table-cell>
          <table:table-cell/>
        </table:table-row>
        <table:table-row table:style-name="ro1">
          <table:table-cell office:value-type="float" office:value="0.0374475025547569">
            <text:p>0.0374475026</text:p>
          </table:table-cell>
          <table:table-cell/>
        </table:table-row>
        <table:table-row table:style-name="ro1">
          <table:table-cell office:value-type="float" office:value="0.0275647508016137">
            <text:p>0.0275647508</text:p>
          </table:table-cell>
          <table:table-cell/>
        </table:table-row>
        <table:table-row table:style-name="ro1">
          <table:table-cell office:value-type="float" office:value="0.0316218365342074">
            <text:p>0.0316218365</text:p>
          </table:table-cell>
          <table:table-cell/>
        </table:table-row>
        <table:table-row table:style-name="ro1">
          <table:table-cell office:value-type="float" office:value="0.0357399340365759">
            <text:p>0.035739934</text:p>
          </table:table-cell>
          <table:table-cell/>
        </table:table-row>
        <table:table-row table:style-name="ro1">
          <table:table-cell office:value-type="float" office:value="0.0175159914885081">
            <text:p>0.0175159915</text:p>
          </table:table-cell>
          <table:table-cell/>
        </table:table-row>
        <table:table-row table:style-name="ro1">
          <table:table-cell office:value-type="float" office:value="0.0165843275595097">
            <text:p>0.0165843276</text:p>
          </table:table-cell>
          <table:table-cell/>
        </table:table-row>
        <table:table-row table:style-name="ro1">
          <table:table-cell office:value-type="float" office:value="0.0463680515544407">
            <text:p>0.0463680516</text:p>
          </table:table-cell>
          <table:table-cell/>
        </table:table-row>
        <table:table-row table:style-name="ro1">
          <table:table-cell office:value-type="float" office:value="0.0180652571074682">
            <text:p>0.0180652571</text:p>
          </table:table-cell>
          <table:table-cell/>
        </table:table-row>
        <table:table-row table:style-name="ro1">
          <table:table-cell office:value-type="float" office:value="0.0558370639917049">
            <text:p>0.055837064</text:p>
          </table:table-cell>
          <table:table-cell/>
        </table:table-row>
        <table:table-row table:style-name="ro1">
          <table:table-cell office:value-type="float" office:value="0.0219856087903454">
            <text:p>0.0219856088</text:p>
          </table:table-cell>
          <table:table-cell/>
        </table:table-row>
        <table:table-row table:style-name="ro1">
          <table:table-cell office:value-type="float" office:value="0.0178837099319235">
            <text:p>0.0178837099</text:p>
          </table:table-cell>
          <table:table-cell/>
        </table:table-row>
        <table:table-row table:style-name="ro1">
          <table:table-cell office:value-type="float" office:value="0.0259824332481597">
            <text:p>0.0259824332</text:p>
          </table:table-cell>
          <table:table-cell/>
        </table:table-row>
        <table:table-row table:style-name="ro1">
          <table:table-cell office:value-type="float" office:value="0.0170063072010099">
            <text:p>0.0170063072</text:p>
          </table:table-cell>
          <table:table-cell/>
        </table:table-row>
        <table:table-row table:style-name="ro1">
          <table:table-cell office:value-type="float" office:value="0.0143746090995319">
            <text:p>0.0143746091</text:p>
          </table:table-cell>
          <table:table-cell/>
        </table:table-row>
        <table:table-row table:style-name="ro1">
          <table:table-cell office:value-type="float" office:value="0.0174885972871825">
            <text:p>0.0174885973</text:p>
          </table:table-cell>
          <table:table-cell/>
        </table:table-row>
        <table:table-row table:style-name="ro1">
          <table:table-cell office:value-type="float" office:value="0.0240770109550383">
            <text:p>0.024077011</text:p>
          </table:table-cell>
          <table:table-cell/>
        </table:table-row>
        <table:table-row table:style-name="ro1">
          <table:table-cell office:value-type="float" office:value="0.0182821350891964">
            <text:p>0.0182821351</text:p>
          </table:table-cell>
          <table:table-cell/>
        </table:table-row>
        <table:table-row table:style-name="ro1">
          <table:table-cell office:value-type="float" office:value="0.0378679017163253">
            <text:p>0.0378679017</text:p>
          </table:table-cell>
          <table:table-cell/>
        </table:table-row>
        <table:table-row table:style-name="ro1">
          <table:table-cell office:value-type="float" office:value="0.0209220712743656">
            <text:p>0.0209220713</text:p>
          </table:table-cell>
          <table:table-cell/>
        </table:table-row>
        <table:table-row table:style-name="ro1">
          <table:table-cell office:value-type="float" office:value="0.0396007674926455">
            <text:p>0.0396007675</text:p>
          </table:table-cell>
          <table:table-cell/>
        </table:table-row>
        <table:table-row table:style-name="ro1">
          <table:table-cell office:value-type="float" office:value="0.047283156979561">
            <text:p>0.047283157</text:p>
          </table:table-cell>
          <table:table-cell/>
        </table:table-row>
        <table:table-row table:style-name="ro1">
          <table:table-cell office:value-type="float" office:value="0.0299983348612124">
            <text:p>0.0299983349</text:p>
          </table:table-cell>
          <table:table-cell/>
        </table:table-row>
        <table:table-row table:style-name="ro1">
          <table:table-cell office:value-type="float" office:value="0.0253321077628645">
            <text:p>0.0253321078</text:p>
          </table:table-cell>
          <table:table-cell/>
        </table:table-row>
        <table:table-row table:style-name="ro1">
          <table:table-cell office:value-type="float" office:value="0.0172075022055267">
            <text:p>0.0172075022</text:p>
          </table:table-cell>
          <table:table-cell/>
        </table:table-row>
        <table:table-row table:style-name="ro1">
          <table:table-cell office:value-type="float" office:value="0.0240800229173192">
            <text:p>0.0240800229</text:p>
          </table:table-cell>
          <table:table-cell/>
        </table:table-row>
        <table:table-row table:style-name="ro1">
          <table:table-cell office:value-type="float" office:value="0.0236880882450996">
            <text:p>0.0236880882</text:p>
          </table:table-cell>
          <table:table-cell/>
        </table:table-row>
        <table:table-row table:style-name="ro1">
          <table:table-cell office:value-type="float" office:value="0.00817785382351197">
            <text:p>0.0081778538</text:p>
          </table:table-cell>
          <table:table-cell/>
        </table:table-row>
        <table:table-row table:style-name="ro1">
          <table:table-cell office:value-type="float" office:value="0.0321297144359908">
            <text:p>0.0321297144</text:p>
          </table:table-cell>
          <table:table-cell/>
        </table:table-row>
        <table:table-row table:style-name="ro1">
          <table:table-cell office:value-type="float" office:value="0.015386734760104">
            <text:p>0.0153867348</text:p>
          </table:table-cell>
          <table:table-cell/>
        </table:table-row>
        <table:table-row table:style-name="ro1">
          <table:table-cell office:value-type="float" office:value="0.020628503187201">
            <text:p>0.0206285032</text:p>
          </table:table-cell>
          <table:table-cell/>
        </table:table-row>
        <table:table-row table:style-name="ro1">
          <table:table-cell office:value-type="float" office:value="0.0261894009239892">
            <text:p>0.0261894009</text:p>
          </table:table-cell>
          <table:table-cell/>
        </table:table-row>
        <table:table-row table:style-name="ro1">
          <table:table-cell office:value-type="float" office:value="0.0308418388494702">
            <text:p>0.0308418388</text:p>
          </table:table-cell>
          <table:table-cell/>
        </table:table-row>
        <table:table-row table:style-name="ro1">
          <table:table-cell office:value-type="float" office:value="0.0190969822417079">
            <text:p>0.0190969822</text:p>
          </table:table-cell>
          <table:table-cell/>
        </table:table-row>
        <table:table-row table:style-name="ro1">
          <table:table-cell office:value-type="float" office:value="0.0349825013824657">
            <text:p>0.0349825014</text:p>
          </table:table-cell>
          <table:table-cell/>
        </table:table-row>
        <table:table-row table:style-name="ro1">
          <table:table-cell office:value-type="float" office:value="0.0344702400946514">
            <text:p>0.0344702401</text:p>
          </table:table-cell>
          <table:table-cell/>
        </table:table-row>
        <table:table-row table:style-name="ro1">
          <table:table-cell office:value-type="float" office:value="0.0365940574164692">
            <text:p>0.0365940574</text:p>
          </table:table-cell>
          <table:table-cell/>
        </table:table-row>
        <table:table-row table:style-name="ro1">
          <table:table-cell office:value-type="float" office:value="0.0132390602272198">
            <text:p>0.0132390602</text:p>
          </table:table-cell>
          <table:table-cell/>
        </table:table-row>
        <table:table-row table:style-name="ro1">
          <table:table-cell office:value-type="float" office:value="0.0245212010632356">
            <text:p>0.0245212011</text:p>
          </table:table-cell>
          <table:table-cell/>
        </table:table-row>
        <table:table-row table:style-name="ro1">
          <table:table-cell office:value-type="float" office:value="0.0268323331334156">
            <text:p>0.0268323331</text:p>
          </table:table-cell>
          <table:table-cell/>
        </table:table-row>
        <table:table-row table:style-name="ro1">
          <table:table-cell office:value-type="float" office:value="0.0204969043101593">
            <text:p>0.0204969043</text:p>
          </table:table-cell>
          <table:table-cell/>
        </table:table-row>
        <table:table-row table:style-name="ro1">
          <table:table-cell office:value-type="float" office:value="0.0163994089414331">
            <text:p>0.0163994089</text:p>
          </table:table-cell>
          <table:table-cell/>
        </table:table-row>
        <table:table-row table:style-name="ro1">
          <table:table-cell office:value-type="float" office:value="0.00975351433361187">
            <text:p>0.0097535143</text:p>
          </table:table-cell>
          <table:table-cell/>
        </table:table-row>
        <table:table-row table:style-name="ro1">
          <table:table-cell office:value-type="float" office:value="0.0334723011145758">
            <text:p>0.0334723011</text:p>
          </table:table-cell>
          <table:table-cell/>
        </table:table-row>
        <table:table-row table:style-name="ro1">
          <table:table-cell office:value-type="float" office:value="0.0322354945080531">
            <text:p>0.0322354945</text:p>
          </table:table-cell>
          <table:table-cell/>
        </table:table-row>
        <table:table-row table:style-name="ro1">
          <table:table-cell office:value-type="float" office:value="0.0236171462644859">
            <text:p>0.0236171463</text:p>
          </table:table-cell>
          <table:table-cell/>
        </table:table-row>
        <table:table-row table:style-name="ro1">
          <table:table-cell office:value-type="float" office:value="0.0167996910620239">
            <text:p>0.0167996911</text:p>
          </table:table-cell>
          <table:table-cell/>
        </table:table-row>
        <table:table-row table:style-name="ro1">
          <table:table-cell office:value-type="float" office:value="0.0228413456158045">
            <text:p>0.0228413456</text:p>
          </table:table-cell>
          <table:table-cell/>
        </table:table-row>
        <table:table-row table:style-name="ro1">
          <table:table-cell office:value-type="float" office:value="0.0201558196996897">
            <text:p>0.0201558197</text:p>
          </table:table-cell>
          <table:table-cell/>
        </table:table-row>
        <table:table-row table:style-name="ro1">
          <table:table-cell office:value-type="float" office:value="0.0249746463344408">
            <text:p>0.0249746463</text:p>
          </table:table-cell>
          <table:table-cell/>
        </table:table-row>
        <table:table-row table:style-name="ro1">
          <table:table-cell office:value-type="float" office:value="0.0164986034905438">
            <text:p>0.0164986035</text:p>
          </table:table-cell>
          <table:table-cell/>
        </table:table-row>
        <table:table-row table:style-name="ro1">
          <table:table-cell office:value-type="float" office:value="0.0133866472752839">
            <text:p>0.0133866473</text:p>
          </table:table-cell>
          <table:table-cell/>
        </table:table-row>
        <table:table-row table:style-name="ro1">
          <table:table-cell office:value-type="float" office:value="0.0325401649581074">
            <text:p>0.032540165</text:p>
          </table:table-cell>
          <table:table-cell/>
        </table:table-row>
        <table:table-row table:style-name="ro1">
          <table:table-cell office:value-type="float" office:value="0.0195119804684191">
            <text:p>0.0195119805</text:p>
          </table:table-cell>
          <table:table-cell/>
        </table:table-row>
        <table:table-row table:style-name="ro1">
          <table:table-cell office:value-type="float" office:value="0.0144247552537039">
            <text:p>0.0144247553</text:p>
          </table:table-cell>
          <table:table-cell/>
        </table:table-row>
        <table:table-row table:style-name="ro1">
          <table:table-cell office:value-type="float" office:value="0.0239610211248617">
            <text:p>0.0239610211</text:p>
          </table:table-cell>
          <table:table-cell/>
        </table:table-row>
        <table:table-row table:style-name="ro1">
          <table:table-cell office:value-type="float" office:value="0.0259656025890911">
            <text:p>0.0259656026</text:p>
          </table:table-cell>
          <table:table-cell/>
        </table:table-row>
        <table:table-row table:style-name="ro1">
          <table:table-cell office:value-type="float" office:value="0.0106218623482135">
            <text:p>0.0106218623</text:p>
          </table:table-cell>
          <table:table-cell/>
        </table:table-row>
        <table:table-row table:style-name="ro1">
          <table:table-cell office:value-type="float" office:value="0.0452869298658775">
            <text:p>0.0452869299</text:p>
          </table:table-cell>
          <table:table-cell/>
        </table:table-row>
        <table:table-row table:style-name="ro1">
          <table:table-cell office:value-type="float" office:value="0.0209785190222612">
            <text:p>0.020978519</text:p>
          </table:table-cell>
          <table:table-cell/>
        </table:table-row>
        <table:table-row table:style-name="ro1">
          <table:table-cell office:value-type="float" office:value="0.00996013287494577">
            <text:p>0.0099601329</text:p>
          </table:table-cell>
          <table:table-cell/>
        </table:table-row>
        <table:table-row table:style-name="ro1">
          <table:table-cell office:value-type="float" office:value="0.0362965561423685">
            <text:p>0.0362965561</text:p>
          </table:table-cell>
          <table:table-cell/>
        </table:table-row>
        <table:table-row table:style-name="ro1">
          <table:table-cell office:value-type="float" office:value="0.025189315779705">
            <text:p>0.0251893158</text:p>
          </table:table-cell>
          <table:table-cell/>
        </table:table-row>
        <table:table-row table:style-name="ro1">
          <table:table-cell office:value-type="float" office:value="0.0376432659320918">
            <text:p>0.0376432659</text:p>
          </table:table-cell>
          <table:table-cell/>
        </table:table-row>
        <table:table-row table:style-name="ro1">
          <table:table-cell office:value-type="float" office:value="0.0364261856196709">
            <text:p>0.0364261856</text:p>
          </table:table-cell>
          <table:table-cell/>
        </table:table-row>
        <table:table-row table:style-name="ro1">
          <table:table-cell office:value-type="float" office:value="0.0174987970808913">
            <text:p>0.0174987971</text:p>
          </table:table-cell>
          <table:table-cell/>
        </table:table-row>
        <table:table-row table:style-name="ro1">
          <table:table-cell office:value-type="float" office:value="0.020650167266976">
            <text:p>0.0206501673</text:p>
          </table:table-cell>
          <table:table-cell/>
        </table:table-row>
        <table:table-row table:style-name="ro1">
          <table:table-cell office:value-type="float" office:value="0.0262512481421007">
            <text:p>0.0262512481</text:p>
          </table:table-cell>
          <table:table-cell/>
        </table:table-row>
        <table:table-row table:style-name="ro1">
          <table:table-cell office:value-type="float" office:value="0.0186711570673405">
            <text:p>0.0186711571</text:p>
          </table:table-cell>
          <table:table-cell/>
        </table:table-row>
        <table:table-row table:style-name="ro1">
          <table:table-cell office:value-type="float" office:value="0.0479094767482152">
            <text:p>0.0479094767</text:p>
          </table:table-cell>
          <table:table-cell/>
        </table:table-row>
        <table:table-row table:style-name="ro1">
          <table:table-cell office:value-type="float" office:value="0.0356885193679235">
            <text:p>0.0356885194</text:p>
          </table:table-cell>
          <table:table-cell/>
        </table:table-row>
        <table:table-row table:style-name="ro1">
          <table:table-cell office:value-type="float" office:value="0.0199156542105787">
            <text:p>0.0199156542</text:p>
          </table:table-cell>
          <table:table-cell/>
        </table:table-row>
        <table:table-row table:style-name="ro1">
          <table:table-cell office:value-type="float" office:value="0.0309735799072957">
            <text:p>0.0309735799</text:p>
          </table:table-cell>
          <table:table-cell/>
        </table:table-row>
        <table:table-row table:style-name="ro1">
          <table:table-cell office:value-type="float" office:value="0.0300794871421057">
            <text:p>0.0300794871</text:p>
          </table:table-cell>
          <table:table-cell/>
        </table:table-row>
        <table:table-row table:style-name="ro1">
          <table:table-cell office:value-type="float" office:value="0.0269636446907454">
            <text:p>0.0269636447</text:p>
          </table:table-cell>
          <table:table-cell/>
        </table:table-row>
        <table:table-row table:style-name="ro1">
          <table:table-cell office:value-type="float" office:value="0.0157750020327603">
            <text:p>0.015775002</text:p>
          </table:table-cell>
          <table:table-cell/>
        </table:table-row>
        <table:table-row table:style-name="ro1">
          <table:table-cell office:value-type="float" office:value="0.00837651574833852">
            <text:p>0.0083765157</text:p>
          </table:table-cell>
          <table:table-cell/>
        </table:table-row>
        <table:table-row table:style-name="ro1">
          <table:table-cell office:value-type="float" office:value="0.0244112083019788">
            <text:p>0.0244112083</text:p>
          </table:table-cell>
          <table:table-cell/>
        </table:table-row>
        <table:table-row table:style-name="ro1">
          <table:table-cell office:value-type="float" office:value="0.0335478097085556">
            <text:p>0.0335478097</text:p>
          </table:table-cell>
          <table:table-cell/>
        </table:table-row>
        <table:table-row table:style-name="ro1">
          <table:table-cell office:value-type="float" office:value="0.0245585882194805">
            <text:p>0.0245585882</text:p>
          </table:table-cell>
          <table:table-cell/>
        </table:table-row>
        <table:table-row table:style-name="ro1">
          <table:table-cell office:value-type="float" office:value="0.0280418824592574">
            <text:p>0.0280418825</text:p>
          </table:table-cell>
          <table:table-cell/>
        </table:table-row>
        <table:table-row table:style-name="ro1">
          <table:table-cell office:value-type="float" office:value="0.0168806400593755">
            <text:p>0.0168806401</text:p>
          </table:table-cell>
          <table:table-cell/>
        </table:table-row>
        <table:table-row table:style-name="ro1">
          <table:table-cell office:value-type="float" office:value="0.028838795242904">
            <text:p>0.0288387952</text:p>
          </table:table-cell>
          <table:table-cell/>
        </table:table-row>
        <table:table-row table:style-name="ro1">
          <table:table-cell office:value-type="float" office:value="0.0158359486914036">
            <text:p>0.0158359487</text:p>
          </table:table-cell>
          <table:table-cell/>
        </table:table-row>
        <table:table-row table:style-name="ro1">
          <table:table-cell office:value-type="float" office:value="0.0367374507456974">
            <text:p>0.0367374507</text:p>
          </table:table-cell>
          <table:table-cell/>
        </table:table-row>
        <table:table-row table:style-name="ro1">
          <table:table-cell office:value-type="float" office:value="0.0287629857449392">
            <text:p>0.0287629857</text:p>
          </table:table-cell>
          <table:table-cell/>
        </table:table-row>
        <table:table-row table:style-name="ro1">
          <table:table-cell office:value-type="float" office:value="0.017512004911357">
            <text:p>0.0175120049</text:p>
          </table:table-cell>
          <table:table-cell/>
        </table:table-row>
        <table:table-row table:style-name="ro1">
          <table:table-cell office:value-type="float" office:value="0.0290783742451044">
            <text:p>0.0290783742</text:p>
          </table:table-cell>
          <table:table-cell/>
        </table:table-row>
        <table:table-row table:style-name="ro1">
          <table:table-cell office:value-type="float" office:value="0.0184411806013804">
            <text:p>0.0184411806</text:p>
          </table:table-cell>
          <table:table-cell/>
        </table:table-row>
        <table:table-row table:style-name="ro1">
          <table:table-cell office:value-type="float" office:value="0.0292270236499967">
            <text:p>0.0292270236</text:p>
          </table:table-cell>
          <table:table-cell/>
        </table:table-row>
        <table:table-row table:style-name="ro1">
          <table:table-cell office:value-type="float" office:value="0.024333275520227">
            <text:p>0.0243332755</text:p>
          </table:table-cell>
          <table:table-cell/>
        </table:table-row>
        <table:table-row table:style-name="ro1">
          <table:table-cell office:value-type="float" office:value="0.0193560632114465">
            <text:p>0.0193560632</text:p>
          </table:table-cell>
          <table:table-cell/>
        </table:table-row>
        <table:table-row table:style-name="ro1">
          <table:table-cell office:value-type="float" office:value="0.0321523682496548">
            <text:p>0.0321523682</text:p>
          </table:table-cell>
          <table:table-cell/>
        </table:table-row>
        <table:table-row table:style-name="ro1">
          <table:table-cell office:value-type="float" office:value="0.0216099453449909">
            <text:p>0.0216099453</text:p>
          </table:table-cell>
          <table:table-cell/>
        </table:table-row>
        <table:table-row table:style-name="ro1">
          <table:table-cell office:value-type="float" office:value="0.0260291894133884">
            <text:p>0.0260291894</text:p>
          </table:table-cell>
          <table:table-cell/>
        </table:table-row>
        <table:table-row table:style-name="ro1">
          <table:table-cell office:value-type="float" office:value="0.0216447953874407">
            <text:p>0.0216447954</text:p>
          </table:table-cell>
          <table:table-cell/>
        </table:table-row>
        <table:table-row table:style-name="ro1">
          <table:table-cell office:value-type="float" office:value="0.019678148674512">
            <text:p>0.0196781487</text:p>
          </table:table-cell>
          <table:table-cell/>
        </table:table-row>
        <table:table-row table:style-name="ro1">
          <table:table-cell office:value-type="float" office:value="0.0307233671650816">
            <text:p>0.0307233672</text:p>
          </table:table-cell>
          <table:table-cell/>
        </table:table-row>
        <table:table-row table:style-name="ro1">
          <table:table-cell office:value-type="float" office:value="0.0134787277349291">
            <text:p>0.0134787277</text:p>
          </table:table-cell>
          <table:table-cell/>
        </table:table-row>
        <table:table-row table:style-name="ro1">
          <table:table-cell office:value-type="float" office:value="0.0221122436169883">
            <text:p>0.0221122436</text:p>
          </table:table-cell>
          <table:table-cell/>
        </table:table-row>
        <table:table-row table:style-name="ro1">
          <table:table-cell office:value-type="float" office:value="0.0124076248576283">
            <text:p>0.0124076249</text:p>
          </table:table-cell>
          <table:table-cell/>
        </table:table-row>
        <table:table-row table:style-name="ro1">
          <table:table-cell office:value-type="float" office:value="0.0278168232156464">
            <text:p>0.0278168232</text:p>
          </table:table-cell>
          <table:table-cell/>
        </table:table-row>
        <table:table-row table:style-name="ro1">
          <table:table-cell office:value-type="float" office:value="0.0413461096887472">
            <text:p>0.0413461097</text:p>
          </table:table-cell>
          <table:table-cell/>
        </table:table-row>
        <table:table-row table:style-name="ro1">
          <table:table-cell office:value-type="float" office:value="0.0257082506723889">
            <text:p>0.0257082507</text:p>
          </table:table-cell>
          <table:table-cell/>
        </table:table-row>
        <table:table-row table:style-name="ro1">
          <table:table-cell office:value-type="float" office:value="0.0251347027740826">
            <text:p>0.0251347028</text:p>
          </table:table-cell>
          <table:table-cell/>
        </table:table-row>
        <table:table-row table:style-name="ro1">
          <table:table-cell office:value-type="float" office:value="0.0419954778153976">
            <text:p>0.0419954778</text:p>
          </table:table-cell>
          <table:table-cell/>
        </table:table-row>
        <table:table-row table:style-name="ro1">
          <table:table-cell office:value-type="float" office:value="0.0354009551513957">
            <text:p>0.0354009552</text:p>
          </table:table-cell>
          <table:table-cell/>
        </table:table-row>
        <table:table-row table:style-name="ro1">
          <table:table-cell office:value-type="float" office:value="0.0378815465794249">
            <text:p>0.0378815466</text:p>
          </table:table-cell>
          <table:table-cell/>
        </table:table-row>
        <table:table-row table:style-name="ro1">
          <table:table-cell office:value-type="float" office:value="0.00979640069877754">
            <text:p>0.0097964007</text:p>
          </table:table-cell>
          <table:table-cell/>
        </table:table-row>
        <table:table-row table:style-name="ro1">
          <table:table-cell office:value-type="float" office:value="0.0173278421755058">
            <text:p>0.0173278422</text:p>
          </table:table-cell>
          <table:table-cell/>
        </table:table-row>
        <table:table-row table:style-name="ro1">
          <table:table-cell office:value-type="float" office:value="0.0180501585337434">
            <text:p>0.0180501585</text:p>
          </table:table-cell>
          <table:table-cell/>
        </table:table-row>
        <table:table-row table:style-name="ro1">
          <table:table-cell office:value-type="float" office:value="0.0180127519190601">
            <text:p>0.0180127519</text:p>
          </table:table-cell>
          <table:table-cell/>
        </table:table-row>
        <table:table-row table:style-name="ro1">
          <table:table-cell office:value-type="float" office:value="0.0469730860579149">
            <text:p>0.0469730861</text:p>
          </table:table-cell>
          <table:table-cell/>
        </table:table-row>
        <table:table-row table:style-name="ro1">
          <table:table-cell office:value-type="float" office:value="0.0312241460423591">
            <text:p>0.031224146</text:p>
          </table:table-cell>
          <table:table-cell/>
        </table:table-row>
        <table:table-row table:style-name="ro1">
          <table:table-cell office:value-type="float" office:value="0.0219357493961442">
            <text:p>0.0219357494</text:p>
          </table:table-cell>
          <table:table-cell/>
        </table:table-row>
        <table:table-row table:style-name="ro1">
          <table:table-cell office:value-type="float" office:value="0.0252493812205479">
            <text:p>0.0252493812</text:p>
          </table:table-cell>
          <table:table-cell/>
        </table:table-row>
        <table:table-row table:style-name="ro1">
          <table:table-cell office:value-type="float" office:value="0.0405580371218382">
            <text:p>0.0405580371</text:p>
          </table:table-cell>
          <table:table-cell/>
        </table:table-row>
        <table:table-row table:style-name="ro1">
          <table:table-cell office:value-type="float" office:value="0.0248182339028105">
            <text:p>0.0248182339</text:p>
          </table:table-cell>
          <table:table-cell/>
        </table:table-row>
        <table:table-row table:style-name="ro1">
          <table:table-cell office:value-type="float" office:value="0.0230129669456711">
            <text:p>0.0230129669</text:p>
          </table:table-cell>
          <table:table-cell/>
        </table:table-row>
        <table:table-row table:style-name="ro1">
          <table:table-cell office:value-type="float" office:value="0.0327436568620787">
            <text:p>0.0327436569</text:p>
          </table:table-cell>
          <table:table-cell/>
        </table:table-row>
        <table:table-row table:style-name="ro1">
          <table:table-cell office:value-type="float" office:value="0.0412235666411514">
            <text:p>0.0412235666</text:p>
          </table:table-cell>
          <table:table-cell/>
        </table:table-row>
        <table:table-row table:style-name="ro1">
          <table:table-cell office:value-type="float" office:value="0.0265011003324629">
            <text:p>0.0265011003</text:p>
          </table:table-cell>
          <table:table-cell/>
        </table:table-row>
        <table:table-row table:style-name="ro1">
          <table:table-cell office:value-type="float" office:value="0.0331200161893418">
            <text:p>0.0331200162</text:p>
          </table:table-cell>
          <table:table-cell/>
        </table:table-row>
        <table:table-row table:style-name="ro1">
          <table:table-cell office:value-type="float" office:value="0.0170748791535499">
            <text:p>0.0170748792</text:p>
          </table:table-cell>
          <table:table-cell/>
        </table:table-row>
        <table:table-row table:style-name="ro1">
          <table:table-cell office:value-type="float" office:value="0.01738730842897">
            <text:p>0.0173873084</text:p>
          </table:table-cell>
          <table:table-cell/>
        </table:table-row>
        <table:table-row table:style-name="ro1">
          <table:table-cell office:value-type="float" office:value="0.033063369073298">
            <text:p>0.0330633691</text:p>
          </table:table-cell>
          <table:table-cell/>
        </table:table-row>
        <table:table-row table:style-name="ro1">
          <table:table-cell office:value-type="float" office:value="0.0426000407637451">
            <text:p>0.0426000408</text:p>
          </table:table-cell>
          <table:table-cell/>
        </table:table-row>
        <table:table-row table:style-name="ro1">
          <table:table-cell office:value-type="float" office:value="0.035964537678037">
            <text:p>0.0359645377</text:p>
          </table:table-cell>
          <table:table-cell/>
        </table:table-row>
        <table:table-row table:style-name="ro1">
          <table:table-cell office:value-type="float" office:value="0.0254281223834717">
            <text:p>0.0254281224</text:p>
          </table:table-cell>
          <table:table-cell/>
        </table:table-row>
        <table:table-row table:style-name="ro1">
          <table:table-cell office:value-type="float" office:value="0.0335054337086659">
            <text:p>0.0335054337</text:p>
          </table:table-cell>
          <table:table-cell/>
        </table:table-row>
        <table:table-row table:style-name="ro1">
          <table:table-cell office:value-type="float" office:value="0.00461511318879074">
            <text:p>0.0046151132</text:p>
          </table:table-cell>
          <table:table-cell/>
        </table:table-row>
        <table:table-row table:style-name="ro1">
          <table:table-cell office:value-type="float" office:value="0.0318238954112054">
            <text:p>0.0318238954</text:p>
          </table:table-cell>
          <table:table-cell/>
        </table:table-row>
        <table:table-row table:style-name="ro1">
          <table:table-cell office:value-type="float" office:value="0.0219105994700024">
            <text:p>0.0219105995</text:p>
          </table:table-cell>
          <table:table-cell/>
        </table:table-row>
        <table:table-row table:style-name="ro1">
          <table:table-cell office:value-type="float" office:value="0.0239110231199326">
            <text:p>0.0239110231</text:p>
          </table:table-cell>
          <table:table-cell/>
        </table:table-row>
        <table:table-row table:style-name="ro1">
          <table:table-cell office:value-type="float" office:value="0.0211473258093356">
            <text:p>0.0211473258</text:p>
          </table:table-cell>
          <table:table-cell/>
        </table:table-row>
        <table:table-row table:style-name="ro1">
          <table:table-cell office:value-type="float" office:value="0.026958434351974">
            <text:p>0.0269584344</text:p>
          </table:table-cell>
          <table:table-cell/>
        </table:table-row>
        <table:table-row table:style-name="ro1">
          <table:table-cell office:value-type="float" office:value="0.0299660435735536">
            <text:p>0.0299660436</text:p>
          </table:table-cell>
          <table:table-cell/>
        </table:table-row>
        <table:table-row table:style-name="ro1">
          <table:table-cell office:value-type="float" office:value="0.0321934500305643">
            <text:p>0.03219345</text:p>
          </table:table-cell>
          <table:table-cell/>
        </table:table-row>
        <table:table-row table:style-name="ro1">
          <table:table-cell office:value-type="float" office:value="0.0237732899755156">
            <text:p>0.02377329</text:p>
          </table:table-cell>
          <table:table-cell/>
        </table:table-row>
        <table:table-row table:style-name="ro1">
          <table:table-cell office:value-type="float" office:value="0.0254939137892956">
            <text:p>0.0254939138</text:p>
          </table:table-cell>
          <table:table-cell/>
        </table:table-row>
        <table:table-row table:style-name="ro1">
          <table:table-cell office:value-type="float" office:value="0.0270097245966763">
            <text:p>0.0270097246</text:p>
          </table:table-cell>
          <table:table-cell/>
        </table:table-row>
        <table:table-row table:style-name="ro1">
          <table:table-cell office:value-type="float" office:value="0.0312844680220147">
            <text:p>0.031284468</text:p>
          </table:table-cell>
          <table:table-cell/>
        </table:table-row>
        <table:table-row table:style-name="ro1">
          <table:table-cell office:value-type="float" office:value="0.046305109925414">
            <text:p>0.0463051099</text:p>
          </table:table-cell>
          <table:table-cell/>
        </table:table-row>
        <table:table-row table:style-name="ro1">
          <table:table-cell office:value-type="float" office:value="0.0348549743035608">
            <text:p>0.0348549743</text:p>
          </table:table-cell>
          <table:table-cell/>
        </table:table-row>
        <table:table-row table:style-name="ro1">
          <table:table-cell office:value-type="float" office:value="0.0422138896990711">
            <text:p>0.0422138897</text:p>
          </table:table-cell>
          <table:table-cell/>
        </table:table-row>
        <table:table-row table:style-name="ro1">
          <table:table-cell office:value-type="float" office:value="0.0142900344835141">
            <text:p>0.0142900345</text:p>
          </table:table-cell>
          <table:table-cell/>
        </table:table-row>
        <table:table-row table:style-name="ro1">
          <table:table-cell office:value-type="float" office:value="0.0230812726248869">
            <text:p>0.0230812726</text:p>
          </table:table-cell>
          <table:table-cell/>
        </table:table-row>
        <table:table-row table:style-name="ro1">
          <table:table-cell office:value-type="float" office:value="0.0192601345432351">
            <text:p>0.0192601345</text:p>
          </table:table-cell>
          <table:table-cell/>
        </table:table-row>
        <table:table-row table:style-name="ro1">
          <table:table-cell office:value-type="float" office:value="0.0390234857726987">
            <text:p>0.0390234858</text:p>
          </table:table-cell>
          <table:table-cell/>
        </table:table-row>
        <table:table-row table:style-name="ro1">
          <table:table-cell office:value-type="float" office:value="0.0242864733601792">
            <text:p>0.0242864734</text:p>
          </table:table-cell>
          <table:table-cell/>
        </table:table-row>
        <table:table-row table:style-name="ro1">
          <table:table-cell office:value-type="float" office:value="0.0344042623329361">
            <text:p>0.0344042623</text:p>
          </table:table-cell>
          <table:table-cell/>
        </table:table-row>
        <table:table-row table:style-name="ro1">
          <table:table-cell office:value-type="float" office:value="0.0210267178459773">
            <text:p>0.0210267178</text:p>
          </table:table-cell>
          <table:table-cell/>
        </table:table-row>
        <table:table-row table:style-name="ro1">
          <table:table-cell office:value-type="float" office:value="0.0311545795107468">
            <text:p>0.0311545795</text:p>
          </table:table-cell>
          <table:table-cell/>
        </table:table-row>
        <table:table-row table:style-name="ro1">
          <table:table-cell office:value-type="float" office:value="0.0225009842269294">
            <text:p>0.0225009842</text:p>
          </table:table-cell>
          <table:table-cell/>
        </table:table-row>
        <table:table-row table:style-name="ro1">
          <table:table-cell office:value-type="float" office:value="0.0358497061816032">
            <text:p>0.0358497062</text:p>
          </table:table-cell>
          <table:table-cell/>
        </table:table-row>
        <table:table-row table:style-name="ro1">
          <table:table-cell office:value-type="float" office:value="0.0307858827553346">
            <text:p>0.0307858828</text:p>
          </table:table-cell>
          <table:table-cell/>
        </table:table-row>
        <table:table-row table:style-name="ro1">
          <table:table-cell office:value-type="float" office:value="0.0467090883497901">
            <text:p>0.0467090883</text:p>
          </table:table-cell>
          <table:table-cell/>
        </table:table-row>
        <table:table-row table:style-name="ro1">
          <table:table-cell office:value-type="float" office:value="0.0203547933322304">
            <text:p>0.0203547933</text:p>
          </table:table-cell>
          <table:table-cell/>
        </table:table-row>
        <table:table-row table:style-name="ro1">
          <table:table-cell office:value-type="float" office:value="0.0171582458605731">
            <text:p>0.0171582459</text:p>
          </table:table-cell>
          <table:table-cell/>
        </table:table-row>
        <table:table-row table:style-name="ro1">
          <table:table-cell office:value-type="float" office:value="0.0197859510269343">
            <text:p>0.019785951</text:p>
          </table:table-cell>
          <table:table-cell/>
        </table:table-row>
        <table:table-row table:style-name="ro1">
          <table:table-cell office:value-type="float" office:value="0.0324032619812207">
            <text:p>0.032403262</text:p>
          </table:table-cell>
          <table:table-cell/>
        </table:table-row>
        <table:table-row table:style-name="ro1">
          <table:table-cell office:value-type="float" office:value="0.0278971024694176">
            <text:p>0.0278971025</text:p>
          </table:table-cell>
          <table:table-cell/>
        </table:table-row>
        <table:table-row table:style-name="ro1">
          <table:table-cell office:value-type="float" office:value="0.0225191941485363">
            <text:p>0.0225191941</text:p>
          </table:table-cell>
          <table:table-cell/>
        </table:table-row>
        <table:table-row table:style-name="ro1">
          <table:table-cell office:value-type="float" office:value="0.0184851187621974">
            <text:p>0.0184851188</text:p>
          </table:table-cell>
          <table:table-cell/>
        </table:table-row>
        <table:table-row table:style-name="ro1">
          <table:table-cell office:value-type="float" office:value="0.024017165729568">
            <text:p>0.0240171657</text:p>
          </table:table-cell>
          <table:table-cell/>
        </table:table-row>
        <table:table-row table:style-name="ro1">
          <table:table-cell office:value-type="float" office:value="0.0186445297919047">
            <text:p>0.0186445298</text:p>
          </table:table-cell>
          <table:table-cell/>
        </table:table-row>
        <table:table-row table:style-name="ro1">
          <table:table-cell office:value-type="float" office:value="0.0106824319271172">
            <text:p>0.0106824319</text:p>
          </table:table-cell>
          <table:table-cell/>
        </table:table-row>
        <table:table-row table:style-name="ro1">
          <table:table-cell office:value-type="float" office:value="0.0302657218982428">
            <text:p>0.0302657219</text:p>
          </table:table-cell>
          <table:table-cell/>
        </table:table-row>
        <table:table-row table:style-name="ro1">
          <table:table-cell office:value-type="float" office:value="0.0181021246282666">
            <text:p>0.0181021246</text:p>
          </table:table-cell>
          <table:table-cell/>
        </table:table-row>
        <table:table-row table:style-name="ro1">
          <table:table-cell office:value-type="float" office:value="0.0403903057815355">
            <text:p>0.0403903058</text:p>
          </table:table-cell>
          <table:table-cell/>
        </table:table-row>
        <table:table-row table:style-name="ro1">
          <table:table-cell office:value-type="float" office:value="0.0160902648211076">
            <text:p>0.0160902648</text:p>
          </table:table-cell>
          <table:table-cell/>
        </table:table-row>
        <table:table-row table:style-name="ro1">
          <table:table-cell office:value-type="float" office:value="0.0115668929906774">
            <text:p>0.011566893</text:p>
          </table:table-cell>
          <table:table-cell/>
        </table:table-row>
        <table:table-row table:style-name="ro1">
          <table:table-cell office:value-type="float" office:value="0.0168596608973751">
            <text:p>0.0168596609</text:p>
          </table:table-cell>
          <table:table-cell/>
        </table:table-row>
        <table:table-row table:style-name="ro1">
          <table:table-cell office:value-type="float" office:value="0.0302679032496003">
            <text:p>0.0302679032</text:p>
          </table:table-cell>
          <table:table-cell/>
        </table:table-row>
        <table:table-row table:style-name="ro1">
          <table:table-cell office:value-type="float" office:value="0.0396529739501597">
            <text:p>0.039652974</text:p>
          </table:table-cell>
          <table:table-cell/>
        </table:table-row>
        <table:table-row table:style-name="ro1">
          <table:table-cell office:value-type="float" office:value="0.0189458033371821">
            <text:p>0.0189458033</text:p>
          </table:table-cell>
          <table:table-cell/>
        </table:table-row>
        <table:table-row table:style-name="ro1">
          <table:table-cell office:value-type="float" office:value="0.0217011124660245">
            <text:p>0.0217011125</text:p>
          </table:table-cell>
          <table:table-cell/>
        </table:table-row>
        <table:table-row table:style-name="ro1">
          <table:table-cell office:value-type="float" office:value="0.0294459988521553">
            <text:p>0.0294459989</text:p>
          </table:table-cell>
          <table:table-cell/>
        </table:table-row>
        <table:table-row table:style-name="ro1">
          <table:table-cell office:value-type="float" office:value="0.0141556207185154">
            <text:p>0.0141556207</text:p>
          </table:table-cell>
          <table:table-cell/>
        </table:table-row>
        <table:table-row table:style-name="ro1">
          <table:table-cell office:value-type="float" office:value="0.0335721775560004">
            <text:p>0.0335721776</text:p>
          </table:table-cell>
          <table:table-cell/>
        </table:table-row>
        <table:table-row table:style-name="ro1">
          <table:table-cell office:value-type="float" office:value="0.0503195681256594">
            <text:p>0.0503195681</text:p>
          </table:table-cell>
          <table:table-cell/>
        </table:table-row>
        <table:table-row table:style-name="ro1">
          <table:table-cell office:value-type="float" office:value="0.027604977849397">
            <text:p>0.0276049778</text:p>
          </table:table-cell>
          <table:table-cell/>
        </table:table-row>
        <table:table-row table:style-name="ro1">
          <table:table-cell office:value-type="float" office:value="0.0234136769368208">
            <text:p>0.0234136769</text:p>
          </table:table-cell>
          <table:table-cell/>
        </table:table-row>
        <table:table-row table:style-name="ro1">
          <table:table-cell office:value-type="float" office:value="0.0171854987381066">
            <text:p>0.0171854987</text:p>
          </table:table-cell>
          <table:table-cell/>
        </table:table-row>
        <table:table-row table:style-name="ro1">
          <table:table-cell office:value-type="float" office:value="0.0300274194444768">
            <text:p>0.0300274194</text:p>
          </table:table-cell>
          <table:table-cell/>
        </table:table-row>
        <table:table-row table:style-name="ro1">
          <table:table-cell office:value-type="float" office:value="0.00853886780786675">
            <text:p>0.0085388678</text:p>
          </table:table-cell>
          <table:table-cell/>
        </table:table-row>
        <table:table-row table:style-name="ro1">
          <table:table-cell office:value-type="float" office:value="0.0291224501332736">
            <text:p>0.0291224501</text:p>
          </table:table-cell>
          <table:table-cell/>
        </table:table-row>
        <table:table-row table:style-name="ro1">
          <table:table-cell office:value-type="float" office:value="0.0082604679618213">
            <text:p>0.008260468</text:p>
          </table:table-cell>
          <table:table-cell/>
        </table:table-row>
        <table:table-row table:style-name="ro1">
          <table:table-cell office:value-type="float" office:value="0.0304364019375209">
            <text:p>0.0304364019</text:p>
          </table:table-cell>
          <table:table-cell/>
        </table:table-row>
        <table:table-row table:style-name="ro1">
          <table:table-cell office:value-type="float" office:value="0.0246883540442096">
            <text:p>0.024688354</text:p>
          </table:table-cell>
          <table:table-cell/>
        </table:table-row>
        <table:table-row table:style-name="ro1">
          <table:table-cell office:value-type="float" office:value="0.057599563902614">
            <text:p>0.0575995639</text:p>
          </table:table-cell>
          <table:table-cell/>
        </table:table-row>
        <table:table-row table:style-name="ro1">
          <table:table-cell office:value-type="float" office:value="0.0232359400026428">
            <text:p>0.02323594</text:p>
          </table:table-cell>
          <table:table-cell/>
        </table:table-row>
        <table:table-row table:style-name="ro1">
          <table:table-cell office:value-type="float" office:value="0.0256805727012401">
            <text:p>0.0256805727</text:p>
          </table:table-cell>
          <table:table-cell/>
        </table:table-row>
        <table:table-row table:style-name="ro1">
          <table:table-cell office:value-type="float" office:value="0.034961746705109">
            <text:p>0.0349617467</text:p>
          </table:table-cell>
          <table:table-cell/>
        </table:table-row>
        <table:table-row table:style-name="ro1">
          <table:table-cell office:value-type="float" office:value="0.0155722345754506">
            <text:p>0.0155722346</text:p>
          </table:table-cell>
          <table:table-cell/>
        </table:table-row>
        <table:table-row table:style-name="ro1">
          <table:table-cell office:value-type="float" office:value="0.022024095150533">
            <text:p>0.0220240952</text:p>
          </table:table-cell>
          <table:table-cell/>
        </table:table-row>
        <table:table-row table:style-name="ro1">
          <table:table-cell office:value-type="float" office:value="0.0304913399047744">
            <text:p>0.0304913399</text:p>
          </table:table-cell>
          <table:table-cell/>
        </table:table-row>
        <table:table-row table:style-name="ro1">
          <table:table-cell office:value-type="float" office:value="0.0119221420298253">
            <text:p>0.011922142</text:p>
          </table:table-cell>
          <table:table-cell/>
        </table:table-row>
        <table:table-row table:style-name="ro1">
          <table:table-cell office:value-type="float" office:value="0.0110819689703396">
            <text:p>0.011081969</text:p>
          </table:table-cell>
          <table:table-cell/>
        </table:table-row>
        <table:table-row table:style-name="ro1">
          <table:table-cell office:value-type="float" office:value="0.0275181213023703">
            <text:p>0.0275181213</text:p>
          </table:table-cell>
          <table:table-cell/>
        </table:table-row>
        <table:table-row table:style-name="ro1">
          <table:table-cell office:value-type="float" office:value="0.0217636353930288">
            <text:p>0.0217636354</text:p>
          </table:table-cell>
          <table:table-cell/>
        </table:table-row>
        <table:table-row table:style-name="ro1">
          <table:table-cell office:value-type="float" office:value="0.0568453198908697">
            <text:p>0.0568453199</text:p>
          </table:table-cell>
          <table:table-cell/>
        </table:table-row>
        <table:table-row table:style-name="ro1">
          <table:table-cell office:value-type="float" office:value="0.0256155562893988">
            <text:p>0.0256155563</text:p>
          </table:table-cell>
          <table:table-cell/>
        </table:table-row>
        <table:table-row table:style-name="ro1">
          <table:table-cell office:value-type="float" office:value="0.0317710354228964">
            <text:p>0.0317710354</text:p>
          </table:table-cell>
          <table:table-cell/>
        </table:table-row>
        <table:table-row table:style-name="ro1">
          <table:table-cell office:value-type="float" office:value="0.0153319000666394">
            <text:p>0.0153319001</text:p>
          </table:table-cell>
          <table:table-cell/>
        </table:table-row>
        <table:table-row table:style-name="ro1">
          <table:table-cell office:value-type="float" office:value="0.0372890743574891">
            <text:p>0.0372890744</text:p>
          </table:table-cell>
          <table:table-cell/>
        </table:table-row>
        <table:table-row table:style-name="ro1">
          <table:table-cell office:value-type="float" office:value="0.0459252341850738">
            <text:p>0.0459252342</text:p>
          </table:table-cell>
          <table:table-cell/>
        </table:table-row>
        <table:table-row table:style-name="ro1">
          <table:table-cell office:value-type="float" office:value="0.0211866073415436">
            <text:p>0.0211866073</text:p>
          </table:table-cell>
          <table:table-cell/>
        </table:table-row>
        <table:table-row table:style-name="ro1">
          <table:table-cell office:value-type="float" office:value="0.0192389594652671">
            <text:p>0.0192389595</text:p>
          </table:table-cell>
          <table:table-cell/>
        </table:table-row>
        <table:table-row table:style-name="ro1">
          <table:table-cell office:value-type="float" office:value="0.0168533025413356">
            <text:p>0.0168533025</text:p>
          </table:table-cell>
          <table:table-cell/>
        </table:table-row>
        <table:table-row table:style-name="ro1">
          <table:table-cell office:value-type="float" office:value="0.0154245479973023">
            <text:p>0.015424548</text:p>
          </table:table-cell>
          <table:table-cell/>
        </table:table-row>
        <table:table-row table:style-name="ro1">
          <table:table-cell office:value-type="float" office:value="0.0384842008014753">
            <text:p>0.0384842008</text:p>
          </table:table-cell>
          <table:table-cell/>
        </table:table-row>
        <table:table-row table:style-name="ro1">
          <table:table-cell office:value-type="float" office:value="0.0201921134382304">
            <text:p>0.0201921134</text:p>
          </table:table-cell>
          <table:table-cell/>
        </table:table-row>
        <table:table-row table:style-name="ro1">
          <table:table-cell office:value-type="float" office:value="0.0145538630828812">
            <text:p>0.0145538631</text:p>
          </table:table-cell>
          <table:table-cell/>
        </table:table-row>
        <table:table-row table:style-name="ro1">
          <table:table-cell office:value-type="float" office:value="0.0322238177228198">
            <text:p>0.0322238177</text:p>
          </table:table-cell>
          <table:table-cell/>
        </table:table-row>
        <table:table-row table:style-name="ro1">
          <table:table-cell office:value-type="float" office:value="0.0134301021155483">
            <text:p>0.0134301021</text:p>
          </table:table-cell>
          <table:table-cell/>
        </table:table-row>
        <table:table-row table:style-name="ro1">
          <table:table-cell office:value-type="float" office:value="0.0286145377755941">
            <text:p>0.0286145378</text:p>
          </table:table-cell>
          <table:table-cell/>
        </table:table-row>
        <table:table-row table:style-name="ro1">
          <table:table-cell office:value-type="float" office:value="0.0447194548044021">
            <text:p>0.0447194548</text:p>
          </table:table-cell>
          <table:table-cell/>
        </table:table-row>
        <table:table-row table:style-name="ro1">
          <table:table-cell office:value-type="float" office:value="0.0224221431972745">
            <text:p>0.0224221432</text:p>
          </table:table-cell>
          <table:table-cell/>
        </table:table-row>
        <table:table-row table:style-name="ro1">
          <table:table-cell office:value-type="float" office:value="0.0195919457287918">
            <text:p>0.0195919457</text:p>
          </table:table-cell>
          <table:table-cell/>
        </table:table-row>
        <table:table-row table:style-name="ro1">
          <table:table-cell office:value-type="float" office:value="0.0142753035517418">
            <text:p>0.0142753036</text:p>
          </table:table-cell>
          <table:table-cell/>
        </table:table-row>
        <table:table-row table:style-name="ro1">
          <table:table-cell office:value-type="float" office:value="0.0179543395702367">
            <text:p>0.0179543396</text:p>
          </table:table-cell>
          <table:table-cell/>
        </table:table-row>
        <table:table-row table:style-name="ro1">
          <table:table-cell office:value-type="float" office:value="0.0193705752167633">
            <text:p>0.0193705752</text:p>
          </table:table-cell>
          <table:table-cell/>
        </table:table-row>
        <table:table-row table:style-name="ro1">
          <table:table-cell office:value-type="float" office:value="0.0567936813863849">
            <text:p>0.0567936814</text:p>
          </table:table-cell>
          <table:table-cell/>
        </table:table-row>
        <table:table-row table:style-name="ro1">
          <table:table-cell office:value-type="float" office:value="0.0101149516801283">
            <text:p>0.0101149517</text:p>
          </table:table-cell>
          <table:table-cell/>
        </table:table-row>
        <table:table-row table:style-name="ro1">
          <table:table-cell office:value-type="float" office:value="0.0203719325787106">
            <text:p>0.0203719326</text:p>
          </table:table-cell>
          <table:table-cell/>
        </table:table-row>
        <table:table-row table:style-name="ro1">
          <table:table-cell office:value-type="float" office:value="0.0153395800296957">
            <text:p>0.01533958</text:p>
          </table:table-cell>
          <table:table-cell/>
        </table:table-row>
        <table:table-row table:style-name="ro1">
          <table:table-cell office:value-type="float" office:value="0.0245903686456837">
            <text:p>0.0245903686</text:p>
          </table:table-cell>
          <table:table-cell/>
        </table:table-row>
        <table:table-row table:style-name="ro1">
          <table:table-cell office:value-type="float" office:value="0.0177793892814354">
            <text:p>0.0177793893</text:p>
          </table:table-cell>
          <table:table-cell/>
        </table:table-row>
        <table:table-row table:style-name="ro1">
          <table:table-cell office:value-type="float" office:value="0.0215324040350961">
            <text:p>0.021532404</text:p>
          </table:table-cell>
          <table:table-cell/>
        </table:table-row>
        <table:table-row table:style-name="ro1">
          <table:table-cell office:value-type="float" office:value="0.00304443464465034">
            <text:p>0.0030444346</text:p>
          </table:table-cell>
          <table:table-cell/>
        </table:table-row>
        <table:table-row table:style-name="ro1">
          <table:table-cell office:value-type="float" office:value="0.00378962762463562">
            <text:p>0.0037896276</text:p>
          </table:table-cell>
          <table:table-cell/>
        </table:table-row>
        <table:table-row table:style-name="ro1">
          <table:table-cell office:value-type="float" office:value="0.0127856274660031">
            <text:p>0.0127856275</text:p>
          </table:table-cell>
          <table:table-cell/>
        </table:table-row>
        <table:table-row table:style-name="ro1">
          <table:table-cell office:value-type="float" office:value="0.0079497014013939">
            <text:p>0.0079497014</text:p>
          </table:table-cell>
          <table:table-cell/>
        </table:table-row>
      </table:table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******** Genetic Algorithm Results *********</text:p>
          </table:table-cell>
          <table:table-cell/>
        </table:table-row>
        <table:table-row table:style-name="ro1">
          <table:table-cell office:value-type="string">
            <text:p>Population Cap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Generation Cap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Mutation Rate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Mutation Range</text:p>
          </table:table-cell>
          <table:table-cell office:value-type="string">
            <text:p><text:s/>�0</text:p>
          </table:table-cell>
        </table:table-row>
        <table:table-row table:style-name="ro1">
          <table:table-cell office:value-type="string">
            <text:p>Breeder Percent</text:p>
          </table:table-cell>
          <table:table-cell office:value-type="string">
            <text:p><text:s/>�0.5</text:p>
          </table:table-cell>
        </table:table-row>
        <table:table-row table:style-name="ro1">
          <table:table-cell office:value-type="string">
            <text:p>Total children</text:p>
          </table:table-cell>
          <table:table-cell office:value-type="float" office:value="50102">
            <text:p>50102</text:p>
          </table:table-cell>
        </table:table-row>
        <table:table-row table:style-name="ro1">
          <table:table-cell office:value-type="string">
            <text:p>Recorded Generations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Total Mutations</text:p>
          </table:table-cell>
          <table:table-cell office:value-type="float" office:value="9794">
            <text:p>9794</text:p>
          </table:table-cell>
        </table:table-row>
        <table:table-row table:style-name="ro1">
          <table:table-cell office:value-type="string">
            <text:p>Elapsed Time</text:p>
          </table:table-cell>
          <table:table-cell office:value-type="string">
            <text:p>00:00:33.60</text:p>
          </table:table-cell>
        </table:table-row>
      </table:table>
      <table:table table:name="TopRecord" table:style-name="ta1" table:print="false">
        <table:table-source xlink:type="simple" xlink:href="../ga/bin/Debug/_best_record.txt" table:table-name="Sheet1" table:filter-name="Text - txt - csv (StarCalc)" table:filter-options="44/32/MRG,34,76,1,,0,false,false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float" office:value="0.000451682051697518">
            <text:p>0.0004516821</text:p>
          </table:table-cell>
          <table:table-cell>
            <draw:frame table:end-cell-address="TopRecord.K31" table:end-x="0.0035in" table:end-y="0.074in" draw:z-index="0" draw:style-name="gr1" draw:text-style-name="P1" svg:width="7.1311in" svg:height="5.076in" svg:x="0.8736in" svg:y="0in">
              <draw:object draw:notify-on-update-of-ranges="KnownData.A2:KnownData.A1001 KnownData.B1:KnownData.B1 KnownData.B2:KnownData.B1001 KnownData.A2:KnownData.A1001 TopRecord.A13:TopRecord.A13 TopRecord.A14:TopRecord.A101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49544">
            <text:p>49544</text:p>
          </table:table-cell>
          <table:table-cell/>
        </table:table-row>
        <table:table-row table:style-name="ro1">
          <table:table-cell office:value-type="float" office:value="0.839348817635024">
            <text:p>0.8393488176</text:p>
          </table:table-cell>
          <table:table-cell/>
        </table:table-row>
        <table:table-row table:style-name="ro1">
          <table:table-cell office:value-type="float" office:value="2.24415261868581">
            <text:p>2.2441526187</text:p>
          </table:table-cell>
          <table:table-cell/>
        </table:table-row>
        <table:table-row table:style-name="ro1">
          <table:table-cell office:value-type="float" office:value="3.86689489421756">
            <text:p>3.8668948942</text:p>
          </table:table-cell>
          <table:table-cell/>
        </table:table-row>
        <table:table-row table:style-name="ro1">
          <table:table-cell office:value-type="float" office:value="5.98461554198741">
            <text:p>5.984615542</text:p>
          </table:table-cell>
          <table:table-cell/>
        </table:table-row>
        <table:table-row table:style-name="ro1">
          <table:table-cell office:value-type="float" office:value="8.96708097260775">
            <text:p>8.9670809726</text:p>
          </table:table-cell>
          <table:table-cell/>
        </table:table-row>
        <table:table-row table:style-name="ro1">
          <table:table-cell office:value-type="float" office:value="0.353128800798733">
            <text:p>0.3531288008</text:p>
          </table:table-cell>
          <table:table-cell/>
        </table:table-row>
        <table:table-row table:style-name="ro1">
          <table:table-cell office:value-type="float" office:value="0.457107787233362">
            <text:p>0.4571077872</text:p>
          </table:table-cell>
          <table:table-cell/>
        </table:table-row>
        <table:table-row table:style-name="ro1">
          <table:table-cell office:value-type="float" office:value="0.639084062836638">
            <text:p>0.6390840628</text:p>
          </table:table-cell>
          <table:table-cell/>
        </table:table-row>
        <table:table-row table:style-name="ro1">
          <table:table-cell office:value-type="float" office:value="0.781289452585061">
            <text:p>0.7812894526</text:p>
          </table:table-cell>
          <table:table-cell/>
        </table:table-row>
        <table:table-row table:style-name="ro1">
          <table:table-cell office:value-type="float" office:value="0.83776966661111">
            <text:p>0.8377696666</text:p>
          </table:table-cell>
          <table:table-cell/>
        </table:table-row>
        <table:table-row table:style-name="ro1">
          <table:table-cell/>
          <table:table-cell/>
        </table:table-row>
        <table:table-row table:style-name="ro1"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159679946716338">
            <text:p>0.1596799467</text:p>
          </table:table-cell>
          <table:table-cell/>
        </table:table-row>
        <table:table-row table:style-name="ro1">
          <table:table-cell office:value-type="float" office:value="0.318547422724457">
            <text:p>0.3185474227</text:p>
          </table:table-cell>
          <table:table-cell/>
        </table:table-row>
        <table:table-row table:style-name="ro1">
          <table:table-cell office:value-type="float" office:value="0.475795458356355">
            <text:p>0.4757954584</text:p>
          </table:table-cell>
          <table:table-cell/>
        </table:table-row>
        <table:table-row table:style-name="ro1">
          <table:table-cell office:value-type="float" office:value="0.630628044870772">
            <text:p>0.6306280449</text:p>
          </table:table-cell>
          <table:table-cell/>
        </table:table-row>
        <table:table-row table:style-name="ro1">
          <table:table-cell office:value-type="float" office:value="0.782265512352925">
            <text:p>0.7822655124</text:p>
          </table:table-cell>
          <table:table-cell/>
        </table:table-row>
        <table:table-row table:style-name="ro1">
          <table:table-cell office:value-type="float" office:value="0.929949785432957">
            <text:p>0.9299497854</text:p>
          </table:table-cell>
          <table:table-cell/>
        </table:table-row>
        <table:table-row table:style-name="ro1">
          <table:table-cell office:value-type="float" office:value="1.07294947758025">
            <text:p>1.0729494776</text:p>
          </table:table-cell>
          <table:table-cell/>
        </table:table-row>
        <table:table-row table:style-name="ro1">
          <table:table-cell office:value-type="float" office:value="1.21056478598775">
            <text:p>1.210564786</text:p>
          </table:table-cell>
          <table:table-cell/>
        </table:table-row>
        <table:table-row table:style-name="ro1">
          <table:table-cell office:value-type="float" office:value="1.342132150613">
            <text:p>1.3421321506</text:p>
          </table:table-cell>
          <table:table-cell/>
        </table:table-row>
        <table:table-row table:style-name="ro1">
          <table:table-cell office:value-type="float" office:value="1.46702864277833">
            <text:p>1.4670286428</text:p>
          </table:table-cell>
          <table:table-cell/>
        </table:table-row>
        <table:table-row table:style-name="ro1">
          <table:table-cell office:value-type="float" office:value="1.58467605083678">
            <text:p>1.5846760508</text:p>
          </table:table-cell>
          <table:table-cell/>
        </table:table-row>
        <table:table-row table:style-name="ro1">
          <table:table-cell office:value-type="float" office:value="1.69454463276696">
            <text:p>1.6945446328</text:p>
          </table:table-cell>
          <table:table-cell/>
        </table:table-row>
        <table:table-row table:style-name="ro1">
          <table:table-cell office:value-type="float" office:value="1.79615650814922">
            <text:p>1.7961565081</text:p>
          </table:table-cell>
          <table:table-cell/>
        </table:table-row>
        <table:table-row table:style-name="ro1">
          <table:table-cell office:value-type="float" office:value="1.88908866477821">
            <text:p>1.8890886648</text:p>
          </table:table-cell>
          <table:table-cell/>
        </table:table-row>
        <table:table-row table:style-name="ro1">
          <table:table-cell office:value-type="float" office:value="1.97297555815969">
            <text:p>1.9729755582</text:p>
          </table:table-cell>
          <table:table-cell/>
        </table:table-row>
        <table:table-row table:style-name="ro1">
          <table:table-cell office:value-type="float" office:value="2.04751128529938">
            <text:p>2.0475112853</text:p>
          </table:table-cell>
          <table:table-cell/>
        </table:table-row>
        <table:table-row table:style-name="ro1">
          <table:table-cell office:value-type="float" office:value="2.11245131749339">
            <text:p>2.1124513175</text:p>
          </table:table-cell>
          <table:table-cell/>
        </table:table-row>
        <table:table-row table:style-name="ro1">
          <table:table-cell office:value-type="float" office:value="2.16761378024729">
            <text:p>2.1676137802</text:p>
          </table:table-cell>
          <table:table-cell/>
        </table:table-row>
        <table:table-row table:style-name="ro1">
          <table:table-cell office:value-type="float" office:value="2.2128802719574">
            <text:p>2.212880272</text:p>
          </table:table-cell>
          <table:table-cell/>
        </table:table-row>
        <table:table-row table:style-name="ro1">
          <table:table-cell office:value-type="float" office:value="2.2481962165548">
            <text:p>2.2481962166</text:p>
          </table:table-cell>
          <table:table-cell/>
        </table:table-row>
        <table:table-row table:style-name="ro1">
          <table:table-cell office:value-type="float" office:value="2.27357074891334">
            <text:p>2.2735707489</text:p>
          </table:table-cell>
          <table:table-cell/>
        </table:table-row>
        <table:table-row table:style-name="ro1">
          <table:table-cell office:value-type="float" office:value="2.28907613542703">
            <text:p>2.2890761354</text:p>
          </table:table-cell>
          <table:table-cell/>
        </table:table-row>
        <table:table-row table:style-name="ro1">
          <table:table-cell office:value-type="float" office:value="2.29484673574312">
            <text:p>2.2948467357</text:p>
          </table:table-cell>
          <table:table-cell/>
        </table:table-row>
        <table:table-row table:style-name="ro1">
          <table:table-cell office:value-type="float" office:value="2.29107751516544">
            <text:p>2.2910775152</text:p>
          </table:table-cell>
          <table:table-cell/>
        </table:table-row>
        <table:table-row table:style-name="ro1">
          <table:table-cell office:value-type="float" office:value="2.27802212069083">
            <text:p>2.2780221207</text:p>
          </table:table-cell>
          <table:table-cell/>
        </table:table-row>
        <table:table-row table:style-name="ro1">
          <table:table-cell office:value-type="float" office:value="2.25599053698266">
            <text:p>2.255990537</text:p>
          </table:table-cell>
          <table:table-cell/>
        </table:table-row>
        <table:table-row table:style-name="ro1">
          <table:table-cell office:value-type="float" office:value="2.22534634179278">
            <text:p>2.2253463418</text:p>
          </table:table-cell>
          <table:table-cell/>
        </table:table-row>
        <table:table-row table:style-name="ro1">
          <table:table-cell office:value-type="float" office:value="2.18650358339246">
            <text:p>2.1865035834</text:p>
          </table:table-cell>
          <table:table-cell/>
        </table:table-row>
        <table:table-row table:style-name="ro1">
          <table:table-cell office:value-type="float" office:value="2.13992330543885">
            <text:p>2.1399233054</text:p>
          </table:table-cell>
          <table:table-cell/>
        </table:table-row>
        <table:table-row table:style-name="ro1">
          <table:table-cell office:value-type="float" office:value="2.08610974736499">
            <text:p>2.0861097474</text:p>
          </table:table-cell>
          <table:table-cell/>
        </table:table-row>
        <table:table-row table:style-name="ro1">
          <table:table-cell office:value-type="float" office:value="2.02560625081654">
            <text:p>2.0256062508</text:p>
          </table:table-cell>
          <table:table-cell/>
        </table:table-row>
        <table:table-row table:style-name="ro1">
          <table:table-cell office:value-type="float" office:value="1.95899090484917">
            <text:p>1.9589909048</text:p>
          </table:table-cell>
          <table:table-cell/>
        </table:table-row>
        <table:table-row table:style-name="ro1">
          <table:table-cell office:value-type="float" office:value="1.88687196452911">
            <text:p>1.8868719645</text:p>
          </table:table-cell>
          <table:table-cell/>
        </table:table-row>
        <table:table-row table:style-name="ro1">
          <table:table-cell office:value-type="float" office:value="1.80988307923161">
            <text:p>1.8098830792</text:p>
          </table:table-cell>
          <table:table-cell/>
        </table:table-row>
        <table:table-row table:style-name="ro1">
          <table:table-cell office:value-type="float" office:value="1.72867836829406">
            <text:p>1.7286783683</text:p>
          </table:table-cell>
          <table:table-cell/>
        </table:table-row>
        <table:table-row table:style-name="ro1">
          <table:table-cell office:value-type="float" office:value="1.64392738274399">
            <text:p>1.6439273827</text:p>
          </table:table-cell>
          <table:table-cell/>
        </table:table-row>
        <table:table-row table:style-name="ro1">
          <table:table-cell office:value-type="float" office:value="1.55630999257617">
            <text:p>1.5563099926</text:p>
          </table:table-cell>
          <table:table-cell/>
        </table:table-row>
        <table:table-row table:style-name="ro1">
          <table:table-cell office:value-type="float" office:value="1.46651123949533">
            <text:p>1.4665112395</text:p>
          </table:table-cell>
          <table:table-cell/>
        </table:table-row>
        <table:table-row table:style-name="ro1">
          <table:table-cell office:value-type="float" office:value="1.37521619516586">
            <text:p>1.3752161952</text:p>
          </table:table-cell>
          <table:table-cell/>
        </table:table-row>
        <table:table-row table:style-name="ro1">
          <table:table-cell office:value-type="float" office:value="1.2831048648181">
            <text:p>1.2831048648</text:p>
          </table:table-cell>
          <table:table-cell/>
        </table:table-row>
        <table:table-row table:style-name="ro1">
          <table:table-cell office:value-type="float" office:value="1.19084717555487">
            <text:p>1.1908471756</text:p>
          </table:table-cell>
          <table:table-cell/>
        </table:table-row>
        <table:table-row table:style-name="ro1">
          <table:table-cell office:value-type="float" office:value="1.09909808788462">
            <text:p>1.0990980879</text:p>
          </table:table-cell>
          <table:table-cell/>
        </table:table-row>
        <table:table-row table:style-name="ro1">
          <table:table-cell office:value-type="float" office:value="1.00849286788819">
            <text:p>1.0084928679</text:p>
          </table:table-cell>
          <table:table-cell/>
        </table:table-row>
        <table:table-row table:style-name="ro1">
          <table:table-cell office:value-type="float" office:value="0.919642556012039">
            <text:p>0.919642556</text:p>
          </table:table-cell>
          <table:table-cell/>
        </table:table-row>
        <table:table-row table:style-name="ro1">
          <table:table-cell office:value-type="float" office:value="0.833129666785382">
            <text:p>0.8331296668</text:p>
          </table:table-cell>
          <table:table-cell/>
        </table:table-row>
        <table:table-row table:style-name="ro1">
          <table:table-cell office:value-type="float" office:value="0.749504151794684">
            <text:p>0.7495041518</text:p>
          </table:table-cell>
          <table:table-cell/>
        </table:table-row>
        <table:table-row table:style-name="ro1">
          <table:table-cell office:value-type="float" office:value="0.669279656033438">
            <text:p>0.669279656</text:p>
          </table:table-cell>
          <table:table-cell/>
        </table:table-row>
        <table:table-row table:style-name="ro1">
          <table:table-cell office:value-type="float" office:value="0.592930095295743">
            <text:p>0.5929300953</text:p>
          </table:table-cell>
          <table:table-cell/>
        </table:table-row>
        <table:table-row table:style-name="ro1">
          <table:table-cell office:value-type="float" office:value="0.520886579619005">
            <text:p>0.5208865796</text:p>
          </table:table-cell>
          <table:table-cell/>
        </table:table-row>
        <table:table-row table:style-name="ro1">
          <table:table-cell office:value-type="float" office:value="0.453534704925868">
            <text:p>0.4535347049</text:p>
          </table:table-cell>
          <table:table-cell/>
        </table:table-row>
        <table:table-row table:style-name="ro1">
          <table:table-cell office:value-type="float" office:value="0.391212231991278">
            <text:p>0.391212232</text:p>
          </table:table-cell>
          <table:table-cell/>
        </table:table-row>
        <table:table-row table:style-name="ro1">
          <table:table-cell office:value-type="float" office:value="0.334207168692009">
            <text:p>0.3342071687</text:p>
          </table:table-cell>
          <table:table-cell/>
        </table:table-row>
        <table:table-row table:style-name="ro1">
          <table:table-cell office:value-type="float" office:value="0.282756268208613">
            <text:p>0.2827562682</text:p>
          </table:table-cell>
          <table:table-cell/>
        </table:table-row>
        <table:table-row table:style-name="ro1">
          <table:table-cell office:value-type="float" office:value="0.237043952470161">
            <text:p>0.2370439525</text:p>
          </table:table-cell>
          <table:table-cell/>
        </table:table-row>
        <table:table-row table:style-name="ro1">
          <table:table-cell office:value-type="float" office:value="0.197201666687571">
            <text:p>0.1972016667</text:p>
          </table:table-cell>
          <table:table-cell/>
        </table:table-row>
        <table:table-row table:style-name="ro1">
          <table:table-cell office:value-type="float" office:value="0.163307667339594">
            <text:p>0.1633076673</text:p>
          </table:table-cell>
          <table:table-cell/>
        </table:table-row>
        <table:table-row table:style-name="ro1">
          <table:table-cell office:value-type="float" office:value="0.135387242484508">
            <text:p>0.1353872425</text:p>
          </table:table-cell>
          <table:table-cell/>
        </table:table-row>
        <table:table-row table:style-name="ro1">
          <table:table-cell office:value-type="float" office:value="0.113413359798478">
            <text:p>0.1134133598</text:p>
          </table:table-cell>
          <table:table-cell/>
        </table:table-row>
        <table:table-row table:style-name="ro1">
          <table:table-cell office:value-type="float" office:value="0.0973077343161637">
            <text:p>0.0973077343</text:p>
          </table:table-cell>
          <table:table-cell/>
        </table:table-row>
        <table:table-row table:style-name="ro1">
          <table:table-cell office:value-type="float" office:value="0.086942304497868">
            <text:p>0.0869423045</text:p>
          </table:table-cell>
          <table:table-cell/>
        </table:table-row>
        <table:table-row table:style-name="ro1">
          <table:table-cell office:value-type="float" office:value="0.0821411019973942">
            <text:p>0.082141102</text:p>
          </table:table-cell>
          <table:table-cell/>
        </table:table-row>
        <table:table-row table:style-name="ro1">
          <table:table-cell office:value-type="float" office:value="0.0826824973814637">
            <text:p>0.0826824974</text:p>
          </table:table-cell>
          <table:table-cell/>
        </table:table-row>
        <table:table-row table:style-name="ro1">
          <table:table-cell office:value-type="float" office:value="0.088301801080276">
            <text:p>0.0883018011</text:p>
          </table:table-cell>
          <table:table-cell/>
        </table:table-row>
        <table:table-row table:style-name="ro1">
          <table:table-cell office:value-type="float" office:value="0.098694196053055">
            <text:p>0.0986941961</text:p>
          </table:table-cell>
          <table:table-cell/>
        </table:table-row>
        <table:table-row table:style-name="ro1">
          <table:table-cell office:value-type="float" office:value="0.113517976054496">
            <text:p>0.1135179761</text:p>
          </table:table-cell>
          <table:table-cell/>
        </table:table-row>
        <table:table-row table:style-name="ro1">
          <table:table-cell office:value-type="float" office:value="0.132398061008573">
            <text:p>0.132398061</text:p>
          </table:table-cell>
          <table:table-cell/>
        </table:table-row>
        <table:table-row table:style-name="ro1">
          <table:table-cell office:value-type="float" office:value="0.154929758853939">
            <text:p>0.1549297589</text:p>
          </table:table-cell>
          <table:table-cell/>
        </table:table-row>
        <table:table-row table:style-name="ro1">
          <table:table-cell office:value-type="float" office:value="0.18068274133706">
            <text:p>0.1806827413</text:p>
          </table:table-cell>
          <table:table-cell/>
        </table:table-row>
        <table:table-row table:style-name="ro1">
          <table:table-cell office:value-type="float" office:value="0.209205199610182">
            <text:p>0.2092051996</text:p>
          </table:table-cell>
          <table:table-cell/>
        </table:table-row>
        <table:table-row table:style-name="ro1">
          <table:table-cell office:value-type="float" office:value="0.240028144153646">
            <text:p>0.2400281442</text:p>
          </table:table-cell>
          <table:table-cell/>
        </table:table-row>
        <table:table-row table:style-name="ro1">
          <table:table-cell office:value-type="float" office:value="0.272669812496616">
            <text:p>0.2726698125</text:p>
          </table:table-cell>
          <table:table-cell/>
        </table:table-row>
        <table:table-row table:style-name="ro1">
          <table:table-cell office:value-type="float" office:value="0.306640147464596">
            <text:p>0.3066401475</text:p>
          </table:table-cell>
          <table:table-cell/>
        </table:table-row>
        <table:table-row table:style-name="ro1">
          <table:table-cell office:value-type="float" office:value="0.34144530824198">
            <text:p>0.3414453082</text:p>
          </table:table-cell>
          <table:table-cell/>
        </table:table-row>
        <table:table-row table:style-name="ro1">
          <table:table-cell office:value-type="float" office:value="0.376592176406311">
            <text:p>0.3765921764</text:p>
          </table:table-cell>
          <table:table-cell/>
        </table:table-row>
        <table:table-row table:style-name="ro1">
          <table:table-cell office:value-type="float" office:value="0.411592819268327">
            <text:p>0.4115928193</text:p>
          </table:table-cell>
          <table:table-cell/>
        </table:table-row>
        <table:table-row table:style-name="ro1">
          <table:table-cell office:value-type="float" office:value="0.445968873336668">
            <text:p>0.4459688733</text:p>
          </table:table-cell>
          <table:table-cell/>
        </table:table-row>
        <table:table-row table:style-name="ro1">
          <table:table-cell office:value-type="float" office:value="0.479255811513471">
            <text:p>0.4792558115</text:p>
          </table:table-cell>
          <table:table-cell/>
        </table:table-row>
        <table:table-row table:style-name="ro1">
          <table:table-cell office:value-type="float" office:value="0.511007058710472">
            <text:p>0.5110070587</text:p>
          </table:table-cell>
          <table:table-cell/>
        </table:table-row>
        <table:table-row table:style-name="ro1">
          <table:table-cell office:value-type="float" office:value="0.540797921945263">
            <text:p>0.5407979219</text:p>
          </table:table-cell>
          <table:table-cell/>
        </table:table-row>
        <table:table-row table:style-name="ro1">
          <table:table-cell office:value-type="float" office:value="0.568229302622404">
            <text:p>0.5682293026</text:p>
          </table:table-cell>
          <table:table-cell/>
        </table:table-row>
        <table:table-row table:style-name="ro1">
          <table:table-cell office:value-type="float" office:value="0.592931160610601">
            <text:p>0.5929311606</text:p>
          </table:table-cell>
          <table:table-cell/>
        </table:table-row>
        <table:table-row table:style-name="ro1">
          <table:table-cell office:value-type="float" office:value="0.614565701878937">
            <text:p>0.6145657019</text:p>
          </table:table-cell>
          <table:table-cell/>
        </table:table-row>
        <table:table-row table:style-name="ro1">
          <table:table-cell office:value-type="float" office:value="0.632830263834659">
            <text:p>0.6328302638</text:p>
          </table:table-cell>
          <table:table-cell/>
        </table:table-row>
        <table:table-row table:style-name="ro1">
          <table:table-cell office:value-type="float" office:value="0.647459875092286">
            <text:p>0.6474598751</text:p>
          </table:table-cell>
          <table:table-cell/>
        </table:table-row>
        <table:table-row table:style-name="ro1">
          <table:table-cell office:value-type="float" office:value="0.658229469177694">
            <text:p>0.6582294692</text:p>
          </table:table-cell>
          <table:table-cell/>
        </table:table-row>
        <table:table-row table:style-name="ro1">
          <table:table-cell office:value-type="float" office:value="0.664955734608316">
            <text:p>0.6649557346</text:p>
          </table:table-cell>
          <table:table-cell/>
        </table:table-row>
        <table:table-row table:style-name="ro1">
          <table:table-cell office:value-type="float" office:value="0.667498586867656">
            <text:p>0.6674985869</text:p>
          </table:table-cell>
          <table:table-cell/>
        </table:table-row>
        <table:table-row table:style-name="ro1">
          <table:table-cell office:value-type="float" office:value="0.66576225098351">
            <text:p>0.665762251</text:p>
          </table:table-cell>
          <table:table-cell/>
        </table:table-row>
        <table:table-row table:style-name="ro1">
          <table:table-cell office:value-type="float" office:value="0.659695946698622">
            <text:p>0.6596959467</text:p>
          </table:table-cell>
          <table:table-cell/>
        </table:table-row>
        <table:table-row table:style-name="ro1">
          <table:table-cell office:value-type="float" office:value="0.649294171562875">
            <text:p>0.6492941716</text:p>
          </table:table-cell>
          <table:table-cell/>
        </table:table-row>
        <table:table-row table:style-name="ro1">
          <table:table-cell office:value-type="float" office:value="0.634596580650382">
            <text:p>0.6345965807</text:p>
          </table:table-cell>
          <table:table-cell/>
        </table:table-row>
        <table:table-row table:style-name="ro1">
          <table:table-cell office:value-type="float" office:value="0.615687464985169">
            <text:p>0.615687465</text:p>
          </table:table-cell>
          <table:table-cell/>
        </table:table-row>
        <table:table-row table:style-name="ro1">
          <table:table-cell office:value-type="float" office:value="0.59269483411806">
            <text:p>0.5926948341</text:p>
          </table:table-cell>
          <table:table-cell/>
        </table:table-row>
        <table:table-row table:style-name="ro1">
          <table:table-cell office:value-type="float" office:value="0.565789111607284">
            <text:p>0.5657891116</text:p>
          </table:table-cell>
          <table:table-cell/>
        </table:table-row>
        <table:table-row table:style-name="ro1">
          <table:table-cell office:value-type="float" office:value="0.535181455389248">
            <text:p>0.5351814554</text:p>
          </table:table-cell>
          <table:table-cell/>
        </table:table-row>
        <table:table-row table:style-name="ro1">
          <table:table-cell office:value-type="float" office:value="0.50112171815743">
            <text:p>0.5011217182</text:p>
          </table:table-cell>
          <table:table-cell/>
        </table:table-row>
        <table:table-row table:style-name="ro1">
          <table:table-cell office:value-type="float" office:value="0.46389606587082">
            <text:p>0.4638960659</text:p>
          </table:table-cell>
          <table:table-cell/>
        </table:table-row>
        <table:table-row table:style-name="ro1">
          <table:table-cell office:value-type="float" office:value="0.423824275364349">
            <text:p>0.4238242754</text:p>
          </table:table-cell>
          <table:table-cell/>
        </table:table-row>
        <table:table-row table:style-name="ro1">
          <table:table-cell office:value-type="float" office:value="0.381256734708937">
            <text:p>0.3812567347</text:p>
          </table:table-cell>
          <table:table-cell/>
        </table:table-row>
        <table:table-row table:style-name="ro1">
          <table:table-cell office:value-type="float" office:value="0.336571172446338">
            <text:p>0.3365711724</text:p>
          </table:table-cell>
          <table:table-cell/>
        </table:table-row>
        <table:table-row table:style-name="ro1">
          <table:table-cell office:value-type="float" office:value="0.290169144083817">
            <text:p>0.2901691441</text:p>
          </table:table-cell>
          <table:table-cell/>
        </table:table-row>
        <table:table-row table:style-name="ro1">
          <table:table-cell office:value-type="float" office:value="0.242472306257052">
            <text:p>0.2424723063</text:p>
          </table:table-cell>
          <table:table-cell/>
        </table:table-row>
        <table:table-row table:style-name="ro1">
          <table:table-cell office:value-type="float" office:value="0.193918510740521">
            <text:p>0.1939185107</text:p>
          </table:table-cell>
          <table:table-cell/>
        </table:table-row>
        <table:table-row table:style-name="ro1">
          <table:table-cell office:value-type="float" office:value="0.144957751988083">
            <text:p>0.144957752</text:p>
          </table:table-cell>
          <table:table-cell/>
        </table:table-row>
        <table:table-row table:style-name="ro1">
          <table:table-cell office:value-type="float" office:value="0.0960480031105412">
            <text:p>0.0960480031</text:p>
          </table:table-cell>
          <table:table-cell/>
        </table:table-row>
        <table:table-row table:style-name="ro1">
          <table:table-cell office:value-type="float" office:value="0.0476509761315905">
            <text:p>0.0476509761</text:p>
          </table:table-cell>
          <table:table-cell/>
        </table:table-row>
        <table:table-row table:style-name="ro1">
          <table:table-cell office:value-type="float" office:value="0.000227843001036648">
            <text:p>0.000227843</text:p>
          </table:table-cell>
          <table:table-cell/>
        </table:table-row>
        <table:table-row table:style-name="ro1">
          <table:table-cell office:value-type="float" office:value="-0.0457650458205232">
            <text:p>-0.0457650458</text:p>
          </table:table-cell>
          <table:table-cell/>
        </table:table-row>
        <table:table-row table:style-name="ro1">
          <table:table-cell office:value-type="float" office:value="-0.0898804083612731">
            <text:p>-0.0898804084</text:p>
          </table:table-cell>
          <table:table-cell/>
        </table:table-row>
        <table:table-row table:style-name="ro1">
          <table:table-cell office:value-type="float" office:value="-0.131684207152712">
            <text:p>-0.1316842072</text:p>
          </table:table-cell>
          <table:table-cell/>
        </table:table-row>
        <table:table-row table:style-name="ro1">
          <table:table-cell office:value-type="float" office:value="-0.170759718268059">
            <text:p>-0.1707597183</text:p>
          </table:table-cell>
          <table:table-cell/>
        </table:table-row>
        <table:table-row table:style-name="ro1">
          <table:table-cell office:value-type="float" office:value="-0.206711458269948">
            <text:p>-0.2067114583</text:p>
          </table:table-cell>
          <table:table-cell/>
        </table:table-row>
        <table:table-row table:style-name="ro1">
          <table:table-cell office:value-type="float" office:value="-0.239168935120609">
            <text:p>-0.2391689351</text:p>
          </table:table-cell>
          <table:table-cell/>
        </table:table-row>
        <table:table-row table:style-name="ro1">
          <table:table-cell office:value-type="float" office:value="-0.267790190557156">
            <text:p>-0.2677901906</text:p>
          </table:table-cell>
          <table:table-cell/>
        </table:table-row>
        <table:table-row table:style-name="ro1">
          <table:table-cell office:value-type="float" office:value="-0.292265103154124">
            <text:p>-0.2922651032</text:p>
          </table:table-cell>
          <table:table-cell/>
        </table:table-row>
        <table:table-row table:style-name="ro1">
          <table:table-cell office:value-type="float" office:value="-0.312318423270706">
            <text:p>-0.3123184233</text:p>
          </table:table-cell>
          <table:table-cell/>
        </table:table-row>
        <table:table-row table:style-name="ro1">
          <table:table-cell office:value-type="float" office:value="-0.327712513295362">
            <text:p>-0.3277125133</text:p>
          </table:table-cell>
          <table:table-cell/>
        </table:table-row>
        <table:table-row table:style-name="ro1">
          <table:table-cell office:value-type="float" office:value="-0.338249769037555">
            <text:p>-0.338249769</text:p>
          </table:table-cell>
          <table:table-cell/>
        </table:table-row>
        <table:table-row table:style-name="ro1">
          <table:table-cell office:value-type="float" office:value="-0.34377470075528">
            <text:p>-0.3437747008</text:p>
          </table:table-cell>
          <table:table-cell/>
        </table:table-row>
        <table:table-row table:style-name="ro1">
          <table:table-cell office:value-type="float" office:value="-0.344175655126554">
            <text:p>-0.3441756551</text:p>
          </table:table-cell>
          <table:table-cell/>
        </table:table-row>
        <table:table-row table:style-name="ro1">
          <table:table-cell office:value-type="float" office:value="-0.339386162449831">
            <text:p>-0.3393861624</text:p>
          </table:table-cell>
          <table:table-cell/>
        </table:table-row>
        <table:table-row table:style-name="ro1">
          <table:table-cell office:value-type="float" office:value="-0.329385896468463">
            <text:p>-0.3293858965</text:p>
          </table:table-cell>
          <table:table-cell/>
        </table:table-row>
        <table:table-row table:style-name="ro1">
          <table:table-cell office:value-type="float" office:value="-0.314201237432129">
            <text:p>-0.3142012374</text:p>
          </table:table-cell>
          <table:table-cell/>
        </table:table-row>
        <table:table-row table:style-name="ro1">
          <table:table-cell office:value-type="float" office:value="-0.293905432307611">
            <text:p>-0.2939054323</text:p>
          </table:table-cell>
          <table:table-cell/>
        </table:table-row>
        <table:table-row table:style-name="ro1">
          <table:table-cell office:value-type="float" office:value="-0.268618349405321">
            <text:p>-0.2686183494</text:p>
          </table:table-cell>
          <table:table-cell/>
        </table:table-row>
        <table:table-row table:style-name="ro1">
          <table:table-cell office:value-type="float" office:value="-0.238505828069202">
            <text:p>-0.2385058281</text:p>
          </table:table-cell>
          <table:table-cell/>
        </table:table-row>
        <table:table-row table:style-name="ro1">
          <table:table-cell office:value-type="float" office:value="-0.203778627458477">
            <text:p>-0.2037786275</text:p>
          </table:table-cell>
          <table:table-cell/>
        </table:table-row>
        <table:table-row table:style-name="ro1">
          <table:table-cell office:value-type="float" office:value="-0.164690981802403">
            <text:p>-0.1646909818</text:p>
          </table:table-cell>
          <table:table-cell/>
        </table:table-row>
        <table:table-row table:style-name="ro1">
          <table:table-cell office:value-type="float" office:value="-0.121538772806467">
            <text:p>-0.1215387728</text:p>
          </table:table-cell>
          <table:table-cell/>
        </table:table-row>
        <table:table-row table:style-name="ro1">
          <table:table-cell office:value-type="float" office:value="-0.0746573331030931">
            <text:p>-0.0746573331</text:p>
          </table:table-cell>
          <table:table-cell/>
        </table:table-row>
        <table:table-row table:style-name="ro1">
          <table:table-cell office:value-type="float" office:value="-0.0244188977458362">
            <text:p>-0.0244188977</text:p>
          </table:table-cell>
          <table:table-cell/>
        </table:table-row>
        <table:table-row table:style-name="ro1">
          <table:table-cell office:value-type="float" office:value="0.0287702762826014">
            <text:p>0.0287702763</text:p>
          </table:table-cell>
          <table:table-cell/>
        </table:table-row>
        <table:table-row table:style-name="ro1">
          <table:table-cell office:value-type="float" office:value="0.0844730997654523">
            <text:p>0.0844730998</text:p>
          </table:table-cell>
          <table:table-cell/>
        </table:table-row>
        <table:table-row table:style-name="ro1">
          <table:table-cell office:value-type="float" office:value="0.142225124736277">
            <text:p>0.1422251247</text:p>
          </table:table-cell>
          <table:table-cell/>
        </table:table-row>
        <table:table-row table:style-name="ro1">
          <table:table-cell office:value-type="float" office:value="0.201538273911784">
            <text:p>0.2015382739</text:p>
          </table:table-cell>
          <table:table-cell/>
        </table:table-row>
        <table:table-row table:style-name="ro1">
          <table:table-cell office:value-type="float" office:value="0.261904796028723">
            <text:p>0.261904796</text:p>
          </table:table-cell>
          <table:table-cell/>
        </table:table-row>
        <table:table-row table:style-name="ro1">
          <table:table-cell office:value-type="float" office:value="0.322801415079034">
            <text:p>0.3228014151</text:p>
          </table:table-cell>
          <table:table-cell/>
        </table:table-row>
        <table:table-row table:style-name="ro1">
          <table:table-cell office:value-type="float" office:value="0.383693639734158">
            <text:p>0.3836936397</text:p>
          </table:table-cell>
          <table:table-cell/>
        </table:table-row>
        <table:table-row table:style-name="ro1">
          <table:table-cell office:value-type="float" office:value="0.444040197818667">
            <text:p>0.4440401978</text:p>
          </table:table-cell>
          <table:table-cell/>
        </table:table-row>
        <table:table-row table:style-name="ro1">
          <table:table-cell office:value-type="float" office:value="0.503297559547102">
            <text:p>0.5032975595</text:p>
          </table:table-cell>
          <table:table-cell/>
        </table:table-row>
        <table:table-row table:style-name="ro1">
          <table:table-cell office:value-type="float" office:value="0.560924512385923">
            <text:p>0.5609245124</text:p>
          </table:table-cell>
          <table:table-cell/>
        </table:table-row>
        <table:table-row table:style-name="ro1">
          <table:table-cell office:value-type="float" office:value="0.616386749852088">
            <text:p>0.6163867499</text:p>
          </table:table-cell>
          <table:table-cell/>
        </table:table-row>
        <table:table-row table:style-name="ro1">
          <table:table-cell office:value-type="float" office:value="0.669161436316007">
            <text:p>0.6691614363</text:p>
          </table:table-cell>
          <table:table-cell/>
        </table:table-row>
        <table:table-row table:style-name="ro1">
          <table:table-cell office:value-type="float" office:value="0.718741709941725">
            <text:p>0.7187417099</text:p>
          </table:table-cell>
          <table:table-cell/>
        </table:table-row>
        <table:table-row table:style-name="ro1">
          <table:table-cell office:value-type="float" office:value="0.764641086271485">
            <text:p>0.7646410863</text:p>
          </table:table-cell>
          <table:table-cell/>
        </table:table-row>
        <table:table-row table:style-name="ro1">
          <table:table-cell office:value-type="float" office:value="0.806397725642262">
            <text:p>0.8063977256</text:p>
          </table:table-cell>
          <table:table-cell/>
        </table:table-row>
        <table:table-row table:style-name="ro1">
          <table:table-cell office:value-type="float" office:value="0.843578528603942">
            <text:p>0.8435785286</text:p>
          </table:table-cell>
          <table:table-cell/>
        </table:table-row>
        <table:table-row table:style-name="ro1">
          <table:table-cell office:value-type="float" office:value="0.875783024784676">
            <text:p>0.8757830248</text:p>
          </table:table-cell>
          <table:table-cell/>
        </table:table-row>
        <table:table-row table:style-name="ro1">
          <table:table-cell office:value-type="float" office:value="0.902647022208938">
            <text:p>0.9026470222</text:p>
          </table:table-cell>
          <table:table-cell/>
        </table:table-row>
        <table:table-row table:style-name="ro1">
          <table:table-cell office:value-type="float" office:value="0.923845985905686">
            <text:p>0.9238459859</text:p>
          </table:table-cell>
          <table:table-cell/>
        </table:table-row>
        <table:table-row table:style-name="ro1">
          <table:table-cell office:value-type="float" office:value="0.939098116733462">
            <text:p>0.9390981167</text:p>
          </table:table-cell>
          <table:table-cell/>
        </table:table-row>
        <table:table-row table:style-name="ro1">
          <table:table-cell office:value-type="float" office:value="0.948167103679819">
            <text:p>0.9481671037</text:p>
          </table:table-cell>
          <table:table-cell/>
        </table:table-row>
        <table:table-row table:style-name="ro1">
          <table:table-cell office:value-type="float" office:value="0.95086452544556">
            <text:p>0.9508645254</text:p>
          </table:table-cell>
          <table:table-cell/>
        </table:table-row>
        <table:table-row table:style-name="ro1">
          <table:table-cell office:value-type="float" office:value="0.947051879879868">
            <text:p>0.9470518799</text:p>
          </table:table-cell>
          <table:table-cell/>
        </table:table-row>
        <table:table-row table:style-name="ro1">
          <table:table-cell office:value-type="float" office:value="0.93664222276847">
            <text:p>0.9366422228</text:p>
          </table:table-cell>
          <table:table-cell/>
        </table:table-row>
        <table:table-row table:style-name="ro1">
          <table:table-cell office:value-type="float" office:value="0.919601400570128">
            <text:p>0.9196014006</text:p>
          </table:table-cell>
          <table:table-cell/>
        </table:table-row>
        <table:table-row table:style-name="ro1">
          <table:table-cell office:value-type="float" office:value="0.895948864922324">
            <text:p>0.8959488649</text:p>
          </table:table-cell>
          <table:table-cell/>
        </table:table-row>
        <table:table-row table:style-name="ro1">
          <table:table-cell office:value-type="float" office:value="0.865758060069314">
            <text:p>0.8657580601</text:p>
          </table:table-cell>
          <table:table-cell/>
        </table:table-row>
        <table:table-row table:style-name="ro1">
          <table:table-cell office:value-type="float" office:value="0.829156377777891">
            <text:p>0.8291563778</text:p>
          </table:table-cell>
          <table:table-cell/>
        </table:table-row>
        <table:table-row table:style-name="ro1">
          <table:table-cell office:value-type="float" office:value="0.786324677771198">
            <text:p>0.7863246778</text:p>
          </table:table-cell>
          <table:table-cell/>
        </table:table-row>
        <table:table-row table:style-name="ro1">
          <table:table-cell office:value-type="float" office:value="0.737496375200547">
            <text:p>0.7374963752</text:p>
          </table:table-cell>
          <table:table-cell/>
        </table:table-row>
        <table:table-row table:style-name="ro1">
          <table:table-cell office:value-type="float" office:value="0.682956100161904">
            <text:p>0.6829561002</text:p>
          </table:table-cell>
          <table:table-cell/>
        </table:table-row>
        <table:table-row table:style-name="ro1">
          <table:table-cell office:value-type="float" office:value="0.623037937718949">
            <text:p>0.6230379377</text:p>
          </table:table-cell>
          <table:table-cell/>
        </table:table-row>
        <table:table-row table:style-name="ro1">
          <table:table-cell office:value-type="float" office:value="0.558123260291051">
            <text:p>0.5581232603</text:p>
          </table:table-cell>
          <table:table-cell/>
        </table:table-row>
        <table:table-row table:style-name="ro1">
          <table:table-cell office:value-type="float" office:value="0.488638167574334">
            <text:p>0.4886381676</text:p>
          </table:table-cell>
          <table:table-cell/>
        </table:table-row>
        <table:table-row table:style-name="ro1">
          <table:table-cell office:value-type="float" office:value="0.415050552360812">
            <text:p>0.4150505524</text:p>
          </table:table-cell>
          <table:table-cell/>
        </table:table-row>
        <table:table-row table:style-name="ro1">
          <table:table-cell office:value-type="float" office:value="0.337866813678436">
            <text:p>0.3378668137</text:p>
          </table:table-cell>
          <table:table-cell/>
        </table:table-row>
        <table:table-row table:style-name="ro1">
          <table:table-cell office:value-type="float" office:value="0.257628241568916">
            <text:p>0.2576282416</text:p>
          </table:table-cell>
          <table:table-cell/>
        </table:table-row>
        <table:table-row table:style-name="ro1">
          <table:table-cell office:value-type="float" office:value="0.174907100527131">
            <text:p>0.1749071005</text:p>
          </table:table-cell>
          <table:table-cell/>
        </table:table-row>
        <table:table-row table:style-name="ro1">
          <table:table-cell office:value-type="float" office:value="0.0903024411235847">
            <text:p>0.0903024411</text:p>
          </table:table-cell>
          <table:table-cell/>
        </table:table-row>
        <table:table-row table:style-name="ro1">
          <table:table-cell office:value-type="float" office:value="0.00443567159956126">
            <text:p>0.0044356716</text:p>
          </table:table-cell>
          <table:table-cell/>
        </table:table-row>
        <table:table-row table:style-name="ro1">
          <table:table-cell office:value-type="float" office:value="-0.0820540767553195">
            <text:p>-0.0820540768</text:p>
          </table:table-cell>
          <table:table-cell/>
        </table:table-row>
        <table:table-row table:style-name="ro1">
          <table:table-cell office:value-type="float" office:value="-0.168514754877992">
            <text:p>-0.1685147549</text:p>
          </table:table-cell>
          <table:table-cell/>
        </table:table-row>
        <table:table-row table:style-name="ro1">
          <table:table-cell office:value-type="float" office:value="-0.254286334817777">
            <text:p>-0.2542863348</text:p>
          </table:table-cell>
          <table:table-cell/>
        </table:table-row>
        <table:table-row table:style-name="ro1">
          <table:table-cell office:value-type="float" office:value="-0.3387058440067">
            <text:p>-0.338705844</text:p>
          </table:table-cell>
          <table:table-cell/>
        </table:table-row>
        <table:table-row table:style-name="ro1">
          <table:table-cell office:value-type="float" office:value="-0.421112455804081">
            <text:p>-0.4211124558</text:p>
          </table:table-cell>
          <table:table-cell/>
        </table:table-row>
        <table:table-row table:style-name="ro1">
          <table:table-cell office:value-type="float" office:value="-0.500852596630333">
            <text:p>-0.5008525966</text:p>
          </table:table-cell>
          <table:table-cell/>
        </table:table-row>
        <table:table-row table:style-name="ro1">
          <table:table-cell office:value-type="float" office:value="-0.577285029743823">
            <text:p>-0.5772850297</text:p>
          </table:table-cell>
          <table:table-cell/>
        </table:table-row>
        <table:table-row table:style-name="ro1">
          <table:table-cell office:value-type="float" office:value="-0.649785875770135">
            <text:p>-0.6497858758</text:p>
          </table:table-cell>
          <table:table-cell/>
        </table:table-row>
        <table:table-row table:style-name="ro1">
          <table:table-cell office:value-type="float" office:value="-0.717753530464952">
            <text:p>-0.7177535305</text:p>
          </table:table-cell>
          <table:table-cell/>
        </table:table-row>
        <table:table-row table:style-name="ro1">
          <table:table-cell office:value-type="float" office:value="-0.780613440877643">
            <text:p>-0.7806134409</text:p>
          </table:table-cell>
          <table:table-cell/>
        </table:table-row>
        <table:table-row table:style-name="ro1">
          <table:table-cell office:value-type="float" office:value="-0.837822702077664">
            <text:p>-0.8378227021</text:p>
          </table:table-cell>
          <table:table-cell/>
        </table:table-row>
        <table:table-row table:style-name="ro1">
          <table:table-cell office:value-type="float" office:value="-0.88887443790218">
            <text:p>-0.8888744379</text:p>
          </table:table-cell>
          <table:table-cell/>
        </table:table-row>
        <table:table-row table:style-name="ro1">
          <table:table-cell office:value-type="float" office:value="-0.933301930771527">
            <text:p>-0.9333019308</text:p>
          </table:table-cell>
          <table:table-cell/>
        </table:table-row>
        <table:table-row table:style-name="ro1">
          <table:table-cell office:value-type="float" office:value="-0.970682467486643">
            <text:p>-0.9706824675</text:p>
          </table:table-cell>
          <table:table-cell/>
        </table:table-row>
        <table:table-row table:style-name="ro1">
          <table:table-cell office:value-type="float" office:value="-1.00064087005508">
            <text:p>-1.0006408701</text:p>
          </table:table-cell>
          <table:table-cell/>
        </table:table-row>
        <table:table-row table:style-name="ro1">
          <table:table-cell office:value-type="float" office:value="-1.02285268297316">
            <text:p>-1.022852683</text:p>
          </table:table-cell>
          <table:table-cell/>
        </table:table-row>
        <table:table-row table:style-name="ro1">
          <table:table-cell office:value-type="float" office:value="-1.03704699100265">
            <text:p>-1.037046991</text:p>
          </table:table-cell>
          <table:table-cell/>
        </table:table-row>
        <table:table-row table:style-name="ro1">
          <table:table-cell office:value-type="float" office:value="-1.04300884430031">
            <text:p>-1.0430088443</text:p>
          </table:table-cell>
          <table:table-cell/>
        </table:table-row>
        <table:table-row table:style-name="ro1">
          <table:table-cell office:value-type="float" office:value="-1.04058127076637">
            <text:p>-1.0405812708</text:p>
          </table:table-cell>
          <table:table-cell/>
        </table:table-row>
        <table:table-row table:style-name="ro1">
          <table:table-cell office:value-type="float" office:value="-1.02966685864887">
            <text:p>-1.0296668586</text:p>
          </table:table-cell>
          <table:table-cell/>
        </table:table-row>
        <table:table-row table:style-name="ro1">
          <table:table-cell office:value-type="float" office:value="-1.01022889575085">
            <text:p>-1.0102288958</text:p>
          </table:table-cell>
          <table:table-cell/>
        </table:table-row>
        <table:table-row table:style-name="ro1">
          <table:table-cell office:value-type="float" office:value="-0.982292055009984">
            <text:p>-0.982292055</text:p>
          </table:table-cell>
          <table:table-cell/>
        </table:table-row>
        <table:table-row table:style-name="ro1">
          <table:table-cell office:value-type="float" office:value="-0.945942619728226">
            <text:p>-0.9459426197</text:p>
          </table:table-cell>
          <table:table-cell/>
        </table:table-row>
        <table:table-row table:style-name="ro1">
          <table:table-cell office:value-type="float" office:value="-0.901328245295773">
            <text:p>-0.9013282453</text:p>
          </table:table-cell>
          <table:table-cell/>
        </table:table-row>
        <table:table-row table:style-name="ro1">
          <table:table-cell office:value-type="float" office:value="-0.848657257849472">
            <text:p>-0.8486572578</text:p>
          </table:table-cell>
          <table:table-cell/>
        </table:table-row>
        <table:table-row table:style-name="ro1">
          <table:table-cell office:value-type="float" office:value="-0.788197493903664">
            <text:p>-0.7881974939</text:p>
          </table:table-cell>
          <table:table-cell/>
        </table:table-row>
        <table:table-row table:style-name="ro1">
          <table:table-cell office:value-type="float" office:value="-0.720274688562014">
            <text:p>-0.7202746886</text:p>
          </table:table-cell>
          <table:table-cell/>
        </table:table-row>
        <table:table-row table:style-name="ro1">
          <table:table-cell office:value-type="float" office:value="-0.645270423434386">
            <text:p>-0.6452704234</text:p>
          </table:table-cell>
          <table:table-cell/>
        </table:table-row>
        <table:table-row table:style-name="ro1">
          <table:table-cell office:value-type="float" office:value="-0.563619648815206">
            <text:p>-0.5636196488</text:p>
          </table:table-cell>
          <table:table-cell/>
        </table:table-row>
        <table:table-row table:style-name="ro1">
          <table:table-cell office:value-type="float" office:value="-0.475807798001937">
            <text:p>-0.475807798</text:p>
          </table:table-cell>
          <table:table-cell/>
        </table:table-row>
        <table:table-row table:style-name="ro1">
          <table:table-cell office:value-type="float" office:value="-0.382367514817941">
            <text:p>-0.3823675148</text:p>
          </table:table-cell>
          <table:table-cell/>
        </table:table-row>
        <table:table-row table:style-name="ro1">
          <table:table-cell office:value-type="float" office:value="-0.283875018427934">
            <text:p>-0.2838750184</text:p>
          </table:table-cell>
          <table:table-cell/>
        </table:table-row>
        <table:table-row table:style-name="ro1">
          <table:table-cell office:value-type="float" office:value="-0.180946132372232">
            <text:p>-0.1809461324</text:p>
          </table:table-cell>
          <table:table-cell/>
        </table:table-row>
        <table:table-row table:style-name="ro1">
          <table:table-cell office:value-type="float" office:value="-0.0742320073761006">
            <text:p>-0.0742320074</text:p>
          </table:table-cell>
          <table:table-cell/>
        </table:table-row>
        <table:table-row table:style-name="ro1">
          <table:table-cell office:value-type="float" office:value="0.0355854301090213">
            <text:p>0.0355854301</text:p>
          </table:table-cell>
          <table:table-cell/>
        </table:table-row>
        <table:table-row table:style-name="ro1">
          <table:table-cell office:value-type="float" office:value="0.147798269522689">
            <text:p>0.1477982695</text:p>
          </table:table-cell>
          <table:table-cell/>
        </table:table-row>
        <table:table-row table:style-name="ro1">
          <table:table-cell office:value-type="float" office:value="0.261677611974256">
            <text:p>0.261677612</text:p>
          </table:table-cell>
          <table:table-cell/>
        </table:table-row>
        <table:table-row table:style-name="ro1">
          <table:table-cell office:value-type="float" office:value="0.376478732579104">
            <text:p>0.3764787326</text:p>
          </table:table-cell>
          <table:table-cell/>
        </table:table-row>
        <table:table-row table:style-name="ro1">
          <table:table-cell office:value-type="float" office:value="0.491446370434271">
            <text:p>0.4914463704</text:p>
          </table:table-cell>
          <table:table-cell/>
        </table:table-row>
        <table:table-row table:style-name="ro1">
          <table:table-cell office:value-type="float" office:value="0.605820106304418">
            <text:p>0.6058201063</text:p>
          </table:table-cell>
          <table:table-cell/>
        </table:table-row>
        <table:table-row table:style-name="ro1">
          <table:table-cell office:value-type="float" office:value="0.718839787390226">
            <text:p>0.7188397874</text:p>
          </table:table-cell>
          <table:table-cell/>
        </table:table-row>
        <table:table-row table:style-name="ro1">
          <table:table-cell office:value-type="float" office:value="0.829750958168776">
            <text:p>0.8297509582</text:p>
          </table:table-cell>
          <table:table-cell/>
        </table:table-row>
        <table:table-row table:style-name="ro1">
          <table:table-cell office:value-type="float" office:value="0.937810256233842">
            <text:p>0.9378102562</text:p>
          </table:table-cell>
          <table:table-cell/>
        </table:table-row>
        <table:table-row table:style-name="ro1">
          <table:table-cell office:value-type="float" office:value="1.04229073232221">
            <text:p>1.0422907323</text:p>
          </table:table-cell>
          <table:table-cell/>
        </table:table-row>
        <table:table-row table:style-name="ro1">
          <table:table-cell office:value-type="float" office:value="1.14248705428965">
            <text:p>1.1424870543</text:p>
          </table:table-cell>
          <table:table-cell/>
        </table:table-row>
        <table:table-row table:style-name="ro1">
          <table:table-cell office:value-type="float" office:value="1.23772055569126">
            <text:p>1.2377205557</text:p>
          </table:table-cell>
          <table:table-cell/>
        </table:table-row>
        <table:table-row table:style-name="ro1">
          <table:table-cell office:value-type="float" office:value="1.32734409081924">
            <text:p>1.3273440908</text:p>
          </table:table-cell>
          <table:table-cell/>
        </table:table-row>
        <table:table-row table:style-name="ro1">
          <table:table-cell office:value-type="float" office:value="1.4107466595469">
            <text:p>1.4107466595</text:p>
          </table:table-cell>
          <table:table-cell/>
        </table:table-row>
        <table:table-row table:style-name="ro1">
          <table:table-cell office:value-type="float" office:value="1.48735776710945">
            <text:p>1.4873577671</text:p>
          </table:table-cell>
          <table:table-cell/>
        </table:table-row>
        <table:table-row table:style-name="ro1">
          <table:table-cell office:value-type="float" office:value="1.55665148600495">
            <text:p>1.556651486</text:p>
          </table:table-cell>
          <table:table-cell/>
        </table:table-row>
        <table:table-row table:style-name="ro1">
          <table:table-cell office:value-type="float" office:value="1.61815018950766">
            <text:p>1.6181501895</text:p>
          </table:table-cell>
          <table:table-cell/>
        </table:table-row>
        <table:table-row table:style-name="ro1">
          <table:table-cell office:value-type="float" office:value="1.67142792883147">
            <text:p>1.6714279288</text:p>
          </table:table-cell>
          <table:table-cell/>
        </table:table-row>
        <table:table-row table:style-name="ro1">
          <table:table-cell office:value-type="float" office:value="1.71611342874365">
            <text:p>1.7161134287</text:p>
          </table:table-cell>
          <table:table-cell/>
        </table:table-row>
        <table:table-row table:style-name="ro1">
          <table:table-cell office:value-type="float" office:value="1.75189267938701">
            <text:p>1.7518926794</text:p>
          </table:table-cell>
          <table:table-cell/>
        </table:table-row>
        <table:table-row table:style-name="ro1">
          <table:table-cell office:value-type="float" office:value="1.77851110519788">
            <text:p>1.7785111052</text:p>
          </table:table-cell>
          <table:table-cell/>
        </table:table-row>
        <table:table-row table:style-name="ro1">
          <table:table-cell office:value-type="float" office:value="1.79577529508347">
            <text:p>1.7957752951</text:p>
          </table:table-cell>
          <table:table-cell/>
        </table:table-row>
        <table:table-row table:style-name="ro1">
          <table:table-cell office:value-type="float" office:value="1.80355428141995">
            <text:p>1.8035542814</text:p>
          </table:table-cell>
          <table:table-cell/>
        </table:table-row>
        <table:table-row table:style-name="ro1">
          <table:table-cell office:value-type="float" office:value="1.80178035892362">
            <text:p>1.8017803589</text:p>
          </table:table-cell>
          <table:table-cell/>
        </table:table-row>
        <table:table-row table:style-name="ro1">
          <table:table-cell office:value-type="float" office:value="1.79044943800614">
            <text:p>1.790449438</text:p>
          </table:table-cell>
          <table:table-cell/>
        </table:table-row>
        <table:table-row table:style-name="ro1">
          <table:table-cell office:value-type="float" office:value="1.7696209308211">
            <text:p>1.7696209308</text:p>
          </table:table-cell>
          <table:table-cell/>
        </table:table-row>
        <table:table-row table:style-name="ro1">
          <table:table-cell office:value-type="float" office:value="1.7394171718159">
            <text:p>1.7394171718</text:p>
          </table:table-cell>
          <table:table-cell/>
        </table:table-row>
        <table:table-row table:style-name="ro1">
          <table:table-cell office:value-type="float" office:value="1.70002237819134">
            <text:p>1.7000223782</text:p>
          </table:table-cell>
          <table:table-cell/>
        </table:table-row>
        <table:table-row table:style-name="ro1">
          <table:table-cell office:value-type="float" office:value="1.6516811592127">
            <text:p>1.6516811592</text:p>
          </table:table-cell>
          <table:table-cell/>
        </table:table-row>
        <table:table-row table:style-name="ro1">
          <table:table-cell office:value-type="float" office:value="1.59469658678319">
            <text:p>1.5946965868</text:p>
          </table:table-cell>
          <table:table-cell/>
        </table:table-row>
        <table:table-row table:style-name="ro1">
          <table:table-cell office:value-type="float" office:value="1.5294278430556">
            <text:p>1.5294278431</text:p>
          </table:table-cell>
          <table:table-cell/>
        </table:table-row>
        <table:table-row table:style-name="ro1">
          <table:table-cell office:value-type="float" office:value="1.45628746409467">
            <text:p>1.4562874641</text:p>
          </table:table-cell>
          <table:table-cell/>
        </table:table-row>
        <table:table-row table:style-name="ro1">
          <table:table-cell office:value-type="float" office:value="1.37573820168558">
            <text:p>1.3757382017</text:p>
          </table:table-cell>
          <table:table-cell/>
        </table:table-row>
        <table:table-row table:style-name="ro1">
          <table:table-cell office:value-type="float" office:value="1.28828952828849">
            <text:p>1.2882895283</text:p>
          </table:table-cell>
          <table:table-cell/>
        </table:table-row>
        <table:table-row table:style-name="ro1">
          <table:table-cell office:value-type="float" office:value="1.1944938128435">
            <text:p>1.1944938128</text:p>
          </table:table-cell>
          <table:table-cell/>
        </table:table-row>
        <table:table-row table:style-name="ro1">
          <table:table-cell office:value-type="float" office:value="1.09494219761182">
            <text:p>1.0949421976</text:p>
          </table:table-cell>
          <table:table-cell/>
        </table:table-row>
        <table:table-row table:style-name="ro1">
          <table:table-cell office:value-type="float" office:value="0.990260208480415">
            <text:p>0.9902602085</text:p>
          </table:table-cell>
          <table:table-cell/>
        </table:table-row>
        <table:table-row table:style-name="ro1">
          <table:table-cell office:value-type="float" office:value="0.8811031331386">
            <text:p>0.8811031331</text:p>
          </table:table-cell>
          <table:table-cell/>
        </table:table-row>
        <table:table-row table:style-name="ro1">
          <table:table-cell office:value-type="float" office:value="0.768151203243651">
            <text:p>0.7681512032</text:p>
          </table:table-cell>
          <table:table-cell/>
        </table:table-row>
        <table:table-row table:style-name="ro1">
          <table:table-cell office:value-type="float" office:value="0.652104618112538">
            <text:p>0.6521046181</text:p>
          </table:table-cell>
          <table:table-cell/>
        </table:table-row>
        <table:table-row table:style-name="ro1">
          <table:table-cell office:value-type="float" office:value="0.533678448599837">
            <text:p>0.5336784486</text:p>
          </table:table-cell>
          <table:table-cell/>
        </table:table-row>
        <table:table-row table:style-name="ro1">
          <table:table-cell office:value-type="float" office:value="0.413597460637346">
            <text:p>0.4135974606</text:p>
          </table:table-cell>
          <table:table-cell/>
        </table:table-row>
        <table:table-row table:style-name="ro1">
          <table:table-cell office:value-type="float" office:value="0.292590898414566">
            <text:p>0.2925908984</text:p>
          </table:table-cell>
          <table:table-cell/>
        </table:table-row>
        <table:table-row table:style-name="ro1">
          <table:table-cell office:value-type="float" office:value="0.171387267365868">
            <text:p>0.1713872674</text:p>
          </table:table-cell>
          <table:table-cell/>
        </table:table-row>
        <table:table-row table:style-name="ro1">
          <table:table-cell office:value-type="float" office:value="0.0507091570004494">
            <text:p>0.050709157</text:p>
          </table:table-cell>
          <table:table-cell/>
        </table:table-row>
        <table:table-row table:style-name="ro1">
          <table:table-cell office:value-type="float" office:value="-0.0687318568349947">
            <text:p>-0.0687318568</text:p>
          </table:table-cell>
          <table:table-cell/>
        </table:table-row>
        <table:table-row table:style-name="ro1">
          <table:table-cell office:value-type="float" office:value="-0.186240191428014">
            <text:p>-0.1862401914</text:p>
          </table:table-cell>
          <table:table-cell/>
        </table:table-row>
        <table:table-row table:style-name="ro1">
          <table:table-cell office:value-type="float" office:value="-0.301141080636436">
            <text:p>-0.3011410806</text:p>
          </table:table-cell>
          <table:table-cell/>
        </table:table-row>
        <table:table-row table:style-name="ro1">
          <table:table-cell office:value-type="float" office:value="-0.412785205877216">
            <text:p>-0.4127852059</text:p>
          </table:table-cell>
          <table:table-cell/>
        </table:table-row>
        <table:table-row table:style-name="ro1">
          <table:table-cell office:value-type="float" office:value="-0.520553099900005">
            <text:p>-0.5205530999</text:p>
          </table:table-cell>
          <table:table-cell/>
        </table:table-row>
        <table:table-row table:style-name="ro1">
          <table:table-cell office:value-type="float" office:value="-0.62385929049242">
            <text:p>-0.6238592905</text:p>
          </table:table-cell>
          <table:table-cell/>
        </table:table-row>
        <table:table-row table:style-name="ro1">
          <table:table-cell office:value-type="float" office:value="-0.722156153434163">
            <text:p>-0.7221561534</text:p>
          </table:table-cell>
          <table:table-cell/>
        </table:table-row>
        <table:table-row table:style-name="ro1">
          <table:table-cell office:value-type="float" office:value="-0.814937446425653">
            <text:p>-0.8149374464</text:p>
          </table:table-cell>
          <table:table-cell/>
        </table:table-row>
        <table:table-row table:style-name="ro1">
          <table:table-cell office:value-type="float" office:value="-0.90174149834302">
            <text:p>-0.9017414983</text:p>
          </table:table-cell>
          <table:table-cell/>
        </table:table-row>
        <table:table-row table:style-name="ro1">
          <table:table-cell office:value-type="float" office:value="-0.982154030994995">
            <text:p>-0.982154031</text:p>
          </table:table-cell>
          <table:table-cell/>
        </table:table-row>
        <table:table-row table:style-name="ro1">
          <table:table-cell office:value-type="float" office:value="-1.05581059355423">
            <text:p>-1.0558105936</text:p>
          </table:table-cell>
          <table:table-cell/>
        </table:table-row>
        <table:table-row table:style-name="ro1">
          <table:table-cell office:value-type="float" office:value="-1.12239859298299">
            <text:p>-1.122398593</text:p>
          </table:table-cell>
          <table:table-cell/>
        </table:table-row>
        <table:table-row table:style-name="ro1">
          <table:table-cell office:value-type="float" office:value="-1.18165890704414">
            <text:p>-1.181658907</text:p>
          </table:table-cell>
          <table:table-cell/>
        </table:table-row>
        <table:table-row table:style-name="ro1">
          <table:table-cell office:value-type="float" office:value="-1.23338706985803">
            <text:p>-1.2333870699</text:p>
          </table:table-cell>
          <table:table-cell/>
        </table:table-row>
        <table:table-row table:style-name="ro1">
          <table:table-cell office:value-type="float" office:value="-1.27743402340557">
            <text:p>-1.2774340234</text:p>
          </table:table-cell>
          <table:table-cell/>
        </table:table-row>
        <table:table-row table:style-name="ro1">
          <table:table-cell office:value-type="float" office:value="-1.31370643186098">
            <text:p>-1.3137064319</text:p>
          </table:table-cell>
          <table:table-cell/>
        </table:table-row>
        <table:table-row table:style-name="ro1">
          <table:table-cell office:value-type="float" office:value="-1.34216655913606">
            <text:p>-1.3421665591</text:p>
          </table:table-cell>
          <table:table-cell/>
        </table:table-row>
        <table:table-row table:style-name="ro1">
          <table:table-cell office:value-type="float" office:value="-1.36283171350276">
            <text:p>-1.3628317135</text:p>
          </table:table-cell>
          <table:table-cell/>
        </table:table-row>
        <table:table-row table:style-name="ro1">
          <table:table-cell office:value-type="float" office:value="-1.37577326660525">
            <text:p>-1.3757732666</text:p>
          </table:table-cell>
          <table:table-cell/>
        </table:table-row>
        <table:table-row table:style-name="ro1">
          <table:table-cell office:value-type="float" office:value="-1.38111525754849">
            <text:p>-1.3811152575</text:p>
          </table:table-cell>
          <table:table-cell/>
        </table:table-row>
        <table:table-row table:style-name="ro1">
          <table:table-cell office:value-type="float" office:value="-1.37903259603044">
            <text:p>-1.379032596</text:p>
          </table:table-cell>
          <table:table-cell/>
        </table:table-row>
        <table:table-row table:style-name="ro1">
          <table:table-cell office:value-type="float" office:value="-1.36974888164378">
            <text:p>-1.3697488816</text:p>
          </table:table-cell>
          <table:table-cell/>
        </table:table-row>
        <table:table-row table:style-name="ro1">
          <table:table-cell office:value-type="float" office:value="-1.35353385948469">
            <text:p>-1.3535338595</text:p>
          </table:table-cell>
          <table:table-cell/>
        </table:table-row>
        <table:table-row table:style-name="ro1">
          <table:table-cell office:value-type="float" office:value="-1.33070053504706">
            <text:p>-1.330700535</text:p>
          </table:table-cell>
          <table:table-cell/>
        </table:table-row>
        <table:table-row table:style-name="ro1">
          <table:table-cell office:value-type="float" office:value="-1.3016019740282">
            <text:p>-1.301601974</text:p>
          </table:table-cell>
          <table:table-cell/>
        </table:table-row>
        <table:table-row table:style-name="ro1">
          <table:table-cell office:value-type="float" office:value="-1.2666278151052">
            <text:p>-1.2666278151</text:p>
          </table:table-cell>
          <table:table-cell/>
        </table:table-row>
        <table:table-row table:style-name="ro1">
          <table:table-cell office:value-type="float" office:value="-1.22620052594055">
            <text:p>-1.2262005259</text:p>
          </table:table-cell>
          <table:table-cell/>
        </table:table-row>
        <table:table-row table:style-name="ro1">
          <table:table-cell office:value-type="float" office:value="-1.18077143462446">
            <text:p>-1.1807714346</text:p>
          </table:table-cell>
          <table:table-cell/>
        </table:table-row>
        <table:table-row table:style-name="ro1">
          <table:table-cell office:value-type="float" office:value="-1.13081657044372">
            <text:p>-1.1308165704</text:p>
          </table:table-cell>
          <table:table-cell/>
        </table:table-row>
        <table:table-row table:style-name="ro1">
          <table:table-cell office:value-type="float" office:value="-1.07683234927025">
            <text:p>-1.0768323493</text:p>
          </table:table-cell>
          <table:table-cell/>
        </table:table-row>
        <table:table-row table:style-name="ro1">
          <table:table-cell office:value-type="float" office:value="-1.01933113997523">
            <text:p>-1.01933114</text:p>
          </table:table-cell>
          <table:table-cell/>
        </table:table-row>
        <table:table-row table:style-name="ro1">
          <table:table-cell office:value-type="float" office:value="-0.958836749089692">
            <text:p>-0.9588367491</text:p>
          </table:table-cell>
          <table:table-cell/>
        </table:table-row>
        <table:table-row table:style-name="ro1">
          <table:table-cell office:value-type="float" office:value="-0.895879861441537">
            <text:p>-0.8958798614</text:p>
          </table:table-cell>
          <table:table-cell/>
        </table:table-row>
        <table:table-row table:style-name="ro1">
          <table:table-cell office:value-type="float" office:value="-0.830993474701111">
            <text:p>-0.8309934747</text:p>
          </table:table-cell>
          <table:table-cell/>
        </table:table-row>
        <table:table-row table:style-name="ro1">
          <table:table-cell office:value-type="float" office:value="-0.764708365658947">
            <text:p>-0.7647083657</text:p>
          </table:table-cell>
          <table:table-cell/>
        </table:table-row>
        <table:table-row table:style-name="ro1">
          <table:table-cell office:value-type="float" office:value="-0.697548625643869">
            <text:p>-0.6975486256</text:p>
          </table:table-cell>
          <table:table-cell/>
        </table:table-row>
        <table:table-row table:style-name="ro1">
          <table:table-cell office:value-type="float" office:value="-0.63002730176929">
            <text:p>-0.6300273018</text:p>
          </table:table-cell>
          <table:table-cell/>
        </table:table-row>
        <table:table-row table:style-name="ro1">
          <table:table-cell office:value-type="float" office:value="-0.562642179678093">
            <text:p>-0.5626421797</text:p>
          </table:table-cell>
          <table:table-cell/>
        </table:table-row>
        <table:table-row table:style-name="ro1">
          <table:table-cell office:value-type="float" office:value="-0.49587174214949">
            <text:p>-0.4958717421</text:p>
          </table:table-cell>
          <table:table-cell/>
        </table:table-row>
        <table:table-row table:style-name="ro1">
          <table:table-cell office:value-type="float" office:value="-0.430171336346797">
            <text:p>-0.4301713363</text:p>
          </table:table-cell>
          <table:table-cell/>
        </table:table-row>
        <table:table-row table:style-name="ro1">
          <table:table-cell office:value-type="float" office:value="-0.365969580635585">
            <text:p>-0.3659695806</text:p>
          </table:table-cell>
          <table:table-cell/>
        </table:table-row>
        <table:table-row table:style-name="ro1">
          <table:table-cell office:value-type="float" office:value="-0.303665039803459">
            <text:p>-0.3036650398</text:p>
          </table:table-cell>
          <table:table-cell/>
        </table:table-row>
        <table:table-row table:style-name="ro1">
          <table:table-cell office:value-type="float" office:value="-0.243623195182335">
            <text:p>-0.2436231952</text:p>
          </table:table-cell>
          <table:table-cell/>
        </table:table-row>
        <table:table-row table:style-name="ro1">
          <table:table-cell office:value-type="float" office:value="-0.186173733631824">
            <text:p>-0.1861737336</text:p>
          </table:table-cell>
          <table:table-cell/>
        </table:table-row>
        <table:table-row table:style-name="ro1">
          <table:table-cell office:value-type="float" office:value="-0.131608176608233">
            <text:p>-0.1316081766</text:p>
          </table:table-cell>
          <table:table-cell/>
        </table:table-row>
        <table:table-row table:style-name="ro1">
          <table:table-cell office:value-type="float" office:value="-0.0801778676411702">
            <text:p>-0.0801778676</text:p>
          </table:table-cell>
          <table:table-cell/>
        </table:table-row>
        <table:table-row table:style-name="ro1">
          <table:table-cell office:value-type="float" office:value="-0.0320923334920096">
            <text:p>-0.0320923335</text:p>
          </table:table-cell>
          <table:table-cell/>
        </table:table-row>
        <table:table-row table:style-name="ro1">
          <table:table-cell office:value-type="float" office:value="0.0124819688988292">
            <text:p>0.0124819689</text:p>
          </table:table-cell>
          <table:table-cell/>
        </table:table-row>
        <table:table-row table:style-name="ro1">
          <table:table-cell office:value-type="float" office:value="0.0534225108302303">
            <text:p>0.0534225108</text:p>
          </table:table-cell>
          <table:table-cell/>
        </table:table-row>
        <table:table-row table:style-name="ro1">
          <table:table-cell office:value-type="float" office:value="0.0906511501070048">
            <text:p>0.0906511501</text:p>
          </table:table-cell>
          <table:table-cell/>
        </table:table-row>
        <table:table-row table:style-name="ro1">
          <table:table-cell office:value-type="float" office:value="0.124134187005691">
            <text:p>0.124134187</text:p>
          </table:table-cell>
          <table:table-cell/>
        </table:table-row>
        <table:table-row table:style-name="ro1">
          <table:table-cell office:value-type="float" office:value="0.153882019170599">
            <text:p>0.1538820192</text:p>
          </table:table-cell>
          <table:table-cell/>
        </table:table-row>
        <table:table-row table:style-name="ro1">
          <table:table-cell office:value-type="float" office:value="0.179948400036184">
            <text:p>0.1799484</text:p>
          </table:table-cell>
          <table:table-cell/>
        </table:table-row>
        <table:table-row table:style-name="ro1">
          <table:table-cell office:value-type="float" office:value="0.202429308693595">
            <text:p>0.2024293087</text:p>
          </table:table-cell>
          <table:table-cell/>
        </table:table-row>
        <table:table-row table:style-name="ro1">
          <table:table-cell office:value-type="float" office:value="0.22146144237101">
            <text:p>0.2214614424</text:p>
          </table:table-cell>
          <table:table-cell/>
        </table:table-row>
        <table:table-row table:style-name="ro1">
          <table:table-cell office:value-type="float" office:value="0.237220345852401">
            <text:p>0.2372203459</text:p>
          </table:table-cell>
          <table:table-cell/>
        </table:table-row>
        <table:table-row table:style-name="ro1">
          <table:table-cell office:value-type="float" office:value="0.249918195191838">
            <text:p>0.2499181952</text:p>
          </table:table-cell>
          <table:table-cell/>
        </table:table-row>
        <table:table-row table:style-name="ro1">
          <table:table-cell office:value-type="float" office:value="0.259801255965833">
            <text:p>0.259801256</text:p>
          </table:table-cell>
          <table:table-cell/>
        </table:table-row>
        <table:table-row table:style-name="ro1">
          <table:table-cell office:value-type="float" office:value="0.267147039020624">
            <text:p>0.267147039</text:p>
          </table:table-cell>
          <table:table-cell/>
        </table:table-row>
        <table:table-row table:style-name="ro1">
          <table:table-cell office:value-type="float" office:value="0.272261179192896">
            <text:p>0.2722611792</text:p>
          </table:table-cell>
          <table:table-cell/>
        </table:table-row>
        <table:table-row table:style-name="ro1">
          <table:table-cell office:value-type="float" office:value="0.275474064790531">
            <text:p>0.2754740648</text:p>
          </table:table-cell>
          <table:table-cell/>
        </table:table-row>
        <table:table-row table:style-name="ro1">
          <table:table-cell office:value-type="float" office:value="0.277137247695632">
            <text:p>0.2771372477</text:p>
          </table:table-cell>
          <table:table-cell/>
        </table:table-row>
        <table:table-row table:style-name="ro1">
          <table:table-cell office:value-type="float" office:value="0.27761966577858">
            <text:p>0.2776196658</text:p>
          </table:table-cell>
          <table:table-cell/>
        </table:table-row>
        <table:table-row table:style-name="ro1">
          <table:table-cell office:value-type="float" office:value="0.277303710874233">
            <text:p>0.2773037109</text:p>
          </table:table-cell>
          <table:table-cell/>
        </table:table-row>
        <table:table-row table:style-name="ro1">
          <table:table-cell office:value-type="float" office:value="0.276581176856754">
            <text:p>0.2765811769</text:p>
          </table:table-cell>
          <table:table-cell/>
        </table:table-row>
        <table:table-row table:style-name="ro1">
          <table:table-cell office:value-type="float" office:value="0.275849123347772">
            <text:p>0.2758491233</text:p>
          </table:table-cell>
          <table:table-cell/>
        </table:table-row>
        <table:table-row table:style-name="ro1">
          <table:table-cell office:value-type="float" office:value="0.275505691295144">
            <text:p>0.2755056913</text:p>
          </table:table-cell>
          <table:table-cell/>
        </table:table-row>
        <table:table-row table:style-name="ro1">
          <table:table-cell office:value-type="float" office:value="0.275945907060975">
            <text:p>0.2759459071</text:p>
          </table:table-cell>
          <table:table-cell/>
        </table:table-row>
        <table:table-row table:style-name="ro1">
          <table:table-cell office:value-type="float" office:value="0.27755751175466">
            <text:p>0.2775575118</text:p>
          </table:table-cell>
          <table:table-cell/>
        </table:table-row>
        <table:table-row table:style-name="ro1">
          <table:table-cell office:value-type="float" office:value="0.280716852338239">
            <text:p>0.2807168523</text:p>
          </table:table-cell>
          <table:table-cell/>
        </table:table-row>
        <table:table-row table:style-name="ro1">
          <table:table-cell office:value-type="float" office:value="0.285784870519607">
            <text:p>0.2857848705</text:p>
          </table:table-cell>
          <table:table-cell/>
        </table:table-row>
        <table:table-row table:style-name="ro1">
          <table:table-cell office:value-type="float" office:value="0.293103224637933">
            <text:p>0.2931032246</text:p>
          </table:table-cell>
          <table:table-cell/>
        </table:table-row>
        <table:table-row table:style-name="ro1">
          <table:table-cell office:value-type="float" office:value="0.302990578641522">
            <text:p>0.3029905786</text:p>
          </table:table-cell>
          <table:table-cell/>
        </table:table-row>
        <table:table-row table:style-name="ro1">
          <table:table-cell office:value-type="float" office:value="0.315739090870774">
            <text:p>0.3157390909</text:p>
          </table:table-cell>
          <table:table-cell/>
        </table:table-row>
        <table:table-row table:style-name="ro1">
          <table:table-cell office:value-type="float" office:value="0.331611133698588">
            <text:p>0.3316111337</text:p>
          </table:table-cell>
          <table:table-cell/>
        </table:table-row>
        <table:table-row table:style-name="ro1">
          <table:table-cell office:value-type="float" office:value="0.35083627316156">
            <text:p>0.3508362732</text:p>
          </table:table-cell>
          <table:table-cell/>
        </table:table-row>
        <table:table-row table:style-name="ro1">
          <table:table-cell office:value-type="float" office:value="0.373608535552935">
            <text:p>0.3736085356</text:p>
          </table:table-cell>
          <table:table-cell/>
        </table:table-row>
        <table:table-row table:style-name="ro1">
          <table:table-cell office:value-type="float" office:value="0.400083985560398">
            <text:p>0.4000839856</text:p>
          </table:table-cell>
          <table:table-cell/>
        </table:table-row>
        <table:table-row table:style-name="ro1">
          <table:table-cell office:value-type="float" office:value="0.430378637937673">
            <text:p>0.4303786379</text:p>
          </table:table-cell>
          <table:table-cell/>
        </table:table-row>
        <table:table-row table:style-name="ro1">
          <table:table-cell office:value-type="float" office:value="0.464566721919869">
            <text:p>0.4645667219</text:p>
          </table:table-cell>
          <table:table-cell/>
        </table:table-row>
        <table:table-row table:style-name="ro1">
          <table:table-cell office:value-type="float" office:value="0.502679314651305">
            <text:p>0.5026793147</text:p>
          </table:table-cell>
          <table:table-cell/>
        </table:table-row>
        <table:table-row table:style-name="ro1">
          <table:table-cell office:value-type="float" office:value="0.544703356814806">
            <text:p>0.5447033568</text:p>
          </table:table-cell>
          <table:table-cell/>
        </table:table-row>
        <table:table-row table:style-name="ro1">
          <table:table-cell office:value-type="float" office:value="0.590581060458995">
            <text:p>0.5905810605</text:p>
          </table:table-cell>
          <table:table-cell/>
        </table:table-row>
        <table:table-row table:style-name="ro1">
          <table:table-cell office:value-type="float" office:value="0.640209715740202">
            <text:p>0.6402097157</text:p>
          </table:table-cell>
          <table:table-cell/>
        </table:table-row>
        <table:table-row table:style-name="ro1">
          <table:table-cell office:value-type="float" office:value="0.693441899955833">
            <text:p>0.6934419</text:p>
          </table:table-cell>
          <table:table-cell/>
        </table:table-row>
        <table:table-row table:style-name="ro1">
          <table:table-cell office:value-type="float" office:value="0.750086088873109">
            <text:p>0.7500860889</text:p>
          </table:table-cell>
          <table:table-cell/>
        </table:table-row>
        <table:table-row table:style-name="ro1">
          <table:table-cell office:value-type="float" office:value="0.809907666978999">
            <text:p>0.809907667</text:p>
          </table:table-cell>
          <table:table-cell/>
        </table:table-row>
        <table:table-row table:style-name="ro1">
          <table:table-cell office:value-type="float" office:value="0.872630329921268">
            <text:p>0.8726303299</text:p>
          </table:table-cell>
          <table:table-cell/>
        </table:table-row>
        <table:table-row table:style-name="ro1">
          <table:table-cell office:value-type="float" office:value="0.937937869104702">
            <text:p>0.9379378691</text:p>
          </table:table-cell>
          <table:table-cell/>
        </table:table-row>
        <table:table-row table:style-name="ro1">
          <table:table-cell office:value-type="float" office:value="1.00547632517739">
            <text:p>1.0054763252</text:p>
          </table:table-cell>
          <table:table-cell/>
        </table:table-row>
        <table:table-row table:style-name="ro1">
          <table:table-cell office:value-type="float" office:value="1.07485649401646">
            <text:p>1.074856494</text:p>
          </table:table-cell>
          <table:table-cell/>
        </table:table-row>
        <table:table-row table:style-name="ro1">
          <table:table-cell office:value-type="float" office:value="1.14565676582615">
            <text:p>1.1456567658</text:p>
          </table:table-cell>
          <table:table-cell/>
        </table:table-row>
        <table:table-row table:style-name="ro1">
          <table:table-cell office:value-type="float" office:value="1.21742627511826">
            <text:p>1.2174262751</text:p>
          </table:table-cell>
          <table:table-cell/>
        </table:table-row>
        <table:table-row table:style-name="ro1">
          <table:table-cell office:value-type="float" office:value="1.28968833667968">
            <text:p>1.2896883367</text:p>
          </table:table-cell>
          <table:table-cell/>
        </table:table-row>
        <table:table-row table:style-name="ro1">
          <table:table-cell office:value-type="float" office:value="1.3619441401654">
            <text:p>1.3619441402</text:p>
          </table:table-cell>
          <table:table-cell/>
        </table:table-row>
        <table:table-row table:style-name="ro1">
          <table:table-cell office:value-type="float" office:value="1.43367667370813">
            <text:p>1.4336766737</text:p>
          </table:table-cell>
          <table:table-cell/>
        </table:table-row>
        <table:table-row table:style-name="ro1">
          <table:table-cell office:value-type="float" office:value="1.50435484492811">
            <text:p>1.5043548449</text:p>
          </table:table-cell>
          <table:table-cell/>
        </table:table-row>
        <table:table-row table:style-name="ro1">
          <table:table-cell office:value-type="float" office:value="1.57343776597207">
            <text:p>1.573437766</text:p>
          </table:table-cell>
          <table:table-cell/>
        </table:table-row>
        <table:table-row table:style-name="ro1">
          <table:table-cell office:value-type="float" office:value="1.64037916772717">
            <text:p>1.6403791677</text:p>
          </table:table-cell>
          <table:table-cell/>
        </table:table-row>
        <table:table-row table:style-name="ro1">
          <table:table-cell office:value-type="float" office:value="1.70463190715341">
            <text:p>1.7046319072</text:p>
          </table:table-cell>
          <table:table-cell/>
        </table:table-row>
        <table:table-row table:style-name="ro1">
          <table:table-cell office:value-type="float" office:value="1.76565253076893">
            <text:p>1.7656525308</text:p>
          </table:table-cell>
          <table:table-cell/>
        </table:table-row>
        <table:table-row table:style-name="ro1">
          <table:table-cell office:value-type="float" office:value="1.82290585671289">
            <text:p>1.8229058567</text:p>
          </table:table-cell>
          <table:table-cell/>
        </table:table-row>
        <table:table-row table:style-name="ro1">
          <table:table-cell office:value-type="float" office:value="1.87586953750732">
            <text:p>1.8758695375</text:p>
          </table:table-cell>
          <table:table-cell/>
        </table:table-row>
        <table:table-row table:style-name="ro1">
          <table:table-cell office:value-type="float" office:value="1.92403856564426">
            <text:p>1.9240385656</text:p>
          </table:table-cell>
          <table:table-cell/>
        </table:table-row>
        <table:table-row table:style-name="ro1">
          <table:table-cell office:value-type="float" office:value="1.9669296844383">
            <text:p>1.9669296844</text:p>
          </table:table-cell>
          <table:table-cell/>
        </table:table-row>
        <table:table-row table:style-name="ro1">
          <table:table-cell office:value-type="float" office:value="2.00408566720599">
            <text:p>2.0040856672</text:p>
          </table:table-cell>
          <table:table-cell/>
        </table:table-row>
        <table:table-row table:style-name="ro1">
          <table:table-cell office:value-type="float" office:value="2.0350794287571">
            <text:p>2.0350794288</text:p>
          </table:table-cell>
          <table:table-cell/>
        </table:table-row>
        <table:table-row table:style-name="ro1">
          <table:table-cell office:value-type="float" office:value="2.05951793440201">
            <text:p>2.0595179344</text:p>
          </table:table-cell>
          <table:table-cell/>
        </table:table-row>
        <table:table-row table:style-name="ro1">
          <table:table-cell office:value-type="float" office:value="2.07704587318457">
            <text:p>2.0770458732</text:p>
          </table:table-cell>
          <table:table-cell/>
        </table:table-row>
        <table:table-row table:style-name="ro1">
          <table:table-cell office:value-type="float" office:value="2.08734906383026">
            <text:p>2.0873490638</text:p>
          </table:table-cell>
          <table:table-cell/>
        </table:table-row>
        <table:table-row table:style-name="ro1">
          <table:table-cell office:value-type="float" office:value="2.09015756393936">
            <text:p>2.0901575639</text:p>
          </table:table-cell>
          <table:table-cell/>
        </table:table-row>
        <table:table-row table:style-name="ro1">
          <table:table-cell office:value-type="float" office:value="2.08524845524039">
            <text:p>2.0852484552</text:p>
          </table:table-cell>
          <table:table-cell/>
        </table:table-row>
        <table:table-row table:style-name="ro1">
          <table:table-cell office:value-type="float" office:value="2.07244828023029">
            <text:p>2.0724482802</text:p>
          </table:table-cell>
          <table:table-cell/>
        </table:table-row>
        <table:table-row table:style-name="ro1">
          <table:table-cell office:value-type="float" office:value="2.05163510824631">
            <text:p>2.0516351082</text:p>
          </table:table-cell>
          <table:table-cell/>
        </table:table-row>
        <table:table-row table:style-name="ro1">
          <table:table-cell office:value-type="float" office:value="2.02274021191756">
            <text:p>2.0227402119</text:p>
          </table:table-cell>
          <table:table-cell/>
        </table:table-row>
        <table:table-row table:style-name="ro1">
          <table:table-cell office:value-type="float" office:value="1.98574933800968">
            <text:p>1.985749338</text:p>
          </table:table-cell>
          <table:table-cell/>
        </table:table-row>
        <table:table-row table:style-name="ro1">
          <table:table-cell office:value-type="float" office:value="1.94070355987858">
            <text:p>1.9407035599</text:p>
          </table:table-cell>
          <table:table-cell/>
        </table:table-row>
        <table:table-row table:style-name="ro1">
          <table:table-cell office:value-type="float" office:value="1.88769970206417">
            <text:p>1.8876997021</text:p>
          </table:table-cell>
          <table:table-cell/>
        </table:table-row>
        <table:table-row table:style-name="ro1">
          <table:table-cell office:value-type="float" office:value="1.82689033095523">
            <text:p>1.826890331</text:p>
          </table:table-cell>
          <table:table-cell/>
        </table:table-row>
        <table:table-row table:style-name="ro1">
          <table:table-cell office:value-type="float" office:value="1.75848330891468">
            <text:p>1.7584833089</text:p>
          </table:table-cell>
          <table:table-cell/>
        </table:table-row>
        <table:table-row table:style-name="ro1">
          <table:table-cell office:value-type="float" office:value="1.68274091274421">
            <text:p>1.6827409127</text:p>
          </table:table-cell>
          <table:table-cell/>
        </table:table-row>
        <table:table-row table:style-name="ro1">
          <table:table-cell office:value-type="float" office:value="1.59997852085809">
            <text:p>1.5999785209</text:p>
          </table:table-cell>
          <table:table-cell/>
        </table:table-row>
        <table:table-row table:style-name="ro1">
          <table:table-cell office:value-type="float" office:value="1.51056287700263">
            <text:p>1.510562877</text:p>
          </table:table-cell>
          <table:table-cell/>
        </table:table-row>
        <table:table-row table:style-name="ro1">
          <table:table-cell office:value-type="float" office:value="1.41490994177002">
            <text:p>1.4149099418</text:p>
          </table:table-cell>
          <table:table-cell/>
        </table:table-row>
        <table:table-row table:style-name="ro1">
          <table:table-cell office:value-type="float" office:value="1.31348234648732">
            <text:p>1.3134823465</text:p>
          </table:table-cell>
          <table:table-cell/>
        </table:table-row>
        <table:table-row table:style-name="ro1">
          <table:table-cell office:value-type="float" office:value="1.20678646728525">
            <text:p>1.2067864673</text:p>
          </table:table-cell>
          <table:table-cell/>
        </table:table-row>
        <table:table-row table:style-name="ro1">
          <table:table-cell office:value-type="float" office:value="1.09536914024185">
            <text:p>1.0953691402</text:p>
          </table:table-cell>
          <table:table-cell/>
        </table:table-row>
        <table:table-row table:style-name="ro1">
          <table:table-cell office:value-type="float" office:value="0.979814041427279">
            <text:p>0.9798140414</text:p>
          </table:table-cell>
          <table:table-cell/>
        </table:table-row>
        <table:table-row table:style-name="ro1">
          <table:table-cell office:value-type="float" office:value="0.860737758425207">
            <text:p>0.8607377584</text:p>
          </table:table-cell>
          <table:table-cell/>
        </table:table-row>
        <table:table-row table:style-name="ro1">
          <table:table-cell office:value-type="float" office:value="0.73878558245008">
            <text:p>0.7387855825</text:p>
          </table:table-cell>
          <table:table-cell/>
        </table:table-row>
        <table:table-row table:style-name="ro1">
          <table:table-cell office:value-type="float" office:value="0.614627052498095">
            <text:p>0.6146270525</text:p>
          </table:table-cell>
          <table:table-cell/>
        </table:table-row>
        <table:table-row table:style-name="ro1">
          <table:table-cell office:value-type="float" office:value="0.488951285043837">
            <text:p>0.488951285</text:p>
          </table:table-cell>
          <table:table-cell/>
        </table:table-row>
        <table:table-row table:style-name="ro1">
          <table:table-cell office:value-type="float" office:value="0.362462124606763">
            <text:p>0.3624621246</text:p>
          </table:table-cell>
          <table:table-cell/>
        </table:table-row>
        <table:table-row table:style-name="ro1">
          <table:table-cell office:value-type="float" office:value="0.235873152048199">
            <text:p>0.235873152</text:p>
          </table:table-cell>
          <table:table-cell/>
        </table:table-row>
        <table:table-row table:style-name="ro1">
          <table:table-cell office:value-type="float" office:value="0.109902588706224">
            <text:p>0.1099025887</text:p>
          </table:table-cell>
          <table:table-cell/>
        </table:table-row>
        <table:table-row table:style-name="ro1">
          <table:table-cell office:value-type="float" office:value="-0.0147318645762641">
            <text:p>-0.0147318646</text:p>
          </table:table-cell>
          <table:table-cell/>
        </table:table-row>
        <table:table-row table:style-name="ro1">
          <table:table-cell office:value-type="float" office:value="-0.137318213835484">
            <text:p>-0.1373182138</text:p>
          </table:table-cell>
          <table:table-cell/>
        </table:table-row>
        <table:table-row table:style-name="ro1">
          <table:table-cell office:value-type="float" office:value="-0.257155343760634">
            <text:p>-0.2571553438</text:p>
          </table:table-cell>
          <table:table-cell/>
        </table:table-row>
        <table:table-row table:style-name="ro1">
          <table:table-cell office:value-type="float" office:value="-0.373558134825176">
            <text:p>-0.3735581348</text:p>
          </table:table-cell>
          <table:table-cell/>
        </table:table-row>
        <table:table-row table:style-name="ro1">
          <table:table-cell office:value-type="float" office:value="-0.485862486049217">
            <text:p>-0.485862486</text:p>
          </table:table-cell>
          <table:table-cell/>
        </table:table-row>
        <table:table-row table:style-name="ro1">
          <table:table-cell office:value-type="float" office:value="-0.593430204287572">
            <text:p>-0.5934302043</text:p>
          </table:table-cell>
          <table:table-cell/>
        </table:table-row>
        <table:table-row table:style-name="ro1">
          <table:table-cell office:value-type="float" office:value="-0.695653721869361">
            <text:p>-0.6956537219</text:p>
          </table:table-cell>
          <table:table-cell/>
        </table:table-row>
        <table:table-row table:style-name="ro1">
          <table:table-cell office:value-type="float" office:value="-0.791960605649954">
            <text:p>-0.7919606056</text:p>
          </table:table-cell>
          <table:table-cell/>
        </table:table-row>
        <table:table-row table:style-name="ro1">
          <table:table-cell office:value-type="float" office:value="-0.881817822064487">
            <text:p>-0.8818178221</text:p>
          </table:table-cell>
          <table:table-cell/>
        </table:table-row>
        <table:table-row table:style-name="ro1">
          <table:table-cell office:value-type="float" office:value="-0.964735724583455">
            <text:p>-0.9647357246</text:p>
          </table:table-cell>
          <table:table-cell/>
        </table:table-row>
        <table:table-row table:style-name="ro1">
          <table:table-cell office:value-type="float" office:value="-1.04027173204984">
            <text:p>-1.040271732</text:p>
          </table:table-cell>
          <table:table-cell/>
        </table:table-row>
        <table:table-row table:style-name="ro1">
          <table:table-cell office:value-type="float" office:value="-1.10803366870894">
            <text:p>-1.1080336687</text:p>
          </table:table-cell>
          <table:table-cell/>
        </table:table-row>
        <table:table-row table:style-name="ro1">
          <table:table-cell office:value-type="float" office:value="-1.16768273930711">
            <text:p>-1.1676827393</text:p>
          </table:table-cell>
          <table:table-cell/>
        </table:table-row>
        <table:table-row table:style-name="ro1">
          <table:table-cell office:value-type="float" office:value="-1.21893611541489">
            <text:p>-1.2189361154</text:p>
          </table:table-cell>
          <table:table-cell/>
        </table:table-row>
        <table:table-row table:style-name="ro1">
          <table:table-cell office:value-type="float" office:value="-1.26156911210144">
            <text:p>-1.2615691121</text:p>
          </table:table-cell>
          <table:table-cell/>
        </table:table-row>
        <table:table-row table:style-name="ro1">
          <table:table-cell office:value-type="float" office:value="-1.29541693722726">
            <text:p>-1.2954169372</text:p>
          </table:table-cell>
          <table:table-cell/>
        </table:table-row>
        <table:table-row table:style-name="ro1">
          <table:table-cell office:value-type="float" office:value="-1.32037599890636">
            <text:p>-1.3203759989</text:p>
          </table:table-cell>
          <table:table-cell/>
        </table:table-row>
        <table:table-row table:style-name="ro1">
          <table:table-cell office:value-type="float" office:value="-1.33640476009161">
            <text:p>-1.3364047601</text:p>
          </table:table-cell>
          <table:table-cell/>
        </table:table-row>
        <table:table-row table:style-name="ro1">
          <table:table-cell office:value-type="float" office:value="-1.34352413273126">
            <text:p>-1.3435241327</text:p>
          </table:table-cell>
          <table:table-cell/>
        </table:table-row>
        <table:table-row table:style-name="ro1">
          <table:table-cell office:value-type="float" office:value="-1.34181740750213">
            <text:p>-1.3418174075</text:p>
          </table:table-cell>
          <table:table-cell/>
        </table:table-row>
        <table:table-row table:style-name="ro1">
          <table:table-cell office:value-type="float" office:value="-1.33142971871911">
            <text:p>-1.3314297187</text:p>
          </table:table-cell>
          <table:table-cell/>
        </table:table-row>
        <table:table-row table:style-name="ro1">
          <table:table-cell office:value-type="float" office:value="-1.31256704762183">
            <text:p>-1.3125670476</text:p>
          </table:table-cell>
          <table:table-cell/>
        </table:table-row>
        <table:table-row table:style-name="ro1">
          <table:table-cell office:value-type="float" office:value="-1.28549477081949">
            <text:p>-1.2854947708</text:p>
          </table:table-cell>
          <table:table-cell/>
        </table:table-row>
        <table:table-row table:style-name="ro1">
          <table:table-cell office:value-type="float" office:value="-1.25053576420602">
            <text:p>-1.2505357642</text:p>
          </table:table-cell>
          <table:table-cell/>
        </table:table-row>
        <table:table-row table:style-name="ro1">
          <table:table-cell office:value-type="float" office:value="-1.20806807611154">
            <text:p>-1.2080680761</text:p>
          </table:table-cell>
          <table:table-cell/>
        </table:table-row>
        <table:table-row table:style-name="ro1">
          <table:table-cell office:value-type="float" office:value="-1.15852218680515">
            <text:p>-1.1585221868</text:p>
          </table:table-cell>
          <table:table-cell/>
        </table:table-row>
        <table:table-row table:style-name="ro1">
          <table:table-cell office:value-type="float" office:value="-1.1023778746827">
            <text:p>-1.1023778747</text:p>
          </table:table-cell>
          <table:table-cell/>
        </table:table-row>
        <table:table-row table:style-name="ro1">
          <table:table-cell office:value-type="float" office:value="-1.04016071253415">
            <text:p>-1.0401607125</text:p>
          </table:table-cell>
          <table:table-cell/>
        </table:table-row>
        <table:table-row table:style-name="ro1">
          <table:table-cell office:value-type="float" office:value="-0.972438220167009">
            <text:p>-0.9724382202</text:p>
          </table:table-cell>
          <table:table-cell/>
        </table:table-row>
        <table:table-row table:style-name="ro1">
          <table:table-cell office:value-type="float" office:value="-0.899815702338551">
            <text:p>-0.8998157023</text:p>
          </table:table-cell>
          <table:table-cell/>
        </table:table-row>
        <table:table-row table:style-name="ro1">
          <table:table-cell office:value-type="float" office:value="-0.822931803402819">
            <text:p>-0.8229318034</text:p>
          </table:table-cell>
          <table:table-cell/>
        </table:table-row>
        <table:table-row table:style-name="ro1">
          <table:table-cell office:value-type="float" office:value="-0.742453812286032">
            <text:p>-0.7424538123</text:p>
          </table:table-cell>
          <table:table-cell/>
        </table:table-row>
        <table:table-row table:style-name="ro1">
          <table:table-cell office:value-type="float" office:value="-0.65907275335068">
            <text:p>-0.6590727534</text:p>
          </table:table-cell>
          <table:table-cell/>
        </table:table-row>
        <table:table-row table:style-name="ro1">
          <table:table-cell office:value-type="float" office:value="-0.573498300377762">
            <text:p>-0.5734983004</text:p>
          </table:table-cell>
          <table:table-cell/>
        </table:table-row>
        <table:table-row table:style-name="ro1">
          <table:table-cell office:value-type="float" office:value="-0.4864535522752">
            <text:p>-0.4864535523</text:p>
          </table:table-cell>
          <table:table-cell/>
        </table:table-row>
        <table:table-row table:style-name="ro1">
          <table:table-cell office:value-type="float" office:value="-0.398669710198017">
            <text:p>-0.3986697102</text:p>
          </table:table-cell>
          <table:table-cell/>
        </table:table-row>
        <table:table-row table:style-name="ro1">
          <table:table-cell office:value-type="float" office:value="-0.310880696533125">
            <text:p>-0.3108806965</text:p>
          </table:table-cell>
          <table:table-cell/>
        </table:table-row>
        <table:table-row table:style-name="ro1">
          <table:table-cell office:value-type="float" office:value="-0.223817756653068">
            <text:p>-0.2238177567</text:p>
          </table:table-cell>
          <table:table-cell/>
        </table:table-row>
        <table:table-row table:style-name="ro1">
          <table:table-cell office:value-type="float" office:value="-0.138204084474837">
            <text:p>-0.1382040845</text:p>
          </table:table-cell>
          <table:table-cell/>
        </table:table-row>
        <table:table-row table:style-name="ro1">
          <table:table-cell office:value-type="float" office:value="-0.0547495126707806">
            <text:p>-0.0547495127</text:p>
          </table:table-cell>
          <table:table-cell/>
        </table:table-row>
        <table:table-row table:style-name="ro1">
          <table:table-cell office:value-type="float" office:value="0.0258546921289146">
            <text:p>0.0258546921</text:p>
          </table:table-cell>
          <table:table-cell/>
        </table:table-row>
        <table:table-row table:style-name="ro1">
          <table:table-cell office:value-type="float" office:value="0.102940889626479">
            <text:p>0.1029408896</text:p>
          </table:table-cell>
          <table:table-cell/>
        </table:table-row>
        <table:table-row table:style-name="ro1">
          <table:table-cell office:value-type="float" office:value="0.175869943255174">
            <text:p>0.1758699433</text:p>
          </table:table-cell>
          <table:table-cell/>
        </table:table-row>
        <table:table-row table:style-name="ro1">
          <table:table-cell office:value-type="float" office:value="0.244035877733575">
            <text:p>0.2440358777</text:p>
          </table:table-cell>
          <table:table-cell/>
        </table:table-row>
        <table:table-row table:style-name="ro1">
          <table:table-cell office:value-type="float" office:value="0.306870281542633">
            <text:p>0.3068702815</text:p>
          </table:table-cell>
          <table:table-cell/>
        </table:table-row>
        <table:table-row table:style-name="ro1">
          <table:table-cell office:value-type="float" office:value="0.363846421086731">
            <text:p>0.3638464211</text:p>
          </table:table-cell>
          <table:table-cell/>
        </table:table-row>
        <table:table-row table:style-name="ro1">
          <table:table-cell office:value-type="float" office:value="0.414483035553665">
            <text:p>0.4144830356</text:p>
          </table:table-cell>
          <table:table-cell/>
        </table:table-row>
        <table:table-row table:style-name="ro1">
          <table:table-cell office:value-type="float" office:value="0.458347783982302">
            <text:p>0.458347784</text:p>
          </table:table-cell>
          <table:table-cell/>
        </table:table-row>
        <table:table-row table:style-name="ro1">
          <table:table-cell office:value-type="float" office:value="0.495060318762701">
            <text:p>0.4950603188</text:p>
          </table:table-cell>
          <table:table-cell/>
        </table:table-row>
        <table:table-row table:style-name="ro1">
          <table:table-cell office:value-type="float" office:value="0.524294962708183">
            <text:p>0.5242949627</text:p>
          </table:table-cell>
          <table:table-cell/>
        </table:table-row>
        <table:table-row table:style-name="ro1">
          <table:table-cell office:value-type="float" office:value="0.545782969931206">
            <text:p>0.5457829699</text:p>
          </table:table-cell>
          <table:table-cell/>
        </table:table-row>
        <table:table-row table:style-name="ro1">
          <table:table-cell office:value-type="float" office:value="0.559314353998666">
            <text:p>0.559314354</text:p>
          </table:table-cell>
          <table:table-cell/>
        </table:table-row>
        <table:table-row table:style-name="ro1">
          <table:table-cell office:value-type="float" office:value="0.564739270212837">
            <text:p>0.5647392702</text:p>
          </table:table-cell>
          <table:table-cell/>
        </table:table-row>
        <table:table-row table:style-name="ro1">
          <table:table-cell office:value-type="float" office:value="0.561968942334466">
            <text:p>0.5619689423</text:p>
          </table:table-cell>
          <table:table-cell/>
        </table:table-row>
        <table:table-row table:style-name="ro1">
          <table:table-cell office:value-type="float" office:value="0.550976127607184">
            <text:p>0.5509761276</text:p>
          </table:table-cell>
          <table:table-cell/>
        </table:table-row>
        <table:table-row table:style-name="ro1">
          <table:table-cell office:value-type="float" office:value="0.531795117529339">
            <text:p>0.5317951175</text:p>
          </table:table-cell>
          <table:table-cell/>
        </table:table-row>
        <table:table-row table:style-name="ro1">
          <table:table-cell office:value-type="float" office:value="0.504521275422265">
            <text:p>0.5045212754</text:p>
          </table:table-cell>
          <table:table-cell/>
        </table:table-row>
        <table:table-row table:style-name="ro1">
          <table:table-cell office:value-type="float" office:value="0.469310115434496">
            <text:p>0.4693101154</text:p>
          </table:table-cell>
          <table:table-cell/>
        </table:table-row>
        <table:table-row table:style-name="ro1">
          <table:table-cell office:value-type="float" office:value="0.426375931170866">
            <text:p>0.4263759312</text:p>
          </table:table-cell>
          <table:table-cell/>
        </table:table-row>
        <table:table-row table:style-name="ro1">
          <table:table-cell office:value-type="float" office:value="0.375989985616342">
            <text:p>0.3759899856</text:p>
          </table:table-cell>
          <table:table-cell/>
        </table:table-row>
        <table:table-row table:style-name="ro1">
          <table:table-cell office:value-type="float" office:value="0.318478277408567">
            <text:p>0.3184782774</text:p>
          </table:table-cell>
          <table:table-cell/>
        </table:table-row>
        <table:table-row table:style-name="ro1">
          <table:table-cell office:value-type="float" office:value="0.254218901774841">
            <text:p>0.2542189018</text:p>
          </table:table-cell>
          <table:table-cell/>
        </table:table-row>
        <table:table-row table:style-name="ro1">
          <table:table-cell office:value-type="float" office:value="0.18363902756173">
            <text:p>0.1836390276</text:p>
          </table:table-cell>
          <table:table-cell/>
        </table:table-row>
        <table:table-row table:style-name="ro1">
          <table:table-cell office:value-type="float" office:value="0.107211514725489">
            <text:p>0.1072115147</text:p>
          </table:table-cell>
          <table:table-cell/>
        </table:table-row>
        <table:table-row table:style-name="ro1">
          <table:table-cell office:value-type="float" office:value="0.0254511993947338">
            <text:p>0.0254511994</text:p>
          </table:table-cell>
          <table:table-cell/>
        </table:table-row>
        <table:table-row table:style-name="ro1">
          <table:table-cell office:value-type="float" office:value="-0.0610891238571709">
            <text:p>-0.0610891239</text:p>
          </table:table-cell>
          <table:table-cell/>
        </table:table-row>
        <table:table-row table:style-name="ro1">
          <table:table-cell office:value-type="float" office:value="-0.151822990604136">
            <text:p>-0.1518229906</text:p>
          </table:table-cell>
          <table:table-cell/>
        </table:table-row>
        <table:table-row table:style-name="ro1">
          <table:table-cell office:value-type="float" office:value="-0.246134792064894">
            <text:p>-0.2461347921</text:p>
          </table:table-cell>
          <table:table-cell/>
        </table:table-row>
        <table:table-row table:style-name="ro1">
          <table:table-cell office:value-type="float" office:value="-0.343384501784721">
            <text:p>-0.3433845018</text:p>
          </table:table-cell>
          <table:table-cell/>
        </table:table-row>
        <table:table-row table:style-name="ro1">
          <table:table-cell office:value-type="float" office:value="-0.442912566303031">
            <text:p>-0.4429125663</text:p>
          </table:table-cell>
          <table:table-cell/>
        </table:table-row>
        <table:table-row table:style-name="ro1">
          <table:table-cell office:value-type="float" office:value="-0.544044921426508">
            <text:p>-0.5440449214</text:p>
          </table:table-cell>
          <table:table-cell/>
        </table:table-row>
        <table:table-row table:style-name="ro1">
          <table:table-cell office:value-type="float" office:value="-0.646098094851494">
            <text:p>-0.6460980949</text:p>
          </table:table-cell>
          <table:table-cell/>
        </table:table-row>
        <table:table-row table:style-name="ro1">
          <table:table-cell office:value-type="float" office:value="-0.748384355314203">
            <text:p>-0.7483843553</text:p>
          </table:table-cell>
          <table:table-cell/>
        </table:table-row>
        <table:table-row table:style-name="ro1">
          <table:table-cell office:value-type="float" office:value="-0.850216868198054">
            <text:p>-0.8502168682</text:p>
          </table:table-cell>
          <table:table-cell/>
        </table:table-row>
        <table:table-row table:style-name="ro1">
          <table:table-cell office:value-type="float" office:value="-0.950914817595161">
            <text:p>-0.9509148176</text:p>
          </table:table-cell>
          <table:table-cell/>
        </table:table-row>
        <table:table-row table:style-name="ro1">
          <table:table-cell office:value-type="float" office:value="-1.04980845520295">
            <text:p>-1.0498084552</text:p>
          </table:table-cell>
          <table:table-cell/>
        </table:table-row>
        <table:table-row table:style-name="ro1">
          <table:table-cell office:value-type="float" office:value="-1.14624403713326">
            <text:p>-1.1462440371</text:p>
          </table:table-cell>
          <table:table-cell/>
        </table:table-row>
        <table:table-row table:style-name="ro1">
          <table:table-cell office:value-type="float" office:value="-1.23958861071458">
            <text:p>-1.2395886107</text:p>
          </table:table-cell>
          <table:table-cell/>
        </table:table-row>
        <table:table-row table:style-name="ro1">
          <table:table-cell office:value-type="float" office:value="-1.32923461466874">
            <text:p>-1.3292346147</text:p>
          </table:table-cell>
          <table:table-cell/>
        </table:table-row>
        <table:table-row table:style-name="ro1">
          <table:table-cell office:value-type="float" office:value="-1.41460425763246">
            <text:p>-1.4146042576</text:p>
          </table:table-cell>
          <table:table-cell/>
        </table:table-row>
        <table:table-row table:style-name="ro1">
          <table:table-cell office:value-type="float" office:value="-1.49515364185618">
            <text:p>-1.4951536419</text:p>
          </table:table-cell>
          <table:table-cell/>
        </table:table-row>
        <table:table-row table:style-name="ro1">
          <table:table-cell office:value-type="float" office:value="-1.57037660103472">
            <text:p>-1.570376601</text:p>
          </table:table-cell>
          <table:table-cell/>
        </table:table-row>
        <table:table-row table:style-name="ro1">
          <table:table-cell office:value-type="float" office:value="-1.63980822358694">
            <text:p>-1.6398082236</text:p>
          </table:table-cell>
          <table:table-cell/>
        </table:table-row>
        <table:table-row table:style-name="ro1">
          <table:table-cell office:value-type="float" office:value="-1.70302803528727">
            <text:p>-1.7030280353</text:p>
          </table:table-cell>
          <table:table-cell/>
        </table:table-row>
        <table:table-row table:style-name="ro1">
          <table:table-cell office:value-type="float" office:value="-1.75966281793872">
            <text:p>-1.7596628179</text:p>
          </table:table-cell>
          <table:table-cell/>
        </table:table-row>
        <table:table-row table:style-name="ro1">
          <table:table-cell office:value-type="float" office:value="-1.80938904374222">
            <text:p>-1.8093890437</text:p>
          </table:table-cell>
          <table:table-cell/>
        </table:table-row>
        <table:table-row table:style-name="ro1">
          <table:table-cell office:value-type="float" office:value="-1.85193490813758">
            <text:p>-1.8519349081</text:p>
          </table:table-cell>
          <table:table-cell/>
        </table:table-row>
        <table:table-row table:style-name="ro1">
          <table:table-cell office:value-type="float" office:value="-1.88708194714093">
            <text:p>-1.8870819471</text:p>
          </table:table-cell>
          <table:table-cell/>
        </table:table-row>
        <table:table-row table:style-name="ro1">
          <table:table-cell office:value-type="float" office:value="-1.91466622855627">
            <text:p>-1.9146662286</text:p>
          </table:table-cell>
          <table:table-cell/>
        </table:table-row>
        <table:table-row table:style-name="ro1">
          <table:table-cell office:value-type="float" office:value="-1.93457910986857">
            <text:p>-1.9345791099</text:p>
          </table:table-cell>
          <table:table-cell/>
        </table:table-row>
        <table:table-row table:style-name="ro1">
          <table:table-cell office:value-type="float" office:value="-1.94676755910312">
            <text:p>-1.9467675591</text:p>
          </table:table-cell>
          <table:table-cell/>
        </table:table-row>
        <table:table-row table:style-name="ro1">
          <table:table-cell office:value-type="float" office:value="-1.95123403843516">
            <text:p>-1.9512340384</text:p>
          </table:table-cell>
          <table:table-cell/>
        </table:table-row>
        <table:table-row table:style-name="ro1">
          <table:table-cell office:value-type="float" office:value="-1.94803595382469">
            <text:p>-1.9480359538</text:p>
          </table:table-cell>
          <table:table-cell/>
        </table:table-row>
        <table:table-row table:style-name="ro1">
          <table:table-cell office:value-type="float" office:value="-1.93728467740773">
            <text:p>-1.9372846774</text:p>
          </table:table-cell>
          <table:table-cell/>
        </table:table-row>
        <table:table-row table:style-name="ro1">
          <table:table-cell office:value-type="float" office:value="-1.91914415276803">
            <text:p>-1.9191441528</text:p>
          </table:table-cell>
          <table:table-cell/>
        </table:table-row>
        <table:table-row table:style-name="ro1">
          <table:table-cell office:value-type="float" office:value="-1.89382909651631">
            <text:p>-1.8938290965</text:p>
          </table:table-cell>
          <table:table-cell/>
        </table:table-row>
        <table:table-row table:style-name="ro1">
          <table:table-cell office:value-type="float" office:value="-1.86160281279033">
            <text:p>-1.8616028128</text:p>
          </table:table-cell>
          <table:table-cell/>
        </table:table-row>
        <table:table-row table:style-name="ro1">
          <table:table-cell office:value-type="float" office:value="-1.82277464033351">
            <text:p>-1.8227746403</text:p>
          </table:table-cell>
          <table:table-cell/>
        </table:table-row>
        <table:table-row table:style-name="ro1">
          <table:table-cell office:value-type="float" office:value="-1.77769705468817">
            <text:p>-1.7776970547</text:p>
          </table:table-cell>
          <table:table-cell/>
        </table:table-row>
        <table:table-row table:style-name="ro1">
          <table:table-cell office:value-type="float" office:value="-1.7267624507285">
            <text:p>-1.7267624507</text:p>
          </table:table-cell>
          <table:table-cell/>
        </table:table-row>
        <table:table-row table:style-name="ro1">
          <table:table-cell office:value-type="float" office:value="-1.67039963323729">
            <text:p>-1.6703996332</text:p>
          </table:table-cell>
          <table:table-cell/>
        </table:table-row>
        <table:table-row table:style-name="ro1">
          <table:table-cell office:value-type="float" office:value="-1.60907004547952">
            <text:p>-1.6090700455</text:p>
          </table:table-cell>
          <table:table-cell/>
        </table:table-row>
        <table:table-row table:style-name="ro1">
          <table:table-cell office:value-type="float" office:value="-1.54326376772654">
            <text:p>-1.5432637677</text:p>
          </table:table-cell>
          <table:table-cell/>
        </table:table-row>
        <table:table-row table:style-name="ro1">
          <table:table-cell office:value-type="float" office:value="-1.47349531942304">
            <text:p>-1.4734953194</text:p>
          </table:table-cell>
          <table:table-cell/>
        </table:table-row>
        <table:table-row table:style-name="ro1">
          <table:table-cell office:value-type="float" office:value="-1.40029930014921">
            <text:p>-1.4002993001</text:p>
          </table:table-cell>
          <table:table-cell/>
        </table:table-row>
        <table:table-row table:style-name="ro1">
          <table:table-cell office:value-type="float" office:value="-1.32422590570328">
            <text:p>-1.3242259057</text:p>
          </table:table-cell>
          <table:table-cell/>
        </table:table-row>
        <table:table-row table:style-name="ro1">
          <table:table-cell office:value-type="float" office:value="-1.24583635650468">
            <text:p>-1.2458363565</text:p>
          </table:table-cell>
          <table:table-cell/>
        </table:table-row>
        <table:table-row table:style-name="ro1">
          <table:table-cell office:value-type="float" office:value="-1.16569827608953">
            <text:p>-1.1656982761</text:p>
          </table:table-cell>
          <table:table-cell/>
        </table:table-row>
        <table:table-row table:style-name="ro1">
          <table:table-cell office:value-type="float" office:value="-1.08438105773328">
            <text:p>-1.0843810577</text:p>
          </table:table-cell>
          <table:table-cell/>
        </table:table-row>
        <table:table-row table:style-name="ro1">
          <table:table-cell office:value-type="float" office:value="-1.00245125718945">
            <text:p>-1.0024512572</text:p>
          </table:table-cell>
          <table:table-cell/>
        </table:table-row>
        <table:table-row table:style-name="ro1">
          <table:table-cell office:value-type="float" office:value="-0.920468049177929">
            <text:p>-0.9204680492</text:p>
          </table:table-cell>
          <table:table-cell/>
        </table:table-row>
        <table:table-row table:style-name="ro1">
          <table:table-cell office:value-type="float" office:value="-0.838978784596726">
            <text:p>-0.8389787846</text:p>
          </table:table-cell>
          <table:table-cell/>
        </table:table-row>
        <table:table-row table:style-name="ro1">
          <table:table-cell office:value-type="float" office:value="-0.75851468447039">
            <text:p>-0.7585146845</text:p>
          </table:table-cell>
          <table:table-cell/>
        </table:table-row>
        <table:table-row table:style-name="ro1">
          <table:table-cell office:value-type="float" office:value="-0.679586705398167">
            <text:p>-0.6795867054</text:p>
          </table:table-cell>
          <table:table-cell/>
        </table:table-row>
        <table:table-row table:style-name="ro1">
          <table:table-cell office:value-type="float" office:value="-0.602681609732497">
            <text:p>-0.6026816097</text:p>
          </table:table-cell>
          <table:table-cell/>
        </table:table-row>
        <table:table-row table:style-name="ro1">
          <table:table-cell office:value-type="float" office:value="-0.528258271919643">
            <text:p>-0.5282582719</text:p>
          </table:table-cell>
          <table:table-cell/>
        </table:table-row>
        <table:table-row table:style-name="ro1">
          <table:table-cell office:value-type="float" office:value="-0.456744250381649">
            <text:p>-0.4567442504</text:p>
          </table:table-cell>
          <table:table-cell/>
        </table:table-row>
        <table:table-row table:style-name="ro1">
          <table:table-cell office:value-type="float" office:value="-0.38853265203104">
            <text:p>-0.388532652</text:p>
          </table:table-cell>
          <table:table-cell/>
        </table:table-row>
        <table:table-row table:style-name="ro1">
          <table:table-cell office:value-type="float" office:value="-0.323979314005174">
            <text:p>-0.323979314</text:p>
          </table:table-cell>
          <table:table-cell/>
        </table:table-row>
        <table:table-row table:style-name="ro1">
          <table:table-cell office:value-type="float" office:value="-0.263400324506153">
            <text:p>-0.2634003245</text:p>
          </table:table-cell>
          <table:table-cell/>
        </table:table-row>
        <table:table-row table:style-name="ro1">
          <table:table-cell office:value-type="float" office:value="-0.20706990175809">
            <text:p>-0.2070699018</text:p>
          </table:table-cell>
          <table:table-cell/>
        </table:table-row>
        <table:table-row table:style-name="ro1">
          <table:table-cell office:value-type="float" office:value="-0.155218647068454">
            <text:p>-0.1552186471</text:p>
          </table:table-cell>
          <table:table-cell/>
        </table:table-row>
        <table:table-row table:style-name="ro1">
          <table:table-cell office:value-type="float" office:value="-0.108032184830607">
            <text:p>-0.1080321848</text:p>
          </table:table-cell>
          <table:table-cell/>
        </table:table-row>
        <table:table-row table:style-name="ro1">
          <table:table-cell office:value-type="float" office:value="-0.065650199054883">
            <text:p>-0.0656501991</text:p>
          </table:table-cell>
          <table:table-cell/>
        </table:table-row>
        <table:table-row table:style-name="ro1">
          <table:table-cell office:value-type="float" office:value="-0.0281658726935881">
            <text:p>-0.0281658727</text:p>
          </table:table-cell>
          <table:table-cell/>
        </table:table-row>
        <table:table-row table:style-name="ro1">
          <table:table-cell office:value-type="float" office:value="0.00437426734287105">
            <text:p>0.0043742673</text:p>
          </table:table-cell>
          <table:table-cell/>
        </table:table-row>
        <table:table-row table:style-name="ro1">
          <table:table-cell office:value-type="float" office:value="0.0319700999673481">
            <text:p>0.0319701</text:p>
          </table:table-cell>
          <table:table-cell/>
        </table:table-row>
        <table:table-row table:style-name="ro1">
          <table:table-cell office:value-type="float" office:value="0.054667258359964">
            <text:p>0.0546672584</text:p>
          </table:table-cell>
          <table:table-cell/>
        </table:table-row>
        <table:table-row table:style-name="ro1">
          <table:table-cell office:value-type="float" office:value="0.0725560842789806">
            <text:p>0.0725560843</text:p>
          </table:table-cell>
          <table:table-cell/>
        </table:table-row>
        <table:table-row table:style-name="ro1">
          <table:table-cell office:value-type="float" office:value="0.0857701987177407">
            <text:p>0.0857701987</text:p>
          </table:table-cell>
          <table:table-cell/>
        </table:table-row>
        <table:table-row table:style-name="ro1">
          <table:table-cell office:value-type="float" office:value="0.0944847025703739">
            <text:p>0.0944847026</text:p>
          </table:table-cell>
          <table:table-cell/>
        </table:table-row>
        <table:table-row table:style-name="ro1">
          <table:table-cell office:value-type="float" office:value="0.0989140240354748">
            <text:p>0.098914024</text:p>
          </table:table-cell>
          <table:table-cell/>
        </table:table-row>
        <table:table-row table:style-name="ro1">
          <table:table-cell office:value-type="float" office:value="0.0993094324114667">
            <text:p>0.0993094324</text:p>
          </table:table-cell>
          <table:table-cell/>
        </table:table-row>
        <table:table-row table:style-name="ro1">
          <table:table-cell office:value-type="float" office:value="0.0959562406955594">
            <text:p>0.0959562407</text:p>
          </table:table-cell>
          <table:table-cell/>
        </table:table-row>
        <table:table-row table:style-name="ro1">
          <table:table-cell office:value-type="float" office:value="0.0891707219684844">
            <text:p>0.089170722</text:p>
          </table:table-cell>
          <table:table-cell/>
        </table:table-row>
        <table:table-row table:style-name="ro1">
          <table:table-cell office:value-type="float" office:value="0.079296766907588">
            <text:p>0.0792967669</text:p>
          </table:table-cell>
          <table:table-cell/>
        </table:table-row>
        <table:table-row table:style-name="ro1">
          <table:table-cell office:value-type="float" office:value="0.0667023119031514">
            <text:p>0.0667023119</text:p>
          </table:table-cell>
          <table:table-cell/>
        </table:table-row>
        <table:table-row table:style-name="ro1">
          <table:table-cell office:value-type="float" office:value="0.0517755691389169">
            <text:p>0.0517755691</text:p>
          </table:table-cell>
          <table:table-cell/>
        </table:table-row>
        <table:table-row table:style-name="ro1">
          <table:table-cell office:value-type="float" office:value="0.0349210916227021">
            <text:p>0.0349210916</text:p>
          </table:table-cell>
          <table:table-cell/>
        </table:table-row>
        <table:table-row table:style-name="ro1">
          <table:table-cell office:value-type="float" office:value="0.0165557075036565">
            <text:p>0.0165557075</text:p>
          </table:table-cell>
          <table:table-cell/>
        </table:table-row>
        <table:table-row table:style-name="ro1">
          <table:table-cell office:value-type="float" office:value="-0.00289564092240685">
            <text:p>-0.0028956409</text:p>
          </table:table-cell>
          <table:table-cell/>
        </table:table-row>
        <table:table-row table:style-name="ro1">
          <table:table-cell office:value-type="float" office:value="-0.0230041173468497">
            <text:p>-0.0230041173</text:p>
          </table:table-cell>
          <table:table-cell/>
        </table:table-row>
        <table:table-row table:style-name="ro1">
          <table:table-cell office:value-type="float" office:value="-0.0433412340780213">
            <text:p>-0.0433412341</text:p>
          </table:table-cell>
          <table:table-cell/>
        </table:table-row>
        <table:table-row table:style-name="ro1">
          <table:table-cell office:value-type="float" office:value="-0.0634830803568411">
            <text:p>-0.0634830804</text:p>
          </table:table-cell>
          <table:table-cell/>
        </table:table-row>
        <table:table-row table:style-name="ro1">
          <table:table-cell office:value-type="float" office:value="-0.083014499686891">
            <text:p>-0.0830144997</text:p>
          </table:table-cell>
          <table:table-cell/>
        </table:table-row>
        <table:table-row table:style-name="ro1">
          <table:table-cell office:value-type="float" office:value="-0.101533179950709">
            <text:p>-0.10153318</text:p>
          </table:table-cell>
          <table:table-cell/>
        </table:table-row>
        <table:table-row table:style-name="ro1">
          <table:table-cell office:value-type="float" office:value="-0.118653620827294">
            <text:p>-0.1186536208</text:p>
          </table:table-cell>
          <table:table-cell/>
        </table:table-row>
        <table:table-row table:style-name="ro1">
          <table:table-cell office:value-type="float" office:value="-0.134010944064157">
            <text:p>-0.1340109441</text:p>
          </table:table-cell>
          <table:table-cell/>
        </table:table-row>
        <table:table-row table:style-name="ro1">
          <table:table-cell office:value-type="float" office:value="-0.147264513480966">
            <text:p>-0.1472645135</text:p>
          </table:table-cell>
          <table:table-cell/>
        </table:table-row>
        <table:table-row table:style-name="ro1">
          <table:table-cell office:value-type="float" office:value="-0.158101333181192">
            <text:p>-0.1581013332</text:p>
          </table:table-cell>
          <table:table-cell/>
        </table:table-row>
        <table:table-row table:style-name="ro1">
          <table:table-cell office:value-type="float" office:value="-0.166239194309216">
            <text:p>-0.1662391943</text:p>
          </table:table-cell>
          <table:table-cell/>
        </table:table-row>
        <table:table-row table:style-name="ro1">
          <table:table-cell office:value-type="float" office:value="-0.171429542798576">
            <text:p>-0.1714295428</text:p>
          </table:table-cell>
          <table:table-cell/>
        </table:table-row>
        <table:table-row table:style-name="ro1">
          <table:table-cell office:value-type="float" office:value="-0.173460042894747">
            <text:p>-0.1734600429</text:p>
          </table:table-cell>
          <table:table-cell/>
        </table:table-row>
        <table:table-row table:style-name="ro1">
          <table:table-cell office:value-type="float" office:value="-0.172156813783984">
            <text:p>-0.1721568138</text:p>
          </table:table-cell>
          <table:table-cell/>
        </table:table-row>
        <table:table-row table:style-name="ro1">
          <table:table-cell office:value-type="float" office:value="-0.16738631939802">
            <text:p>-0.1673863194</text:p>
          </table:table-cell>
          <table:table-cell/>
        </table:table-row>
        <table:table-row table:style-name="ro1">
          <table:table-cell office:value-type="float" office:value="-0.159056894369453">
            <text:p>-0.1590568944</text:p>
          </table:table-cell>
          <table:table-cell/>
        </table:table-row>
        <table:table-row table:style-name="ro1">
          <table:table-cell office:value-type="float" office:value="-0.147119892161882">
            <text:p>-0.1471198922</text:p>
          </table:table-cell>
          <table:table-cell/>
        </table:table-row>
        <table:table-row table:style-name="ro1">
          <table:table-cell office:value-type="float" office:value="-0.131570444566266">
            <text:p>-0.1315704446</text:p>
          </table:table-cell>
          <table:table-cell/>
        </table:table-row>
        <table:table-row table:style-name="ro1">
          <table:table-cell office:value-type="float" office:value="-0.112447825015594">
            <text:p>-0.112447825</text:p>
          </table:table-cell>
          <table:table-cell/>
        </table:table-row>
        <table:table-row table:style-name="ro1">
          <table:table-cell office:value-type="float" office:value="-0.0898354114963189">
            <text:p>-0.0898354115</text:p>
          </table:table-cell>
          <table:table-cell/>
        </table:table-row>
        <table:table-row table:style-name="ro1">
          <table:table-cell office:value-type="float" office:value="-0.0638602482006037">
            <text:p>-0.0638602482</text:p>
          </table:table-cell>
          <table:table-cell/>
        </table:table-row>
        <table:table-row table:style-name="ro1">
          <table:table-cell office:value-type="float" office:value="-0.0346922084401332">
            <text:p>-0.0346922084</text:p>
          </table:table-cell>
          <table:table-cell/>
        </table:table-row>
        <table:table-row table:style-name="ro1">
          <table:table-cell office:value-type="float" office:value="-0.00254276470273607">
            <text:p>-0.0025427647</text:p>
          </table:table-cell>
          <table:table-cell/>
        </table:table-row>
        <table:table-row table:style-name="ro1">
          <table:table-cell office:value-type="float" office:value="0.0323366249501655">
            <text:p>0.032336625</text:p>
          </table:table-cell>
          <table:table-cell/>
        </table:table-row>
        <table:table-row table:style-name="ro1">
          <table:table-cell office:value-type="float" office:value="0.0696565017018911">
            <text:p>0.0696565017</text:p>
          </table:table-cell>
          <table:table-cell/>
        </table:table-row>
        <table:table-row table:style-name="ro1">
          <table:table-cell office:value-type="float" office:value="0.109091746423001">
            <text:p>0.1090917464</text:p>
          </table:table-cell>
          <table:table-cell/>
        </table:table-row>
        <table:table-row table:style-name="ro1">
          <table:table-cell office:value-type="float" office:value="0.150284257122251">
            <text:p>0.1502842571</text:p>
          </table:table-cell>
          <table:table-cell/>
        </table:table-row>
        <table:table-row table:style-name="ro1">
          <table:table-cell office:value-type="float" office:value="0.192845941914134">
            <text:p>0.1928459419</text:p>
          </table:table-cell>
          <table:table-cell/>
        </table:table-row>
        <table:table-row table:style-name="ro1">
          <table:table-cell office:value-type="float" office:value="0.236362003307456">
            <text:p>0.2363620033</text:p>
          </table:table-cell>
          <table:table-cell/>
        </table:table-row>
        <table:table-row table:style-name="ro1">
          <table:table-cell office:value-type="float" office:value="0.280394487109904">
            <text:p>0.2803944871</text:p>
          </table:table-cell>
          <table:table-cell/>
        </table:table-row>
        <table:table-row table:style-name="ro1">
          <table:table-cell office:value-type="float" office:value="0.32448606694934">
            <text:p>0.3244860669</text:p>
          </table:table-cell>
          <table:table-cell/>
        </table:table-row>
        <table:table-row table:style-name="ro1">
          <table:table-cell office:value-type="float" office:value="0.368164033352635">
            <text:p>0.3681640334</text:p>
          </table:table-cell>
          <table:table-cell/>
        </table:table-row>
        <table:table-row table:style-name="ro1">
          <table:table-cell office:value-type="float" office:value="0.410944454513981">
            <text:p>0.4109444545</text:p>
          </table:table-cell>
          <table:table-cell/>
        </table:table-row>
        <table:table-row table:style-name="ro1">
          <table:table-cell office:value-type="float" office:value="0.452336474342621">
            <text:p>0.4523364743</text:p>
          </table:table-cell>
          <table:table-cell/>
        </table:table-row>
        <table:table-row table:style-name="ro1">
          <table:table-cell office:value-type="float" office:value="0.491846712116769">
            <text:p>0.4918467121</text:p>
          </table:table-cell>
          <table:table-cell/>
        </table:table-row>
        <table:table-row table:style-name="ro1">
          <table:table-cell office:value-type="float" office:value="0.528983727098074">
            <text:p>0.5289837271</text:p>
          </table:table-cell>
          <table:table-cell/>
        </table:table-row>
        <table:table-row table:style-name="ro1">
          <table:table-cell office:value-type="float" office:value="0.563262510786446">
            <text:p>0.5632625108</text:p>
          </table:table-cell>
          <table:table-cell/>
        </table:table-row>
        <table:table-row table:style-name="ro1">
          <table:table-cell office:value-type="float" office:value="0.594208969125361">
            <text:p>0.5942089691</text:p>
          </table:table-cell>
          <table:table-cell/>
        </table:table-row>
        <table:table-row table:style-name="ro1">
          <table:table-cell office:value-type="float" office:value="0.621364356905805">
            <text:p>0.6213643569</text:p>
          </table:table-cell>
          <table:table-cell/>
        </table:table-row>
        <table:table-row table:style-name="ro1">
          <table:table-cell office:value-type="float" office:value="0.644289626863889">
            <text:p>0.6442896269</text:p>
          </table:table-cell>
          <table:table-cell/>
        </table:table-row>
        <table:table-row table:style-name="ro1">
          <table:table-cell office:value-type="float" office:value="0.662569656521711">
            <text:p>0.6625696565</text:p>
          </table:table-cell>
          <table:table-cell/>
        </table:table-row>
        <table:table-row table:style-name="ro1">
          <table:table-cell office:value-type="float" office:value="0.675817316678683">
            <text:p>0.6758173167</text:p>
          </table:table-cell>
          <table:table-cell/>
        </table:table-row>
        <table:table-row table:style-name="ro1">
          <table:table-cell office:value-type="float" office:value="0.68367734661541">
            <text:p>0.6836773466</text:p>
          </table:table-cell>
          <table:table-cell/>
        </table:table-row>
        <table:table-row table:style-name="ro1">
          <table:table-cell office:value-type="float" office:value="0.685830002515029">
            <text:p>0.6858300025</text:p>
          </table:table-cell>
          <table:table-cell/>
        </table:table-row>
        <table:table-row table:style-name="ro1">
          <table:table-cell office:value-type="float" office:value="0.681994447326617">
            <text:p>0.6819944473</text:p>
          </table:table-cell>
          <table:table-cell/>
        </table:table-row>
        <table:table-row table:style-name="ro1">
          <table:table-cell office:value-type="float" office:value="0.671931852278653">
            <text:p>0.6719318523</text:p>
          </table:table-cell>
          <table:table-cell/>
        </table:table-row>
        <table:table-row table:style-name="ro1">
          <table:table-cell office:value-type="float" office:value="0.65544818248132">
            <text:p>0.6554481825</text:p>
          </table:table-cell>
          <table:table-cell/>
        </table:table-row>
        <table:table-row table:style-name="ro1">
          <table:table-cell office:value-type="float" office:value="0.632396641517894">
            <text:p>0.6323966415</text:p>
          </table:table-cell>
          <table:table-cell/>
        </table:table-row>
        <table:table-row table:style-name="ro1">
          <table:table-cell office:value-type="float" office:value="0.602679752597348">
            <text:p>0.6026797526</text:p>
          </table:table-cell>
          <table:table-cell/>
        </table:table-row>
        <table:table-row table:style-name="ro1">
          <table:table-cell office:value-type="float" office:value="0.566251056701768">
            <text:p>0.5662510567</text:p>
          </table:table-cell>
          <table:table-cell/>
        </table:table-row>
        <table:table-row table:style-name="ro1">
          <table:table-cell office:value-type="float" office:value="0.523116411190507">
            <text:p>0.5231164112</text:p>
          </table:table-cell>
          <table:table-cell/>
        </table:table-row>
        <table:table-row table:style-name="ro1">
          <table:table-cell office:value-type="float" office:value="0.473334875493484">
            <text:p>0.4733348755</text:p>
          </table:table-cell>
          <table:table-cell/>
        </table:table-row>
        <table:table-row table:style-name="ro1">
          <table:table-cell office:value-type="float" office:value="0.41701917381439">
            <text:p>0.4170191738</text:p>
          </table:table-cell>
          <table:table-cell/>
        </table:table-row>
        <table:table-row table:style-name="ro1">
          <table:table-cell office:value-type="float" office:value="0.354335728143105">
            <text:p>0.3543357281</text:p>
          </table:table-cell>
          <table:table-cell/>
        </table:table-row>
        <table:table-row table:style-name="ro1">
          <table:table-cell office:value-type="float" office:value="0.285504258319584">
            <text:p>0.2855042583</text:p>
          </table:table-cell>
          <table:table-cell/>
        </table:table-row>
        <table:table-row table:style-name="ro1">
          <table:table-cell office:value-type="float" office:value="0.210796949370543">
            <text:p>0.2107969494</text:p>
          </table:table-cell>
          <table:table-cell/>
        </table:table-row>
        <table:table-row table:style-name="ro1">
          <table:table-cell office:value-type="float" office:value="0.13053718982723">
            <text:p>0.1305371898</text:p>
          </table:table-cell>
          <table:table-cell/>
        </table:table-row>
        <table:table-row table:style-name="ro1">
          <table:table-cell office:value-type="float" office:value="0.0450978882004807">
            <text:p>0.0450978882</text:p>
          </table:table-cell>
          <table:table-cell/>
        </table:table-row>
        <table:table-row table:style-name="ro1">
          <table:table-cell office:value-type="float" office:value="-0.0451006217913934">
            <text:p>-0.0451006218</text:p>
          </table:table-cell>
          <table:table-cell/>
        </table:table-row>
        <table:table-row table:style-name="ro1">
          <table:table-cell office:value-type="float" office:value="-0.139593073301266">
            <text:p>-0.1395930733</text:p>
          </table:table-cell>
          <table:table-cell/>
        </table:table-row>
        <table:table-row table:style-name="ro1">
          <table:table-cell office:value-type="float" office:value="-0.237872138556036">
            <text:p>-0.2378721386</text:p>
          </table:table-cell>
          <table:table-cell/>
        </table:table-row>
        <table:table-row table:style-name="ro1">
          <table:table-cell office:value-type="float" office:value="-0.339391660887035">
            <text:p>-0.3393916609</text:p>
          </table:table-cell>
          <table:table-cell/>
        </table:table-row>
        <table:table-row table:style-name="ro1">
          <table:table-cell office:value-type="float" office:value="-0.443570223331703">
            <text:p>-0.4435702233</text:p>
          </table:table-cell>
          <table:table-cell/>
        </table:table-row>
        <table:table-row table:style-name="ro1">
          <table:table-cell office:value-type="float" office:value="-0.549795027767543">
            <text:p>-0.5497950278</text:p>
          </table:table-cell>
          <table:table-cell/>
        </table:table-row>
        <table:table-row table:style-name="ro1">
          <table:table-cell office:value-type="float" office:value="-0.657426055957588">
            <text:p>-0.657426056</text:p>
          </table:table-cell>
          <table:table-cell/>
        </table:table-row>
        <table:table-row table:style-name="ro1">
          <table:table-cell office:value-type="float" office:value="-0.765800481525835">
            <text:p>-0.7658004815</text:p>
          </table:table-cell>
          <table:table-cell/>
        </table:table-row>
        <table:table-row table:style-name="ro1">
          <table:table-cell office:value-type="float" office:value="-0.874237299761366">
            <text:p>-0.8742372998</text:p>
          </table:table-cell>
          <table:table-cell/>
        </table:table-row>
        <table:table-row table:style-name="ro1">
          <table:table-cell office:value-type="float" office:value="-0.982042140287597">
            <text:p>-0.9820421403</text:p>
          </table:table-cell>
          <table:table-cell/>
        </table:table-row>
        <table:table-row table:style-name="ro1">
          <table:table-cell office:value-type="float" office:value="-1.08851222604509">
            <text:p>-1.088512226</text:p>
          </table:table-cell>
          <table:table-cell/>
        </table:table-row>
        <table:table-row table:style-name="ro1">
          <table:table-cell office:value-type="float" office:value="-1.192941440734">
            <text:p>-1.1929414407</text:p>
          </table:table-cell>
          <table:table-cell/>
        </table:table-row>
        <table:table-row table:style-name="ro1">
          <table:table-cell office:value-type="float" office:value="-1.29462546585826">
            <text:p>-1.2946254659</text:p>
          </table:table-cell>
          <table:table-cell/>
        </table:table-row>
        <table:table-row table:style-name="ro1">
          <table:table-cell office:value-type="float" office:value="-1.39286694781461">
            <text:p>-1.3928669478</text:p>
          </table:table-cell>
          <table:table-cell/>
        </table:table-row>
        <table:table-row table:style-name="ro1">
          <table:table-cell office:value-type="float" office:value="-1.48698065508364">
            <text:p>-1.4869806551</text:p>
          </table:table-cell>
          <table:table-cell/>
        </table:table-row>
        <table:table-row table:style-name="ro1">
          <table:table-cell office:value-type="float" office:value="-1.57629858550918">
            <text:p>-1.5762985855</text:p>
          </table:table-cell>
          <table:table-cell/>
        </table:table-row>
        <table:table-row table:style-name="ro1">
          <table:table-cell office:value-type="float" office:value="-1.66017498389833">
            <text:p>-1.6601749839</text:p>
          </table:table-cell>
          <table:table-cell/>
        </table:table-row>
        <table:table-row table:style-name="ro1">
          <table:table-cell office:value-type="float" office:value="-1.73799123073599">
            <text:p>-1.7379912307</text:p>
          </table:table-cell>
          <table:table-cell/>
        </table:table-row>
        <table:table-row table:style-name="ro1">
          <table:table-cell office:value-type="float" office:value="-1.80916056368031">
            <text:p>-1.8091605637</text:p>
          </table:table-cell>
          <table:table-cell/>
        </table:table-row>
        <table:table-row table:style-name="ro1">
          <table:table-cell office:value-type="float" office:value="-1.87313259468322">
            <text:p>-1.8731325947</text:p>
          </table:table-cell>
          <table:table-cell/>
        </table:table-row>
        <table:table-row table:style-name="ro1">
          <table:table-cell office:value-type="float" office:value="-1.92939758705376">
            <text:p>-1.9293975871</text:p>
          </table:table-cell>
          <table:table-cell/>
        </table:table-row>
        <table:table-row table:style-name="ro1">
          <table:table-cell office:value-type="float" office:value="-1.97749045854044">
            <text:p>-1.9774904585</text:p>
          </table:table-cell>
          <table:table-cell/>
        </table:table-row>
        <table:table-row table:style-name="ro1">
          <table:table-cell office:value-type="float" office:value="-2.01699447853809">
            <text:p>-2.0169944785</text:p>
          </table:table-cell>
          <table:table-cell/>
        </table:table-row>
        <table:table-row table:style-name="ro1">
          <table:table-cell office:value-type="float" office:value="-2.04754462981012">
            <text:p>-2.0475446298</text:p>
          </table:table-cell>
          <table:table-cell/>
        </table:table-row>
        <table:table-row table:style-name="ro1">
          <table:table-cell office:value-type="float" office:value="-2.06883060763934">
            <text:p>-2.0688306076</text:p>
          </table:table-cell>
          <table:table-cell/>
        </table:table-row>
        <table:table-row table:style-name="ro1">
          <table:table-cell office:value-type="float" office:value="-2.08059943206192">
            <text:p>-2.0805994321</text:p>
          </table:table-cell>
          <table:table-cell/>
        </table:table-row>
        <table:table-row table:style-name="ro1">
          <table:table-cell office:value-type="float" office:value="-2.08265765177558">
            <text:p>-2.0826576518</text:p>
          </table:table-cell>
          <table:table-cell/>
        </table:table-row>
        <table:table-row table:style-name="ro1">
          <table:table-cell office:value-type="float" office:value="-2.07487312142472">
            <text:p>-2.0748731214</text:p>
          </table:table-cell>
          <table:table-cell/>
        </table:table-row>
        <table:table-row table:style-name="ro1">
          <table:table-cell office:value-type="float" office:value="-2.05717633722496">
            <text:p>-2.0571763372</text:p>
          </table:table-cell>
          <table:table-cell/>
        </table:table-row>
        <table:table-row table:style-name="ro1">
          <table:table-cell office:value-type="float" office:value="-2.02956131927324">
            <text:p>-2.0295613193</text:p>
          </table:table-cell>
          <table:table-cell/>
        </table:table-row>
        <table:table-row table:style-name="ro1">
          <table:table-cell office:value-type="float" office:value="-1.99208603237001">
            <text:p>-1.9920860324</text:p>
          </table:table-cell>
          <table:table-cell/>
        </table:table-row>
        <table:table-row table:style-name="ro1">
          <table:table-cell office:value-type="float" office:value="-1.94487234073046">
            <text:p>-1.9448723407</text:p>
          </table:table-cell>
          <table:table-cell/>
        </table:table-row>
        <table:table-row table:style-name="ro1">
          <table:table-cell office:value-type="float" office:value="-1.88810549555276">
            <text:p>-1.8881054956</text:p>
          </table:table-cell>
          <table:table-cell/>
        </table:table-row>
        <table:table-row table:style-name="ro1">
          <table:table-cell office:value-type="float" office:value="-1.82203315801638">
            <text:p>-1.822033158</text:p>
          </table:table-cell>
          <table:table-cell/>
        </table:table-row>
        <table:table-row table:style-name="ro1">
          <table:table-cell office:value-type="float" office:value="-1.74696396387281">
            <text:p>-1.7469639639</text:p>
          </table:table-cell>
          <table:table-cell/>
        </table:table-row>
        <table:table-row table:style-name="ro1">
          <table:table-cell office:value-type="float" office:value="-1.6632656393368">
            <text:p>-1.6632656393</text:p>
          </table:table-cell>
          <table:table-cell/>
        </table:table-row>
        <table:table-row table:style-name="ro1">
          <table:table-cell office:value-type="float" office:value="-1.57136268146033">
            <text:p>-1.5713626815</text:p>
          </table:table-cell>
          <table:table-cell/>
        </table:table-row>
        <table:table-row table:style-name="ro1">
          <table:table-cell office:value-type="float" office:value="-1.47173361954652">
            <text:p>-1.4717336195</text:p>
          </table:table-cell>
          <table:table-cell/>
        </table:table-row>
        <table:table-row table:style-name="ro1">
          <table:table-cell office:value-type="float" office:value="-1.36490787740982">
            <text:p>-1.3649078774</text:p>
          </table:table-cell>
          <table:table-cell/>
        </table:table-row>
        <table:table-row table:style-name="ro1">
          <table:table-cell office:value-type="float" office:value="-1.25146225938632">
            <text:p>-1.2514622594</text:p>
          </table:table-cell>
          <table:table-cell/>
        </table:table-row>
        <table:table-row table:style-name="ro1">
          <table:table-cell office:value-type="float" office:value="-1.13201708591967">
            <text:p>-1.1320170859</text:p>
          </table:table-cell>
          <table:table-cell/>
        </table:table-row>
        <table:table-row table:style-name="ro1">
          <table:table-cell office:value-type="float" office:value="-1.00723200727013">
            <text:p>-1.0072320073</text:p>
          </table:table-cell>
          <table:table-cell/>
        </table:table-row>
        <table:table-row table:style-name="ro1">
          <table:table-cell office:value-type="float" office:value="-0.87780152639595">
            <text:p>-0.8778015264</text:p>
          </table:table-cell>
          <table:table-cell/>
        </table:table-row>
        <table:table-row table:style-name="ro1">
          <table:table-cell office:value-type="float" office:value="-0.744450264317277">
            <text:p>-0.7444502643</text:p>
          </table:table-cell>
          <table:table-cell/>
        </table:table-row>
        <table:table-row table:style-name="ro1">
          <table:table-cell office:value-type="float" office:value="-0.607928003274758">
            <text:p>-0.6079280033</text:p>
          </table:table-cell>
          <table:table-cell/>
        </table:table-row>
        <table:table-row table:style-name="ro1">
          <table:table-cell office:value-type="float" office:value="-0.469004544723622">
            <text:p>-0.4690045447</text:p>
          </table:table-cell>
          <table:table-cell/>
        </table:table-row>
        <table:table-row table:style-name="ro1">
          <table:table-cell office:value-type="float" office:value="-0.328464420643066">
            <text:p>-0.3284644206</text:p>
          </table:table-cell>
          <table:table-cell/>
        </table:table-row>
        <table:table-row table:style-name="ro1">
          <table:table-cell office:value-type="float" office:value="-0.187101497782224">
            <text:p>-0.1871014978</text:p>
          </table:table-cell>
          <table:table-cell/>
        </table:table-row>
        <table:table-row table:style-name="ro1">
          <table:table-cell office:value-type="float" office:value="-0.0457135152946754">
            <text:p>-0.0457135153</text:p>
          </table:table-cell>
          <table:table-cell/>
        </table:table-row>
        <table:table-row table:style-name="ro1">
          <table:table-cell office:value-type="float" office:value="0.0949034032688661">
            <text:p>0.0949034033</text:p>
          </table:table-cell>
          <table:table-cell/>
        </table:table-row>
        <table:table-row table:style-name="ro1">
          <table:table-cell office:value-type="float" office:value="0.233960222443594">
            <text:p>0.2339602224</text:p>
          </table:table-cell>
          <table:table-cell/>
        </table:table-row>
        <table:table-row table:style-name="ro1">
          <table:table-cell office:value-type="float" office:value="0.370680410765937">
            <text:p>0.3706804108</text:p>
          </table:table-cell>
          <table:table-cell/>
        </table:table-row>
        <table:table-row table:style-name="ro1">
          <table:table-cell office:value-type="float" office:value="0.504305259521593">
            <text:p>0.5043052595</text:p>
          </table:table-cell>
          <table:table-cell/>
        </table:table-row>
        <table:table-row table:style-name="ro1">
          <table:table-cell office:value-type="float" office:value="0.634099064486263">
            <text:p>0.6340990645</text:p>
          </table:table-cell>
          <table:table-cell/>
        </table:table-row>
        <table:table-row table:style-name="ro1">
          <table:table-cell office:value-type="float" office:value="0.759354131889042">
            <text:p>0.7593541319</text:p>
          </table:table-cell>
          <table:table-cell/>
        </table:table-row>
        <table:table-row table:style-name="ro1">
          <table:table-cell office:value-type="float" office:value="0.879395571200496">
            <text:p>0.8793955712</text:p>
          </table:table-cell>
          <table:table-cell/>
        </table:table-row>
        <table:table-row table:style-name="ro1">
          <table:table-cell office:value-type="float" office:value="0.993585839010263">
            <text:p>0.993585839</text:p>
          </table:table-cell>
          <table:table-cell/>
        </table:table-row>
        <table:table-row table:style-name="ro1">
          <table:table-cell office:value-type="float" office:value="1.10132900020006">
            <text:p>1.1013290002</text:p>
          </table:table-cell>
          <table:table-cell/>
        </table:table-row>
        <table:table-row table:style-name="ro1">
          <table:table-cell office:value-type="float" office:value="1.20207467482114">
            <text:p>1.2020746748</text:p>
          </table:table-cell>
          <table:table-cell/>
        </table:table-row>
        <table:table-row table:style-name="ro1">
          <table:table-cell office:value-type="float" office:value="1.29532164153338">
            <text:p>1.2953216415</text:p>
          </table:table-cell>
          <table:table-cell/>
        </table:table-row>
        <table:table-row table:style-name="ro1">
          <table:table-cell office:value-type="float" office:value="1.38062107113768">
            <text:p>1.3806210711</text:p>
          </table:table-cell>
          <table:table-cell/>
        </table:table-row>
        <table:table-row table:style-name="ro1">
          <table:table-cell office:value-type="float" office:value="1.45757936661102">
            <text:p>1.4575793666</text:p>
          </table:table-cell>
          <table:table-cell/>
        </table:table-row>
        <table:table-row table:style-name="ro1">
          <table:table-cell office:value-type="float" office:value="1.52586058911466">
            <text:p>1.5258605891</text:p>
          </table:table-cell>
          <table:table-cell/>
        </table:table-row>
        <table:table-row table:style-name="ro1">
          <table:table-cell office:value-type="float" office:value="1.58518845266237">
            <text:p>1.5851884527</text:p>
          </table:table-cell>
          <table:table-cell/>
        </table:table-row>
        <table:table-row table:style-name="ro1">
          <table:table-cell office:value-type="float" office:value="1.6353478734864">
            <text:p>1.6353478735</text:p>
          </table:table-cell>
          <table:table-cell/>
        </table:table-row>
        <table:table-row table:style-name="ro1">
          <table:table-cell office:value-type="float" office:value="1.67618606359311">
            <text:p>1.6761860636</text:p>
          </table:table-cell>
          <table:table-cell/>
        </table:table-row>
        <table:table-row table:style-name="ro1">
          <table:table-cell office:value-type="float" office:value="1.70761316153404">
            <text:p>1.7076131615</text:p>
          </table:table-cell>
          <table:table-cell/>
        </table:table-row>
        <table:table-row table:style-name="ro1">
          <table:table-cell office:value-type="float" office:value="1.72960239700171">
            <text:p>1.729602397</text:p>
          </table:table-cell>
          <table:table-cell/>
        </table:table-row>
        <table:table-row table:style-name="ro1">
          <table:table-cell office:value-type="float" office:value="1.7421897894648">
            <text:p>1.7421897895</text:p>
          </table:table-cell>
          <table:table-cell/>
        </table:table-row>
        <table:table-row table:style-name="ro1">
          <table:table-cell office:value-type="float" office:value="1.74547338465691">
            <text:p>1.7454733847</text:p>
          </table:table-cell>
          <table:table-cell/>
        </table:table-row>
        <table:table-row table:style-name="ro1">
          <table:table-cell office:value-type="float" office:value="1.73961203629673">
            <text:p>1.7396120363</text:p>
          </table:table-cell>
          <table:table-cell/>
        </table:table-row>
        <table:table-row table:style-name="ro1">
          <table:table-cell office:value-type="float" office:value="1.72482374391908">
            <text:p>1.7248237439</text:p>
          </table:table-cell>
          <table:table-cell/>
        </table:table-row>
        <table:table-row table:style-name="ro1">
          <table:table-cell office:value-type="float" office:value="1.70138356110652">
            <text:p>1.7013835611</text:p>
          </table:table-cell>
          <table:table-cell/>
        </table:table-row>
        <table:table-row table:style-name="ro1">
          <table:table-cell office:value-type="float" office:value="1.66962109170465">
            <text:p>1.6696210917</text:p>
          </table:table-cell>
          <table:table-cell/>
        </table:table-row>
        <table:table-row table:style-name="ro1">
          <table:table-cell office:value-type="float" office:value="1.62991759475371">
            <text:p>1.6299175948</text:p>
          </table:table-cell>
          <table:table-cell/>
        </table:table-row>
        <table:table-row table:style-name="ro1">
          <table:table-cell office:value-type="float" office:value="1.58270272185096">
            <text:p>1.5827027219</text:p>
          </table:table-cell>
          <table:table-cell/>
        </table:table-row>
        <table:table-row table:style-name="ro1">
          <table:table-cell office:value-type="float" office:value="1.52845091344858">
            <text:p>1.5284509134</text:p>
          </table:table-cell>
          <table:table-cell/>
        </table:table-row>
        <table:table-row table:style-name="ro1">
          <table:table-cell office:value-type="float" office:value="1.46767748316851">
            <text:p>1.4676774832</text:p>
          </table:table-cell>
          <table:table-cell/>
        </table:table-row>
        <table:table-row table:style-name="ro1">
          <table:table-cell office:value-type="float" office:value="1.40093442155954">
            <text:p>1.4009344216</text:p>
          </table:table-cell>
          <table:table-cell/>
        </table:table-row>
        <table:table-row table:style-name="ro1">
          <table:table-cell office:value-type="float" office:value="1.32880595281318">
            <text:p>1.3288059528</text:p>
          </table:table-cell>
          <table:table-cell/>
        </table:table-row>
        <table:table-row table:style-name="ro1">
          <table:table-cell office:value-type="float" office:value="1.25190387977922">
            <text:p>1.2519038798</text:p>
          </table:table-cell>
          <table:table-cell/>
        </table:table-row>
        <table:table-row table:style-name="ro1">
          <table:table-cell office:value-type="float" office:value="1.1708627541633">
            <text:p>1.1708627542</text:p>
          </table:table-cell>
          <table:table-cell/>
        </table:table-row>
        <table:table-row table:style-name="ro1">
          <table:table-cell office:value-type="float" office:value="1.08633491003721">
            <text:p>1.08633491</text:p>
          </table:table-cell>
          <table:table-cell/>
        </table:table-row>
        <table:table-row table:style-name="ro1">
          <table:table-cell office:value-type="float" office:value="0.998985399736476">
            <text:p>0.9989853997</text:p>
          </table:table-cell>
          <table:table-cell/>
        </table:table-row>
        <table:table-row table:style-name="ro1">
          <table:table-cell office:value-type="float" office:value="0.909486871855175">
            <text:p>0.9094868719</text:p>
          </table:table-cell>
          <table:table-cell/>
        </table:table-row>
        <table:table-row table:style-name="ro1">
          <table:table-cell office:value-type="float" office:value="0.818514431366011">
            <text:p>0.8185144314</text:p>
          </table:table-cell>
          <table:table-cell/>
        </table:table-row>
        <table:table-row table:style-name="ro1">
          <table:table-cell office:value-type="float" office:value="0.72674052189676">
            <text:p>0.7267405219</text:p>
          </table:table-cell>
          <table:table-cell/>
        </table:table-row>
        <table:table-row table:style-name="ro1">
          <table:table-cell office:value-type="float" office:value="0.634829869879382">
            <text:p>0.6348298699</text:p>
          </table:table-cell>
          <table:table-cell/>
        </table:table-row>
        <table:table-row table:style-name="ro1">
          <table:table-cell office:value-type="float" office:value="0.543434529660516">
            <text:p>0.5434345297</text:p>
          </table:table-cell>
          <table:table-cell/>
        </table:table-row>
        <table:table-row table:style-name="ro1">
          <table:table-cell office:value-type="float" office:value="0.453189067725931">
            <text:p>0.4531890677</text:p>
          </table:table-cell>
          <table:table-cell/>
        </table:table-row>
        <table:table-row table:style-name="ro1">
          <table:table-cell office:value-type="float" office:value="0.364705922955528">
            <text:p>0.364705923</text:p>
          </table:table-cell>
          <table:table-cell/>
        </table:table-row>
        <table:table-row table:style-name="ro1">
          <table:table-cell office:value-type="float" office:value="0.278570978299567">
            <text:p>0.2785709783</text:p>
          </table:table-cell>
          <table:table-cell/>
        </table:table-row>
        <table:table-row table:style-name="ro1">
          <table:table-cell office:value-type="float" office:value="0.195339377463884">
            <text:p>0.1953393775</text:p>
          </table:table-cell>
          <table:table-cell/>
        </table:table-row>
        <table:table-row table:style-name="ro1">
          <table:table-cell office:value-type="float" office:value="0.11553161812644">
            <text:p>0.1155316181</text:p>
          </table:table-cell>
          <table:table-cell/>
        </table:table-row>
        <table:table-row table:style-name="ro1">
          <table:table-cell office:value-type="float" office:value="0.0396299508968635">
            <text:p>0.0396299509</text:p>
          </table:table-cell>
          <table:table-cell/>
        </table:table-row>
        <table:table-row table:style-name="ro1">
          <table:table-cell office:value-type="float" office:value="-0.0319248893064918">
            <text:p>-0.0319248893</text:p>
          </table:table-cell>
          <table:table-cell/>
        </table:table-row>
        <table:table-row table:style-name="ro1">
          <table:table-cell office:value-type="float" office:value="-0.0987365955308421">
            <text:p>-0.0987365955</text:p>
          </table:table-cell>
          <table:table-cell/>
        </table:table-row>
        <table:table-row table:style-name="ro1">
          <table:table-cell office:value-type="float" office:value="-0.160455823709804">
            <text:p>-0.1604558237</text:p>
          </table:table-cell>
          <table:table-cell/>
        </table:table-row>
        <table:table-row table:style-name="ro1">
          <table:table-cell office:value-type="float" office:value="-0.21678233231303">
            <text:p>-0.2167823323</text:p>
          </table:table-cell>
          <table:table-cell/>
        </table:table-row>
        <table:table-row table:style-name="ro1">
          <table:table-cell office:value-type="float" office:value="-0.267466712028007">
            <text:p>-0.267466712</text:p>
          </table:table-cell>
          <table:table-cell/>
        </table:table-row>
        <table:table-row table:style-name="ro1">
          <table:table-cell office:value-type="float" office:value="-0.312311694108191">
            <text:p>-0.3123116941</text:p>
          </table:table-cell>
          <table:table-cell/>
        </table:table-row>
        <table:table-row table:style-name="ro1">
          <table:table-cell office:value-type="float" office:value="-0.351173029433829">
            <text:p>-0.3511730294</text:p>
          </table:table-cell>
          <table:table-cell/>
        </table:table-row>
        <table:table-row table:style-name="ro1">
          <table:table-cell office:value-type="float" office:value="-0.383959933798893">
            <text:p>-0.3839599338</text:p>
          </table:table-cell>
          <table:table-cell/>
        </table:table-row>
        <table:table-row table:style-name="ro1">
          <table:table-cell office:value-type="float" office:value="-0.410635098431335">
            <text:p>-0.4106350984</text:p>
          </table:table-cell>
          <table:table-cell/>
        </table:table-row>
        <table:table-row table:style-name="ro1">
          <table:table-cell office:value-type="float" office:value="-0.431214268245872">
            <text:p>-0.4312142682</text:p>
          </table:table-cell>
          <table:table-cell/>
        </table:table-row>
        <table:table-row table:style-name="ro1">
          <table:table-cell office:value-type="float" office:value="-0.445765393791474">
            <text:p>-0.4457653938</text:p>
          </table:table-cell>
          <table:table-cell/>
        </table:table-row>
        <table:table-row table:style-name="ro1">
          <table:table-cell office:value-type="float" office:value="-0.454407366261125">
            <text:p>-0.4544073663</text:p>
          </table:table-cell>
          <table:table-cell/>
        </table:table-row>
        <table:table-row table:style-name="ro1">
          <table:table-cell office:value-type="float" office:value="-0.457308348252657">
            <text:p>-0.4573083483</text:p>
          </table:table-cell>
          <table:table-cell/>
        </table:table-row>
        <table:table-row table:style-name="ro1">
          <table:table-cell office:value-type="float" office:value="-0.454683716179416">
            <text:p>-0.4546837162</text:p>
          </table:table-cell>
          <table:table-cell/>
        </table:table-row>
        <table:table-row table:style-name="ro1">
          <table:table-cell office:value-type="float" office:value="-0.446793633302868">
            <text:p>-0.4467936333</text:p>
          </table:table-cell>
          <table:table-cell/>
        </table:table-row>
        <table:table-row table:style-name="ro1">
          <table:table-cell office:value-type="float" office:value="-0.433940275271727">
            <text:p>-0.4339402753</text:p>
          </table:table-cell>
          <table:table-cell/>
        </table:table-row>
        <table:table-row table:style-name="ro1">
          <table:table-cell office:value-type="float" office:value="-0.416464732779765">
            <text:p>-0.4164647328</text:p>
          </table:table-cell>
          <table:table-cell/>
        </table:table-row>
        <table:table-row table:style-name="ro1">
          <table:table-cell office:value-type="float" office:value="-0.394743618476706">
            <text:p>-0.3947436185</text:p>
          </table:table-cell>
          <table:table-cell/>
        </table:table-row>
        <table:table-row table:style-name="ro1">
          <table:table-cell office:value-type="float" office:value="-0.369185407562375">
            <text:p>-0.3691854076</text:p>
          </table:table-cell>
          <table:table-cell/>
        </table:table-row>
        <table:table-row table:style-name="ro1">
          <table:table-cell office:value-type="float" office:value="-0.34022654354623">
            <text:p>-0.3402265435</text:p>
          </table:table-cell>
          <table:table-cell/>
        </table:table-row>
        <table:table-row table:style-name="ro1">
          <table:table-cell office:value-type="float" office:value="-0.308327342446087">
            <text:p>-0.3083273424</text:p>
          </table:table-cell>
          <table:table-cell/>
        </table:table-row>
        <table:table-row table:style-name="ro1">
          <table:table-cell office:value-type="float" office:value="-0.273967730217015">
            <text:p>-0.2739677302</text:p>
          </table:table-cell>
          <table:table-cell/>
        </table:table-row>
        <table:table-row table:style-name="ro1">
          <table:table-cell office:value-type="float" office:value="-0.237642849433085">
            <text:p>-0.2376428494</text:p>
          </table:table-cell>
          <table:table-cell/>
        </table:table-row>
        <table:table-row table:style-name="ro1">
          <table:table-cell office:value-type="float" office:value="-0.199858572179912">
            <text:p>-0.1998585722</text:p>
          </table:table-cell>
          <table:table-cell/>
        </table:table-row>
        <table:table-row table:style-name="ro1">
          <table:table-cell office:value-type="float" office:value="-0.161126956749612">
            <text:p>-0.1611269567</text:p>
          </table:table-cell>
          <table:table-cell/>
        </table:table-row>
        <table:table-row table:style-name="ro1">
          <table:table-cell office:value-type="float" office:value="-0.12196168605534">
            <text:p>-0.1219616861</text:p>
          </table:table-cell>
          <table:table-cell/>
        </table:table-row>
        <table:table-row table:style-name="ro1">
          <table:table-cell office:value-type="float" office:value="-0.0828735256991672">
            <text:p>-0.0828735257</text:p>
          </table:table-cell>
          <table:table-cell/>
        </table:table-row>
        <table:table-row table:style-name="ro1">
          <table:table-cell office:value-type="float" office:value="-0.0443658393348048">
            <text:p>-0.0443658393</text:p>
          </table:table-cell>
          <table:table-cell/>
        </table:table-row>
        <table:table-row table:style-name="ro1">
          <table:table-cell office:value-type="float" office:value="-0.00693019836755338">
            <text:p>-0.0069301984</text:p>
          </table:table-cell>
          <table:table-cell/>
        </table:table-row>
        <table:table-row table:style-name="ro1">
          <table:table-cell office:value-type="float" office:value="0.0289578778651437">
            <text:p>0.0289578779</text:p>
          </table:table-cell>
          <table:table-cell/>
        </table:table-row>
        <table:table-row table:style-name="ro1">
          <table:table-cell office:value-type="float" office:value="0.0628430164822565">
            <text:p>0.0628430165</text:p>
          </table:table-cell>
          <table:table-cell/>
        </table:table-row>
        <table:table-row table:style-name="ro1">
          <table:table-cell office:value-type="float" office:value="0.0942938865416282">
            <text:p>0.0942938865</text:p>
          </table:table-cell>
          <table:table-cell/>
        </table:table-row>
        <table:table-row table:style-name="ro1">
          <table:table-cell office:value-type="float" office:value="0.122906863887564">
            <text:p>0.1229068639</text:p>
          </table:table-cell>
          <table:table-cell/>
        </table:table-row>
        <table:table-row table:style-name="ro1">
          <table:table-cell office:value-type="float" office:value="0.148309435636704">
            <text:p>0.1483094356</text:p>
          </table:table-cell>
          <table:table-cell/>
        </table:table-row>
        <table:table-row table:style-name="ro1">
          <table:table-cell office:value-type="float" office:value="0.170163316816674">
            <text:p>0.1701633168</text:p>
          </table:table-cell>
          <table:table-cell/>
        </table:table-row>
        <table:table-row table:style-name="ro1">
          <table:table-cell office:value-type="float" office:value="0.18816725413427">
            <text:p>0.1881672541</text:p>
          </table:table-cell>
          <table:table-cell/>
        </table:table-row>
        <table:table-row table:style-name="ro1">
          <table:table-cell office:value-type="float" office:value="0.202059494512378">
            <text:p>0.2020594945</text:p>
          </table:table-cell>
          <table:table-cell/>
        </table:table-row>
        <table:table-row table:style-name="ro1">
          <table:table-cell office:value-type="float" office:value="0.211619898875911">
            <text:p>0.2116198989</text:p>
          </table:table-cell>
          <table:table-cell/>
        </table:table-row>
        <table:table-row table:style-name="ro1">
          <table:table-cell office:value-type="float" office:value="0.216671684663265">
            <text:p>0.2166716847</text:p>
          </table:table-cell>
          <table:table-cell/>
        </table:table-row>
        <table:table-row table:style-name="ro1">
          <table:table-cell office:value-type="float" office:value="0.217082783666162">
            <text:p>0.2170827837</text:p>
          </table:table-cell>
          <table:table-cell/>
        </table:table-row>
        <table:table-row table:style-name="ro1">
          <table:table-cell office:value-type="float" office:value="0.21276680503248">
            <text:p>0.212766805</text:p>
          </table:table-cell>
          <table:table-cell/>
        </table:table-row>
        <table:table-row table:style-name="ro1">
          <table:table-cell office:value-type="float" office:value="0.203683596576205">
            <text:p>0.2036835966</text:p>
          </table:table-cell>
          <table:table-cell/>
        </table:table-row>
        <table:table-row table:style-name="ro1">
          <table:table-cell office:value-type="float" office:value="0.189839400899785">
            <text:p>0.1898394009</text:p>
          </table:table-cell>
          <table:table-cell/>
        </table:table-row>
        <table:table-row table:style-name="ro1">
          <table:table-cell office:value-type="float" office:value="0.171286606218899">
            <text:p>0.1712866062</text:p>
          </table:table-cell>
          <table:table-cell/>
        </table:table-row>
        <table:table-row table:style-name="ro1">
          <table:table-cell office:value-type="float" office:value="0.148123095160416">
            <text:p>0.1481230952</text:p>
          </table:table-cell>
          <table:table-cell/>
        </table:table-row>
        <table:table-row table:style-name="ro1">
          <table:table-cell office:value-type="float" office:value="0.120491198153712">
            <text:p>0.1204911982</text:p>
          </table:table-cell>
          <table:table-cell/>
        </table:table-row>
        <table:table-row table:style-name="ro1">
          <table:table-cell office:value-type="float" office:value="0.0885762613256756">
            <text:p>0.0885762613</text:p>
          </table:table-cell>
          <table:table-cell/>
        </table:table-row>
        <table:table-row table:style-name="ro1">
          <table:table-cell office:value-type="float" office:value="0.0526048420145524">
            <text:p>0.052604842</text:p>
          </table:table-cell>
          <table:table-cell/>
        </table:table-row>
        <table:table-row table:style-name="ro1">
          <table:table-cell office:value-type="float" office:value="0.0128425481102806">
            <text:p>0.0128425481</text:p>
          </table:table-cell>
          <table:table-cell/>
        </table:table-row>
        <table:table-row table:style-name="ro1">
          <table:table-cell office:value-type="float" office:value="-0.0304084596153023">
            <text:p>-0.0304084596</text:p>
          </table:table-cell>
          <table:table-cell/>
        </table:table-row>
        <table:table-row table:style-name="ro1">
          <table:table-cell office:value-type="float" office:value="-0.076812280230791">
            <text:p>-0.0768122802</text:p>
          </table:table-cell>
          <table:table-cell/>
        </table:table-row>
        <table:table-row table:style-name="ro1">
          <table:table-cell office:value-type="float" office:value="-0.126002375852089">
            <text:p>-0.1260023759</text:p>
          </table:table-cell>
          <table:table-cell/>
        </table:table-row>
        <table:table-row table:style-name="ro1">
          <table:table-cell office:value-type="float" office:value="-0.177584938360476">
            <text:p>-0.1775849384</text:p>
          </table:table-cell>
          <table:table-cell/>
        </table:table-row>
        <table:table-row table:style-name="ro1">
          <table:table-cell office:value-type="float" office:value="-0.231142490478806">
            <text:p>-0.2311424905</text:p>
          </table:table-cell>
          <table:table-cell/>
        </table:table-row>
        <table:table-row table:style-name="ro1">
          <table:table-cell office:value-type="float" office:value="-0.286237690114211">
            <text:p>-0.2862376901</text:p>
          </table:table-cell>
          <table:table-cell/>
        </table:table-row>
        <table:table-row table:style-name="ro1">
          <table:table-cell office:value-type="float" office:value="-0.342417305197278">
            <text:p>-0.3424173052</text:p>
          </table:table-cell>
          <table:table-cell/>
        </table:table-row>
        <table:table-row table:style-name="ro1">
          <table:table-cell office:value-type="float" office:value="-0.399216324839409">
            <text:p>-0.3992163248</text:p>
          </table:table-cell>
          <table:table-cell/>
        </table:table-row>
        <table:table-row table:style-name="ro1">
          <table:table-cell office:value-type="float" office:value="-0.456162171506899">
            <text:p>-0.4561621715</text:p>
          </table:table-cell>
          <table:table-cell/>
        </table:table-row>
        <table:table-row table:style-name="ro1">
          <table:table-cell office:value-type="float" office:value="-0.512778978078324">
            <text:p>-0.5127789781</text:p>
          </table:table-cell>
          <table:table-cell/>
        </table:table-row>
        <table:table-row table:style-name="ro1">
          <table:table-cell office:value-type="float" office:value="-0.56859189312044">
            <text:p>-0.5685918931</text:p>
          </table:table-cell>
          <table:table-cell/>
        </table:table-row>
        <table:table-row table:style-name="ro1">
          <table:table-cell office:value-type="float" office:value="-0.623131377488804">
            <text:p>-0.6231313775</text:p>
          </table:table-cell>
          <table:table-cell/>
        </table:table-row>
        <table:table-row table:style-name="ro1">
          <table:table-cell office:value-type="float" office:value="-0.675937455436789">
            <text:p>-0.6759374554</text:p>
          </table:table-cell>
          <table:table-cell/>
        </table:table-row>
        <table:table-row table:style-name="ro1">
          <table:table-cell office:value-type="float" office:value="-0.726563883798759">
            <text:p>-0.7265638838</text:p>
          </table:table-cell>
          <table:table-cell/>
        </table:table-row>
        <table:table-row table:style-name="ro1">
          <table:table-cell office:value-type="float" office:value="-0.774582203496111">
            <text:p>-0.7745822035</text:p>
          </table:table-cell>
          <table:table-cell/>
        </table:table-row>
        <table:table-row table:style-name="ro1">
          <table:table-cell office:value-type="float" office:value="-0.81958563859537">
            <text:p>-0.8195856386</text:p>
          </table:table-cell>
          <table:table-cell/>
        </table:table-row>
        <table:table-row table:style-name="ro1">
          <table:table-cell office:value-type="float" office:value="-0.861192809414794">
            <text:p>-0.8611928094</text:p>
          </table:table-cell>
          <table:table-cell/>
        </table:table-row>
        <table:table-row table:style-name="ro1">
          <table:table-cell office:value-type="float" office:value="-0.899051227721541">
            <text:p>-0.8990512277</text:p>
          </table:table-cell>
          <table:table-cell/>
        </table:table-row>
        <table:table-row table:style-name="ro1">
          <table:table-cell office:value-type="float" office:value="-0.932840543872374">
            <text:p>-0.9328405439</text:p>
          </table:table-cell>
          <table:table-cell/>
        </table:table-row>
        <table:table-row table:style-name="ro1">
          <table:table-cell office:value-type="float" office:value="-0.962275517811394">
            <text:p>-0.9622755178</text:p>
          </table:table-cell>
          <table:table-cell/>
        </table:table-row>
        <table:table-row table:style-name="ro1">
          <table:table-cell office:value-type="float" office:value="-0.987108688133292">
            <text:p>-0.9871086881</text:p>
          </table:table-cell>
          <table:table-cell/>
        </table:table-row>
        <table:table-row table:style-name="ro1">
          <table:table-cell office:value-type="float" office:value="-1.00713271592955">
            <text:p>-1.0071327159</text:p>
          </table:table-cell>
          <table:table-cell/>
        </table:table-row>
        <table:table-row table:style-name="ro1">
          <table:table-cell office:value-type="float" office:value="-1.02218238283895">
            <text:p>-1.0221823828</text:p>
          </table:table-cell>
          <table:table-cell/>
        </table:table-row>
        <table:table-row table:style-name="ro1">
          <table:table-cell office:value-type="float" office:value="-1.03213622559941">
            <text:p>-1.0321362256</text:p>
          </table:table-cell>
          <table:table-cell/>
        </table:table-row>
        <table:table-row table:style-name="ro1">
          <table:table-cell office:value-type="float" office:value="-1.0369177924231">
            <text:p>-1.0369177924</text:p>
          </table:table-cell>
          <table:table-cell/>
        </table:table-row>
        <table:table-row table:style-name="ro1">
          <table:table-cell office:value-type="float" office:value="-1.03649650966542">
            <text:p>-1.0364965097</text:p>
          </table:table-cell>
          <table:table-cell/>
        </table:table-row>
        <table:table-row table:style-name="ro1">
          <table:table-cell office:value-type="float" office:value="-1.03088815050558">
            <text:p>-1.0308881505</text:p>
          </table:table-cell>
          <table:table-cell/>
        </table:table-row>
        <table:table-row table:style-name="ro1">
          <table:table-cell office:value-type="float" office:value="-1.02015490067577">
            <text:p>-1.0201549007</text:p>
          </table:table-cell>
          <table:table-cell/>
        </table:table-row>
        <table:table-row table:style-name="ro1">
          <table:table-cell office:value-type="float" office:value="-1.00440501963928">
            <text:p>-1.0044050196</text:p>
          </table:table-cell>
          <table:table-cell/>
        </table:table-row>
        <table:table-row table:style-name="ro1">
          <table:table-cell office:value-type="float" office:value="-0.983792098999151">
            <text:p>-0.983792099</text:p>
          </table:table-cell>
          <table:table-cell/>
        </table:table-row>
        <table:table-row table:style-name="ro1">
          <table:table-cell office:value-type="float" office:value="-0.958513923289504">
            <text:p>-0.9585139233</text:p>
          </table:table-cell>
          <table:table-cell/>
        </table:table-row>
        <table:table-row table:style-name="ro1">
          <table:table-cell office:value-type="float" office:value="-0.928810941633876">
            <text:p>-0.9288109416</text:p>
          </table:table-cell>
          <table:table-cell/>
        </table:table-row>
        <table:table-row table:style-name="ro1">
          <table:table-cell office:value-type="float" office:value="-0.894964362022514">
            <text:p>-0.894964362</text:p>
          </table:table-cell>
          <table:table-cell/>
        </table:table-row>
        <table:table-row table:style-name="ro1">
          <table:table-cell office:value-type="float" office:value="-0.857293883135301">
            <text:p>-0.8572938831</text:p>
          </table:table-cell>
          <table:table-cell/>
        </table:table-row>
        <table:table-row table:style-name="ro1">
          <table:table-cell office:value-type="float" office:value="-0.816155081694182">
            <text:p>-0.8161550817</text:p>
          </table:table-cell>
          <table:table-cell/>
        </table:table-row>
        <table:table-row table:style-name="ro1">
          <table:table-cell office:value-type="float" office:value="-0.771936476242411">
            <text:p>-0.7719364762</text:p>
          </table:table-cell>
          <table:table-cell/>
        </table:table-row>
        <table:table-row table:style-name="ro1">
          <table:table-cell office:value-type="float" office:value="-0.725056290994739">
            <text:p>-0.725056291</text:p>
          </table:table-cell>
          <table:table-cell/>
        </table:table-row>
        <table:table-row table:style-name="ro1">
          <table:table-cell office:value-type="float" office:value="-0.675958945958853">
            <text:p>-0.675958946</text:p>
          </table:table-cell>
          <table:table-cell/>
        </table:table-row>
        <table:table-row table:style-name="ro1">
          <table:table-cell office:value-type="float" office:value="-0.625111301874579">
            <text:p>-0.6251113019</text:p>
          </table:table-cell>
          <table:table-cell/>
        </table:table-row>
        <table:table-row table:style-name="ro1">
          <table:table-cell office:value-type="float" office:value="-0.572998690632228">
            <text:p>-0.5729986906</text:p>
          </table:table-cell>
          <table:table-cell/>
        </table:table-row>
        <table:table-row table:style-name="ro1">
          <table:table-cell office:value-type="float" office:value="-0.520120763699356">
            <text:p>-0.5201207637</text:p>
          </table:table-cell>
          <table:table-cell/>
        </table:table-row>
        <table:table-row table:style-name="ro1">
          <table:table-cell office:value-type="float" office:value="-0.466987192689009">
            <text:p>-0.4669871927</text:p>
          </table:table-cell>
          <table:table-cell/>
        </table:table-row>
        <table:table-row table:style-name="ro1">
          <table:table-cell office:value-type="float" office:value="-0.414113257529845">
            <text:p>-0.4141132575</text:p>
          </table:table-cell>
          <table:table-cell/>
        </table:table-row>
        <table:table-row table:style-name="ro1">
          <table:table-cell office:value-type="float" office:value="-0.362015358737511">
            <text:p>-0.3620153587</text:p>
          </table:table-cell>
          <table:table-cell/>
        </table:table-row>
        <table:table-row table:style-name="ro1">
          <table:table-cell office:value-type="float" office:value="-0.311206491029172">
            <text:p>-0.311206491</text:p>
          </table:table-cell>
          <table:table-cell/>
        </table:table-row>
        <table:table-row table:style-name="ro1">
          <table:table-cell office:value-type="float" office:value="-0.262191715961647">
            <text:p>-0.262191716</text:p>
          </table:table-cell>
          <table:table-cell/>
        </table:table-row>
        <table:table-row table:style-name="ro1">
          <table:table-cell office:value-type="float" office:value="-0.215463671405095">
            <text:p>-0.2154636714</text:p>
          </table:table-cell>
          <table:table-cell/>
        </table:table-row>
        <table:table-row table:style-name="ro1">
          <table:table-cell office:value-type="float" office:value="-0.171498155486939">
            <text:p>-0.1714981555</text:p>
          </table:table-cell>
          <table:table-cell/>
        </table:table-row>
        <table:table-row table:style-name="ro1">
          <table:table-cell office:value-type="float" office:value="-0.130749822155049">
            <text:p>-0.1307498222</text:p>
          </table:table-cell>
          <table:table-cell/>
        </table:table-row>
        <table:table-row table:style-name="ro1">
          <table:table-cell office:value-type="float" office:value="-0.0936480247191436">
            <text:p>-0.0936480247</text:p>
          </table:table-cell>
          <table:table-cell/>
        </table:table-row>
        <table:table-row table:style-name="ro1">
          <table:table-cell office:value-type="float" office:value="-0.0605928426414041">
            <text:p>-0.0605928426</text:p>
          </table:table-cell>
          <table:table-cell/>
        </table:table-row>
        <table:table-row table:style-name="ro1">
          <table:table-cell office:value-type="float" office:value="-0.0319513254679874">
            <text:p>-0.0319513255</text:p>
          </table:table-cell>
          <table:table-cell/>
        </table:table-row>
        <table:table-row table:style-name="ro1">
          <table:table-cell office:value-type="float" office:value="-0.00805398613524877">
            <text:p>-0.0080539861</text:p>
          </table:table-cell>
          <table:table-cell/>
        </table:table-row>
        <table:table-row table:style-name="ro1">
          <table:table-cell office:value-type="float" office:value="0.0108084260400899">
            <text:p>0.010808426</text:p>
          </table:table-cell>
          <table:table-cell/>
        </table:table-row>
        <table:table-row table:style-name="ro1">
          <table:table-cell office:value-type="float" office:value="0.0243878445540088">
            <text:p>0.0243878446</text:p>
          </table:table-cell>
          <table:table-cell/>
        </table:table-row>
        <table:table-row table:style-name="ro1">
          <table:table-cell office:value-type="float" office:value="0.0324814713684486">
            <text:p>0.0324814714</text:p>
          </table:table-cell>
          <table:table-cell/>
        </table:table-row>
        <table:table-row table:style-name="ro1">
          <table:table-cell office:value-type="float" office:value="0.0349340059273709">
            <text:p>0.0349340059</text:p>
          </table:table-cell>
          <table:table-cell/>
        </table:table-row>
        <table:table-row table:style-name="ro1">
          <table:table-cell office:value-type="float" office:value="0.0316394972571761">
            <text:p>0.0316394973</text:p>
          </table:table-cell>
          <table:table-cell/>
        </table:table-row>
        <table:table-row table:style-name="ro1">
          <table:table-cell office:value-type="float" office:value="0.0225428018646993">
            <text:p>0.0225428019</text:p>
          </table:table-cell>
          <table:table-cell/>
        </table:table-row>
        <table:table-row table:style-name="ro1">
          <table:table-cell office:value-type="float" office:value="0.00764063328438791">
            <text:p>0.0076406333</text:p>
          </table:table-cell>
          <table:table-cell/>
        </table:table-row>
        <table:table-row table:style-name="ro1">
          <table:table-cell office:value-type="float" office:value="-0.0130178076115225">
            <text:p>-0.0130178076</text:p>
          </table:table-cell>
          <table:table-cell/>
        </table:table-row>
        <table:table-row table:style-name="ro1">
          <table:table-cell office:value-type="float" office:value="-0.0393306290679869">
            <text:p>-0.0393306291</text:p>
          </table:table-cell>
          <table:table-cell/>
        </table:table-row>
        <table:table-row table:style-name="ro1">
          <table:table-cell office:value-type="float" office:value="-0.0711434757673439">
            <text:p>-0.0711434758</text:p>
          </table:table-cell>
          <table:table-cell/>
        </table:table-row>
        <table:table-row table:style-name="ro1">
          <table:table-cell office:value-type="float" office:value="-0.108250187644303">
            <text:p>-0.1082501876</text:p>
          </table:table-cell>
          <table:table-cell/>
        </table:table-row>
        <table:table-row table:style-name="ro1">
          <table:table-cell office:value-type="float" office:value="-0.150393887341182">
            <text:p>-0.1503938873</text:p>
          </table:table-cell>
          <table:table-cell/>
        </table:table-row>
        <table:table-row table:style-name="ro1">
          <table:table-cell office:value-type="float" office:value="-0.197268489977486">
            <text:p>-0.19726849</text:p>
          </table:table-cell>
          <table:table-cell/>
        </table:table-row>
        <table:table-row table:style-name="ro1">
          <table:table-cell office:value-type="float" office:value="-0.248520625479288">
            <text:p>-0.2485206255</text:p>
          </table:table-cell>
          <table:table-cell/>
        </table:table-row>
        <table:table-row table:style-name="ro1">
          <table:table-cell office:value-type="float" office:value="-0.303751960353651">
            <text:p>-0.3037519604</text:p>
          </table:table-cell>
          <table:table-cell/>
        </table:table-row>
        <table:table-row table:style-name="ro1">
          <table:table-cell office:value-type="float" office:value="-0.36252190253039">
            <text:p>-0.3625219025</text:p>
          </table:table-cell>
          <table:table-cell/>
        </table:table-row>
        <table:table-row table:style-name="ro1">
          <table:table-cell office:value-type="float" office:value="-0.424350669752709">
            <text:p>-0.4243506698</text:p>
          </table:table-cell>
          <table:table-cell/>
        </table:table-row>
        <table:table-row table:style-name="ro1">
          <table:table-cell office:value-type="float" office:value="-0.488722699006384">
            <text:p>-0.488722699</text:p>
          </table:table-cell>
          <table:table-cell/>
        </table:table-row>
        <table:table-row table:style-name="ro1">
          <table:table-cell office:value-type="float" office:value="-0.55509037165744">
            <text:p>-0.5550903717</text:p>
          </table:table-cell>
          <table:table-cell/>
        </table:table-row>
        <table:table-row table:style-name="ro1">
          <table:table-cell office:value-type="float" office:value="-0.622878026344401">
            <text:p>-0.6228780263</text:p>
          </table:table-cell>
          <table:table-cell/>
        </table:table-row>
        <table:table-row table:style-name="ro1">
          <table:table-cell office:value-type="float" office:value="-0.691486229263916">
            <text:p>-0.6914862293</text:p>
          </table:table-cell>
          <table:table-cell/>
        </table:table-row>
        <table:table-row table:style-name="ro1">
          <table:table-cell office:value-type="float" office:value="-0.760296269318059">
            <text:p>-0.7602962693</text:p>
          </table:table-cell>
          <table:table-cell/>
        </table:table-row>
        <table:table-row table:style-name="ro1">
          <table:table-cell office:value-type="float" office:value="-0.828674843675359">
            <text:p>-0.8286748437</text:p>
          </table:table-cell>
          <table:table-cell/>
        </table:table-row>
        <table:table-row table:style-name="ro1">
          <table:table-cell office:value-type="float" office:value="-0.895978897651424">
            <text:p>-0.8959788977</text:p>
          </table:table-cell>
          <table:table-cell/>
        </table:table-row>
        <table:table-row table:style-name="ro1">
          <table:table-cell office:value-type="float" office:value="-0.961560581452792">
            <text:p>-0.9615605815</text:p>
          </table:table-cell>
          <table:table-cell/>
        </table:table-row>
        <table:table-row table:style-name="ro1">
          <table:table-cell office:value-type="float" office:value="-1.02477228526013">
            <text:p>-1.0247722853</text:p>
          </table:table-cell>
          <table:table-cell/>
        </table:table-row>
        <table:table-row table:style-name="ro1">
          <table:table-cell office:value-type="float" office:value="-1.08497171336415">
            <text:p>-1.0849717134</text:p>
          </table:table-cell>
          <table:table-cell/>
        </table:table-row>
        <table:table-row table:style-name="ro1">
          <table:table-cell office:value-type="float" office:value="-1.14152695761474">
            <text:p>-1.1415269576</text:p>
          </table:table-cell>
          <table:table-cell/>
        </table:table-row>
        <table:table-row table:style-name="ro1">
          <table:table-cell office:value-type="float" office:value="-1.19382153030692">
            <text:p>-1.1938215303</text:p>
          </table:table-cell>
          <table:table-cell/>
        </table:table-row>
        <table:table-row table:style-name="ro1">
          <table:table-cell office:value-type="float" office:value="-1.24125931680549">
            <text:p>-1.2412593168</text:p>
          </table:table-cell>
          <table:table-cell/>
        </table:table-row>
        <table:table-row table:style-name="ro1">
          <table:table-cell office:value-type="float" office:value="-1.28326940870536">
            <text:p>-1.2832694087</text:p>
          </table:table-cell>
          <table:table-cell/>
        </table:table-row>
        <table:table-row table:style-name="ro1">
          <table:table-cell office:value-type="float" office:value="-1.31931077913066">
            <text:p>-1.3193107791</text:p>
          </table:table-cell>
          <table:table-cell/>
        </table:table-row>
        <table:table-row table:style-name="ro1">
          <table:table-cell office:value-type="float" office:value="-1.34887676288895">
            <text:p>-1.3488767629</text:p>
          </table:table-cell>
          <table:table-cell/>
        </table:table-row>
        <table:table-row table:style-name="ro1">
          <table:table-cell office:value-type="float" office:value="-1.37149930560691">
            <text:p>-1.3714993056</text:p>
          </table:table-cell>
          <table:table-cell/>
        </table:table-row>
        <table:table-row table:style-name="ro1">
          <table:table-cell office:value-type="float" office:value="-1.3867529476721">
            <text:p>-1.3867529477</text:p>
          </table:table-cell>
          <table:table-cell/>
        </table:table-row>
        <table:table-row table:style-name="ro1">
          <table:table-cell office:value-type="float" office:value="-1.394258510776">
            <text:p>-1.3942585108</text:p>
          </table:table-cell>
          <table:table-cell/>
        </table:table-row>
        <table:table-row table:style-name="ro1">
          <table:table-cell office:value-type="float" office:value="-1.39368645708473">
            <text:p>-1.3936864571</text:p>
          </table:table-cell>
          <table:table-cell/>
        </table:table-row>
        <table:table-row table:style-name="ro1">
          <table:table-cell office:value-type="float" office:value="-1.38475989353427">
            <text:p>-1.3847598935</text:p>
          </table:table-cell>
          <table:table-cell/>
        </table:table-row>
        <table:table-row table:style-name="ro1">
          <table:table-cell office:value-type="float" office:value="-1.3672571964414">
            <text:p>-1.3672571964</text:p>
          </table:table-cell>
          <table:table-cell/>
        </table:table-row>
        <table:table-row table:style-name="ro1">
          <table:table-cell office:value-type="float" office:value="-1.34101423451532">
            <text:p>-1.3410142345</text:p>
          </table:table-cell>
          <table:table-cell/>
        </table:table-row>
        <table:table-row table:style-name="ro1">
          <table:table-cell office:value-type="float" office:value="-1.30592617142797">
            <text:p>-1.3059261714</text:p>
          </table:table-cell>
          <table:table-cell/>
        </table:table-row>
        <table:table-row table:style-name="ro1">
          <table:table-cell office:value-type="float" office:value="-1.26194883232782">
            <text:p>-1.2619488323</text:p>
          </table:table-cell>
          <table:table-cell/>
        </table:table-row>
        <table:table-row table:style-name="ro1">
          <table:table-cell office:value-type="float" office:value="-1.20909962203721">
            <text:p>-1.209099622</text:p>
          </table:table-cell>
          <table:table-cell/>
        </table:table-row>
        <table:table-row table:style-name="ro1">
          <table:table-cell office:value-type="float" office:value="-1.14745798613159">
            <text:p>-1.1474579861</text:p>
          </table:table-cell>
          <table:table-cell/>
        </table:table-row>
        <table:table-row table:style-name="ro1">
          <table:table-cell office:value-type="float" office:value="-1.07716540963145">
            <text:p>-1.0771654096</text:p>
          </table:table-cell>
          <table:table-cell/>
        </table:table-row>
        <table:table-row table:style-name="ro1">
          <table:table-cell office:value-type="float" office:value="-0.998424951618226">
            <text:p>-0.9984249516</text:p>
          </table:table-cell>
          <table:table-cell/>
        </table:table-row>
        <table:table-row table:style-name="ro1">
          <table:table-cell office:value-type="float" office:value="-0.911500317684049">
            <text:p>-0.9115003177</text:p>
          </table:table-cell>
          <table:table-cell/>
        </table:table-row>
        <table:table-row table:style-name="ro1">
          <table:table-cell office:value-type="float" office:value="-0.816714475715095">
            <text:p>-0.8167144757</text:p>
          </table:table-cell>
          <table:table-cell/>
        </table:table-row>
        <table:table-row table:style-name="ro1">
          <table:table-cell office:value-type="float" office:value="-0.714447824059345">
            <text:p>-0.7144478241</text:p>
          </table:table-cell>
          <table:table-cell/>
        </table:table-row>
        <table:table-row table:style-name="ro1">
          <table:table-cell office:value-type="float" office:value="-0.605135924615493">
            <text:p>-0.6051359246</text:p>
          </table:table-cell>
          <table:table-cell/>
        </table:table-row>
        <table:table-row table:style-name="ro1">
          <table:table-cell office:value-type="float" office:value="-0.489266816771261">
            <text:p>-0.4892668168</text:p>
          </table:table-cell>
          <table:table-cell/>
        </table:table-row>
        <table:table-row table:style-name="ro1">
          <table:table-cell office:value-type="float" office:value="-0.367377931390853">
            <text:p>-0.3673779314</text:p>
          </table:table-cell>
          <table:table-cell/>
        </table:table-row>
        <table:table-row table:style-name="ro1">
          <table:table-cell office:value-type="float" office:value="-0.240052627176487">
            <text:p>-0.2400526272</text:p>
          </table:table-cell>
          <table:table-cell/>
        </table:table-row>
        <table:table-row table:style-name="ro1">
          <table:table-cell office:value-type="float" office:value="-0.107916374682289">
            <text:p>-0.1079163747</text:p>
          </table:table-cell>
          <table:table-cell/>
        </table:table-row>
        <table:table-row table:style-name="ro1">
          <table:table-cell office:value-type="float" office:value="0.0283673839816131">
            <text:p>0.028367384</text:p>
          </table:table-cell>
          <table:table-cell/>
        </table:table-row>
        <table:table-row table:style-name="ro1">
          <table:table-cell office:value-type="float" office:value="0.16810166917466">
            <text:p>0.1681016692</text:p>
          </table:table-cell>
          <table:table-cell/>
        </table:table-row>
        <table:table-row table:style-name="ro1">
          <table:table-cell office:value-type="float" office:value="0.310560658594627">
            <text:p>0.3105606586</text:p>
          </table:table-cell>
          <table:table-cell/>
        </table:table-row>
        <table:table-row table:style-name="ro1">
          <table:table-cell office:value-type="float" office:value="0.45499460805273">
            <text:p>0.4549946081</text:p>
          </table:table-cell>
          <table:table-cell/>
        </table:table-row>
        <table:table-row table:style-name="ro1">
          <table:table-cell office:value-type="float" office:value="0.600634961437769">
            <text:p>0.6006349614</text:p>
          </table:table-cell>
          <table:table-cell/>
        </table:table-row>
        <table:table-row table:style-name="ro1">
          <table:table-cell office:value-type="float" office:value="0.746699611658971">
            <text:p>0.7466996117</text:p>
          </table:table-cell>
          <table:table-cell/>
        </table:table-row>
        <table:table-row table:style-name="ro1">
          <table:table-cell office:value-type="float" office:value="0.892398273159086">
            <text:p>0.8923982732</text:p>
          </table:table-cell>
          <table:table-cell/>
        </table:table-row>
        <table:table-row table:style-name="ro1">
          <table:table-cell office:value-type="float" office:value="1.03693792570051">
            <text:p>1.0369379257</text:p>
          </table:table-cell>
          <table:table-cell/>
        </table:table-row>
        <table:table-row table:style-name="ro1">
          <table:table-cell office:value-type="float" office:value="1.1795282885505">
            <text:p>1.1795282886</text:p>
          </table:table-cell>
          <table:table-cell/>
        </table:table-row>
        <table:table-row table:style-name="ro1">
          <table:table-cell office:value-type="float" office:value="1.3193872839345">
            <text:p>1.3193872839</text:p>
          </table:table-cell>
          <table:table-cell/>
        </table:table-row>
        <table:table-row table:style-name="ro1">
          <table:table-cell office:value-type="float" office:value="1.45574644869003">
            <text:p>1.4557464487</text:p>
          </table:table-cell>
          <table:table-cell/>
        </table:table-row>
        <table:table-row table:style-name="ro1">
          <table:table-cell office:value-type="float" office:value="1.58785625343685">
            <text:p>1.5878562534</text:p>
          </table:table-cell>
          <table:table-cell/>
        </table:table-row>
        <table:table-row table:style-name="ro1">
          <table:table-cell office:value-type="float" office:value="1.71499128928032">
            <text:p>1.7149912893</text:p>
          </table:table-cell>
          <table:table-cell/>
        </table:table-row>
        <table:table-row table:style-name="ro1">
          <table:table-cell office:value-type="float" office:value="1.83645528307725">
            <text:p>1.8364552831</text:p>
          </table:table-cell>
          <table:table-cell/>
        </table:table-row>
        <table:table-row table:style-name="ro1">
          <table:table-cell office:value-type="float" office:value="1.95158590360971">
            <text:p>1.9515859036</text:p>
          </table:table-cell>
          <table:table-cell/>
        </table:table-row>
        <table:table-row table:style-name="ro1">
          <table:table-cell office:value-type="float" office:value="2.0597593226224">
            <text:p>2.0597593226</text:p>
          </table:table-cell>
          <table:table-cell/>
        </table:table-row>
        <table:table-row table:style-name="ro1">
          <table:table-cell office:value-type="float" office:value="2.16039449656905">
            <text:p>2.1603944966</text:p>
          </table:table-cell>
          <table:table-cell/>
        </table:table-row>
        <table:table-row table:style-name="ro1">
          <table:table-cell office:value-type="float" office:value="2.25295713706991">
            <text:p>2.2529571371</text:p>
          </table:table-cell>
          <table:table-cell/>
        </table:table-row>
        <table:table-row table:style-name="ro1">
          <table:table-cell office:value-type="float" office:value="2.3369633404867">
            <text:p>2.3369633405</text:p>
          </table:table-cell>
          <table:table-cell/>
        </table:table-row>
        <table:table-row table:style-name="ro1">
          <table:table-cell office:value-type="float" office:value="2.41198284965627">
            <text:p>2.4119828497</text:p>
          </table:table-cell>
          <table:table-cell/>
        </table:table-row>
        <table:table-row table:style-name="ro1">
          <table:table-cell office:value-type="float" office:value="2.47764192366733">
            <text:p>2.4776419237</text:p>
          </table:table-cell>
          <table:table-cell/>
        </table:table-row>
        <table:table-row table:style-name="ro1">
          <table:table-cell office:value-type="float" office:value="2.53362579459425">
            <text:p>2.5336257946</text:p>
          </table:table-cell>
          <table:table-cell/>
        </table:table-row>
        <table:table-row table:style-name="ro1">
          <table:table-cell office:value-type="float" office:value="2.57968069329456">
            <text:p>2.5796806933</text:p>
          </table:table-cell>
          <table:table-cell/>
        </table:table-row>
        <table:table-row table:style-name="ro1">
          <table:table-cell office:value-type="float" office:value="2.6156154297054">
            <text:p>2.6156154297</text:p>
          </table:table-cell>
          <table:table-cell/>
        </table:table-row>
        <table:table-row table:style-name="ro1">
          <table:table-cell office:value-type="float" office:value="2.64130251651522">
            <text:p>2.6413025165</text:p>
          </table:table-cell>
          <table:table-cell/>
        </table:table-row>
        <table:table-row table:style-name="ro1">
          <table:table-cell office:value-type="float" office:value="2.65667882861051">
            <text:p>2.6566788286</text:p>
          </table:table-cell>
          <table:table-cell/>
        </table:table-row>
        <table:table-row table:style-name="ro1">
          <table:table-cell office:value-type="float" office:value="2.66174579427761">
            <text:p>2.6617457943</text:p>
          </table:table-cell>
          <table:table-cell/>
        </table:table-row>
        <table:table-row table:style-name="ro1">
          <table:table-cell office:value-type="float" office:value="2.6565691177469">
            <text:p>2.6565691177</text:p>
          </table:table-cell>
          <table:table-cell/>
        </table:table-row>
        <table:table-row table:style-name="ro1">
          <table:table-cell office:value-type="float" office:value="2.64127803627392">
            <text:p>2.6412780363</text:p>
          </table:table-cell>
          <table:table-cell/>
        </table:table-row>
        <table:table-row table:style-name="ro1">
          <table:table-cell office:value-type="float" office:value="2.61606411852889">
            <text:p>2.6160641185</text:p>
          </table:table-cell>
          <table:table-cell/>
        </table:table-row>
        <table:table-row table:style-name="ro1">
          <table:table-cell office:value-type="float" office:value="2.58117961458673">
            <text:p>2.5811796146</text:p>
          </table:table-cell>
          <table:table-cell/>
        </table:table-row>
        <table:table-row table:style-name="ro1">
          <table:table-cell office:value-type="float" office:value="2.5369353712442">
            <text:p>2.5369353712</text:p>
          </table:table-cell>
          <table:table-cell/>
        </table:table-row>
        <table:table-row table:style-name="ro1">
          <table:table-cell office:value-type="float" office:value="2.48369832971367">
            <text:p>2.4836983297</text:p>
          </table:table-cell>
          <table:table-cell/>
        </table:table-row>
        <table:table-row table:style-name="ro1">
          <table:table-cell office:value-type="float" office:value="2.42188862592744">
            <text:p>2.4218886259</text:p>
          </table:table-cell>
          <table:table-cell/>
        </table:table-row>
        <table:table-row table:style-name="ro1">
          <table:table-cell office:value-type="float" office:value="2.35197631670745">
            <text:p>2.3519763167</text:p>
          </table:table-cell>
          <table:table-cell/>
        </table:table-row>
        <table:table-row table:style-name="ro1">
          <table:table-cell office:value-type="float" office:value="2.2744777578896">
            <text:p>2.2744777579</text:p>
          </table:table-cell>
          <table:table-cell/>
        </table:table-row>
        <table:table-row table:style-name="ro1">
          <table:table-cell office:value-type="float" office:value="2.18995166311643">
            <text:p>2.1899516631</text:p>
          </table:table-cell>
          <table:table-cell/>
        </table:table-row>
        <table:table-row table:style-name="ro1">
          <table:table-cell office:value-type="float" office:value="2.09899487440759">
            <text:p>2.0989948744</text:p>
          </table:table-cell>
          <table:table-cell/>
        </table:table-row>
        <table:table-row table:style-name="ro1">
          <table:table-cell office:value-type="float" office:value="2.00223787776376">
            <text:p>2.0022378778</text:p>
          </table:table-cell>
          <table:table-cell/>
        </table:table-row>
        <table:table-row table:style-name="ro1">
          <table:table-cell office:value-type="float" office:value="1.90034009894247">
            <text:p>1.9003400989</text:p>
          </table:table-cell>
          <table:table-cell/>
        </table:table-row>
        <table:table-row table:style-name="ro1">
          <table:table-cell office:value-type="float" office:value="1.79398501614543">
            <text:p>1.7939850161</text:p>
          </table:table-cell>
          <table:table-cell/>
        </table:table-row>
        <table:table-row table:style-name="ro1">
          <table:table-cell office:value-type="float" office:value="1.68387512766844">
            <text:p>1.6838751277</text:p>
          </table:table-cell>
          <table:table-cell/>
        </table:table-row>
        <table:table-row table:style-name="ro1">
          <table:table-cell office:value-type="float" office:value="1.57072681357287">
            <text:p>1.5707268136</text:p>
          </table:table-cell>
          <table:table-cell/>
        </table:table-row>
        <table:table-row table:style-name="ro1">
          <table:table-cell office:value-type="float" office:value="1.45526513113704">
            <text:p>1.4552651311</text:p>
          </table:table-cell>
          <table:table-cell/>
        </table:table-row>
        <table:table-row table:style-name="ro1">
          <table:table-cell office:value-type="float" office:value="1.3382185842306">
            <text:p>1.3382185842</text:p>
          </table:table-cell>
          <table:table-cell/>
        </table:table-row>
        <table:table-row table:style-name="ro1">
          <table:table-cell office:value-type="float" office:value="1.22031390682227">
            <text:p>1.2203139068</text:p>
          </table:table-cell>
          <table:table-cell/>
        </table:table-row>
        <table:table-row table:style-name="ro1">
          <table:table-cell office:value-type="float" office:value="1.10227090058209">
            <text:p>1.1022709006</text:p>
          </table:table-cell>
          <table:table-cell/>
        </table:table-row>
        <table:table-row table:style-name="ro1">
          <table:table-cell office:value-type="float" office:value="0.984797365974597">
            <text:p>0.984797366</text:p>
          </table:table-cell>
          <table:table-cell/>
        </table:table-row>
        <table:table-row table:style-name="ro1">
          <table:table-cell office:value-type="float" office:value="0.86858416536594">
            <text:p>0.8685841654</text:p>
          </table:table-cell>
          <table:table-cell/>
        </table:table-row>
        <table:table-row table:style-name="ro1">
          <table:table-cell office:value-type="float" office:value="0.754300455491217">
            <text:p>0.7543004555</text:p>
          </table:table-cell>
          <table:table-cell/>
        </table:table-row>
        <table:table-row table:style-name="ro1">
          <table:table-cell office:value-type="float" office:value="0.642589125159994">
            <text:p>0.6425891252</text:p>
          </table:table-cell>
          <table:table-cell/>
        </table:table-row>
        <table:table-row table:style-name="ro1">
          <table:table-cell office:value-type="float" office:value="0.534062472329162">
            <text:p>0.5340624723</text:p>
          </table:table-cell>
          <table:table-cell/>
        </table:table-row>
        <table:table-row table:style-name="ro1">
          <table:table-cell office:value-type="float" office:value="0.429298152657493">
            <text:p>0.4292981527</text:p>
          </table:table-cell>
          <table:table-cell/>
        </table:table-row>
        <table:table-row table:style-name="ro1">
          <table:table-cell office:value-type="float" office:value="0.328835429392311">
            <text:p>0.3288354294</text:p>
          </table:table-cell>
          <table:table-cell/>
        </table:table-row>
        <table:table-row table:style-name="ro1">
          <table:table-cell office:value-type="float" office:value="0.23317175194409">
            <text:p>0.2331717519</text:p>
          </table:table-cell>
          <table:table-cell/>
        </table:table-row>
        <table:table-row table:style-name="ro1">
          <table:table-cell office:value-type="float" office:value="0.142759687798797">
            <text:p>0.1427596878</text:p>
          </table:table-cell>
          <table:table-cell/>
        </table:table-row>
        <table:table-row table:style-name="ro1">
          <table:table-cell office:value-type="float" office:value="0.0580042295246646">
            <text:p>0.0580042295</text:p>
          </table:table-cell>
          <table:table-cell/>
        </table:table-row>
        <table:table-row table:style-name="ro1">
          <table:table-cell office:value-type="float" office:value="-0.0207395044297168">
            <text:p>-0.0207395044</text:p>
          </table:table-cell>
          <table:table-cell/>
        </table:table-row>
        <table:table-row table:style-name="ro1">
          <table:table-cell office:value-type="float" office:value="-0.0931681596484591">
            <text:p>-0.0931681596</text:p>
          </table:table-cell>
          <table:table-cell/>
        </table:table-row>
        <table:table-row table:style-name="ro1">
          <table:table-cell office:value-type="float" office:value="-0.159031614188992">
            <text:p>-0.1590316142</text:p>
          </table:table-cell>
          <table:table-cell/>
        </table:table-row>
        <table:table-row table:style-name="ro1">
          <table:table-cell office:value-type="float" office:value="-0.218134016768962">
            <text:p>-0.2181340168</text:p>
          </table:table-cell>
          <table:table-cell/>
        </table:table-row>
        <table:table-row table:style-name="ro1">
          <table:table-cell office:value-type="float" office:value="-0.270334389380313">
            <text:p>-0.2703343894</text:p>
          </table:table-cell>
          <table:table-cell/>
        </table:table-row>
        <table:table-row table:style-name="ro1">
          <table:table-cell office:value-type="float" office:value="-0.315546792506785">
            <text:p>-0.3155467925</text:p>
          </table:table-cell>
          <table:table-cell/>
        </table:table-row>
        <table:table-row table:style-name="ro1">
          <table:table-cell office:value-type="float" office:value="-0.353740054620854">
            <text:p>-0.3537400546</text:p>
          </table:table-cell>
          <table:table-cell/>
        </table:table-row>
        <table:table-row table:style-name="ro1">
          <table:table-cell office:value-type="float" office:value="-0.384937071111862">
            <text:p>-0.3849370711</text:p>
          </table:table-cell>
          <table:table-cell/>
        </table:table-row>
        <table:table-row table:style-name="ro1">
          <table:table-cell office:value-type="float" office:value="-0.409213681222721">
            <text:p>-0.4092136812</text:p>
          </table:table-cell>
          <table:table-cell/>
        </table:table-row>
        <table:table-row table:style-name="ro1">
          <table:table-cell office:value-type="float" office:value="-0.42669713491804">
            <text:p>-0.4266971349</text:p>
          </table:table-cell>
          <table:table-cell/>
        </table:table-row>
        <table:table-row table:style-name="ro1">
          <table:table-cell office:value-type="float" office:value="-0.437564164847713">
            <text:p>-0.4375641648</text:p>
          </table:table-cell>
          <table:table-cell/>
        </table:table-row>
        <table:table-row table:style-name="ro1">
          <table:table-cell office:value-type="float" office:value="-0.442038681679098">
            <text:p>-0.4420386817</text:p>
          </table:table-cell>
          <table:table-cell/>
        </table:table-row>
        <table:table-row table:style-name="ro1">
          <table:table-cell office:value-type="float" office:value="-0.440389114024373">
            <text:p>-0.440389114</text:p>
          </table:table-cell>
          <table:table-cell/>
        </table:table-row>
        <table:table-row table:style-name="ro1">
          <table:table-cell office:value-type="float" office:value="-0.432925416963425">
            <text:p>-0.432925417</text:p>
          </table:table-cell>
          <table:table-cell/>
        </table:table-row>
        <table:table-row table:style-name="ro1">
          <table:table-cell office:value-type="float" office:value="-0.419995775734844">
            <text:p>-0.4199957757</text:p>
          </table:table-cell>
          <table:table-cell/>
        </table:table-row>
        <table:table-row table:style-name="ro1">
          <table:table-cell office:value-type="float" office:value="-0.401983033517945">
            <text:p>-0.4019830335</text:p>
          </table:table-cell>
          <table:table-cell/>
        </table:table-row>
        <table:table-row table:style-name="ro1">
          <table:table-cell office:value-type="float" office:value="-0.379300874338465">
            <text:p>-0.3793008743</text:p>
          </table:table-cell>
          <table:table-cell/>
        </table:table-row>
        <table:table-row table:style-name="ro1">
          <table:table-cell office:value-type="float" office:value="-0.352389793983857">
            <text:p>-0.352389794</text:p>
          </table:table-cell>
          <table:table-cell/>
        </table:table-row>
        <table:table-row table:style-name="ro1">
          <table:table-cell office:value-type="float" office:value="-0.321712893395018">
            <text:p>-0.3217128934</text:p>
          </table:table-cell>
          <table:table-cell/>
        </table:table-row>
        <table:table-row table:style-name="ro1">
          <table:table-cell office:value-type="float" office:value="-0.287751530299154">
            <text:p>-0.2877515303</text:p>
          </table:table-cell>
          <table:table-cell/>
        </table:table-row>
        <table:table-row table:style-name="ro1">
          <table:table-cell office:value-type="float" office:value="-0.251000865852222">
            <text:p>-0.2510008659</text:p>
          </table:table-cell>
          <table:table-cell/>
        </table:table-row>
        <table:table-row table:style-name="ro1">
          <table:table-cell office:value-type="float" office:value="-0.211965343761712">
            <text:p>-0.2119653438</text:p>
          </table:table-cell>
          <table:table-cell/>
        </table:table-row>
        <table:table-row table:style-name="ro1">
          <table:table-cell office:value-type="float" office:value="-0.17115413975679">
            <text:p>-0.1711541398</text:p>
          </table:table-cell>
          <table:table-cell/>
        </table:table-row>
        <table:table-row table:style-name="ro1">
          <table:table-cell office:value-type="float" office:value="-0.129076619359113">
            <text:p>-0.1290766194</text:p>
          </table:table-cell>
          <table:table-cell/>
        </table:table-row>
        <table:table-row table:style-name="ro1">
          <table:table-cell office:value-type="float" office:value="-0.0862378416854342">
            <text:p>-0.0862378417</text:p>
          </table:table-cell>
          <table:table-cell/>
        </table:table-row>
        <table:table-row table:style-name="ro1">
          <table:table-cell office:value-type="float" office:value="-0.0431341464832077">
            <text:p>-0.0431341465</text:p>
          </table:table-cell>
          <table:table-cell/>
        </table:table-row>
        <table:table-row table:style-name="ro1">
          <table:table-cell office:value-type="float" office:value="-0.000248860768523596">
            <text:p>-0.0002488608</text:p>
          </table:table-cell>
          <table:table-cell/>
        </table:table-row>
        <table:table-row table:style-name="ro1">
          <table:table-cell office:value-type="float" office:value="0.0419518396908858">
            <text:p>0.0419518397</text:p>
          </table:table-cell>
          <table:table-cell/>
        </table:table-row>
        <table:table-row table:style-name="ro1">
          <table:table-cell office:value-type="float" office:value="0.0830228802173408">
            <text:p>0.0830228802</text:p>
          </table:table-cell>
          <table:table-cell/>
        </table:table-row>
        <table:table-row table:style-name="ro1">
          <table:table-cell office:value-type="float" office:value="0.122544016244759">
            <text:p>0.1225440162</text:p>
          </table:table-cell>
          <table:table-cell/>
        </table:table-row>
        <table:table-row table:style-name="ro1">
          <table:table-cell office:value-type="float" office:value="0.160123311320139">
            <text:p>0.1601233113</text:p>
          </table:table-cell>
          <table:table-cell/>
        </table:table-row>
        <table:table-row table:style-name="ro1">
          <table:table-cell office:value-type="float" office:value="0.195400336073226">
            <text:p>0.1954003361</text:p>
          </table:table-cell>
          <table:table-cell/>
        </table:table-row>
        <table:table-row table:style-name="ro1">
          <table:table-cell office:value-type="float" office:value="0.228049062555013">
            <text:p>0.2280490626</text:p>
          </table:table-cell>
          <table:table-cell/>
        </table:table-row>
        <table:table-row table:style-name="ro1">
          <table:table-cell office:value-type="float" office:value="0.257780430964045">
            <text:p>0.257780431</text:p>
          </table:table-cell>
          <table:table-cell/>
        </table:table-row>
        <table:table-row table:style-name="ro1">
          <table:table-cell office:value-type="float" office:value="0.284344568580148">
            <text:p>0.2843445686</text:p>
          </table:table-cell>
          <table:table-cell/>
        </table:table-row>
        <table:table-row table:style-name="ro1">
          <table:table-cell office:value-type="float" office:value="0.307532643686841">
            <text:p>0.3075326437</text:p>
          </table:table-cell>
          <table:table-cell/>
        </table:table-row>
        <table:table-row table:style-name="ro1">
          <table:table-cell office:value-type="float" office:value="0.327178340360516">
            <text:p>0.3271783404</text:p>
          </table:table-cell>
          <table:table-cell/>
        </table:table-row>
        <table:table-row table:style-name="ro1">
          <table:table-cell office:value-type="float" office:value="0.343158943212333">
            <text:p>0.3431589432</text:p>
          </table:table-cell>
          <table:table-cell/>
        </table:table-row>
        <table:table-row table:style-name="ro1">
          <table:table-cell office:value-type="float" office:value="0.355396024460165">
            <text:p>0.3553960245</text:p>
          </table:table-cell>
          <table:table-cell/>
        </table:table-row>
        <table:table-row table:style-name="ro1">
          <table:table-cell office:value-type="float" office:value="0.363855729056818">
            <text:p>0.3638557291</text:p>
          </table:table-cell>
          <table:table-cell/>
        </table:table-row>
        <table:table-row table:style-name="ro1">
          <table:table-cell office:value-type="float" office:value="0.368548656978999">
            <text:p>0.368548657</text:p>
          </table:table-cell>
          <table:table-cell/>
        </table:table-row>
        <table:table-row table:style-name="ro1">
          <table:table-cell office:value-type="float" office:value="0.369529345161933">
            <text:p>0.3695293452</text:p>
          </table:table-cell>
          <table:table-cell/>
        </table:table-row>
        <table:table-row table:style-name="ro1">
          <table:table-cell office:value-type="float" office:value="0.366895354919361">
            <text:p>0.3668953549</text:p>
          </table:table-cell>
          <table:table-cell/>
        </table:table-row>
        <table:table-row table:style-name="ro1">
          <table:table-cell office:value-type="float" office:value="0.360785973990093">
            <text:p>0.360785974</text:p>
          </table:table-cell>
          <table:table-cell/>
        </table:table-row>
        <table:table-row table:style-name="ro1">
          <table:table-cell office:value-type="float" office:value="0.351380545574264">
            <text:p>0.3513805456</text:p>
          </table:table-cell>
          <table:table-cell/>
        </table:table-row>
        <table:table-row table:style-name="ro1">
          <table:table-cell office:value-type="float" office:value="0.338896439837299">
            <text:p>0.3388964398</text:p>
          </table:table-cell>
          <table:table-cell/>
        </table:table-row>
        <table:table-row table:style-name="ro1">
          <table:table-cell office:value-type="float" office:value="0.323586686343609">
            <text:p>0.3235866863</text:p>
          </table:table-cell>
          <table:table-cell/>
        </table:table-row>
        <table:table-row table:style-name="ro1">
          <table:table-cell office:value-type="float" office:value="0.305737288708967">
            <text:p>0.3057372887</text:p>
          </table:table-cell>
          <table:table-cell/>
        </table:table-row>
        <table:table-row table:style-name="ro1">
          <table:table-cell office:value-type="float" office:value="0.285664245409104">
            <text:p>0.2856642454</text:p>
          </table:table-cell>
          <table:table-cell/>
        </table:table-row>
        <table:table-row table:style-name="ro1">
          <table:table-cell office:value-type="float" office:value="0.263710303129256">
            <text:p>0.2637103031</text:p>
          </table:table-cell>
          <table:table-cell/>
        </table:table-row>
        <table:table-row table:style-name="ro1">
          <table:table-cell office:value-type="float" office:value="0.240241471266346">
            <text:p>0.2402414713</text:p>
          </table:table-cell>
          <table:table-cell/>
        </table:table-row>
        <table:table-row table:style-name="ro1">
          <table:table-cell office:value-type="float" office:value="0.215643328183311">
            <text:p>0.2156433282</text:p>
          </table:table-cell>
          <table:table-cell/>
        </table:table-row>
        <table:table-row table:style-name="ro1">
          <table:table-cell office:value-type="float" office:value="0.190317151547754">
            <text:p>0.1903171515</text:p>
          </table:table-cell>
          <table:table-cell/>
        </table:table-row>
        <table:table-row table:style-name="ro1">
          <table:table-cell office:value-type="float" office:value="0.164675906551224">
            <text:p>0.1646759066</text:p>
          </table:table-cell>
          <table:table-cell/>
        </table:table-row>
        <table:table-row table:style-name="ro1">
          <table:table-cell office:value-type="float" office:value="0.139140126987361">
            <text:p>0.139140127</text:p>
          </table:table-cell>
          <table:table-cell/>
        </table:table-row>
        <table:table-row table:style-name="ro1">
          <table:table-cell office:value-type="float" office:value="0.114133725059902">
            <text:p>0.1141337251</text:p>
          </table:table-cell>
          <table:table-cell/>
        </table:table-row>
        <table:table-row table:style-name="ro1">
          <table:table-cell office:value-type="float" office:value="0.0900797663847383">
            <text:p>0.0900797664</text:p>
          </table:table-cell>
          <table:table-cell/>
        </table:table-row>
        <table:table-row table:style-name="ro1">
          <table:table-cell office:value-type="float" office:value="0.0673962469419144">
            <text:p>0.0673962469</text:p>
          </table:table-cell>
          <table:table-cell/>
        </table:table-row>
        <table:table-row table:style-name="ro1">
          <table:table-cell office:value-type="float" office:value="0.0464919087194661">
            <text:p>0.0464919087</text:p>
          </table:table-cell>
          <table:table-cell/>
        </table:table-row>
        <table:table-row table:style-name="ro1">
          <table:table-cell office:value-type="float" office:value="0.0277621304717459">
            <text:p>0.0277621305</text:p>
          </table:table-cell>
          <table:table-cell/>
        </table:table-row>
        <table:table-row table:style-name="ro1">
          <table:table-cell office:value-type="float" office:value="0.0115849293942615">
            <text:p>0.0115849294</text:p>
          </table:table-cell>
          <table:table-cell/>
        </table:table-row>
        <table:table-row table:style-name="ro1">
          <table:table-cell office:value-type="float" office:value="-0.00168289140226957">
            <text:p>-0.0016828914</text:p>
          </table:table-cell>
          <table:table-cell/>
        </table:table-row>
        <table:table-row table:style-name="ro1">
          <table:table-cell office:value-type="float" office:value="-0.0117094159437253">
            <text:p>-0.0117094159</text:p>
          </table:table-cell>
          <table:table-cell/>
        </table:table-row>
        <table:table-row table:style-name="ro1">
          <table:table-cell office:value-type="float" office:value="-0.0181910767839446">
            <text:p>-0.0181910768</text:p>
          </table:table-cell>
          <table:table-cell/>
        </table:table-row>
        <table:table-row table:style-name="ro1">
          <table:table-cell office:value-type="float" office:value="-0.020855874305422">
            <text:p>-0.0208558743</text:p>
          </table:table-cell>
          <table:table-cell/>
        </table:table-row>
        <table:table-row table:style-name="ro1">
          <table:table-cell office:value-type="float" office:value="-0.0194663255083921">
            <text:p>-0.0194663255</text:p>
          </table:table-cell>
          <table:table-cell/>
        </table:table-row>
        <table:table-row table:style-name="ro1">
          <table:table-cell office:value-type="float" office:value="-0.0138221161143056">
            <text:p>-0.0138221161</text:p>
          </table:table-cell>
          <table:table-cell/>
        </table:table-row>
        <table:table-row table:style-name="ro1">
          <table:table-cell office:value-type="float" office:value="-0.00376243227465878">
            <text:p>-0.0037624323</text:p>
          </table:table-cell>
          <table:table-cell/>
        </table:table-row>
        <table:table-row table:style-name="ro1">
          <table:table-cell office:value-type="float" office:value="0.0108320491595894">
            <text:p>0.0108320492</text:p>
          </table:table-cell>
          <table:table-cell/>
        </table:table-row>
        <table:table-row table:style-name="ro1">
          <table:table-cell office:value-type="float" office:value="0.0300375300124597">
            <text:p>0.03003753</text:p>
          </table:table-cell>
          <table:table-cell/>
        </table:table-row>
        <table:table-row table:style-name="ro1">
          <table:table-cell office:value-type="float" office:value="0.0538858350108098">
            <text:p>0.053885835</text:p>
          </table:table-cell>
          <table:table-cell/>
        </table:table-row>
        <table:table-row table:style-name="ro1">
          <table:table-cell office:value-type="float" office:value="0.0823635429519431">
            <text:p>0.082363543</text:p>
          </table:table-cell>
          <table:table-cell/>
        </table:table-row>
        <table:table-row table:style-name="ro1">
          <table:table-cell office:value-type="float" office:value="0.115411513669662">
            <text:p>0.1154115137</text:p>
          </table:table-cell>
          <table:table-cell/>
        </table:table-row>
        <table:table-row table:style-name="ro1">
          <table:table-cell office:value-type="float" office:value="0.152924816353038">
            <text:p>0.1529248164</text:p>
          </table:table-cell>
          <table:table-cell/>
        </table:table-row>
        <table:table-row table:style-name="ro1">
          <table:table-cell office:value-type="float" office:value="0.194753061417139">
            <text:p>0.1947530614</text:p>
          </table:table-cell>
          <table:table-cell/>
        </table:table-row>
        <table:table-row table:style-name="ro1">
          <table:table-cell office:value-type="float" office:value="0.240701134747022">
            <text:p>0.2407011347</text:p>
          </table:table-cell>
          <table:table-cell/>
        </table:table-row>
        <table:table-row table:style-name="ro1">
          <table:table-cell office:value-type="float" office:value="0.290530329763462">
            <text:p>0.2905303298</text:p>
          </table:table-cell>
          <table:table-cell/>
        </table:table-row>
        <table:table-row table:style-name="ro1">
          <table:table-cell office:value-type="float" office:value="0.34395986941798">
            <text:p>0.3439598694</text:p>
          </table:table-cell>
          <table:table-cell/>
        </table:table-row>
        <table:table-row table:style-name="ro1">
          <table:table-cell office:value-type="float" office:value="0.400668806944049">
            <text:p>0.4006688069</text:p>
          </table:table-cell>
          <table:table-cell/>
        </table:table-row>
        <table:table-row table:style-name="ro1">
          <table:table-cell office:value-type="float" office:value="0.460298290996823">
            <text:p>0.460298291</text:p>
          </table:table-cell>
          <table:table-cell/>
        </table:table-row>
        <table:table-row table:style-name="ro1">
          <table:table-cell office:value-type="float" office:value="0.522454177732546">
            <text:p>0.5224541777</text:p>
          </table:table-cell>
          <table:table-cell/>
        </table:table-row>
        <table:table-row table:style-name="ro1">
          <table:table-cell office:value-type="float" office:value="0.586709969435556">
            <text:p>0.5867099694</text:p>
          </table:table-cell>
          <table:table-cell/>
        </table:table-row>
        <table:table-row table:style-name="ro1">
          <table:table-cell office:value-type="float" office:value="0.652610056519895">
            <text:p>0.6526100565</text:p>
          </table:table-cell>
          <table:table-cell/>
        </table:table-row>
        <table:table-row table:style-name="ro1">
          <table:table-cell office:value-type="float" office:value="0.719673237137089">
            <text:p>0.7196732371</text:p>
          </table:table-cell>
          <table:table-cell/>
        </table:table-row>
        <table:table-row table:style-name="ro1">
          <table:table-cell office:value-type="float" office:value="0.787396486232957">
            <text:p>0.7873964862</text:p>
          </table:table-cell>
          <table:table-cell/>
        </table:table-row>
        <table:table-row table:style-name="ro1">
          <table:table-cell office:value-type="float" office:value="0.855258943734001">
            <text:p>0.8552589437</text:p>
          </table:table-cell>
          <table:table-cell/>
        </table:table-row>
        <table:table-row table:style-name="ro1">
          <table:table-cell office:value-type="float" office:value="0.922726089626031">
            <text:p>0.9227260896</text:p>
          </table:table-cell>
          <table:table-cell/>
        </table:table-row>
        <table:table-row table:style-name="ro1">
          <table:table-cell office:value-type="float" office:value="0.989254072030547">
            <text:p>0.989254072</text:p>
          </table:table-cell>
          <table:table-cell/>
        </table:table-row>
        <table:table-row table:style-name="ro1">
          <table:table-cell office:value-type="float" office:value="1.05429415300089">
            <text:p>1.054294153</text:p>
          </table:table-cell>
          <table:table-cell/>
        </table:table-row>
        <table:table-row table:style-name="ro1">
          <table:table-cell office:value-type="float" office:value="1.11729723566336">
            <text:p>1.1172972357</text:p>
          </table:table-cell>
          <table:table-cell/>
        </table:table-row>
        <table:table-row table:style-name="ro1">
          <table:table-cell office:value-type="float" office:value="1.17771843552656">
            <text:p>1.1777184355</text:p>
          </table:table-cell>
          <table:table-cell/>
        </table:table-row>
        <table:table-row table:style-name="ro1">
          <table:table-cell office:value-type="float" office:value="1.23502165828253">
            <text:p>1.2350216583</text:p>
          </table:table-cell>
          <table:table-cell/>
        </table:table-row>
        <table:table-row table:style-name="ro1">
          <table:table-cell office:value-type="float" office:value="1.28868414623068">
            <text:p>1.2886841462</text:p>
          </table:table-cell>
          <table:table-cell/>
        </table:table-row>
        <table:table-row table:style-name="ro1">
          <table:table-cell office:value-type="float" office:value="1.33820095557144">
            <text:p>1.3382009556</text:p>
          </table:table-cell>
          <table:table-cell/>
        </table:table-row>
        <table:table-row table:style-name="ro1">
          <table:table-cell office:value-type="float" office:value="1.38308932724117">
            <text:p>1.3830893272</text:p>
          </table:table-cell>
          <table:table-cell/>
        </table:table-row>
        <table:table-row table:style-name="ro1">
          <table:table-cell office:value-type="float" office:value="1.42289291468977">
            <text:p>1.4228929147</text:p>
          </table:table-cell>
          <table:table-cell/>
        </table:table-row>
        <table:table-row table:style-name="ro1">
          <table:table-cell office:value-type="float" office:value="1.45718583303242">
            <text:p>1.457185833</text:p>
          </table:table-cell>
          <table:table-cell/>
        </table:table-row>
        <table:table-row table:style-name="ro1">
          <table:table-cell office:value-type="float" office:value="1.48557649532899">
            <text:p>1.4855764953</text:p>
          </table:table-cell>
          <table:table-cell/>
        </table:table-row>
        <table:table-row table:style-name="ro1">
          <table:table-cell office:value-type="float" office:value="1.50771120334884">
            <text:p>1.5077112033</text:p>
          </table:table-cell>
          <table:table-cell/>
        </table:table-row>
        <table:table-row table:style-name="ro1">
          <table:table-cell office:value-type="float" office:value="1.52327746205196">
            <text:p>1.5232774621</text:p>
          </table:table-cell>
          <table:table-cell/>
        </table:table-row>
        <table:table-row table:style-name="ro1">
          <table:table-cell office:value-type="float" office:value="1.53200698914606">
            <text:p>1.5320069891</text:p>
          </table:table-cell>
          <table:table-cell/>
        </table:table-row>
        <table:table-row table:style-name="ro1">
          <table:table-cell office:value-type="float" office:value="1.5336783934449">
            <text:p>1.5336783934</text:p>
          </table:table-cell>
          <table:table-cell/>
        </table:table-row>
        <table:table-row table:style-name="ro1">
          <table:table-cell office:value-type="float" office:value="1.52811949833877">
            <text:p>1.5281194983</text:p>
          </table:table-cell>
          <table:table-cell/>
        </table:table-row>
        <table:table-row table:style-name="ro1">
          <table:table-cell office:value-type="float" office:value="1.51520928947177">
            <text:p>1.5152092895</text:p>
          </table:table-cell>
          <table:table-cell/>
        </table:table-row>
        <table:table-row table:style-name="ro1">
          <table:table-cell office:value-type="float" office:value="1.49487946868139">
            <text:p>1.4948794687</text:p>
          </table:table-cell>
          <table:table-cell/>
        </table:table-row>
        <table:table-row table:style-name="ro1">
          <table:table-cell office:value-type="float" office:value="1.46711559936905">
            <text:p>1.4671155994</text:p>
          </table:table-cell>
          <table:table-cell/>
        </table:table-row>
        <table:table-row table:style-name="ro1">
          <table:table-cell office:value-type="float" office:value="1.43195783171196">
            <text:p>1.4319578317</text:p>
          </table:table-cell>
          <table:table-cell/>
        </table:table-row>
        <table:table-row table:style-name="ro1">
          <table:table-cell office:value-type="float" office:value="1.3895011994703">
            <text:p>1.3895011995</text:p>
          </table:table-cell>
          <table:table-cell/>
        </table:table-row>
        <table:table-row table:style-name="ro1">
          <table:table-cell office:value-type="float" office:value="1.33989548356298">
            <text:p>1.3398954836</text:p>
          </table:table-cell>
          <table:table-cell/>
        </table:table-row>
      </table:table>
      <table:table table:name="KnownData" table:style-name="ta1" table:print="false">
        <table:table-source xlink:type="simple" xlink:href="../ga/bin/Debug/ConcErlangData.csv" table:table-name="Sheet1" table:filter-name="Text - txt - csv (StarCalc)" table:filter-options="44/32/MRG,34,76,1,,0,false,false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159611098">
            <text:p>0.159611098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318409739">
            <text:p>0.318409739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47558897">
            <text:p>0.47558897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630352808">
            <text:p>0.630352808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78192162">
            <text:p>0.78192162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929537384">
            <text:p>0.929537384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1.072468783">
            <text:p>1.072468783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1.210016108">
            <text:p>1.210016108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1.341515918">
            <text:p>1.341515918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.466345428">
            <text:p>1.466345428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1.583926602">
            <text:p>1.583926602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1.693729903">
            <text:p>1.693729903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1.795277688">
            <text:p>1.795277688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1.888147217">
            <text:p>1.888147217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1.971973249">
            <text:p>1.971973249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2.046450217">
            <text:p>2.046450217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2.111333963">
            <text:p>2.111333963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2.16644301">
            <text:p>2.16644301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2.211659386">
            <text:p>2.211659386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2.246928969">
            <text:p>2.246928969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2.27226137">
            <text:p>2.27226137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2.287729355">
            <text:p>2.287729355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2.293467795">
            <text:p>2.293467795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2.289672181">
            <text:p>2.289672181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2.276596692">
            <text:p>2.276596692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2.254551845">
            <text:p>2.254551845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2.223901749">
            <text:p>2.223901749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2.18506097">
            <text:p>2.18506097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2.138491059">
            <text:p>2.138491059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2.084696738">
            <text:p>2.084696738</text:p>
          </table:table-cell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2.024221806">
            <text:p>2.024221806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1.957644775">
            <text:p>1.957644775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1.885574284">
            <text:p>1.885574284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1.808644323">
            <text:p>1.808644323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1.727509296">
            <text:p>1.727509296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1.642838987">
            <text:p>1.642838987</text:p>
          </table:table-cell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1.555313435">
            <text:p>1.555313435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1.465617784">
            <text:p>1.465617784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1.374437138">
            <text:p>1.374437138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1.282451458">
            <text:p>1.282451458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1.190330549">
            <text:p>1.190330549</text:p>
          </table:table-cell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1.098729169">
            <text:p>1.098729169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1.008282298">
            <text:p>1.008282298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.919600604">
            <text:p>0.919600604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833266145">
            <text:p>0.833266145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0.749828328">
            <text:p>0.749828328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office:value-type="float" office:value="0.669800171">
            <text:p>0.669800171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0.593654877">
            <text:p>0.593654877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office:value-type="float" office:value="0.521822761">
            <text:p>0.521822761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454688547">
            <text:p>0.454688547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0.392589047">
            <text:p>0.392589047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335811252">
            <text:p>0.335811252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0.284590831">
            <text:p>0.284590831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0.239111063">
            <text:p>0.23911106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199502197">
            <text:p>0.199502197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0.165841249">
            <text:p>0.165841249</text:p>
          </table:table-cell>
        </table:table-row>
        <table:table-row table:style-name="ro1">
          <table:table-cell office:value-type="float" office:value="0.57">
            <text:p>0.57</text:p>
          </table:table-cell>
          <table:table-cell office:value-type="float" office:value="0.138152227">
            <text:p>0.138152227</text:p>
          </table:table-cell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0.116406792">
            <text:p>0.116406792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0.100525329">
            <text:p>0.100525329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090378438">
            <text:p>0.090378438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0.085788807">
            <text:p>0.085788807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0.086533475">
            <text:p>0.086533475</text:p>
          </table:table-cell>
        </table:table-row>
        <table:table-row table:style-name="ro1">
          <table:table-cell office:value-type="float" office:value="0.63">
            <text:p>0.63</text:p>
          </table:table-cell>
          <table:table-cell office:value-type="float" office:value="0.092346437">
            <text:p>0.092346437</text:p>
          </table:table-cell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0.102921588">
            <text:p>0.102921588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117915975">
            <text:p>0.117915975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0.136953318">
            <text:p>0.136953318</text:p>
          </table:table-cell>
        </table:table-row>
        <table:table-row table:style-name="ro1">
          <table:table-cell office:value-type="float" office:value="0.67">
            <text:p>0.67</text:p>
          </table:table-cell>
          <table:table-cell office:value-type="float" office:value="0.159627785">
            <text:p>0.159627785</text:p>
          </table:table-cell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0.185507975">
            <text:p>0.185507975</text:p>
          </table:table-cell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0.214141086">
            <text:p>0.214141086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245057221">
            <text:p>0.245057221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0.277773807">
            <text:p>0.277773807</text:p>
          </table:table-cell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0.311800079">
            <text:p>0.311800079</text:p>
          </table:table-cell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0.346641601">
            <text:p>0.346641601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.381804777">
            <text:p>0.381804777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41680132">
            <text:p>0.41680132</text:p>
          </table:table-cell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0.451152642">
            <text:p>0.451152642</text:p>
          </table:table-cell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0.484394125">
            <text:p>0.484394125</text:p>
          </table:table-cell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0.516079239">
            <text:p>0.516079239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0.545783477">
            <text:p>0.545783477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573108067">
            <text:p>0.573108067</text:p>
          </table:table-cell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0.597683435">
            <text:p>0.597683435</text:p>
          </table:table-cell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0.619172394">
            <text:p>0.619172394</text:p>
          </table:table-cell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0.63727303">
            <text:p>0.63727303</text:p>
          </table:table-cell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0.651721253">
            <text:p>0.65172125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662293011">
            <text:p>0.662293011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0.668806136">
            <text:p>0.668806136</text:p>
          </table:table-cell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0.671121806">
            <text:p>0.671121806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669145626">
            <text:p>0.669145626</text:p>
          </table:table-cell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0.662828301">
            <text:p>0.662828301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652165914">
            <text:p>0.652165914</text:p>
          </table:table-cell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0.637199792">
            <text:p>0.637199792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0.61801598">
            <text:p>0.61801598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0.594744308">
            <text:p>0.594744308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0.567557074">
            <text:p>0.56755707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53666736">
            <text:p>0.53666736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0.50232697">
            <text:p>0.50232697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0.464824042">
            <text:p>0.464824042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424480331">
            <text:p>0.424480331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.381648196">
            <text:p>0.3816481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336707316">
            <text:p>0.336707316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0.29006116">
            <text:p>0.29006116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.242133256">
            <text:p>0.242133256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193363261">
            <text:p>0.193363261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144202908">
            <text:p>0.144202908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95111818">
            <text:p>0.095111818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46553257">
            <text:p>0.046553257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-0.001010156">
            <text:p>-0.001010156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-0.047120743">
            <text:p>-0.047120743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-0.091330023">
            <text:p>-0.091330023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-0.133202893">
            <text:p>-0.133202893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-0.172321711">
            <text:p>-0.172321711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-0.208290225">
            <text:p>-0.208290225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office:value-type="float" office:value="-0.240737329">
            <text:p>-0.240737329</text:p>
          </table:table-cell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-0.269320616">
            <text:p>-0.269320616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-0.293729678">
            <text:p>-0.293729678</text:p>
          </table:table-cell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-0.313689147">
            <text:p>-0.313689147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-0.328961435">
            <text:p>-0.328961435</text:p>
          </table:table-cell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-0.339349158">
            <text:p>-0.339349158</text:p>
          </table:table-cell>
        </table:table-row>
        <table:table-row table:style-name="ro1">
          <table:table-cell office:value-type="float" office:value="1.19">
            <text:p>1.19</text:p>
          </table:table-cell>
          <table:table-cell office:value-type="float" office:value="-0.34469721">
            <text:p>-0.3446972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-0.34489449">
            <text:p>-0.34489449</text:p>
          </table:table-cell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-0.33987524">
            <text:p>-0.33987524</text:p>
          </table:table-cell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-0.329620003">
            <text:p>-0.329620003</text:p>
          </table:table-cell>
        </table:table-row>
        <table:table-row table:style-name="ro1">
          <table:table-cell office:value-type="float" office:value="1.23">
            <text:p>1.23</text:p>
          </table:table-cell>
          <table:table-cell office:value-type="float" office:value="-0.314156181">
            <text:p>-0.314156181</text:p>
          </table:table-cell>
        </table:table-row>
        <table:table-row table:style-name="ro1">
          <table:table-cell office:value-type="float" office:value="1.24">
            <text:p>1.24</text:p>
          </table:table-cell>
          <table:table-cell office:value-type="float" office:value="-0.293558186">
            <text:p>-0.293558186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-0.267947186">
            <text:p>-0.267947186</text:p>
          </table:table-cell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-0.237490453">
            <text:p>-0.237490453</text:p>
          </table:table-cell>
        </table:table-row>
        <table:table-row table:style-name="ro1">
          <table:table-cell office:value-type="float" office:value="1.27">
            <text:p>1.27</text:p>
          </table:table-cell>
          <table:table-cell office:value-type="float" office:value="-0.202400293">
            <text:p>-0.202400293</text:p>
          </table:table-cell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-0.162932597">
            <text:p>-0.162932597</text:p>
          </table:table-cell>
        </table:table-row>
        <table:table-row table:style-name="ro1">
          <table:table-cell office:value-type="float" office:value="1.29">
            <text:p>1.29</text:p>
          </table:table-cell>
          <table:table-cell office:value-type="float" office:value="-0.119385">
            <text:p>-0.119385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-0.072094673">
            <text:p>-0.072094673</text:p>
          </table:table-cell>
        </table:table-row>
        <table:table-row table:style-name="ro1">
          <table:table-cell office:value-type="float" office:value="1.31">
            <text:p>1.31</text:p>
          </table:table-cell>
          <table:table-cell office:value-type="float" office:value="-0.021435765">
            <text:p>-0.021435765</text:p>
          </table:table-cell>
        </table:table-row>
        <table:table-row table:style-name="ro1">
          <table:table-cell office:value-type="float" office:value="1.32">
            <text:p>1.32</text:p>
          </table:table-cell>
          <table:table-cell office:value-type="float" office:value="0.032183496">
            <text:p>0.032183496</text:p>
          </table:table-cell>
        </table:table-row>
        <table:table-row table:style-name="ro1">
          <table:table-cell office:value-type="float" office:value="1.33">
            <text:p>1.33</text:p>
          </table:table-cell>
          <table:table-cell office:value-type="float" office:value="0.088323999">
            <text:p>0.088323999</text:p>
          </table:table-cell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0.146519242">
            <text:p>0.146519242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.20627907">
            <text:p>0.20627907</text:p>
          </table:table-cell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0.26709365">
            <text:p>0.26709365</text:p>
          </table:table-cell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0.328437627">
            <text:p>0.328437627</text:p>
          </table:table-cell>
        </table:table-row>
        <table:table-row table:style-name="ro1">
          <table:table-cell office:value-type="float" office:value="1.38">
            <text:p>1.38</text:p>
          </table:table-cell>
          <table:table-cell office:value-type="float" office:value="0.389774448">
            <text:p>0.389774448</text:p>
          </table:table-cell>
        </table:table-row>
        <table:table-row table:style-name="ro1">
          <table:table-cell office:value-type="float" office:value="1.39">
            <text:p>1.39</text:p>
          </table:table-cell>
          <table:table-cell office:value-type="float" office:value="0.450560814">
            <text:p>0.450560814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510251208">
            <text:p>0.510251208</text:p>
          </table:table-cell>
        </table:table-row>
        <table:table-row table:style-name="ro1">
          <table:table-cell office:value-type="float" office:value="1.41">
            <text:p>1.41</text:p>
          </table:table-cell>
          <table:table-cell office:value-type="float" office:value="0.568302489">
            <text:p>0.568302489</text:p>
          </table:table-cell>
        </table:table-row>
        <table:table-row table:style-name="ro1">
          <table:table-cell office:value-type="float" office:value="1.42">
            <text:p>1.42</text:p>
          </table:table-cell>
          <table:table-cell office:value-type="float" office:value="0.624178487">
            <text:p>0.624178487</text:p>
          </table:table-cell>
        </table:table-row>
        <table:table-row table:style-name="ro1">
          <table:table-cell office:value-type="float" office:value="1.43">
            <text:p>1.43</text:p>
          </table:table-cell>
          <table:table-cell office:value-type="float" office:value="0.677354582">
            <text:p>0.677354582</text:p>
          </table:table-cell>
        </table:table-row>
        <table:table-row table:style-name="ro1">
          <table:table-cell office:value-type="float" office:value="1.44">
            <text:p>1.44</text:p>
          </table:table-cell>
          <table:table-cell office:value-type="float" office:value="0.727322212">
            <text:p>0.727322212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773593292">
            <text:p>0.773593292</text:p>
          </table:table-cell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0.815704486">
            <text:p>0.815704486</text:p>
          </table:table-cell>
        </table:table-row>
        <table:table-row table:style-name="ro1">
          <table:table-cell office:value-type="float" office:value="1.47">
            <text:p>1.47</text:p>
          </table:table-cell>
          <table:table-cell office:value-type="float" office:value="0.853221309">
            <text:p>0.853221309</text:p>
          </table:table-cell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0.885742025">
            <text:p>0.885742025</text:p>
          </table:table-cell>
        </table:table-row>
        <table:table-row table:style-name="ro1">
          <table:table-cell office:value-type="float" office:value="1.49">
            <text:p>1.49</text:p>
          </table:table-cell>
          <table:table-cell office:value-type="float" office:value="0.912901297">
            <text:p>0.91290129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934373577">
            <text:p>0.934373577</text:p>
          </table:table-cell>
        </table:table-row>
        <table:table-row table:style-name="ro1">
          <table:table-cell office:value-type="float" office:value="1.51">
            <text:p>1.51</text:p>
          </table:table-cell>
          <table:table-cell office:value-type="float" office:value="0.949876181">
            <text:p>0.949876181</text:p>
          </table:table-cell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0.959172046">
            <text:p>0.959172046</text:p>
          </table:table-cell>
        </table:table-row>
        <table:table-row table:style-name="ro1">
          <table:table-cell office:value-type="float" office:value="1.53">
            <text:p>1.53</text:p>
          </table:table-cell>
          <table:table-cell office:value-type="float" office:value="0.962072133">
            <text:p>0.962072133</text:p>
          </table:table-cell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0.958437458">
            <text:p>0.958437458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.948180725">
            <text:p>0.948180725</text:p>
          </table:table-cell>
        </table:table-row>
        <table:table-row table:style-name="ro1">
          <table:table-cell office:value-type="float" office:value="1.56">
            <text:p>1.56</text:p>
          </table:table-cell>
          <table:table-cell office:value-type="float" office:value="0.93126756">
            <text:p>0.93126756</text:p>
          </table:table-cell>
        </table:table-row>
        <table:table-row table:style-name="ro1">
          <table:table-cell office:value-type="float" office:value="1.57">
            <text:p>1.57</text:p>
          </table:table-cell>
          <table:table-cell office:value-type="float" office:value="0.907717319">
            <text:p>0.907717319</text:p>
          </table:table-cell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0.877603476">
            <text:p>0.877603476</text:p>
          </table:table-cell>
        </table:table-row>
        <table:table-row table:style-name="ro1">
          <table:table-cell office:value-type="float" office:value="1.59">
            <text:p>1.59</text:p>
          </table:table-cell>
          <table:table-cell office:value-type="float" office:value="0.841053569">
            <text:p>0.841053569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798248715">
            <text:p>0.798248715</text:p>
          </table:table-cell>
        </table:table-row>
        <table:table-row table:style-name="ro1">
          <table:table-cell office:value-type="float" office:value="1.61">
            <text:p>1.61</text:p>
          </table:table-cell>
          <table:table-cell office:value-type="float" office:value="0.74942269">
            <text:p>0.74942269</text:p>
          </table:table-cell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0.694860582">
            <text:p>0.694860582</text:p>
          </table:table-cell>
        </table:table-row>
        <table:table-row table:style-name="ro1">
          <table:table-cell office:value-type="float" office:value="1.63">
            <text:p>1.63</text:p>
          </table:table-cell>
          <table:table-cell office:value-type="float" office:value="0.634897024">
            <text:p>0.634897024</text:p>
          </table:table-cell>
        </table:table-row>
        <table:table-row table:style-name="ro1">
          <table:table-cell office:value-type="float" office:value="1.64">
            <text:p>1.64</text:p>
          </table:table-cell>
          <table:table-cell office:value-type="float" office:value="0.569914014">
            <text:p>0.569914014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.500338349">
            <text:p>0.500338349</text:p>
          </table:table-cell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0.426638679">
            <text:p>0.426638679</text:p>
          </table:table-cell>
        </table:table-row>
        <table:table-row table:style-name="ro1">
          <table:table-cell office:value-type="float" office:value="1.67">
            <text:p>1.67</text:p>
          </table:table-cell>
          <table:table-cell office:value-type="float" office:value="0.349322211">
            <text:p>0.349322211</text:p>
          </table:table-cell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0.268931082">
            <text:p>0.268931082</text:p>
          </table:table-cell>
        </table:table-row>
        <table:table-row table:style-name="ro1">
          <table:table-cell office:value-type="float" office:value="1.69">
            <text:p>1.69</text:p>
          </table:table-cell>
          <table:table-cell office:value-type="float" office:value="0.186038437">
            <text:p>0.186038437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101244224">
            <text:p>0.101244224</text:p>
          </table:table-cell>
        </table:table-row>
        <table:table-row table:style-name="ro1">
          <table:table-cell office:value-type="float" office:value="1.71">
            <text:p>1.71</text:p>
          </table:table-cell>
          <table:table-cell office:value-type="float" office:value="0.01517076">
            <text:p>0.01517076</text:p>
          </table:table-cell>
        </table:table-row>
        <table:table-row table:style-name="ro1">
          <table:table-cell office:value-type="float" office:value="1.72">
            <text:p>1.72</text:p>
          </table:table-cell>
          <table:table-cell office:value-type="float" office:value="-0.071541916">
            <text:p>-0.071541916</text:p>
          </table:table-cell>
        </table:table-row>
        <table:table-row table:style-name="ro1">
          <table:table-cell office:value-type="float" office:value="1.73">
            <text:p>1.73</text:p>
          </table:table-cell>
          <table:table-cell office:value-type="float" office:value="-0.158240855">
            <text:p>-0.158240855</text:p>
          </table:table-cell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-0.244265151">
            <text:p>-0.244265151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-0.328950977">
            <text:p>-0.328950977</text:p>
          </table:table-cell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-0.411636691">
            <text:p>-0.411636691</text:p>
          </table:table-cell>
        </table:table-row>
        <table:table-row table:style-name="ro1">
          <table:table-cell office:value-type="float" office:value="1.77">
            <text:p>1.77</text:p>
          </table:table-cell>
          <table:table-cell office:value-type="float" office:value="-0.491667944">
            <text:p>-0.491667944</text:p>
          </table:table-cell>
        </table:table-row>
        <table:table-row table:style-name="ro1">
          <table:table-cell office:value-type="float" office:value="1.78">
            <text:p>1.78</text:p>
          </table:table-cell>
          <table:table-cell office:value-type="float" office:value="-0.568402777">
            <text:p>-0.568402777</text:p>
          </table:table-cell>
        </table:table-row>
        <table:table-row table:style-name="ro1">
          <table:table-cell office:value-type="float" office:value="1.79">
            <text:p>1.79</text:p>
          </table:table-cell>
          <table:table-cell office:value-type="float" office:value="-0.641216642">
            <text:p>-0.641216642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-0.709507326">
            <text:p>-0.709507326</text:p>
          </table:table-cell>
        </table:table-row>
        <table:table-row table:style-name="ro1">
          <table:table-cell office:value-type="float" office:value="1.81">
            <text:p>1.81</text:p>
          </table:table-cell>
          <table:table-cell office:value-type="float" office:value="-0.772699733">
            <text:p>-0.772699733</text:p>
          </table:table-cell>
        </table:table-row>
        <table:table-row table:style-name="ro1">
          <table:table-cell office:value-type="float" office:value="1.82">
            <text:p>1.82</text:p>
          </table:table-cell>
          <table:table-cell office:value-type="float" office:value="-0.830250485">
            <text:p>-0.830250485</text:p>
          </table:table-cell>
        </table:table-row>
        <table:table-row table:style-name="ro1">
          <table:table-cell office:value-type="float" office:value="1.83">
            <text:p>1.83</text:p>
          </table:table-cell>
          <table:table-cell office:value-type="float" office:value="-0.8816523">
            <text:p>-0.8816523</text:p>
          </table:table-cell>
        </table:table-row>
        <table:table-row table:style-name="ro1">
          <table:table-cell office:value-type="float" office:value="1.84">
            <text:p>1.84</text:p>
          </table:table-cell>
          <table:table-cell office:value-type="float" office:value="-0.926438127">
            <text:p>-0.926438127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-0.964184993">
            <text:p>-0.964184993</text:p>
          </table:table-cell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-0.99451753">
            <text:p>-0.99451753</text:p>
          </table:table-cell>
        </table:table-row>
        <table:table-row table:style-name="ro1">
          <table:table-cell office:value-type="float" office:value="1.87">
            <text:p>1.87</text:p>
          </table:table-cell>
          <table:table-cell office:value-type="float" office:value="-1.01711116">
            <text:p>-1.01711116</text:p>
          </table:table-cell>
        </table:table-row>
        <table:table-row table:style-name="ro1">
          <table:table-cell office:value-type="float" office:value="1.88">
            <text:p>1.88</text:p>
          </table:table-cell>
          <table:table-cell office:value-type="float" office:value="-1.031694915">
            <text:p>-1.031694915</text:p>
          </table:table-cell>
        </table:table-row>
        <table:table-row table:style-name="ro1">
          <table:table-cell office:value-type="float" office:value="1.89">
            <text:p>1.89</text:p>
          </table:table-cell>
          <table:table-cell office:value-type="float" office:value="-1.038053852">
            <text:p>-1.038053852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-1.036031066">
            <text:p>-1.036031066</text:p>
          </table:table-cell>
        </table:table-row>
        <table:table-row table:style-name="ro1">
          <table:table-cell office:value-type="float" office:value="1.91">
            <text:p>1.91</text:p>
          </table:table-cell>
          <table:table-cell office:value-type="float" office:value="-1.025529264">
            <text:p>-1.025529264</text:p>
          </table:table-cell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-1.006511898">
            <text:p>-1.006511898</text:p>
          </table:table-cell>
        </table:table-row>
        <table:table-row table:style-name="ro1">
          <table:table-cell office:value-type="float" office:value="1.93">
            <text:p>1.93</text:p>
          </table:table-cell>
          <table:table-cell office:value-type="float" office:value="-0.979003846">
            <text:p>-0.979003846</text:p>
          </table:table-cell>
        </table:table-row>
        <table:table-row table:style-name="ro1">
          <table:table-cell office:value-type="float" office:value="1.94">
            <text:p>1.94</text:p>
          </table:table-cell>
          <table:table-cell office:value-type="float" office:value="-0.943091625">
            <text:p>-0.943091625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-0.898923151">
            <text:p>-0.898923151</text:p>
          </table:table-cell>
        </table:table-row>
        <table:table-row table:style-name="ro1">
          <table:table-cell office:value-type="float" office:value="1.96">
            <text:p>1.96</text:p>
          </table:table-cell>
          <table:table-cell office:value-type="float" office:value="-0.84670702">
            <text:p>-0.84670702</text:p>
          </table:table-cell>
        </table:table-row>
        <table:table-row table:style-name="ro1">
          <table:table-cell office:value-type="float" office:value="1.97">
            <text:p>1.97</text:p>
          </table:table-cell>
          <table:table-cell office:value-type="float" office:value="-0.786711347">
            <text:p>-0.786711347</text:p>
          </table:table-cell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-0.719262137">
            <text:p>-0.719262137</text:p>
          </table:table-cell>
        </table:table-row>
        <table:table-row table:style-name="ro1">
          <table:table-cell office:value-type="float" office:value="1.99">
            <text:p>1.99</text:p>
          </table:table-cell>
          <table:table-cell office:value-type="float" office:value="-0.644741231">
            <text:p>-0.644741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0.563583809">
            <text:p>-0.563583809</text:p>
          </table:table-cell>
        </table:table-row>
        <table:table-row table:style-name="ro1">
          <table:table-cell office:value-type="float" office:value="2.01">
            <text:p>2.01</text:p>
          </table:table-cell>
          <table:table-cell office:value-type="float" office:value="-0.476275501">
            <text:p>-0.476275501</text:p>
          </table:table-cell>
        </table:table-row>
        <table:table-row table:style-name="ro1">
          <table:table-cell office:value-type="float" office:value="2.02">
            <text:p>2.02</text:p>
          </table:table-cell>
          <table:table-cell office:value-type="float" office:value="-0.383349104">
            <text:p>-0.383349104</text:p>
          </table:table-cell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-0.285380934">
            <text:p>-0.285380934</text:p>
          </table:table-cell>
        </table:table-row>
        <table:table-row table:style-name="ro1">
          <table:table-cell office:value-type="float" office:value="2.04">
            <text:p>2.04</text:p>
          </table:table-cell>
          <table:table-cell office:value-type="float" office:value="-0.182986846">
            <text:p>-0.182986846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-0.076817951">
            <text:p>-0.076817951</text:p>
          </table:table-cell>
        </table:table-row>
        <table:table-row table:style-name="ro1">
          <table:table-cell office:value-type="float" office:value="2.06">
            <text:p>2.06</text:p>
          </table:table-cell>
          <table:table-cell office:value-type="float" office:value="0.032443947">
            <text:p>0.032443947</text:p>
          </table:table-cell>
        </table:table-row>
        <table:table-row table:style-name="ro1">
          <table:table-cell office:value-type="float" office:value="2.07">
            <text:p>2.07</text:p>
          </table:table-cell>
          <table:table-cell office:value-type="float" office:value="0.14409115">
            <text:p>0.14409115</text:p>
          </table:table-cell>
        </table:table-row>
        <table:table-row table:style-name="ro1">
          <table:table-cell office:value-type="float" office:value="2.08">
            <text:p>2.08</text:p>
          </table:table-cell>
          <table:table-cell office:value-type="float" office:value="0.257395069">
            <text:p>0.257395069</text:p>
          </table:table-cell>
        </table:table-row>
        <table:table-row table:style-name="ro1">
          <table:table-cell office:value-type="float" office:value="2.09">
            <text:p>2.09</text:p>
          </table:table-cell>
          <table:table-cell office:value-type="float" office:value="0.37161139">
            <text:p>0.37161139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0.485985375">
            <text:p>0.485985375</text:p>
          </table:table-cell>
        </table:table-row>
        <table:table-row table:style-name="ro1">
          <table:table-cell office:value-type="float" office:value="2.11">
            <text:p>2.11</text:p>
          </table:table-cell>
          <table:table-cell office:value-type="float" office:value="0.599757239">
            <text:p>0.599757239</text:p>
          </table:table-cell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0.712167583">
            <text:p>0.712167583</text:p>
          </table:table-cell>
        </table:table-row>
        <table:table-row table:style-name="ro1">
          <table:table-cell office:value-type="float" office:value="2.13">
            <text:p>2.13</text:p>
          </table:table-cell>
          <table:table-cell office:value-type="float" office:value="0.822462822">
            <text:p>0.822462822</text:p>
          </table:table-cell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0.929900587">
            <text:p>0.929900587</text:p>
          </table:table-cell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1.033755042">
            <text:p>1.033755042</text:p>
          </table:table-cell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1.13332209">
            <text:p>1.13332209</text:p>
          </table:table-cell>
        </table:table-row>
        <table:table-row table:style-name="ro1">
          <table:table-cell office:value-type="float" office:value="2.17">
            <text:p>2.17</text:p>
          </table:table-cell>
          <table:table-cell office:value-type="float" office:value="1.227924415">
            <text:p>1.227924415</text:p>
          </table:table-cell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1.316916337">
            <text:p>1.316916337</text:p>
          </table:table-cell>
        </table:table-row>
        <table:table-row table:style-name="ro1">
          <table:table-cell office:value-type="float" office:value="2.19">
            <text:p>2.19</text:p>
          </table:table-cell>
          <table:table-cell office:value-type="float" office:value="1.399688432">
            <text:p>1.399688432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1.475671883">
            <text:p>1.475671883</text:p>
          </table:table-cell>
        </table:table-row>
        <table:table-row table:style-name="ro1">
          <table:table-cell office:value-type="float" office:value="2.21">
            <text:p>2.21</text:p>
          </table:table-cell>
          <table:table-cell office:value-type="float" office:value="1.544342536">
            <text:p>1.544342536</text:p>
          </table:table-cell>
        </table:table-row>
        <table:table-row table:style-name="ro1">
          <table:table-cell office:value-type="float" office:value="2.22">
            <text:p>2.22</text:p>
          </table:table-cell>
          <table:table-cell office:value-type="float" office:value="1.605224629">
            <text:p>1.605224629</text:p>
          </table:table-cell>
        </table:table-row>
        <table:table-row table:style-name="ro1">
          <table:table-cell office:value-type="float" office:value="2.23">
            <text:p>2.23</text:p>
          </table:table-cell>
          <table:table-cell office:value-type="float" office:value="1.657894153">
            <text:p>1.657894153</text:p>
          </table:table-cell>
        </table:table-row>
        <table:table-row table:style-name="ro1">
          <table:table-cell office:value-type="float" office:value="2.24">
            <text:p>2.24</text:p>
          </table:table-cell>
          <table:table-cell office:value-type="float" office:value="1.701981842">
            <text:p>1.701981842</text:p>
          </table:table-cell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1.73717575">
            <text:p>1.73717575</text:p>
          </table:table-cell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1.763223413">
            <text:p>1.763223413</text:p>
          </table:table-cell>
        </table:table-row>
        <table:table-row table:style-name="ro1">
          <table:table-cell office:value-type="float" office:value="2.27">
            <text:p>2.27</text:p>
          </table:table-cell>
          <table:table-cell office:value-type="float" office:value="1.779933557">
            <text:p>1.779933557</text:p>
          </table:table-cell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1.787177373">
            <text:p>1.787177373</text:p>
          </table:table-cell>
        </table:table-row>
        <table:table-row table:style-name="ro1">
          <table:table-cell office:value-type="float" office:value="2.29">
            <text:p>2.29</text:p>
          </table:table-cell>
          <table:table-cell office:value-type="float" office:value="1.784889313">
            <text:p>1.784889313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1.773067434">
            <text:p>1.773067434</text:p>
          </table:table-cell>
        </table:table-row>
        <table:table-row table:style-name="ro1">
          <table:table-cell office:value-type="float" office:value="2.31">
            <text:p>2.31</text:p>
          </table:table-cell>
          <table:table-cell office:value-type="float" office:value="1.751773264">
            <text:p>1.751773264</text:p>
          </table:table-cell>
        </table:table-row>
        <table:table-row table:style-name="ro1">
          <table:table-cell office:value-type="float" office:value="2.32">
            <text:p>2.32</text:p>
          </table:table-cell>
          <table:table-cell office:value-type="float" office:value="1.721131212">
            <text:p>1.721131212</text:p>
          </table:table-cell>
        </table:table-row>
        <table:table-row table:style-name="ro1">
          <table:table-cell office:value-type="float" office:value="2.33">
            <text:p>2.33</text:p>
          </table:table-cell>
          <table:table-cell office:value-type="float" office:value="1.681327508">
            <text:p>1.681327508</text:p>
          </table:table-cell>
        </table:table-row>
        <table:table-row table:style-name="ro1">
          <table:table-cell office:value-type="float" office:value="2.34">
            <text:p>2.34</text:p>
          </table:table-cell>
          <table:table-cell office:value-type="float" office:value="1.632608698">
            <text:p>1.632608698</text:p>
          </table:table-cell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1.575279699">
            <text:p>1.575279699</text:p>
          </table:table-cell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1.509701432">
            <text:p>1.509701432</text:p>
          </table:table-cell>
        </table:table-row>
        <table:table-row table:style-name="ro1">
          <table:table-cell office:value-type="float" office:value="2.37">
            <text:p>2.37</text:p>
          </table:table-cell>
          <table:table-cell office:value-type="float" office:value="1.436288049">
            <text:p>1.436288049</text:p>
          </table:table-cell>
        </table:table-row>
        <table:table-row table:style-name="ro1">
          <table:table-cell office:value-type="float" office:value="2.38">
            <text:p>2.38</text:p>
          </table:table-cell>
          <table:table-cell office:value-type="float" office:value="1.35550378">
            <text:p>1.35550378</text:p>
          </table:table-cell>
        </table:table-row>
        <table:table-row table:style-name="ro1">
          <table:table-cell office:value-type="float" office:value="2.39">
            <text:p>2.39</text:p>
          </table:table-cell>
          <table:table-cell office:value-type="float" office:value="1.267859427">
            <text:p>1.267859427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1.173908523">
            <text:p>1.173908523</text:p>
          </table:table-cell>
        </table:table-row>
        <table:table-row table:style-name="ro1">
          <table:table-cell office:value-type="float" office:value="2.41">
            <text:p>2.41</text:p>
          </table:table-cell>
          <table:table-cell office:value-type="float" office:value="1.0742432">
            <text:p>1.0742432</text:p>
          </table:table-cell>
        </table:table-row>
        <table:table-row table:style-name="ro1">
          <table:table-cell office:value-type="float" office:value="2.42">
            <text:p>2.42</text:p>
          </table:table-cell>
          <table:table-cell office:value-type="float" office:value="0.969489784">
            <text:p>0.969489784</text:p>
          </table:table-cell>
        </table:table-row>
        <table:table-row table:style-name="ro1">
          <table:table-cell office:value-type="float" office:value="2.43">
            <text:p>2.43</text:p>
          </table:table-cell>
          <table:table-cell office:value-type="float" office:value="0.860304168">
            <text:p>0.860304168</text:p>
          </table:table-cell>
        </table:table-row>
        <table:table-row table:style-name="ro1">
          <table:table-cell office:value-type="float" office:value="2.44">
            <text:p>2.44</text:p>
          </table:table-cell>
          <table:table-cell office:value-type="float" office:value="0.747366981">
            <text:p>0.747366981</text:p>
          </table:table-cell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0.631378609">
            <text:p>0.631378609</text:p>
          </table:table-cell>
        </table:table-row>
        <table:table-row table:style-name="ro1">
          <table:table-cell office:value-type="float" office:value="2.46">
            <text:p>2.46</text:p>
          </table:table-cell>
          <table:table-cell office:value-type="float" office:value="0.513054088">
            <text:p>0.513054088</text:p>
          </table:table-cell>
        </table:table-row>
        <table:table-row table:style-name="ro1">
          <table:table-cell office:value-type="float" office:value="2.47">
            <text:p>2.47</text:p>
          </table:table-cell>
          <table:table-cell office:value-type="float" office:value="0.393117925">
            <text:p>0.393117925</text:p>
          </table:table-cell>
        </table:table-row>
        <table:table-row table:style-name="ro1">
          <table:table-cell office:value-type="float" office:value="2.48">
            <text:p>2.48</text:p>
          </table:table-cell>
          <table:table-cell office:value-type="float" office:value="0.27229888">
            <text:p>0.27229888</text:p>
          </table:table-cell>
        </table:table-row>
        <table:table-row table:style-name="ro1">
          <table:table-cell office:value-type="float" office:value="2.49">
            <text:p>2.49</text:p>
          </table:table-cell>
          <table:table-cell office:value-type="float" office:value="0.151324746">
            <text:p>0.15132474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030917171">
            <text:p>0.030917171</text:p>
          </table:table-cell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-0.088213436">
            <text:p>-0.088213436</text:p>
          </table:table-cell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-0.205372879">
            <text:p>-0.205372879</text:p>
          </table:table-cell>
        </table:table-row>
        <table:table-row table:style-name="ro1">
          <table:table-cell office:value-type="float" office:value="2.53">
            <text:p>2.53</text:p>
          </table:table-cell>
          <table:table-cell office:value-type="float" office:value="-0.319887999">
            <text:p>-0.319887999</text:p>
          </table:table-cell>
        </table:table-row>
        <table:table-row table:style-name="ro1">
          <table:table-cell office:value-type="float" office:value="2.54">
            <text:p>2.54</text:p>
          </table:table-cell>
          <table:table-cell office:value-type="float" office:value="-0.431111291">
            <text:p>-0.431111291</text:p>
          </table:table-cell>
        </table:table-row>
        <table:table-row table:style-name="ro1">
          <table:table-cell office:value-type="float" office:value="2.55">
            <text:p>2.55</text:p>
          </table:table-cell>
          <table:table-cell office:value-type="float" office:value="-0.538425305">
            <text:p>-0.538425305</text:p>
          </table:table-cell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-0.641246775">
            <text:p>-0.641246775</text:p>
          </table:table-cell>
        </table:table-row>
        <table:table-row table:style-name="ro1">
          <table:table-cell office:value-type="float" office:value="2.57">
            <text:p>2.57</text:p>
          </table:table-cell>
          <table:table-cell office:value-type="float" office:value="-0.739030461">
            <text:p>-0.739030461</text:p>
          </table:table-cell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-0.831272673">
            <text:p>-0.831272673</text:p>
          </table:table-cell>
        </table:table-row>
        <table:table-row table:style-name="ro1">
          <table:table-cell office:value-type="float" office:value="2.59">
            <text:p>2.59</text:p>
          </table:table-cell>
          <table:table-cell office:value-type="float" office:value="-0.917514442">
            <text:p>-0.917514442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-0.997344325">
            <text:p>-0.997344325</text:p>
          </table:table-cell>
        </table:table-row>
        <table:table-row table:style-name="ro1">
          <table:table-cell office:value-type="float" office:value="2.61">
            <text:p>2.61</text:p>
          </table:table-cell>
          <table:table-cell office:value-type="float" office:value="-1.070400826">
            <text:p>-1.070400826</text:p>
          </table:table-cell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-1.136374407">
            <text:p>-1.136374407</text:p>
          </table:table-cell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-1.195009077">
            <text:p>-1.195009077</text:p>
          </table:table-cell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-1.246103565">
            <text:p>-1.246103565</text:p>
          </table:table-cell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-1.289512047">
            <text:p>-1.289512047</text:p>
          </table:table-cell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-1.325144438">
            <text:p>-1.325144438</text:p>
          </table:table-cell>
        </table:table-row>
        <table:table-row table:style-name="ro1">
          <table:table-cell office:value-type="float" office:value="2.67">
            <text:p>2.67</text:p>
          </table:table-cell>
          <table:table-cell office:value-type="float" office:value="-1.352966249">
            <text:p>-1.352966249</text:p>
          </table:table-cell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-1.372998012">
            <text:p>-1.372998012</text:p>
          </table:table-cell>
        </table:table-row>
        <table:table-row table:style-name="ro1">
          <table:table-cell office:value-type="float" office:value="2.69">
            <text:p>2.69</text:p>
          </table:table-cell>
          <table:table-cell office:value-type="float" office:value="-1.385314272">
            <text:p>-1.385314272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-1.390042177">
            <text:p>-1.390042177</text:p>
          </table:table-cell>
        </table:table-row>
        <table:table-row table:style-name="ro1">
          <table:table-cell office:value-type="float" office:value="2.71">
            <text:p>2.71</text:p>
          </table:table-cell>
          <table:table-cell office:value-type="float" office:value="-1.38735965">
            <text:p>-1.38735965</text:p>
          </table:table-cell>
        </table:table-row>
        <table:table-row table:style-name="ro1">
          <table:table-cell office:value-type="float" office:value="2.72">
            <text:p>2.72</text:p>
          </table:table-cell>
          <table:table-cell office:value-type="float" office:value="-1.377493198">
            <text:p>-1.377493198</text:p>
          </table:table-cell>
        </table:table-row>
        <table:table-row table:style-name="ro1">
          <table:table-cell office:value-type="float" office:value="2.73">
            <text:p>2.73</text:p>
          </table:table-cell>
          <table:table-cell office:value-type="float" office:value="-1.360715337">
            <text:p>-1.360715337</text:p>
          </table:table-cell>
        </table:table-row>
        <table:table-row table:style-name="ro1">
          <table:table-cell office:value-type="float" office:value="2.74">
            <text:p>2.74</text:p>
          </table:table-cell>
          <table:table-cell office:value-type="float" office:value="-1.337341696">
            <text:p>-1.337341696</text:p>
          </table:table-cell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-1.307727792">
            <text:p>-1.307727792</text:p>
          </table:table-cell>
        </table:table-row>
        <table:table-row table:style-name="ro1">
          <table:table-cell office:value-type="float" office:value="2.76">
            <text:p>2.76</text:p>
          </table:table-cell>
          <table:table-cell office:value-type="float" office:value="-1.272265527">
            <text:p>-1.272265527</text:p>
          </table:table-cell>
        </table:table-row>
        <table:table-row table:style-name="ro1">
          <table:table-cell office:value-type="float" office:value="2.77">
            <text:p>2.77</text:p>
          </table:table-cell>
          <table:table-cell office:value-type="float" office:value="-1.231379431">
            <text:p>-1.231379431</text:p>
          </table:table-cell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-1.185522672">
            <text:p>-1.185522672</text:p>
          </table:table-cell>
        </table:table-row>
        <table:table-row table:style-name="ro1">
          <table:table-cell office:value-type="float" office:value="2.79">
            <text:p>2.79</text:p>
          </table:table-cell>
          <table:table-cell office:value-type="float" office:value="-1.135172891">
            <text:p>-1.135172891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-1.080827869">
            <text:p>-1.080827869</text:p>
          </table:table-cell>
        </table:table-row>
        <table:table-row table:style-name="ro1">
          <table:table-cell office:value-type="float" office:value="2.81">
            <text:p>2.81</text:p>
          </table:table-cell>
          <table:table-cell office:value-type="float" office:value="-1.023001085">
            <text:p>-1.023001085</text:p>
          </table:table-cell>
        </table:table-row>
        <table:table-row table:style-name="ro1">
          <table:table-cell office:value-type="float" office:value="2.82">
            <text:p>2.82</text:p>
          </table:table-cell>
          <table:table-cell office:value-type="float" office:value="-0.962217196">
            <text:p>-0.962217196</text:p>
          </table:table-cell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-0.899007467">
            <text:p>-0.899007467</text:p>
          </table:table-cell>
        </table:table-row>
        <table:table-row table:style-name="ro1">
          <table:table-cell office:value-type="float" office:value="2.84">
            <text:p>2.84</text:p>
          </table:table-cell>
          <table:table-cell office:value-type="float" office:value="-0.833905202">
            <text:p>-0.833905202</text:p>
          </table:table-cell>
        </table:table-row>
        <table:table-row table:style-name="ro1">
          <table:table-cell office:value-type="float" office:value="2.85">
            <text:p>2.85</text:p>
          </table:table-cell>
          <table:table-cell office:value-type="float" office:value="-0.767441208">
            <text:p>-0.767441208</text:p>
          </table:table-cell>
        </table:table-row>
        <table:table-row table:style-name="ro1">
          <table:table-cell office:value-type="float" office:value="2.86">
            <text:p>2.86</text:p>
          </table:table-cell>
          <table:table-cell office:value-type="float" office:value="-0.700139332">
            <text:p>-0.700139332</text:p>
          </table:table-cell>
        </table:table-row>
        <table:table-row table:style-name="ro1">
          <table:table-cell office:value-type="float" office:value="2.87">
            <text:p>2.87</text:p>
          </table:table-cell>
          <table:table-cell office:value-type="float" office:value="-0.632512099">
            <text:p>-0.632512099</text:p>
          </table:table-cell>
        </table:table-row>
        <table:table-row table:style-name="ro1">
          <table:table-cell office:value-type="float" office:value="2.88">
            <text:p>2.88</text:p>
          </table:table-cell>
          <table:table-cell office:value-type="float" office:value="-0.565056505">
            <text:p>-0.565056505</text:p>
          </table:table-cell>
        </table:table-row>
        <table:table-row table:style-name="ro1">
          <table:table-cell office:value-type="float" office:value="2.89">
            <text:p>2.89</text:p>
          </table:table-cell>
          <table:table-cell office:value-type="float" office:value="-0.498249974">
            <text:p>-0.498249974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-0.432546538">
            <text:p>-0.432546538</text:p>
          </table:table-cell>
        </table:table-row>
        <table:table-row table:style-name="ro1">
          <table:table-cell office:value-type="float" office:value="2.91">
            <text:p>2.91</text:p>
          </table:table-cell>
          <table:table-cell office:value-type="float" office:value="-0.368373253">
            <text:p>-0.368373253</text:p>
          </table:table-cell>
        </table:table-row>
        <table:table-row table:style-name="ro1">
          <table:table-cell office:value-type="float" office:value="2.92">
            <text:p>2.92</text:p>
          </table:table-cell>
          <table:table-cell office:value-type="float" office:value="-0.306126883">
            <text:p>-0.306126883</text:p>
          </table:table-cell>
        </table:table-row>
        <table:table-row table:style-name="ro1">
          <table:table-cell office:value-type="float" office:value="2.93">
            <text:p>2.93</text:p>
          </table:table-cell>
          <table:table-cell office:value-type="float" office:value="-0.246170887">
            <text:p>-0.246170887</text:p>
          </table:table-cell>
        </table:table-row>
        <table:table-row table:style-name="ro1">
          <table:table-cell office:value-type="float" office:value="2.94">
            <text:p>2.94</text:p>
          </table:table-cell>
          <table:table-cell office:value-type="float" office:value="-0.188832718">
            <text:p>-0.188832718</text:p>
          </table:table-cell>
        </table:table-row>
        <table:table-row table:style-name="ro1">
          <table:table-cell office:value-type="float" office:value="2.95">
            <text:p>2.95</text:p>
          </table:table-cell>
          <table:table-cell office:value-type="float" office:value="-0.134401476">
            <text:p>-0.134401476</text:p>
          </table:table-cell>
        </table:table-row>
        <table:table-row table:style-name="ro1">
          <table:table-cell office:value-type="float" office:value="2.96">
            <text:p>2.96</text:p>
          </table:table-cell>
          <table:table-cell office:value-type="float" office:value="-0.083125908">
            <text:p>-0.083125908</text:p>
          </table:table-cell>
        </table:table-row>
        <table:table-row table:style-name="ro1">
          <table:table-cell office:value-type="float" office:value="2.97">
            <text:p>2.97</text:p>
          </table:table-cell>
          <table:table-cell office:value-type="float" office:value="-0.035212788">
            <text:p>-0.035212788</text:p>
          </table:table-cell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0.009174308">
            <text:p>0.009174308</text:p>
          </table:table-cell>
        </table:table-row>
        <table:table-row table:style-name="ro1">
          <table:table-cell office:value-type="float" office:value="2.99">
            <text:p>2.99</text:p>
          </table:table-cell>
          <table:table-cell office:value-type="float" office:value="0.049915847">
            <text:p>0.0499158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86936768">
            <text:p>0.086936768</text:p>
          </table:table-cell>
        </table:table-row>
        <table:table-row table:style-name="ro1">
          <table:table-cell office:value-type="float" office:value="3.01">
            <text:p>3.01</text:p>
          </table:table-cell>
          <table:table-cell office:value-type="float" office:value="0.120206519">
            <text:p>0.120206519</text:p>
          </table:table-cell>
        </table:table-row>
        <table:table-row table:style-name="ro1">
          <table:table-cell office:value-type="float" office:value="3.02">
            <text:p>3.02</text:p>
          </table:table-cell>
          <table:table-cell office:value-type="float" office:value="0.149738686">
            <text:p>0.149738686</text:p>
          </table:table-cell>
        </table:table-row>
        <table:table-row table:style-name="ro1">
          <table:table-cell office:value-type="float" office:value="3.03">
            <text:p>3.03</text:p>
          </table:table-cell>
          <table:table-cell office:value-type="float" office:value="0.175590223">
            <text:p>0.175590223</text:p>
          </table:table-cell>
        </table:table-row>
        <table:table-row table:style-name="ro1">
          <table:table-cell office:value-type="float" office:value="3.04">
            <text:p>3.04</text:p>
          </table:table-cell>
          <table:table-cell office:value-type="float" office:value="0.197860305">
            <text:p>0.197860305</text:p>
          </table:table-cell>
        </table:table-row>
        <table:table-row table:style-name="ro1">
          <table:table-cell office:value-type="float" office:value="3.05">
            <text:p>3.05</text:p>
          </table:table-cell>
          <table:table-cell office:value-type="float" office:value="0.216688789">
            <text:p>0.216688789</text:p>
          </table:table-cell>
        </table:table-row>
        <table:table-row table:style-name="ro1">
          <table:table-cell office:value-type="float" office:value="3.06">
            <text:p>3.06</text:p>
          </table:table-cell>
          <table:table-cell office:value-type="float" office:value="0.232254321">
            <text:p>0.232254321</text:p>
          </table:table-cell>
        </table:table-row>
        <table:table-row table:style-name="ro1">
          <table:table-cell office:value-type="float" office:value="3.07">
            <text:p>3.07</text:p>
          </table:table-cell>
          <table:table-cell office:value-type="float" office:value="0.244772097">
            <text:p>0.244772097</text:p>
          </table:table-cell>
        </table:table-row>
        <table:table-row table:style-name="ro1">
          <table:table-cell office:value-type="float" office:value="3.08">
            <text:p>3.08</text:p>
          </table:table-cell>
          <table:table-cell office:value-type="float" office:value="0.254491293">
            <text:p>0.254491293</text:p>
          </table:table-cell>
        </table:table-row>
        <table:table-row table:style-name="ro1">
          <table:table-cell office:value-type="float" office:value="3.09">
            <text:p>3.09</text:p>
          </table:table-cell>
          <table:table-cell office:value-type="float" office:value="0.261692205">
            <text:p>0.261692205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0.266683097">
            <text:p>0.266683097</text:p>
          </table:table-cell>
        </table:table-row>
        <table:table-row table:style-name="ro1">
          <table:table-cell office:value-type="float" office:value="3.11">
            <text:p>3.11</text:p>
          </table:table-cell>
          <table:table-cell office:value-type="float" office:value="0.269796816">
            <text:p>0.269796816</text:p>
          </table:table-cell>
        </table:table-row>
        <table:table-row table:style-name="ro1">
          <table:table-cell office:value-type="float" office:value="3.12">
            <text:p>3.12</text:p>
          </table:table-cell>
          <table:table-cell office:value-type="float" office:value="0.271387182">
            <text:p>0.271387182</text:p>
          </table:table-cell>
        </table:table-row>
        <table:table-row table:style-name="ro1">
          <table:table-cell office:value-type="float" office:value="3.13">
            <text:p>3.13</text:p>
          </table:table-cell>
          <table:table-cell office:value-type="float" office:value="0.271825186">
            <text:p>0.271825186</text:p>
          </table:table-cell>
        </table:table-row>
        <table:table-row table:style-name="ro1">
          <table:table-cell office:value-type="float" office:value="3.14">
            <text:p>3.14</text:p>
          </table:table-cell>
          <table:table-cell office:value-type="float" office:value="0.271495049">
            <text:p>0.271495049</text:p>
          </table:table-cell>
        </table:table-row>
        <table:table-row table:style-name="ro1">
          <table:table-cell office:value-type="float" office:value="3.15">
            <text:p>3.15</text:p>
          </table:table-cell>
          <table:table-cell office:value-type="float" office:value="0.270790149">
            <text:p>0.270790149</text:p>
          </table:table-cell>
        </table:table-row>
        <table:table-row table:style-name="ro1">
          <table:table-cell office:value-type="float" office:value="3.16">
            <text:p>3.16</text:p>
          </table:table-cell>
          <table:table-cell office:value-type="float" office:value="0.270108875">
            <text:p>0.270108875</text:p>
          </table:table-cell>
        </table:table-row>
        <table:table-row table:style-name="ro1">
          <table:table-cell office:value-type="float" office:value="3.17">
            <text:p>3.17</text:p>
          </table:table-cell>
          <table:table-cell office:value-type="float" office:value="0.26985043">
            <text:p>0.26985043</text:p>
          </table:table-cell>
        </table:table-row>
        <table:table-row table:style-name="ro1">
          <table:table-cell office:value-type="float" office:value="3.18">
            <text:p>3.18</text:p>
          </table:table-cell>
          <table:table-cell office:value-type="float" office:value="0.270410624">
            <text:p>0.270410624</text:p>
          </table:table-cell>
        </table:table-row>
        <table:table-row table:style-name="ro1">
          <table:table-cell office:value-type="float" office:value="3.19">
            <text:p>3.19</text:p>
          </table:table-cell>
          <table:table-cell office:value-type="float" office:value="0.2721777">
            <text:p>0.2721777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0.275528215">
            <text:p>0.275528215</text:p>
          </table:table-cell>
        </table:table-row>
        <table:table-row table:style-name="ro1">
          <table:table-cell office:value-type="float" office:value="3.21">
            <text:p>3.21</text:p>
          </table:table-cell>
          <table:table-cell office:value-type="float" office:value="0.280823029">
            <text:p>0.280823029</text:p>
          </table:table-cell>
        </table:table-row>
        <table:table-row table:style-name="ro1">
          <table:table-cell office:value-type="float" office:value="3.22">
            <text:p>3.22</text:p>
          </table:table-cell>
          <table:table-cell office:value-type="float" office:value="0.288403427">
            <text:p>0.288403427</text:p>
          </table:table-cell>
        </table:table-row>
        <table:table-row table:style-name="ro1">
          <table:table-cell office:value-type="float" office:value="3.23">
            <text:p>3.23</text:p>
          </table:table-cell>
          <table:table-cell office:value-type="float" office:value="0.298587407">
            <text:p>0.298587407</text:p>
          </table:table-cell>
        </table:table-row>
        <table:table-row table:style-name="ro1">
          <table:table-cell office:value-type="float" office:value="3.24">
            <text:p>3.24</text:p>
          </table:table-cell>
          <table:table-cell office:value-type="float" office:value="0.311666172">
            <text:p>0.311666172</text:p>
          </table:table-cell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0.327900859">
            <text:p>0.327900859</text:p>
          </table:table-cell>
        </table:table-row>
        <table:table-row table:style-name="ro1">
          <table:table-cell office:value-type="float" office:value="3.26">
            <text:p>3.26</text:p>
          </table:table-cell>
          <table:table-cell office:value-type="float" office:value="0.347519524">
            <text:p>0.347519524</text:p>
          </table:table-cell>
        </table:table-row>
        <table:table-row table:style-name="ro1">
          <table:table-cell office:value-type="float" office:value="3.27">
            <text:p>3.27</text:p>
          </table:table-cell>
          <table:table-cell office:value-type="float" office:value="0.37071442">
            <text:p>0.37071442</text:p>
          </table:table-cell>
        </table:table-row>
        <table:table-row table:style-name="ro1">
          <table:table-cell office:value-type="float" office:value="3.28">
            <text:p>3.28</text:p>
          </table:table-cell>
          <table:table-cell office:value-type="float" office:value="0.397639585">
            <text:p>0.397639585</text:p>
          </table:table-cell>
        </table:table-row>
        <table:table-row table:style-name="ro1">
          <table:table-cell office:value-type="float" office:value="3.29">
            <text:p>3.29</text:p>
          </table:table-cell>
          <table:table-cell office:value-type="float" office:value="0.428408771">
            <text:p>0.428408771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.463093722">
            <text:p>0.463093722</text:p>
          </table:table-cell>
        </table:table-row>
        <table:table-row table:style-name="ro1">
          <table:table-cell office:value-type="float" office:value="3.31">
            <text:p>3.31</text:p>
          </table:table-cell>
          <table:table-cell office:value-type="float" office:value="0.501722828">
            <text:p>0.501722828</text:p>
          </table:table-cell>
        </table:table-row>
        <table:table-row table:style-name="ro1">
          <table:table-cell office:value-type="float" office:value="3.32">
            <text:p>3.32</text:p>
          </table:table-cell>
          <table:table-cell office:value-type="float" office:value="0.544280155">
            <text:p>0.544280155</text:p>
          </table:table-cell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0.590704878">
            <text:p>0.590704878</text:p>
          </table:table-cell>
        </table:table-row>
        <table:table-row table:style-name="ro1">
          <table:table-cell office:value-type="float" office:value="3.34">
            <text:p>3.34</text:p>
          </table:table-cell>
          <table:table-cell office:value-type="float" office:value="0.640891109">
            <text:p>0.640891109</text:p>
          </table:table-cell>
        </table:table-row>
        <table:table-row table:style-name="ro1">
          <table:table-cell office:value-type="float" office:value="3.35">
            <text:p>3.35</text:p>
          </table:table-cell>
          <table:table-cell office:value-type="float" office:value="0.694688126">
            <text:p>0.694688126</text:p>
          </table:table-cell>
        </table:table-row>
        <table:table-row table:style-name="ro1">
          <table:table-cell office:value-type="float" office:value="3.36">
            <text:p>3.36</text:p>
          </table:table-cell>
          <table:table-cell office:value-type="float" office:value="0.751901013">
            <text:p>0.751901013</text:p>
          </table:table-cell>
        </table:table-row>
        <table:table-row table:style-name="ro1">
          <table:table-cell office:value-type="float" office:value="3.37">
            <text:p>3.37</text:p>
          </table:table-cell>
          <table:table-cell office:value-type="float" office:value="0.81229169">
            <text:p>0.81229169</text:p>
          </table:table-cell>
        </table:table-row>
        <table:table-row table:style-name="ro1">
          <table:table-cell office:value-type="float" office:value="3.38">
            <text:p>3.38</text:p>
          </table:table-cell>
          <table:table-cell office:value-type="float" office:value="0.875580346">
            <text:p>0.875580346</text:p>
          </table:table-cell>
        </table:table-row>
        <table:table-row table:style-name="ro1">
          <table:table-cell office:value-type="float" office:value="3.39">
            <text:p>3.39</text:p>
          </table:table-cell>
          <table:table-cell office:value-type="float" office:value="0.941447243">
            <text:p>0.941447243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1.009534903">
            <text:p>1.009534903</text:p>
          </table:table-cell>
        </table:table-row>
        <table:table-row table:style-name="ro1">
          <table:table-cell office:value-type="float" office:value="3.41">
            <text:p>3.41</text:p>
          </table:table-cell>
          <table:table-cell office:value-type="float" office:value="1.079450632">
            <text:p>1.079450632</text:p>
          </table:table-cell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1.15076939">
            <text:p>1.15076939</text:p>
          </table:table-cell>
        </table:table-row>
        <table:table-row table:style-name="ro1">
          <table:table-cell office:value-type="float" office:value="3.43">
            <text:p>3.43</text:p>
          </table:table-cell>
          <table:table-cell office:value-type="float" office:value="1.223036964">
            <text:p>1.223036964</text:p>
          </table:table-cell>
        </table:table-row>
        <table:table-row table:style-name="ro1">
          <table:table-cell office:value-type="float" office:value="3.44">
            <text:p>3.44</text:p>
          </table:table-cell>
          <table:table-cell office:value-type="float" office:value="1.295773429">
            <text:p>1.295773429</text:p>
          </table:table-cell>
        </table:table-row>
        <table:table-row table:style-name="ro1">
          <table:table-cell office:value-type="float" office:value="3.45">
            <text:p>3.45</text:p>
          </table:table-cell>
          <table:table-cell office:value-type="float" office:value="1.368476864">
            <text:p>1.368476864</text:p>
          </table:table-cell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1.440627303">
            <text:p>1.440627303</text:p>
          </table:table-cell>
        </table:table-row>
        <table:table-row table:style-name="ro1">
          <table:table-cell office:value-type="float" office:value="3.47">
            <text:p>3.47</text:p>
          </table:table-cell>
          <table:table-cell office:value-type="float" office:value="1.511690872">
            <text:p>1.511690872</text:p>
          </table:table-cell>
        </table:table-row>
        <table:table-row table:style-name="ro1">
          <table:table-cell office:value-type="float" office:value="3.48">
            <text:p>3.48</text:p>
          </table:table-cell>
          <table:table-cell office:value-type="float" office:value="1.5811241">
            <text:p>1.5811241</text:p>
          </table:table-cell>
        </table:table-row>
        <table:table-row table:style-name="ro1">
          <table:table-cell office:value-type="float" office:value="3.49">
            <text:p>3.49</text:p>
          </table:table-cell>
          <table:table-cell office:value-type="float" office:value="1.648378344">
            <text:p>1.64837834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.712904322">
            <text:p>1.712904322</text:p>
          </table:table-cell>
        </table:table-row>
        <table:table-row table:style-name="ro1">
          <table:table-cell office:value-type="float" office:value="3.51">
            <text:p>3.51</text:p>
          </table:table-cell>
          <table:table-cell office:value-type="float" office:value="1.774156685">
            <text:p>1.774156685</text:p>
          </table:table-cell>
        </table:table-row>
        <table:table-row table:style-name="ro1">
          <table:table-cell office:value-type="float" office:value="3.52">
            <text:p>3.52</text:p>
          </table:table-cell>
          <table:table-cell office:value-type="float" office:value="1.831598617">
            <text:p>1.831598617</text:p>
          </table:table-cell>
        </table:table-row>
        <table:table-row table:style-name="ro1">
          <table:table-cell office:value-type="float" office:value="3.53">
            <text:p>3.53</text:p>
          </table:table-cell>
          <table:table-cell office:value-type="float" office:value="1.884706405">
            <text:p>1.884706405</text:p>
          </table:table-cell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1.932973957">
            <text:p>1.932973957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1.975917218">
            <text:p>1.975917218</text:p>
          </table:table-cell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2.013078456">
            <text:p>2.013078456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2.044030375">
            <text:p>2.044030375</text:p>
          </table:table-cell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2.068380022">
            <text:p>2.068380022</text:p>
          </table:table-cell>
        </table:table-row>
        <table:table-row table:style-name="ro1">
          <table:table-cell office:value-type="float" office:value="3.59">
            <text:p>3.59</text:p>
          </table:table-cell>
          <table:table-cell office:value-type="float" office:value="2.085772464">
            <text:p>2.085772464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2.095894186">
            <text:p>2.095894186</text:p>
          </table:table-cell>
        </table:table-row>
        <table:table-row table:style-name="ro1">
          <table:table-cell office:value-type="float" office:value="3.61">
            <text:p>3.61</text:p>
          </table:table-cell>
          <table:table-cell office:value-type="float" office:value="2.098476194">
            <text:p>2.098476194</text:p>
          </table:table-cell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2.093296794">
            <text:p>2.093296794</text:p>
          </table:table-cell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2.080184016">
            <text:p>2.080184016</text:p>
          </table:table-cell>
        </table:table-row>
        <table:table-row table:style-name="ro1">
          <table:table-cell office:value-type="float" office:value="3.64">
            <text:p>3.64</text:p>
          </table:table-cell>
          <table:table-cell office:value-type="float" office:value="2.05901767">
            <text:p>2.05901767</text:p>
          </table:table-cell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2.029731007">
            <text:p>2.029731007</text:p>
          </table:table-cell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1.992311974">
            <text:p>1.992311974</text:p>
          </table:table-cell>
        </table:table-row>
        <table:table-row table:style-name="ro1">
          <table:table-cell office:value-type="float" office:value="3.67">
            <text:p>3.67</text:p>
          </table:table-cell>
          <table:table-cell office:value-type="float" office:value="1.946804049">
            <text:p>1.946804049</text:p>
          </table:table-cell>
        </table:table-row>
        <table:table-row table:style-name="ro1">
          <table:table-cell office:value-type="float" office:value="3.68">
            <text:p>3.68</text:p>
          </table:table-cell>
          <table:table-cell office:value-type="float" office:value="1.893306647">
            <text:p>1.893306647</text:p>
          </table:table-cell>
        </table:table-row>
        <table:table-row table:style-name="ro1">
          <table:table-cell office:value-type="float" office:value="3.69">
            <text:p>3.69</text:p>
          </table:table-cell>
          <table:table-cell office:value-type="float" office:value="1.831975091">
            <text:p>1.831975091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1.763020143">
            <text:p>1.763020143</text:p>
          </table:table-cell>
        </table:table-row>
        <table:table-row table:style-name="ro1">
          <table:table-cell office:value-type="float" office:value="3.71">
            <text:p>3.71</text:p>
          </table:table-cell>
          <table:table-cell office:value-type="float" office:value="1.686707101">
            <text:p>1.686707101</text:p>
          </table:table-cell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1.603354466">
            <text:p>1.603354466</text:p>
          </table:table-cell>
        </table:table-row>
        <table:table-row table:style-name="ro1">
          <table:table-cell office:value-type="float" office:value="3.73">
            <text:p>3.73</text:p>
          </table:table-cell>
          <table:table-cell office:value-type="float" office:value="1.513332178">
            <text:p>1.513332178</text:p>
          </table:table-cell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1.417059443">
            <text:p>1.417059443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1.315002169">
            <text:p>1.315002169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1.207670009">
            <text:p>1.207670009</text:p>
          </table:table-cell>
        </table:table-row>
        <table:table-row table:style-name="ro1">
          <table:table-cell office:value-type="float" office:value="3.77">
            <text:p>3.77</text:p>
          </table:table-cell>
          <table:table-cell office:value-type="float" office:value="1.095613057">
            <text:p>1.095613057</text:p>
          </table:table-cell>
        </table:table-row>
        <table:table-row table:style-name="ro1">
          <table:table-cell office:value-type="float" office:value="3.78">
            <text:p>3.78</text:p>
          </table:table-cell>
          <table:table-cell office:value-type="float" office:value="0.979418201">
            <text:p>0.979418201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0.859705175">
            <text:p>0.859705175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0.737122328">
            <text:p>0.737122328</text:p>
          </table:table-cell>
        </table:table-row>
        <table:table-row table:style-name="ro1">
          <table:table-cell office:value-type="float" office:value="3.81">
            <text:p>3.81</text:p>
          </table:table-cell>
          <table:table-cell office:value-type="float" office:value="0.612342146">
            <text:p>0.612342146</text:p>
          </table:table-cell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0.486056561">
            <text:p>0.486056561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0.358972088">
            <text:p>0.358972088</text:p>
          </table:table-cell>
        </table:table-row>
        <table:table-row table:style-name="ro1">
          <table:table-cell office:value-type="float" office:value="3.84">
            <text:p>3.84</text:p>
          </table:table-cell>
          <table:table-cell office:value-type="float" office:value="0.231804809">
            <text:p>0.231804809</text:p>
          </table:table-cell>
        </table:table-row>
        <table:table-row table:style-name="ro1">
          <table:table-cell office:value-type="float" office:value="3.85">
            <text:p>3.85</text:p>
          </table:table-cell>
          <table:table-cell office:value-type="float" office:value="0.105275269">
            <text:p>0.105275269</text:p>
          </table:table-cell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-0.019896704">
            <text:p>-0.019896704</text:p>
          </table:table-cell>
        </table:table-row>
        <table:table-row table:style-name="ro1">
          <table:table-cell office:value-type="float" office:value="3.87">
            <text:p>3.87</text:p>
          </table:table-cell>
          <table:table-cell office:value-type="float" office:value="-0.142997197">
            <text:p>-0.142997197</text:p>
          </table:table-cell>
        </table:table-row>
        <table:table-row table:style-name="ro1">
          <table:table-cell office:value-type="float" office:value="3.88">
            <text:p>3.88</text:p>
          </table:table-cell>
          <table:table-cell office:value-type="float" office:value="-0.263323389">
            <text:p>-0.263323389</text:p>
          </table:table-cell>
        </table:table-row>
        <table:table-row table:style-name="ro1">
          <table:table-cell office:value-type="float" office:value="3.89">
            <text:p>3.89</text:p>
          </table:table-cell>
          <table:table-cell office:value-type="float" office:value="-0.380188683">
            <text:p>-0.380188683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-0.49292773">
            <text:p>-0.49292773</text:p>
          </table:table-cell>
        </table:table-row>
        <table:table-row table:style-name="ro1">
          <table:table-cell office:value-type="float" office:value="3.91">
            <text:p>3.91</text:p>
          </table:table-cell>
          <table:table-cell office:value-type="float" office:value="-0.600901322">
            <text:p>-0.600901322</text:p>
          </table:table-cell>
        </table:table-row>
        <table:table-row table:style-name="ro1">
          <table:table-cell office:value-type="float" office:value="3.92">
            <text:p>3.92</text:p>
          </table:table-cell>
          <table:table-cell office:value-type="float" office:value="-0.703501114">
            <text:p>-0.703501114</text:p>
          </table:table-cell>
        </table:table-row>
        <table:table-row table:style-name="ro1">
          <table:table-cell office:value-type="float" office:value="3.93">
            <text:p>3.93</text:p>
          </table:table-cell>
          <table:table-cell office:value-type="float" office:value="-0.800154134">
            <text:p>-0.800154134</text:p>
          </table:table-cell>
        </table:table-row>
        <table:table-row table:style-name="ro1">
          <table:table-cell office:value-type="float" office:value="3.94">
            <text:p>3.94</text:p>
          </table:table-cell>
          <table:table-cell office:value-type="float" office:value="-0.890327038">
            <text:p>-0.890327038</text:p>
          </table:table-cell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-0.973530103">
            <text:p>-0.973530103</text:p>
          </table:table-cell>
        </table:table-row>
        <table:table-row table:style-name="ro1">
          <table:table-cell office:value-type="float" office:value="3.96">
            <text:p>3.96</text:p>
          </table:table-cell>
          <table:table-cell office:value-type="float" office:value="-1.04932089">
            <text:p>-1.04932089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-1.117307581">
            <text:p>-1.117307581</text:p>
          </table:table-cell>
        </table:table-row>
        <table:table-row table:style-name="ro1">
          <table:table-cell office:value-type="float" office:value="3.98">
            <text:p>3.98</text:p>
          </table:table-cell>
          <table:table-cell office:value-type="float" office:value="-1.177151943">
            <text:p>-1.177151943</text:p>
          </table:table-cell>
        </table:table-row>
        <table:table-row table:style-name="ro1">
          <table:table-cell office:value-type="float" office:value="3.99">
            <text:p>3.99</text:p>
          </table:table-cell>
          <table:table-cell office:value-type="float" office:value="-1.2285719">
            <text:p>-1.22857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.271343695">
            <text:p>-1.271343695</text:p>
          </table:table-cell>
        </table:table-row>
        <table:table-row table:style-name="ro1">
          <table:table-cell office:value-type="float" office:value="4.01">
            <text:p>4.01</text:p>
          </table:table-cell>
          <table:table-cell office:value-type="float" office:value="-1.30530363">
            <text:p>-1.30530363</text:p>
          </table:table-cell>
        </table:table-row>
        <table:table-row table:style-name="ro1">
          <table:table-cell office:value-type="float" office:value="4.02">
            <text:p>4.02</text:p>
          </table:table-cell>
          <table:table-cell office:value-type="float" office:value="-1.330349351">
            <text:p>-1.330349351</text:p>
          </table:table-cell>
        </table:table-row>
        <table:table-row table:style-name="ro1">
          <table:table-cell office:value-type="float" office:value="4.03">
            <text:p>4.03</text:p>
          </table:table-cell>
          <table:table-cell office:value-type="float" office:value="-1.346440686">
            <text:p>-1.346440686</text:p>
          </table:table-cell>
        </table:table-row>
        <table:table-row table:style-name="ro1">
          <table:table-cell office:value-type="float" office:value="4.04">
            <text:p>4.04</text:p>
          </table:table-cell>
          <table:table-cell office:value-type="float" office:value="-1.353600022">
            <text:p>-1.353600022</text:p>
          </table:table-cell>
        </table:table-row>
        <table:table-row table:style-name="ro1">
          <table:table-cell office:value-type="float" office:value="4.05">
            <text:p>4.05</text:p>
          </table:table-cell>
          <table:table-cell office:value-type="float" office:value="-1.351912212">
            <text:p>-1.351912212</text:p>
          </table:table-cell>
        </table:table-row>
        <table:table-row table:style-name="ro1">
          <table:table-cell office:value-type="float" office:value="4.06">
            <text:p>4.06</text:p>
          </table:table-cell>
          <table:table-cell office:value-type="float" office:value="-1.341524024">
            <text:p>-1.341524024</text:p>
          </table:table-cell>
        </table:table-row>
        <table:table-row table:style-name="ro1">
          <table:table-cell office:value-type="float" office:value="4.07">
            <text:p>4.07</text:p>
          </table:table-cell>
          <table:table-cell office:value-type="float" office:value="-1.322643117">
            <text:p>-1.322643117</text:p>
          </table:table-cell>
        </table:table-row>
        <table:table-row table:style-name="ro1">
          <table:table-cell office:value-type="float" office:value="4.08">
            <text:p>4.08</text:p>
          </table:table-cell>
          <table:table-cell office:value-type="float" office:value="-1.295536575">
            <text:p>-1.295536575</text:p>
          </table:table-cell>
        </table:table-row>
        <table:table-row table:style-name="ro1">
          <table:table-cell office:value-type="float" office:value="4.09">
            <text:p>4.09</text:p>
          </table:table-cell>
          <table:table-cell office:value-type="float" office:value="-1.260528985">
            <text:p>-1.260528985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-1.21800009">
            <text:p>-1.21800009</text:p>
          </table:table-cell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-1.16838203">
            <text:p>-1.16838203</text:p>
          </table:table-cell>
        </table:table-row>
        <table:table-row table:style-name="ro1">
          <table:table-cell office:value-type="float" office:value="4.12">
            <text:p>4.12</text:p>
          </table:table-cell>
          <table:table-cell office:value-type="float" office:value="-1.112156183">
            <text:p>-1.112156183</text:p>
          </table:table-cell>
        </table:table-row>
        <table:table-row table:style-name="ro1">
          <table:table-cell office:value-type="float" office:value="4.13">
            <text:p>4.13</text:p>
          </table:table-cell>
          <table:table-cell office:value-type="float" office:value="-1.049849648">
            <text:p>-1.049849648</text:p>
          </table:table-cell>
        </table:table-row>
        <table:table-row table:style-name="ro1">
          <table:table-cell office:value-type="float" office:value="4.14">
            <text:p>4.14</text:p>
          </table:table-cell>
          <table:table-cell office:value-type="float" office:value="-0.982031373">
            <text:p>-0.982031373</text:p>
          </table:table-cell>
        </table:table-row>
        <table:table-row table:style-name="ro1">
          <table:table-cell office:value-type="float" office:value="4.15">
            <text:p>4.15</text:p>
          </table:table-cell>
          <table:table-cell office:value-type="float" office:value="-0.909307978">
            <text:p>-0.909307978</text:p>
          </table:table-cell>
        </table:table-row>
        <table:table-row table:style-name="ro1">
          <table:table-cell office:value-type="float" office:value="4.16">
            <text:p>4.16</text:p>
          </table:table-cell>
          <table:table-cell office:value-type="float" office:value="-0.832319294">
            <text:p>-0.832319294</text:p>
          </table:table-cell>
        </table:table-row>
        <table:table-row table:style-name="ro1">
          <table:table-cell office:value-type="float" office:value="4.17">
            <text:p>4.17</text:p>
          </table:table-cell>
          <table:table-cell office:value-type="float" office:value="-0.751733652">
            <text:p>-0.751733652</text:p>
          </table:table-cell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-0.668242959">
            <text:p>-0.668242959</text:p>
          </table:table-cell>
        </table:table-row>
        <table:table-row table:style-name="ro1">
          <table:table-cell office:value-type="float" office:value="4.19">
            <text:p>4.19</text:p>
          </table:table-cell>
          <table:table-cell office:value-type="float" office:value="-0.582557605">
            <text:p>-0.582557605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-0.495401224">
            <text:p>-0.495401224</text:p>
          </table:table-cell>
        </table:table-row>
        <table:table-row table:style-name="ro1">
          <table:table-cell office:value-type="float" office:value="4.21">
            <text:p>4.21</text:p>
          </table:table-cell>
          <table:table-cell office:value-type="float" office:value="-0.407505363">
            <text:p>-0.407505363</text:p>
          </table:table-cell>
        </table:table-row>
        <table:table-row table:style-name="ro1">
          <table:table-cell office:value-type="float" office:value="4.22">
            <text:p>4.22</text:p>
          </table:table-cell>
          <table:table-cell office:value-type="float" office:value="-0.3196041">
            <text:p>-0.3196041</text:p>
          </table:table-cell>
        </table:table-row>
        <table:table-row table:style-name="ro1">
          <table:table-cell office:value-type="float" office:value="4.23">
            <text:p>4.23</text:p>
          </table:table-cell>
          <table:table-cell office:value-type="float" office:value="-0.232428639">
            <text:p>-0.232428639</text:p>
          </table:table-cell>
        </table:table-row>
        <table:table-row table:style-name="ro1">
          <table:table-cell office:value-type="float" office:value="4.24">
            <text:p>4.24</text:p>
          </table:table-cell>
          <table:table-cell office:value-type="float" office:value="-0.146701931">
            <text:p>-0.146701931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office:value-type="float" office:value="-0.063133372">
            <text:p>-0.063133372</text:p>
          </table:table-cell>
        </table:table-row>
        <table:table-row table:style-name="ro1">
          <table:table-cell office:value-type="float" office:value="4.26">
            <text:p>4.26</text:p>
          </table:table-cell>
          <table:table-cell office:value-type="float" office:value="0.017586407">
            <text:p>0.017586407</text:p>
          </table:table-cell>
        </table:table-row>
        <table:table-row table:style-name="ro1">
          <table:table-cell office:value-type="float" office:value="4.27">
            <text:p>4.27</text:p>
          </table:table-cell>
          <table:table-cell office:value-type="float" office:value="0.094790591">
            <text:p>0.094790591</text:p>
          </table:table-cell>
        </table:table-row>
        <table:table-row table:style-name="ro1">
          <table:table-cell office:value-type="float" office:value="4.28">
            <text:p>4.28</text:p>
          </table:table-cell>
          <table:table-cell office:value-type="float" office:value="0.16784105">
            <text:p>0.16784105</text:p>
          </table:table-cell>
        </table:table-row>
        <table:table-row table:style-name="ro1">
          <table:table-cell office:value-type="float" office:value="4.29">
            <text:p>4.29</text:p>
          </table:table-cell>
          <table:table-cell office:value-type="float" office:value="0.236132991">
            <text:p>0.236132991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0.299099347">
            <text:p>0.299099347</text:p>
          </table:table-cell>
        </table:table-row>
        <table:table-row table:style-name="ro1">
          <table:table-cell office:value-type="float" office:value="4.31">
            <text:p>4.31</text:p>
          </table:table-cell>
          <table:table-cell office:value-type="float" office:value="0.356214878">
            <text:p>0.356214878</text:p>
          </table:table-cell>
        </table:table-row>
        <table:table-row table:style-name="ro1">
          <table:table-cell office:value-type="float" office:value="4.32">
            <text:p>4.32</text:p>
          </table:table-cell>
          <table:table-cell office:value-type="float" office:value="0.406999952">
            <text:p>0.406999952</text:p>
          </table:table-cell>
        </table:table-row>
        <table:table-row table:style-name="ro1">
          <table:table-cell office:value-type="float" office:value="4.33">
            <text:p>4.33</text:p>
          </table:table-cell>
          <table:table-cell office:value-type="float" office:value="0.451023974">
            <text:p>0.451023974</text:p>
          </table:table-cell>
        </table:table-row>
        <table:table-row table:style-name="ro1">
          <table:table-cell office:value-type="float" office:value="4.34">
            <text:p>4.34</text:p>
          </table:table-cell>
          <table:table-cell office:value-type="float" office:value="0.48790844">
            <text:p>0.48790844</text:p>
          </table:table-cell>
        </table:table-row>
        <table:table-row table:style-name="ro1">
          <table:table-cell office:value-type="float" office:value="4.35">
            <text:p>4.35</text:p>
          </table:table-cell>
          <table:table-cell office:value-type="float" office:value="0.517329597">
            <text:p>0.517329597</text:p>
          </table:table-cell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0.539020678">
            <text:p>0.539020678</text:p>
          </table:table-cell>
        </table:table-row>
        <table:table-row table:style-name="ro1">
          <table:table-cell office:value-type="float" office:value="4.37">
            <text:p>4.37</text:p>
          </table:table-cell>
          <table:table-cell office:value-type="float" office:value="0.552773714">
            <text:p>0.552773714</text:p>
          </table:table-cell>
        </table:table-row>
        <table:table-row table:style-name="ro1">
          <table:table-cell office:value-type="float" office:value="4.38">
            <text:p>4.38</text:p>
          </table:table-cell>
          <table:table-cell office:value-type="float" office:value="0.558440886">
            <text:p>0.558440886</text:p>
          </table:table-cell>
        </table:table-row>
        <table:table-row table:style-name="ro1">
          <table:table-cell office:value-type="float" office:value="4.39">
            <text:p>4.39</text:p>
          </table:table-cell>
          <table:table-cell office:value-type="float" office:value="0.555935434">
            <text:p>0.555935434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0.545232091">
            <text:p>0.545232091</text:p>
          </table:table-cell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0.526367065">
            <text:p>0.526367065</text:p>
          </table:table-cell>
        </table:table-row>
        <table:table-row table:style-name="ro1">
          <table:table-cell office:value-type="float" office:value="4.42">
            <text:p>4.42</text:p>
          </table:table-cell>
          <table:table-cell office:value-type="float" office:value="0.499437546">
            <text:p>0.499437546</text:p>
          </table:table-cell>
        </table:table-row>
        <table:table-row table:style-name="ro1">
          <table:table-cell office:value-type="float" office:value="4.43">
            <text:p>4.43</text:p>
          </table:table-cell>
          <table:table-cell office:value-type="float" office:value="0.464600766">
            <text:p>0.464600766</text:p>
          </table:table-cell>
        </table:table-row>
        <table:table-row table:style-name="ro1">
          <table:table-cell office:value-type="float" office:value="4.44">
            <text:p>4.44</text:p>
          </table:table-cell>
          <table:table-cell office:value-type="float" office:value="0.422072595">
            <text:p>0.422072595</text:p>
          </table:table-cell>
        </table:table-row>
        <table:table-row table:style-name="ro1">
          <table:table-cell office:value-type="float" office:value="4.45">
            <text:p>4.45</text:p>
          </table:table-cell>
          <table:table-cell office:value-type="float" office:value="0.372125717">
            <text:p>0.372125717</text:p>
          </table:table-cell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0.315087364">
            <text:p>0.315087364</text:p>
          </table:table-cell>
        </table:table-row>
        <table:table-row table:style-name="ro1">
          <table:table-cell office:value-type="float" office:value="4.47">
            <text:p>4.47</text:p>
          </table:table-cell>
          <table:table-cell office:value-type="float" office:value="0.25133666">
            <text:p>0.25133666</text:p>
          </table:table-cell>
        </table:table-row>
        <table:table-row table:style-name="ro1">
          <table:table-cell office:value-type="float" office:value="4.48">
            <text:p>4.48</text:p>
          </table:table-cell>
          <table:table-cell office:value-type="float" office:value="0.181301575">
            <text:p>0.181301575</text:p>
          </table:table-cell>
        </table:table-row>
        <table:table-row table:style-name="ro1">
          <table:table-cell office:value-type="float" office:value="4.49">
            <text:p>4.49</text:p>
          </table:table-cell>
          <table:table-cell office:value-type="float" office:value="0.105455525">
            <text:p>0.10545552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0.024313637">
            <text:p>0.024313637</text:p>
          </table:table-cell>
        </table:table-row>
        <table:table-row table:style-name="ro1">
          <table:table-cell office:value-type="float" office:value="4.51">
            <text:p>4.51</text:p>
          </table:table-cell>
          <table:table-cell office:value-type="float" office:value="-0.061571282">
            <text:p>-0.061571282</text:p>
          </table:table-cell>
        </table:table-row>
        <table:table-row table:style-name="ro1">
          <table:table-cell office:value-type="float" office:value="4.52">
            <text:p>4.52</text:p>
          </table:table-cell>
          <table:table-cell office:value-type="float" office:value="-0.15161305">
            <text:p>-0.15161305</text:p>
          </table:table-cell>
        </table:table-row>
        <table:table-row table:style-name="ro1">
          <table:table-cell office:value-type="float" office:value="4.53">
            <text:p>4.53</text:p>
          </table:table-cell>
          <table:table-cell office:value-type="float" office:value="-0.245196647">
            <text:p>-0.245196647</text:p>
          </table:table-cell>
        </table:table-row>
        <table:table-row table:style-name="ro1">
          <table:table-cell office:value-type="float" office:value="4.54">
            <text:p>4.54</text:p>
          </table:table-cell>
          <table:table-cell office:value-type="float" office:value="-0.34168295">
            <text:p>-0.34168295</text:p>
          </table:table-cell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-0.440413629">
            <text:p>-0.440413629</text:p>
          </table:table-cell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-0.540716174">
            <text:p>-0.540716174</text:p>
          </table:table-cell>
        </table:table-row>
        <table:table-row table:style-name="ro1">
          <table:table-cell office:value-type="float" office:value="4.57">
            <text:p>4.57</text:p>
          </table:table-cell>
          <table:table-cell office:value-type="float" office:value="-0.641908993">
            <text:p>-0.641908993</text:p>
          </table:table-cell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-0.743306562">
            <text:p>-0.743306562</text:p>
          </table:table-cell>
        </table:table-row>
        <table:table-row table:style-name="ro1">
          <table:table-cell office:value-type="float" office:value="4.59">
            <text:p>4.59</text:p>
          </table:table-cell>
          <table:table-cell office:value-type="float" office:value="-0.84422458">
            <text:p>-0.84422458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-0.943985082">
            <text:p>-0.943985082</text:p>
          </table:table-cell>
        </table:table-row>
        <table:table-row table:style-name="ro1">
          <table:table-cell office:value-type="float" office:value="4.61">
            <text:p>4.61</text:p>
          </table:table-cell>
          <table:table-cell office:value-type="float" office:value="-1.041921479">
            <text:p>-1.041921479</text:p>
          </table:table-cell>
        </table:table-row>
        <table:table-row table:style-name="ro1">
          <table:table-cell office:value-type="float" office:value="4.62">
            <text:p>4.62</text:p>
          </table:table-cell>
          <table:table-cell office:value-type="float" office:value="-1.137383486">
            <text:p>-1.137383486</text:p>
          </table:table-cell>
        </table:table-row>
        <table:table-row table:style-name="ro1">
          <table:table-cell office:value-type="float" office:value="4.63">
            <text:p>4.63</text:p>
          </table:table-cell>
          <table:table-cell office:value-type="float" office:value="-1.22974189">
            <text:p>-1.22974189</text:p>
          </table:table-cell>
        </table:table-row>
        <table:table-row table:style-name="ro1">
          <table:table-cell office:value-type="float" office:value="4.64">
            <text:p>4.64</text:p>
          </table:table-cell>
          <table:table-cell office:value-type="float" office:value="-1.318393138">
            <text:p>-1.318393138</text:p>
          </table:table-cell>
        </table:table-row>
        <table:table-row table:style-name="ro1">
          <table:table-cell office:value-type="float" office:value="4.65">
            <text:p>4.65</text:p>
          </table:table-cell>
          <table:table-cell office:value-type="float" office:value="-1.402763692">
            <text:p>-1.402763692</text:p>
          </table:table-cell>
        </table:table-row>
        <table:table-row table:style-name="ro1">
          <table:table-cell office:value-type="float" office:value="4.66">
            <text:p>4.66</text:p>
          </table:table-cell>
          <table:table-cell office:value-type="float" office:value="-1.482314132">
            <text:p>-1.482314132</text:p>
          </table:table-cell>
        </table:table-row>
        <table:table-row table:style-name="ro1">
          <table:table-cell office:value-type="float" office:value="4.67">
            <text:p>4.67</text:p>
          </table:table-cell>
          <table:table-cell office:value-type="float" office:value="-1.556542974">
            <text:p>-1.556542974</text:p>
          </table:table-cell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-1.624990159">
            <text:p>-1.624990159</text:p>
          </table:table-cell>
        </table:table-row>
        <table:table-row table:style-name="ro1">
          <table:table-cell office:value-type="float" office:value="4.69">
            <text:p>4.69</text:p>
          </table:table-cell>
          <table:table-cell office:value-type="float" office:value="-1.687240216">
            <text:p>-1.687240216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-1.742925044">
            <text:p>-1.742925044</text:p>
          </table:table-cell>
        </table:table-row>
        <table:table-row table:style-name="ro1">
          <table:table-cell office:value-type="float" office:value="4.71">
            <text:p>4.71</text:p>
          </table:table-cell>
          <table:table-cell office:value-type="float" office:value="-1.79172632">
            <text:p>-1.79172632</text:p>
          </table:table-cell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-1.833377496">
            <text:p>-1.833377496</text:p>
          </table:table-cell>
        </table:table-row>
        <table:table-row table:style-name="ro1">
          <table:table-cell office:value-type="float" office:value="4.73">
            <text:p>4.73</text:p>
          </table:table-cell>
          <table:table-cell office:value-type="float" office:value="-1.867665383">
            <text:p>-1.867665383</text:p>
          </table:table-cell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-1.894431311">
            <text:p>-1.894431311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-1.913571845">
            <text:p>-1.913571845</text:p>
          </table:table-cell>
        </table:table-row>
        <table:table-row table:style-name="ro1">
          <table:table-cell office:value-type="float" office:value="4.76">
            <text:p>4.76</text:p>
          </table:table-cell>
          <table:table-cell office:value-type="float" office:value="-1.925039079">
            <text:p>-1.925039079</text:p>
          </table:table-cell>
        </table:table-row>
        <table:table-row table:style-name="ro1">
          <table:table-cell office:value-type="float" office:value="4.77">
            <text:p>4.77</text:p>
          </table:table-cell>
          <table:table-cell office:value-type="float" office:value="-1.928840474">
            <text:p>-1.928840474</text:p>
          </table:table-cell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-1.925038282">
            <text:p>-1.925038282</text:p>
          </table:table-cell>
        </table:table-row>
        <table:table-row table:style-name="ro1">
          <table:table-cell office:value-type="float" office:value="4.79">
            <text:p>4.79</text:p>
          </table:table-cell>
          <table:table-cell office:value-type="float" office:value="-1.913748527">
            <text:p>-1.913748527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-1.895139579">
            <text:p>-1.895139579</text:p>
          </table:table-cell>
        </table:table-row>
        <table:table-row table:style-name="ro1">
          <table:table-cell office:value-type="float" office:value="4.81">
            <text:p>4.81</text:p>
          </table:table-cell>
          <table:table-cell office:value-type="float" office:value="-1.869430322">
            <text:p>-1.869430322</text:p>
          </table:table-cell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-1.836887935">
            <text:p>-1.836887935</text:p>
          </table:table-cell>
        </table:table-row>
        <table:table-row table:style-name="ro1">
          <table:table-cell office:value-type="float" office:value="4.83">
            <text:p>4.83</text:p>
          </table:table-cell>
          <table:table-cell office:value-type="float" office:value="-1.797825311">
            <text:p>-1.797825311</text:p>
          </table:table-cell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-1.75259813">
            <text:p>-1.75259813</text:p>
          </table:table-cell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-1.701601616">
            <text:p>-1.701601616</text:p>
          </table:table-cell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-1.645266999">
            <text:p>-1.645266999</text:p>
          </table:table-cell>
        </table:table-row>
        <table:table-row table:style-name="ro1">
          <table:table-cell office:value-type="float" office:value="4.87">
            <text:p>4.87</text:p>
          </table:table-cell>
          <table:table-cell office:value-type="float" office:value="-1.584057729">
            <text:p>-1.584057729</text:p>
          </table:table-cell>
        </table:table-row>
        <table:table-row table:style-name="ro1">
          <table:table-cell office:value-type="float" office:value="4.88">
            <text:p>4.88</text:p>
          </table:table-cell>
          <table:table-cell office:value-type="float" office:value="-1.518465448">
            <text:p>-1.518465448</text:p>
          </table:table-cell>
        </table:table-row>
        <table:table-row table:style-name="ro1">
          <table:table-cell office:value-type="float" office:value="4.89">
            <text:p>4.89</text:p>
          </table:table-cell>
          <table:table-cell office:value-type="float" office:value="-1.449005781">
            <text:p>-1.449005781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-1.376213959">
            <text:p>-1.376213959</text:p>
          </table:table-cell>
        </table:table-row>
        <table:table-row table:style-name="ro1">
          <table:table-cell office:value-type="float" office:value="4.91">
            <text:p>4.91</text:p>
          </table:table-cell>
          <table:table-cell office:value-type="float" office:value="-1.30064033">
            <text:p>-1.30064033</text:p>
          </table:table-cell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-1.222845776">
            <text:p>-1.222845776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-1.143397088">
            <text:p>-1.143397088</text:p>
          </table:table-cell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-1.062862333">
            <text:p>-1.062862333</text:p>
          </table:table-cell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-0.98180625">
            <text:p>-0.98180625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-0.900785711">
            <text:p>-0.900785711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-0.820345287">
            <text:p>-0.820345287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-0.741012959">
            <text:p>-0.741012959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float" office:value="-0.663295993">
            <text:p>-0.6632959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0.587677033">
            <text:p>-0.587677033</text:p>
          </table:table-cell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-0.51461043">
            <text:p>-0.51461043</text:p>
          </table:table-cell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-0.444518835">
            <text:p>-0.444518835</text:p>
          </table:table-cell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-0.377790095">
            <text:p>-0.377790095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-0.314774464">
            <text:p>-0.314774464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-0.255782154">
            <text:p>-0.255782154</text:p>
          </table:table-cell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-0.201081252">
            <text:p>-0.201081252</text:p>
          </table:table-cell>
        </table:table-row>
        <table:table-row table:style-name="ro1">
          <table:table-cell office:value-type="float" office:value="5.07">
            <text:p>5.07</text:p>
          </table:table-cell>
          <table:table-cell office:value-type="float" office:value="-0.150896005">
            <text:p>-0.150896005</text:p>
          </table:table-cell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-0.105405503">
            <text:p>-0.105405503</text:p>
          </table:table-cell>
        </table:table-row>
        <table:table-row table:style-name="ro1">
          <table:table-cell office:value-type="float" office:value="5.09">
            <text:p>5.09</text:p>
          </table:table-cell>
          <table:table-cell office:value-type="float" office:value="-0.064742752">
            <text:p>-0.064742752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-0.028994153">
            <text:p>-0.028994153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0.00180061">
            <text:p>0.00180061</text:p>
          </table:table-cell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0.027648278">
            <text:p>0.027648278</text:p>
          </table:table-cell>
        </table:table-row>
        <table:table-row table:style-name="ro1">
          <table:table-cell office:value-type="float" office:value="5.13">
            <text:p>5.13</text:p>
          </table:table-cell>
          <table:table-cell office:value-type="float" office:value="0.048601326">
            <text:p>0.048601326</text:p>
          </table:table-cell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0.064756873">
            <text:p>0.064756873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0.076255213">
            <text:p>0.076255213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0.083277976">
            <text:p>0.083277976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0.086045932">
            <text:p>0.086045932</text:p>
          </table:table-cell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0.084816472">
            <text:p>0.084816472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0.079880771">
            <text:p>0.079880771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0.071560668">
            <text:p>0.071560668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0.060205298">
            <text:p>0.060205298</text:p>
          </table:table-cell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0.046187479">
            <text:p>0.046187479</text:p>
          </table:table-cell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0.029899926">
            <text:p>0.029899926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0.011751283">
            <text:p>0.011751283</text:p>
          </table:table-cell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-0.007837962">
            <text:p>-0.007837962</text:p>
          </table:table-cell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-0.028439655">
            <text:p>-0.028439655</text:p>
          </table:table-cell>
        </table:table-row>
        <table:table-row table:style-name="ro1">
          <table:table-cell office:value-type="float" office:value="5.27">
            <text:p>5.27</text:p>
          </table:table-cell>
          <table:table-cell office:value-type="float" office:value="-0.049622214">
            <text:p>-0.049622214</text:p>
          </table:table-cell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-0.070954882">
            <text:p>-0.070954882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-0.092011967">
            <text:p>-0.092011967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0.112377021">
            <text:p>-0.112377021</text:p>
          </table:table-cell>
        </table:table-row>
        <table:table-row table:style-name="ro1">
          <table:table-cell office:value-type="float" office:value="5.31">
            <text:p>5.31</text:p>
          </table:table-cell>
          <table:table-cell office:value-type="float" office:value="-0.131646932">
            <text:p>-0.131646932</text:p>
          </table:table-cell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-0.149435893">
            <text:p>-0.149435893</text:p>
          </table:table-cell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-0.165379204">
            <text:p>-0.165379204</text:p>
          </table:table-cell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-0.179136883">
            <text:p>-0.179136883</text:p>
          </table:table-cell>
        </table:table-row>
        <table:table-row table:style-name="ro1">
          <table:table-cell office:value-type="float" office:value="5.35">
            <text:p>5.35</text:p>
          </table:table-cell>
          <table:table-cell office:value-type="float" office:value="-0.190397052">
            <text:p>-0.190397052</text:p>
          </table:table-cell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-0.198879072">
            <text:p>-0.198879072</text:p>
          </table:table-cell>
        </table:table-row>
        <table:table-row table:style-name="ro1">
          <table:table-cell office:value-type="float" office:value="5.37">
            <text:p>5.37</text:p>
          </table:table-cell>
          <table:table-cell office:value-type="float" office:value="-0.204336385">
            <text:p>-0.204336385</text:p>
          </table:table-cell>
        </table:table-row>
        <table:table-row table:style-name="ro1">
          <table:table-cell office:value-type="float" office:value="5.38">
            <text:p>5.38</text:p>
          </table:table-cell>
          <table:table-cell office:value-type="float" office:value="-0.206559063">
            <text:p>-0.206559063</text:p>
          </table:table-cell>
        </table:table-row>
        <table:table-row table:style-name="ro1">
          <table:table-cell office:value-type="float" office:value="5.39">
            <text:p>5.39</text:p>
          </table:table-cell>
          <table:table-cell office:value-type="float" office:value="-0.205376014">
            <text:p>-0.205376014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-0.20065685">
            <text:p>-0.20065685</text:p>
          </table:table-cell>
        </table:table-row>
        <table:table-row table:style-name="ro1">
          <table:table-cell office:value-type="float" office:value="5.41">
            <text:p>5.41</text:p>
          </table:table-cell>
          <table:table-cell office:value-type="float" office:value="-0.192313378">
            <text:p>-0.192313378</text:p>
          </table:table-cell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-0.180300723">
            <text:p>-0.180300723</text:p>
          </table:table-cell>
        </table:table-row>
        <table:table-row table:style-name="ro1">
          <table:table-cell office:value-type="float" office:value="5.43">
            <text:p>5.43</text:p>
          </table:table-cell>
          <table:table-cell office:value-type="float" office:value="-0.164618045">
            <text:p>-0.164618045</text:p>
          </table:table-cell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-0.145308876">
            <text:p>-0.145308876</text:p>
          </table:table-cell>
        </table:table-row>
        <table:table-row table:style-name="ro1">
          <table:table-cell office:value-type="float" office:value="5.45">
            <text:p>5.45</text:p>
          </table:table-cell>
          <table:table-cell office:value-type="float" office:value="-0.122461039">
            <text:p>-0.122461039</text:p>
          </table:table-cell>
        </table:table-row>
        <table:table-row table:style-name="ro1">
          <table:table-cell office:value-type="float" office:value="5.46">
            <text:p>5.46</text:p>
          </table:table-cell>
          <table:table-cell office:value-type="float" office:value="-0.096206176">
            <text:p>-0.096206176</text:p>
          </table:table-cell>
        </table:table-row>
        <table:table-row table:style-name="ro1">
          <table:table-cell office:value-type="float" office:value="5.47">
            <text:p>5.47</text:p>
          </table:table-cell>
          <table:table-cell office:value-type="float" office:value="-0.066718871">
            <text:p>-0.066718871</text:p>
          </table:table-cell>
        </table:table-row>
        <table:table-row table:style-name="ro1">
          <table:table-cell office:value-type="float" office:value="5.48">
            <text:p>5.48</text:p>
          </table:table-cell>
          <table:table-cell office:value-type="float" office:value="-0.03421538">
            <text:p>-0.03421538</text:p>
          </table:table-cell>
        </table:table-row>
        <table:table-row table:style-name="ro1">
          <table:table-cell office:value-type="float" office:value="5.49">
            <text:p>5.49</text:p>
          </table:table-cell>
          <table:table-cell office:value-type="float" office:value="0.001048019">
            <text:p>0.001048019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0.038777056">
            <text:p>0.038777056</text:p>
          </table:table-cell>
        </table:table-row>
        <table:table-row table:style-name="ro1">
          <table:table-cell office:value-type="float" office:value="5.51">
            <text:p>5.51</text:p>
          </table:table-cell>
          <table:table-cell office:value-type="float" office:value="0.07864184">
            <text:p>0.07864184</text:p>
          </table:table-cell>
        </table:table-row>
        <table:table-row table:style-name="ro1">
          <table:table-cell office:value-type="float" office:value="5.52">
            <text:p>5.52</text:p>
          </table:table-cell>
          <table:table-cell office:value-type="float" office:value="0.120279582">
            <text:p>0.120279582</text:p>
          </table:table-cell>
        </table:table-row>
        <table:table-row table:style-name="ro1">
          <table:table-cell office:value-type="float" office:value="5.53">
            <text:p>5.53</text:p>
          </table:table-cell>
          <table:table-cell office:value-type="float" office:value="0.163297622">
            <text:p>0.163297622</text:p>
          </table:table-cell>
        </table:table-row>
        <table:table-row table:style-name="ro1">
          <table:table-cell office:value-type="float" office:value="5.54">
            <text:p>5.54</text:p>
          </table:table-cell>
          <table:table-cell office:value-type="float" office:value="0.207276746">
            <text:p>0.207276746</text:p>
          </table:table-cell>
        </table:table-row>
        <table:table-row table:style-name="ro1">
          <table:table-cell office:value-type="float" office:value="5.55">
            <text:p>5.55</text:p>
          </table:table-cell>
          <table:table-cell office:value-type="float" office:value="0.251774775">
            <text:p>0.251774775</text:p>
          </table:table-cell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0.296330376">
            <text:p>0.296330376</text:p>
          </table:table-cell>
        </table:table-row>
        <table:table-row table:style-name="ro1">
          <table:table-cell office:value-type="float" office:value="5.57">
            <text:p>5.57</text:p>
          </table:table-cell>
          <table:table-cell office:value-type="float" office:value="0.340467088">
            <text:p>0.340467088</text:p>
          </table:table-cell>
        </table:table-row>
        <table:table-row table:style-name="ro1">
          <table:table-cell office:value-type="float" office:value="5.58">
            <text:p>5.58</text:p>
          </table:table-cell>
          <table:table-cell office:value-type="float" office:value="0.383697502">
            <text:p>0.383697502</text:p>
          </table:table-cell>
        </table:table-row>
        <table:table-row table:style-name="ro1">
          <table:table-cell office:value-type="float" office:value="5.59">
            <text:p>5.59</text:p>
          </table:table-cell>
          <table:table-cell office:value-type="float" office:value="0.425527592">
            <text:p>0.425527592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0.465461133">
            <text:p>0.465461133</text:p>
          </table:table-cell>
        </table:table-row>
        <table:table-row table:style-name="ro1">
          <table:table-cell office:value-type="float" office:value="5.61">
            <text:p>5.61</text:p>
          </table:table-cell>
          <table:table-cell office:value-type="float" office:value="0.503004186">
            <text:p>0.503004186</text:p>
          </table:table-cell>
        </table:table-row>
        <table:table-row table:style-name="ro1">
          <table:table-cell office:value-type="float" office:value="5.62">
            <text:p>5.62</text:p>
          </table:table-cell>
          <table:table-cell office:value-type="float" office:value="0.537669607">
            <text:p>0.537669607</text:p>
          </table:table-cell>
        </table:table-row>
        <table:table-row table:style-name="ro1">
          <table:table-cell office:value-type="float" office:value="5.63">
            <text:p>5.63</text:p>
          </table:table-cell>
          <table:table-cell office:value-type="float" office:value="0.568981544">
            <text:p>0.568981544</text:p>
          </table:table-cell>
        </table:table-row>
        <table:table-row table:style-name="ro1">
          <table:table-cell office:value-type="float" office:value="5.64">
            <text:p>5.64</text:p>
          </table:table-cell>
          <table:table-cell office:value-type="float" office:value="0.59647988">
            <text:p>0.59647988</text:p>
          </table:table-cell>
        </table:table-row>
        <table:table-row table:style-name="ro1">
          <table:table-cell office:value-type="float" office:value="5.65">
            <text:p>5.65</text:p>
          </table:table-cell>
          <table:table-cell office:value-type="float" office:value="0.619724588">
            <text:p>0.619724588</text:p>
          </table:table-cell>
        </table:table-row>
        <table:table-row table:style-name="ro1">
          <table:table-cell office:value-type="float" office:value="5.66">
            <text:p>5.66</text:p>
          </table:table-cell>
          <table:table-cell office:value-type="float" office:value="0.638299964">
            <text:p>0.638299964</text:p>
          </table:table-cell>
        </table:table-row>
        <table:table-row table:style-name="ro1">
          <table:table-cell office:value-type="float" office:value="5.67">
            <text:p>5.67</text:p>
          </table:table-cell>
          <table:table-cell office:value-type="float" office:value="0.651818693">
            <text:p>0.651818693</text:p>
          </table:table-cell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0.659925723">
            <text:p>0.659925723</text:p>
          </table:table-cell>
        </table:table-row>
        <table:table-row table:style-name="ro1">
          <table:table-cell office:value-type="float" office:value="5.69">
            <text:p>5.69</text:p>
          </table:table-cell>
          <table:table-cell office:value-type="float" office:value="0.662301905">
            <text:p>0.662301905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0.658667374">
            <text:p>0.658667374</text:p>
          </table:table-cell>
        </table:table-row>
        <table:table-row table:style-name="ro1">
          <table:table-cell office:value-type="float" office:value="5.71">
            <text:p>5.71</text:p>
          </table:table-cell>
          <table:table-cell office:value-type="float" office:value="0.648784636">
            <text:p>0.648784636</text:p>
          </table:table-cell>
        </table:table-row>
        <table:table-row table:style-name="ro1">
          <table:table-cell office:value-type="float" office:value="5.72">
            <text:p>5.72</text:p>
          </table:table-cell>
          <table:table-cell office:value-type="float" office:value="0.63246134">
            <text:p>0.63246134</text:p>
          </table:table-cell>
        </table:table-row>
        <table:table-row table:style-name="ro1">
          <table:table-cell office:value-type="float" office:value="5.73">
            <text:p>5.73</text:p>
          </table:table-cell>
          <table:table-cell office:value-type="float" office:value="0.609552702">
            <text:p>0.609552702</text:p>
          </table:table-cell>
        </table:table-row>
        <table:table-row table:style-name="ro1">
          <table:table-cell office:value-type="float" office:value="5.74">
            <text:p>5.74</text:p>
          </table:table-cell>
          <table:table-cell office:value-type="float" office:value="0.579963564">
            <text:p>0.579963564</text:p>
          </table:table-cell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0.543650069">
            <text:p>0.543650069</text:p>
          </table:table-cell>
        </table:table-row>
        <table:table-row table:style-name="ro1">
          <table:table-cell office:value-type="float" office:value="5.76">
            <text:p>5.76</text:p>
          </table:table-cell>
          <table:table-cell office:value-type="float" office:value="0.500620931">
            <text:p>0.500620931</text:p>
          </table:table-cell>
        </table:table-row>
        <table:table-row table:style-name="ro1">
          <table:table-cell office:value-type="float" office:value="5.77">
            <text:p>5.77</text:p>
          </table:table-cell>
          <table:table-cell office:value-type="float" office:value="0.450938295">
            <text:p>0.450938295</text:p>
          </table:table-cell>
        </table:table-row>
        <table:table-row table:style-name="ro1">
          <table:table-cell office:value-type="float" office:value="5.78">
            <text:p>5.78</text:p>
          </table:table-cell>
          <table:table-cell office:value-type="float" office:value="0.394718167">
            <text:p>0.394718167</text:p>
          </table:table-cell>
        </table:table-row>
        <table:table-row table:style-name="ro1">
          <table:table-cell office:value-type="float" office:value="5.79">
            <text:p>5.79</text:p>
          </table:table-cell>
          <table:table-cell office:value-type="float" office:value="0.332130416">
            <text:p>0.332130416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0.263398338">
            <text:p>0.263398338</text:p>
          </table:table-cell>
        </table:table-row>
        <table:table-row table:style-name="ro1">
          <table:table-cell office:value-type="float" office:value="5.81">
            <text:p>5.81</text:p>
          </table:table-cell>
          <table:table-cell office:value-type="float" office:value="0.188797791">
            <text:p>0.188797791</text:p>
          </table:table-cell>
        </table:table-row>
        <table:table-row table:style-name="ro1">
          <table:table-cell office:value-type="float" office:value="5.82">
            <text:p>5.82</text:p>
          </table:table-cell>
          <table:table-cell office:value-type="float" office:value="0.108655901">
            <text:p>0.108655901</text:p>
          </table:table-cell>
        </table:table-row>
        <table:table-row table:style-name="ro1">
          <table:table-cell office:value-type="float" office:value="5.83">
            <text:p>5.83</text:p>
          </table:table-cell>
          <table:table-cell office:value-type="float" office:value="0.023349336">
            <text:p>0.023349336</text:p>
          </table:table-cell>
        </table:table-row>
        <table:table-row table:style-name="ro1">
          <table:table-cell office:value-type="float" office:value="5.84">
            <text:p>5.84</text:p>
          </table:table-cell>
          <table:table-cell office:value-type="float" office:value="-0.06669782">
            <text:p>-0.06669782</text:p>
          </table:table-cell>
        </table:table-row>
        <table:table-row table:style-name="ro1">
          <table:table-cell office:value-type="float" office:value="5.85">
            <text:p>5.85</text:p>
          </table:table-cell>
          <table:table-cell office:value-type="float" office:value="-0.161016595">
            <text:p>-0.161016595</text:p>
          </table:table-cell>
        </table:table-row>
        <table:table-row table:style-name="ro1">
          <table:table-cell office:value-type="float" office:value="5.86">
            <text:p>5.86</text:p>
          </table:table-cell>
          <table:table-cell office:value-type="float" office:value="-0.259096038">
            <text:p>-0.259096038</text:p>
          </table:table-cell>
        </table:table-row>
        <table:table-row table:style-name="ro1">
          <table:table-cell office:value-type="float" office:value="5.87">
            <text:p>5.87</text:p>
          </table:table-cell>
          <table:table-cell office:value-type="float" office:value="-0.360386484">
            <text:p>-0.360386484</text:p>
          </table:table-cell>
        </table:table-row>
        <table:table-row table:style-name="ro1">
          <table:table-cell office:value-type="float" office:value="5.88">
            <text:p>5.88</text:p>
          </table:table-cell>
          <table:table-cell office:value-type="float" office:value="-0.464303157">
            <text:p>-0.464303157</text:p>
          </table:table-cell>
        </table:table-row>
        <table:table-row table:style-name="ro1">
          <table:table-cell office:value-type="float" office:value="5.89">
            <text:p>5.89</text:p>
          </table:table-cell>
          <table:table-cell office:value-type="float" office:value="-0.57023008">
            <text:p>-0.57023008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-0.677524268">
            <text:p>-0.677524268</text:p>
          </table:table-cell>
        </table:table-row>
        <table:table-row table:style-name="ro1">
          <table:table-cell office:value-type="float" office:value="5.91">
            <text:p>5.91</text:p>
          </table:table-cell>
          <table:table-cell office:value-type="float" office:value="-0.785520168">
            <text:p>-0.785520168</text:p>
          </table:table-cell>
        </table:table-row>
        <table:table-row table:style-name="ro1">
          <table:table-cell office:value-type="float" office:value="5.92">
            <text:p>5.92</text:p>
          </table:table-cell>
          <table:table-cell office:value-type="float" office:value="-0.893534315">
            <text:p>-0.893534315</text:p>
          </table:table-cell>
        </table:table-row>
        <table:table-row table:style-name="ro1">
          <table:table-cell office:value-type="float" office:value="5.93">
            <text:p>5.93</text:p>
          </table:table-cell>
          <table:table-cell office:value-type="float" office:value="-1.000870168">
            <text:p>-1.000870168</text:p>
          </table:table-cell>
        </table:table-row>
        <table:table-row table:style-name="ro1">
          <table:table-cell office:value-type="float" office:value="5.94">
            <text:p>5.94</text:p>
          </table:table-cell>
          <table:table-cell office:value-type="float" office:value="-1.106823093">
            <text:p>-1.106823093</text:p>
          </table:table-cell>
        </table:table-row>
        <table:table-row table:style-name="ro1">
          <table:table-cell office:value-type="float" office:value="5.95">
            <text:p>5.95</text:p>
          </table:table-cell>
          <table:table-cell office:value-type="float" office:value="-1.210685447">
            <text:p>-1.210685447</text:p>
          </table:table-cell>
        </table:table-row>
        <table:table-row table:style-name="ro1">
          <table:table-cell office:value-type="float" office:value="5.96">
            <text:p>5.96</text:p>
          </table:table-cell>
          <table:table-cell office:value-type="float" office:value="-1.311751732">
            <text:p>-1.311751732</text:p>
          </table:table-cell>
        </table:table-row>
        <table:table-row table:style-name="ro1">
          <table:table-cell office:value-type="float" office:value="5.97">
            <text:p>5.97</text:p>
          </table:table-cell>
          <table:table-cell office:value-type="float" office:value="-1.409323776">
            <text:p>-1.409323776</text:p>
          </table:table-cell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-1.502715899">
            <text:p>-1.502715899</text:p>
          </table:table-cell>
        </table:table-row>
        <table:table-row table:style-name="ro1">
          <table:table-cell office:value-type="float" office:value="5.99">
            <text:p>5.99</text:p>
          </table:table-cell>
          <table:table-cell office:value-type="float" office:value="-1.591260028">
            <text:p>-1.5912600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1.674310717">
            <text:p>-1.674310717</text:p>
          </table:table-cell>
        </table:table-row>
        <table:table-row table:style-name="ro1">
          <table:table-cell office:value-type="float" office:value="6.01">
            <text:p>6.01</text:p>
          </table:table-cell>
          <table:table-cell office:value-type="float" office:value="-1.751250037">
            <text:p>-1.751250037</text:p>
          </table:table-cell>
        </table:table-row>
        <table:table-row table:style-name="ro1">
          <table:table-cell office:value-type="float" office:value="6.02">
            <text:p>6.02</text:p>
          </table:table-cell>
          <table:table-cell office:value-type="float" office:value="-1.821492295">
            <text:p>-1.821492295</text:p>
          </table:table-cell>
        </table:table-row>
        <table:table-row table:style-name="ro1">
          <table:table-cell office:value-type="float" office:value="6.03">
            <text:p>6.03</text:p>
          </table:table-cell>
          <table:table-cell office:value-type="float" office:value="-1.884488542">
            <text:p>-1.884488542</text:p>
          </table:table-cell>
        </table:table-row>
        <table:table-row table:style-name="ro1">
          <table:table-cell office:value-type="float" office:value="6.04">
            <text:p>6.04</text:p>
          </table:table-cell>
          <table:table-cell office:value-type="float" office:value="-1.939730844">
            <text:p>-1.939730844</text:p>
          </table:table-cell>
        </table:table-row>
        <table:table-row table:style-name="ro1">
          <table:table-cell office:value-type="float" office:value="6.05">
            <text:p>6.05</text:p>
          </table:table-cell>
          <table:table-cell office:value-type="float" office:value="-1.986756273">
            <text:p>-1.986756273</text:p>
          </table:table-cell>
        </table:table-row>
        <table:table-row table:style-name="ro1">
          <table:table-cell office:value-type="float" office:value="6.06">
            <text:p>6.06</text:p>
          </table:table-cell>
          <table:table-cell office:value-type="float" office:value="-2.025150585">
            <text:p>-2.025150585</text:p>
          </table:table-cell>
        </table:table-row>
        <table:table-row table:style-name="ro1">
          <table:table-cell office:value-type="float" office:value="6.07">
            <text:p>6.07</text:p>
          </table:table-cell>
          <table:table-cell office:value-type="float" office:value="-2.054551565">
            <text:p>-2.054551565</text:p>
          </table:table-cell>
        </table:table-row>
        <table:table-row table:style-name="ro1">
          <table:table-cell office:value-type="float" office:value="6.08">
            <text:p>6.08</text:p>
          </table:table-cell>
          <table:table-cell office:value-type="float" office:value="-2.074652007">
            <text:p>-2.074652007</text:p>
          </table:table-cell>
        </table:table-row>
        <table:table-row table:style-name="ro1">
          <table:table-cell office:value-type="float" office:value="6.09">
            <text:p>6.09</text:p>
          </table:table-cell>
          <table:table-cell office:value-type="float" office:value="-2.0852023">
            <text:p>-2.0852023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-2.086012606">
            <text:p>-2.086012606</text:p>
          </table:table-cell>
        </table:table-row>
        <table:table-row table:style-name="ro1">
          <table:table-cell office:value-type="float" office:value="6.11">
            <text:p>6.11</text:p>
          </table:table-cell>
          <table:table-cell office:value-type="float" office:value="-2.076954613">
            <text:p>-2.076954613</text:p>
          </table:table-cell>
        </table:table-row>
        <table:table-row table:style-name="ro1">
          <table:table-cell office:value-type="float" office:value="6.12">
            <text:p>6.12</text:p>
          </table:table-cell>
          <table:table-cell office:value-type="float" office:value="-2.057962836">
            <text:p>-2.057962836</text:p>
          </table:table-cell>
        </table:table-row>
        <table:table-row table:style-name="ro1">
          <table:table-cell office:value-type="float" office:value="6.13">
            <text:p>6.13</text:p>
          </table:table-cell>
          <table:table-cell office:value-type="float" office:value="-2.02903547">
            <text:p>-2.02903547</text:p>
          </table:table-cell>
        </table:table-row>
        <table:table-row table:style-name="ro1">
          <table:table-cell office:value-type="float" office:value="6.14">
            <text:p>6.14</text:p>
          </table:table-cell>
          <table:table-cell office:value-type="float" office:value="-1.990234778">
            <text:p>-1.990234778</text:p>
          </table:table-cell>
        </table:table-row>
        <table:table-row table:style-name="ro1">
          <table:table-cell office:value-type="float" office:value="6.15">
            <text:p>6.15</text:p>
          </table:table-cell>
          <table:table-cell office:value-type="float" office:value="-1.941687011">
            <text:p>-1.941687011</text:p>
          </table:table-cell>
        </table:table-row>
        <table:table-row table:style-name="ro1">
          <table:table-cell office:value-type="float" office:value="6.16">
            <text:p>6.16</text:p>
          </table:table-cell>
          <table:table-cell office:value-type="float" office:value="-1.883581862">
            <text:p>-1.883581862</text:p>
          </table:table-cell>
        </table:table-row>
        <table:table-row table:style-name="ro1">
          <table:table-cell office:value-type="float" office:value="6.17">
            <text:p>6.17</text:p>
          </table:table-cell>
          <table:table-cell office:value-type="float" office:value="-1.816171454">
            <text:p>-1.816171454</text:p>
          </table:table-cell>
        </table:table-row>
        <table:table-row table:style-name="ro1">
          <table:table-cell office:value-type="float" office:value="6.18">
            <text:p>6.18</text:p>
          </table:table-cell>
          <table:table-cell office:value-type="float" office:value="-1.739768867">
            <text:p>-1.739768867</text:p>
          </table:table-cell>
        </table:table-row>
        <table:table-row table:style-name="ro1">
          <table:table-cell office:value-type="float" office:value="6.19">
            <text:p>6.19</text:p>
          </table:table-cell>
          <table:table-cell office:value-type="float" office:value="-1.654746223">
            <text:p>-1.654746223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-1.561532327">
            <text:p>-1.561532327</text:p>
          </table:table-cell>
        </table:table-row>
        <table:table-row table:style-name="ro1">
          <table:table-cell office:value-type="float" office:value="6.21">
            <text:p>6.21</text:p>
          </table:table-cell>
          <table:table-cell office:value-type="float" office:value="-1.460609898">
            <text:p>-1.460609898</text:p>
          </table:table-cell>
        </table:table-row>
        <table:table-row table:style-name="ro1">
          <table:table-cell office:value-type="float" office:value="6.22">
            <text:p>6.22</text:p>
          </table:table-cell>
          <table:table-cell office:value-type="float" office:value="-1.352512397">
            <text:p>-1.352512397</text:p>
          </table:table-cell>
        </table:table-row>
        <table:table-row table:style-name="ro1">
          <table:table-cell office:value-type="float" office:value="6.23">
            <text:p>6.23</text:p>
          </table:table-cell>
          <table:table-cell office:value-type="float" office:value="-1.23782048">
            <text:p>-1.23782048</text:p>
          </table:table-cell>
        </table:table-row>
        <table:table-row table:style-name="ro1">
          <table:table-cell office:value-type="float" office:value="6.24">
            <text:p>6.24</text:p>
          </table:table-cell>
          <table:table-cell office:value-type="float" office:value="-1.117158109">
            <text:p>-1.117158109</text:p>
          </table:table-cell>
        </table:table-row>
        <table:table-row table:style-name="ro1">
          <table:table-cell office:value-type="float" office:value="6.25">
            <text:p>6.25</text:p>
          </table:table-cell>
          <table:table-cell office:value-type="float" office:value="-0.99118833">
            <text:p>-0.99118833</text:p>
          </table:table-cell>
        </table:table-row>
        <table:table-row table:style-name="ro1">
          <table:table-cell office:value-type="float" office:value="6.26">
            <text:p>6.26</text:p>
          </table:table-cell>
          <table:table-cell office:value-type="float" office:value="-0.860608778">
            <text:p>-0.860608778</text:p>
          </table:table-cell>
        </table:table-row>
        <table:table-row table:style-name="ro1">
          <table:table-cell office:value-type="float" office:value="6.27">
            <text:p>6.27</text:p>
          </table:table-cell>
          <table:table-cell office:value-type="float" office:value="-0.726146911">
            <text:p>-0.726146911</text:p>
          </table:table-cell>
        </table:table-row>
        <table:table-row table:style-name="ro1">
          <table:table-cell office:value-type="float" office:value="6.28">
            <text:p>6.28</text:p>
          </table:table-cell>
          <table:table-cell office:value-type="float" office:value="-0.588555038">
            <text:p>-0.588555038</text:p>
          </table:table-cell>
        </table:table-row>
        <table:table-row table:style-name="ro1">
          <table:table-cell office:value-type="float" office:value="6.29">
            <text:p>6.29</text:p>
          </table:table-cell>
          <table:table-cell office:value-type="float" office:value="-0.448605158">
            <text:p>-0.448605158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-0.307083653">
            <text:p>-0.307083653</text:p>
          </table:table-cell>
        </table:table-row>
        <table:table-row table:style-name="ro1">
          <table:table-cell office:value-type="float" office:value="6.31">
            <text:p>6.31</text:p>
          </table:table-cell>
          <table:table-cell office:value-type="float" office:value="-0.164785882">
            <text:p>-0.164785882</text:p>
          </table:table-cell>
        </table:table-row>
        <table:table-row table:style-name="ro1">
          <table:table-cell office:value-type="float" office:value="6.32">
            <text:p>6.32</text:p>
          </table:table-cell>
          <table:table-cell office:value-type="float" office:value="-0.02251071">
            <text:p>-0.02251071</text:p>
          </table:table-cell>
        </table:table-row>
        <table:table-row table:style-name="ro1">
          <table:table-cell office:value-type="float" office:value="6.33">
            <text:p>6.33</text:p>
          </table:table-cell>
          <table:table-cell office:value-type="float" office:value="0.118944986">
            <text:p>0.118944986</text:p>
          </table:table-cell>
        </table:table-row>
        <table:table-row table:style-name="ro1">
          <table:table-cell office:value-type="float" office:value="6.34">
            <text:p>6.34</text:p>
          </table:table-cell>
          <table:table-cell office:value-type="float" office:value="0.258791793">
            <text:p>0.258791793</text:p>
          </table:table-cell>
        </table:table-row>
        <table:table-row table:style-name="ro1">
          <table:table-cell office:value-type="float" office:value="6.35">
            <text:p>6.35</text:p>
          </table:table-cell>
          <table:table-cell office:value-type="float" office:value="0.396253178">
            <text:p>0.396253178</text:p>
          </table:table-cell>
        </table:table-row>
        <table:table-row table:style-name="ro1">
          <table:table-cell office:value-type="float" office:value="6.36">
            <text:p>6.36</text:p>
          </table:table-cell>
          <table:table-cell office:value-type="float" office:value="0.530570798">
            <text:p>0.530570798</text:p>
          </table:table-cell>
        </table:table-row>
        <table:table-row table:style-name="ro1">
          <table:table-cell office:value-type="float" office:value="6.37">
            <text:p>6.37</text:p>
          </table:table-cell>
          <table:table-cell office:value-type="float" office:value="0.661009678">
            <text:p>0.661009678</text:p>
          </table:table-cell>
        </table:table-row>
        <table:table-row table:style-name="ro1">
          <table:table-cell office:value-type="float" office:value="6.38">
            <text:p>6.38</text:p>
          </table:table-cell>
          <table:table-cell office:value-type="float" office:value="0.786863207">
            <text:p>0.786863207</text:p>
          </table:table-cell>
        </table:table-row>
        <table:table-row table:style-name="ro1">
          <table:table-cell office:value-type="float" office:value="6.39">
            <text:p>6.39</text:p>
          </table:table-cell>
          <table:table-cell office:value-type="float" office:value="0.907457914">
            <text:p>0.907457914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1.022157993">
            <text:p>1.022157993</text:p>
          </table:table-cell>
        </table:table-row>
        <table:table-row table:style-name="ro1">
          <table:table-cell office:value-type="float" office:value="6.41">
            <text:p>6.41</text:p>
          </table:table-cell>
          <table:table-cell office:value-type="float" office:value="1.130369552">
            <text:p>1.130369552</text:p>
          </table:table-cell>
        </table:table-row>
        <table:table-row table:style-name="ro1">
          <table:table-cell office:value-type="float" office:value="6.42">
            <text:p>6.42</text:p>
          </table:table-cell>
          <table:table-cell office:value-type="float" office:value="1.231544527">
            <text:p>1.231544527</text:p>
          </table:table-cell>
        </table:table-row>
        <table:table-row table:style-name="ro1">
          <table:table-cell office:value-type="float" office:value="6.43">
            <text:p>6.43</text:p>
          </table:table-cell>
          <table:table-cell office:value-type="float" office:value="1.325184267">
            <text:p>1.325184267</text:p>
          </table:table-cell>
        </table:table-row>
        <table:table-row table:style-name="ro1">
          <table:table-cell office:value-type="float" office:value="6.44">
            <text:p>6.44</text:p>
          </table:table-cell>
          <table:table-cell office:value-type="float" office:value="1.410842739">
            <text:p>1.410842739</text:p>
          </table:table-cell>
        </table:table-row>
        <table:table-row table:style-name="ro1">
          <table:table-cell office:value-type="float" office:value="6.45">
            <text:p>6.45</text:p>
          </table:table-cell>
          <table:table-cell office:value-type="float" office:value="1.488129334">
            <text:p>1.488129334</text:p>
          </table:table-cell>
        </table:table-row>
        <table:table-row table:style-name="ro1">
          <table:table-cell office:value-type="float" office:value="6.46">
            <text:p>6.46</text:p>
          </table:table-cell>
          <table:table-cell office:value-type="float" office:value="1.556711264">
            <text:p>1.556711264</text:p>
          </table:table-cell>
        </table:table-row>
        <table:table-row table:style-name="ro1">
          <table:table-cell office:value-type="float" office:value="6.47">
            <text:p>6.47</text:p>
          </table:table-cell>
          <table:table-cell office:value-type="float" office:value="1.616315523">
            <text:p>1.616315523</text:p>
          </table:table-cell>
        </table:table-row>
        <table:table-row table:style-name="ro1">
          <table:table-cell office:value-type="float" office:value="6.48">
            <text:p>6.48</text:p>
          </table:table-cell>
          <table:table-cell office:value-type="float" office:value="1.666730404">
            <text:p>1.666730404</text:p>
          </table:table-cell>
        </table:table-row>
        <table:table-row table:style-name="ro1">
          <table:table-cell office:value-type="float" office:value="6.49">
            <text:p>6.49</text:p>
          </table:table-cell>
          <table:table-cell office:value-type="float" office:value="1.707806549">
            <text:p>1.707806549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.739457553">
            <text:p>1.739457553</text:p>
          </table:table-cell>
        </table:table-row>
        <table:table-row table:style-name="ro1">
          <table:table-cell office:value-type="float" office:value="6.51">
            <text:p>6.51</text:p>
          </table:table-cell>
          <table:table-cell office:value-type="float" office:value="1.761660082">
            <text:p>1.761660082</text:p>
          </table:table-cell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1.774453544">
            <text:p>1.774453544</text:p>
          </table:table-cell>
        </table:table-row>
        <table:table-row table:style-name="ro1">
          <table:table-cell office:value-type="float" office:value="6.53">
            <text:p>6.53</text:p>
          </table:table-cell>
          <table:table-cell office:value-type="float" office:value="1.77793928">
            <text:p>1.77793928</text:p>
          </table:table-cell>
        </table:table-row>
        <table:table-row table:style-name="ro1">
          <table:table-cell office:value-type="float" office:value="6.54">
            <text:p>6.54</text:p>
          </table:table-cell>
          <table:table-cell office:value-type="float" office:value="1.772279316">
            <text:p>1.772279316</text:p>
          </table:table-cell>
        </table:table-row>
        <table:table-row table:style-name="ro1">
          <table:table-cell office:value-type="float" office:value="6.55">
            <text:p>6.55</text:p>
          </table:table-cell>
          <table:table-cell office:value-type="float" office:value="1.757694659">
            <text:p>1.757694659</text:p>
          </table:table-cell>
        </table:table-row>
        <table:table-row table:style-name="ro1">
          <table:table-cell office:value-type="float" office:value="6.56">
            <text:p>6.56</text:p>
          </table:table-cell>
          <table:table-cell office:value-type="float" office:value="1.734463179">
            <text:p>1.734463179</text:p>
          </table:table-cell>
        </table:table-row>
        <table:table-row table:style-name="ro1">
          <table:table-cell office:value-type="float" office:value="6.57">
            <text:p>6.57</text:p>
          </table:table-cell>
          <table:table-cell office:value-type="float" office:value="1.702917064">
            <text:p>1.702917064</text:p>
          </table:table-cell>
        </table:table-row>
        <table:table-row table:style-name="ro1">
          <table:table-cell office:value-type="float" office:value="6.58">
            <text:p>6.58</text:p>
          </table:table-cell>
          <table:table-cell office:value-type="float" office:value="1.663439902">
            <text:p>1.663439902</text:p>
          </table:table-cell>
        </table:table-row>
        <table:table-row table:style-name="ro1">
          <table:table-cell office:value-type="float" office:value="6.59">
            <text:p>6.59</text:p>
          </table:table-cell>
          <table:table-cell office:value-type="float" office:value="1.616463383">
            <text:p>1.616463383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1.562463673">
            <text:p>1.562463673</text:p>
          </table:table-cell>
        </table:table-row>
        <table:table-row table:style-name="ro1">
          <table:table-cell office:value-type="float" office:value="6.61">
            <text:p>6.61</text:p>
          </table:table-cell>
          <table:table-cell office:value-type="float" office:value="1.501957474">
            <text:p>1.501957474</text:p>
          </table:table-cell>
        </table:table-row>
        <table:table-row table:style-name="ro1">
          <table:table-cell office:value-type="float" office:value="6.62">
            <text:p>6.62</text:p>
          </table:table-cell>
          <table:table-cell office:value-type="float" office:value="1.435497803">
            <text:p>1.435497803</text:p>
          </table:table-cell>
        </table:table-row>
        <table:table-row table:style-name="ro1">
          <table:table-cell office:value-type="float" office:value="6.63">
            <text:p>6.63</text:p>
          </table:table-cell>
          <table:table-cell office:value-type="float" office:value="1.363669539">
            <text:p>1.363669539</text:p>
          </table:table-cell>
        </table:table-row>
        <table:table-row table:style-name="ro1">
          <table:table-cell office:value-type="float" office:value="6.64">
            <text:p>6.64</text:p>
          </table:table-cell>
          <table:table-cell office:value-type="float" office:value="1.287084745">
            <text:p>1.287084745</text:p>
          </table:table-cell>
        </table:table-row>
        <table:table-row table:style-name="ro1">
          <table:table-cell office:value-type="float" office:value="6.65">
            <text:p>6.65</text:p>
          </table:table-cell>
          <table:table-cell office:value-type="float" office:value="1.206377831">
            <text:p>1.206377831</text:p>
          </table:table-cell>
        </table:table-row>
        <table:table-row table:style-name="ro1">
          <table:table-cell office:value-type="float" office:value="6.66">
            <text:p>6.66</text:p>
          </table:table-cell>
          <table:table-cell office:value-type="float" office:value="1.122200582">
            <text:p>1.122200582</text:p>
          </table:table-cell>
        </table:table-row>
        <table:table-row table:style-name="ro1">
          <table:table-cell office:value-type="float" office:value="6.67">
            <text:p>6.67</text:p>
          </table:table-cell>
          <table:table-cell office:value-type="float" office:value="1.035217086">
            <text:p>1.035217086</text:p>
          </table:table-cell>
        </table:table-row>
        <table:table-row table:style-name="ro1">
          <table:table-cell office:value-type="float" office:value="6.68">
            <text:p>6.68</text:p>
          </table:table-cell>
          <table:table-cell office:value-type="float" office:value="0.946098614">
            <text:p>0.946098614</text:p>
          </table:table-cell>
        </table:table-row>
        <table:table-row table:style-name="ro1">
          <table:table-cell office:value-type="float" office:value="6.69">
            <text:p>6.69</text:p>
          </table:table-cell>
          <table:table-cell office:value-type="float" office:value="0.855518483">
            <text:p>0.855518483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0.764146947">
            <text:p>0.764146947</text:p>
          </table:table-cell>
        </table:table-row>
        <table:table-row table:style-name="ro1">
          <table:table-cell office:value-type="float" office:value="6.71">
            <text:p>6.71</text:p>
          </table:table-cell>
          <table:table-cell office:value-type="float" office:value="0.672646151">
            <text:p>0.672646151</text:p>
          </table:table-cell>
        </table:table-row>
        <table:table-row table:style-name="ro1">
          <table:table-cell office:value-type="float" office:value="6.72">
            <text:p>6.72</text:p>
          </table:table-cell>
          <table:table-cell office:value-type="float" office:value="0.581665191">
            <text:p>0.581665191</text:p>
          </table:table-cell>
        </table:table-row>
        <table:table-row table:style-name="ro1">
          <table:table-cell office:value-type="float" office:value="6.73">
            <text:p>6.73</text:p>
          </table:table-cell>
          <table:table-cell office:value-type="float" office:value="0.491835318">
            <text:p>0.491835318</text:p>
          </table:table-cell>
        </table:table-row>
        <table:table-row table:style-name="ro1">
          <table:table-cell office:value-type="float" office:value="6.74">
            <text:p>6.74</text:p>
          </table:table-cell>
          <table:table-cell office:value-type="float" office:value="0.403765319">
            <text:p>0.403765319</text:p>
          </table:table-cell>
        </table:table-row>
        <table:table-row table:style-name="ro1">
          <table:table-cell office:value-type="float" office:value="6.75">
            <text:p>6.75</text:p>
          </table:table-cell>
          <table:table-cell office:value-type="float" office:value="0.318037116">
            <text:p>0.318037116</text:p>
          </table:table-cell>
        </table:table-row>
        <table:table-row table:style-name="ro1">
          <table:table-cell office:value-type="float" office:value="6.76">
            <text:p>6.76</text:p>
          </table:table-cell>
          <table:table-cell office:value-type="float" office:value="0.23520161">
            <text:p>0.23520161</text:p>
          </table:table-cell>
        </table:table-row>
        <table:table-row table:style-name="ro1">
          <table:table-cell office:value-type="float" office:value="6.77">
            <text:p>6.77</text:p>
          </table:table-cell>
          <table:table-cell office:value-type="float" office:value="0.155774804">
            <text:p>0.155774804</text:p>
          </table:table-cell>
        </table:table-row>
        <table:table-row table:style-name="ro1">
          <table:table-cell office:value-type="float" office:value="6.78">
            <text:p>6.78</text:p>
          </table:table-cell>
          <table:table-cell office:value-type="float" office:value="0.080234242">
            <text:p>0.080234242</text:p>
          </table:table-cell>
        </table:table-row>
        <table:table-row table:style-name="ro1">
          <table:table-cell office:value-type="float" office:value="6.79">
            <text:p>6.79</text:p>
          </table:table-cell>
          <table:table-cell office:value-type="float" office:value="0.00901577">
            <text:p>0.00901577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-0.057489328">
            <text:p>-0.057489328</text:p>
          </table:table-cell>
        </table:table-row>
        <table:table-row table:style-name="ro1">
          <table:table-cell office:value-type="float" office:value="6.81">
            <text:p>6.81</text:p>
          </table:table-cell>
          <table:table-cell office:value-type="float" office:value="-0.118936835">
            <text:p>-0.118936835</text:p>
          </table:table-cell>
        </table:table-row>
        <table:table-row table:style-name="ro1">
          <table:table-cell office:value-type="float" office:value="6.82">
            <text:p>6.82</text:p>
          </table:table-cell>
          <table:table-cell office:value-type="float" office:value="-0.175031685">
            <text:p>-0.175031685</text:p>
          </table:table-cell>
        </table:table-row>
        <table:table-row table:style-name="ro1">
          <table:table-cell office:value-type="float" office:value="6.83">
            <text:p>6.83</text:p>
          </table:table-cell>
          <table:table-cell office:value-type="float" office:value="-0.225529661">
            <text:p>-0.225529661</text:p>
          </table:table-cell>
        </table:table-row>
        <table:table-row table:style-name="ro1">
          <table:table-cell office:value-type="float" office:value="6.84">
            <text:p>6.84</text:p>
          </table:table-cell>
          <table:table-cell office:value-type="float" office:value="-0.270238647">
            <text:p>-0.270238647</text:p>
          </table:table-cell>
        </table:table-row>
        <table:table-row table:style-name="ro1">
          <table:table-cell office:value-type="float" office:value="6.85">
            <text:p>6.85</text:p>
          </table:table-cell>
          <table:table-cell office:value-type="float" office:value="-0.309019471">
            <text:p>-0.309019471</text:p>
          </table:table-cell>
        </table:table-row>
        <table:table-row table:style-name="ro1">
          <table:table-cell office:value-type="float" office:value="6.86">
            <text:p>6.86</text:p>
          </table:table-cell>
          <table:table-cell office:value-type="float" office:value="-0.341786297">
            <text:p>-0.341786297</text:p>
          </table:table-cell>
        </table:table-row>
        <table:table-row table:style-name="ro1">
          <table:table-cell office:value-type="float" office:value="6.87">
            <text:p>6.87</text:p>
          </table:table-cell>
          <table:table-cell office:value-type="float" office:value="-0.368506595">
            <text:p>-0.368506595</text:p>
          </table:table-cell>
        </table:table-row>
        <table:table-row table:style-name="ro1">
          <table:table-cell office:value-type="float" office:value="6.88">
            <text:p>6.88</text:p>
          </table:table-cell>
          <table:table-cell office:value-type="float" office:value="-0.389200668">
            <text:p>-0.389200668</text:p>
          </table:table-cell>
        </table:table-row>
        <table:table-row table:style-name="ro1">
          <table:table-cell office:value-type="float" office:value="6.89">
            <text:p>6.89</text:p>
          </table:table-cell>
          <table:table-cell office:value-type="float" office:value="-0.403940767">
            <text:p>-0.403940767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-0.412849776">
            <text:p>-0.412849776</text:p>
          </table:table-cell>
        </table:table-row>
        <table:table-row table:style-name="ro1">
          <table:table-cell office:value-type="float" office:value="6.91">
            <text:p>6.91</text:p>
          </table:table-cell>
          <table:table-cell office:value-type="float" office:value="-0.416099504">
            <text:p>-0.416099504</text:p>
          </table:table-cell>
        </table:table-row>
        <table:table-row table:style-name="ro1">
          <table:table-cell office:value-type="float" office:value="6.92">
            <text:p>6.92</text:p>
          </table:table-cell>
          <table:table-cell office:value-type="float" office:value="-0.413908588">
            <text:p>-0.413908588</text:p>
          </table:table-cell>
        </table:table-row>
        <table:table-row table:style-name="ro1">
          <table:table-cell office:value-type="float" office:value="6.93">
            <text:p>6.93</text:p>
          </table:table-cell>
          <table:table-cell office:value-type="float" office:value="-0.40654003">
            <text:p>-0.40654003</text:p>
          </table:table-cell>
        </table:table-row>
        <table:table-row table:style-name="ro1">
          <table:table-cell office:value-type="float" office:value="6.94">
            <text:p>6.94</text:p>
          </table:table-cell>
          <table:table-cell office:value-type="float" office:value="-0.394298383">
            <text:p>-0.394298383</text:p>
          </table:table-cell>
        </table:table-row>
        <table:table-row table:style-name="ro1">
          <table:table-cell office:value-type="float" office:value="6.95">
            <text:p>6.95</text:p>
          </table:table-cell>
          <table:table-cell office:value-type="float" office:value="-0.377526627">
            <text:p>-0.377526627</text:p>
          </table:table-cell>
        </table:table-row>
        <table:table-row table:style-name="ro1">
          <table:table-cell office:value-type="float" office:value="6.96">
            <text:p>6.96</text:p>
          </table:table-cell>
          <table:table-cell office:value-type="float" office:value="-0.356602743">
            <text:p>-0.356602743</text:p>
          </table:table-cell>
        </table:table-row>
        <table:table-row table:style-name="ro1">
          <table:table-cell office:value-type="float" office:value="6.97">
            <text:p>6.97</text:p>
          </table:table-cell>
          <table:table-cell office:value-type="float" office:value="-0.331936033">
            <text:p>-0.331936033</text:p>
          </table:table-cell>
        </table:table-row>
        <table:table-row table:style-name="ro1">
          <table:table-cell office:value-type="float" office:value="6.98">
            <text:p>6.98</text:p>
          </table:table-cell>
          <table:table-cell office:value-type="float" office:value="-0.303963199">
            <text:p>-0.303963199</text:p>
          </table:table-cell>
        </table:table-row>
        <table:table-row table:style-name="ro1">
          <table:table-cell office:value-type="float" office:value="6.99">
            <text:p>6.99</text:p>
          </table:table-cell>
          <table:table-cell office:value-type="float" office:value="-0.273144236">
            <text:p>-0.27314423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-0.239958149">
            <text:p>-0.239958149</text:p>
          </table:table-cell>
        </table:table-row>
        <table:table-row table:style-name="ro1">
          <table:table-cell office:value-type="float" office:value="7.01">
            <text:p>7.01</text:p>
          </table:table-cell>
          <table:table-cell office:value-type="float" office:value="-0.204898556">
            <text:p>-0.204898556</text:p>
          </table:table-cell>
        </table:table-row>
        <table:table-row table:style-name="ro1">
          <table:table-cell office:value-type="float" office:value="7.02">
            <text:p>7.02</text:p>
          </table:table-cell>
          <table:table-cell office:value-type="float" office:value="-0.168469193">
            <text:p>-0.168469193</text:p>
          </table:table-cell>
        </table:table-row>
        <table:table-row table:style-name="ro1">
          <table:table-cell office:value-type="float" office:value="7.03">
            <text:p>7.03</text:p>
          </table:table-cell>
          <table:table-cell office:value-type="float" office:value="-0.131179374">
            <text:p>-0.131179374</text:p>
          </table:table-cell>
        </table:table-row>
        <table:table-row table:style-name="ro1">
          <table:table-cell office:value-type="float" office:value="7.04">
            <text:p>7.04</text:p>
          </table:table-cell>
          <table:table-cell office:value-type="float" office:value="-0.093539428">
            <text:p>-0.093539428</text:p>
          </table:table-cell>
        </table:table-row>
        <table:table-row table:style-name="ro1">
          <table:table-cell office:value-type="float" office:value="7.05">
            <text:p>7.05</text:p>
          </table:table-cell>
          <table:table-cell office:value-type="float" office:value="-0.05605617">
            <text:p>-0.05605617</text:p>
          </table:table-cell>
        </table:table-row>
        <table:table-row table:style-name="ro1">
          <table:table-cell office:value-type="float" office:value="7.06">
            <text:p>7.06</text:p>
          </table:table-cell>
          <table:table-cell office:value-type="float" office:value="-0.019228429">
            <text:p>-0.019228429</text:p>
          </table:table-cell>
        </table:table-row>
        <table:table-row table:style-name="ro1">
          <table:table-cell office:value-type="float" office:value="7.07">
            <text:p>7.07</text:p>
          </table:table-cell>
          <table:table-cell office:value-type="float" office:value="0.016457325">
            <text:p>0.016457325</text:p>
          </table:table-cell>
        </table:table-row>
        <table:table-row table:style-name="ro1">
          <table:table-cell office:value-type="float" office:value="7.08">
            <text:p>7.08</text:p>
          </table:table-cell>
          <table:table-cell office:value-type="float" office:value="0.050531219">
            <text:p>0.050531219</text:p>
          </table:table-cell>
        </table:table-row>
        <table:table-row table:style-name="ro1">
          <table:table-cell office:value-type="float" office:value="7.09">
            <text:p>7.09</text:p>
          </table:table-cell>
          <table:table-cell office:value-type="float" office:value="0.082544044">
            <text:p>0.082544044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112071124">
            <text:p>0.112071124</text:p>
          </table:table-cell>
        </table:table-row>
        <table:table-row table:style-name="ro1">
          <table:table-cell office:value-type="float" office:value="7.11">
            <text:p>7.11</text:p>
          </table:table-cell>
          <table:table-cell office:value-type="float" office:value="0.13871594">
            <text:p>0.13871594</text:p>
          </table:table-cell>
        </table:table-row>
        <table:table-row table:style-name="ro1">
          <table:table-cell office:value-type="float" office:value="7.12">
            <text:p>7.12</text:p>
          </table:table-cell>
          <table:table-cell office:value-type="float" office:value="0.162113501">
            <text:p>0.162113501</text:p>
          </table:table-cell>
        </table:table-row>
        <table:table-row table:style-name="ro1">
          <table:table-cell office:value-type="float" office:value="7.13">
            <text:p>7.13</text:p>
          </table:table-cell>
          <table:table-cell office:value-type="float" office:value="0.181933417">
            <text:p>0.181933417</text:p>
          </table:table-cell>
        </table:table-row>
        <table:table-row table:style-name="ro1">
          <table:table-cell office:value-type="float" office:value="7.14">
            <text:p>7.14</text:p>
          </table:table-cell>
          <table:table-cell office:value-type="float" office:value="0.197882662">
            <text:p>0.197882662</text:p>
          </table:table-cell>
        </table:table-row>
        <table:table-row table:style-name="ro1">
          <table:table-cell office:value-type="float" office:value="7.15">
            <text:p>7.15</text:p>
          </table:table-cell>
          <table:table-cell office:value-type="float" office:value="0.209707989">
            <text:p>0.209707989</text:p>
          </table:table-cell>
        </table:table-row>
        <table:table-row table:style-name="ro1">
          <table:table-cell office:value-type="float" office:value="7.16">
            <text:p>7.16</text:p>
          </table:table-cell>
          <table:table-cell office:value-type="float" office:value="0.217197998">
            <text:p>0.217197998</text:p>
          </table:table-cell>
        </table:table-row>
        <table:table-row table:style-name="ro1">
          <table:table-cell office:value-type="float" office:value="7.17">
            <text:p>7.17</text:p>
          </table:table-cell>
          <table:table-cell office:value-type="float" office:value="0.220184826">
            <text:p>0.220184826</text:p>
          </table:table-cell>
        </table:table-row>
        <table:table-row table:style-name="ro1">
          <table:table-cell office:value-type="float" office:value="7.18">
            <text:p>7.18</text:p>
          </table:table-cell>
          <table:table-cell office:value-type="float" office:value="0.218545449">
            <text:p>0.218545449</text:p>
          </table:table-cell>
        </table:table-row>
        <table:table-row table:style-name="ro1">
          <table:table-cell office:value-type="float" office:value="7.19">
            <text:p>7.19</text:p>
          </table:table-cell>
          <table:table-cell office:value-type="float" office:value="0.21220259">
            <text:p>0.21220259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201125225">
            <text:p>0.201125225</text:p>
          </table:table-cell>
        </table:table-row>
        <table:table-row table:style-name="ro1">
          <table:table-cell office:value-type="float" office:value="7.21">
            <text:p>7.21</text:p>
          </table:table-cell>
          <table:table-cell office:value-type="float" office:value="0.185328681">
            <text:p>0.185328681</text:p>
          </table:table-cell>
        </table:table-row>
        <table:table-row table:style-name="ro1">
          <table:table-cell office:value-type="float" office:value="7.22">
            <text:p>7.22</text:p>
          </table:table-cell>
          <table:table-cell office:value-type="float" office:value="0.164874329">
            <text:p>0.164874329</text:p>
          </table:table-cell>
        </table:table-row>
        <table:table-row table:style-name="ro1">
          <table:table-cell office:value-type="float" office:value="7.23">
            <text:p>7.23</text:p>
          </table:table-cell>
          <table:table-cell office:value-type="float" office:value="0.139868879">
            <text:p>0.139868879</text:p>
          </table:table-cell>
        </table:table-row>
        <table:table-row table:style-name="ro1">
          <table:table-cell office:value-type="float" office:value="7.24">
            <text:p>7.24</text:p>
          </table:table-cell>
          <table:table-cell office:value-type="float" office:value="0.11046327">
            <text:p>0.11046327</text:p>
          </table:table-cell>
        </table:table-row>
        <table:table-row table:style-name="ro1">
          <table:table-cell office:value-type="float" office:value="7.25">
            <text:p>7.25</text:p>
          </table:table-cell>
          <table:table-cell office:value-type="float" office:value="0.076851188">
            <text:p>0.076851188</text:p>
          </table:table-cell>
        </table:table-row>
        <table:table-row table:style-name="ro1">
          <table:table-cell office:value-type="float" office:value="7.26">
            <text:p>7.26</text:p>
          </table:table-cell>
          <table:table-cell office:value-type="float" office:value="0.039267206">
            <text:p>0.039267206</text:p>
          </table:table-cell>
        </table:table-row>
        <table:table-row table:style-name="ro1">
          <table:table-cell office:value-type="float" office:value="7.27">
            <text:p>7.27</text:p>
          </table:table-cell>
          <table:table-cell office:value-type="float" office:value="-0.002015428">
            <text:p>-0.002015428</text:p>
          </table:table-cell>
        </table:table-row>
        <table:table-row table:style-name="ro1">
          <table:table-cell office:value-type="float" office:value="7.28">
            <text:p>7.28</text:p>
          </table:table-cell>
          <table:table-cell office:value-type="float" office:value="-0.046687344">
            <text:p>-0.046687344</text:p>
          </table:table-cell>
        </table:table-row>
        <table:table-row table:style-name="ro1">
          <table:table-cell office:value-type="float" office:value="7.29">
            <text:p>7.29</text:p>
          </table:table-cell>
          <table:table-cell office:value-type="float" office:value="-0.094405901">
            <text:p>-0.094405901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-0.144798344">
            <text:p>-0.144798344</text:p>
          </table:table-cell>
        </table:table-row>
        <table:table-row table:style-name="ro1">
          <table:table-cell office:value-type="float" office:value="7.31">
            <text:p>7.31</text:p>
          </table:table-cell>
          <table:table-cell office:value-type="float" office:value="-0.197465207">
            <text:p>-0.197465207</text:p>
          </table:table-cell>
        </table:table-row>
        <table:table-row table:style-name="ro1">
          <table:table-cell office:value-type="float" office:value="7.32">
            <text:p>7.32</text:p>
          </table:table-cell>
          <table:table-cell office:value-type="float" office:value="-0.251983951">
            <text:p>-0.251983951</text:p>
          </table:table-cell>
        </table:table-row>
        <table:table-row table:style-name="ro1">
          <table:table-cell office:value-type="float" office:value="7.33">
            <text:p>7.33</text:p>
          </table:table-cell>
          <table:table-cell office:value-type="float" office:value="-0.307912806">
            <text:p>-0.307912806</text:p>
          </table:table-cell>
        </table:table-row>
        <table:table-row table:style-name="ro1">
          <table:table-cell office:value-type="float" office:value="7.34">
            <text:p>7.34</text:p>
          </table:table-cell>
          <table:table-cell office:value-type="float" office:value="-0.364794772">
            <text:p>-0.364794772</text:p>
          </table:table-cell>
        </table:table-row>
        <table:table-row table:style-name="ro1">
          <table:table-cell office:value-type="float" office:value="7.35">
            <text:p>7.35</text:p>
          </table:table-cell>
          <table:table-cell office:value-type="float" office:value="-0.422161759">
            <text:p>-0.422161759</text:p>
          </table:table-cell>
        </table:table-row>
        <table:table-row table:style-name="ro1">
          <table:table-cell office:value-type="float" office:value="7.36">
            <text:p>7.36</text:p>
          </table:table-cell>
          <table:table-cell office:value-type="float" office:value="-0.479538814">
            <text:p>-0.479538814</text:p>
          </table:table-cell>
        </table:table-row>
        <table:table-row table:style-name="ro1">
          <table:table-cell office:value-type="float" office:value="7.37">
            <text:p>7.37</text:p>
          </table:table-cell>
          <table:table-cell office:value-type="float" office:value="-0.536448422">
            <text:p>-0.536448422</text:p>
          </table:table-cell>
        </table:table-row>
        <table:table-row table:style-name="ro1">
          <table:table-cell office:value-type="float" office:value="7.38">
            <text:p>7.38</text:p>
          </table:table-cell>
          <table:table-cell office:value-type="float" office:value="-0.592414816">
            <text:p>-0.592414816</text:p>
          </table:table-cell>
        </table:table-row>
        <table:table-row table:style-name="ro1">
          <table:table-cell office:value-type="float" office:value="7.39">
            <text:p>7.39</text:p>
          </table:table-cell>
          <table:table-cell office:value-type="float" office:value="-0.646968283">
            <text:p>-0.646968283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-0.699649417">
            <text:p>-0.699649417</text:p>
          </table:table-cell>
        </table:table-row>
        <table:table-row table:style-name="ro1">
          <table:table-cell office:value-type="float" office:value="7.41">
            <text:p>7.41</text:p>
          </table:table-cell>
          <table:table-cell office:value-type="float" office:value="-0.750013281">
            <text:p>-0.750013281</text:p>
          </table:table-cell>
        </table:table-row>
        <table:table-row table:style-name="ro1">
          <table:table-cell office:value-type="float" office:value="7.42">
            <text:p>7.42</text:p>
          </table:table-cell>
          <table:table-cell office:value-type="float" office:value="-0.797633455">
            <text:p>-0.797633455</text:p>
          </table:table-cell>
        </table:table-row>
        <table:table-row table:style-name="ro1">
          <table:table-cell office:value-type="float" office:value="7.43">
            <text:p>7.43</text:p>
          </table:table-cell>
          <table:table-cell office:value-type="float" office:value="-0.842105919">
            <text:p>-0.842105919</text:p>
          </table:table-cell>
        </table:table-row>
        <table:table-row table:style-name="ro1">
          <table:table-cell office:value-type="float" office:value="7.44">
            <text:p>7.44</text:p>
          </table:table-cell>
          <table:table-cell office:value-type="float" office:value="-0.883052744">
            <text:p>-0.883052744</text:p>
          </table:table-cell>
        </table:table-row>
        <table:table-row table:style-name="ro1">
          <table:table-cell office:value-type="float" office:value="7.45">
            <text:p>7.45</text:p>
          </table:table-cell>
          <table:table-cell office:value-type="float" office:value="-0.920125573">
            <text:p>-0.920125573</text:p>
          </table:table-cell>
        </table:table-row>
        <table:table-row table:style-name="ro1">
          <table:table-cell office:value-type="float" office:value="7.46">
            <text:p>7.46</text:p>
          </table:table-cell>
          <table:table-cell office:value-type="float" office:value="-0.953008833">
            <text:p>-0.953008833</text:p>
          </table:table-cell>
        </table:table-row>
        <table:table-row table:style-name="ro1">
          <table:table-cell office:value-type="float" office:value="7.47">
            <text:p>7.47</text:p>
          </table:table-cell>
          <table:table-cell office:value-type="float" office:value="-0.981422677">
            <text:p>-0.981422677</text:p>
          </table:table-cell>
        </table:table-row>
        <table:table-row table:style-name="ro1">
          <table:table-cell office:value-type="float" office:value="7.48">
            <text:p>7.48</text:p>
          </table:table-cell>
          <table:table-cell office:value-type="float" office:value="-1.005125618">
            <text:p>-1.005125618</text:p>
          </table:table-cell>
        </table:table-row>
        <table:table-row table:style-name="ro1">
          <table:table-cell office:value-type="float" office:value="7.49">
            <text:p>7.49</text:p>
          </table:table-cell>
          <table:table-cell office:value-type="float" office:value="-1.023916832">
            <text:p>-1.023916832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-1.037638113">
            <text:p>-1.037638113</text:p>
          </table:table-cell>
        </table:table-row>
        <table:table-row table:style-name="ro1">
          <table:table-cell office:value-type="float" office:value="7.51">
            <text:p>7.51</text:p>
          </table:table-cell>
          <table:table-cell office:value-type="float" office:value="-1.046175462">
            <text:p>-1.046175462</text:p>
          </table:table-cell>
        </table:table-row>
        <table:table-row table:style-name="ro1">
          <table:table-cell office:value-type="float" office:value="7.52">
            <text:p>7.52</text:p>
          </table:table-cell>
          <table:table-cell office:value-type="float" office:value="-1.049460294">
            <text:p>-1.049460294</text:p>
          </table:table-cell>
        </table:table-row>
        <table:table-row table:style-name="ro1">
          <table:table-cell office:value-type="float" office:value="7.53">
            <text:p>7.53</text:p>
          </table:table-cell>
          <table:table-cell office:value-type="float" office:value="-1.047470253">
            <text:p>-1.047470253</text:p>
          </table:table-cell>
        </table:table-row>
        <table:table-row table:style-name="ro1">
          <table:table-cell office:value-type="float" office:value="7.54">
            <text:p>7.54</text:p>
          </table:table-cell>
          <table:table-cell office:value-type="float" office:value="-1.040229626">
            <text:p>-1.040229626</text:p>
          </table:table-cell>
        </table:table-row>
        <table:table-row table:style-name="ro1">
          <table:table-cell office:value-type="float" office:value="7.55">
            <text:p>7.55</text:p>
          </table:table-cell>
          <table:table-cell office:value-type="float" office:value="-1.027809353">
            <text:p>-1.027809353</text:p>
          </table:table-cell>
        </table:table-row>
        <table:table-row table:style-name="ro1">
          <table:table-cell office:value-type="float" office:value="7.56">
            <text:p>7.56</text:p>
          </table:table-cell>
          <table:table-cell office:value-type="float" office:value="-1.010326635">
            <text:p>-1.010326635</text:p>
          </table:table-cell>
        </table:table-row>
        <table:table-row table:style-name="ro1">
          <table:table-cell office:value-type="float" office:value="7.57">
            <text:p>7.57</text:p>
          </table:table-cell>
          <table:table-cell office:value-type="float" office:value="-0.987944131">
            <text:p>-0.987944131</text:p>
          </table:table-cell>
        </table:table-row>
        <table:table-row table:style-name="ro1">
          <table:table-cell office:value-type="float" office:value="7.58">
            <text:p>7.58</text:p>
          </table:table-cell>
          <table:table-cell office:value-type="float" office:value="-0.960868761">
            <text:p>-0.960868761</text:p>
          </table:table-cell>
        </table:table-row>
        <table:table-row table:style-name="ro1">
          <table:table-cell office:value-type="float" office:value="7.59">
            <text:p>7.59</text:p>
          </table:table-cell>
          <table:table-cell office:value-type="float" office:value="-0.929350122">
            <text:p>-0.929350122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-0.893678524">
            <text:p>-0.893678524</text:p>
          </table:table-cell>
        </table:table-row>
        <table:table-row table:style-name="ro1">
          <table:table-cell office:value-type="float" office:value="7.61">
            <text:p>7.61</text:p>
          </table:table-cell>
          <table:table-cell office:value-type="float" office:value="-0.854182661">
            <text:p>-0.854182661</text:p>
          </table:table-cell>
        </table:table-row>
        <table:table-row table:style-name="ro1">
          <table:table-cell office:value-type="float" office:value="7.62">
            <text:p>7.62</text:p>
          </table:table-cell>
          <table:table-cell office:value-type="float" office:value="-0.811226949">
            <text:p>-0.811226949</text:p>
          </table:table-cell>
        </table:table-row>
        <table:table-row table:style-name="ro1">
          <table:table-cell office:value-type="float" office:value="7.63">
            <text:p>7.63</text:p>
          </table:table-cell>
          <table:table-cell office:value-type="float" office:value="-0.765208531">
            <text:p>-0.765208531</text:p>
          </table:table-cell>
        </table:table-row>
        <table:table-row table:style-name="ro1">
          <table:table-cell office:value-type="float" office:value="7.64">
            <text:p>7.64</text:p>
          </table:table-cell>
          <table:table-cell office:value-type="float" office:value="-0.716553993">
            <text:p>-0.716553993</text:p>
          </table:table-cell>
        </table:table-row>
        <table:table-row table:style-name="ro1">
          <table:table-cell office:value-type="float" office:value="7.65">
            <text:p>7.65</text:p>
          </table:table-cell>
          <table:table-cell office:value-type="float" office:value="-0.665715801">
            <text:p>-0.665715801</text:p>
          </table:table-cell>
        </table:table-row>
        <table:table-row table:style-name="ro1">
          <table:table-cell office:value-type="float" office:value="7.66">
            <text:p>7.66</text:p>
          </table:table-cell>
          <table:table-cell office:value-type="float" office:value="-0.613168501">
            <text:p>-0.613168501</text:p>
          </table:table-cell>
        </table:table-row>
        <table:table-row table:style-name="ro1">
          <table:table-cell office:value-type="float" office:value="7.67">
            <text:p>7.67</text:p>
          </table:table-cell>
          <table:table-cell office:value-type="float" office:value="-0.559404704">
            <text:p>-0.559404704</text:p>
          </table:table-cell>
        </table:table-row>
        <table:table-row table:style-name="ro1">
          <table:table-cell office:value-type="float" office:value="7.68">
            <text:p>7.68</text:p>
          </table:table-cell>
          <table:table-cell office:value-type="float" office:value="-0.504930899">
            <text:p>-0.504930899</text:p>
          </table:table-cell>
        </table:table-row>
        <table:table-row table:style-name="ro1">
          <table:table-cell office:value-type="float" office:value="7.69">
            <text:p>7.69</text:p>
          </table:table-cell>
          <table:table-cell office:value-type="float" office:value="-0.450263113">
            <text:p>-0.450263113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-0.395922465">
            <text:p>-0.395922465</text:p>
          </table:table-cell>
        </table:table-row>
        <table:table-row table:style-name="ro1">
          <table:table-cell office:value-type="float" office:value="7.71">
            <text:p>7.71</text:p>
          </table:table-cell>
          <table:table-cell office:value-type="float" office:value="-0.342430656">
            <text:p>-0.342430656</text:p>
          </table:table-cell>
        </table:table-row>
        <table:table-row table:style-name="ro1">
          <table:table-cell office:value-type="float" office:value="7.72">
            <text:p>7.72</text:p>
          </table:table-cell>
          <table:table-cell office:value-type="float" office:value="-0.290305413">
            <text:p>-0.290305413</text:p>
          </table:table-cell>
        </table:table-row>
        <table:table-row table:style-name="ro1">
          <table:table-cell office:value-type="float" office:value="7.73">
            <text:p>7.73</text:p>
          </table:table-cell>
          <table:table-cell office:value-type="float" office:value="-0.240055944">
            <text:p>-0.240055944</text:p>
          </table:table-cell>
        </table:table-row>
        <table:table-row table:style-name="ro1">
          <table:table-cell office:value-type="float" office:value="7.74">
            <text:p>7.74</text:p>
          </table:table-cell>
          <table:table-cell office:value-type="float" office:value="-0.192178434">
            <text:p>-0.192178434</text:p>
          </table:table-cell>
        </table:table-row>
        <table:table-row table:style-name="ro1">
          <table:table-cell office:value-type="float" office:value="7.75">
            <text:p>7.75</text:p>
          </table:table-cell>
          <table:table-cell office:value-type="float" office:value="-0.147151615">
            <text:p>-0.147151615</text:p>
          </table:table-cell>
        </table:table-row>
        <table:table-row table:style-name="ro1">
          <table:table-cell office:value-type="float" office:value="7.76">
            <text:p>7.76</text:p>
          </table:table-cell>
          <table:table-cell office:value-type="float" office:value="-0.105432462">
            <text:p>-0.105432462</text:p>
          </table:table-cell>
        </table:table-row>
        <table:table-row table:style-name="ro1">
          <table:table-cell office:value-type="float" office:value="7.77">
            <text:p>7.77</text:p>
          </table:table-cell>
          <table:table-cell office:value-type="float" office:value="-0.067452028">
            <text:p>-0.067452028</text:p>
          </table:table-cell>
        </table:table-row>
        <table:table-row table:style-name="ro1">
          <table:table-cell office:value-type="float" office:value="7.78">
            <text:p>7.78</text:p>
          </table:table-cell>
          <table:table-cell office:value-type="float" office:value="-0.03361148">
            <text:p>-0.03361148</text:p>
          </table:table-cell>
        </table:table-row>
        <table:table-row table:style-name="ro1">
          <table:table-cell office:value-type="float" office:value="7.79">
            <text:p>7.79</text:p>
          </table:table-cell>
          <table:table-cell office:value-type="float" office:value="-0.004278351">
            <text:p>-0.004278351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0.020216956">
            <text:p>0.020216956</text:p>
          </table:table-cell>
        </table:table-row>
        <table:table-row table:style-name="ro1">
          <table:table-cell office:value-type="float" office:value="7.81">
            <text:p>7.81</text:p>
          </table:table-cell>
          <table:table-cell office:value-type="float" office:value="0.039584376">
            <text:p>0.039584376</text:p>
          </table:table-cell>
        </table:table-row>
        <table:table-row table:style-name="ro1">
          <table:table-cell office:value-type="float" office:value="7.82">
            <text:p>7.82</text:p>
          </table:table-cell>
          <table:table-cell office:value-type="float" office:value="0.05357708">
            <text:p>0.05357708</text:p>
          </table:table-cell>
        </table:table-row>
        <table:table-row table:style-name="ro1">
          <table:table-cell office:value-type="float" office:value="7.83">
            <text:p>7.83</text:p>
          </table:table-cell>
          <table:table-cell office:value-type="float" office:value="0.061994036">
            <text:p>0.061994036</text:p>
          </table:table-cell>
        </table:table-row>
        <table:table-row table:style-name="ro1">
          <table:table-cell office:value-type="float" office:value="7.84">
            <text:p>7.84</text:p>
          </table:table-cell>
          <table:table-cell office:value-type="float" office:value="0.064682207">
            <text:p>0.064682207</text:p>
          </table:table-cell>
        </table:table-row>
        <table:table-row table:style-name="ro1">
          <table:table-cell office:value-type="float" office:value="7.85">
            <text:p>7.85</text:p>
          </table:table-cell>
          <table:table-cell office:value-type="float" office:value="0.061538373">
            <text:p>0.061538373</text:p>
          </table:table-cell>
        </table:table-row>
        <table:table-row table:style-name="ro1">
          <table:table-cell office:value-type="float" office:value="7.86">
            <text:p>7.86</text:p>
          </table:table-cell>
          <table:table-cell office:value-type="float" office:value="0.052510549">
            <text:p>0.052510549</text:p>
          </table:table-cell>
        </table:table-row>
        <table:table-row table:style-name="ro1">
          <table:table-cell office:value-type="float" office:value="7.87">
            <text:p>7.87</text:p>
          </table:table-cell>
          <table:table-cell office:value-type="float" office:value="0.037599003">
            <text:p>0.037599003</text:p>
          </table:table-cell>
        </table:table-row>
        <table:table-row table:style-name="ro1">
          <table:table-cell office:value-type="float" office:value="7.88">
            <text:p>7.88</text:p>
          </table:table-cell>
          <table:table-cell office:value-type="float" office:value="0.016856835">
            <text:p>0.016856835</text:p>
          </table:table-cell>
        </table:table-row>
        <table:table-row table:style-name="ro1">
          <table:table-cell office:value-type="float" office:value="7.89">
            <text:p>7.89</text:p>
          </table:table-cell>
          <table:table-cell office:value-type="float" office:value="-0.009609852">
            <text:p>-0.009609852</text:p>
          </table:table-cell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-0.041642232">
            <text:p>-0.041642232</text:p>
          </table:table-cell>
        </table:table-row>
        <table:table-row table:style-name="ro1">
          <table:table-cell office:value-type="float" office:value="7.91">
            <text:p>7.91</text:p>
          </table:table-cell>
          <table:table-cell office:value-type="float" office:value="-0.07902946">
            <text:p>-0.07902946</text:p>
          </table:table-cell>
        </table:table-row>
        <table:table-row table:style-name="ro1">
          <table:table-cell office:value-type="float" office:value="7.92">
            <text:p>7.92</text:p>
          </table:table-cell>
          <table:table-cell office:value-type="float" office:value="-0.121509802">
            <text:p>-0.121509802</text:p>
          </table:table-cell>
        </table:table-row>
        <table:table-row table:style-name="ro1">
          <table:table-cell office:value-type="float" office:value="7.93">
            <text:p>7.93</text:p>
          </table:table-cell>
          <table:table-cell office:value-type="float" office:value="-0.168772201">
            <text:p>-0.168772201</text:p>
          </table:table-cell>
        </table:table-row>
        <table:table-row table:style-name="ro1">
          <table:table-cell office:value-type="float" office:value="7.94">
            <text:p>7.94</text:p>
          </table:table-cell>
          <table:table-cell office:value-type="float" office:value="-0.220458239">
            <text:p>-0.220458239</text:p>
          </table:table-cell>
        </table:table-row>
        <table:table-row table:style-name="ro1">
          <table:table-cell office:value-type="float" office:value="7.95">
            <text:p>7.95</text:p>
          </table:table-cell>
          <table:table-cell office:value-type="float" office:value="-0.276164512">
            <text:p>-0.276164512</text:p>
          </table:table-cell>
        </table:table-row>
        <table:table-row table:style-name="ro1">
          <table:table-cell office:value-type="float" office:value="7.96">
            <text:p>7.96</text:p>
          </table:table-cell>
          <table:table-cell office:value-type="float" office:value="-0.335445381">
            <text:p>-0.335445381</text:p>
          </table:table-cell>
        </table:table-row>
        <table:table-row table:style-name="ro1">
          <table:table-cell office:value-type="float" office:value="7.97">
            <text:p>7.97</text:p>
          </table:table-cell>
          <table:table-cell office:value-type="float" office:value="-0.397816086">
            <text:p>-0.397816086</text:p>
          </table:table-cell>
        </table:table-row>
        <table:table-row table:style-name="ro1">
          <table:table-cell office:value-type="float" office:value="7.98">
            <text:p>7.98</text:p>
          </table:table-cell>
          <table:table-cell office:value-type="float" office:value="-0.4627562">
            <text:p>-0.4627562</text:p>
          </table:table-cell>
        </table:table-row>
        <table:table-row table:style-name="ro1">
          <table:table-cell office:value-type="float" office:value="7.99">
            <text:p>7.99</text:p>
          </table:table-cell>
          <table:table-cell office:value-type="float" office:value="-0.529713398">
            <text:p>-0.52971339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-0.59810751">
            <text:p>-0.59810751</text:p>
          </table:table-cell>
        </table:table-row>
        <table:table-row table:style-name="ro1">
          <table:table-cell office:value-type="float" office:value="8.01">
            <text:p>8.01</text:p>
          </table:table-cell>
          <table:table-cell office:value-type="float" office:value="-0.667334828">
            <text:p>-0.667334828</text:p>
          </table:table-cell>
        </table:table-row>
        <table:table-row table:style-name="ro1">
          <table:table-cell office:value-type="float" office:value="8.02">
            <text:p>8.02</text:p>
          </table:table-cell>
          <table:table-cell office:value-type="float" office:value="-0.736772642">
            <text:p>-0.736772642</text:p>
          </table:table-cell>
        </table:table-row>
        <table:table-row table:style-name="ro1">
          <table:table-cell office:value-type="float" office:value="8.03">
            <text:p>8.03</text:p>
          </table:table-cell>
          <table:table-cell office:value-type="float" office:value="-0.80578395">
            <text:p>-0.80578395</text:p>
          </table:table-cell>
        </table:table-row>
        <table:table-row table:style-name="ro1">
          <table:table-cell office:value-type="float" office:value="8.04">
            <text:p>8.04</text:p>
          </table:table-cell>
          <table:table-cell office:value-type="float" office:value="-0.873722334">
            <text:p>-0.873722334</text:p>
          </table:table-cell>
        </table:table-row>
        <table:table-row table:style-name="ro1">
          <table:table-cell office:value-type="float" office:value="8.05">
            <text:p>8.05</text:p>
          </table:table-cell>
          <table:table-cell office:value-type="float" office:value="-0.939936939">
            <text:p>-0.939936939</text:p>
          </table:table-cell>
        </table:table-row>
        <table:table-row table:style-name="ro1">
          <table:table-cell office:value-type="float" office:value="8.06">
            <text:p>8.06</text:p>
          </table:table-cell>
          <table:table-cell office:value-type="float" office:value="-1.003777528">
            <text:p>-1.003777528</text:p>
          </table:table-cell>
        </table:table-row>
        <table:table-row table:style-name="ro1">
          <table:table-cell office:value-type="float" office:value="8.07">
            <text:p>8.07</text:p>
          </table:table-cell>
          <table:table-cell office:value-type="float" office:value="-1.064599578">
            <text:p>-1.064599578</text:p>
          </table:table-cell>
        </table:table-row>
        <table:table-row table:style-name="ro1">
          <table:table-cell office:value-type="float" office:value="8.08">
            <text:p>8.08</text:p>
          </table:table-cell>
          <table:table-cell office:value-type="float" office:value="-1.121769363">
            <text:p>-1.121769363</text:p>
          </table:table-cell>
        </table:table-row>
        <table:table-row table:style-name="ro1">
          <table:table-cell office:value-type="float" office:value="8.09">
            <text:p>8.09</text:p>
          </table:table-cell>
          <table:table-cell office:value-type="float" office:value="-1.174668999">
            <text:p>-1.174668999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-1.2227014">
            <text:p>-1.2227014</text:p>
          </table:table-cell>
        </table:table-row>
        <table:table-row table:style-name="ro1">
          <table:table-cell office:value-type="float" office:value="8.11">
            <text:p>8.11</text:p>
          </table:table-cell>
          <table:table-cell office:value-type="float" office:value="-1.265295112">
            <text:p>-1.265295112</text:p>
          </table:table-cell>
        </table:table-row>
        <table:table-row table:style-name="ro1">
          <table:table-cell office:value-type="float" office:value="8.12">
            <text:p>8.12</text:p>
          </table:table-cell>
          <table:table-cell office:value-type="float" office:value="-1.301908988">
            <text:p>-1.301908988</text:p>
          </table:table-cell>
        </table:table-row>
        <table:table-row table:style-name="ro1">
          <table:table-cell office:value-type="float" office:value="8.13">
            <text:p>8.13</text:p>
          </table:table-cell>
          <table:table-cell office:value-type="float" office:value="-1.332036654">
            <text:p>-1.332036654</text:p>
          </table:table-cell>
        </table:table-row>
        <table:table-row table:style-name="ro1">
          <table:table-cell office:value-type="float" office:value="8.14">
            <text:p>8.14</text:p>
          </table:table-cell>
          <table:table-cell office:value-type="float" office:value="-1.355210754">
            <text:p>-1.355210754</text:p>
          </table:table-cell>
        </table:table-row>
        <table:table-row table:style-name="ro1">
          <table:table-cell office:value-type="float" office:value="8.15">
            <text:p>8.15</text:p>
          </table:table-cell>
          <table:table-cell office:value-type="float" office:value="-1.371006912">
            <text:p>-1.371006912</text:p>
          </table:table-cell>
        </table:table-row>
        <table:table-row table:style-name="ro1">
          <table:table-cell office:value-type="float" office:value="8.16">
            <text:p>8.16</text:p>
          </table:table-cell>
          <table:table-cell office:value-type="float" office:value="-1.379047402">
            <text:p>-1.379047402</text:p>
          </table:table-cell>
        </table:table-row>
        <table:table-row table:style-name="ro1">
          <table:table-cell office:value-type="float" office:value="8.17">
            <text:p>8.17</text:p>
          </table:table-cell>
          <table:table-cell office:value-type="float" office:value="-1.379004482">
            <text:p>-1.379004482</text:p>
          </table:table-cell>
        </table:table-row>
        <table:table-row table:style-name="ro1">
          <table:table-cell office:value-type="float" office:value="8.18">
            <text:p>8.18</text:p>
          </table:table-cell>
          <table:table-cell office:value-type="float" office:value="-1.370603373">
            <text:p>-1.370603373</text:p>
          </table:table-cell>
        </table:table-row>
        <table:table-row table:style-name="ro1">
          <table:table-cell office:value-type="float" office:value="8.19">
            <text:p>8.19</text:p>
          </table:table-cell>
          <table:table-cell office:value-type="float" office:value="-1.353624854">
            <text:p>-1.353624854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-1.327907449">
            <text:p>-1.327907449</text:p>
          </table:table-cell>
        </table:table-row>
        <table:table-row table:style-name="ro1">
          <table:table-cell office:value-type="float" office:value="8.21">
            <text:p>8.21</text:p>
          </table:table-cell>
          <table:table-cell office:value-type="float" office:value="-1.293349198">
            <text:p>-1.293349198</text:p>
          </table:table-cell>
        </table:table-row>
        <table:table-row table:style-name="ro1">
          <table:table-cell office:value-type="float" office:value="8.22">
            <text:p>8.22</text:p>
          </table:table-cell>
          <table:table-cell office:value-type="float" office:value="-1.249908983">
            <text:p>-1.249908983</text:p>
          </table:table-cell>
        </table:table-row>
        <table:table-row table:style-name="ro1">
          <table:table-cell office:value-type="float" office:value="8.23">
            <text:p>8.23</text:p>
          </table:table-cell>
          <table:table-cell office:value-type="float" office:value="-1.197607407">
            <text:p>-1.197607407</text:p>
          </table:table-cell>
        </table:table-row>
        <table:table-row table:style-name="ro1">
          <table:table-cell office:value-type="float" office:value="8.24">
            <text:p>8.24</text:p>
          </table:table-cell>
          <table:table-cell office:value-type="float" office:value="-1.136527213">
            <text:p>-1.136527213</text:p>
          </table:table-cell>
        </table:table-row>
        <table:table-row table:style-name="ro1">
          <table:table-cell office:value-type="float" office:value="8.25">
            <text:p>8.25</text:p>
          </table:table-cell>
          <table:table-cell office:value-type="float" office:value="-1.066813243">
            <text:p>-1.066813243</text:p>
          </table:table-cell>
        </table:table-row>
        <table:table-row table:style-name="ro1">
          <table:table-cell office:value-type="float" office:value="8.26">
            <text:p>8.26</text:p>
          </table:table-cell>
          <table:table-cell office:value-type="float" office:value="-0.988671925">
            <text:p>-0.988671925</text:p>
          </table:table-cell>
        </table:table-row>
        <table:table-row table:style-name="ro1">
          <table:table-cell office:value-type="float" office:value="8.27">
            <text:p>8.27</text:p>
          </table:table-cell>
          <table:table-cell office:value-type="float" office:value="-0.902370306">
            <text:p>-0.902370306</text:p>
          </table:table-cell>
        </table:table-row>
        <table:table-row table:style-name="ro1">
          <table:table-cell office:value-type="float" office:value="8.28">
            <text:p>8.28</text:p>
          </table:table-cell>
          <table:table-cell office:value-type="float" office:value="-0.808234619">
            <text:p>-0.808234619</text:p>
          </table:table-cell>
        </table:table-row>
        <table:table-row table:style-name="ro1">
          <table:table-cell office:value-type="float" office:value="8.29">
            <text:p>8.29</text:p>
          </table:table-cell>
          <table:table-cell office:value-type="float" office:value="-0.706648412">
            <text:p>-0.706648412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-0.598050238">
            <text:p>-0.598050238</text:p>
          </table:table-cell>
        </table:table-row>
        <table:table-row table:style-name="ro1">
          <table:table-cell office:value-type="float" office:value="8.31">
            <text:p>8.31</text:p>
          </table:table-cell>
          <table:table-cell office:value-type="float" office:value="-0.482930925">
            <text:p>-0.482930925</text:p>
          </table:table-cell>
        </table:table-row>
        <table:table-row table:style-name="ro1">
          <table:table-cell office:value-type="float" office:value="8.32">
            <text:p>8.32</text:p>
          </table:table-cell>
          <table:table-cell office:value-type="float" office:value="-0.36183045">
            <text:p>-0.36183045</text:p>
          </table:table-cell>
        </table:table-row>
        <table:table-row table:style-name="ro1">
          <table:table-cell office:value-type="float" office:value="8.33">
            <text:p>8.33</text:p>
          </table:table-cell>
          <table:table-cell office:value-type="float" office:value="-0.235334442">
            <text:p>-0.235334442</text:p>
          </table:table-cell>
        </table:table-row>
        <table:table-row table:style-name="ro1">
          <table:table-cell office:value-type="float" office:value="8.34">
            <text:p>8.34</text:p>
          </table:table-cell>
          <table:table-cell office:value-type="float" office:value="-0.104070326">
            <text:p>-0.104070326</text:p>
          </table:table-cell>
        </table:table-row>
        <table:table-row table:style-name="ro1">
          <table:table-cell office:value-type="float" office:value="8.35">
            <text:p>8.35</text:p>
          </table:table-cell>
          <table:table-cell office:value-type="float" office:value="0.031296852">
            <text:p>0.031296852</text:p>
          </table:table-cell>
        </table:table-row>
        <table:table-row table:style-name="ro1">
          <table:table-cell office:value-type="float" office:value="8.36">
            <text:p>8.36</text:p>
          </table:table-cell>
          <table:table-cell office:value-type="float" office:value="0.170068881">
            <text:p>0.170068881</text:p>
          </table:table-cell>
        </table:table-row>
        <table:table-row table:style-name="ro1">
          <table:table-cell office:value-type="float" office:value="8.37">
            <text:p>8.37</text:p>
          </table:table-cell>
          <table:table-cell office:value-type="float" office:value="0.311519118">
            <text:p>0.311519118</text:p>
          </table:table-cell>
        </table:table-row>
        <table:table-row table:style-name="ro1">
          <table:table-cell office:value-type="float" office:value="8.38">
            <text:p>8.38</text:p>
          </table:table-cell>
          <table:table-cell office:value-type="float" office:value="0.454897421">
            <text:p>0.454897421</text:p>
          </table:table-cell>
        </table:table-row>
        <table:table-row table:style-name="ro1">
          <table:table-cell office:value-type="float" office:value="8.39">
            <text:p>8.39</text:p>
          </table:table-cell>
          <table:table-cell office:value-type="float" office:value="0.599435287">
            <text:p>0.599435287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0.744351125">
            <text:p>0.744351125</text:p>
          </table:table-cell>
        </table:table-row>
        <table:table-row table:style-name="ro1">
          <table:table-cell office:value-type="float" office:value="8.41">
            <text:p>8.41</text:p>
          </table:table-cell>
          <table:table-cell office:value-type="float" office:value="0.888855638">
            <text:p>0.888855638</text:p>
          </table:table-cell>
        </table:table-row>
        <table:table-row table:style-name="ro1">
          <table:table-cell office:value-type="float" office:value="8.42">
            <text:p>8.42</text:p>
          </table:table-cell>
          <table:table-cell office:value-type="float" office:value="1.03215728">
            <text:p>1.03215728</text:p>
          </table:table-cell>
        </table:table-row>
        <table:table-row table:style-name="ro1">
          <table:table-cell office:value-type="float" office:value="8.43">
            <text:p>8.43</text:p>
          </table:table-cell>
          <table:table-cell office:value-type="float" office:value="1.173467727">
            <text:p>1.173467727</text:p>
          </table:table-cell>
        </table:table-row>
        <table:table-row table:style-name="ro1">
          <table:table-cell office:value-type="float" office:value="8.44">
            <text:p>8.44</text:p>
          </table:table-cell>
          <table:table-cell office:value-type="float" office:value="1.312007344">
            <text:p>1.312007344</text:p>
          </table:table-cell>
        </table:table-row>
        <table:table-row table:style-name="ro1">
          <table:table-cell office:value-type="float" office:value="8.45">
            <text:p>8.45</text:p>
          </table:table-cell>
          <table:table-cell office:value-type="float" office:value="1.447010585">
            <text:p>1.447010585</text:p>
          </table:table-cell>
        </table:table-row>
        <table:table-row table:style-name="ro1">
          <table:table-cell office:value-type="float" office:value="8.46">
            <text:p>8.46</text:p>
          </table:table-cell>
          <table:table-cell office:value-type="float" office:value="1.57773131">
            <text:p>1.57773131</text:p>
          </table:table-cell>
        </table:table-row>
        <table:table-row table:style-name="ro1">
          <table:table-cell office:value-type="float" office:value="8.47">
            <text:p>8.47</text:p>
          </table:table-cell>
          <table:table-cell office:value-type="float" office:value="1.703447947">
            <text:p>1.703447947</text:p>
          </table:table-cell>
        </table:table-row>
        <table:table-row table:style-name="ro1">
          <table:table-cell office:value-type="float" office:value="8.48">
            <text:p>8.48</text:p>
          </table:table-cell>
          <table:table-cell office:value-type="float" office:value="1.823468498">
            <text:p>1.823468498</text:p>
          </table:table-cell>
        </table:table-row>
        <table:table-row table:style-name="ro1">
          <table:table-cell office:value-type="float" office:value="8.49">
            <text:p>8.49</text:p>
          </table:table-cell>
          <table:table-cell office:value-type="float" office:value="1.937135315">
            <text:p>1.937135315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2.043829636">
            <text:p>2.043829636</text:p>
          </table:table-cell>
        </table:table-row>
        <table:table-row table:style-name="ro1">
          <table:table-cell office:value-type="float" office:value="8.51">
            <text:p>8.51</text:p>
          </table:table-cell>
          <table:table-cell office:value-type="float" office:value="2.142975839">
            <text:p>2.142975839</text:p>
          </table:table-cell>
        </table:table-row>
        <table:table-row table:style-name="ro1">
          <table:table-cell office:value-type="float" office:value="8.52">
            <text:p>8.52</text:p>
          </table:table-cell>
          <table:table-cell office:value-type="float" office:value="2.234045371">
            <text:p>2.234045371</text:p>
          </table:table-cell>
        </table:table-row>
        <table:table-row table:style-name="ro1">
          <table:table-cell office:value-type="float" office:value="8.53">
            <text:p>8.53</text:p>
          </table:table-cell>
          <table:table-cell office:value-type="float" office:value="2.316560347">
            <text:p>2.316560347</text:p>
          </table:table-cell>
        </table:table-row>
        <table:table-row table:style-name="ro1">
          <table:table-cell office:value-type="float" office:value="8.54">
            <text:p>8.54</text:p>
          </table:table-cell>
          <table:table-cell office:value-type="float" office:value="2.390096767">
            <text:p>2.390096767</text:p>
          </table:table-cell>
        </table:table-row>
        <table:table-row table:style-name="ro1">
          <table:table-cell office:value-type="float" office:value="8.55">
            <text:p>8.55</text:p>
          </table:table-cell>
          <table:table-cell office:value-type="float" office:value="2.454287342">
            <text:p>2.454287342</text:p>
          </table:table-cell>
        </table:table-row>
        <table:table-row table:style-name="ro1">
          <table:table-cell office:value-type="float" office:value="8.56">
            <text:p>8.56</text:p>
          </table:table-cell>
          <table:table-cell office:value-type="float" office:value="2.508823905">
            <text:p>2.508823905</text:p>
          </table:table-cell>
        </table:table-row>
        <table:table-row table:style-name="ro1">
          <table:table-cell office:value-type="float" office:value="8.57">
            <text:p>8.57</text:p>
          </table:table-cell>
          <table:table-cell office:value-type="float" office:value="2.553459392">
            <text:p>2.553459392</text:p>
          </table:table-cell>
        </table:table-row>
        <table:table-row table:style-name="ro1">
          <table:table-cell office:value-type="float" office:value="8.58">
            <text:p>8.58</text:p>
          </table:table-cell>
          <table:table-cell office:value-type="float" office:value="2.588009367">
            <text:p>2.588009367</text:p>
          </table:table-cell>
        </table:table-row>
        <table:table-row table:style-name="ro1">
          <table:table-cell office:value-type="float" office:value="8.59">
            <text:p>8.59</text:p>
          </table:table-cell>
          <table:table-cell office:value-type="float" office:value="2.612353101">
            <text:p>2.612353101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2.626434176">
            <text:p>2.626434176</text:p>
          </table:table-cell>
        </table:table-row>
        <table:table-row table:style-name="ro1">
          <table:table-cell office:value-type="float" office:value="8.61">
            <text:p>8.61</text:p>
          </table:table-cell>
          <table:table-cell office:value-type="float" office:value="2.630260625">
            <text:p>2.630260625</text:p>
          </table:table-cell>
        </table:table-row>
        <table:table-row table:style-name="ro1">
          <table:table-cell office:value-type="float" office:value="8.62">
            <text:p>8.62</text:p>
          </table:table-cell>
          <table:table-cell office:value-type="float" office:value="2.623904604">
            <text:p>2.623904604</text:p>
          </table:table-cell>
        </table:table-row>
        <table:table-row table:style-name="ro1">
          <table:table-cell office:value-type="float" office:value="8.63">
            <text:p>8.63</text:p>
          </table:table-cell>
          <table:table-cell office:value-type="float" office:value="2.607501598">
            <text:p>2.607501598</text:p>
          </table:table-cell>
        </table:table-row>
        <table:table-row table:style-name="ro1">
          <table:table-cell office:value-type="float" office:value="8.64">
            <text:p>8.64</text:p>
          </table:table-cell>
          <table:table-cell office:value-type="float" office:value="2.581249167">
            <text:p>2.581249167</text:p>
          </table:table-cell>
        </table:table-row>
        <table:table-row table:style-name="ro1">
          <table:table-cell office:value-type="float" office:value="8.65">
            <text:p>8.65</text:p>
          </table:table-cell>
          <table:table-cell office:value-type="float" office:value="2.545405247">
            <text:p>2.545405247</text:p>
          </table:table-cell>
        </table:table-row>
        <table:table-row table:style-name="ro1">
          <table:table-cell office:value-type="float" office:value="8.66">
            <text:p>8.66</text:p>
          </table:table-cell>
          <table:table-cell office:value-type="float" office:value="2.500286021">
            <text:p>2.500286021</text:p>
          </table:table-cell>
        </table:table-row>
        <table:table-row table:style-name="ro1">
          <table:table-cell office:value-type="float" office:value="8.67">
            <text:p>8.67</text:p>
          </table:table-cell>
          <table:table-cell office:value-type="float" office:value="2.446263371">
            <text:p>2.446263371</text:p>
          </table:table-cell>
        </table:table-row>
        <table:table-row table:style-name="ro1">
          <table:table-cell office:value-type="float" office:value="8.68">
            <text:p>8.68</text:p>
          </table:table-cell>
          <table:table-cell office:value-type="float" office:value="2.383761933">
            <text:p>2.383761933</text:p>
          </table:table-cell>
        </table:table-row>
        <table:table-row table:style-name="ro1">
          <table:table-cell office:value-type="float" office:value="8.69">
            <text:p>8.69</text:p>
          </table:table-cell>
          <table:table-cell office:value-type="float" office:value="2.313255786">
            <text:p>2.313255786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2.235264794">
            <text:p>2.235264794</text:p>
          </table:table-cell>
        </table:table-row>
        <table:table-row table:style-name="ro1">
          <table:table-cell office:value-type="float" office:value="8.71">
            <text:p>8.71</text:p>
          </table:table-cell>
          <table:table-cell office:value-type="float" office:value="2.150350632">
            <text:p>2.150350632</text:p>
          </table:table-cell>
        </table:table-row>
        <table:table-row table:style-name="ro1">
          <table:table-cell office:value-type="float" office:value="8.72">
            <text:p>8.72</text:p>
          </table:table-cell>
          <table:table-cell office:value-type="float" office:value="2.059112528">
            <text:p>2.059112528</text:p>
          </table:table-cell>
        </table:table-row>
        <table:table-row table:style-name="ro1">
          <table:table-cell office:value-type="float" office:value="8.73">
            <text:p>8.73</text:p>
          </table:table-cell>
          <table:table-cell office:value-type="float" office:value="1.962182755">
            <text:p>1.962182755</text:p>
          </table:table-cell>
        </table:table-row>
        <table:table-row table:style-name="ro1">
          <table:table-cell office:value-type="float" office:value="8.74">
            <text:p>8.74</text:p>
          </table:table-cell>
          <table:table-cell office:value-type="float" office:value="1.860221905">
            <text:p>1.860221905</text:p>
          </table:table-cell>
        </table:table-row>
        <table:table-row table:style-name="ro1">
          <table:table-cell office:value-type="float" office:value="8.75">
            <text:p>8.75</text:p>
          </table:table-cell>
          <table:table-cell office:value-type="float" office:value="1.753913989">
            <text:p>1.753913989</text:p>
          </table:table-cell>
        </table:table-row>
        <table:table-row table:style-name="ro1">
          <table:table-cell office:value-type="float" office:value="8.76">
            <text:p>8.76</text:p>
          </table:table-cell>
          <table:table-cell office:value-type="float" office:value="1.643961391">
            <text:p>1.643961391</text:p>
          </table:table-cell>
        </table:table-row>
        <table:table-row table:style-name="ro1">
          <table:table-cell office:value-type="float" office:value="8.77">
            <text:p>8.77</text:p>
          </table:table-cell>
          <table:table-cell office:value-type="float" office:value="1.531079727">
            <text:p>1.531079727</text:p>
          </table:table-cell>
        </table:table-row>
        <table:table-row table:style-name="ro1">
          <table:table-cell office:value-type="float" office:value="8.78">
            <text:p>8.78</text:p>
          </table:table-cell>
          <table:table-cell office:value-type="float" office:value="1.41599264">
            <text:p>1.41599264</text:p>
          </table:table-cell>
        </table:table-row>
        <table:table-row table:style-name="ro1">
          <table:table-cell office:value-type="float" office:value="8.79">
            <text:p>8.79</text:p>
          </table:table-cell>
          <table:table-cell office:value-type="float" office:value="1.299426572">
            <text:p>1.299426572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1.182105558">
            <text:p>1.182105558</text:p>
          </table:table-cell>
        </table:table-row>
        <table:table-row table:style-name="ro1">
          <table:table-cell office:value-type="float" office:value="8.81">
            <text:p>8.81</text:p>
          </table:table-cell>
          <table:table-cell office:value-type="float" office:value="1.064746079">
            <text:p>1.064746079</text:p>
          </table:table-cell>
        </table:table-row>
        <table:table-row table:style-name="ro1">
          <table:table-cell office:value-type="float" office:value="8.82">
            <text:p>8.82</text:p>
          </table:table-cell>
          <table:table-cell office:value-type="float" office:value="0.948052012">
            <text:p>0.948052012</text:p>
          </table:table-cell>
        </table:table-row>
        <table:table-row table:style-name="ro1">
          <table:table-cell office:value-type="float" office:value="8.83">
            <text:p>8.83</text:p>
          </table:table-cell>
          <table:table-cell office:value-type="float" office:value="0.832709718">
            <text:p>0.832709718</text:p>
          </table:table-cell>
        </table:table-row>
        <table:table-row table:style-name="ro1">
          <table:table-cell office:value-type="float" office:value="8.84">
            <text:p>8.84</text:p>
          </table:table-cell>
          <table:table-cell office:value-type="float" office:value="0.719383305">
            <text:p>0.719383305</text:p>
          </table:table-cell>
        </table:table-row>
        <table:table-row table:style-name="ro1">
          <table:table-cell office:value-type="float" office:value="8.85">
            <text:p>8.85</text:p>
          </table:table-cell>
          <table:table-cell office:value-type="float" office:value="0.608710097">
            <text:p>0.608710097</text:p>
          </table:table-cell>
        </table:table-row>
        <table:table-row table:style-name="ro1">
          <table:table-cell office:value-type="float" office:value="8.86">
            <text:p>8.86</text:p>
          </table:table-cell>
          <table:table-cell office:value-type="float" office:value="0.50129635">
            <text:p>0.50129635</text:p>
          </table:table-cell>
        </table:table-row>
        <table:table-row table:style-name="ro1">
          <table:table-cell office:value-type="float" office:value="8.87">
            <text:p>8.87</text:p>
          </table:table-cell>
          <table:table-cell office:value-type="float" office:value="0.397713245">
            <text:p>0.397713245</text:p>
          </table:table-cell>
        </table:table-row>
        <table:table-row table:style-name="ro1">
          <table:table-cell office:value-type="float" office:value="8.88">
            <text:p>8.88</text:p>
          </table:table-cell>
          <table:table-cell office:value-type="float" office:value="0.298493178">
            <text:p>0.298493178</text:p>
          </table:table-cell>
        </table:table-row>
        <table:table-row table:style-name="ro1">
          <table:table-cell office:value-type="float" office:value="8.89">
            <text:p>8.89</text:p>
          </table:table-cell>
          <table:table-cell office:value-type="float" office:value="0.204126394">
            <text:p>0.204126394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0.115057967">
            <text:p>0.115057967</text:p>
          </table:table-cell>
        </table:table-row>
        <table:table-row table:style-name="ro1">
          <table:table-cell office:value-type="float" office:value="8.91">
            <text:p>8.91</text:p>
          </table:table-cell>
          <table:table-cell office:value-type="float" office:value="0.031685163">
            <text:p>0.031685163</text:p>
          </table:table-cell>
        </table:table-row>
        <table:table-row table:style-name="ro1">
          <table:table-cell office:value-type="float" office:value="8.92">
            <text:p>8.92</text:p>
          </table:table-cell>
          <table:table-cell office:value-type="float" office:value="-0.045644801">
            <text:p>-0.045644801</text:p>
          </table:table-cell>
        </table:table-row>
        <table:table-row table:style-name="ro1">
          <table:table-cell office:value-type="float" office:value="8.93">
            <text:p>8.93</text:p>
          </table:table-cell>
          <table:table-cell office:value-type="float" office:value="-0.116636594">
            <text:p>-0.116636594</text:p>
          </table:table-cell>
        </table:table-row>
        <table:table-row table:style-name="ro1">
          <table:table-cell office:value-type="float" office:value="8.94">
            <text:p>8.94</text:p>
          </table:table-cell>
          <table:table-cell office:value-type="float" office:value="-0.18104817">
            <text:p>-0.18104817</text:p>
          </table:table-cell>
        </table:table-row>
        <table:table-row table:style-name="ro1">
          <table:table-cell office:value-type="float" office:value="8.95">
            <text:p>8.95</text:p>
          </table:table-cell>
          <table:table-cell office:value-type="float" office:value="-0.238691756">
            <text:p>-0.238691756</text:p>
          </table:table-cell>
        </table:table-row>
        <table:table-row table:style-name="ro1">
          <table:table-cell office:value-type="float" office:value="8.96">
            <text:p>8.96</text:p>
          </table:table-cell>
          <table:table-cell office:value-type="float" office:value="-0.289434385">
            <text:p>-0.289434385</text:p>
          </table:table-cell>
        </table:table-row>
        <table:table-row table:style-name="ro1">
          <table:table-cell office:value-type="float" office:value="8.97">
            <text:p>8.97</text:p>
          </table:table-cell>
          <table:table-cell office:value-type="float" office:value="-0.333198004">
            <text:p>-0.333198004</text:p>
          </table:table-cell>
        </table:table-row>
        <table:table-row table:style-name="ro1">
          <table:table-cell office:value-type="float" office:value="8.98">
            <text:p>8.98</text:p>
          </table:table-cell>
          <table:table-cell office:value-type="float" office:value="-0.369959144">
            <text:p>-0.369959144</text:p>
          </table:table-cell>
        </table:table-row>
        <table:table-row table:style-name="ro1">
          <table:table-cell office:value-type="float" office:value="8.99">
            <text:p>8.99</text:p>
          </table:table-cell>
          <table:table-cell office:value-type="float" office:value="-0.399748158">
            <text:p>-0.39974815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422648039">
            <text:p>-0.422648039</text:p>
          </table:table-cell>
        </table:table-row>
        <table:table-row table:style-name="ro1">
          <table:table-cell office:value-type="float" office:value="9.01">
            <text:p>9.01</text:p>
          </table:table-cell>
          <table:table-cell office:value-type="float" office:value="-0.438792835">
            <text:p>-0.438792835</text:p>
          </table:table-cell>
        </table:table-row>
        <table:table-row table:style-name="ro1">
          <table:table-cell office:value-type="float" office:value="9.02">
            <text:p>9.02</text:p>
          </table:table-cell>
          <table:table-cell office:value-type="float" office:value="-0.448365664">
            <text:p>-0.448365664</text:p>
          </table:table-cell>
        </table:table-row>
        <table:table-row table:style-name="ro1">
          <table:table-cell office:value-type="float" office:value="9.03">
            <text:p>9.03</text:p>
          </table:table-cell>
          <table:table-cell office:value-type="float" office:value="-0.451596361">
            <text:p>-0.451596361</text:p>
          </table:table-cell>
        </table:table-row>
        <table:table-row table:style-name="ro1">
          <table:table-cell office:value-type="float" office:value="9.04">
            <text:p>9.04</text:p>
          </table:table-cell>
          <table:table-cell office:value-type="float" office:value="-0.44875877">
            <text:p>-0.44875877</text:p>
          </table:table-cell>
        </table:table-row>
        <table:table-row table:style-name="ro1">
          <table:table-cell office:value-type="float" office:value="9.05">
            <text:p>9.05</text:p>
          </table:table-cell>
          <table:table-cell office:value-type="float" office:value="-0.440167711">
            <text:p>-0.440167711</text:p>
          </table:table-cell>
        </table:table-row>
        <table:table-row table:style-name="ro1">
          <table:table-cell office:value-type="float" office:value="9.06">
            <text:p>9.06</text:p>
          </table:table-cell>
          <table:table-cell office:value-type="float" office:value="-0.426175641">
            <text:p>-0.426175641</text:p>
          </table:table-cell>
        </table:table-row>
        <table:table-row table:style-name="ro1">
          <table:table-cell office:value-type="float" office:value="9.07">
            <text:p>9.07</text:p>
          </table:table-cell>
          <table:table-cell office:value-type="float" office:value="-0.40716905">
            <text:p>-0.40716905</text:p>
          </table:table-cell>
        </table:table-row>
        <table:table-row table:style-name="ro1">
          <table:table-cell office:value-type="float" office:value="9.08">
            <text:p>9.08</text:p>
          </table:table-cell>
          <table:table-cell office:value-type="float" office:value="-0.383564615">
            <text:p>-0.383564615</text:p>
          </table:table-cell>
        </table:table-row>
        <table:table-row table:style-name="ro1">
          <table:table-cell office:value-type="float" office:value="9.09">
            <text:p>9.09</text:p>
          </table:table-cell>
          <table:table-cell office:value-type="float" office:value="-0.355805141">
            <text:p>-0.355805141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-0.324355339">
            <text:p>-0.324355339</text:p>
          </table:table-cell>
        </table:table-row>
        <table:table-row table:style-name="ro1">
          <table:table-cell office:value-type="float" office:value="9.11">
            <text:p>9.11</text:p>
          </table:table-cell>
          <table:table-cell office:value-type="float" office:value="-0.289697463">
            <text:p>-0.289697463</text:p>
          </table:table-cell>
        </table:table-row>
        <table:table-row table:style-name="ro1">
          <table:table-cell office:value-type="float" office:value="9.12">
            <text:p>9.12</text:p>
          </table:table-cell>
          <table:table-cell office:value-type="float" office:value="-0.252326844">
            <text:p>-0.252326844</text:p>
          </table:table-cell>
        </table:table-row>
        <table:table-row table:style-name="ro1">
          <table:table-cell office:value-type="float" office:value="9.13">
            <text:p>9.13</text:p>
          </table:table-cell>
          <table:table-cell office:value-type="float" office:value="-0.21274737">
            <text:p>-0.21274737</text:p>
          </table:table-cell>
        </table:table-row>
        <table:table-row table:style-name="ro1">
          <table:table-cell office:value-type="float" office:value="9.14">
            <text:p>9.14</text:p>
          </table:table-cell>
          <table:table-cell office:value-type="float" office:value="-0.171466935">
            <text:p>-0.171466935</text:p>
          </table:table-cell>
        </table:table-row>
        <table:table-row table:style-name="ro1">
          <table:table-cell office:value-type="float" office:value="9.15">
            <text:p>9.15</text:p>
          </table:table-cell>
          <table:table-cell office:value-type="float" office:value="-0.128992907">
            <text:p>-0.128992907</text:p>
          </table:table-cell>
        </table:table-row>
        <table:table-row table:style-name="ro1">
          <table:table-cell office:value-type="float" office:value="9.16">
            <text:p>9.16</text:p>
          </table:table-cell>
          <table:table-cell office:value-type="float" office:value="-0.085827646">
            <text:p>-0.085827646</text:p>
          </table:table-cell>
        </table:table-row>
        <table:table-row table:style-name="ro1">
          <table:table-cell office:value-type="float" office:value="9.17">
            <text:p>9.17</text:p>
          </table:table-cell>
          <table:table-cell office:value-type="float" office:value="-0.042464107">
            <text:p>-0.042464107</text:p>
          </table:table-cell>
        </table:table-row>
        <table:table-row table:style-name="ro1">
          <table:table-cell office:value-type="float" office:value="9.18">
            <text:p>9.18</text:p>
          </table:table-cell>
          <table:table-cell office:value-type="float" office:value="0.000618424">
            <text:p>0.000618424</text:p>
          </table:table-cell>
        </table:table-row>
        <table:table-row table:style-name="ro1">
          <table:table-cell office:value-type="float" office:value="9.19">
            <text:p>9.19</text:p>
          </table:table-cell>
          <table:table-cell office:value-type="float" office:value="0.04295844">
            <text:p>0.04295844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0.084116127">
            <text:p>0.084116127</text:p>
          </table:table-cell>
        </table:table-row>
        <table:table-row table:style-name="ro1">
          <table:table-cell office:value-type="float" office:value="9.21">
            <text:p>9.21</text:p>
          </table:table-cell>
          <table:table-cell office:value-type="float" office:value="0.123677054">
            <text:p>0.123677054</text:p>
          </table:table-cell>
        </table:table-row>
        <table:table-row table:style-name="ro1">
          <table:table-cell office:value-type="float" office:value="9.22">
            <text:p>9.22</text:p>
          </table:table-cell>
          <table:table-cell office:value-type="float" office:value="0.161255605">
            <text:p>0.161255605</text:p>
          </table:table-cell>
        </table:table-row>
        <table:table-row table:style-name="ro1">
          <table:table-cell office:value-type="float" office:value="9.23">
            <text:p>9.23</text:p>
          </table:table-cell>
          <table:table-cell office:value-type="float" office:value="0.196498127">
            <text:p>0.196498127</text:p>
          </table:table-cell>
        </table:table-row>
        <table:table-row table:style-name="ro1">
          <table:table-cell office:value-type="float" office:value="9.24">
            <text:p>9.24</text:p>
          </table:table-cell>
          <table:table-cell office:value-type="float" office:value="0.229085774">
            <text:p>0.229085774</text:p>
          </table:table-cell>
        </table:table-row>
        <table:table-row table:style-name="ro1">
          <table:table-cell office:value-type="float" office:value="9.25">
            <text:p>9.25</text:p>
          </table:table-cell>
          <table:table-cell office:value-type="float" office:value="0.258737015">
            <text:p>0.258737015</text:p>
          </table:table-cell>
        </table:table-row>
        <table:table-row table:style-name="ro1">
          <table:table-cell office:value-type="float" office:value="9.26">
            <text:p>9.26</text:p>
          </table:table-cell>
          <table:table-cell office:value-type="float" office:value="0.285209794">
            <text:p>0.285209794</text:p>
          </table:table-cell>
        </table:table-row>
        <table:table-row table:style-name="ro1">
          <table:table-cell office:value-type="float" office:value="9.27">
            <text:p>9.27</text:p>
          </table:table-cell>
          <table:table-cell office:value-type="float" office:value="0.308303321">
            <text:p>0.308303321</text:p>
          </table:table-cell>
        </table:table-row>
        <table:table-row table:style-name="ro1">
          <table:table-cell office:value-type="float" office:value="9.28">
            <text:p>9.28</text:p>
          </table:table-cell>
          <table:table-cell office:value-type="float" office:value="0.327859482">
            <text:p>0.327859482</text:p>
          </table:table-cell>
        </table:table-row>
        <table:table-row table:style-name="ro1">
          <table:table-cell office:value-type="float" office:value="9.29">
            <text:p>9.29</text:p>
          </table:table-cell>
          <table:table-cell office:value-type="float" office:value="0.343763858">
            <text:p>0.343763858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0.355946343">
            <text:p>0.355946343</text:p>
          </table:table-cell>
        </table:table-row>
        <table:table-row table:style-name="ro1">
          <table:table-cell office:value-type="float" office:value="9.31">
            <text:p>9.31</text:p>
          </table:table-cell>
          <table:table-cell office:value-type="float" office:value="0.364381363">
            <text:p>0.364381363</text:p>
          </table:table-cell>
        </table:table-row>
        <table:table-row table:style-name="ro1">
          <table:table-cell office:value-type="float" office:value="9.32">
            <text:p>9.32</text:p>
          </table:table-cell>
          <table:table-cell office:value-type="float" office:value="0.369087686">
            <text:p>0.369087686</text:p>
          </table:table-cell>
        </table:table-row>
        <table:table-row table:style-name="ro1">
          <table:table-cell office:value-type="float" office:value="9.33">
            <text:p>9.33</text:p>
          </table:table-cell>
          <table:table-cell office:value-type="float" office:value="0.37012784">
            <text:p>0.37012784</text:p>
          </table:table-cell>
        </table:table-row>
        <table:table-row table:style-name="ro1">
          <table:table-cell office:value-type="float" office:value="9.34">
            <text:p>9.34</text:p>
          </table:table-cell>
          <table:table-cell office:value-type="float" office:value="0.36760713">
            <text:p>0.36760713</text:p>
          </table:table-cell>
        </table:table-row>
        <table:table-row table:style-name="ro1">
          <table:table-cell office:value-type="float" office:value="9.35">
            <text:p>9.35</text:p>
          </table:table-cell>
          <table:table-cell office:value-type="float" office:value="0.361672278">
            <text:p>0.361672278</text:p>
          </table:table-cell>
        </table:table-row>
        <table:table-row table:style-name="ro1">
          <table:table-cell office:value-type="float" office:value="9.36">
            <text:p>9.36</text:p>
          </table:table-cell>
          <table:table-cell office:value-type="float" office:value="0.352509681">
            <text:p>0.352509681</text:p>
          </table:table-cell>
        </table:table-row>
        <table:table-row table:style-name="ro1">
          <table:table-cell office:value-type="float" office:value="9.37">
            <text:p>9.37</text:p>
          </table:table-cell>
          <table:table-cell office:value-type="float" office:value="0.340343329">
            <text:p>0.340343329</text:p>
          </table:table-cell>
        </table:table-row>
        <table:table-row table:style-name="ro1">
          <table:table-cell office:value-type="float" office:value="9.38">
            <text:p>9.38</text:p>
          </table:table-cell>
          <table:table-cell office:value-type="float" office:value="0.325432374">
            <text:p>0.325432374</text:p>
          </table:table-cell>
        </table:table-row>
        <table:table-row table:style-name="ro1">
          <table:table-cell office:value-type="float" office:value="9.39">
            <text:p>9.39</text:p>
          </table:table-cell>
          <table:table-cell office:value-type="float" office:value="0.308068388">
            <text:p>0.308068388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0.288572339">
            <text:p>0.288572339</text:p>
          </table:table-cell>
        </table:table-row>
        <table:table-row table:style-name="ro1">
          <table:table-cell office:value-type="float" office:value="9.41">
            <text:p>9.41</text:p>
          </table:table-cell>
          <table:table-cell office:value-type="float" office:value="0.267291288">
            <text:p>0.267291288</text:p>
          </table:table-cell>
        </table:table-row>
        <table:table-row table:style-name="ro1">
          <table:table-cell office:value-type="float" office:value="9.42">
            <text:p>9.42</text:p>
          </table:table-cell>
          <table:table-cell office:value-type="float" office:value="0.244594869">
            <text:p>0.244594869</text:p>
          </table:table-cell>
        </table:table-row>
        <table:table-row table:style-name="ro1">
          <table:table-cell office:value-type="float" office:value="9.43">
            <text:p>9.43</text:p>
          </table:table-cell>
          <table:table-cell office:value-type="float" office:value="0.22087155">
            <text:p>0.22087155</text:p>
          </table:table-cell>
        </table:table-row>
        <table:table-row table:style-name="ro1">
          <table:table-cell office:value-type="float" office:value="9.44">
            <text:p>9.44</text:p>
          </table:table-cell>
          <table:table-cell office:value-type="float" office:value="0.196524738">
            <text:p>0.196524738</text:p>
          </table:table-cell>
        </table:table-row>
        <table:table-row table:style-name="ro1">
          <table:table-cell office:value-type="float" office:value="9.45">
            <text:p>9.45</text:p>
          </table:table-cell>
          <table:table-cell office:value-type="float" office:value="0.171968733">
            <text:p>0.171968733</text:p>
          </table:table-cell>
        </table:table-row>
        <table:table-row table:style-name="ro1">
          <table:table-cell office:value-type="float" office:value="9.46">
            <text:p>9.46</text:p>
          </table:table-cell>
          <table:table-cell office:value-type="float" office:value="0.147624595">
            <text:p>0.147624595</text:p>
          </table:table-cell>
        </table:table-row>
        <table:table-row table:style-name="ro1">
          <table:table-cell office:value-type="float" office:value="9.47">
            <text:p>9.47</text:p>
          </table:table-cell>
          <table:table-cell office:value-type="float" office:value="0.123915931">
            <text:p>0.123915931</text:p>
          </table:table-cell>
        </table:table-row>
        <table:table-row table:style-name="ro1">
          <table:table-cell office:value-type="float" office:value="9.48">
            <text:p>9.48</text:p>
          </table:table-cell>
          <table:table-cell office:value-type="float" office:value="0.101264665">
            <text:p>0.101264665</text:p>
          </table:table-cell>
        </table:table-row>
        <table:table-row table:style-name="ro1">
          <table:table-cell office:value-type="float" office:value="9.49">
            <text:p>9.49</text:p>
          </table:table-cell>
          <table:table-cell office:value-type="float" office:value="0.080086812">
            <text:p>0.080086812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0.060788294">
            <text:p>0.060788294</text:p>
          </table:table-cell>
        </table:table-row>
        <table:table-row table:style-name="ro1">
          <table:table-cell office:value-type="float" office:value="9.51">
            <text:p>9.51</text:p>
          </table:table-cell>
          <table:table-cell office:value-type="float" office:value="0.043760841">
            <text:p>0.043760841</text:p>
          </table:table-cell>
        </table:table-row>
        <table:table-row table:style-name="ro1">
          <table:table-cell office:value-type="float" office:value="9.52">
            <text:p>9.52</text:p>
          </table:table-cell>
          <table:table-cell office:value-type="float" office:value="0.029378009">
            <text:p>0.029378009</text:p>
          </table:table-cell>
        </table:table-row>
        <table:table-row table:style-name="ro1">
          <table:table-cell office:value-type="float" office:value="9.53">
            <text:p>9.53</text:p>
          </table:table-cell>
          <table:table-cell office:value-type="float" office:value="0.017991347">
            <text:p>0.017991347</text:p>
          </table:table-cell>
        </table:table-row>
        <table:table-row table:style-name="ro1">
          <table:table-cell office:value-type="float" office:value="9.54">
            <text:p>9.54</text:p>
          </table:table-cell>
          <table:table-cell office:value-type="float" office:value="0.009926752">
            <text:p>0.009926752</text:p>
          </table:table-cell>
        </table:table-row>
        <table:table-row table:style-name="ro1">
          <table:table-cell office:value-type="float" office:value="9.55">
            <text:p>9.55</text:p>
          </table:table-cell>
          <table:table-cell office:value-type="float" office:value="0.00548104">
            <text:p>0.00548104</text:p>
          </table:table-cell>
        </table:table-row>
        <table:table-row table:style-name="ro1">
          <table:table-cell office:value-type="float" office:value="9.56">
            <text:p>9.56</text:p>
          </table:table-cell>
          <table:table-cell office:value-type="float" office:value="0.004918768">
            <text:p>0.004918768</text:p>
          </table:table-cell>
        </table:table-row>
        <table:table-row table:style-name="ro1">
          <table:table-cell office:value-type="float" office:value="9.57">
            <text:p>9.57</text:p>
          </table:table-cell>
          <table:table-cell office:value-type="float" office:value="0.008469324">
            <text:p>0.008469324</text:p>
          </table:table-cell>
        </table:table-row>
        <table:table-row table:style-name="ro1">
          <table:table-cell office:value-type="float" office:value="9.58">
            <text:p>9.58</text:p>
          </table:table-cell>
          <table:table-cell office:value-type="float" office:value="0.016324327">
            <text:p>0.016324327</text:p>
          </table:table-cell>
        </table:table-row>
        <table:table-row table:style-name="ro1">
          <table:table-cell office:value-type="float" office:value="9.59">
            <text:p>9.59</text:p>
          </table:table-cell>
          <table:table-cell office:value-type="float" office:value="0.028635347">
            <text:p>0.028635347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0.045511973">
            <text:p>0.045511973</text:p>
          </table:table-cell>
        </table:table-row>
        <table:table-row table:style-name="ro1">
          <table:table-cell office:value-type="float" office:value="9.61">
            <text:p>9.61</text:p>
          </table:table-cell>
          <table:table-cell office:value-type="float" office:value="0.067020241">
            <text:p>0.067020241</text:p>
          </table:table-cell>
        </table:table-row>
        <table:table-row table:style-name="ro1">
          <table:table-cell office:value-type="float" office:value="9.62">
            <text:p>9.62</text:p>
          </table:table-cell>
          <table:table-cell office:value-type="float" office:value="0.093181448">
            <text:p>0.093181448</text:p>
          </table:table-cell>
        </table:table-row>
        <table:table-row table:style-name="ro1">
          <table:table-cell office:value-type="float" office:value="9.63">
            <text:p>9.63</text:p>
          </table:table-cell>
          <table:table-cell office:value-type="float" office:value="0.123971343">
            <text:p>0.123971343</text:p>
          </table:table-cell>
        </table:table-row>
        <table:table-row table:style-name="ro1">
          <table:table-cell office:value-type="float" office:value="9.64">
            <text:p>9.64</text:p>
          </table:table-cell>
          <table:table-cell office:value-type="float" office:value="0.159319729">
            <text:p>0.159319729</text:p>
          </table:table-cell>
        </table:table-row>
        <table:table-row table:style-name="ro1">
          <table:table-cell office:value-type="float" office:value="9.65">
            <text:p>9.65</text:p>
          </table:table-cell>
          <table:table-cell office:value-type="float" office:value="0.199110461">
            <text:p>0.199110461</text:p>
          </table:table-cell>
        </table:table-row>
        <table:table-row table:style-name="ro1">
          <table:table-cell office:value-type="float" office:value="9.66">
            <text:p>9.66</text:p>
          </table:table-cell>
          <table:table-cell office:value-type="float" office:value="0.24318185">
            <text:p>0.24318185</text:p>
          </table:table-cell>
        </table:table-row>
        <table:table-row table:style-name="ro1">
          <table:table-cell office:value-type="float" office:value="9.67">
            <text:p>9.67</text:p>
          </table:table-cell>
          <table:table-cell office:value-type="float" office:value="0.291327471">
            <text:p>0.291327471</text:p>
          </table:table-cell>
        </table:table-row>
        <table:table-row table:style-name="ro1">
          <table:table-cell office:value-type="float" office:value="9.68">
            <text:p>9.68</text:p>
          </table:table-cell>
          <table:table-cell office:value-type="float" office:value="0.343297368">
            <text:p>0.343297368</text:p>
          </table:table-cell>
        </table:table-row>
        <table:table-row table:style-name="ro1">
          <table:table-cell office:value-type="float" office:value="9.69">
            <text:p>9.69</text:p>
          </table:table-cell>
          <table:table-cell office:value-type="float" office:value="0.398799651">
            <text:p>0.398799651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office:value-type="float" office:value="0.457502469">
            <text:p>0.457502469</text:p>
          </table:table-cell>
        </table:table-row>
        <table:table-row table:style-name="ro1">
          <table:table-cell office:value-type="float" office:value="9.71">
            <text:p>9.71</text:p>
          </table:table-cell>
          <table:table-cell office:value-type="float" office:value="0.519036343">
            <text:p>0.519036343</text:p>
          </table:table-cell>
        </table:table-row>
        <table:table-row table:style-name="ro1">
          <table:table-cell office:value-type="float" office:value="9.72">
            <text:p>9.72</text:p>
          </table:table-cell>
          <table:table-cell office:value-type="float" office:value="0.582996852">
            <text:p>0.582996852</text:p>
          </table:table-cell>
        </table:table-row>
        <table:table-row table:style-name="ro1">
          <table:table-cell office:value-type="float" office:value="9.73">
            <text:p>9.73</text:p>
          </table:table-cell>
          <table:table-cell office:value-type="float" office:value="0.648947634">
            <text:p>0.648947634</text:p>
          </table:table-cell>
        </table:table-row>
        <table:table-row table:style-name="ro1">
          <table:table-cell office:value-type="float" office:value="9.74">
            <text:p>9.74</text:p>
          </table:table-cell>
          <table:table-cell office:value-type="float" office:value="0.716423695">
            <text:p>0.716423695</text:p>
          </table:table-cell>
        </table:table-row>
        <table:table-row table:style-name="ro1">
          <table:table-cell office:value-type="float" office:value="9.75">
            <text:p>9.75</text:p>
          </table:table-cell>
          <table:table-cell office:value-type="float" office:value="0.784934987">
            <text:p>0.784934987</text:p>
          </table:table-cell>
        </table:table-row>
        <table:table-row table:style-name="ro1">
          <table:table-cell office:value-type="float" office:value="9.76">
            <text:p>9.76</text:p>
          </table:table-cell>
          <table:table-cell office:value-type="float" office:value="0.853970234">
            <text:p>0.853970234</text:p>
          </table:table-cell>
        </table:table-row>
        <table:table-row table:style-name="ro1">
          <table:table-cell office:value-type="float" office:value="9.77">
            <text:p>9.77</text:p>
          </table:table-cell>
          <table:table-cell office:value-type="float" office:value="0.923000974">
            <text:p>0.923000974</text:p>
          </table:table-cell>
        </table:table-row>
        <table:table-row table:style-name="ro1">
          <table:table-cell office:value-type="float" office:value="9.78">
            <text:p>9.78</text:p>
          </table:table-cell>
          <table:table-cell office:value-type="float" office:value="0.991485779">
            <text:p>0.991485779</text:p>
          </table:table-cell>
        </table:table-row>
        <table:table-row table:style-name="ro1">
          <table:table-cell office:value-type="float" office:value="9.79">
            <text:p>9.79</text:p>
          </table:table-cell>
          <table:table-cell office:value-type="float" office:value="1.058874627">
            <text:p>1.058874627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1.124613388">
            <text:p>1.124613388</text:p>
          </table:table-cell>
        </table:table-row>
        <table:table-row table:style-name="ro1">
          <table:table-cell office:value-type="float" office:value="9.81">
            <text:p>9.81</text:p>
          </table:table-cell>
          <table:table-cell office:value-type="float" office:value="1.188148379">
            <text:p>1.188148379</text:p>
          </table:table-cell>
        </table:table-row>
        <table:table-row table:style-name="ro1">
          <table:table-cell office:value-type="float" office:value="9.82">
            <text:p>9.82</text:p>
          </table:table-cell>
          <table:table-cell office:value-type="float" office:value="1.248930963">
            <text:p>1.248930963</text:p>
          </table:table-cell>
        </table:table-row>
        <table:table-row table:style-name="ro1">
          <table:table-cell office:value-type="float" office:value="9.83">
            <text:p>9.83</text:p>
          </table:table-cell>
          <table:table-cell office:value-type="float" office:value="1.306422148">
            <text:p>1.306422148</text:p>
          </table:table-cell>
        </table:table-row>
        <table:table-row table:style-name="ro1">
          <table:table-cell office:value-type="float" office:value="9.84">
            <text:p>9.84</text:p>
          </table:table-cell>
          <table:table-cell office:value-type="float" office:value="1.360097146">
            <text:p>1.360097146</text:p>
          </table:table-cell>
        </table:table-row>
        <table:table-row table:style-name="ro1">
          <table:table-cell office:value-type="float" office:value="9.85">
            <text:p>9.85</text:p>
          </table:table-cell>
          <table:table-cell office:value-type="float" office:value="1.409449861">
            <text:p>1.409449861</text:p>
          </table:table-cell>
        </table:table-row>
        <table:table-row table:style-name="ro1">
          <table:table-cell office:value-type="float" office:value="9.86">
            <text:p>9.86</text:p>
          </table:table-cell>
          <table:table-cell office:value-type="float" office:value="1.453997259">
            <text:p>1.453997259</text:p>
          </table:table-cell>
        </table:table-row>
        <table:table-row table:style-name="ro1">
          <table:table-cell office:value-type="float" office:value="9.87">
            <text:p>9.87</text:p>
          </table:table-cell>
          <table:table-cell office:value-type="float" office:value="1.493283595">
            <text:p>1.493283595</text:p>
          </table:table-cell>
        </table:table-row>
        <table:table-row table:style-name="ro1">
          <table:table-cell office:value-type="float" office:value="9.88">
            <text:p>9.88</text:p>
          </table:table-cell>
          <table:table-cell office:value-type="float" office:value="1.526884446">
            <text:p>1.526884446</text:p>
          </table:table-cell>
        </table:table-row>
        <table:table-row table:style-name="ro1">
          <table:table-cell office:value-type="float" office:value="9.89">
            <text:p>9.89</text:p>
          </table:table-cell>
          <table:table-cell office:value-type="float" office:value="1.55441054">
            <text:p>1.55441054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1.575511315">
            <text:p>1.575511315</text:p>
          </table:table-cell>
        </table:table-row>
        <table:table-row table:style-name="ro1">
          <table:table-cell office:value-type="float" office:value="9.91">
            <text:p>9.91</text:p>
          </table:table-cell>
          <table:table-cell office:value-type="float" office:value="1.589878213">
            <text:p>1.589878213</text:p>
          </table:table-cell>
        </table:table-row>
        <table:table-row table:style-name="ro1">
          <table:table-cell office:value-type="float" office:value="9.92">
            <text:p>9.92</text:p>
          </table:table-cell>
          <table:table-cell office:value-type="float" office:value="1.597247653">
            <text:p>1.597247653</text:p>
          </table:table-cell>
        </table:table-row>
        <table:table-row table:style-name="ro1">
          <table:table-cell office:value-type="float" office:value="9.93">
            <text:p>9.93</text:p>
          </table:table-cell>
          <table:table-cell office:value-type="float" office:value="1.597403675">
            <text:p>1.597403675</text:p>
          </table:table-cell>
        </table:table-row>
        <table:table-row table:style-name="ro1">
          <table:table-cell office:value-type="float" office:value="9.94">
            <text:p>9.94</text:p>
          </table:table-cell>
          <table:table-cell office:value-type="float" office:value="1.590180215">
            <text:p>1.590180215</text:p>
          </table:table-cell>
        </table:table-row>
        <table:table-row table:style-name="ro1">
          <table:table-cell office:value-type="float" office:value="9.95">
            <text:p>9.95</text:p>
          </table:table-cell>
          <table:table-cell office:value-type="float" office:value="1.575463009">
            <text:p>1.575463009</text:p>
          </table:table-cell>
        </table:table-row>
        <table:table-row table:style-name="ro1">
          <table:table-cell office:value-type="float" office:value="9.96">
            <text:p>9.96</text:p>
          </table:table-cell>
          <table:table-cell office:value-type="float" office:value="1.553191095">
            <text:p>1.553191095</text:p>
          </table:table-cell>
        </table:table-row>
        <table:table-row table:style-name="ro1">
          <table:table-cell office:value-type="float" office:value="9.97">
            <text:p>9.97</text:p>
          </table:table-cell>
          <table:table-cell office:value-type="float" office:value="1.523357906">
            <text:p>1.523357906</text:p>
          </table:table-cell>
        </table:table-row>
        <table:table-row table:style-name="ro1">
          <table:table-cell office:value-type="float" office:value="9.98">
            <text:p>9.98</text:p>
          </table:table-cell>
          <table:table-cell office:value-type="float" office:value="1.486011931">
            <text:p>1.486011931</text:p>
          </table:table-cell>
        </table:table-row>
        <table:table-row table:style-name="ro1">
          <table:table-cell office:value-type="float" office:value="9.99">
            <text:p>9.99</text:p>
          </table:table-cell>
          <table:table-cell office:value-type="float" office:value="1.441256957">
            <text:p>1.4412569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389251867">
            <text:p>1.3892518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4/18/2013</text:date>, <text:time>13:1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4T19:52:10</meta:creation-date>
    <dc:date>2013-04-18T13:13:12</dc:date>
    <meta:editing-duration>PT2H51M26S</meta:editing-duration>
    <meta:editing-cycles>11</meta:editing-cycles>
    <meta:generator>OpenOffice.org/3.4.1$Unix OpenOffice.org_project/341m1$Build-9593</meta:generator>
    <meta:document-statistic meta:table-count="5" meta:cell-count="50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3cm" svg:height="17.604cm" xlink:href=".." xlink:type="simple" chart:class="chart:bar" chart:style-name="ch1">
        <chart:title svg:x="8.003cm" svg:y="0.487cm" chart:style-name="ch2">
          <text:p>Best Record Per Generation</text:p>
        </chart:title>
        <chart:legend chart:legend-position="end" svg:x="19.651cm" svg:y="8.504cm" style:legend-expansion="high" chart:style-name="ch3"/>
        <chart:plot-area chart:style-name="ch4" table:cell-range-address="GenBest.A1:GenBest.A1001" svg:x="0.888cm" svg:y="1.976cm" svg:width="17.887cm" svg:height="14.85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28cm" svg:y="2.03cm" svg:width="17.147cm" svg:height="13.7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GenBest.A1:GenBest.A1001" chart:class="chart:bar">
            <chart:data-point chart:repeated="10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4774638282751">
                <text:p>0.614774638282751</text:p>
                <draw:g>
                  <svg:desc>GenBest.A1:GenBest.A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4774638282751">
                <text:p>0.6147746382827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1101620040989">
                <text:p>0.431101620040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1101620040989">
                <text:p>0.431101620040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1101620040989">
                <text:p>0.431101620040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9261821263234">
                <text:p>0.419261821263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1130847298712">
                <text:p>0.381130847298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3912202640072">
                <text:p>0.333912202640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912202640072">
                <text:p>0.333912202640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3912202640072">
                <text:p>0.333912202640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5757690346838">
                <text:p>0.255757690346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5757690346838">
                <text:p>0.2557576903468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5757690346838">
                <text:p>0.2557576903468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5191163363207">
                <text:p>0.225191163363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5191163363207">
                <text:p>0.225191163363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5191163363207">
                <text:p>0.225191163363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1420836610333">
                <text:p>0.221420836610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1420836610333">
                <text:p>0.221420836610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5007316032978">
                <text:p>0.195007316032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5007316032978">
                <text:p>0.1950073160329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2134826335462">
                <text:p>0.1921348263354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2134826335462">
                <text:p>0.1921348263354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2134826335462">
                <text:p>0.192134826335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2134826335462">
                <text:p>0.1921348263354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7608474314996">
                <text:p>0.1876084743149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87608474314996">
                <text:p>0.187608474314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7608474314996">
                <text:p>0.187608474314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6321092053994">
                <text:p>0.186321092053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1350200442342">
                <text:p>0.1813502004423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1350200442342">
                <text:p>0.1813502004423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1350200442342">
                <text:p>0.1813502004423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1350200442342">
                <text:p>0.181350200442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1350200442342">
                <text:p>0.1813502004423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81350200442342">
                <text:p>0.1813502004423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1350200442342">
                <text:p>0.181350200442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1350200442342">
                <text:p>0.1813502004423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1350200442342">
                <text:p>0.1813502004423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1350200442342">
                <text:p>0.1813502004423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1350200442342">
                <text:p>0.1813502004423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1350200442342">
                <text:p>0.1813502004423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8399953231267">
                <text:p>0.1483999532312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8399953231267">
                <text:p>0.1483999532312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8399953231267">
                <text:p>0.1483999532312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8399953231267">
                <text:p>0.1483999532312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48399953231267">
                <text:p>0.1483999532312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48399953231267">
                <text:p>0.1483999532312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4492756194279">
                <text:p>0.1444927561942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4492756194279">
                <text:p>0.1444927561942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4492756194279">
                <text:p>0.1444927561942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8376314027782">
                <text:p>0.1183763140277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8376314027782">
                <text:p>0.1183763140277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8376314027782">
                <text:p>0.1183763140277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18376314027782">
                <text:p>0.1183763140277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16574331075785">
                <text:p>0.1165743310757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16574331075785">
                <text:p>0.1165743310757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16098341931762">
                <text:p>0.1160983419317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87915312287315">
                <text:p>0.03879153122873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87915312287315">
                <text:p>0.03879153122873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87915312287315">
                <text:p>0.03879153122873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87915312287315">
                <text:p>0.0387915312287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87915312287315">
                <text:p>0.03879153122873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81442189609765">
                <text:p>0.0381442189609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81442189609765">
                <text:p>0.03814421896097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81442189609765">
                <text:p>0.0381442189609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66196341594664">
                <text:p>0.03661963415946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66196341594664">
                <text:p>0.03661963415946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66196341594664">
                <text:p>0.03661963415946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66196341594664">
                <text:p>0.03661963415946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6196341594664">
                <text:p>0.03661963415946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66070833698866">
                <text:p>0.03660708336988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66070833698866">
                <text:p>0.03660708336988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66070833698866">
                <text:p>0.03660708336988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66070833698866">
                <text:p>0.03660708336988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66070833698866">
                <text:p>0.03660708336988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66070833698866">
                <text:p>0.03660708336988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66070833698866">
                <text:p>0.03660708336988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66070833698866">
                <text:p>0.03660708336988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66070833698866">
                <text:p>0.03660708336988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66070833698866">
                <text:p>0.03660708336988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66070833698866">
                <text:p>0.03660708336988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66070833698866">
                <text:p>0.03660708336988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66070833698866">
                <text:p>0.03660708336988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66070833698866">
                <text:p>0.03660708336988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65751479515923">
                <text:p>0.03657514795159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65751479515923">
                <text:p>0.03657514795159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65751479515923">
                <text:p>0.03657514795159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65751479515923">
                <text:p>0.0365751479515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65751479515923">
                <text:p>0.03657514795159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65751479515923">
                <text:p>0.03657514795159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65751479515923">
                <text:p>0.03657514795159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65751479515923">
                <text:p>0.03657514795159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65751479515923">
                <text:p>0.03657514795159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5751479515923">
                <text:p>0.03657514795159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65751479515923">
                <text:p>0.03657514795159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65751479515923">
                <text:p>0.03657514795159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54536183896994">
                <text:p>0.03545361838969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54536183896994">
                <text:p>0.03545361838969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54536183896994">
                <text:p>0.03545361838969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54292197133079">
                <text:p>0.03542921971330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54292197133079">
                <text:p>0.03542921971330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54292197133079">
                <text:p>0.03542921971330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46932123032828">
                <text:p>0.03469321230328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46932123032828">
                <text:p>0.03469321230328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46932123032828">
                <text:p>0.03469321230328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46932123032828">
                <text:p>0.03469321230328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46932123032828">
                <text:p>0.03469321230328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46932123032828">
                <text:p>0.03469321230328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46932123032828">
                <text:p>0.03469321230328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46932123032828">
                <text:p>0.03469321230328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46932123032828">
                <text:p>0.03469321230328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46932123032828">
                <text:p>0.03469321230328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46932123032828">
                <text:p>0.03469321230328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46932123032828">
                <text:p>0.03469321230328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46932123032828">
                <text:p>0.03469321230328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46932123032828">
                <text:p>0.03469321230328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46932123032828">
                <text:p>0.03469321230328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46932123032828">
                <text:p>0.03469321230328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46932123032828">
                <text:p>0.03469321230328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46932123032828">
                <text:p>0.03469321230328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46932123032828">
                <text:p>0.03469321230328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40165437223204">
                <text:p>0.03401654372232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40165437223204">
                <text:p>0.03401654372232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40165437223204">
                <text:p>0.03401654372232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40165437223204">
                <text:p>0.03401654372232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40165437223204">
                <text:p>0.03401654372232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39445943756668">
                <text:p>0.03394459437566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39445943756668">
                <text:p>0.03394459437566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39445943756668">
                <text:p>0.03394459437566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39445943756668">
                <text:p>0.03394459437566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39445943756668">
                <text:p>0.03394459437566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39445943756668">
                <text:p>0.03394459437566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39445943756668">
                <text:p>0.03394459437566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39445943756668">
                <text:p>0.03394459437566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39445943756668">
                <text:p>0.03394459437566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39445943756668">
                <text:p>0.03394459437566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39092126909765">
                <text:p>0.03390921269097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39092126909765">
                <text:p>0.03390921269097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39092126909765">
                <text:p>0.03390921269097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38775552558368">
                <text:p>0.03387755525583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38775552558368">
                <text:p>0.03387755525583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38775552558368">
                <text:p>0.03387755525583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38775552558368">
                <text:p>0.03387755525583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38775552558368">
                <text:p>0.03387755525583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38775552558368">
                <text:p>0.03387755525583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38775552558368">
                <text:p>0.03387755525583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38775552558368">
                <text:p>0.03387755525583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38775552558368">
                <text:p>0.03387755525583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38775552558368">
                <text:p>0.03387755525583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38598170321605">
                <text:p>0.03385981703216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38598170321605">
                <text:p>0.03385981703216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38598170321605">
                <text:p>0.03385981703216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38598170321605">
                <text:p>0.03385981703216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38598170321605">
                <text:p>0.03385981703216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38598170321605">
                <text:p>0.03385981703216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38598170321605">
                <text:p>0.03385981703216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38598170321605">
                <text:p>0.03385981703216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38598170321605">
                <text:p>0.03385981703216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38598170321605">
                <text:p>0.03385981703216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38598170321605">
                <text:p>0.03385981703216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14906140217813">
                <text:p>0.02149061402178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13604362896055">
                <text:p>0.02136043628960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13369090093207">
                <text:p>0.02133690900932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13369090093207">
                <text:p>0.02133690900932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13369090093207">
                <text:p>0.02133690900932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13369090093207">
                <text:p>0.02133690900932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13369090093207">
                <text:p>0.02133690900932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13369090093207">
                <text:p>0.02133690900932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88593162799729">
                <text:p>0.01885931627997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88593162799729">
                <text:p>0.01885931627997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88593162799729">
                <text:p>0.01885931627997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88593162799729">
                <text:p>0.01885931627997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88593162799729">
                <text:p>0.01885931627997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88593162799729">
                <text:p>0.01885931627997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88593162799729">
                <text:p>0.01885931627997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88593162799729">
                <text:p>0.01885931627997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85738861532042">
                <text:p>0.01857388615320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85738861532042">
                <text:p>0.01857388615320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85738861532042">
                <text:p>0.01857388615320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85738861532042">
                <text:p>0.01857388615320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85738861532042">
                <text:p>0.01857388615320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85738861532042">
                <text:p>0.01857388615320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85738861532042">
                <text:p>0.01857388615320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85738861532042">
                <text:p>0.01857388615320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85738861532042">
                <text:p>0.01857388615320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85738861532042">
                <text:p>0.01857388615320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85738861532042">
                <text:p>0.01857388615320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85738861532042">
                <text:p>0.01857388615320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85738861532042">
                <text:p>0.01857388615320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85738861532042">
                <text:p>0.018573886153204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85076055755421">
                <text:p>0.01850760557554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85076055755421">
                <text:p>0.01850760557554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85076055755421">
                <text:p>0.018507605575542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85076055755421">
                <text:p>0.01850760557554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85076055755421">
                <text:p>0.01850760557554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85076055755421">
                <text:p>0.018507605575542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85076055755421">
                <text:p>0.01850760557554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85076055755421">
                <text:p>0.018507605575542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85076055755421">
                <text:p>0.01850760557554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85076055755421">
                <text:p>0.01850760557554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85076055755421">
                <text:p>0.01850760557554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85076055755421">
                <text:p>0.01850760557554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85076055755421">
                <text:p>0.01850760557554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85076055755421">
                <text:p>0.01850760557554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85076055755421">
                <text:p>0.01850760557554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85076055755421">
                <text:p>0.01850760557554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84338853693518">
                <text:p>0.01843388536935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84338853693518">
                <text:p>0.01843388536935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84338853693518">
                <text:p>0.01843388536935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84338853693518">
                <text:p>0.01843388536935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84338853693518">
                <text:p>0.01843388536935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84338853693518">
                <text:p>0.01843388536935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84338853693518">
                <text:p>0.01843388536935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83023769505715">
                <text:p>0.01830237695057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82993732751031">
                <text:p>0.01829937327510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82993732751031">
                <text:p>0.01829937327510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82993732751031">
                <text:p>0.01829937327510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82993732751031">
                <text:p>0.01829937327510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82904799544243">
                <text:p>0.01829047995442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82904558768688">
                <text:p>0.01829045587686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82899216042822">
                <text:p>0.01828992160428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82899216042822">
                <text:p>0.01828992160428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82899216042822">
                <text:p>0.01828992160428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82879910238217">
                <text:p>0.01828799102382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82863664899966">
                <text:p>0.018286366489996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651468735734566">
                <text:p>0.0065146873573456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651468735734566">
                <text:p>0.006514687357345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651468735734566">
                <text:p>0.0065146873573456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651468735734566">
                <text:p>0.006514687357345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651468735734566">
                <text:p>0.0065146873573456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651468735734566">
                <text:p>0.006514687357345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646508352060362">
                <text:p>0.006465083520603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646508352060362">
                <text:p>0.006465083520603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646508352060362">
                <text:p>0.006465083520603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646508352060362">
                <text:p>0.006465083520603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646508352060362">
                <text:p>0.006465083520603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646508352060362">
                <text:p>0.006465083520603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646508352060362">
                <text:p>0.006465083520603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64628628274605">
                <text:p>0.00646286282746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64628628274605">
                <text:p>0.00646286282746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64628628274605">
                <text:p>0.006462862827460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64628628274605">
                <text:p>0.00646286282746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64628628274605">
                <text:p>0.006462862827460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64628628274605">
                <text:p>0.006462862827460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64628628274605">
                <text:p>0.00646286282746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64628628274605">
                <text:p>0.00646286282746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64628628274605">
                <text:p>0.00646286282746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64628628274605">
                <text:p>0.00646286282746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64628628274605">
                <text:p>0.00646286282746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64628628274605">
                <text:p>0.00646286282746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64628628274605">
                <text:p>0.00646286282746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64628628274605">
                <text:p>0.00646286282746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64628628274605">
                <text:p>0.00646286282746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64628628274605">
                <text:p>0.00646286282746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64628628274605">
                <text:p>0.00646286282746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645415750779791">
                <text:p>0.006454157507797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645415750779791">
                <text:p>0.006454157507797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645415750779791">
                <text:p>0.006454157507797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645415750779791">
                <text:p>0.0064541575077979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645415750779791">
                <text:p>0.006454157507797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639471684802678">
                <text:p>0.006394716848026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639471684802678">
                <text:p>0.0063947168480267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639471684802678">
                <text:p>0.0063947168480267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639471684802678">
                <text:p>0.006394716848026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639471684802678">
                <text:p>0.006394716848026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639471684802678">
                <text:p>0.0063947168480267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639471684802678">
                <text:p>0.006394716848026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639471684802678">
                <text:p>0.0063947168480267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639471684802678">
                <text:p>0.0063947168480267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639471684802678">
                <text:p>0.006394716848026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639471684802678">
                <text:p>0.0063947168480267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639471684802678">
                <text:p>0.006394716848026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639471684802678">
                <text:p>0.006394716848026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639471684802678">
                <text:p>0.006394716848026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639471684802678">
                <text:p>0.006394716848026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639471684802678">
                <text:p>0.006394716848026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639471684802678">
                <text:p>0.0063947168480267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639471684802678">
                <text:p>0.006394716848026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63758214415309">
                <text:p>0.006375821441530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634389487013169">
                <text:p>0.006343894870131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634210772614692">
                <text:p>0.0063421077261469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634210772614692">
                <text:p>0.006342107726146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634210772614692">
                <text:p>0.0063421077261469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634210772614692">
                <text:p>0.006342107726146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634210772614692">
                <text:p>0.006342107726146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634210772614692">
                <text:p>0.006342107726146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634210772614692">
                <text:p>0.006342107726146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634210772614692">
                <text:p>0.006342107726146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634210772614692">
                <text:p>0.0063421077261469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634210772614692">
                <text:p>0.006342107726146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549304824376391">
                <text:p>0.005493048243763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527754382658256">
                <text:p>0.005277543826582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527486076876654">
                <text:p>0.0052748607687665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527486076876654">
                <text:p>0.005274860768766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527486076876654">
                <text:p>0.0052748607687665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527486076876654">
                <text:p>0.0052748607687665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527486076876654">
                <text:p>0.0052748607687665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510688641309762">
                <text:p>0.0051068864130976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507588722150247">
                <text:p>0.0050758872215024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507588722150247">
                <text:p>0.005075887221502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507588722150247">
                <text:p>0.0050758872215024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507588722150247">
                <text:p>0.0050758872215024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498526292523221">
                <text:p>0.004985262925232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497739348047512">
                <text:p>0.004977393480475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497739348047512">
                <text:p>0.004977393480475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497739348047512">
                <text:p>0.004977393480475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497739348047512">
                <text:p>0.004977393480475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497739348047512">
                <text:p>0.004977393480475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497739348047512">
                <text:p>0.004977393480475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497739348047512">
                <text:p>0.004977393480475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497739348047512">
                <text:p>0.004977393480475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497739348047512">
                <text:p>0.0049773934804751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497739348047512">
                <text:p>0.004977393480475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497739348047512">
                <text:p>0.0049773934804751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386015886191034">
                <text:p>0.0038601588619103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386015886191034">
                <text:p>0.0038601588619103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386015886191034">
                <text:p>0.0038601588619103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386015886191034">
                <text:p>0.0038601588619103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386015886191034">
                <text:p>0.0038601588619103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385825977583667">
                <text:p>0.003858259775836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385825977583667">
                <text:p>0.003858259775836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385825977583667">
                <text:p>0.0038582597758366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385825977583667">
                <text:p>0.003858259775836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385825977583667">
                <text:p>0.0038582597758366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385825977583667">
                <text:p>0.0038582597758366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385825977583667">
                <text:p>0.0038582597758366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385825977583667">
                <text:p>0.0038582597758366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385825977583667">
                <text:p>0.003858259775836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385825977583667">
                <text:p>0.003858259775836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385825977583667">
                <text:p>0.0038582597758366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385825977583667">
                <text:p>0.0038582597758366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385825977583667">
                <text:p>0.0038582597758366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385825977583667">
                <text:p>0.003858259775836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385825977583667">
                <text:p>0.0038582597758366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385825977583667">
                <text:p>0.003858259775836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385825977583667">
                <text:p>0.0038582597758366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385507522714047">
                <text:p>0.003855075227140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380614532582091">
                <text:p>0.0038061453258209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354365171488062">
                <text:p>0.0035436517148806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354262204430197">
                <text:p>0.0035426220443019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0461607440084189">
                <text:p>0.00046160744008418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452629651428857">
                <text:p>0.00045262965142885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0451682051697518">
                <text:p>0.00045168205169751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451682051697518">
                <text:p>0.00045168205169751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0451682051697518">
                <text:p>0.00045168205169751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451682051697518">
                <text:p>0.00045168205169751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0451682051697518">
                <text:p>0.00045168205169751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451682051697518">
                <text:p>0.00045168205169751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451682051697518">
                <text:p>0.00045168205169751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451682051697518">
                <text:p>0.00045168205169751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451682051697518">
                <text:p>0.00045168205169751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451682051697518">
                <text:p>0.00045168205169751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451682051697518">
                <text:p>0.00045168205169751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834cm" svg:height="14.906cm" xlink:href=".." xlink:type="simple" chart:class="chart:bar" chart:style-name="ch1">
        <chart:title svg:x="7.266cm" svg:y="0.433cm" chart:style-name="ch2">
          <text:p>Avg MSE Per Generation</text:p>
        </chart:title>
        <chart:plot-area chart:style-name="ch3" table:cell-range-address="GenAvgs.A1:GenAvgs.A1001" svg:x="0.846cm" svg:y="2.112cm" svg:width="18.196cm" svg:height="11.528cm">
          <chartooo:coordinate-region svg:x="1.586cm" svg:y="2.31cm" svg:width="17.343cm" svg:height="10.289cm"/>
          <chart:axis chart:dimension="x" chart:name="primary-x" chart:style-name="ch4">
            <chart:title svg:x="9.097cm" svg:y="13.939cm" chart:style-name="ch5">
              <text:p>Generation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enAvgs.A1:GenAvgs.A1001" chart:class="chart:bar">
            <chart:data-point chart:repeated="10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6479507023355">
                <text:p>1.26479507023355</text:p>
                <draw:g>
                  <svg:desc>GenAvgs.A1:GenAvgs.A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733333564901">
                <text:p>1.05733333564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19554373139619">
                <text:p>0.919554373139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80459742433">
                <text:p>0.7780459742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341270875699">
                <text:p>0.680341270875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0430316317513">
                <text:p>0.620430316317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8257339478022">
                <text:p>0.548257339478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4750791530532">
                <text:p>0.494750791530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67115407580344">
                <text:p>0.467115407580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26340783261134">
                <text:p>0.426340783261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7626105004006">
                <text:p>0.407626105004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93352437001356">
                <text:p>0.393352437001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0971880707">
                <text:p>0.36009718807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5466361606481">
                <text:p>0.3454663616064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9837573875775">
                <text:p>0.319837573875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94456971675265">
                <text:p>0.294456971675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4597987942599">
                <text:p>0.2545979879425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0541355354109">
                <text:p>0.240541355354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8688428310006">
                <text:p>0.248688428310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9092066608947">
                <text:p>0.239092066608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1119736248402">
                <text:p>0.231119736248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6486806431831">
                <text:p>0.2464868064318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270087806676">
                <text:p>0.21270087806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0913135981564">
                <text:p>0.2209131359815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1477410939808">
                <text:p>0.2114774109398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8101883198732">
                <text:p>0.2081018831987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2786692340489">
                <text:p>0.202786692340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2144183505056">
                <text:p>0.2021441835050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08836268342837">
                <text:p>0.2088362683428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8909535342269">
                <text:p>0.208909535342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2282650767875">
                <text:p>0.212282650767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6519192107095">
                <text:p>0.206519192107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4041234208111">
                <text:p>0.214041234208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8935841807871">
                <text:p>0.1989358418078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0955914154033">
                <text:p>0.2109559141540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4028154602425">
                <text:p>0.1940281546024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482818909963">
                <text:p>0.204828189099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2663437798302">
                <text:p>0.2126634377983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9382488989919">
                <text:p>0.2093824889899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0730320102445">
                <text:p>0.2007303201024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677342417198">
                <text:p>0.196773424171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9242272409224">
                <text:p>0.1992422724092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5483838062859">
                <text:p>0.2154838380628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6774617524362">
                <text:p>0.196774617524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91535260646559">
                <text:p>0.1915352606465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348758014645">
                <text:p>0.17348758014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0386419674616">
                <text:p>0.1703864196746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8086218076015">
                <text:p>0.1880862180760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59078664425832">
                <text:p>0.1590786644258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7373715965017">
                <text:p>0.1573737159650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78757456897233">
                <text:p>0.1787574568972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5088773959037">
                <text:p>0.1750887739590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66922368340462">
                <text:p>0.1669223683404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7480267951138">
                <text:p>0.1574802679511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54459036535215">
                <text:p>0.1544590365352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0952564872576">
                <text:p>0.1309525648725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3311354984378">
                <text:p>0.1233113549843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0195474079399">
                <text:p>0.1301954740793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3184966460666">
                <text:p>0.1231849664606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3399844060108">
                <text:p>0.113399844060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1952726231083">
                <text:p>0.1119527262310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7144331178138">
                <text:p>0.107144331178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68101434861839">
                <text:p>0.07681014348618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53196217344686">
                <text:p>0.05531962173446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60708948061003">
                <text:p>0.06607089480610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94858628651823">
                <text:p>0.05948586286518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53304455374575">
                <text:p>0.06533044553745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84904431675689">
                <text:p>0.06849044316756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74775433567091">
                <text:p>0.04747754335670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66845175502396">
                <text:p>0.05668451755023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93701803038607">
                <text:p>0.05937018030386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58015385075076">
                <text:p>0.05580153850750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65327571926166">
                <text:p>0.05653275719261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62323154840891">
                <text:p>0.05623231548408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63051258279523">
                <text:p>0.0463051258279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64626472911279">
                <text:p>0.05646264729112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51209585982834">
                <text:p>0.06512095859828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74440286902213">
                <text:p>0.04744402869022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87743300247243">
                <text:p>0.05877433002472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72110317261428">
                <text:p>0.05721103172614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87470737305269">
                <text:p>0.05874707373052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55591400395993">
                <text:p>0.05555914003959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41253974853552">
                <text:p>0.05412539748535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7124485231203">
                <text:p>0.0571244852312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71105717765567">
                <text:p>0.04711057177655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91969257394589">
                <text:p>0.05919692573945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63301654227674">
                <text:p>0.04633016542276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71748506320854">
                <text:p>0.06717485063208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64332132951233">
                <text:p>0.07643321329512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50570469062232">
                <text:p>0.06505704690622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87768420804324">
                <text:p>0.06877684208043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40075699211572">
                <text:p>0.06400756992115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35511744664998">
                <text:p>0.05355117446649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26977275711415">
                <text:p>0.05269772757114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74344548062478">
                <text:p>0.04743445480624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728943208888601">
                <text:p>0.07289432088886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569711367089082">
                <text:p>0.05697113670890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12732079739231">
                <text:p>0.06127320797392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43649909887296">
                <text:p>0.04436499098872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8861053688138">
                <text:p>0.0488610536881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7720809555059">
                <text:p>0.04477208095550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27872928921999">
                <text:p>0.0627872928921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5795921583259">
                <text:p>0.05757959215832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50360808508778">
                <text:p>0.05503608085087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18009570312411">
                <text:p>0.04180095703124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74388279752932">
                <text:p>0.04743882797529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68716911587732">
                <text:p>0.03687169115877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07117980811337">
                <text:p>0.04071179808113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60545541577642">
                <text:p>0.07605455415776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28417643180819">
                <text:p>0.06284176431808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761385916943722">
                <text:p>0.07613859169437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65939429202596">
                <text:p>0.05659394292025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40956882378232">
                <text:p>0.0540956882378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88026124068601">
                <text:p>0.06880261240686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45928845561296">
                <text:p>0.05459288455612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75696578181763">
                <text:p>0.05756965781817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583831651043663">
                <text:p>0.05838316510436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8293900080517">
                <text:p>0.0482939000805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27157395949901">
                <text:p>0.04271573959499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44323308225715">
                <text:p>0.06443233082257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790652053969612">
                <text:p>0.07906520539696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40895300847113">
                <text:p>0.06408953008471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682936069544286">
                <text:p>0.06829360695442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05096679796747">
                <text:p>0.06050966797967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59566773350285">
                <text:p>0.04595667733502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32471990926469">
                <text:p>0.06324719909264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36720376696501">
                <text:p>0.04367203766965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17442352008612">
                <text:p>0.07174423520086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71428644583823">
                <text:p>0.04714286445838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43249502917256">
                <text:p>0.04432495029172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48138490232609">
                <text:p>0.04481384902326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70613423203756">
                <text:p>0.0706134232037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51519638214403">
                <text:p>0.04515196382144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68204582801816">
                <text:p>0.04682045828018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85900841878859">
                <text:p>0.04859008418788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55672838582272">
                <text:p>0.04556728385822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45307040921788">
                <text:p>0.05453070409217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01970891973269">
                <text:p>0.06019708919732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88335798122787">
                <text:p>0.04883357981227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05135793595178">
                <text:p>0.05051357935951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99214541582046">
                <text:p>0.05992145415820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35879140359789">
                <text:p>0.05358791403597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91628441367827">
                <text:p>0.04916284413678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58192364593169">
                <text:p>0.05581923645931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5097833602538">
                <text:p>0.0450978336025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11822843446742">
                <text:p>0.04118228434467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8837005761516">
                <text:p>0.0588370057615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61278150842228">
                <text:p>0.05612781508422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42564421301686">
                <text:p>0.05425644213016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20482816977759">
                <text:p>0.05204828169777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66685565042079">
                <text:p>0.05666855650420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26180587422092">
                <text:p>0.06261805874220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07305671762342">
                <text:p>0.06073056717623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33308631267547">
                <text:p>0.06333086312675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444818151766863">
                <text:p>0.04448181517668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550273684146891">
                <text:p>0.05502736841468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38388554461506">
                <text:p>0.06383885544615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50895344878149">
                <text:p>0.0508953448781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34581102123671">
                <text:p>0.06345811021236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89887758600211">
                <text:p>0.03898877586002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82970580250691">
                <text:p>0.03829705802506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539906892197293">
                <text:p>0.05399068921972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422010774231867">
                <text:p>0.04220107742318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5555379601269">
                <text:p>0.0555553796012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26623376199075">
                <text:p>0.03266233761990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32679179183609">
                <text:p>0.03326791791836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83317585551261">
                <text:p>0.02833175855512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444278084197274">
                <text:p>0.04442780841972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441775287904037">
                <text:p>0.04417752879040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73290502002534">
                <text:p>0.03732905020025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512075827066413">
                <text:p>0.05120758270664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74508242059473">
                <text:p>0.03745082420594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472237606752692">
                <text:p>0.04722376067526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508422210877487">
                <text:p>0.05084222108774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435078316632281">
                <text:p>0.04350783166322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06783272983817">
                <text:p>0.06067832729838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13212195545139">
                <text:p>0.03132121955451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402194415030714">
                <text:p>0.04021944150307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36853148045166">
                <text:p>0.04368531480451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92137716420058">
                <text:p>0.03921377164200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49803375030492">
                <text:p>0.03498033750304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87877421689425">
                <text:p>0.04878774216894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97137843800445">
                <text:p>0.03971378438004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42120137672457">
                <text:p>0.04421201376724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19591297292386">
                <text:p>0.06195912972923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51030187412061">
                <text:p>0.06510301874120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92890626119052">
                <text:p>0.04928906261190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76621764302946">
                <text:p>0.04766217643029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433224872834403">
                <text:p>0.04332248728344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09292148467043">
                <text:p>0.05092921484670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65411634661685">
                <text:p>0.04654116346616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1751653403801">
                <text:p>0.0317516534038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64037886049371">
                <text:p>0.03640378860493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74860019373513">
                <text:p>0.03748600193735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480371321857037">
                <text:p>0.04803713218570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588989643117388">
                <text:p>0.05889896431173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68719136122911">
                <text:p>0.03687191361229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584252795003316">
                <text:p>0.05842527950033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500142438437496">
                <text:p>0.05001424384374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42538167516539">
                <text:p>0.0342538167516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423613987510989">
                <text:p>0.04236139875109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89079800642788">
                <text:p>0.03890798006427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14812049399689">
                <text:p>0.04148120493996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77620907478103">
                <text:p>0.04776209074781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465024254003939">
                <text:p>0.04650242540039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00521482979955">
                <text:p>0.06005214829799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456752537098856">
                <text:p>0.04567525370988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504190991603966">
                <text:p>0.05041909916039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25351475015053">
                <text:p>0.03253514750150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61720212556666">
                <text:p>0.03617202125566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89528324453336">
                <text:p>0.02895283244533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58346789621682">
                <text:p>0.03583467896216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41693864253608">
                <text:p>0.04416938642536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452581353072042">
                <text:p>0.045258135307204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486732252219721">
                <text:p>0.04867322522197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556424470046801">
                <text:p>0.05564244700468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521639060800397">
                <text:p>0.05216390608003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12750413109082">
                <text:p>0.04127504131090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469657736992299">
                <text:p>0.04696577369922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57830471793838">
                <text:p>0.03578304717938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78271334943281">
                <text:p>0.03782713349432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60426003973267">
                <text:p>0.04604260039732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22184036438772">
                <text:p>0.04221840364387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537673511912877">
                <text:p>0.05376735119128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67337981114792">
                <text:p>0.04673379811147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4236801219794">
                <text:p>0.0342368012197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52925952403246">
                <text:p>0.03529259524032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08924334686303">
                <text:p>0.030892433468630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456948782756844">
                <text:p>0.04569487827568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02492657620707">
                <text:p>0.03024926576207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456538711286459">
                <text:p>0.04565387112864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11547406318274">
                <text:p>0.04115474063182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484142617756987">
                <text:p>0.04841426177569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482118932222937">
                <text:p>0.04821189322229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43068360989388">
                <text:p>0.0430683609893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575590906912823">
                <text:p>0.05755909069128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420674918564058">
                <text:p>0.04206749185640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91919585684239">
                <text:p>0.03919195856842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39075802991758">
                <text:p>0.02390758029917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27165840518237">
                <text:p>0.03271658405182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500315486328889">
                <text:p>0.05003154863288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561198805214842">
                <text:p>0.05611988052148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558723386587362">
                <text:p>0.05587233865873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437244297217204">
                <text:p>0.04372442972172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416586387341043">
                <text:p>0.04165863873410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0227407491127">
                <text:p>0.0202274074911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37667982862299">
                <text:p>0.0376679828622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352539503560495">
                <text:p>0.03525395035604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656476809648795">
                <text:p>0.06564768096487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424269463612029">
                <text:p>0.04242694636120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96650386335555">
                <text:p>0.02966503863355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402527950836991">
                <text:p>0.04025279508369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415524084985557">
                <text:p>0.04155240849855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69097728047963">
                <text:p>0.02690977280479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305568931393825">
                <text:p>0.03055689313938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62532953010313">
                <text:p>0.03625329530103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78599486725756">
                <text:p>0.03785994867257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306535486392207">
                <text:p>0.03065354863922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4195637662719">
                <text:p>0.0341956376627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524072067264473">
                <text:p>0.05240720672644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35816407619761">
                <text:p>0.0358164076197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94043876088186">
                <text:p>0.01940438760881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457467273548305">
                <text:p>0.04574672735483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525710417501187">
                <text:p>0.05257104175011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44058126530278">
                <text:p>0.03440581265302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432357438707355">
                <text:p>0.04323574387073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435309181854741">
                <text:p>0.04353091818547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327832468624089">
                <text:p>0.03278324686240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15796463460601">
                <text:p>0.04157964634606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370242545436238">
                <text:p>0.03702425454362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357094882078022">
                <text:p>0.03570948820780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44387881897407">
                <text:p>0.03443878818974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513182362273738">
                <text:p>0.05131823622737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399158715993256">
                <text:p>0.03991587159932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334667666318692">
                <text:p>0.03346676663186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483132958426222">
                <text:p>0.04831329584262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88632924966609">
                <text:p>0.02886329249666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57034612366838">
                <text:p>0.04570346123668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696443335211983">
                <text:p>0.069644333521198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44971119845922">
                <text:p>0.024497111984592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80000126389635">
                <text:p>0.02800001263896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404838523548687">
                <text:p>0.04048385235486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367742898236064">
                <text:p>0.03677428982360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487659920619681">
                <text:p>0.04876599206196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338902047491829">
                <text:p>0.03389020474918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575750752034128">
                <text:p>0.05757507520341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428108747720577">
                <text:p>0.04281087477205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449919794797315">
                <text:p>0.044991979479731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40525347174933">
                <text:p>0.0405253471749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3340321208587">
                <text:p>0.033403212085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465026073336715">
                <text:p>0.04650260733367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83110258768233">
                <text:p>0.02831102587682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363962988379438">
                <text:p>0.03639629883794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432849846668546">
                <text:p>0.04328498466685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323776358996048">
                <text:p>0.03237763589960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314346453727024">
                <text:p>0.03143464537270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41291362774357">
                <text:p>0.03412913627743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83820915514309">
                <text:p>0.028382091551430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334537430866631">
                <text:p>0.03345374308666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391093336512233">
                <text:p>0.03910933365122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502848279761394">
                <text:p>0.05028482797613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302952972223024">
                <text:p>0.03029529722230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439881412289519">
                <text:p>0.04398814122895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323261572639394">
                <text:p>0.03232615726393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331423864288347">
                <text:p>0.033142386428834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8899848492581">
                <text:p>0.0388998484925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61852075242377">
                <text:p>0.05618520752423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422320898665793">
                <text:p>0.04223208986657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398840533665651">
                <text:p>0.03988405336656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397377503912694">
                <text:p>0.03973775039126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475257500211526">
                <text:p>0.04752575002115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413600791425409">
                <text:p>0.04136007914254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403782888177569">
                <text:p>0.04037828881775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347643189803517">
                <text:p>0.034764318980351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351525317008025">
                <text:p>0.03515253170080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58646937410734">
                <text:p>0.02586469374107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460519183334509">
                <text:p>0.04605191833345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49246627425315">
                <text:p>0.04924662742531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60679595804931">
                <text:p>0.0606795958049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302650439737261">
                <text:p>0.03026504397372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61627442037791">
                <text:p>0.05616274420377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403216043615392">
                <text:p>0.04032160436153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453820307340424">
                <text:p>0.04538203073404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358576896190847">
                <text:p>0.03585768961908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359218393486706">
                <text:p>0.03592183934867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315073546639525">
                <text:p>0.03150735466395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446244074967744">
                <text:p>0.04462440749677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46352053601856">
                <text:p>0.02463520536018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39733809807469">
                <text:p>0.02397338098074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342941962878415">
                <text:p>0.03429419628784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417555739871984">
                <text:p>0.04175557398719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480591232287266">
                <text:p>0.048059123228726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6750129545231">
                <text:p>0.02675012954523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294635262997059">
                <text:p>0.02946352629970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431472216787126">
                <text:p>0.04314722167871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3237409182087">
                <text:p>0.032374091820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307599523484288">
                <text:p>0.03075995234842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31426808117337">
                <text:p>0.0314268081173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65762098637274">
                <text:p>0.03657620986372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440877394805562">
                <text:p>0.04408773948055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15050325065339">
                <text:p>0.02150503250653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42274558792467">
                <text:p>0.0422745587924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402802191279871">
                <text:p>0.04028021912798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480823665425593">
                <text:p>0.04808236654255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89333661774985">
                <text:p>0.04893336617749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470017179148236">
                <text:p>0.04700171791482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373473865970571">
                <text:p>0.03734738659705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343929620399404">
                <text:p>0.03439296203994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359575255281183">
                <text:p>0.03595752552811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538794729838984">
                <text:p>0.05387947298389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94180392613505">
                <text:p>0.02941803926135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465488943634414">
                <text:p>0.04654889436344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401505461656595">
                <text:p>0.04015054616565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585242296422479">
                <text:p>0.05852422964224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500095861800613">
                <text:p>0.05000958618006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273924062544975">
                <text:p>0.02739240625449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348650101319682">
                <text:p>0.03486501013196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402172906749847">
                <text:p>0.04021729067498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323284837098361">
                <text:p>0.032328483709836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648356854384861">
                <text:p>0.06483568543848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313784610512382">
                <text:p>0.031378461051238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431690432660032">
                <text:p>0.04316904326600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565685542436603">
                <text:p>0.05656855424366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321873626810915">
                <text:p>0.03218736268109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388464656279496">
                <text:p>0.03884646562794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390988550670526">
                <text:p>0.03909885506705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35682406552338">
                <text:p>0.0356824065523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25477158809037">
                <text:p>0.03254771588090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422257616031647">
                <text:p>0.04222576160316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432307162490756">
                <text:p>0.04323071624907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251180028542455">
                <text:p>0.02511800285424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436068880219386">
                <text:p>0.043606888021938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454171374758354">
                <text:p>0.04541713747583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345379077529503">
                <text:p>0.03453790775295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369104998796514">
                <text:p>0.03691049987965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444843312296744">
                <text:p>0.04448433122967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482263125516258">
                <text:p>0.04822631255162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395613975405652">
                <text:p>0.03956139754056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91051212507877">
                <text:p>0.02910512125078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95122245966663">
                <text:p>0.02951222459666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342489889659114">
                <text:p>0.03424898896591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539323146668621">
                <text:p>0.053932314666862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380218875679554">
                <text:p>0.03802188756795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39130778325327">
                <text:p>0.0391307783253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317660658669316">
                <text:p>0.03176606586693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5937917158948">
                <text:p>0.059379171589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381122138710467">
                <text:p>0.03811221387104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6220976448127">
                <text:p>0.02622097644812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303505756646262">
                <text:p>0.03035057566462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379172139925029">
                <text:p>0.03791721399250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372303910695101">
                <text:p>0.03723039106951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381999180868631">
                <text:p>0.03819991808686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430459289724456">
                <text:p>0.04304592897244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468051202472494">
                <text:p>0.04680512024724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19969669403029">
                <text:p>0.03199696694030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413008976066723">
                <text:p>0.04130089760667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332186913822812">
                <text:p>0.03321869138228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455995873225148">
                <text:p>0.04559958732251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88721100367039">
                <text:p>0.03887211003670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00232431580629">
                <text:p>0.03002324315806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396157310107652">
                <text:p>0.03961573101076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50726946178914">
                <text:p>0.01507269461789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312477891466767">
                <text:p>0.031247789146676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360877455670707">
                <text:p>0.03608774556707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324644387996631">
                <text:p>0.03246443879966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392186887062824">
                <text:p>0.03921868870628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339139200409096">
                <text:p>0.03391392004090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324879004360844">
                <text:p>0.03248790043608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344917051945933">
                <text:p>0.03449170519459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180691988713751">
                <text:p>0.018069198871375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192617631610936">
                <text:p>0.01926176316109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329553849036121">
                <text:p>0.03295538490361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10620632155035">
                <text:p>0.011062063215503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192751485176714">
                <text:p>0.019275148517671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61187311572046">
                <text:p>0.02611873115720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387601889852208">
                <text:p>0.038760188985220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351019905717364">
                <text:p>0.03510199057173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243218971985686">
                <text:p>0.02432189719856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16977990770633">
                <text:p>0.02169779907706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306730673069341">
                <text:p>0.03067306730693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240635682953268">
                <text:p>0.02406356829532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284643503693627">
                <text:p>0.02846435036936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455804407128582">
                <text:p>0.04558044071285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35306038069957">
                <text:p>0.02353060380699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301524740988865">
                <text:p>0.030152474098886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351907731036413">
                <text:p>0.03519077310364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108759444686845">
                <text:p>0.01087594446868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318171311240313">
                <text:p>0.03181713112403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191987461486397">
                <text:p>0.01919874614863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140865738408366">
                <text:p>0.014086573840836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209419472794402">
                <text:p>0.02094194727944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496698991356092">
                <text:p>0.04966989913560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486790494636428">
                <text:p>0.04867904946364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340762020095239">
                <text:p>0.03407620200952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246966206470092">
                <text:p>0.02469662064700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20771716521666">
                <text:p>0.02207717165216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467417829463974">
                <text:p>0.046741782946397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19150542578617">
                <text:p>0.02191505425786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03782507463571">
                <text:p>0.020378250746357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337889834645589">
                <text:p>0.03378898346455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237188246511796">
                <text:p>0.02371882465117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286751382642622">
                <text:p>0.028675138264262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244495214818753">
                <text:p>0.024449521481875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366960702708715">
                <text:p>0.03669607027087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219319109942161">
                <text:p>0.02193191099421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354721243332425">
                <text:p>0.03547212433324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304707982215754">
                <text:p>0.03047079822157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334096951759318">
                <text:p>0.03340969517593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16927039072453">
                <text:p>0.01692703907245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63152162775894">
                <text:p>0.02631521627758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395973572704551">
                <text:p>0.03959735727045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30344845979465">
                <text:p>0.02303448459794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192070577100734">
                <text:p>0.01920705771007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325748148646791">
                <text:p>0.03257481486467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27024583032998">
                <text:p>0.022702458303299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164504504567276">
                <text:p>0.01645045045672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32594578211638">
                <text:p>0.0325945782116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337835023916846">
                <text:p>0.03378350239168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284238301906048">
                <text:p>0.02842383019060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88299503502356">
                <text:p>0.02882995035023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227402410542483">
                <text:p>0.022740241054248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31434624293214">
                <text:p>0.0314346242932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205905850652691">
                <text:p>0.02059058506526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171029517292007">
                <text:p>0.01710295172920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235223323133958">
                <text:p>0.02352233231339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446497569401373">
                <text:p>0.04464975694013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28245042664793">
                <text:p>0.01282450426647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438262754755757">
                <text:p>0.04382627547557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366550801551106">
                <text:p>0.03665508015511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349862672410191">
                <text:p>0.03498626724101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368232204970668">
                <text:p>0.03682322049706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303361811876807">
                <text:p>0.03033618118768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353058142074055">
                <text:p>0.03530581420740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828304032825997">
                <text:p>0.0082830403282599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399764719777747">
                <text:p>0.03997647197777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80952558261185">
                <text:p>0.01809525582611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485541514990821">
                <text:p>0.04855415149908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267651459876808">
                <text:p>0.026765145987680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334199202768908">
                <text:p>0.03341992027689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62484475388847">
                <text:p>0.01624844753888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419951006824974">
                <text:p>0.04199510068249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11181955107258">
                <text:p>0.01111819551072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486480168487062">
                <text:p>0.04864801684870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39688938146007">
                <text:p>0.0396889381460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350623108988165">
                <text:p>0.03506231089881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202176431787928">
                <text:p>0.02021764317879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515579043546377">
                <text:p>0.05155790435463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31369032600127">
                <text:p>0.03136903260012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455961551854963">
                <text:p>0.04559615518549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09298983030825">
                <text:p>0.02092989830308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201501321728307">
                <text:p>0.020150132172830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318335452642085">
                <text:p>0.03183354526420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958186549109131">
                <text:p>0.009581865491091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504818874993708">
                <text:p>0.050481887499370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257463878760862">
                <text:p>0.02574638787608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341101499745438">
                <text:p>0.03411014997454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399404163777771">
                <text:p>0.03994041637777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305649708342921">
                <text:p>0.03056497083429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23668329290596">
                <text:p>0.0236683292905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12276712990458">
                <text:p>0.011227671299045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270223667691285">
                <text:p>0.027022366769128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31290710175033">
                <text:p>0.0312907101750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213577535058878">
                <text:p>0.021357753505887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376958532119814">
                <text:p>0.03769585321198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266855164850411">
                <text:p>0.02668551648504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257874098827191">
                <text:p>0.02578740988271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215727353413729">
                <text:p>0.02157273534137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245662636089818">
                <text:p>0.02456626360898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1986343118839">
                <text:p>0.0198634311883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27921427036774">
                <text:p>0.02792142703677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18569272512347">
                <text:p>0.01185692725123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43504222368318">
                <text:p>0.0435042223683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76303631705526">
                <text:p>0.01763036317055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191018006477237">
                <text:p>0.01910180064772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318426744744881">
                <text:p>0.031842674474488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367981095362359">
                <text:p>0.036798109536235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463268576018994">
                <text:p>0.046326857601899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289473193966669">
                <text:p>0.02894731939666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236801885909592">
                <text:p>0.023680188590959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387820562766432">
                <text:p>0.03878205627664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180561828921593">
                <text:p>0.018056182892159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39575358673947">
                <text:p>0.03957535867394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162626303686242">
                <text:p>0.016262630368624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455964208773497">
                <text:p>0.04559642087734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129019966865903">
                <text:p>0.01290199668659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387777482979337">
                <text:p>0.038777748297933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458718262893498">
                <text:p>0.04587182628934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402968985673164">
                <text:p>0.040296898567316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284114369479929">
                <text:p>0.028411436947992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364443827737034">
                <text:p>0.03644438277370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374929067386838">
                <text:p>0.037492906738683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212701583363807">
                <text:p>0.021270158336380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233678907498674">
                <text:p>0.023367890749867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70523169984127">
                <text:p>0.017052316998412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187246115689875">
                <text:p>0.018724611568987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262441206026287">
                <text:p>0.02624412060262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291078571811383">
                <text:p>0.029107857181138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126185979304006">
                <text:p>0.01261859793040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157346807184579">
                <text:p>0.01573468071845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366326992981587">
                <text:p>0.036632699298158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420954257437003">
                <text:p>0.04209542574370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107237116351106">
                <text:p>0.010723711635110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236530283211008">
                <text:p>0.023653028321100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195968014874248">
                <text:p>0.01959680148742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368826849132329">
                <text:p>0.036882684913232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183749579641829">
                <text:p>0.01837495796418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187960783005288">
                <text:p>0.01879607830052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37916307328632">
                <text:p>0.03791630732863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237002950271611">
                <text:p>0.02370029502716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26071668451166">
                <text:p>0.02607166845116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214714645404069">
                <text:p>0.02147146454040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254551208711676">
                <text:p>0.025455120871167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416978133269732">
                <text:p>0.041697813326973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301803163189335">
                <text:p>0.03018031631893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405555181361887">
                <text:p>0.040555518136188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280925443600058">
                <text:p>0.028092544360005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288045402357192">
                <text:p>0.028804540235719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368145378855826">
                <text:p>0.036814537885582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339722400814609">
                <text:p>0.033972240081460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234827205582694">
                <text:p>0.02348272055826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255072434134043">
                <text:p>0.025507243413404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293417371753008">
                <text:p>0.029341737175300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268894540918625">
                <text:p>0.02688945409186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64891505971482">
                <text:p>0.016489150597148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193584230391841">
                <text:p>0.019358423039184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251157709116768">
                <text:p>0.025115770911676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323258037271433">
                <text:p>0.032325803727143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285193965235903">
                <text:p>0.028519396523590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437761798588505">
                <text:p>0.04377617985885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120772800429347">
                <text:p>0.012077280042934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393451103058448">
                <text:p>0.03934511030584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365572400602237">
                <text:p>0.03655724006022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317927796024733">
                <text:p>0.03179277960247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353319748163987">
                <text:p>0.035331974816398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319425355843508">
                <text:p>0.03194253558435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260245411417243">
                <text:p>0.026024541141724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349768796927425">
                <text:p>0.03497687969274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117356006879759">
                <text:p>0.01173560068797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239320071047614">
                <text:p>0.02393200710476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309647103928708">
                <text:p>0.03096471039287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294203616664834">
                <text:p>0.02942036166648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244234865547059">
                <text:p>0.024423486554705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21050776958099">
                <text:p>0.0210507769580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317905562869215">
                <text:p>0.031790556286921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506639984357678">
                <text:p>0.05066399843576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400808679076572">
                <text:p>0.04008086790765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300511178725684">
                <text:p>0.030051117872568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2959396092734">
                <text:p>0.0295939609273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299246541533891">
                <text:p>0.029924654153389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235327986812262">
                <text:p>0.02353279868122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248990108801968">
                <text:p>0.024899010880196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121427653703433">
                <text:p>0.012142765370343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177193233050733">
                <text:p>0.01771932330507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231245110415548">
                <text:p>0.023124511041554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266970902554134">
                <text:p>0.026697090255413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268105781264461">
                <text:p>0.026810578126446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202715837841836">
                <text:p>0.020271583784183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752205970148052">
                <text:p>0.0075220597014805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211264404908244">
                <text:p>0.021126440490824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183304155565182">
                <text:p>0.018330415556518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200703259898828">
                <text:p>0.02007032598988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172868310627281">
                <text:p>0.017286831062728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284825725946096">
                <text:p>0.028482572594609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400136268812544">
                <text:p>0.040013626881254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209625644603074">
                <text:p>0.020962564460307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318934745108761">
                <text:p>0.03189347451087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176385191060322">
                <text:p>0.017638519106032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298757625967942">
                <text:p>0.029875762596794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250827728404316">
                <text:p>0.02508277284043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180218425269657">
                <text:p>0.018021842526965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31654719347111">
                <text:p>0.0316547193471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290331251795537">
                <text:p>0.02903312517955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321080041481301">
                <text:p>0.03210800414813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264909261196058">
                <text:p>0.026490926119605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27435296069546">
                <text:p>0.02743529606954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409713597858046">
                <text:p>0.040971359785804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294559512480118">
                <text:p>0.02945595124801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330736519135864">
                <text:p>0.033073651913586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345386472859391">
                <text:p>0.03453864728593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232706792255373">
                <text:p>0.023270679225537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287742594140983">
                <text:p>0.02877425941409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299612524765705">
                <text:p>0.02996125247657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29511418050072">
                <text:p>0.02951141805007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463255990988141">
                <text:p>0.046325599098814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3209668623082">
                <text:p>0.0320966862308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216333968771884">
                <text:p>0.02163339687718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359839611426718">
                <text:p>0.035983961142671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215108903743709">
                <text:p>0.021510890374370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213655603679191">
                <text:p>0.02136556036791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208833372723372">
                <text:p>0.020883337272337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660033794574131">
                <text:p>0.0066003379457413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232625174445636">
                <text:p>0.023262517444563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398127818190618">
                <text:p>0.03981278181906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333395322193509">
                <text:p>0.033339532219350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392066966281316">
                <text:p>0.03920669662813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39404744466044">
                <text:p>0.03940474446604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306394664602884">
                <text:p>0.030639466460288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450277017706305">
                <text:p>0.04502770177063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158958064812048">
                <text:p>0.015895806481204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169552376175099">
                <text:p>0.016955237617509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321496359760981">
                <text:p>0.032149635976098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131879196564382">
                <text:p>0.013187919656438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240129322088745">
                <text:p>0.024012932208874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273254635536074">
                <text:p>0.027325463553607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257347672074422">
                <text:p>0.025734767207442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331950737460995">
                <text:p>0.033195073746099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591401554232543">
                <text:p>0.059140155423254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114883016604932">
                <text:p>0.01148830166049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212644253390638">
                <text:p>0.021264425339063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15351094432173">
                <text:p>0.0153510944321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178552764139082">
                <text:p>0.017855276413908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11895729023876">
                <text:p>0.01189572902387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271821024257492">
                <text:p>0.027182102425749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298405476951936">
                <text:p>0.029840547695193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27231157091141">
                <text:p>0.02723115709114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345550532065078">
                <text:p>0.034555053206507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290264442450062">
                <text:p>0.029026444245006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208275018238694">
                <text:p>0.020827501823869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325293819189989">
                <text:p>0.032529381918998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2520360378934">
                <text:p>0.025203603789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327428602537573">
                <text:p>0.032742860253757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418608699936849">
                <text:p>0.041860869993684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155453149506876">
                <text:p>0.015545314950687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327191787601402">
                <text:p>0.032719178760140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15188386556511">
                <text:p>0.01518838655651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242167520139512">
                <text:p>0.02421675201395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26486037614645">
                <text:p>0.02648603761464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128495705709301">
                <text:p>0.012849570570930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378883599085403">
                <text:p>0.037888359908540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244168082602598">
                <text:p>0.024416808260259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280791193891775">
                <text:p>0.02807911938917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220193678350135">
                <text:p>0.022019367835013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144304485268449">
                <text:p>0.014430448526844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456484242894151">
                <text:p>0.04564842428941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381518331326324">
                <text:p>0.038151833132632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369700662054767">
                <text:p>0.036970066205476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976600307567665">
                <text:p>0.0097660030756766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1514657794168">
                <text:p>0.0151465779416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383143254113758">
                <text:p>0.038314325411375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92168650515552">
                <text:p>0.01921686505155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357961310276541">
                <text:p>0.035796131027654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219171591293724">
                <text:p>0.021917159129372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157858372041576">
                <text:p>0.015785837204157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254316705107213">
                <text:p>0.02543167051072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392076177124206">
                <text:p>0.039207617712420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368750445393188">
                <text:p>0.036875044539318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549076929029761">
                <text:p>0.054907692902976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312488700903937">
                <text:p>0.031248870090393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390924784247948">
                <text:p>0.039092478424794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264808484673804">
                <text:p>0.02648084846738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347230318294745">
                <text:p>0.034723031829474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287076339246375">
                <text:p>0.02870763392463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210646696738554">
                <text:p>0.021064669673855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242542158188806">
                <text:p>0.02425421581888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377183556374864">
                <text:p>0.037718355637486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192169690641961">
                <text:p>0.019216969064196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466826797508867">
                <text:p>0.046682679750886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3258231810247">
                <text:p>0.0325823181024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38556989577462">
                <text:p>0.03855698957746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243156700933656">
                <text:p>0.024315670093365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374750460187661">
                <text:p>0.037475046018766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536556224698036">
                <text:p>0.053655622469803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329121269721689">
                <text:p>0.032912126972168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182351693688742">
                <text:p>0.018235169368874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246025160234742">
                <text:p>0.024602516023474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385571414463976">
                <text:p>0.038557141446397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100134189949466">
                <text:p>0.010013418994946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494296165357086">
                <text:p>0.049429616535708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407109822790682">
                <text:p>0.040710982279068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22053568277666">
                <text:p>0.02205356827766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138910867171498">
                <text:p>0.013891086717149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271512495677053">
                <text:p>0.027151249567705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217440969907043">
                <text:p>0.021744096990704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203040212487558">
                <text:p>0.02030402124875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331249511961506">
                <text:p>0.033124951196150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163879270361242">
                <text:p>0.016387927036124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136911529739909">
                <text:p>0.013691152973990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104017843698489">
                <text:p>0.010401784369848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284597359290289">
                <text:p>0.028459735929028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307964732471232">
                <text:p>0.030796473247123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268060705598735">
                <text:p>0.026806070559873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354894924011678">
                <text:p>0.035489492401167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213185055662628">
                <text:p>0.021318505566262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625370587270893">
                <text:p>0.062537058727089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324300993734518">
                <text:p>0.032430099373451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305349101000976">
                <text:p>0.030534910100097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85841188144146">
                <text:p>0.018584118814414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405536908858606">
                <text:p>0.040553690885860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239664215883092">
                <text:p>0.023966421588309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388984596924148">
                <text:p>0.038898459692414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229260776223862">
                <text:p>0.022926077622386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459405198551329">
                <text:p>0.045940519855132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330029512628475">
                <text:p>0.033002951262847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161519776975585">
                <text:p>0.016151977697558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199333080874612">
                <text:p>0.019933308087461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26298823742318">
                <text:p>0.0262988237423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202062880579885">
                <text:p>0.020206288057988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291590596490397">
                <text:p>0.029159059649039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275942440747">
                <text:p>0.027594244074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247174664627997">
                <text:p>0.024717466462799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265316907861934">
                <text:p>0.026531690786193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161896594464263">
                <text:p>0.016189659446426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194110764271248">
                <text:p>0.019411076427124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416870234484973">
                <text:p>0.041687023448497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365612187172229">
                <text:p>0.036561218717222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358779061821412">
                <text:p>0.03587790618214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175340427231676">
                <text:p>0.017534042723167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232609429507001">
                <text:p>0.023260942950700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224561117307335">
                <text:p>0.022456111730733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348973184905215">
                <text:p>0.034897318490521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453393617329805">
                <text:p>0.04533936173298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196554981580986">
                <text:p>0.019655498158098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135731110935416">
                <text:p>0.01357311109354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179296101282649">
                <text:p>0.017929610128264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267574424791107">
                <text:p>0.026757442479110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259327711872487">
                <text:p>0.025932771187248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138017764935952">
                <text:p>0.013801776493595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219218449312918">
                <text:p>0.021921844931291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156580997392344">
                <text:p>0.015658099739234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456023017218863">
                <text:p>0.045602301721886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142329657159197">
                <text:p>0.014232965715919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199752776046375">
                <text:p>0.01997527760463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306058372632643">
                <text:p>0.030605837263264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140301625708114">
                <text:p>0.01403016257081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351809076322272">
                <text:p>0.035180907632227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279040952920489">
                <text:p>0.027904095292048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232833014492513">
                <text:p>0.023283301449251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374475025547569">
                <text:p>0.037447502554756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275647508016137">
                <text:p>0.027564750801613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316218365342074">
                <text:p>0.031621836534207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357399340365759">
                <text:p>0.035739934036575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175159914885081">
                <text:p>0.017515991488508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165843275595097">
                <text:p>0.016584327559509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463680515544407">
                <text:p>0.046368051554440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180652571074682">
                <text:p>0.018065257107468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558370639917049">
                <text:p>0.055837063991704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219856087903454">
                <text:p>0.021985608790345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178837099319235">
                <text:p>0.017883709931923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259824332481597">
                <text:p>0.025982433248159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170063072010099">
                <text:p>0.017006307201009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143746090995319">
                <text:p>0.014374609099531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174885972871825">
                <text:p>0.01748859728718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240770109550383">
                <text:p>0.024077010955038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182821350891964">
                <text:p>0.018282135089196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378679017163253">
                <text:p>0.037867901716325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209220712743656">
                <text:p>0.020922071274365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396007674926455">
                <text:p>0.03960076749264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47283156979561">
                <text:p>0.04728315697956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299983348612124">
                <text:p>0.02999833486121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253321077628645">
                <text:p>0.025332107762864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172075022055267">
                <text:p>0.017207502205526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240800229173192">
                <text:p>0.024080022917319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236880882450996">
                <text:p>0.023688088245099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817785382351197">
                <text:p>0.0081778538235119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321297144359908">
                <text:p>0.032129714435990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15386734760104">
                <text:p>0.01538673476010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20628503187201">
                <text:p>0.02062850318720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261894009239892">
                <text:p>0.026189400923989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308418388494702">
                <text:p>0.030841838849470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190969822417079">
                <text:p>0.019096982241707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349825013824657">
                <text:p>0.034982501382465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344702400946514">
                <text:p>0.03447024009465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365940574164692">
                <text:p>0.036594057416469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132390602272198">
                <text:p>0.013239060227219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245212010632356">
                <text:p>0.024521201063235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268323331334156">
                <text:p>0.026832333133415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204969043101593">
                <text:p>0.020496904310159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163994089414331">
                <text:p>0.016399408941433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975351433361187">
                <text:p>0.0097535143336118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334723011145758">
                <text:p>0.033472301114575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322354945080531">
                <text:p>0.032235494508053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236171462644859">
                <text:p>0.023617146264485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167996910620239">
                <text:p>0.016799691062023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228413456158045">
                <text:p>0.022841345615804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201558196996897">
                <text:p>0.020155819699689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249746463344408">
                <text:p>0.024974646334440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164986034905438">
                <text:p>0.016498603490543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133866472752839">
                <text:p>0.013386647275283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325401649581074">
                <text:p>0.032540164958107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195119804684191">
                <text:p>0.019511980468419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144247552537039">
                <text:p>0.014424755253703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239610211248617">
                <text:p>0.023961021124861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259656025890911">
                <text:p>0.025965602589091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106218623482135">
                <text:p>0.010621862348213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452869298658775">
                <text:p>0.04528692986587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209785190222612">
                <text:p>0.02097851902226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996013287494577">
                <text:p>0.0099601328749457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362965561423685">
                <text:p>0.036296556142368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25189315779705">
                <text:p>0.0251893157797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376432659320918">
                <text:p>0.037643265932091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364261856196709">
                <text:p>0.036426185619670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174987970808913">
                <text:p>0.01749879708089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20650167266976">
                <text:p>0.02065016726697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262512481421007">
                <text:p>0.026251248142100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186711570673405">
                <text:p>0.018671157067340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479094767482152">
                <text:p>0.047909476748215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356885193679235">
                <text:p>0.035688519367923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199156542105787">
                <text:p>0.019915654210578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309735799072957">
                <text:p>0.030973579907295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300794871421057">
                <text:p>0.030079487142105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269636446907454">
                <text:p>0.026963644690745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157750020327603">
                <text:p>0.015775002032760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837651574833852">
                <text:p>0.008376515748338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244112083019788">
                <text:p>0.024411208301978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335478097085556">
                <text:p>0.03354780970855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245585882194805">
                <text:p>0.024558588219480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280418824592574">
                <text:p>0.028041882459257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168806400593755">
                <text:p>0.016880640059375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28838795242904">
                <text:p>0.02883879524290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158359486914036">
                <text:p>0.015835948691403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367374507456974">
                <text:p>0.036737450745697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287629857449392">
                <text:p>0.028762985744939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17512004911357">
                <text:p>0.01751200491135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290783742451044">
                <text:p>0.02907837424510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184411806013804">
                <text:p>0.018441180601380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292270236499967">
                <text:p>0.02922702364999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24333275520227">
                <text:p>0.02433327552022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193560632114465">
                <text:p>0.019356063211446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321523682496548">
                <text:p>0.032152368249654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216099453449909">
                <text:p>0.021609945344990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260291894133884">
                <text:p>0.026029189413388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216447953874407">
                <text:p>0.02164479538744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19678148674512">
                <text:p>0.0196781486745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307233671650816">
                <text:p>0.03072336716508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134787277349291">
                <text:p>0.013478727734929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221122436169883">
                <text:p>0.022112243616988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124076248576283">
                <text:p>0.012407624857628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278168232156464">
                <text:p>0.027816823215646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413461096887472">
                <text:p>0.041346109688747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257082506723889">
                <text:p>0.025708250672388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251347027740826">
                <text:p>0.025134702774082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419954778153976">
                <text:p>0.041995477815397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354009551513957">
                <text:p>0.035400955151395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378815465794249">
                <text:p>0.037881546579424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979640069877754">
                <text:p>0.0097964006987775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173278421755058">
                <text:p>0.017327842175505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180501585337434">
                <text:p>0.018050158533743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180127519190601">
                <text:p>0.018012751919060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469730860579149">
                <text:p>0.046973086057914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312241460423591">
                <text:p>0.031224146042359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219357493961442">
                <text:p>0.021935749396144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252493812205479">
                <text:p>0.025249381220547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405580371218382">
                <text:p>0.040558037121838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248182339028105">
                <text:p>0.024818233902810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230129669456711">
                <text:p>0.02301296694567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327436568620787">
                <text:p>0.032743656862078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412235666411514">
                <text:p>0.04122356664115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265011003324629">
                <text:p>0.026501100332462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331200161893418">
                <text:p>0.033120016189341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170748791535499">
                <text:p>0.017074879153549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1738730842897">
                <text:p>0.0173873084289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33063369073298">
                <text:p>0.03306336907329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426000407637451">
                <text:p>0.042600040763745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35964537678037">
                <text:p>0.03596453767803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254281223834717">
                <text:p>0.025428122383471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335054337086659">
                <text:p>0.033505433708665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461511318879074">
                <text:p>0.0046151131887907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318238954112054">
                <text:p>0.031823895411205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219105994700024">
                <text:p>0.021910599470002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239110231199326">
                <text:p>0.023911023119932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211473258093356">
                <text:p>0.021147325809335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26958434351974">
                <text:p>0.02695843435197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299660435735536">
                <text:p>0.029966043573553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321934500305643">
                <text:p>0.032193450030564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237732899755156">
                <text:p>0.023773289975515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254939137892956">
                <text:p>0.02549391378929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270097245966763">
                <text:p>0.027009724596676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312844680220147">
                <text:p>0.031284468022014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46305109925414">
                <text:p>0.04630510992541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348549743035608">
                <text:p>0.034854974303560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422138896990711">
                <text:p>0.042213889699071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142900344835141">
                <text:p>0.014290034483514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230812726248869">
                <text:p>0.023081272624886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192601345432351">
                <text:p>0.019260134543235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390234857726987">
                <text:p>0.039023485772698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242864733601792">
                <text:p>0.024286473360179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344042623329361">
                <text:p>0.034404262332936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210267178459773">
                <text:p>0.021026717845977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311545795107468">
                <text:p>0.031154579510746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225009842269294">
                <text:p>0.022500984226929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358497061816032">
                <text:p>0.035849706181603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307858827553346">
                <text:p>0.030785882755334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467090883497901">
                <text:p>0.046709088349790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203547933322304">
                <text:p>0.020354793332230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171582458605731">
                <text:p>0.017158245860573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197859510269343">
                <text:p>0.019785951026934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324032619812207">
                <text:p>0.032403261981220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278971024694176">
                <text:p>0.027897102469417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225191941485363">
                <text:p>0.022519194148536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184851187621974">
                <text:p>0.018485118762197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24017165729568">
                <text:p>0.02401716572956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186445297919047">
                <text:p>0.018644529791904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106824319271172">
                <text:p>0.010682431927117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302657218982428">
                <text:p>0.030265721898242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181021246282666">
                <text:p>0.018102124628266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403903057815355">
                <text:p>0.04039030578153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160902648211076">
                <text:p>0.016090264821107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115668929906774">
                <text:p>0.011566892990677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168596608973751">
                <text:p>0.01685966089737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302679032496003">
                <text:p>0.030267903249600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396529739501597">
                <text:p>0.039652973950159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189458033371821">
                <text:p>0.018945803337182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217011124660245">
                <text:p>0.021701112466024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294459988521553">
                <text:p>0.029445998852155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141556207185154">
                <text:p>0.01415562071851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335721775560004">
                <text:p>0.033572177556000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503195681256594">
                <text:p>0.050319568125659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27604977849397">
                <text:p>0.02760497784939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234136769368208">
                <text:p>0.023413676936820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171854987381066">
                <text:p>0.017185498738106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300274194444768">
                <text:p>0.030027419444476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853886780786675">
                <text:p>0.008538867807866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291224501332736">
                <text:p>0.02912245013327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82604679618213">
                <text:p>0.008260467961821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304364019375209">
                <text:p>0.03043640193752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246883540442096">
                <text:p>0.024688354044209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57599563902614">
                <text:p>0.05759956390261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232359400026428">
                <text:p>0.023235940002642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256805727012401">
                <text:p>0.025680572701240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34961746705109">
                <text:p>0.03496174670510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155722345754506">
                <text:p>0.015572234575450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22024095150533">
                <text:p>0.02202409515053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304913399047744">
                <text:p>0.030491339904774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119221420298253">
                <text:p>0.011922142029825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110819689703396">
                <text:p>0.011081968970339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275181213023703">
                <text:p>0.027518121302370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217636353930288">
                <text:p>0.021763635393028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568453198908697">
                <text:p>0.056845319890869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256155562893988">
                <text:p>0.02561555628939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317710354228964">
                <text:p>0.031771035422896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153319000666394">
                <text:p>0.015331900066639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372890743574891">
                <text:p>0.037289074357489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459252341850738">
                <text:p>0.045925234185073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211866073415436">
                <text:p>0.021186607341543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192389594652671">
                <text:p>0.019238959465267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168533025413356">
                <text:p>0.016853302541335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154245479973023">
                <text:p>0.015424547997302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384842008014753">
                <text:p>0.038484200801475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201921134382304">
                <text:p>0.020192113438230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145538630828812">
                <text:p>0.01455386308288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322238177228198">
                <text:p>0.032223817722819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134301021155483">
                <text:p>0.013430102115548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286145377755941">
                <text:p>0.028614537775594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447194548044021">
                <text:p>0.044719454804402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224221431972745">
                <text:p>0.022422143197274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195919457287918">
                <text:p>0.019591945728791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142753035517418">
                <text:p>0.014275303551741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179543395702367">
                <text:p>0.01795433957023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193705752167633">
                <text:p>0.019370575216763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567936813863849">
                <text:p>0.056793681386384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101149516801283">
                <text:p>0.010114951680128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203719325787106">
                <text:p>0.020371932578710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153395800296957">
                <text:p>0.015339580029695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245903686456837">
                <text:p>0.024590368645683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177793892814354">
                <text:p>0.017779389281435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215324040350961">
                <text:p>0.021532404035096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304443464465034">
                <text:p>0.0030444346446503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378962762463562">
                <text:p>0.0037896276246356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127856274660031">
                <text:p>0.012785627466003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79497014013939">
                <text:p>0.007949701401393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114cm" svg:height="12.894cm" xlink:href=".." xlink:type="simple" chart:class="chart:scatter" chart:style-name="ch1">
        <chart:title svg:x="6.029cm" svg:y="0.392cm" chart:style-name="ch2">
          <text:p>Best Record VS Known Data</text:p>
        </chart:title>
        <chart:legend chart:legend-position="end" svg:x="15.246cm" svg:y="5.901cm" style:legend-expansion="high" chart:style-name="ch3"/>
        <chart:plot-area chart:style-name="ch4" table:cell-range-address="KnownData.A2:KnownData.B1001 KnownData.B1:KnownData.B1 TopRecord.A13:TopRecord.A1013" chart:data-source-has-labels="row" svg:x="0.812cm" svg:y="1.948cm" svg:width="13.71cm" svg:height="10.269cm">
          <chartooo:coordinate-region svg:x="1.383cm" svg:y="2.146cm" svg:width="12.94cm" svg:height="9.87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KnownData.B2:KnownData.B1001" chart:label-cell-address="KnownData.B1:KnownData.B1" chart:class="chart:scatter">
            <chart:domain table:cell-range-address="KnownData.A2:KnownData.A1001"/>
            <chart:data-point chart:repeated="1000"/>
          </chart:series>
          <chart:series chart:style-name="ch8" chart:values-cell-range-address="TopRecord.A14:TopRecord.A1013" chart:label-cell-address="TopRecord.A13:TopRecord.A13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KnownData.B1:KnownData.B1</svg:desc>
                </draw:g>
              </table:table-cell>
              <table:table-cell office:value-type="string">
                <text:p/>
                <draw:g>
                  <svg:desc>TopRecord.A13:TopRecord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KnownData.A2:KnownData.A1001</svg:desc>
                </draw:g>
              </table:table-cell>
              <table:table-cell office:value-type="float" office:value="0">
                <text:p>0</text:p>
                <draw:g>
                  <svg:desc>KnownData.B2:KnownData.B1001</svg:desc>
                </draw:g>
              </table:table-cell>
              <table:table-cell office:value-type="float" office:value="0">
                <text:p>0</text:p>
                <draw:g>
                  <svg:desc>TopRecord.A14:TopRecord.A10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159611098">
                <text:p>0.159611098</text:p>
              </table:table-cell>
              <table:table-cell office:value-type="float" office:value="0.159679946716338">
                <text:p>0.159679946716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318409739">
                <text:p>0.318409739</text:p>
              </table:table-cell>
              <table:table-cell office:value-type="float" office:value="0.318547422724457">
                <text:p>0.318547422724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47558897">
                <text:p>0.47558897</text:p>
              </table:table-cell>
              <table:table-cell office:value-type="float" office:value="0.475795458356355">
                <text:p>0.475795458356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630352808">
                <text:p>0.630352808</text:p>
              </table:table-cell>
              <table:table-cell office:value-type="float" office:value="0.630628044870772">
                <text:p>0.630628044870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78192162">
                <text:p>0.78192162</text:p>
              </table:table-cell>
              <table:table-cell office:value-type="float" office:value="0.782265512352925">
                <text:p>0.782265512352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929537384">
                <text:p>0.929537384</text:p>
              </table:table-cell>
              <table:table-cell office:value-type="float" office:value="0.929949785432957">
                <text:p>0.929949785432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.072468783">
                <text:p>1.072468783</text:p>
              </table:table-cell>
              <table:table-cell office:value-type="float" office:value="1.07294947758025">
                <text:p>1.07294947758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.210016108">
                <text:p>1.210016108</text:p>
              </table:table-cell>
              <table:table-cell office:value-type="float" office:value="1.21056478598775">
                <text:p>1.21056478598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.341515918">
                <text:p>1.341515918</text:p>
              </table:table-cell>
              <table:table-cell office:value-type="float" office:value="1.342132150613">
                <text:p>1.3421321506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.466345428">
                <text:p>1.466345428</text:p>
              </table:table-cell>
              <table:table-cell office:value-type="float" office:value="1.46702864277833">
                <text:p>1.467028642778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.583926602">
                <text:p>1.583926602</text:p>
              </table:table-cell>
              <table:table-cell office:value-type="float" office:value="1.58467605083678">
                <text:p>1.58467605083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.693729903">
                <text:p>1.693729903</text:p>
              </table:table-cell>
              <table:table-cell office:value-type="float" office:value="1.69454463276696">
                <text:p>1.69454463276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.795277688">
                <text:p>1.795277688</text:p>
              </table:table-cell>
              <table:table-cell office:value-type="float" office:value="1.79615650814922">
                <text:p>1.796156508149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.888147217">
                <text:p>1.888147217</text:p>
              </table:table-cell>
              <table:table-cell office:value-type="float" office:value="1.88908866477821">
                <text:p>1.889088664778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.971973249">
                <text:p>1.971973249</text:p>
              </table:table-cell>
              <table:table-cell office:value-type="float" office:value="1.97297555815969">
                <text:p>1.972975558159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2.046450217">
                <text:p>2.046450217</text:p>
              </table:table-cell>
              <table:table-cell office:value-type="float" office:value="2.04751128529938">
                <text:p>2.04751128529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2.111333963">
                <text:p>2.111333963</text:p>
              </table:table-cell>
              <table:table-cell office:value-type="float" office:value="2.11245131749339">
                <text:p>2.112451317493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2.16644301">
                <text:p>2.16644301</text:p>
              </table:table-cell>
              <table:table-cell office:value-type="float" office:value="2.16761378024729">
                <text:p>2.167613780247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2.211659386">
                <text:p>2.211659386</text:p>
              </table:table-cell>
              <table:table-cell office:value-type="float" office:value="2.2128802719574">
                <text:p>2.21288027195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2.246928969">
                <text:p>2.246928969</text:p>
              </table:table-cell>
              <table:table-cell office:value-type="float" office:value="2.2481962165548">
                <text:p>2.24819621655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2.27226137">
                <text:p>2.27226137</text:p>
              </table:table-cell>
              <table:table-cell office:value-type="float" office:value="2.27357074891334">
                <text:p>2.273570748913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2.287729355">
                <text:p>2.287729355</text:p>
              </table:table-cell>
              <table:table-cell office:value-type="float" office:value="2.28907613542703">
                <text:p>2.28907613542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2.293467795">
                <text:p>2.293467795</text:p>
              </table:table-cell>
              <table:table-cell office:value-type="float" office:value="2.29484673574312">
                <text:p>2.294846735743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2.289672181">
                <text:p>2.289672181</text:p>
              </table:table-cell>
              <table:table-cell office:value-type="float" office:value="2.29107751516544">
                <text:p>2.29107751516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2.276596692">
                <text:p>2.276596692</text:p>
              </table:table-cell>
              <table:table-cell office:value-type="float" office:value="2.27802212069083">
                <text:p>2.278022120690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2.254551845">
                <text:p>2.254551845</text:p>
              </table:table-cell>
              <table:table-cell office:value-type="float" office:value="2.25599053698266">
                <text:p>2.25599053698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2.223901749">
                <text:p>2.223901749</text:p>
              </table:table-cell>
              <table:table-cell office:value-type="float" office:value="2.22534634179278">
                <text:p>2.225346341792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2.18506097">
                <text:p>2.18506097</text:p>
              </table:table-cell>
              <table:table-cell office:value-type="float" office:value="2.18650358339246">
                <text:p>2.186503583392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2.138491059">
                <text:p>2.138491059</text:p>
              </table:table-cell>
              <table:table-cell office:value-type="float" office:value="2.13992330543885">
                <text:p>2.139923305438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2.084696738">
                <text:p>2.084696738</text:p>
              </table:table-cell>
              <table:table-cell office:value-type="float" office:value="2.08610974736499">
                <text:p>2.08610974736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2.024221806">
                <text:p>2.024221806</text:p>
              </table:table-cell>
              <table:table-cell office:value-type="float" office:value="2.02560625081654">
                <text:p>2.025606250816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1.957644775">
                <text:p>1.957644775</text:p>
              </table:table-cell>
              <table:table-cell office:value-type="float" office:value="1.95899090484917">
                <text:p>1.958990904849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1.885574284">
                <text:p>1.885574284</text:p>
              </table:table-cell>
              <table:table-cell office:value-type="float" office:value="1.88687196452911">
                <text:p>1.886871964529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1.808644323">
                <text:p>1.808644323</text:p>
              </table:table-cell>
              <table:table-cell office:value-type="float" office:value="1.80988307923161">
                <text:p>1.809883079231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1.727509296">
                <text:p>1.727509296</text:p>
              </table:table-cell>
              <table:table-cell office:value-type="float" office:value="1.72867836829406">
                <text:p>1.728678368294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1.642838987">
                <text:p>1.642838987</text:p>
              </table:table-cell>
              <table:table-cell office:value-type="float" office:value="1.64392738274399">
                <text:p>1.643927382743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1.555313435">
                <text:p>1.555313435</text:p>
              </table:table-cell>
              <table:table-cell office:value-type="float" office:value="1.55630999257617">
                <text:p>1.556309992576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1.465617784">
                <text:p>1.465617784</text:p>
              </table:table-cell>
              <table:table-cell office:value-type="float" office:value="1.46651123949533">
                <text:p>1.466511239495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1.374437138">
                <text:p>1.374437138</text:p>
              </table:table-cell>
              <table:table-cell office:value-type="float" office:value="1.37521619516586">
                <text:p>1.375216195165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1.282451458">
                <text:p>1.282451458</text:p>
              </table:table-cell>
              <table:table-cell office:value-type="float" office:value="1.2831048648181">
                <text:p>1.28310486481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1.190330549">
                <text:p>1.190330549</text:p>
              </table:table-cell>
              <table:table-cell office:value-type="float" office:value="1.19084717555487">
                <text:p>1.190847175554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1.098729169">
                <text:p>1.098729169</text:p>
              </table:table-cell>
              <table:table-cell office:value-type="float" office:value="1.09909808788462">
                <text:p>1.099098087884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1.008282298">
                <text:p>1.008282298</text:p>
              </table:table-cell>
              <table:table-cell office:value-type="float" office:value="1.00849286788819">
                <text:p>1.008492867888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919600604">
                <text:p>0.919600604</text:p>
              </table:table-cell>
              <table:table-cell office:value-type="float" office:value="0.919642556012039">
                <text:p>0.9196425560120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833266145">
                <text:p>0.833266145</text:p>
              </table:table-cell>
              <table:table-cell office:value-type="float" office:value="0.833129666785382">
                <text:p>0.8331296667853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749828328">
                <text:p>0.749828328</text:p>
              </table:table-cell>
              <table:table-cell office:value-type="float" office:value="0.749504151794684">
                <text:p>0.7495041517946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669800171">
                <text:p>0.669800171</text:p>
              </table:table-cell>
              <table:table-cell office:value-type="float" office:value="0.669279656033438">
                <text:p>0.6692796560334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593654877">
                <text:p>0.593654877</text:p>
              </table:table-cell>
              <table:table-cell office:value-type="float" office:value="0.592930095295743">
                <text:p>0.5929300952957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521822761">
                <text:p>0.521822761</text:p>
              </table:table-cell>
              <table:table-cell office:value-type="float" office:value="0.520886579619005">
                <text:p>0.520886579619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454688547">
                <text:p>0.454688547</text:p>
              </table:table-cell>
              <table:table-cell office:value-type="float" office:value="0.453534704925868">
                <text:p>0.4535347049258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392589047">
                <text:p>0.392589047</text:p>
              </table:table-cell>
              <table:table-cell office:value-type="float" office:value="0.391212231991278">
                <text:p>0.3912122319912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335811252">
                <text:p>0.335811252</text:p>
              </table:table-cell>
              <table:table-cell office:value-type="float" office:value="0.334207168692009">
                <text:p>0.3342071686920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284590831">
                <text:p>0.284590831</text:p>
              </table:table-cell>
              <table:table-cell office:value-type="float" office:value="0.282756268208613">
                <text:p>0.2827562682086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239111063">
                <text:p>0.239111063</text:p>
              </table:table-cell>
              <table:table-cell office:value-type="float" office:value="0.237043952470161">
                <text:p>0.2370439524701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199502197">
                <text:p>0.199502197</text:p>
              </table:table-cell>
              <table:table-cell office:value-type="float" office:value="0.197201666687571">
                <text:p>0.1972016666875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165841249">
                <text:p>0.165841249</text:p>
              </table:table-cell>
              <table:table-cell office:value-type="float" office:value="0.163307667339594">
                <text:p>0.1633076673395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138152227">
                <text:p>0.138152227</text:p>
              </table:table-cell>
              <table:table-cell office:value-type="float" office:value="0.135387242484508">
                <text:p>0.1353872424845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116406792">
                <text:p>0.116406792</text:p>
              </table:table-cell>
              <table:table-cell office:value-type="float" office:value="0.113413359798478">
                <text:p>0.1134133597984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100525329">
                <text:p>0.100525329</text:p>
              </table:table-cell>
              <table:table-cell office:value-type="float" office:value="0.0973077343161637">
                <text:p>0.09730773431616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90378438">
                <text:p>0.090378438</text:p>
              </table:table-cell>
              <table:table-cell office:value-type="float" office:value="0.086942304497868">
                <text:p>0.0869423044978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85788807">
                <text:p>0.085788807</text:p>
              </table:table-cell>
              <table:table-cell office:value-type="float" office:value="0.0821411019973942">
                <text:p>0.08214110199739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86533475">
                <text:p>0.086533475</text:p>
              </table:table-cell>
              <table:table-cell office:value-type="float" office:value="0.0826824973814637">
                <text:p>0.08268249738146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92346437">
                <text:p>0.092346437</text:p>
              </table:table-cell>
              <table:table-cell office:value-type="float" office:value="0.088301801080276">
                <text:p>0.0883018010802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102921588">
                <text:p>0.102921588</text:p>
              </table:table-cell>
              <table:table-cell office:value-type="float" office:value="0.098694196053055">
                <text:p>0.098694196053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117915975">
                <text:p>0.117915975</text:p>
              </table:table-cell>
              <table:table-cell office:value-type="float" office:value="0.113517976054496">
                <text:p>0.1135179760544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136953318">
                <text:p>0.136953318</text:p>
              </table:table-cell>
              <table:table-cell office:value-type="float" office:value="0.132398061008573">
                <text:p>0.1323980610085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159627785">
                <text:p>0.159627785</text:p>
              </table:table-cell>
              <table:table-cell office:value-type="float" office:value="0.154929758853939">
                <text:p>0.1549297588539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185507975">
                <text:p>0.185507975</text:p>
              </table:table-cell>
              <table:table-cell office:value-type="float" office:value="0.18068274133706">
                <text:p>0.180682741337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214141086">
                <text:p>0.214141086</text:p>
              </table:table-cell>
              <table:table-cell office:value-type="float" office:value="0.209205199610182">
                <text:p>0.2092051996101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245057221">
                <text:p>0.245057221</text:p>
              </table:table-cell>
              <table:table-cell office:value-type="float" office:value="0.240028144153646">
                <text:p>0.2400281441536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277773807">
                <text:p>0.277773807</text:p>
              </table:table-cell>
              <table:table-cell office:value-type="float" office:value="0.272669812496616">
                <text:p>0.2726698124966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311800079">
                <text:p>0.311800079</text:p>
              </table:table-cell>
              <table:table-cell office:value-type="float" office:value="0.306640147464596">
                <text:p>0.3066401474645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346641601">
                <text:p>0.346641601</text:p>
              </table:table-cell>
              <table:table-cell office:value-type="float" office:value="0.34144530824198">
                <text:p>0.341445308241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381804777">
                <text:p>0.381804777</text:p>
              </table:table-cell>
              <table:table-cell office:value-type="float" office:value="0.376592176406311">
                <text:p>0.3765921764063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41680132">
                <text:p>0.41680132</text:p>
              </table:table-cell>
              <table:table-cell office:value-type="float" office:value="0.411592819268327">
                <text:p>0.4115928192683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451152642">
                <text:p>0.451152642</text:p>
              </table:table-cell>
              <table:table-cell office:value-type="float" office:value="0.445968873336668">
                <text:p>0.4459688733366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484394125">
                <text:p>0.484394125</text:p>
              </table:table-cell>
              <table:table-cell office:value-type="float" office:value="0.479255811513471">
                <text:p>0.4792558115134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516079239">
                <text:p>0.516079239</text:p>
              </table:table-cell>
              <table:table-cell office:value-type="float" office:value="0.511007058710472">
                <text:p>0.5110070587104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545783477">
                <text:p>0.545783477</text:p>
              </table:table-cell>
              <table:table-cell office:value-type="float" office:value="0.540797921945263">
                <text:p>0.5407979219452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573108067">
                <text:p>0.573108067</text:p>
              </table:table-cell>
              <table:table-cell office:value-type="float" office:value="0.568229302622404">
                <text:p>0.5682293026224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597683435">
                <text:p>0.597683435</text:p>
              </table:table-cell>
              <table:table-cell office:value-type="float" office:value="0.592931160610601">
                <text:p>0.5929311606106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619172394">
                <text:p>0.619172394</text:p>
              </table:table-cell>
              <table:table-cell office:value-type="float" office:value="0.614565701878937">
                <text:p>0.6145657018789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63727303">
                <text:p>0.63727303</text:p>
              </table:table-cell>
              <table:table-cell office:value-type="float" office:value="0.632830263834659">
                <text:p>0.6328302638346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651721253">
                <text:p>0.651721253</text:p>
              </table:table-cell>
              <table:table-cell office:value-type="float" office:value="0.647459875092286">
                <text:p>0.6474598750922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662293011">
                <text:p>0.662293011</text:p>
              </table:table-cell>
              <table:table-cell office:value-type="float" office:value="0.658229469177694">
                <text:p>0.6582294691776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668806136">
                <text:p>0.668806136</text:p>
              </table:table-cell>
              <table:table-cell office:value-type="float" office:value="0.664955734608316">
                <text:p>0.6649557346083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671121806">
                <text:p>0.671121806</text:p>
              </table:table-cell>
              <table:table-cell office:value-type="float" office:value="0.667498586867656">
                <text:p>0.6674985868676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669145626">
                <text:p>0.669145626</text:p>
              </table:table-cell>
              <table:table-cell office:value-type="float" office:value="0.66576225098351">
                <text:p>0.665762250983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662828301">
                <text:p>0.662828301</text:p>
              </table:table-cell>
              <table:table-cell office:value-type="float" office:value="0.659695946698622">
                <text:p>0.6596959466986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652165914">
                <text:p>0.652165914</text:p>
              </table:table-cell>
              <table:table-cell office:value-type="float" office:value="0.649294171562875">
                <text:p>0.649294171562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637199792">
                <text:p>0.637199792</text:p>
              </table:table-cell>
              <table:table-cell office:value-type="float" office:value="0.634596580650382">
                <text:p>0.6345965806503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61801598">
                <text:p>0.61801598</text:p>
              </table:table-cell>
              <table:table-cell office:value-type="float" office:value="0.615687464985169">
                <text:p>0.6156874649851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594744308">
                <text:p>0.594744308</text:p>
              </table:table-cell>
              <table:table-cell office:value-type="float" office:value="0.59269483411806">
                <text:p>0.592694834118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567557074">
                <text:p>0.567557074</text:p>
              </table:table-cell>
              <table:table-cell office:value-type="float" office:value="0.565789111607284">
                <text:p>0.5657891116072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53666736">
                <text:p>0.53666736</text:p>
              </table:table-cell>
              <table:table-cell office:value-type="float" office:value="0.535181455389248">
                <text:p>0.5351814553892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50232697">
                <text:p>0.50232697</text:p>
              </table:table-cell>
              <table:table-cell office:value-type="float" office:value="0.50112171815743">
                <text:p>0.501121718157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464824042">
                <text:p>0.464824042</text:p>
              </table:table-cell>
              <table:table-cell office:value-type="float" office:value="0.46389606587082">
                <text:p>0.463896065870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424480331">
                <text:p>0.424480331</text:p>
              </table:table-cell>
              <table:table-cell office:value-type="float" office:value="0.423824275364349">
                <text:p>0.4238242753643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381648196">
                <text:p>0.381648196</text:p>
              </table:table-cell>
              <table:table-cell office:value-type="float" office:value="0.381256734708937">
                <text:p>0.3812567347089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336707316">
                <text:p>0.336707316</text:p>
              </table:table-cell>
              <table:table-cell office:value-type="float" office:value="0.336571172446338">
                <text:p>0.3365711724463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29006116">
                <text:p>0.29006116</text:p>
              </table:table-cell>
              <table:table-cell office:value-type="float" office:value="0.290169144083817">
                <text:p>0.2901691440838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242133256">
                <text:p>0.242133256</text:p>
              </table:table-cell>
              <table:table-cell office:value-type="float" office:value="0.242472306257052">
                <text:p>0.2424723062570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193363261">
                <text:p>0.193363261</text:p>
              </table:table-cell>
              <table:table-cell office:value-type="float" office:value="0.193918510740521">
                <text:p>0.1939185107405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144202908">
                <text:p>0.144202908</text:p>
              </table:table-cell>
              <table:table-cell office:value-type="float" office:value="0.144957751988083">
                <text:p>0.1449577519880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095111818">
                <text:p>0.095111818</text:p>
              </table:table-cell>
              <table:table-cell office:value-type="float" office:value="0.0960480031105412">
                <text:p>0.09604800311054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046553257">
                <text:p>0.046553257</text:p>
              </table:table-cell>
              <table:table-cell office:value-type="float" office:value="0.0476509761315905">
                <text:p>0.04765097613159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-0.001010156">
                <text:p>-0.001010156</text:p>
              </table:table-cell>
              <table:table-cell office:value-type="float" office:value="0.000227843001036648">
                <text:p>0.0002278430010366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-0.047120743">
                <text:p>-0.047120743</text:p>
              </table:table-cell>
              <table:table-cell office:value-type="float" office:value="-0.0457650458205232">
                <text:p>-0.04576504582052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-0.091330023">
                <text:p>-0.091330023</text:p>
              </table:table-cell>
              <table:table-cell office:value-type="float" office:value="-0.0898804083612731">
                <text:p>-0.08988040836127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-0.133202893">
                <text:p>-0.133202893</text:p>
              </table:table-cell>
              <table:table-cell office:value-type="float" office:value="-0.131684207152712">
                <text:p>-0.1316842071527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-0.172321711">
                <text:p>-0.172321711</text:p>
              </table:table-cell>
              <table:table-cell office:value-type="float" office:value="-0.170759718268059">
                <text:p>-0.1707597182680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-0.208290225">
                <text:p>-0.208290225</text:p>
              </table:table-cell>
              <table:table-cell office:value-type="float" office:value="-0.206711458269948">
                <text:p>-0.2067114582699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-0.240737329">
                <text:p>-0.240737329</text:p>
              </table:table-cell>
              <table:table-cell office:value-type="float" office:value="-0.239168935120609">
                <text:p>-0.2391689351206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-0.269320616">
                <text:p>-0.269320616</text:p>
              </table:table-cell>
              <table:table-cell office:value-type="float" office:value="-0.267790190557156">
                <text:p>-0.2677901905571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-0.293729678">
                <text:p>-0.293729678</text:p>
              </table:table-cell>
              <table:table-cell office:value-type="float" office:value="-0.292265103154124">
                <text:p>-0.2922651031541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-0.313689147">
                <text:p>-0.313689147</text:p>
              </table:table-cell>
              <table:table-cell office:value-type="float" office:value="-0.312318423270706">
                <text:p>-0.3123184232707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-0.328961435">
                <text:p>-0.328961435</text:p>
              </table:table-cell>
              <table:table-cell office:value-type="float" office:value="-0.327712513295362">
                <text:p>-0.3277125132953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-0.339349158">
                <text:p>-0.339349158</text:p>
              </table:table-cell>
              <table:table-cell office:value-type="float" office:value="-0.338249769037555">
                <text:p>-0.3382497690375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-0.34469721">
                <text:p>-0.34469721</text:p>
              </table:table-cell>
              <table:table-cell office:value-type="float" office:value="-0.34377470075528">
                <text:p>-0.343774700755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-0.34489449">
                <text:p>-0.34489449</text:p>
              </table:table-cell>
              <table:table-cell office:value-type="float" office:value="-0.344175655126554">
                <text:p>-0.3441756551265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-0.33987524">
                <text:p>-0.33987524</text:p>
              </table:table-cell>
              <table:table-cell office:value-type="float" office:value="-0.339386162449831">
                <text:p>-0.3393861624498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-0.329620003">
                <text:p>-0.329620003</text:p>
              </table:table-cell>
              <table:table-cell office:value-type="float" office:value="-0.329385896468463">
                <text:p>-0.3293858964684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-0.314156181">
                <text:p>-0.314156181</text:p>
              </table:table-cell>
              <table:table-cell office:value-type="float" office:value="-0.314201237432129">
                <text:p>-0.3142012374321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-0.293558186">
                <text:p>-0.293558186</text:p>
              </table:table-cell>
              <table:table-cell office:value-type="float" office:value="-0.293905432307611">
                <text:p>-0.2939054323076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-0.267947186">
                <text:p>-0.267947186</text:p>
              </table:table-cell>
              <table:table-cell office:value-type="float" office:value="-0.268618349405321">
                <text:p>-0.2686183494053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-0.237490453">
                <text:p>-0.237490453</text:p>
              </table:table-cell>
              <table:table-cell office:value-type="float" office:value="-0.238505828069202">
                <text:p>-0.2385058280692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-0.202400293">
                <text:p>-0.202400293</text:p>
              </table:table-cell>
              <table:table-cell office:value-type="float" office:value="-0.203778627458477">
                <text:p>-0.2037786274584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-0.162932597">
                <text:p>-0.162932597</text:p>
              </table:table-cell>
              <table:table-cell office:value-type="float" office:value="-0.164690981802403">
                <text:p>-0.1646909818024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-0.119385">
                <text:p>-0.119385</text:p>
              </table:table-cell>
              <table:table-cell office:value-type="float" office:value="-0.121538772806467">
                <text:p>-0.1215387728064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-0.072094673">
                <text:p>-0.072094673</text:p>
              </table:table-cell>
              <table:table-cell office:value-type="float" office:value="-0.0746573331030931">
                <text:p>-0.07465733310309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-0.021435765">
                <text:p>-0.021435765</text:p>
              </table:table-cell>
              <table:table-cell office:value-type="float" office:value="-0.0244188977458362">
                <text:p>-0.02441889774583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032183496">
                <text:p>0.032183496</text:p>
              </table:table-cell>
              <table:table-cell office:value-type="float" office:value="0.0287702762826014">
                <text:p>0.02877027628260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088323999">
                <text:p>0.088323999</text:p>
              </table:table-cell>
              <table:table-cell office:value-type="float" office:value="0.0844730997654523">
                <text:p>0.08447309976545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146519242">
                <text:p>0.146519242</text:p>
              </table:table-cell>
              <table:table-cell office:value-type="float" office:value="0.142225124736277">
                <text:p>0.1422251247362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20627907">
                <text:p>0.20627907</text:p>
              </table:table-cell>
              <table:table-cell office:value-type="float" office:value="0.201538273911784">
                <text:p>0.2015382739117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26709365">
                <text:p>0.26709365</text:p>
              </table:table-cell>
              <table:table-cell office:value-type="float" office:value="0.261904796028723">
                <text:p>0.2619047960287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328437627">
                <text:p>0.328437627</text:p>
              </table:table-cell>
              <table:table-cell office:value-type="float" office:value="0.322801415079034">
                <text:p>0.3228014150790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389774448">
                <text:p>0.389774448</text:p>
              </table:table-cell>
              <table:table-cell office:value-type="float" office:value="0.383693639734158">
                <text:p>0.3836936397341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450560814">
                <text:p>0.450560814</text:p>
              </table:table-cell>
              <table:table-cell office:value-type="float" office:value="0.444040197818667">
                <text:p>0.444040197818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510251208">
                <text:p>0.510251208</text:p>
              </table:table-cell>
              <table:table-cell office:value-type="float" office:value="0.503297559547102">
                <text:p>0.5032975595471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568302489">
                <text:p>0.568302489</text:p>
              </table:table-cell>
              <table:table-cell office:value-type="float" office:value="0.560924512385923">
                <text:p>0.5609245123859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624178487">
                <text:p>0.624178487</text:p>
              </table:table-cell>
              <table:table-cell office:value-type="float" office:value="0.616386749852088">
                <text:p>0.6163867498520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677354582">
                <text:p>0.677354582</text:p>
              </table:table-cell>
              <table:table-cell office:value-type="float" office:value="0.669161436316007">
                <text:p>0.6691614363160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727322212">
                <text:p>0.727322212</text:p>
              </table:table-cell>
              <table:table-cell office:value-type="float" office:value="0.718741709941725">
                <text:p>0.7187417099417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773593292">
                <text:p>0.773593292</text:p>
              </table:table-cell>
              <table:table-cell office:value-type="float" office:value="0.764641086271485">
                <text:p>0.7646410862714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815704486">
                <text:p>0.815704486</text:p>
              </table:table-cell>
              <table:table-cell office:value-type="float" office:value="0.806397725642262">
                <text:p>0.8063977256422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853221309">
                <text:p>0.853221309</text:p>
              </table:table-cell>
              <table:table-cell office:value-type="float" office:value="0.843578528603942">
                <text:p>0.84357852860394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885742025">
                <text:p>0.885742025</text:p>
              </table:table-cell>
              <table:table-cell office:value-type="float" office:value="0.875783024784676">
                <text:p>0.8757830247846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912901297">
                <text:p>0.912901297</text:p>
              </table:table-cell>
              <table:table-cell office:value-type="float" office:value="0.902647022208938">
                <text:p>0.9026470222089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934373577">
                <text:p>0.934373577</text:p>
              </table:table-cell>
              <table:table-cell office:value-type="float" office:value="0.923845985905686">
                <text:p>0.9238459859056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949876181">
                <text:p>0.949876181</text:p>
              </table:table-cell>
              <table:table-cell office:value-type="float" office:value="0.939098116733462">
                <text:p>0.9390981167334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959172046">
                <text:p>0.959172046</text:p>
              </table:table-cell>
              <table:table-cell office:value-type="float" office:value="0.948167103679819">
                <text:p>0.9481671036798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962072133">
                <text:p>0.962072133</text:p>
              </table:table-cell>
              <table:table-cell office:value-type="float" office:value="0.95086452544556">
                <text:p>0.950864525445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958437458">
                <text:p>0.958437458</text:p>
              </table:table-cell>
              <table:table-cell office:value-type="float" office:value="0.947051879879868">
                <text:p>0.9470518798798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948180725">
                <text:p>0.948180725</text:p>
              </table:table-cell>
              <table:table-cell office:value-type="float" office:value="0.93664222276847">
                <text:p>0.936642222768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93126756">
                <text:p>0.93126756</text:p>
              </table:table-cell>
              <table:table-cell office:value-type="float" office:value="0.919601400570128">
                <text:p>0.9196014005701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907717319">
                <text:p>0.907717319</text:p>
              </table:table-cell>
              <table:table-cell office:value-type="float" office:value="0.895948864922324">
                <text:p>0.8959488649223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877603476">
                <text:p>0.877603476</text:p>
              </table:table-cell>
              <table:table-cell office:value-type="float" office:value="0.865758060069314">
                <text:p>0.8657580600693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841053569">
                <text:p>0.841053569</text:p>
              </table:table-cell>
              <table:table-cell office:value-type="float" office:value="0.829156377777891">
                <text:p>0.8291563777778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798248715">
                <text:p>0.798248715</text:p>
              </table:table-cell>
              <table:table-cell office:value-type="float" office:value="0.786324677771198">
                <text:p>0.7863246777711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74942269">
                <text:p>0.74942269</text:p>
              </table:table-cell>
              <table:table-cell office:value-type="float" office:value="0.737496375200547">
                <text:p>0.7374963752005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694860582">
                <text:p>0.694860582</text:p>
              </table:table-cell>
              <table:table-cell office:value-type="float" office:value="0.682956100161904">
                <text:p>0.6829561001619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634897024">
                <text:p>0.634897024</text:p>
              </table:table-cell>
              <table:table-cell office:value-type="float" office:value="0.623037937718949">
                <text:p>0.6230379377189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569914014">
                <text:p>0.569914014</text:p>
              </table:table-cell>
              <table:table-cell office:value-type="float" office:value="0.558123260291051">
                <text:p>0.5581232602910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500338349">
                <text:p>0.500338349</text:p>
              </table:table-cell>
              <table:table-cell office:value-type="float" office:value="0.488638167574334">
                <text:p>0.4886381675743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426638679">
                <text:p>0.426638679</text:p>
              </table:table-cell>
              <table:table-cell office:value-type="float" office:value="0.415050552360812">
                <text:p>0.4150505523608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349322211">
                <text:p>0.349322211</text:p>
              </table:table-cell>
              <table:table-cell office:value-type="float" office:value="0.337866813678436">
                <text:p>0.3378668136784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268931082">
                <text:p>0.268931082</text:p>
              </table:table-cell>
              <table:table-cell office:value-type="float" office:value="0.257628241568916">
                <text:p>0.2576282415689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186038437">
                <text:p>0.186038437</text:p>
              </table:table-cell>
              <table:table-cell office:value-type="float" office:value="0.174907100527131">
                <text:p>0.1749071005271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101244224">
                <text:p>0.101244224</text:p>
              </table:table-cell>
              <table:table-cell office:value-type="float" office:value="0.0903024411235847">
                <text:p>0.09030244112358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01517076">
                <text:p>0.01517076</text:p>
              </table:table-cell>
              <table:table-cell office:value-type="float" office:value="0.00443567159956126">
                <text:p>0.004435671599561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-0.071541916">
                <text:p>-0.071541916</text:p>
              </table:table-cell>
              <table:table-cell office:value-type="float" office:value="-0.0820540767553195">
                <text:p>-0.08205407675531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-0.158240855">
                <text:p>-0.158240855</text:p>
              </table:table-cell>
              <table:table-cell office:value-type="float" office:value="-0.168514754877992">
                <text:p>-0.1685147548779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-0.244265151">
                <text:p>-0.244265151</text:p>
              </table:table-cell>
              <table:table-cell office:value-type="float" office:value="-0.254286334817777">
                <text:p>-0.2542863348177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-0.328950977">
                <text:p>-0.328950977</text:p>
              </table:table-cell>
              <table:table-cell office:value-type="float" office:value="-0.3387058440067">
                <text:p>-0.33870584400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-0.411636691">
                <text:p>-0.411636691</text:p>
              </table:table-cell>
              <table:table-cell office:value-type="float" office:value="-0.421112455804081">
                <text:p>-0.4211124558040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-0.491667944">
                <text:p>-0.491667944</text:p>
              </table:table-cell>
              <table:table-cell office:value-type="float" office:value="-0.500852596630333">
                <text:p>-0.500852596630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-0.568402777">
                <text:p>-0.568402777</text:p>
              </table:table-cell>
              <table:table-cell office:value-type="float" office:value="-0.577285029743823">
                <text:p>-0.5772850297438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-0.641216642">
                <text:p>-0.641216642</text:p>
              </table:table-cell>
              <table:table-cell office:value-type="float" office:value="-0.649785875770135">
                <text:p>-0.6497858757701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-0.709507326">
                <text:p>-0.709507326</text:p>
              </table:table-cell>
              <table:table-cell office:value-type="float" office:value="-0.717753530464952">
                <text:p>-0.7177535304649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-0.772699733">
                <text:p>-0.772699733</text:p>
              </table:table-cell>
              <table:table-cell office:value-type="float" office:value="-0.780613440877643">
                <text:p>-0.7806134408776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-0.830250485">
                <text:p>-0.830250485</text:p>
              </table:table-cell>
              <table:table-cell office:value-type="float" office:value="-0.837822702077664">
                <text:p>-0.8378227020776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-0.8816523">
                <text:p>-0.8816523</text:p>
              </table:table-cell>
              <table:table-cell office:value-type="float" office:value="-0.88887443790218">
                <text:p>-0.888874437902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-0.926438127">
                <text:p>-0.926438127</text:p>
              </table:table-cell>
              <table:table-cell office:value-type="float" office:value="-0.933301930771527">
                <text:p>-0.9333019307715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-0.964184993">
                <text:p>-0.964184993</text:p>
              </table:table-cell>
              <table:table-cell office:value-type="float" office:value="-0.970682467486643">
                <text:p>-0.9706824674866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-0.99451753">
                <text:p>-0.99451753</text:p>
              </table:table-cell>
              <table:table-cell office:value-type="float" office:value="-1.00064087005508">
                <text:p>-1.000640870055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-1.01711116">
                <text:p>-1.01711116</text:p>
              </table:table-cell>
              <table:table-cell office:value-type="float" office:value="-1.02285268297316">
                <text:p>-1.022852682973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-1.031694915">
                <text:p>-1.031694915</text:p>
              </table:table-cell>
              <table:table-cell office:value-type="float" office:value="-1.03704699100265">
                <text:p>-1.037046991002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-1.038053852">
                <text:p>-1.038053852</text:p>
              </table:table-cell>
              <table:table-cell office:value-type="float" office:value="-1.04300884430031">
                <text:p>-1.043008844300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-1.036031066">
                <text:p>-1.036031066</text:p>
              </table:table-cell>
              <table:table-cell office:value-type="float" office:value="-1.04058127076637">
                <text:p>-1.040581270766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-1.025529264">
                <text:p>-1.025529264</text:p>
              </table:table-cell>
              <table:table-cell office:value-type="float" office:value="-1.02966685864887">
                <text:p>-1.029666858648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-1.006511898">
                <text:p>-1.006511898</text:p>
              </table:table-cell>
              <table:table-cell office:value-type="float" office:value="-1.01022889575085">
                <text:p>-1.010228895750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-0.979003846">
                <text:p>-0.979003846</text:p>
              </table:table-cell>
              <table:table-cell office:value-type="float" office:value="-0.982292055009984">
                <text:p>-0.9822920550099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-0.943091625">
                <text:p>-0.943091625</text:p>
              </table:table-cell>
              <table:table-cell office:value-type="float" office:value="-0.945942619728226">
                <text:p>-0.9459426197282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-0.898923151">
                <text:p>-0.898923151</text:p>
              </table:table-cell>
              <table:table-cell office:value-type="float" office:value="-0.901328245295773">
                <text:p>-0.9013282452957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-0.84670702">
                <text:p>-0.84670702</text:p>
              </table:table-cell>
              <table:table-cell office:value-type="float" office:value="-0.848657257849472">
                <text:p>-0.8486572578494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-0.786711347">
                <text:p>-0.786711347</text:p>
              </table:table-cell>
              <table:table-cell office:value-type="float" office:value="-0.788197493903664">
                <text:p>-0.7881974939036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-0.719262137">
                <text:p>-0.719262137</text:p>
              </table:table-cell>
              <table:table-cell office:value-type="float" office:value="-0.720274688562014">
                <text:p>-0.7202746885620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-0.644741231">
                <text:p>-0.644741231</text:p>
              </table:table-cell>
              <table:table-cell office:value-type="float" office:value="-0.645270423434386">
                <text:p>-0.6452704234343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-0.563583809">
                <text:p>-0.563583809</text:p>
              </table:table-cell>
              <table:table-cell office:value-type="float" office:value="-0.563619648815206">
                <text:p>-0.5636196488152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-0.476275501">
                <text:p>-0.476275501</text:p>
              </table:table-cell>
              <table:table-cell office:value-type="float" office:value="-0.475807798001937">
                <text:p>-0.4758077980019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-0.383349104">
                <text:p>-0.383349104</text:p>
              </table:table-cell>
              <table:table-cell office:value-type="float" office:value="-0.382367514817941">
                <text:p>-0.3823675148179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-0.285380934">
                <text:p>-0.285380934</text:p>
              </table:table-cell>
              <table:table-cell office:value-type="float" office:value="-0.283875018427934">
                <text:p>-0.2838750184279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-0.182986846">
                <text:p>-0.182986846</text:p>
              </table:table-cell>
              <table:table-cell office:value-type="float" office:value="-0.180946132372232">
                <text:p>-0.1809461323722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-0.076817951">
                <text:p>-0.076817951</text:p>
              </table:table-cell>
              <table:table-cell office:value-type="float" office:value="-0.0742320073761006">
                <text:p>-0.07423200737610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0.032443947">
                <text:p>0.032443947</text:p>
              </table:table-cell>
              <table:table-cell office:value-type="float" office:value="0.0355854301090213">
                <text:p>0.03558543010902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0.14409115">
                <text:p>0.14409115</text:p>
              </table:table-cell>
              <table:table-cell office:value-type="float" office:value="0.147798269522689">
                <text:p>0.14779826952268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0.257395069">
                <text:p>0.257395069</text:p>
              </table:table-cell>
              <table:table-cell office:value-type="float" office:value="0.261677611974256">
                <text:p>0.2616776119742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0.37161139">
                <text:p>0.37161139</text:p>
              </table:table-cell>
              <table:table-cell office:value-type="float" office:value="0.376478732579104">
                <text:p>0.3764787325791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0.485985375">
                <text:p>0.485985375</text:p>
              </table:table-cell>
              <table:table-cell office:value-type="float" office:value="0.491446370434271">
                <text:p>0.4914463704342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0.599757239">
                <text:p>0.599757239</text:p>
              </table:table-cell>
              <table:table-cell office:value-type="float" office:value="0.605820106304418">
                <text:p>0.6058201063044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0.712167583">
                <text:p>0.712167583</text:p>
              </table:table-cell>
              <table:table-cell office:value-type="float" office:value="0.718839787390226">
                <text:p>0.7188397873902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0.822462822">
                <text:p>0.822462822</text:p>
              </table:table-cell>
              <table:table-cell office:value-type="float" office:value="0.829750958168776">
                <text:p>0.8297509581687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0.929900587">
                <text:p>0.929900587</text:p>
              </table:table-cell>
              <table:table-cell office:value-type="float" office:value="0.937810256233842">
                <text:p>0.9378102562338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1.033755042">
                <text:p>1.033755042</text:p>
              </table:table-cell>
              <table:table-cell office:value-type="float" office:value="1.04229073232221">
                <text:p>1.042290732322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1.13332209">
                <text:p>1.13332209</text:p>
              </table:table-cell>
              <table:table-cell office:value-type="float" office:value="1.14248705428965">
                <text:p>1.142487054289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1.227924415">
                <text:p>1.227924415</text:p>
              </table:table-cell>
              <table:table-cell office:value-type="float" office:value="1.23772055569126">
                <text:p>1.237720555691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1.316916337">
                <text:p>1.316916337</text:p>
              </table:table-cell>
              <table:table-cell office:value-type="float" office:value="1.32734409081924">
                <text:p>1.327344090819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1.399688432">
                <text:p>1.399688432</text:p>
              </table:table-cell>
              <table:table-cell office:value-type="float" office:value="1.4107466595469">
                <text:p>1.41074665954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1.475671883">
                <text:p>1.475671883</text:p>
              </table:table-cell>
              <table:table-cell office:value-type="float" office:value="1.48735776710945">
                <text:p>1.487357767109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1.544342536">
                <text:p>1.544342536</text:p>
              </table:table-cell>
              <table:table-cell office:value-type="float" office:value="1.55665148600495">
                <text:p>1.556651486004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1.605224629">
                <text:p>1.605224629</text:p>
              </table:table-cell>
              <table:table-cell office:value-type="float" office:value="1.61815018950766">
                <text:p>1.618150189507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1.657894153">
                <text:p>1.657894153</text:p>
              </table:table-cell>
              <table:table-cell office:value-type="float" office:value="1.67142792883147">
                <text:p>1.671427928831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1.701981842">
                <text:p>1.701981842</text:p>
              </table:table-cell>
              <table:table-cell office:value-type="float" office:value="1.71611342874365">
                <text:p>1.716113428743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1.73717575">
                <text:p>1.73717575</text:p>
              </table:table-cell>
              <table:table-cell office:value-type="float" office:value="1.75189267938701">
                <text:p>1.751892679387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1.763223413">
                <text:p>1.763223413</text:p>
              </table:table-cell>
              <table:table-cell office:value-type="float" office:value="1.77851110519788">
                <text:p>1.778511105197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1.779933557">
                <text:p>1.779933557</text:p>
              </table:table-cell>
              <table:table-cell office:value-type="float" office:value="1.79577529508347">
                <text:p>1.795775295083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1.787177373">
                <text:p>1.787177373</text:p>
              </table:table-cell>
              <table:table-cell office:value-type="float" office:value="1.80355428141995">
                <text:p>1.803554281419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1.784889313">
                <text:p>1.784889313</text:p>
              </table:table-cell>
              <table:table-cell office:value-type="float" office:value="1.80178035892362">
                <text:p>1.801780358923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1.773067434">
                <text:p>1.773067434</text:p>
              </table:table-cell>
              <table:table-cell office:value-type="float" office:value="1.79044943800614">
                <text:p>1.790449438006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1.751773264">
                <text:p>1.751773264</text:p>
              </table:table-cell>
              <table:table-cell office:value-type="float" office:value="1.7696209308211">
                <text:p>1.76962093082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1.721131212">
                <text:p>1.721131212</text:p>
              </table:table-cell>
              <table:table-cell office:value-type="float" office:value="1.7394171718159">
                <text:p>1.73941717181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1.681327508">
                <text:p>1.681327508</text:p>
              </table:table-cell>
              <table:table-cell office:value-type="float" office:value="1.70002237819134">
                <text:p>1.700022378191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1.632608698">
                <text:p>1.632608698</text:p>
              </table:table-cell>
              <table:table-cell office:value-type="float" office:value="1.6516811592127">
                <text:p>1.65168115921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1.575279699">
                <text:p>1.575279699</text:p>
              </table:table-cell>
              <table:table-cell office:value-type="float" office:value="1.59469658678319">
                <text:p>1.594696586783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1.509701432">
                <text:p>1.509701432</text:p>
              </table:table-cell>
              <table:table-cell office:value-type="float" office:value="1.5294278430556">
                <text:p>1.52942784305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1.436288049">
                <text:p>1.436288049</text:p>
              </table:table-cell>
              <table:table-cell office:value-type="float" office:value="1.45628746409467">
                <text:p>1.456287464094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1.35550378">
                <text:p>1.35550378</text:p>
              </table:table-cell>
              <table:table-cell office:value-type="float" office:value="1.37573820168558">
                <text:p>1.375738201685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1.267859427">
                <text:p>1.267859427</text:p>
              </table:table-cell>
              <table:table-cell office:value-type="float" office:value="1.28828952828849">
                <text:p>1.288289528288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1.173908523">
                <text:p>1.173908523</text:p>
              </table:table-cell>
              <table:table-cell office:value-type="float" office:value="1.1944938128435">
                <text:p>1.19449381284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1.0742432">
                <text:p>1.0742432</text:p>
              </table:table-cell>
              <table:table-cell office:value-type="float" office:value="1.09494219761182">
                <text:p>1.0949421976118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0.969489784">
                <text:p>0.969489784</text:p>
              </table:table-cell>
              <table:table-cell office:value-type="float" office:value="0.990260208480415">
                <text:p>0.9902602084804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0.860304168">
                <text:p>0.860304168</text:p>
              </table:table-cell>
              <table:table-cell office:value-type="float" office:value="0.8811031331386">
                <text:p>0.88110313313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0.747366981">
                <text:p>0.747366981</text:p>
              </table:table-cell>
              <table:table-cell office:value-type="float" office:value="0.768151203243651">
                <text:p>0.7681512032436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0.631378609">
                <text:p>0.631378609</text:p>
              </table:table-cell>
              <table:table-cell office:value-type="float" office:value="0.652104618112538">
                <text:p>0.6521046181125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0.513054088">
                <text:p>0.513054088</text:p>
              </table:table-cell>
              <table:table-cell office:value-type="float" office:value="0.533678448599837">
                <text:p>0.5336784485998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0.393117925">
                <text:p>0.393117925</text:p>
              </table:table-cell>
              <table:table-cell office:value-type="float" office:value="0.413597460637346">
                <text:p>0.4135974606373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0.27229888">
                <text:p>0.27229888</text:p>
              </table:table-cell>
              <table:table-cell office:value-type="float" office:value="0.292590898414566">
                <text:p>0.2925908984145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0.151324746">
                <text:p>0.151324746</text:p>
              </table:table-cell>
              <table:table-cell office:value-type="float" office:value="0.171387267365868">
                <text:p>0.1713872673658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0.030917171">
                <text:p>0.030917171</text:p>
              </table:table-cell>
              <table:table-cell office:value-type="float" office:value="0.0507091570004494">
                <text:p>0.05070915700044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-0.088213436">
                <text:p>-0.088213436</text:p>
              </table:table-cell>
              <table:table-cell office:value-type="float" office:value="-0.0687318568349947">
                <text:p>-0.06873185683499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-0.205372879">
                <text:p>-0.205372879</text:p>
              </table:table-cell>
              <table:table-cell office:value-type="float" office:value="-0.186240191428014">
                <text:p>-0.1862401914280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-0.319887999">
                <text:p>-0.319887999</text:p>
              </table:table-cell>
              <table:table-cell office:value-type="float" office:value="-0.301141080636436">
                <text:p>-0.3011410806364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-0.431111291">
                <text:p>-0.431111291</text:p>
              </table:table-cell>
              <table:table-cell office:value-type="float" office:value="-0.412785205877216">
                <text:p>-0.4127852058772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-0.538425305">
                <text:p>-0.538425305</text:p>
              </table:table-cell>
              <table:table-cell office:value-type="float" office:value="-0.520553099900005">
                <text:p>-0.5205530999000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-0.641246775">
                <text:p>-0.641246775</text:p>
              </table:table-cell>
              <table:table-cell office:value-type="float" office:value="-0.62385929049242">
                <text:p>-0.623859290492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-0.739030461">
                <text:p>-0.739030461</text:p>
              </table:table-cell>
              <table:table-cell office:value-type="float" office:value="-0.722156153434163">
                <text:p>-0.7221561534341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-0.831272673">
                <text:p>-0.831272673</text:p>
              </table:table-cell>
              <table:table-cell office:value-type="float" office:value="-0.814937446425653">
                <text:p>-0.8149374464256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-0.917514442">
                <text:p>-0.917514442</text:p>
              </table:table-cell>
              <table:table-cell office:value-type="float" office:value="-0.90174149834302">
                <text:p>-0.901741498343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-0.997344325">
                <text:p>-0.997344325</text:p>
              </table:table-cell>
              <table:table-cell office:value-type="float" office:value="-0.982154030994995">
                <text:p>-0.9821540309949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-1.070400826">
                <text:p>-1.070400826</text:p>
              </table:table-cell>
              <table:table-cell office:value-type="float" office:value="-1.05581059355423">
                <text:p>-1.055810593554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-1.136374407">
                <text:p>-1.136374407</text:p>
              </table:table-cell>
              <table:table-cell office:value-type="float" office:value="-1.12239859298299">
                <text:p>-1.122398592982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-1.195009077">
                <text:p>-1.195009077</text:p>
              </table:table-cell>
              <table:table-cell office:value-type="float" office:value="-1.18165890704414">
                <text:p>-1.181658907044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-1.246103565">
                <text:p>-1.246103565</text:p>
              </table:table-cell>
              <table:table-cell office:value-type="float" office:value="-1.23338706985803">
                <text:p>-1.233387069858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-1.289512047">
                <text:p>-1.289512047</text:p>
              </table:table-cell>
              <table:table-cell office:value-type="float" office:value="-1.27743402340557">
                <text:p>-1.277434023405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-1.325144438">
                <text:p>-1.325144438</text:p>
              </table:table-cell>
              <table:table-cell office:value-type="float" office:value="-1.31370643186098">
                <text:p>-1.313706431860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-1.352966249">
                <text:p>-1.352966249</text:p>
              </table:table-cell>
              <table:table-cell office:value-type="float" office:value="-1.34216655913606">
                <text:p>-1.342166559136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-1.372998012">
                <text:p>-1.372998012</text:p>
              </table:table-cell>
              <table:table-cell office:value-type="float" office:value="-1.36283171350276">
                <text:p>-1.362831713502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-1.385314272">
                <text:p>-1.385314272</text:p>
              </table:table-cell>
              <table:table-cell office:value-type="float" office:value="-1.37577326660525">
                <text:p>-1.375773266605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-1.390042177">
                <text:p>-1.390042177</text:p>
              </table:table-cell>
              <table:table-cell office:value-type="float" office:value="-1.38111525754849">
                <text:p>-1.381115257548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-1.38735965">
                <text:p>-1.38735965</text:p>
              </table:table-cell>
              <table:table-cell office:value-type="float" office:value="-1.37903259603044">
                <text:p>-1.379032596030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-1.377493198">
                <text:p>-1.377493198</text:p>
              </table:table-cell>
              <table:table-cell office:value-type="float" office:value="-1.36974888164378">
                <text:p>-1.369748881643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-1.360715337">
                <text:p>-1.360715337</text:p>
              </table:table-cell>
              <table:table-cell office:value-type="float" office:value="-1.35353385948469">
                <text:p>-1.353533859484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-1.337341696">
                <text:p>-1.337341696</text:p>
              </table:table-cell>
              <table:table-cell office:value-type="float" office:value="-1.33070053504706">
                <text:p>-1.330700535047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-1.307727792">
                <text:p>-1.307727792</text:p>
              </table:table-cell>
              <table:table-cell office:value-type="float" office:value="-1.3016019740282">
                <text:p>-1.301601974028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-1.272265527">
                <text:p>-1.272265527</text:p>
              </table:table-cell>
              <table:table-cell office:value-type="float" office:value="-1.2666278151052">
                <text:p>-1.26662781510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-1.231379431">
                <text:p>-1.231379431</text:p>
              </table:table-cell>
              <table:table-cell office:value-type="float" office:value="-1.22620052594055">
                <text:p>-1.226200525940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-1.185522672">
                <text:p>-1.185522672</text:p>
              </table:table-cell>
              <table:table-cell office:value-type="float" office:value="-1.18077143462446">
                <text:p>-1.180771434624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-1.135172891">
                <text:p>-1.135172891</text:p>
              </table:table-cell>
              <table:table-cell office:value-type="float" office:value="-1.13081657044372">
                <text:p>-1.130816570443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-1.080827869">
                <text:p>-1.080827869</text:p>
              </table:table-cell>
              <table:table-cell office:value-type="float" office:value="-1.07683234927025">
                <text:p>-1.076832349270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-1.023001085">
                <text:p>-1.023001085</text:p>
              </table:table-cell>
              <table:table-cell office:value-type="float" office:value="-1.01933113997523">
                <text:p>-1.019331139975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-0.962217196">
                <text:p>-0.962217196</text:p>
              </table:table-cell>
              <table:table-cell office:value-type="float" office:value="-0.958836749089692">
                <text:p>-0.9588367490896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-0.899007467">
                <text:p>-0.899007467</text:p>
              </table:table-cell>
              <table:table-cell office:value-type="float" office:value="-0.895879861441537">
                <text:p>-0.8958798614415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-0.833905202">
                <text:p>-0.833905202</text:p>
              </table:table-cell>
              <table:table-cell office:value-type="float" office:value="-0.830993474701111">
                <text:p>-0.8309934747011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-0.767441208">
                <text:p>-0.767441208</text:p>
              </table:table-cell>
              <table:table-cell office:value-type="float" office:value="-0.764708365658947">
                <text:p>-0.7647083656589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-0.700139332">
                <text:p>-0.700139332</text:p>
              </table:table-cell>
              <table:table-cell office:value-type="float" office:value="-0.697548625643869">
                <text:p>-0.6975486256438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-0.632512099">
                <text:p>-0.632512099</text:p>
              </table:table-cell>
              <table:table-cell office:value-type="float" office:value="-0.63002730176929">
                <text:p>-0.630027301769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-0.565056505">
                <text:p>-0.565056505</text:p>
              </table:table-cell>
              <table:table-cell office:value-type="float" office:value="-0.562642179678093">
                <text:p>-0.5626421796780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-0.498249974">
                <text:p>-0.498249974</text:p>
              </table:table-cell>
              <table:table-cell office:value-type="float" office:value="-0.49587174214949">
                <text:p>-0.495871742149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-0.432546538">
                <text:p>-0.432546538</text:p>
              </table:table-cell>
              <table:table-cell office:value-type="float" office:value="-0.430171336346797">
                <text:p>-0.4301713363467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-0.368373253">
                <text:p>-0.368373253</text:p>
              </table:table-cell>
              <table:table-cell office:value-type="float" office:value="-0.365969580635585">
                <text:p>-0.36596958063558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-0.306126883">
                <text:p>-0.306126883</text:p>
              </table:table-cell>
              <table:table-cell office:value-type="float" office:value="-0.303665039803459">
                <text:p>-0.3036650398034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-0.246170887">
                <text:p>-0.246170887</text:p>
              </table:table-cell>
              <table:table-cell office:value-type="float" office:value="-0.243623195182335">
                <text:p>-0.2436231951823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-0.188832718">
                <text:p>-0.188832718</text:p>
              </table:table-cell>
              <table:table-cell office:value-type="float" office:value="-0.186173733631824">
                <text:p>-0.1861737336318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-0.134401476">
                <text:p>-0.134401476</text:p>
              </table:table-cell>
              <table:table-cell office:value-type="float" office:value="-0.131608176608233">
                <text:p>-0.1316081766082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-0.083125908">
                <text:p>-0.083125908</text:p>
              </table:table-cell>
              <table:table-cell office:value-type="float" office:value="-0.0801778676411702">
                <text:p>-0.08017786764117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-0.035212788">
                <text:p>-0.035212788</text:p>
              </table:table-cell>
              <table:table-cell office:value-type="float" office:value="-0.0320923334920096">
                <text:p>-0.03209233349200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0.009174308">
                <text:p>0.009174308</text:p>
              </table:table-cell>
              <table:table-cell office:value-type="float" office:value="0.0124819688988292">
                <text:p>0.01248196889882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0.049915847">
                <text:p>0.049915847</text:p>
              </table:table-cell>
              <table:table-cell office:value-type="float" office:value="0.0534225108302303">
                <text:p>0.05342251083023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0.086936768">
                <text:p>0.086936768</text:p>
              </table:table-cell>
              <table:table-cell office:value-type="float" office:value="0.0906511501070048">
                <text:p>0.09065115010700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0.120206519">
                <text:p>0.120206519</text:p>
              </table:table-cell>
              <table:table-cell office:value-type="float" office:value="0.124134187005691">
                <text:p>0.1241341870056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0.149738686">
                <text:p>0.149738686</text:p>
              </table:table-cell>
              <table:table-cell office:value-type="float" office:value="0.153882019170599">
                <text:p>0.1538820191705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0.175590223">
                <text:p>0.175590223</text:p>
              </table:table-cell>
              <table:table-cell office:value-type="float" office:value="0.179948400036184">
                <text:p>0.1799484000361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0.197860305">
                <text:p>0.197860305</text:p>
              </table:table-cell>
              <table:table-cell office:value-type="float" office:value="0.202429308693595">
                <text:p>0.2024293086935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0.216688789">
                <text:p>0.216688789</text:p>
              </table:table-cell>
              <table:table-cell office:value-type="float" office:value="0.22146144237101">
                <text:p>0.221461442371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0.232254321">
                <text:p>0.232254321</text:p>
              </table:table-cell>
              <table:table-cell office:value-type="float" office:value="0.237220345852401">
                <text:p>0.2372203458524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0.244772097">
                <text:p>0.244772097</text:p>
              </table:table-cell>
              <table:table-cell office:value-type="float" office:value="0.249918195191838">
                <text:p>0.2499181951918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0.254491293">
                <text:p>0.254491293</text:p>
              </table:table-cell>
              <table:table-cell office:value-type="float" office:value="0.259801255965833">
                <text:p>0.2598012559658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0.261692205">
                <text:p>0.261692205</text:p>
              </table:table-cell>
              <table:table-cell office:value-type="float" office:value="0.267147039020624">
                <text:p>0.2671470390206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0.266683097">
                <text:p>0.266683097</text:p>
              </table:table-cell>
              <table:table-cell office:value-type="float" office:value="0.272261179192896">
                <text:p>0.2722611791928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0.269796816">
                <text:p>0.269796816</text:p>
              </table:table-cell>
              <table:table-cell office:value-type="float" office:value="0.275474064790531">
                <text:p>0.2754740647905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0.271387182">
                <text:p>0.271387182</text:p>
              </table:table-cell>
              <table:table-cell office:value-type="float" office:value="0.277137247695632">
                <text:p>0.2771372476956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0.271825186">
                <text:p>0.271825186</text:p>
              </table:table-cell>
              <table:table-cell office:value-type="float" office:value="0.27761966577858">
                <text:p>0.277619665778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0.271495049">
                <text:p>0.271495049</text:p>
              </table:table-cell>
              <table:table-cell office:value-type="float" office:value="0.277303710874233">
                <text:p>0.2773037108742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0.270790149">
                <text:p>0.270790149</text:p>
              </table:table-cell>
              <table:table-cell office:value-type="float" office:value="0.276581176856754">
                <text:p>0.2765811768567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0.270108875">
                <text:p>0.270108875</text:p>
              </table:table-cell>
              <table:table-cell office:value-type="float" office:value="0.275849123347772">
                <text:p>0.2758491233477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0.26985043">
                <text:p>0.26985043</text:p>
              </table:table-cell>
              <table:table-cell office:value-type="float" office:value="0.275505691295144">
                <text:p>0.2755056912951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0.270410624">
                <text:p>0.270410624</text:p>
              </table:table-cell>
              <table:table-cell office:value-type="float" office:value="0.275945907060975">
                <text:p>0.2759459070609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0.2721777">
                <text:p>0.2721777</text:p>
              </table:table-cell>
              <table:table-cell office:value-type="float" office:value="0.27755751175466">
                <text:p>0.277557511754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0.275528215">
                <text:p>0.275528215</text:p>
              </table:table-cell>
              <table:table-cell office:value-type="float" office:value="0.280716852338239">
                <text:p>0.2807168523382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0.280823029">
                <text:p>0.280823029</text:p>
              </table:table-cell>
              <table:table-cell office:value-type="float" office:value="0.285784870519607">
                <text:p>0.2857848705196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0.288403427">
                <text:p>0.288403427</text:p>
              </table:table-cell>
              <table:table-cell office:value-type="float" office:value="0.293103224637933">
                <text:p>0.2931032246379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0.298587407">
                <text:p>0.298587407</text:p>
              </table:table-cell>
              <table:table-cell office:value-type="float" office:value="0.302990578641522">
                <text:p>0.3029905786415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0.311666172">
                <text:p>0.311666172</text:p>
              </table:table-cell>
              <table:table-cell office:value-type="float" office:value="0.315739090870774">
                <text:p>0.31573909087077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0.327900859">
                <text:p>0.327900859</text:p>
              </table:table-cell>
              <table:table-cell office:value-type="float" office:value="0.331611133698588">
                <text:p>0.3316111336985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0.347519524">
                <text:p>0.347519524</text:p>
              </table:table-cell>
              <table:table-cell office:value-type="float" office:value="0.35083627316156">
                <text:p>0.350836273161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0.37071442">
                <text:p>0.37071442</text:p>
              </table:table-cell>
              <table:table-cell office:value-type="float" office:value="0.373608535552935">
                <text:p>0.3736085355529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0.397639585">
                <text:p>0.397639585</text:p>
              </table:table-cell>
              <table:table-cell office:value-type="float" office:value="0.400083985560398">
                <text:p>0.4000839855603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0.428408771">
                <text:p>0.428408771</text:p>
              </table:table-cell>
              <table:table-cell office:value-type="float" office:value="0.430378637937673">
                <text:p>0.4303786379376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0.463093722">
                <text:p>0.463093722</text:p>
              </table:table-cell>
              <table:table-cell office:value-type="float" office:value="0.464566721919869">
                <text:p>0.4645667219198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0.501722828">
                <text:p>0.501722828</text:p>
              </table:table-cell>
              <table:table-cell office:value-type="float" office:value="0.502679314651305">
                <text:p>0.5026793146513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0.544280155">
                <text:p>0.544280155</text:p>
              </table:table-cell>
              <table:table-cell office:value-type="float" office:value="0.544703356814806">
                <text:p>0.5447033568148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0.590704878">
                <text:p>0.590704878</text:p>
              </table:table-cell>
              <table:table-cell office:value-type="float" office:value="0.590581060458995">
                <text:p>0.5905810604589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0.640891109">
                <text:p>0.640891109</text:p>
              </table:table-cell>
              <table:table-cell office:value-type="float" office:value="0.640209715740202">
                <text:p>0.6402097157402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0.694688126">
                <text:p>0.694688126</text:p>
              </table:table-cell>
              <table:table-cell office:value-type="float" office:value="0.693441899955833">
                <text:p>0.6934418999558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0.751901013">
                <text:p>0.751901013</text:p>
              </table:table-cell>
              <table:table-cell office:value-type="float" office:value="0.750086088873109">
                <text:p>0.7500860888731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0.81229169">
                <text:p>0.81229169</text:p>
              </table:table-cell>
              <table:table-cell office:value-type="float" office:value="0.809907666978999">
                <text:p>0.8099076669789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0.875580346">
                <text:p>0.875580346</text:p>
              </table:table-cell>
              <table:table-cell office:value-type="float" office:value="0.872630329921268">
                <text:p>0.8726303299212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0.941447243">
                <text:p>0.941447243</text:p>
              </table:table-cell>
              <table:table-cell office:value-type="float" office:value="0.937937869104702">
                <text:p>0.9379378691047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1.009534903">
                <text:p>1.009534903</text:p>
              </table:table-cell>
              <table:table-cell office:value-type="float" office:value="1.00547632517739">
                <text:p>1.005476325177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1.079450632">
                <text:p>1.079450632</text:p>
              </table:table-cell>
              <table:table-cell office:value-type="float" office:value="1.07485649401646">
                <text:p>1.074856494016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1.15076939">
                <text:p>1.15076939</text:p>
              </table:table-cell>
              <table:table-cell office:value-type="float" office:value="1.14565676582615">
                <text:p>1.145656765826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1.223036964">
                <text:p>1.223036964</text:p>
              </table:table-cell>
              <table:table-cell office:value-type="float" office:value="1.21742627511826">
                <text:p>1.217426275118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1.295773429">
                <text:p>1.295773429</text:p>
              </table:table-cell>
              <table:table-cell office:value-type="float" office:value="1.28968833667968">
                <text:p>1.289688336679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1.368476864">
                <text:p>1.368476864</text:p>
              </table:table-cell>
              <table:table-cell office:value-type="float" office:value="1.3619441401654">
                <text:p>1.36194414016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1.440627303">
                <text:p>1.440627303</text:p>
              </table:table-cell>
              <table:table-cell office:value-type="float" office:value="1.43367667370813">
                <text:p>1.433676673708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1.511690872">
                <text:p>1.511690872</text:p>
              </table:table-cell>
              <table:table-cell office:value-type="float" office:value="1.50435484492811">
                <text:p>1.504354844928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1.5811241">
                <text:p>1.5811241</text:p>
              </table:table-cell>
              <table:table-cell office:value-type="float" office:value="1.57343776597207">
                <text:p>1.573437765972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1.648378344">
                <text:p>1.648378344</text:p>
              </table:table-cell>
              <table:table-cell office:value-type="float" office:value="1.64037916772717">
                <text:p>1.640379167727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1.712904322">
                <text:p>1.712904322</text:p>
              </table:table-cell>
              <table:table-cell office:value-type="float" office:value="1.70463190715341">
                <text:p>1.704631907153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1.774156685">
                <text:p>1.774156685</text:p>
              </table:table-cell>
              <table:table-cell office:value-type="float" office:value="1.76565253076893">
                <text:p>1.765652530768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1.831598617">
                <text:p>1.831598617</text:p>
              </table:table-cell>
              <table:table-cell office:value-type="float" office:value="1.82290585671289">
                <text:p>1.822905856712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1.884706405">
                <text:p>1.884706405</text:p>
              </table:table-cell>
              <table:table-cell office:value-type="float" office:value="1.87586953750732">
                <text:p>1.875869537507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1.932973957">
                <text:p>1.932973957</text:p>
              </table:table-cell>
              <table:table-cell office:value-type="float" office:value="1.92403856564426">
                <text:p>1.924038565644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1.975917218">
                <text:p>1.975917218</text:p>
              </table:table-cell>
              <table:table-cell office:value-type="float" office:value="1.9669296844383">
                <text:p>1.96692968443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2.013078456">
                <text:p>2.013078456</text:p>
              </table:table-cell>
              <table:table-cell office:value-type="float" office:value="2.00408566720599">
                <text:p>2.004085667205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2.044030375">
                <text:p>2.044030375</text:p>
              </table:table-cell>
              <table:table-cell office:value-type="float" office:value="2.0350794287571">
                <text:p>2.03507942875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2.068380022">
                <text:p>2.068380022</text:p>
              </table:table-cell>
              <table:table-cell office:value-type="float" office:value="2.05951793440201">
                <text:p>2.059517934402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2.085772464">
                <text:p>2.085772464</text:p>
              </table:table-cell>
              <table:table-cell office:value-type="float" office:value="2.07704587318457">
                <text:p>2.077045873184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2.095894186">
                <text:p>2.095894186</text:p>
              </table:table-cell>
              <table:table-cell office:value-type="float" office:value="2.08734906383026">
                <text:p>2.087349063830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2.098476194">
                <text:p>2.098476194</text:p>
              </table:table-cell>
              <table:table-cell office:value-type="float" office:value="2.09015756393936">
                <text:p>2.090157563939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2.093296794">
                <text:p>2.093296794</text:p>
              </table:table-cell>
              <table:table-cell office:value-type="float" office:value="2.08524845524039">
                <text:p>2.0852484552403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2.080184016">
                <text:p>2.080184016</text:p>
              </table:table-cell>
              <table:table-cell office:value-type="float" office:value="2.07244828023029">
                <text:p>2.072448280230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2.05901767">
                <text:p>2.05901767</text:p>
              </table:table-cell>
              <table:table-cell office:value-type="float" office:value="2.05163510824631">
                <text:p>2.051635108246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2.029731007">
                <text:p>2.029731007</text:p>
              </table:table-cell>
              <table:table-cell office:value-type="float" office:value="2.02274021191756">
                <text:p>2.0227402119175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1.992311974">
                <text:p>1.992311974</text:p>
              </table:table-cell>
              <table:table-cell office:value-type="float" office:value="1.98574933800968">
                <text:p>1.985749338009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1.946804049">
                <text:p>1.946804049</text:p>
              </table:table-cell>
              <table:table-cell office:value-type="float" office:value="1.94070355987858">
                <text:p>1.940703559878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1.893306647">
                <text:p>1.893306647</text:p>
              </table:table-cell>
              <table:table-cell office:value-type="float" office:value="1.88769970206417">
                <text:p>1.8876997020641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1.831975091">
                <text:p>1.831975091</text:p>
              </table:table-cell>
              <table:table-cell office:value-type="float" office:value="1.82689033095523">
                <text:p>1.826890330955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1.763020143">
                <text:p>1.763020143</text:p>
              </table:table-cell>
              <table:table-cell office:value-type="float" office:value="1.75848330891468">
                <text:p>1.758483308914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1.686707101">
                <text:p>1.686707101</text:p>
              </table:table-cell>
              <table:table-cell office:value-type="float" office:value="1.68274091274421">
                <text:p>1.682740912744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1.603354466">
                <text:p>1.603354466</text:p>
              </table:table-cell>
              <table:table-cell office:value-type="float" office:value="1.59997852085809">
                <text:p>1.599978520858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1.513332178">
                <text:p>1.513332178</text:p>
              </table:table-cell>
              <table:table-cell office:value-type="float" office:value="1.51056287700263">
                <text:p>1.510562877002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1.417059443">
                <text:p>1.417059443</text:p>
              </table:table-cell>
              <table:table-cell office:value-type="float" office:value="1.41490994177002">
                <text:p>1.414909941770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1.315002169">
                <text:p>1.315002169</text:p>
              </table:table-cell>
              <table:table-cell office:value-type="float" office:value="1.31348234648732">
                <text:p>1.313482346487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1.207670009">
                <text:p>1.207670009</text:p>
              </table:table-cell>
              <table:table-cell office:value-type="float" office:value="1.20678646728525">
                <text:p>1.206786467285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1.095613057">
                <text:p>1.095613057</text:p>
              </table:table-cell>
              <table:table-cell office:value-type="float" office:value="1.09536914024185">
                <text:p>1.095369140241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0.979418201">
                <text:p>0.979418201</text:p>
              </table:table-cell>
              <table:table-cell office:value-type="float" office:value="0.979814041427279">
                <text:p>0.9798140414272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0.859705175">
                <text:p>0.859705175</text:p>
              </table:table-cell>
              <table:table-cell office:value-type="float" office:value="0.860737758425207">
                <text:p>0.8607377584252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0.737122328">
                <text:p>0.737122328</text:p>
              </table:table-cell>
              <table:table-cell office:value-type="float" office:value="0.73878558245008">
                <text:p>0.738785582450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0.612342146">
                <text:p>0.612342146</text:p>
              </table:table-cell>
              <table:table-cell office:value-type="float" office:value="0.614627052498095">
                <text:p>0.6146270524980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0.486056561">
                <text:p>0.486056561</text:p>
              </table:table-cell>
              <table:table-cell office:value-type="float" office:value="0.488951285043837">
                <text:p>0.4889512850438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0.358972088">
                <text:p>0.358972088</text:p>
              </table:table-cell>
              <table:table-cell office:value-type="float" office:value="0.362462124606763">
                <text:p>0.3624621246067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0.231804809">
                <text:p>0.231804809</text:p>
              </table:table-cell>
              <table:table-cell office:value-type="float" office:value="0.235873152048199">
                <text:p>0.23587315204819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0.105275269">
                <text:p>0.105275269</text:p>
              </table:table-cell>
              <table:table-cell office:value-type="float" office:value="0.109902588706224">
                <text:p>0.1099025887062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-0.019896704">
                <text:p>-0.019896704</text:p>
              </table:table-cell>
              <table:table-cell office:value-type="float" office:value="-0.0147318645762641">
                <text:p>-0.01473186457626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-0.142997197">
                <text:p>-0.142997197</text:p>
              </table:table-cell>
              <table:table-cell office:value-type="float" office:value="-0.137318213835484">
                <text:p>-0.1373182138354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-0.263323389">
                <text:p>-0.263323389</text:p>
              </table:table-cell>
              <table:table-cell office:value-type="float" office:value="-0.257155343760634">
                <text:p>-0.2571553437606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-0.380188683">
                <text:p>-0.380188683</text:p>
              </table:table-cell>
              <table:table-cell office:value-type="float" office:value="-0.373558134825176">
                <text:p>-0.3735581348251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-0.49292773">
                <text:p>-0.49292773</text:p>
              </table:table-cell>
              <table:table-cell office:value-type="float" office:value="-0.485862486049217">
                <text:p>-0.4858624860492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-0.600901322">
                <text:p>-0.600901322</text:p>
              </table:table-cell>
              <table:table-cell office:value-type="float" office:value="-0.593430204287572">
                <text:p>-0.5934302042875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-0.703501114">
                <text:p>-0.703501114</text:p>
              </table:table-cell>
              <table:table-cell office:value-type="float" office:value="-0.695653721869361">
                <text:p>-0.69565372186936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-0.800154134">
                <text:p>-0.800154134</text:p>
              </table:table-cell>
              <table:table-cell office:value-type="float" office:value="-0.791960605649954">
                <text:p>-0.79196060564995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-0.890327038">
                <text:p>-0.890327038</text:p>
              </table:table-cell>
              <table:table-cell office:value-type="float" office:value="-0.881817822064487">
                <text:p>-0.8818178220644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-0.973530103">
                <text:p>-0.973530103</text:p>
              </table:table-cell>
              <table:table-cell office:value-type="float" office:value="-0.964735724583455">
                <text:p>-0.9647357245834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-1.04932089">
                <text:p>-1.04932089</text:p>
              </table:table-cell>
              <table:table-cell office:value-type="float" office:value="-1.04027173204984">
                <text:p>-1.040271732049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-1.117307581">
                <text:p>-1.117307581</text:p>
              </table:table-cell>
              <table:table-cell office:value-type="float" office:value="-1.10803366870894">
                <text:p>-1.108033668708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-1.177151943">
                <text:p>-1.177151943</text:p>
              </table:table-cell>
              <table:table-cell office:value-type="float" office:value="-1.16768273930711">
                <text:p>-1.167682739307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-1.2285719">
                <text:p>-1.2285719</text:p>
              </table:table-cell>
              <table:table-cell office:value-type="float" office:value="-1.21893611541489">
                <text:p>-1.218936115414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-1.271343695">
                <text:p>-1.271343695</text:p>
              </table:table-cell>
              <table:table-cell office:value-type="float" office:value="-1.26156911210144">
                <text:p>-1.261569112101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-1.30530363">
                <text:p>-1.30530363</text:p>
              </table:table-cell>
              <table:table-cell office:value-type="float" office:value="-1.29541693722726">
                <text:p>-1.295416937227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-1.330349351">
                <text:p>-1.330349351</text:p>
              </table:table-cell>
              <table:table-cell office:value-type="float" office:value="-1.32037599890636">
                <text:p>-1.320375998906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-1.346440686">
                <text:p>-1.346440686</text:p>
              </table:table-cell>
              <table:table-cell office:value-type="float" office:value="-1.33640476009161">
                <text:p>-1.336404760091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-1.353600022">
                <text:p>-1.353600022</text:p>
              </table:table-cell>
              <table:table-cell office:value-type="float" office:value="-1.34352413273126">
                <text:p>-1.343524132731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-1.351912212">
                <text:p>-1.351912212</text:p>
              </table:table-cell>
              <table:table-cell office:value-type="float" office:value="-1.34181740750213">
                <text:p>-1.341817407502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-1.341524024">
                <text:p>-1.341524024</text:p>
              </table:table-cell>
              <table:table-cell office:value-type="float" office:value="-1.33142971871911">
                <text:p>-1.331429718719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-1.322643117">
                <text:p>-1.322643117</text:p>
              </table:table-cell>
              <table:table-cell office:value-type="float" office:value="-1.31256704762183">
                <text:p>-1.312567047621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-1.295536575">
                <text:p>-1.295536575</text:p>
              </table:table-cell>
              <table:table-cell office:value-type="float" office:value="-1.28549477081949">
                <text:p>-1.285494770819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-1.260528985">
                <text:p>-1.260528985</text:p>
              </table:table-cell>
              <table:table-cell office:value-type="float" office:value="-1.25053576420602">
                <text:p>-1.250535764206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-1.21800009">
                <text:p>-1.21800009</text:p>
              </table:table-cell>
              <table:table-cell office:value-type="float" office:value="-1.20806807611154">
                <text:p>-1.2080680761115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-1.16838203">
                <text:p>-1.16838203</text:p>
              </table:table-cell>
              <table:table-cell office:value-type="float" office:value="-1.15852218680515">
                <text:p>-1.158522186805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-1.112156183">
                <text:p>-1.112156183</text:p>
              </table:table-cell>
              <table:table-cell office:value-type="float" office:value="-1.1023778746827">
                <text:p>-1.10237787468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-1.049849648">
                <text:p>-1.049849648</text:p>
              </table:table-cell>
              <table:table-cell office:value-type="float" office:value="-1.04016071253415">
                <text:p>-1.040160712534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-0.982031373">
                <text:p>-0.982031373</text:p>
              </table:table-cell>
              <table:table-cell office:value-type="float" office:value="-0.972438220167009">
                <text:p>-0.9724382201670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-0.909307978">
                <text:p>-0.909307978</text:p>
              </table:table-cell>
              <table:table-cell office:value-type="float" office:value="-0.899815702338551">
                <text:p>-0.89981570233855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-0.832319294">
                <text:p>-0.832319294</text:p>
              </table:table-cell>
              <table:table-cell office:value-type="float" office:value="-0.822931803402819">
                <text:p>-0.8229318034028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-0.751733652">
                <text:p>-0.751733652</text:p>
              </table:table-cell>
              <table:table-cell office:value-type="float" office:value="-0.742453812286032">
                <text:p>-0.74245381228603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-0.668242959">
                <text:p>-0.668242959</text:p>
              </table:table-cell>
              <table:table-cell office:value-type="float" office:value="-0.65907275335068">
                <text:p>-0.659072753350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-0.582557605">
                <text:p>-0.582557605</text:p>
              </table:table-cell>
              <table:table-cell office:value-type="float" office:value="-0.573498300377762">
                <text:p>-0.57349830037776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-0.495401224">
                <text:p>-0.495401224</text:p>
              </table:table-cell>
              <table:table-cell office:value-type="float" office:value="-0.4864535522752">
                <text:p>-0.48645355227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-0.407505363">
                <text:p>-0.407505363</text:p>
              </table:table-cell>
              <table:table-cell office:value-type="float" office:value="-0.398669710198017">
                <text:p>-0.3986697101980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-0.3196041">
                <text:p>-0.3196041</text:p>
              </table:table-cell>
              <table:table-cell office:value-type="float" office:value="-0.310880696533125">
                <text:p>-0.3108806965331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-0.232428639">
                <text:p>-0.232428639</text:p>
              </table:table-cell>
              <table:table-cell office:value-type="float" office:value="-0.223817756653068">
                <text:p>-0.2238177566530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-0.146701931">
                <text:p>-0.146701931</text:p>
              </table:table-cell>
              <table:table-cell office:value-type="float" office:value="-0.138204084474837">
                <text:p>-0.1382040844748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-0.063133372">
                <text:p>-0.063133372</text:p>
              </table:table-cell>
              <table:table-cell office:value-type="float" office:value="-0.0547495126707806">
                <text:p>-0.05474951267078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0.017586407">
                <text:p>0.017586407</text:p>
              </table:table-cell>
              <table:table-cell office:value-type="float" office:value="0.0258546921289146">
                <text:p>0.02585469212891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0.094790591">
                <text:p>0.094790591</text:p>
              </table:table-cell>
              <table:table-cell office:value-type="float" office:value="0.102940889626479">
                <text:p>0.1029408896264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0.16784105">
                <text:p>0.16784105</text:p>
              </table:table-cell>
              <table:table-cell office:value-type="float" office:value="0.175869943255174">
                <text:p>0.17586994325517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0.236132991">
                <text:p>0.236132991</text:p>
              </table:table-cell>
              <table:table-cell office:value-type="float" office:value="0.244035877733575">
                <text:p>0.2440358777335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0.299099347">
                <text:p>0.299099347</text:p>
              </table:table-cell>
              <table:table-cell office:value-type="float" office:value="0.306870281542633">
                <text:p>0.3068702815426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0.356214878">
                <text:p>0.356214878</text:p>
              </table:table-cell>
              <table:table-cell office:value-type="float" office:value="0.363846421086731">
                <text:p>0.3638464210867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0.406999952">
                <text:p>0.406999952</text:p>
              </table:table-cell>
              <table:table-cell office:value-type="float" office:value="0.414483035553665">
                <text:p>0.4144830355536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0.451023974">
                <text:p>0.451023974</text:p>
              </table:table-cell>
              <table:table-cell office:value-type="float" office:value="0.458347783982302">
                <text:p>0.4583477839823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0.48790844">
                <text:p>0.48790844</text:p>
              </table:table-cell>
              <table:table-cell office:value-type="float" office:value="0.495060318762701">
                <text:p>0.4950603187627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0.517329597">
                <text:p>0.517329597</text:p>
              </table:table-cell>
              <table:table-cell office:value-type="float" office:value="0.524294962708183">
                <text:p>0.5242949627081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0.539020678">
                <text:p>0.539020678</text:p>
              </table:table-cell>
              <table:table-cell office:value-type="float" office:value="0.545782969931206">
                <text:p>0.5457829699312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0.552773714">
                <text:p>0.552773714</text:p>
              </table:table-cell>
              <table:table-cell office:value-type="float" office:value="0.559314353998666">
                <text:p>0.5593143539986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0.558440886">
                <text:p>0.558440886</text:p>
              </table:table-cell>
              <table:table-cell office:value-type="float" office:value="0.564739270212837">
                <text:p>0.56473927021283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0.555935434">
                <text:p>0.555935434</text:p>
              </table:table-cell>
              <table:table-cell office:value-type="float" office:value="0.561968942334466">
                <text:p>0.5619689423344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0.545232091">
                <text:p>0.545232091</text:p>
              </table:table-cell>
              <table:table-cell office:value-type="float" office:value="0.550976127607184">
                <text:p>0.5509761276071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0.526367065">
                <text:p>0.526367065</text:p>
              </table:table-cell>
              <table:table-cell office:value-type="float" office:value="0.531795117529339">
                <text:p>0.5317951175293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0.499437546">
                <text:p>0.499437546</text:p>
              </table:table-cell>
              <table:table-cell office:value-type="float" office:value="0.504521275422265">
                <text:p>0.5045212754222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0.464600766">
                <text:p>0.464600766</text:p>
              </table:table-cell>
              <table:table-cell office:value-type="float" office:value="0.469310115434496">
                <text:p>0.4693101154344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0.422072595">
                <text:p>0.422072595</text:p>
              </table:table-cell>
              <table:table-cell office:value-type="float" office:value="0.426375931170866">
                <text:p>0.4263759311708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0.372125717">
                <text:p>0.372125717</text:p>
              </table:table-cell>
              <table:table-cell office:value-type="float" office:value="0.375989985616342">
                <text:p>0.3759899856163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0.315087364">
                <text:p>0.315087364</text:p>
              </table:table-cell>
              <table:table-cell office:value-type="float" office:value="0.318478277408567">
                <text:p>0.3184782774085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0.25133666">
                <text:p>0.25133666</text:p>
              </table:table-cell>
              <table:table-cell office:value-type="float" office:value="0.254218901774841">
                <text:p>0.2542189017748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0.181301575">
                <text:p>0.181301575</text:p>
              </table:table-cell>
              <table:table-cell office:value-type="float" office:value="0.18363902756173">
                <text:p>0.1836390275617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0.105455525">
                <text:p>0.105455525</text:p>
              </table:table-cell>
              <table:table-cell office:value-type="float" office:value="0.107211514725489">
                <text:p>0.1072115147254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0.024313637">
                <text:p>0.024313637</text:p>
              </table:table-cell>
              <table:table-cell office:value-type="float" office:value="0.0254511993947338">
                <text:p>0.02545119939473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-0.061571282">
                <text:p>-0.061571282</text:p>
              </table:table-cell>
              <table:table-cell office:value-type="float" office:value="-0.0610891238571709">
                <text:p>-0.06108912385717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-0.15161305">
                <text:p>-0.15161305</text:p>
              </table:table-cell>
              <table:table-cell office:value-type="float" office:value="-0.151822990604136">
                <text:p>-0.1518229906041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-0.245196647">
                <text:p>-0.245196647</text:p>
              </table:table-cell>
              <table:table-cell office:value-type="float" office:value="-0.246134792064894">
                <text:p>-0.24613479206489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-0.34168295">
                <text:p>-0.34168295</text:p>
              </table:table-cell>
              <table:table-cell office:value-type="float" office:value="-0.343384501784721">
                <text:p>-0.3433845017847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-0.440413629">
                <text:p>-0.440413629</text:p>
              </table:table-cell>
              <table:table-cell office:value-type="float" office:value="-0.442912566303031">
                <text:p>-0.4429125663030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-0.540716174">
                <text:p>-0.540716174</text:p>
              </table:table-cell>
              <table:table-cell office:value-type="float" office:value="-0.544044921426508">
                <text:p>-0.5440449214265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-0.641908993">
                <text:p>-0.641908993</text:p>
              </table:table-cell>
              <table:table-cell office:value-type="float" office:value="-0.646098094851494">
                <text:p>-0.64609809485149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-0.743306562">
                <text:p>-0.743306562</text:p>
              </table:table-cell>
              <table:table-cell office:value-type="float" office:value="-0.748384355314203">
                <text:p>-0.7483843553142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-0.84422458">
                <text:p>-0.84422458</text:p>
              </table:table-cell>
              <table:table-cell office:value-type="float" office:value="-0.850216868198054">
                <text:p>-0.8502168681980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-0.943985082">
                <text:p>-0.943985082</text:p>
              </table:table-cell>
              <table:table-cell office:value-type="float" office:value="-0.950914817595161">
                <text:p>-0.95091481759516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-1.041921479">
                <text:p>-1.041921479</text:p>
              </table:table-cell>
              <table:table-cell office:value-type="float" office:value="-1.04980845520295">
                <text:p>-1.0498084552029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-1.137383486">
                <text:p>-1.137383486</text:p>
              </table:table-cell>
              <table:table-cell office:value-type="float" office:value="-1.14624403713326">
                <text:p>-1.146244037133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-1.22974189">
                <text:p>-1.22974189</text:p>
              </table:table-cell>
              <table:table-cell office:value-type="float" office:value="-1.23958861071458">
                <text:p>-1.239588610714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-1.318393138">
                <text:p>-1.318393138</text:p>
              </table:table-cell>
              <table:table-cell office:value-type="float" office:value="-1.32923461466874">
                <text:p>-1.3292346146687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-1.402763692">
                <text:p>-1.402763692</text:p>
              </table:table-cell>
              <table:table-cell office:value-type="float" office:value="-1.41460425763246">
                <text:p>-1.414604257632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-1.482314132">
                <text:p>-1.482314132</text:p>
              </table:table-cell>
              <table:table-cell office:value-type="float" office:value="-1.49515364185618">
                <text:p>-1.495153641856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-1.556542974">
                <text:p>-1.556542974</text:p>
              </table:table-cell>
              <table:table-cell office:value-type="float" office:value="-1.57037660103472">
                <text:p>-1.570376601034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-1.624990159">
                <text:p>-1.624990159</text:p>
              </table:table-cell>
              <table:table-cell office:value-type="float" office:value="-1.63980822358694">
                <text:p>-1.639808223586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-1.687240216">
                <text:p>-1.687240216</text:p>
              </table:table-cell>
              <table:table-cell office:value-type="float" office:value="-1.70302803528727">
                <text:p>-1.703028035287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-1.742925044">
                <text:p>-1.742925044</text:p>
              </table:table-cell>
              <table:table-cell office:value-type="float" office:value="-1.75966281793872">
                <text:p>-1.759662817938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-1.79172632">
                <text:p>-1.79172632</text:p>
              </table:table-cell>
              <table:table-cell office:value-type="float" office:value="-1.80938904374222">
                <text:p>-1.809389043742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-1.833377496">
                <text:p>-1.833377496</text:p>
              </table:table-cell>
              <table:table-cell office:value-type="float" office:value="-1.85193490813758">
                <text:p>-1.851934908137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-1.867665383">
                <text:p>-1.867665383</text:p>
              </table:table-cell>
              <table:table-cell office:value-type="float" office:value="-1.88708194714093">
                <text:p>-1.887081947140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-1.894431311">
                <text:p>-1.894431311</text:p>
              </table:table-cell>
              <table:table-cell office:value-type="float" office:value="-1.91466622855627">
                <text:p>-1.914666228556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-1.913571845">
                <text:p>-1.913571845</text:p>
              </table:table-cell>
              <table:table-cell office:value-type="float" office:value="-1.93457910986857">
                <text:p>-1.9345791098685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-1.925039079">
                <text:p>-1.925039079</text:p>
              </table:table-cell>
              <table:table-cell office:value-type="float" office:value="-1.94676755910312">
                <text:p>-1.946767559103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-1.928840474">
                <text:p>-1.928840474</text:p>
              </table:table-cell>
              <table:table-cell office:value-type="float" office:value="-1.95123403843516">
                <text:p>-1.951234038435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-1.925038282">
                <text:p>-1.925038282</text:p>
              </table:table-cell>
              <table:table-cell office:value-type="float" office:value="-1.94803595382469">
                <text:p>-1.9480359538246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-1.913748527">
                <text:p>-1.913748527</text:p>
              </table:table-cell>
              <table:table-cell office:value-type="float" office:value="-1.93728467740773">
                <text:p>-1.9372846774077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-1.895139579">
                <text:p>-1.895139579</text:p>
              </table:table-cell>
              <table:table-cell office:value-type="float" office:value="-1.91914415276803">
                <text:p>-1.9191441527680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-1.869430322">
                <text:p>-1.869430322</text:p>
              </table:table-cell>
              <table:table-cell office:value-type="float" office:value="-1.89382909651631">
                <text:p>-1.893829096516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-1.836887935">
                <text:p>-1.836887935</text:p>
              </table:table-cell>
              <table:table-cell office:value-type="float" office:value="-1.86160281279033">
                <text:p>-1.861602812790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-1.797825311">
                <text:p>-1.797825311</text:p>
              </table:table-cell>
              <table:table-cell office:value-type="float" office:value="-1.82277464033351">
                <text:p>-1.8227746403335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-1.75259813">
                <text:p>-1.75259813</text:p>
              </table:table-cell>
              <table:table-cell office:value-type="float" office:value="-1.77769705468817">
                <text:p>-1.7776970546881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-1.701601616">
                <text:p>-1.701601616</text:p>
              </table:table-cell>
              <table:table-cell office:value-type="float" office:value="-1.7267624507285">
                <text:p>-1.72676245072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-1.645266999">
                <text:p>-1.645266999</text:p>
              </table:table-cell>
              <table:table-cell office:value-type="float" office:value="-1.67039963323729">
                <text:p>-1.670399633237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-1.584057729">
                <text:p>-1.584057729</text:p>
              </table:table-cell>
              <table:table-cell office:value-type="float" office:value="-1.60907004547952">
                <text:p>-1.609070045479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-1.518465448">
                <text:p>-1.518465448</text:p>
              </table:table-cell>
              <table:table-cell office:value-type="float" office:value="-1.54326376772654">
                <text:p>-1.5432637677265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-1.449005781">
                <text:p>-1.449005781</text:p>
              </table:table-cell>
              <table:table-cell office:value-type="float" office:value="-1.47349531942304">
                <text:p>-1.473495319423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-1.376213959">
                <text:p>-1.376213959</text:p>
              </table:table-cell>
              <table:table-cell office:value-type="float" office:value="-1.40029930014921">
                <text:p>-1.400299300149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-1.30064033">
                <text:p>-1.30064033</text:p>
              </table:table-cell>
              <table:table-cell office:value-type="float" office:value="-1.32422590570328">
                <text:p>-1.324225905703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-1.222845776">
                <text:p>-1.222845776</text:p>
              </table:table-cell>
              <table:table-cell office:value-type="float" office:value="-1.24583635650468">
                <text:p>-1.2458363565046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-1.143397088">
                <text:p>-1.143397088</text:p>
              </table:table-cell>
              <table:table-cell office:value-type="float" office:value="-1.16569827608953">
                <text:p>-1.165698276089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-1.062862333">
                <text:p>-1.062862333</text:p>
              </table:table-cell>
              <table:table-cell office:value-type="float" office:value="-1.08438105773328">
                <text:p>-1.084381057733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-0.98180625">
                <text:p>-0.98180625</text:p>
              </table:table-cell>
              <table:table-cell office:value-type="float" office:value="-1.00245125718945">
                <text:p>-1.002451257189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-0.900785711">
                <text:p>-0.900785711</text:p>
              </table:table-cell>
              <table:table-cell office:value-type="float" office:value="-0.920468049177929">
                <text:p>-0.9204680491779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-0.820345287">
                <text:p>-0.820345287</text:p>
              </table:table-cell>
              <table:table-cell office:value-type="float" office:value="-0.838978784596726">
                <text:p>-0.8389787845967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-0.741012959">
                <text:p>-0.741012959</text:p>
              </table:table-cell>
              <table:table-cell office:value-type="float" office:value="-0.75851468447039">
                <text:p>-0.758514684470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-0.663295993">
                <text:p>-0.663295993</text:p>
              </table:table-cell>
              <table:table-cell office:value-type="float" office:value="-0.679586705398167">
                <text:p>-0.6795867053981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-0.587677033">
                <text:p>-0.587677033</text:p>
              </table:table-cell>
              <table:table-cell office:value-type="float" office:value="-0.602681609732497">
                <text:p>-0.6026816097324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-0.51461043">
                <text:p>-0.51461043</text:p>
              </table:table-cell>
              <table:table-cell office:value-type="float" office:value="-0.528258271919643">
                <text:p>-0.52825827191964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-0.444518835">
                <text:p>-0.444518835</text:p>
              </table:table-cell>
              <table:table-cell office:value-type="float" office:value="-0.456744250381649">
                <text:p>-0.4567442503816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-0.377790095">
                <text:p>-0.377790095</text:p>
              </table:table-cell>
              <table:table-cell office:value-type="float" office:value="-0.38853265203104">
                <text:p>-0.388532652031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-0.314774464">
                <text:p>-0.314774464</text:p>
              </table:table-cell>
              <table:table-cell office:value-type="float" office:value="-0.323979314005174">
                <text:p>-0.32397931400517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-0.255782154">
                <text:p>-0.255782154</text:p>
              </table:table-cell>
              <table:table-cell office:value-type="float" office:value="-0.263400324506153">
                <text:p>-0.2634003245061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-0.201081252">
                <text:p>-0.201081252</text:p>
              </table:table-cell>
              <table:table-cell office:value-type="float" office:value="-0.20706990175809">
                <text:p>-0.2070699017580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-0.150896005">
                <text:p>-0.150896005</text:p>
              </table:table-cell>
              <table:table-cell office:value-type="float" office:value="-0.155218647068454">
                <text:p>-0.15521864706845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-0.105405503">
                <text:p>-0.105405503</text:p>
              </table:table-cell>
              <table:table-cell office:value-type="float" office:value="-0.108032184830607">
                <text:p>-0.1080321848306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-0.064742752">
                <text:p>-0.064742752</text:p>
              </table:table-cell>
              <table:table-cell office:value-type="float" office:value="-0.065650199054883">
                <text:p>-0.06565019905488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-0.028994153">
                <text:p>-0.028994153</text:p>
              </table:table-cell>
              <table:table-cell office:value-type="float" office:value="-0.0281658726935881">
                <text:p>-0.028165872693588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0.00180061">
                <text:p>0.00180061</text:p>
              </table:table-cell>
              <table:table-cell office:value-type="float" office:value="0.00437426734287105">
                <text:p>0.0043742673428710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0.027648278">
                <text:p>0.027648278</text:p>
              </table:table-cell>
              <table:table-cell office:value-type="float" office:value="0.0319700999673481">
                <text:p>0.031970099967348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0.048601326">
                <text:p>0.048601326</text:p>
              </table:table-cell>
              <table:table-cell office:value-type="float" office:value="0.054667258359964">
                <text:p>0.05466725835996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0.064756873">
                <text:p>0.064756873</text:p>
              </table:table-cell>
              <table:table-cell office:value-type="float" office:value="0.0725560842789806">
                <text:p>0.07255608427898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0.076255213">
                <text:p>0.076255213</text:p>
              </table:table-cell>
              <table:table-cell office:value-type="float" office:value="0.0857701987177407">
                <text:p>0.085770198717740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0.083277976">
                <text:p>0.083277976</text:p>
              </table:table-cell>
              <table:table-cell office:value-type="float" office:value="0.0944847025703739">
                <text:p>0.094484702570373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0.086045932">
                <text:p>0.086045932</text:p>
              </table:table-cell>
              <table:table-cell office:value-type="float" office:value="0.0989140240354748">
                <text:p>0.098914024035474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0.084816472">
                <text:p>0.084816472</text:p>
              </table:table-cell>
              <table:table-cell office:value-type="float" office:value="0.0993094324114667">
                <text:p>0.099309432411466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0.079880771">
                <text:p>0.079880771</text:p>
              </table:table-cell>
              <table:table-cell office:value-type="float" office:value="0.0959562406955594">
                <text:p>0.095956240695559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0.071560668">
                <text:p>0.071560668</text:p>
              </table:table-cell>
              <table:table-cell office:value-type="float" office:value="0.0891707219684844">
                <text:p>0.08917072196848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0.060205298">
                <text:p>0.060205298</text:p>
              </table:table-cell>
              <table:table-cell office:value-type="float" office:value="0.079296766907588">
                <text:p>0.0792967669075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0.046187479">
                <text:p>0.046187479</text:p>
              </table:table-cell>
              <table:table-cell office:value-type="float" office:value="0.0667023119031514">
                <text:p>0.066702311903151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0.029899926">
                <text:p>0.029899926</text:p>
              </table:table-cell>
              <table:table-cell office:value-type="float" office:value="0.0517755691389169">
                <text:p>0.05177556913891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0.011751283">
                <text:p>0.011751283</text:p>
              </table:table-cell>
              <table:table-cell office:value-type="float" office:value="0.0349210916227021">
                <text:p>0.034921091622702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-0.007837962">
                <text:p>-0.007837962</text:p>
              </table:table-cell>
              <table:table-cell office:value-type="float" office:value="0.0165557075036565">
                <text:p>0.016555707503656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-0.028439655">
                <text:p>-0.028439655</text:p>
              </table:table-cell>
              <table:table-cell office:value-type="float" office:value="-0.00289564092240685">
                <text:p>-0.0028956409224068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-0.049622214">
                <text:p>-0.049622214</text:p>
              </table:table-cell>
              <table:table-cell office:value-type="float" office:value="-0.0230041173468497">
                <text:p>-0.023004117346849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-0.070954882">
                <text:p>-0.070954882</text:p>
              </table:table-cell>
              <table:table-cell office:value-type="float" office:value="-0.0433412340780213">
                <text:p>-0.04334123407802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-0.092011967">
                <text:p>-0.092011967</text:p>
              </table:table-cell>
              <table:table-cell office:value-type="float" office:value="-0.0634830803568411">
                <text:p>-0.06348308035684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-0.112377021">
                <text:p>-0.112377021</text:p>
              </table:table-cell>
              <table:table-cell office:value-type="float" office:value="-0.083014499686891">
                <text:p>-0.0830144996868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-0.131646932">
                <text:p>-0.131646932</text:p>
              </table:table-cell>
              <table:table-cell office:value-type="float" office:value="-0.101533179950709">
                <text:p>-0.10153317995070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-0.149435893">
                <text:p>-0.149435893</text:p>
              </table:table-cell>
              <table:table-cell office:value-type="float" office:value="-0.118653620827294">
                <text:p>-0.11865362082729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-0.165379204">
                <text:p>-0.165379204</text:p>
              </table:table-cell>
              <table:table-cell office:value-type="float" office:value="-0.134010944064157">
                <text:p>-0.1340109440641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-0.179136883">
                <text:p>-0.179136883</text:p>
              </table:table-cell>
              <table:table-cell office:value-type="float" office:value="-0.147264513480966">
                <text:p>-0.14726451348096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-0.190397052">
                <text:p>-0.190397052</text:p>
              </table:table-cell>
              <table:table-cell office:value-type="float" office:value="-0.158101333181192">
                <text:p>-0.1581013331811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-0.198879072">
                <text:p>-0.198879072</text:p>
              </table:table-cell>
              <table:table-cell office:value-type="float" office:value="-0.166239194309216">
                <text:p>-0.1662391943092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-0.204336385">
                <text:p>-0.204336385</text:p>
              </table:table-cell>
              <table:table-cell office:value-type="float" office:value="-0.171429542798576">
                <text:p>-0.1714295427985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-0.206559063">
                <text:p>-0.206559063</text:p>
              </table:table-cell>
              <table:table-cell office:value-type="float" office:value="-0.173460042894747">
                <text:p>-0.17346004289474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-0.205376014">
                <text:p>-0.205376014</text:p>
              </table:table-cell>
              <table:table-cell office:value-type="float" office:value="-0.172156813783984">
                <text:p>-0.17215681378398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-0.20065685">
                <text:p>-0.20065685</text:p>
              </table:table-cell>
              <table:table-cell office:value-type="float" office:value="-0.16738631939802">
                <text:p>-0.1673863193980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-0.192313378">
                <text:p>-0.192313378</text:p>
              </table:table-cell>
              <table:table-cell office:value-type="float" office:value="-0.159056894369453">
                <text:p>-0.1590568943694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-0.180300723">
                <text:p>-0.180300723</text:p>
              </table:table-cell>
              <table:table-cell office:value-type="float" office:value="-0.147119892161882">
                <text:p>-0.14711989216188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-0.164618045">
                <text:p>-0.164618045</text:p>
              </table:table-cell>
              <table:table-cell office:value-type="float" office:value="-0.131570444566266">
                <text:p>-0.13157044456626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-0.145308876">
                <text:p>-0.145308876</text:p>
              </table:table-cell>
              <table:table-cell office:value-type="float" office:value="-0.112447825015594">
                <text:p>-0.11244782501559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-0.122461039">
                <text:p>-0.122461039</text:p>
              </table:table-cell>
              <table:table-cell office:value-type="float" office:value="-0.0898354114963189">
                <text:p>-0.08983541149631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-0.096206176">
                <text:p>-0.096206176</text:p>
              </table:table-cell>
              <table:table-cell office:value-type="float" office:value="-0.0638602482006037">
                <text:p>-0.06386024820060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-0.066718871">
                <text:p>-0.066718871</text:p>
              </table:table-cell>
              <table:table-cell office:value-type="float" office:value="-0.0346922084401332">
                <text:p>-0.034692208440133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-0.03421538">
                <text:p>-0.03421538</text:p>
              </table:table-cell>
              <table:table-cell office:value-type="float" office:value="-0.00254276470273607">
                <text:p>-0.0025427647027360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0.001048019">
                <text:p>0.001048019</text:p>
              </table:table-cell>
              <table:table-cell office:value-type="float" office:value="0.0323366249501655">
                <text:p>0.03233662495016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0.038777056">
                <text:p>0.038777056</text:p>
              </table:table-cell>
              <table:table-cell office:value-type="float" office:value="0.0696565017018911">
                <text:p>0.06965650170189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0.07864184">
                <text:p>0.07864184</text:p>
              </table:table-cell>
              <table:table-cell office:value-type="float" office:value="0.109091746423001">
                <text:p>0.1090917464230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0.120279582">
                <text:p>0.120279582</text:p>
              </table:table-cell>
              <table:table-cell office:value-type="float" office:value="0.150284257122251">
                <text:p>0.15028425712225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0.163297622">
                <text:p>0.163297622</text:p>
              </table:table-cell>
              <table:table-cell office:value-type="float" office:value="0.192845941914134">
                <text:p>0.19284594191413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0.207276746">
                <text:p>0.207276746</text:p>
              </table:table-cell>
              <table:table-cell office:value-type="float" office:value="0.236362003307456">
                <text:p>0.2363620033074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0.251774775">
                <text:p>0.251774775</text:p>
              </table:table-cell>
              <table:table-cell office:value-type="float" office:value="0.280394487109904">
                <text:p>0.2803944871099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0.296330376">
                <text:p>0.296330376</text:p>
              </table:table-cell>
              <table:table-cell office:value-type="float" office:value="0.32448606694934">
                <text:p>0.3244860669493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0.340467088">
                <text:p>0.340467088</text:p>
              </table:table-cell>
              <table:table-cell office:value-type="float" office:value="0.368164033352635">
                <text:p>0.3681640333526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0.383697502">
                <text:p>0.383697502</text:p>
              </table:table-cell>
              <table:table-cell office:value-type="float" office:value="0.410944454513981">
                <text:p>0.41094445451398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0.425527592">
                <text:p>0.425527592</text:p>
              </table:table-cell>
              <table:table-cell office:value-type="float" office:value="0.452336474342621">
                <text:p>0.45233647434262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0.465461133">
                <text:p>0.465461133</text:p>
              </table:table-cell>
              <table:table-cell office:value-type="float" office:value="0.491846712116769">
                <text:p>0.49184671211676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0.503004186">
                <text:p>0.503004186</text:p>
              </table:table-cell>
              <table:table-cell office:value-type="float" office:value="0.528983727098074">
                <text:p>0.5289837270980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0.537669607">
                <text:p>0.537669607</text:p>
              </table:table-cell>
              <table:table-cell office:value-type="float" office:value="0.563262510786446">
                <text:p>0.5632625107864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0.568981544">
                <text:p>0.568981544</text:p>
              </table:table-cell>
              <table:table-cell office:value-type="float" office:value="0.594208969125361">
                <text:p>0.59420896912536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0.59647988">
                <text:p>0.59647988</text:p>
              </table:table-cell>
              <table:table-cell office:value-type="float" office:value="0.621364356905805">
                <text:p>0.6213643569058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0.619724588">
                <text:p>0.619724588</text:p>
              </table:table-cell>
              <table:table-cell office:value-type="float" office:value="0.644289626863889">
                <text:p>0.64428962686388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0.638299964">
                <text:p>0.638299964</text:p>
              </table:table-cell>
              <table:table-cell office:value-type="float" office:value="0.662569656521711">
                <text:p>0.6625696565217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0.651818693">
                <text:p>0.651818693</text:p>
              </table:table-cell>
              <table:table-cell office:value-type="float" office:value="0.675817316678683">
                <text:p>0.67581731667868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0.659925723">
                <text:p>0.659925723</text:p>
              </table:table-cell>
              <table:table-cell office:value-type="float" office:value="0.68367734661541">
                <text:p>0.6836773466154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0.662301905">
                <text:p>0.662301905</text:p>
              </table:table-cell>
              <table:table-cell office:value-type="float" office:value="0.685830002515029">
                <text:p>0.68583000251502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0.658667374">
                <text:p>0.658667374</text:p>
              </table:table-cell>
              <table:table-cell office:value-type="float" office:value="0.681994447326617">
                <text:p>0.68199444732661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0.648784636">
                <text:p>0.648784636</text:p>
              </table:table-cell>
              <table:table-cell office:value-type="float" office:value="0.671931852278653">
                <text:p>0.6719318522786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0.63246134">
                <text:p>0.63246134</text:p>
              </table:table-cell>
              <table:table-cell office:value-type="float" office:value="0.65544818248132">
                <text:p>0.655448182481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0.609552702">
                <text:p>0.609552702</text:p>
              </table:table-cell>
              <table:table-cell office:value-type="float" office:value="0.632396641517894">
                <text:p>0.6323966415178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0.579963564">
                <text:p>0.579963564</text:p>
              </table:table-cell>
              <table:table-cell office:value-type="float" office:value="0.602679752597348">
                <text:p>0.60267975259734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0.543650069">
                <text:p>0.543650069</text:p>
              </table:table-cell>
              <table:table-cell office:value-type="float" office:value="0.566251056701768">
                <text:p>0.5662510567017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0.500620931">
                <text:p>0.500620931</text:p>
              </table:table-cell>
              <table:table-cell office:value-type="float" office:value="0.523116411190507">
                <text:p>0.5231164111905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0.450938295">
                <text:p>0.450938295</text:p>
              </table:table-cell>
              <table:table-cell office:value-type="float" office:value="0.473334875493484">
                <text:p>0.47333487549348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0.394718167">
                <text:p>0.394718167</text:p>
              </table:table-cell>
              <table:table-cell office:value-type="float" office:value="0.41701917381439">
                <text:p>0.417019173814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0.332130416">
                <text:p>0.332130416</text:p>
              </table:table-cell>
              <table:table-cell office:value-type="float" office:value="0.354335728143105">
                <text:p>0.3543357281431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0.263398338">
                <text:p>0.263398338</text:p>
              </table:table-cell>
              <table:table-cell office:value-type="float" office:value="0.285504258319584">
                <text:p>0.28550425831958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0.188797791">
                <text:p>0.188797791</text:p>
              </table:table-cell>
              <table:table-cell office:value-type="float" office:value="0.210796949370543">
                <text:p>0.21079694937054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0.108655901">
                <text:p>0.108655901</text:p>
              </table:table-cell>
              <table:table-cell office:value-type="float" office:value="0.13053718982723">
                <text:p>0.130537189827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0.023349336">
                <text:p>0.023349336</text:p>
              </table:table-cell>
              <table:table-cell office:value-type="float" office:value="0.0450978882004807">
                <text:p>0.045097888200480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-0.06669782">
                <text:p>-0.06669782</text:p>
              </table:table-cell>
              <table:table-cell office:value-type="float" office:value="-0.0451006217913934">
                <text:p>-0.045100621791393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-0.161016595">
                <text:p>-0.161016595</text:p>
              </table:table-cell>
              <table:table-cell office:value-type="float" office:value="-0.139593073301266">
                <text:p>-0.13959307330126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-0.259096038">
                <text:p>-0.259096038</text:p>
              </table:table-cell>
              <table:table-cell office:value-type="float" office:value="-0.237872138556036">
                <text:p>-0.23787213855603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-0.360386484">
                <text:p>-0.360386484</text:p>
              </table:table-cell>
              <table:table-cell office:value-type="float" office:value="-0.339391660887035">
                <text:p>-0.3393916608870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-0.464303157">
                <text:p>-0.464303157</text:p>
              </table:table-cell>
              <table:table-cell office:value-type="float" office:value="-0.443570223331703">
                <text:p>-0.44357022333170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-0.57023008">
                <text:p>-0.57023008</text:p>
              </table:table-cell>
              <table:table-cell office:value-type="float" office:value="-0.549795027767543">
                <text:p>-0.54979502776754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-0.677524268">
                <text:p>-0.677524268</text:p>
              </table:table-cell>
              <table:table-cell office:value-type="float" office:value="-0.657426055957588">
                <text:p>-0.65742605595758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-0.785520168">
                <text:p>-0.785520168</text:p>
              </table:table-cell>
              <table:table-cell office:value-type="float" office:value="-0.765800481525835">
                <text:p>-0.76580048152583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-0.893534315">
                <text:p>-0.893534315</text:p>
              </table:table-cell>
              <table:table-cell office:value-type="float" office:value="-0.874237299761366">
                <text:p>-0.87423729976136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-1.000870168">
                <text:p>-1.000870168</text:p>
              </table:table-cell>
              <table:table-cell office:value-type="float" office:value="-0.982042140287597">
                <text:p>-0.9820421402875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-1.106823093">
                <text:p>-1.106823093</text:p>
              </table:table-cell>
              <table:table-cell office:value-type="float" office:value="-1.08851222604509">
                <text:p>-1.0885122260450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-1.210685447">
                <text:p>-1.210685447</text:p>
              </table:table-cell>
              <table:table-cell office:value-type="float" office:value="-1.192941440734">
                <text:p>-1.19294144073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-1.311751732">
                <text:p>-1.311751732</text:p>
              </table:table-cell>
              <table:table-cell office:value-type="float" office:value="-1.29462546585826">
                <text:p>-1.2946254658582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-1.409323776">
                <text:p>-1.409323776</text:p>
              </table:table-cell>
              <table:table-cell office:value-type="float" office:value="-1.39286694781461">
                <text:p>-1.3928669478146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-1.502715899">
                <text:p>-1.502715899</text:p>
              </table:table-cell>
              <table:table-cell office:value-type="float" office:value="-1.48698065508364">
                <text:p>-1.486980655083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-1.591260028">
                <text:p>-1.591260028</text:p>
              </table:table-cell>
              <table:table-cell office:value-type="float" office:value="-1.57629858550918">
                <text:p>-1.576298585509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-1.674310717">
                <text:p>-1.674310717</text:p>
              </table:table-cell>
              <table:table-cell office:value-type="float" office:value="-1.66017498389833">
                <text:p>-1.6601749838983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-1.751250037">
                <text:p>-1.751250037</text:p>
              </table:table-cell>
              <table:table-cell office:value-type="float" office:value="-1.73799123073599">
                <text:p>-1.7379912307359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-1.821492295">
                <text:p>-1.821492295</text:p>
              </table:table-cell>
              <table:table-cell office:value-type="float" office:value="-1.80916056368031">
                <text:p>-1.8091605636803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-1.884488542">
                <text:p>-1.884488542</text:p>
              </table:table-cell>
              <table:table-cell office:value-type="float" office:value="-1.87313259468322">
                <text:p>-1.8731325946832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-1.939730844">
                <text:p>-1.939730844</text:p>
              </table:table-cell>
              <table:table-cell office:value-type="float" office:value="-1.92939758705376">
                <text:p>-1.929397587053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-1.986756273">
                <text:p>-1.986756273</text:p>
              </table:table-cell>
              <table:table-cell office:value-type="float" office:value="-1.97749045854044">
                <text:p>-1.977490458540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-2.025150585">
                <text:p>-2.025150585</text:p>
              </table:table-cell>
              <table:table-cell office:value-type="float" office:value="-2.01699447853809">
                <text:p>-2.016994478538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-2.054551565">
                <text:p>-2.054551565</text:p>
              </table:table-cell>
              <table:table-cell office:value-type="float" office:value="-2.04754462981012">
                <text:p>-2.047544629810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-2.074652007">
                <text:p>-2.074652007</text:p>
              </table:table-cell>
              <table:table-cell office:value-type="float" office:value="-2.06883060763934">
                <text:p>-2.0688306076393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-2.0852023">
                <text:p>-2.0852023</text:p>
              </table:table-cell>
              <table:table-cell office:value-type="float" office:value="-2.08059943206192">
                <text:p>-2.080599432061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-2.086012606">
                <text:p>-2.086012606</text:p>
              </table:table-cell>
              <table:table-cell office:value-type="float" office:value="-2.08265765177558">
                <text:p>-2.0826576517755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-2.076954613">
                <text:p>-2.076954613</text:p>
              </table:table-cell>
              <table:table-cell office:value-type="float" office:value="-2.07487312142472">
                <text:p>-2.074873121424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-2.057962836">
                <text:p>-2.057962836</text:p>
              </table:table-cell>
              <table:table-cell office:value-type="float" office:value="-2.05717633722496">
                <text:p>-2.0571763372249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-2.02903547">
                <text:p>-2.02903547</text:p>
              </table:table-cell>
              <table:table-cell office:value-type="float" office:value="-2.02956131927324">
                <text:p>-2.0295613192732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-1.990234778">
                <text:p>-1.990234778</text:p>
              </table:table-cell>
              <table:table-cell office:value-type="float" office:value="-1.99208603237001">
                <text:p>-1.992086032370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-1.941687011">
                <text:p>-1.941687011</text:p>
              </table:table-cell>
              <table:table-cell office:value-type="float" office:value="-1.94487234073046">
                <text:p>-1.9448723407304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-1.883581862">
                <text:p>-1.883581862</text:p>
              </table:table-cell>
              <table:table-cell office:value-type="float" office:value="-1.88810549555276">
                <text:p>-1.888105495552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-1.816171454">
                <text:p>-1.816171454</text:p>
              </table:table-cell>
              <table:table-cell office:value-type="float" office:value="-1.82203315801638">
                <text:p>-1.8220331580163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-1.739768867">
                <text:p>-1.739768867</text:p>
              </table:table-cell>
              <table:table-cell office:value-type="float" office:value="-1.74696396387281">
                <text:p>-1.7469639638728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-1.654746223">
                <text:p>-1.654746223</text:p>
              </table:table-cell>
              <table:table-cell office:value-type="float" office:value="-1.6632656393368">
                <text:p>-1.66326563933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-1.561532327">
                <text:p>-1.561532327</text:p>
              </table:table-cell>
              <table:table-cell office:value-type="float" office:value="-1.57136268146033">
                <text:p>-1.5713626814603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-1.460609898">
                <text:p>-1.460609898</text:p>
              </table:table-cell>
              <table:table-cell office:value-type="float" office:value="-1.47173361954652">
                <text:p>-1.471733619546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-1.352512397">
                <text:p>-1.352512397</text:p>
              </table:table-cell>
              <table:table-cell office:value-type="float" office:value="-1.36490787740982">
                <text:p>-1.3649078774098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-1.23782048">
                <text:p>-1.23782048</text:p>
              </table:table-cell>
              <table:table-cell office:value-type="float" office:value="-1.25146225938632">
                <text:p>-1.2514622593863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-1.117158109">
                <text:p>-1.117158109</text:p>
              </table:table-cell>
              <table:table-cell office:value-type="float" office:value="-1.13201708591967">
                <text:p>-1.132017085919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-0.99118833">
                <text:p>-0.99118833</text:p>
              </table:table-cell>
              <table:table-cell office:value-type="float" office:value="-1.00723200727013">
                <text:p>-1.007232007270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-0.860608778">
                <text:p>-0.860608778</text:p>
              </table:table-cell>
              <table:table-cell office:value-type="float" office:value="-0.87780152639595">
                <text:p>-0.8778015263959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-0.726146911">
                <text:p>-0.726146911</text:p>
              </table:table-cell>
              <table:table-cell office:value-type="float" office:value="-0.744450264317277">
                <text:p>-0.74445026431727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-0.588555038">
                <text:p>-0.588555038</text:p>
              </table:table-cell>
              <table:table-cell office:value-type="float" office:value="-0.607928003274758">
                <text:p>-0.60792800327475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-0.448605158">
                <text:p>-0.448605158</text:p>
              </table:table-cell>
              <table:table-cell office:value-type="float" office:value="-0.469004544723622">
                <text:p>-0.46900454472362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-0.307083653">
                <text:p>-0.307083653</text:p>
              </table:table-cell>
              <table:table-cell office:value-type="float" office:value="-0.328464420643066">
                <text:p>-0.32846442064306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-0.164785882">
                <text:p>-0.164785882</text:p>
              </table:table-cell>
              <table:table-cell office:value-type="float" office:value="-0.187101497782224">
                <text:p>-0.18710149778222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-0.02251071">
                <text:p>-0.02251071</text:p>
              </table:table-cell>
              <table:table-cell office:value-type="float" office:value="-0.0457135152946754">
                <text:p>-0.045713515294675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0.118944986">
                <text:p>0.118944986</text:p>
              </table:table-cell>
              <table:table-cell office:value-type="float" office:value="0.0949034032688661">
                <text:p>0.094903403268866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0.258791793">
                <text:p>0.258791793</text:p>
              </table:table-cell>
              <table:table-cell office:value-type="float" office:value="0.233960222443594">
                <text:p>0.2339602224435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0.396253178">
                <text:p>0.396253178</text:p>
              </table:table-cell>
              <table:table-cell office:value-type="float" office:value="0.370680410765937">
                <text:p>0.37068041076593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0.530570798">
                <text:p>0.530570798</text:p>
              </table:table-cell>
              <table:table-cell office:value-type="float" office:value="0.504305259521593">
                <text:p>0.50430525952159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0.661009678">
                <text:p>0.661009678</text:p>
              </table:table-cell>
              <table:table-cell office:value-type="float" office:value="0.634099064486263">
                <text:p>0.6340990644862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0.786863207">
                <text:p>0.786863207</text:p>
              </table:table-cell>
              <table:table-cell office:value-type="float" office:value="0.759354131889042">
                <text:p>0.75935413188904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0.907457914">
                <text:p>0.907457914</text:p>
              </table:table-cell>
              <table:table-cell office:value-type="float" office:value="0.879395571200496">
                <text:p>0.87939557120049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1.022157993">
                <text:p>1.022157993</text:p>
              </table:table-cell>
              <table:table-cell office:value-type="float" office:value="0.993585839010263">
                <text:p>0.9935858390102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1.130369552">
                <text:p>1.130369552</text:p>
              </table:table-cell>
              <table:table-cell office:value-type="float" office:value="1.10132900020006">
                <text:p>1.1013290002000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1.231544527">
                <text:p>1.231544527</text:p>
              </table:table-cell>
              <table:table-cell office:value-type="float" office:value="1.20207467482114">
                <text:p>1.2020746748211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1.325184267">
                <text:p>1.325184267</text:p>
              </table:table-cell>
              <table:table-cell office:value-type="float" office:value="1.29532164153338">
                <text:p>1.2953216415333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1.410842739">
                <text:p>1.410842739</text:p>
              </table:table-cell>
              <table:table-cell office:value-type="float" office:value="1.38062107113768">
                <text:p>1.380621071137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1.488129334">
                <text:p>1.488129334</text:p>
              </table:table-cell>
              <table:table-cell office:value-type="float" office:value="1.45757936661102">
                <text:p>1.457579366611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1.556711264">
                <text:p>1.556711264</text:p>
              </table:table-cell>
              <table:table-cell office:value-type="float" office:value="1.52586058911466">
                <text:p>1.5258605891146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1.616315523">
                <text:p>1.616315523</text:p>
              </table:table-cell>
              <table:table-cell office:value-type="float" office:value="1.58518845266237">
                <text:p>1.5851884526623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1.666730404">
                <text:p>1.666730404</text:p>
              </table:table-cell>
              <table:table-cell office:value-type="float" office:value="1.6353478734864">
                <text:p>1.635347873486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1.707806549">
                <text:p>1.707806549</text:p>
              </table:table-cell>
              <table:table-cell office:value-type="float" office:value="1.67618606359311">
                <text:p>1.6761860635931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1.739457553">
                <text:p>1.739457553</text:p>
              </table:table-cell>
              <table:table-cell office:value-type="float" office:value="1.70761316153404">
                <text:p>1.7076131615340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1.761660082">
                <text:p>1.761660082</text:p>
              </table:table-cell>
              <table:table-cell office:value-type="float" office:value="1.72960239700171">
                <text:p>1.729602397001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1.774453544">
                <text:p>1.774453544</text:p>
              </table:table-cell>
              <table:table-cell office:value-type="float" office:value="1.7421897894648">
                <text:p>1.742189789464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1.77793928">
                <text:p>1.77793928</text:p>
              </table:table-cell>
              <table:table-cell office:value-type="float" office:value="1.74547338465691">
                <text:p>1.7454733846569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1.772279316">
                <text:p>1.772279316</text:p>
              </table:table-cell>
              <table:table-cell office:value-type="float" office:value="1.73961203629673">
                <text:p>1.739612036296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1.757694659">
                <text:p>1.757694659</text:p>
              </table:table-cell>
              <table:table-cell office:value-type="float" office:value="1.72482374391908">
                <text:p>1.724823743919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1.734463179">
                <text:p>1.734463179</text:p>
              </table:table-cell>
              <table:table-cell office:value-type="float" office:value="1.70138356110652">
                <text:p>1.7013835611065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1.702917064">
                <text:p>1.702917064</text:p>
              </table:table-cell>
              <table:table-cell office:value-type="float" office:value="1.66962109170465">
                <text:p>1.6696210917046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1.663439902">
                <text:p>1.663439902</text:p>
              </table:table-cell>
              <table:table-cell office:value-type="float" office:value="1.62991759475371">
                <text:p>1.629917594753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1.616463383">
                <text:p>1.616463383</text:p>
              </table:table-cell>
              <table:table-cell office:value-type="float" office:value="1.58270272185096">
                <text:p>1.5827027218509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1.562463673">
                <text:p>1.562463673</text:p>
              </table:table-cell>
              <table:table-cell office:value-type="float" office:value="1.52845091344858">
                <text:p>1.5284509134485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1.501957474">
                <text:p>1.501957474</text:p>
              </table:table-cell>
              <table:table-cell office:value-type="float" office:value="1.46767748316851">
                <text:p>1.4676774831685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1.435497803">
                <text:p>1.435497803</text:p>
              </table:table-cell>
              <table:table-cell office:value-type="float" office:value="1.40093442155954">
                <text:p>1.4009344215595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1.363669539">
                <text:p>1.363669539</text:p>
              </table:table-cell>
              <table:table-cell office:value-type="float" office:value="1.32880595281318">
                <text:p>1.3288059528131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1.287084745">
                <text:p>1.287084745</text:p>
              </table:table-cell>
              <table:table-cell office:value-type="float" office:value="1.25190387977922">
                <text:p>1.2519038797792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1.206377831">
                <text:p>1.206377831</text:p>
              </table:table-cell>
              <table:table-cell office:value-type="float" office:value="1.1708627541633">
                <text:p>1.17086275416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1.122200582">
                <text:p>1.122200582</text:p>
              </table:table-cell>
              <table:table-cell office:value-type="float" office:value="1.08633491003721">
                <text:p>1.0863349100372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1.035217086">
                <text:p>1.035217086</text:p>
              </table:table-cell>
              <table:table-cell office:value-type="float" office:value="0.998985399736476">
                <text:p>0.99898539973647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0.946098614">
                <text:p>0.946098614</text:p>
              </table:table-cell>
              <table:table-cell office:value-type="float" office:value="0.909486871855175">
                <text:p>0.9094868718551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0.855518483">
                <text:p>0.855518483</text:p>
              </table:table-cell>
              <table:table-cell office:value-type="float" office:value="0.818514431366011">
                <text:p>0.8185144313660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0.764146947">
                <text:p>0.764146947</text:p>
              </table:table-cell>
              <table:table-cell office:value-type="float" office:value="0.72674052189676">
                <text:p>0.7267405218967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0.672646151">
                <text:p>0.672646151</text:p>
              </table:table-cell>
              <table:table-cell office:value-type="float" office:value="0.634829869879382">
                <text:p>0.63482986987938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0.581665191">
                <text:p>0.581665191</text:p>
              </table:table-cell>
              <table:table-cell office:value-type="float" office:value="0.543434529660516">
                <text:p>0.5434345296605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0.491835318">
                <text:p>0.491835318</text:p>
              </table:table-cell>
              <table:table-cell office:value-type="float" office:value="0.453189067725931">
                <text:p>0.45318906772593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0.403765319">
                <text:p>0.403765319</text:p>
              </table:table-cell>
              <table:table-cell office:value-type="float" office:value="0.364705922955528">
                <text:p>0.3647059229555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0.318037116">
                <text:p>0.318037116</text:p>
              </table:table-cell>
              <table:table-cell office:value-type="float" office:value="0.278570978299567">
                <text:p>0.27857097829956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0.23520161">
                <text:p>0.23520161</text:p>
              </table:table-cell>
              <table:table-cell office:value-type="float" office:value="0.195339377463884">
                <text:p>0.19533937746388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0.155774804">
                <text:p>0.155774804</text:p>
              </table:table-cell>
              <table:table-cell office:value-type="float" office:value="0.11553161812644">
                <text:p>0.1155316181264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0.080234242">
                <text:p>0.080234242</text:p>
              </table:table-cell>
              <table:table-cell office:value-type="float" office:value="0.0396299508968635">
                <text:p>0.039629950896863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0.00901577">
                <text:p>0.00901577</text:p>
              </table:table-cell>
              <table:table-cell office:value-type="float" office:value="-0.0319248893064918">
                <text:p>-0.03192488930649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-0.057489328">
                <text:p>-0.057489328</text:p>
              </table:table-cell>
              <table:table-cell office:value-type="float" office:value="-0.0987365955308421">
                <text:p>-0.09873659553084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-0.118936835">
                <text:p>-0.118936835</text:p>
              </table:table-cell>
              <table:table-cell office:value-type="float" office:value="-0.160455823709804">
                <text:p>-0.16045582370980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-0.175031685">
                <text:p>-0.175031685</text:p>
              </table:table-cell>
              <table:table-cell office:value-type="float" office:value="-0.21678233231303">
                <text:p>-0.2167823323130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-0.225529661">
                <text:p>-0.225529661</text:p>
              </table:table-cell>
              <table:table-cell office:value-type="float" office:value="-0.267466712028007">
                <text:p>-0.26746671202800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-0.270238647">
                <text:p>-0.270238647</text:p>
              </table:table-cell>
              <table:table-cell office:value-type="float" office:value="-0.312311694108191">
                <text:p>-0.3123116941081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-0.309019471">
                <text:p>-0.309019471</text:p>
              </table:table-cell>
              <table:table-cell office:value-type="float" office:value="-0.351173029433829">
                <text:p>-0.3511730294338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-0.341786297">
                <text:p>-0.341786297</text:p>
              </table:table-cell>
              <table:table-cell office:value-type="float" office:value="-0.383959933798893">
                <text:p>-0.3839599337988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-0.368506595">
                <text:p>-0.368506595</text:p>
              </table:table-cell>
              <table:table-cell office:value-type="float" office:value="-0.410635098431335">
                <text:p>-0.4106350984313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-0.389200668">
                <text:p>-0.389200668</text:p>
              </table:table-cell>
              <table:table-cell office:value-type="float" office:value="-0.431214268245872">
                <text:p>-0.43121426824587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-0.403940767">
                <text:p>-0.403940767</text:p>
              </table:table-cell>
              <table:table-cell office:value-type="float" office:value="-0.445765393791474">
                <text:p>-0.44576539379147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-0.412849776">
                <text:p>-0.412849776</text:p>
              </table:table-cell>
              <table:table-cell office:value-type="float" office:value="-0.454407366261125">
                <text:p>-0.4544073662611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-0.416099504">
                <text:p>-0.416099504</text:p>
              </table:table-cell>
              <table:table-cell office:value-type="float" office:value="-0.457308348252657">
                <text:p>-0.45730834825265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-0.413908588">
                <text:p>-0.413908588</text:p>
              </table:table-cell>
              <table:table-cell office:value-type="float" office:value="-0.454683716179416">
                <text:p>-0.45468371617941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-0.40654003">
                <text:p>-0.40654003</text:p>
              </table:table-cell>
              <table:table-cell office:value-type="float" office:value="-0.446793633302868">
                <text:p>-0.44679363330286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-0.394298383">
                <text:p>-0.394298383</text:p>
              </table:table-cell>
              <table:table-cell office:value-type="float" office:value="-0.433940275271727">
                <text:p>-0.43394027527172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-0.377526627">
                <text:p>-0.377526627</text:p>
              </table:table-cell>
              <table:table-cell office:value-type="float" office:value="-0.416464732779765">
                <text:p>-0.41646473277976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-0.356602743">
                <text:p>-0.356602743</text:p>
              </table:table-cell>
              <table:table-cell office:value-type="float" office:value="-0.394743618476706">
                <text:p>-0.3947436184767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-0.331936033">
                <text:p>-0.331936033</text:p>
              </table:table-cell>
              <table:table-cell office:value-type="float" office:value="-0.369185407562375">
                <text:p>-0.3691854075623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-0.303963199">
                <text:p>-0.303963199</text:p>
              </table:table-cell>
              <table:table-cell office:value-type="float" office:value="-0.34022654354623">
                <text:p>-0.340226543546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-0.273144236">
                <text:p>-0.273144236</text:p>
              </table:table-cell>
              <table:table-cell office:value-type="float" office:value="-0.308327342446087">
                <text:p>-0.30832734244608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-0.239958149">
                <text:p>-0.239958149</text:p>
              </table:table-cell>
              <table:table-cell office:value-type="float" office:value="-0.273967730217015">
                <text:p>-0.2739677302170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-0.204898556">
                <text:p>-0.204898556</text:p>
              </table:table-cell>
              <table:table-cell office:value-type="float" office:value="-0.237642849433085">
                <text:p>-0.23764284943308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-0.168469193">
                <text:p>-0.168469193</text:p>
              </table:table-cell>
              <table:table-cell office:value-type="float" office:value="-0.199858572179912">
                <text:p>-0.1998585721799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-0.131179374">
                <text:p>-0.131179374</text:p>
              </table:table-cell>
              <table:table-cell office:value-type="float" office:value="-0.161126956749612">
                <text:p>-0.16112695674961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-0.093539428">
                <text:p>-0.093539428</text:p>
              </table:table-cell>
              <table:table-cell office:value-type="float" office:value="-0.12196168605534">
                <text:p>-0.1219616860553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-0.05605617">
                <text:p>-0.05605617</text:p>
              </table:table-cell>
              <table:table-cell office:value-type="float" office:value="-0.0828735256991672">
                <text:p>-0.082873525699167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-0.019228429">
                <text:p>-0.019228429</text:p>
              </table:table-cell>
              <table:table-cell office:value-type="float" office:value="-0.0443658393348048">
                <text:p>-0.044365839334804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0.016457325">
                <text:p>0.016457325</text:p>
              </table:table-cell>
              <table:table-cell office:value-type="float" office:value="-0.00693019836755338">
                <text:p>-0.0069301983675533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0.050531219">
                <text:p>0.050531219</text:p>
              </table:table-cell>
              <table:table-cell office:value-type="float" office:value="0.0289578778651437">
                <text:p>0.02895787786514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0.082544044">
                <text:p>0.082544044</text:p>
              </table:table-cell>
              <table:table-cell office:value-type="float" office:value="0.0628430164822565">
                <text:p>0.06284301648225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0.112071124">
                <text:p>0.112071124</text:p>
              </table:table-cell>
              <table:table-cell office:value-type="float" office:value="0.0942938865416282">
                <text:p>0.094293886541628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0.13871594">
                <text:p>0.13871594</text:p>
              </table:table-cell>
              <table:table-cell office:value-type="float" office:value="0.122906863887564">
                <text:p>0.12290686388756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0.162113501">
                <text:p>0.162113501</text:p>
              </table:table-cell>
              <table:table-cell office:value-type="float" office:value="0.148309435636704">
                <text:p>0.14830943563670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0.181933417">
                <text:p>0.181933417</text:p>
              </table:table-cell>
              <table:table-cell office:value-type="float" office:value="0.170163316816674">
                <text:p>0.1701633168166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0.197882662">
                <text:p>0.197882662</text:p>
              </table:table-cell>
              <table:table-cell office:value-type="float" office:value="0.18816725413427">
                <text:p>0.1881672541342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0.209707989">
                <text:p>0.209707989</text:p>
              </table:table-cell>
              <table:table-cell office:value-type="float" office:value="0.202059494512378">
                <text:p>0.20205949451237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0.217197998">
                <text:p>0.217197998</text:p>
              </table:table-cell>
              <table:table-cell office:value-type="float" office:value="0.211619898875911">
                <text:p>0.2116198988759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0.220184826">
                <text:p>0.220184826</text:p>
              </table:table-cell>
              <table:table-cell office:value-type="float" office:value="0.216671684663265">
                <text:p>0.21667168466326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0.218545449">
                <text:p>0.218545449</text:p>
              </table:table-cell>
              <table:table-cell office:value-type="float" office:value="0.217082783666162">
                <text:p>0.21708278366616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0.21220259">
                <text:p>0.21220259</text:p>
              </table:table-cell>
              <table:table-cell office:value-type="float" office:value="0.21276680503248">
                <text:p>0.2127668050324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0.201125225">
                <text:p>0.201125225</text:p>
              </table:table-cell>
              <table:table-cell office:value-type="float" office:value="0.203683596576205">
                <text:p>0.2036835965762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0.185328681">
                <text:p>0.185328681</text:p>
              </table:table-cell>
              <table:table-cell office:value-type="float" office:value="0.189839400899785">
                <text:p>0.18983940089978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0.164874329">
                <text:p>0.164874329</text:p>
              </table:table-cell>
              <table:table-cell office:value-type="float" office:value="0.171286606218899">
                <text:p>0.17128660621889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0.139868879">
                <text:p>0.139868879</text:p>
              </table:table-cell>
              <table:table-cell office:value-type="float" office:value="0.148123095160416">
                <text:p>0.1481230951604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0.11046327">
                <text:p>0.11046327</text:p>
              </table:table-cell>
              <table:table-cell office:value-type="float" office:value="0.120491198153712">
                <text:p>0.1204911981537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0.076851188">
                <text:p>0.076851188</text:p>
              </table:table-cell>
              <table:table-cell office:value-type="float" office:value="0.0885762613256756">
                <text:p>0.088576261325675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0.039267206">
                <text:p>0.039267206</text:p>
              </table:table-cell>
              <table:table-cell office:value-type="float" office:value="0.0526048420145524">
                <text:p>0.052604842014552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-0.002015428">
                <text:p>-0.002015428</text:p>
              </table:table-cell>
              <table:table-cell office:value-type="float" office:value="0.0128425481102806">
                <text:p>0.012842548110280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-0.046687344">
                <text:p>-0.046687344</text:p>
              </table:table-cell>
              <table:table-cell office:value-type="float" office:value="-0.0304084596153023">
                <text:p>-0.030408459615302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-0.094405901">
                <text:p>-0.094405901</text:p>
              </table:table-cell>
              <table:table-cell office:value-type="float" office:value="-0.076812280230791">
                <text:p>-0.07681228023079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-0.144798344">
                <text:p>-0.144798344</text:p>
              </table:table-cell>
              <table:table-cell office:value-type="float" office:value="-0.126002375852089">
                <text:p>-0.12600237585208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-0.197465207">
                <text:p>-0.197465207</text:p>
              </table:table-cell>
              <table:table-cell office:value-type="float" office:value="-0.177584938360476">
                <text:p>-0.17758493836047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-0.251983951">
                <text:p>-0.251983951</text:p>
              </table:table-cell>
              <table:table-cell office:value-type="float" office:value="-0.231142490478806">
                <text:p>-0.23114249047880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-0.307912806">
                <text:p>-0.307912806</text:p>
              </table:table-cell>
              <table:table-cell office:value-type="float" office:value="-0.286237690114211">
                <text:p>-0.2862376901142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-0.364794772">
                <text:p>-0.364794772</text:p>
              </table:table-cell>
              <table:table-cell office:value-type="float" office:value="-0.342417305197278">
                <text:p>-0.34241730519727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-0.422161759">
                <text:p>-0.422161759</text:p>
              </table:table-cell>
              <table:table-cell office:value-type="float" office:value="-0.399216324839409">
                <text:p>-0.39921632483940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-0.479538814">
                <text:p>-0.479538814</text:p>
              </table:table-cell>
              <table:table-cell office:value-type="float" office:value="-0.456162171506899">
                <text:p>-0.45616217150689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-0.536448422">
                <text:p>-0.536448422</text:p>
              </table:table-cell>
              <table:table-cell office:value-type="float" office:value="-0.512778978078324">
                <text:p>-0.51277897807832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-0.592414816">
                <text:p>-0.592414816</text:p>
              </table:table-cell>
              <table:table-cell office:value-type="float" office:value="-0.56859189312044">
                <text:p>-0.5685918931204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-0.646968283">
                <text:p>-0.646968283</text:p>
              </table:table-cell>
              <table:table-cell office:value-type="float" office:value="-0.623131377488804">
                <text:p>-0.62313137748880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-0.699649417">
                <text:p>-0.699649417</text:p>
              </table:table-cell>
              <table:table-cell office:value-type="float" office:value="-0.675937455436789">
                <text:p>-0.67593745543678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-0.750013281">
                <text:p>-0.750013281</text:p>
              </table:table-cell>
              <table:table-cell office:value-type="float" office:value="-0.726563883798759">
                <text:p>-0.72656388379875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-0.797633455">
                <text:p>-0.797633455</text:p>
              </table:table-cell>
              <table:table-cell office:value-type="float" office:value="-0.774582203496111">
                <text:p>-0.77458220349611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-0.842105919">
                <text:p>-0.842105919</text:p>
              </table:table-cell>
              <table:table-cell office:value-type="float" office:value="-0.81958563859537">
                <text:p>-0.8195856385953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-0.883052744">
                <text:p>-0.883052744</text:p>
              </table:table-cell>
              <table:table-cell office:value-type="float" office:value="-0.861192809414794">
                <text:p>-0.86119280941479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-0.920125573">
                <text:p>-0.920125573</text:p>
              </table:table-cell>
              <table:table-cell office:value-type="float" office:value="-0.899051227721541">
                <text:p>-0.89905122772154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-0.953008833">
                <text:p>-0.953008833</text:p>
              </table:table-cell>
              <table:table-cell office:value-type="float" office:value="-0.932840543872374">
                <text:p>-0.93284054387237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-0.981422677">
                <text:p>-0.981422677</text:p>
              </table:table-cell>
              <table:table-cell office:value-type="float" office:value="-0.962275517811394">
                <text:p>-0.96227551781139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-1.005125618">
                <text:p>-1.005125618</text:p>
              </table:table-cell>
              <table:table-cell office:value-type="float" office:value="-0.987108688133292">
                <text:p>-0.98710868813329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-1.023916832">
                <text:p>-1.023916832</text:p>
              </table:table-cell>
              <table:table-cell office:value-type="float" office:value="-1.00713271592955">
                <text:p>-1.0071327159295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-1.037638113">
                <text:p>-1.037638113</text:p>
              </table:table-cell>
              <table:table-cell office:value-type="float" office:value="-1.02218238283895">
                <text:p>-1.0221823828389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-1.046175462">
                <text:p>-1.046175462</text:p>
              </table:table-cell>
              <table:table-cell office:value-type="float" office:value="-1.03213622559941">
                <text:p>-1.0321362255994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-1.049460294">
                <text:p>-1.049460294</text:p>
              </table:table-cell>
              <table:table-cell office:value-type="float" office:value="-1.0369177924231">
                <text:p>-1.036917792423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-1.047470253">
                <text:p>-1.047470253</text:p>
              </table:table-cell>
              <table:table-cell office:value-type="float" office:value="-1.03649650966542">
                <text:p>-1.0364965096654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-1.040229626">
                <text:p>-1.040229626</text:p>
              </table:table-cell>
              <table:table-cell office:value-type="float" office:value="-1.03088815050558">
                <text:p>-1.0308881505055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-1.027809353">
                <text:p>-1.027809353</text:p>
              </table:table-cell>
              <table:table-cell office:value-type="float" office:value="-1.02015490067577">
                <text:p>-1.0201549006757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-1.010326635">
                <text:p>-1.010326635</text:p>
              </table:table-cell>
              <table:table-cell office:value-type="float" office:value="-1.00440501963928">
                <text:p>-1.0044050196392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-0.987944131">
                <text:p>-0.987944131</text:p>
              </table:table-cell>
              <table:table-cell office:value-type="float" office:value="-0.983792098999151">
                <text:p>-0.98379209899915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-0.960868761">
                <text:p>-0.960868761</text:p>
              </table:table-cell>
              <table:table-cell office:value-type="float" office:value="-0.958513923289504">
                <text:p>-0.95851392328950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-0.929350122">
                <text:p>-0.929350122</text:p>
              </table:table-cell>
              <table:table-cell office:value-type="float" office:value="-0.928810941633876">
                <text:p>-0.92881094163387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-0.893678524">
                <text:p>-0.893678524</text:p>
              </table:table-cell>
              <table:table-cell office:value-type="float" office:value="-0.894964362022514">
                <text:p>-0.89496436202251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-0.854182661">
                <text:p>-0.854182661</text:p>
              </table:table-cell>
              <table:table-cell office:value-type="float" office:value="-0.857293883135301">
                <text:p>-0.85729388313530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-0.811226949">
                <text:p>-0.811226949</text:p>
              </table:table-cell>
              <table:table-cell office:value-type="float" office:value="-0.816155081694182">
                <text:p>-0.81615508169418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-0.765208531">
                <text:p>-0.765208531</text:p>
              </table:table-cell>
              <table:table-cell office:value-type="float" office:value="-0.771936476242411">
                <text:p>-0.77193647624241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-0.716553993">
                <text:p>-0.716553993</text:p>
              </table:table-cell>
              <table:table-cell office:value-type="float" office:value="-0.725056290994739">
                <text:p>-0.72505629099473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-0.665715801">
                <text:p>-0.665715801</text:p>
              </table:table-cell>
              <table:table-cell office:value-type="float" office:value="-0.675958945958853">
                <text:p>-0.67595894595885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-0.613168501">
                <text:p>-0.613168501</text:p>
              </table:table-cell>
              <table:table-cell office:value-type="float" office:value="-0.625111301874579">
                <text:p>-0.62511130187457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-0.559404704">
                <text:p>-0.559404704</text:p>
              </table:table-cell>
              <table:table-cell office:value-type="float" office:value="-0.572998690632228">
                <text:p>-0.57299869063222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-0.504930899">
                <text:p>-0.504930899</text:p>
              </table:table-cell>
              <table:table-cell office:value-type="float" office:value="-0.520120763699356">
                <text:p>-0.52012076369935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-0.450263113">
                <text:p>-0.450263113</text:p>
              </table:table-cell>
              <table:table-cell office:value-type="float" office:value="-0.466987192689009">
                <text:p>-0.46698719268900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-0.395922465">
                <text:p>-0.395922465</text:p>
              </table:table-cell>
              <table:table-cell office:value-type="float" office:value="-0.414113257529845">
                <text:p>-0.41411325752984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-0.342430656">
                <text:p>-0.342430656</text:p>
              </table:table-cell>
              <table:table-cell office:value-type="float" office:value="-0.362015358737511">
                <text:p>-0.36201535873751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-0.290305413">
                <text:p>-0.290305413</text:p>
              </table:table-cell>
              <table:table-cell office:value-type="float" office:value="-0.311206491029172">
                <text:p>-0.31120649102917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-0.240055944">
                <text:p>-0.240055944</text:p>
              </table:table-cell>
              <table:table-cell office:value-type="float" office:value="-0.262191715961647">
                <text:p>-0.26219171596164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-0.192178434">
                <text:p>-0.192178434</text:p>
              </table:table-cell>
              <table:table-cell office:value-type="float" office:value="-0.215463671405095">
                <text:p>-0.2154636714050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-0.147151615">
                <text:p>-0.147151615</text:p>
              </table:table-cell>
              <table:table-cell office:value-type="float" office:value="-0.171498155486939">
                <text:p>-0.1714981554869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-0.105432462">
                <text:p>-0.105432462</text:p>
              </table:table-cell>
              <table:table-cell office:value-type="float" office:value="-0.130749822155049">
                <text:p>-0.13074982215504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-0.067452028">
                <text:p>-0.067452028</text:p>
              </table:table-cell>
              <table:table-cell office:value-type="float" office:value="-0.0936480247191436">
                <text:p>-0.093648024719143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-0.03361148">
                <text:p>-0.03361148</text:p>
              </table:table-cell>
              <table:table-cell office:value-type="float" office:value="-0.0605928426414041">
                <text:p>-0.060592842641404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-0.004278351">
                <text:p>-0.004278351</text:p>
              </table:table-cell>
              <table:table-cell office:value-type="float" office:value="-0.0319513254679874">
                <text:p>-0.031951325467987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0.020216956">
                <text:p>0.020216956</text:p>
              </table:table-cell>
              <table:table-cell office:value-type="float" office:value="-0.00805398613524877">
                <text:p>-0.0080539861352487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0.039584376">
                <text:p>0.039584376</text:p>
              </table:table-cell>
              <table:table-cell office:value-type="float" office:value="0.0108084260400899">
                <text:p>0.010808426040089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0.05357708">
                <text:p>0.05357708</text:p>
              </table:table-cell>
              <table:table-cell office:value-type="float" office:value="0.0243878445540088">
                <text:p>0.024387844554008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0.061994036">
                <text:p>0.061994036</text:p>
              </table:table-cell>
              <table:table-cell office:value-type="float" office:value="0.0324814713684486">
                <text:p>0.032481471368448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0.064682207">
                <text:p>0.064682207</text:p>
              </table:table-cell>
              <table:table-cell office:value-type="float" office:value="0.0349340059273709">
                <text:p>0.034934005927370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0.061538373">
                <text:p>0.061538373</text:p>
              </table:table-cell>
              <table:table-cell office:value-type="float" office:value="0.0316394972571761">
                <text:p>0.031639497257176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0.052510549">
                <text:p>0.052510549</text:p>
              </table:table-cell>
              <table:table-cell office:value-type="float" office:value="0.0225428018646993">
                <text:p>0.022542801864699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0.037599003">
                <text:p>0.037599003</text:p>
              </table:table-cell>
              <table:table-cell office:value-type="float" office:value="0.00764063328438791">
                <text:p>0.0076406332843879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0.016856835">
                <text:p>0.016856835</text:p>
              </table:table-cell>
              <table:table-cell office:value-type="float" office:value="-0.0130178076115225">
                <text:p>-0.01301780761152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-0.009609852">
                <text:p>-0.009609852</text:p>
              </table:table-cell>
              <table:table-cell office:value-type="float" office:value="-0.0393306290679869">
                <text:p>-0.039330629067986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-0.041642232">
                <text:p>-0.041642232</text:p>
              </table:table-cell>
              <table:table-cell office:value-type="float" office:value="-0.0711434757673439">
                <text:p>-0.071143475767343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-0.07902946">
                <text:p>-0.07902946</text:p>
              </table:table-cell>
              <table:table-cell office:value-type="float" office:value="-0.108250187644303">
                <text:p>-0.10825018764430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-0.121509802">
                <text:p>-0.121509802</text:p>
              </table:table-cell>
              <table:table-cell office:value-type="float" office:value="-0.150393887341182">
                <text:p>-0.15039388734118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-0.168772201">
                <text:p>-0.168772201</text:p>
              </table:table-cell>
              <table:table-cell office:value-type="float" office:value="-0.197268489977486">
                <text:p>-0.1972684899774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-0.220458239">
                <text:p>-0.220458239</text:p>
              </table:table-cell>
              <table:table-cell office:value-type="float" office:value="-0.248520625479288">
                <text:p>-0.24852062547928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-0.276164512">
                <text:p>-0.276164512</text:p>
              </table:table-cell>
              <table:table-cell office:value-type="float" office:value="-0.303751960353651">
                <text:p>-0.30375196035365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-0.335445381">
                <text:p>-0.335445381</text:p>
              </table:table-cell>
              <table:table-cell office:value-type="float" office:value="-0.36252190253039">
                <text:p>-0.3625219025303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-0.397816086">
                <text:p>-0.397816086</text:p>
              </table:table-cell>
              <table:table-cell office:value-type="float" office:value="-0.424350669752709">
                <text:p>-0.42435066975270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-0.4627562">
                <text:p>-0.4627562</text:p>
              </table:table-cell>
              <table:table-cell office:value-type="float" office:value="-0.488722699006384">
                <text:p>-0.48872269900638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-0.529713398">
                <text:p>-0.529713398</text:p>
              </table:table-cell>
              <table:table-cell office:value-type="float" office:value="-0.55509037165744">
                <text:p>-0.5550903716574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-0.59810751">
                <text:p>-0.59810751</text:p>
              </table:table-cell>
              <table:table-cell office:value-type="float" office:value="-0.622878026344401">
                <text:p>-0.6228780263444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-0.667334828">
                <text:p>-0.667334828</text:p>
              </table:table-cell>
              <table:table-cell office:value-type="float" office:value="-0.691486229263916">
                <text:p>-0.6914862292639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-0.736772642">
                <text:p>-0.736772642</text:p>
              </table:table-cell>
              <table:table-cell office:value-type="float" office:value="-0.760296269318059">
                <text:p>-0.76029626931805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-0.80578395">
                <text:p>-0.80578395</text:p>
              </table:table-cell>
              <table:table-cell office:value-type="float" office:value="-0.828674843675359">
                <text:p>-0.82867484367535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-0.873722334">
                <text:p>-0.873722334</text:p>
              </table:table-cell>
              <table:table-cell office:value-type="float" office:value="-0.895978897651424">
                <text:p>-0.89597889765142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-0.939936939">
                <text:p>-0.939936939</text:p>
              </table:table-cell>
              <table:table-cell office:value-type="float" office:value="-0.961560581452792">
                <text:p>-0.96156058145279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-1.003777528">
                <text:p>-1.003777528</text:p>
              </table:table-cell>
              <table:table-cell office:value-type="float" office:value="-1.02477228526013">
                <text:p>-1.024772285260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-1.064599578">
                <text:p>-1.064599578</text:p>
              </table:table-cell>
              <table:table-cell office:value-type="float" office:value="-1.08497171336415">
                <text:p>-1.0849717133641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-1.121769363">
                <text:p>-1.121769363</text:p>
              </table:table-cell>
              <table:table-cell office:value-type="float" office:value="-1.14152695761474">
                <text:p>-1.1415269576147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-1.174668999">
                <text:p>-1.174668999</text:p>
              </table:table-cell>
              <table:table-cell office:value-type="float" office:value="-1.19382153030692">
                <text:p>-1.1938215303069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-1.2227014">
                <text:p>-1.2227014</text:p>
              </table:table-cell>
              <table:table-cell office:value-type="float" office:value="-1.24125931680549">
                <text:p>-1.2412593168054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-1.265295112">
                <text:p>-1.265295112</text:p>
              </table:table-cell>
              <table:table-cell office:value-type="float" office:value="-1.28326940870536">
                <text:p>-1.2832694087053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-1.301908988">
                <text:p>-1.301908988</text:p>
              </table:table-cell>
              <table:table-cell office:value-type="float" office:value="-1.31931077913066">
                <text:p>-1.3193107791306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-1.332036654">
                <text:p>-1.332036654</text:p>
              </table:table-cell>
              <table:table-cell office:value-type="float" office:value="-1.34887676288895">
                <text:p>-1.3488767628889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-1.355210754">
                <text:p>-1.355210754</text:p>
              </table:table-cell>
              <table:table-cell office:value-type="float" office:value="-1.37149930560691">
                <text:p>-1.3714993056069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-1.371006912">
                <text:p>-1.371006912</text:p>
              </table:table-cell>
              <table:table-cell office:value-type="float" office:value="-1.3867529476721">
                <text:p>-1.386752947672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-1.379047402">
                <text:p>-1.379047402</text:p>
              </table:table-cell>
              <table:table-cell office:value-type="float" office:value="-1.394258510776">
                <text:p>-1.39425851077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-1.379004482">
                <text:p>-1.379004482</text:p>
              </table:table-cell>
              <table:table-cell office:value-type="float" office:value="-1.39368645708473">
                <text:p>-1.3936864570847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-1.370603373">
                <text:p>-1.370603373</text:p>
              </table:table-cell>
              <table:table-cell office:value-type="float" office:value="-1.38475989353427">
                <text:p>-1.3847598935342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-1.353624854">
                <text:p>-1.353624854</text:p>
              </table:table-cell>
              <table:table-cell office:value-type="float" office:value="-1.3672571964414">
                <text:p>-1.367257196441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-1.327907449">
                <text:p>-1.327907449</text:p>
              </table:table-cell>
              <table:table-cell office:value-type="float" office:value="-1.34101423451532">
                <text:p>-1.3410142345153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-1.293349198">
                <text:p>-1.293349198</text:p>
              </table:table-cell>
              <table:table-cell office:value-type="float" office:value="-1.30592617142797">
                <text:p>-1.3059261714279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-1.249908983">
                <text:p>-1.249908983</text:p>
              </table:table-cell>
              <table:table-cell office:value-type="float" office:value="-1.26194883232782">
                <text:p>-1.2619488323278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-1.197607407">
                <text:p>-1.197607407</text:p>
              </table:table-cell>
              <table:table-cell office:value-type="float" office:value="-1.20909962203721">
                <text:p>-1.2090996220372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-1.136527213">
                <text:p>-1.136527213</text:p>
              </table:table-cell>
              <table:table-cell office:value-type="float" office:value="-1.14745798613159">
                <text:p>-1.1474579861315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-1.066813243">
                <text:p>-1.066813243</text:p>
              </table:table-cell>
              <table:table-cell office:value-type="float" office:value="-1.07716540963145">
                <text:p>-1.0771654096314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-0.988671925">
                <text:p>-0.988671925</text:p>
              </table:table-cell>
              <table:table-cell office:value-type="float" office:value="-0.998424951618226">
                <text:p>-0.99842495161822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-0.902370306">
                <text:p>-0.902370306</text:p>
              </table:table-cell>
              <table:table-cell office:value-type="float" office:value="-0.911500317684049">
                <text:p>-0.91150031768404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-0.808234619">
                <text:p>-0.808234619</text:p>
              </table:table-cell>
              <table:table-cell office:value-type="float" office:value="-0.816714475715095">
                <text:p>-0.81671447571509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-0.706648412">
                <text:p>-0.706648412</text:p>
              </table:table-cell>
              <table:table-cell office:value-type="float" office:value="-0.714447824059345">
                <text:p>-0.71444782405934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-0.598050238">
                <text:p>-0.598050238</text:p>
              </table:table-cell>
              <table:table-cell office:value-type="float" office:value="-0.605135924615493">
                <text:p>-0.60513592461549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-0.482930925">
                <text:p>-0.482930925</text:p>
              </table:table-cell>
              <table:table-cell office:value-type="float" office:value="-0.489266816771261">
                <text:p>-0.48926681677126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-0.36183045">
                <text:p>-0.36183045</text:p>
              </table:table-cell>
              <table:table-cell office:value-type="float" office:value="-0.367377931390853">
                <text:p>-0.36737793139085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-0.235334442">
                <text:p>-0.235334442</text:p>
              </table:table-cell>
              <table:table-cell office:value-type="float" office:value="-0.240052627176487">
                <text:p>-0.24005262717648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-0.104070326">
                <text:p>-0.104070326</text:p>
              </table:table-cell>
              <table:table-cell office:value-type="float" office:value="-0.107916374682289">
                <text:p>-0.10791637468228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0.031296852">
                <text:p>0.031296852</text:p>
              </table:table-cell>
              <table:table-cell office:value-type="float" office:value="0.0283673839816131">
                <text:p>0.028367383981613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0.170068881">
                <text:p>0.170068881</text:p>
              </table:table-cell>
              <table:table-cell office:value-type="float" office:value="0.16810166917466">
                <text:p>0.1681016691746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0.311519118">
                <text:p>0.311519118</text:p>
              </table:table-cell>
              <table:table-cell office:value-type="float" office:value="0.310560658594627">
                <text:p>0.31056065859462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0.454897421">
                <text:p>0.454897421</text:p>
              </table:table-cell>
              <table:table-cell office:value-type="float" office:value="0.45499460805273">
                <text:p>0.4549946080527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0.599435287">
                <text:p>0.599435287</text:p>
              </table:table-cell>
              <table:table-cell office:value-type="float" office:value="0.600634961437769">
                <text:p>0.60063496143776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0.744351125">
                <text:p>0.744351125</text:p>
              </table:table-cell>
              <table:table-cell office:value-type="float" office:value="0.746699611658971">
                <text:p>0.74669961165897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0.888855638">
                <text:p>0.888855638</text:p>
              </table:table-cell>
              <table:table-cell office:value-type="float" office:value="0.892398273159086">
                <text:p>0.89239827315908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1.03215728">
                <text:p>1.03215728</text:p>
              </table:table-cell>
              <table:table-cell office:value-type="float" office:value="1.03693792570051">
                <text:p>1.0369379257005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1.173467727">
                <text:p>1.173467727</text:p>
              </table:table-cell>
              <table:table-cell office:value-type="float" office:value="1.1795282885505">
                <text:p>1.179528288550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1.312007344">
                <text:p>1.312007344</text:p>
              </table:table-cell>
              <table:table-cell office:value-type="float" office:value="1.3193872839345">
                <text:p>1.319387283934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1.447010585">
                <text:p>1.447010585</text:p>
              </table:table-cell>
              <table:table-cell office:value-type="float" office:value="1.45574644869003">
                <text:p>1.4557464486900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1.57773131">
                <text:p>1.57773131</text:p>
              </table:table-cell>
              <table:table-cell office:value-type="float" office:value="1.58785625343685">
                <text:p>1.5878562534368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1.703447947">
                <text:p>1.703447947</text:p>
              </table:table-cell>
              <table:table-cell office:value-type="float" office:value="1.71499128928032">
                <text:p>1.7149912892803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1.823468498">
                <text:p>1.823468498</text:p>
              </table:table-cell>
              <table:table-cell office:value-type="float" office:value="1.83645528307725">
                <text:p>1.836455283077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1.937135315">
                <text:p>1.937135315</text:p>
              </table:table-cell>
              <table:table-cell office:value-type="float" office:value="1.95158590360971">
                <text:p>1.9515859036097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2.043829636">
                <text:p>2.043829636</text:p>
              </table:table-cell>
              <table:table-cell office:value-type="float" office:value="2.0597593226224">
                <text:p>2.059759322622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2.142975839">
                <text:p>2.142975839</text:p>
              </table:table-cell>
              <table:table-cell office:value-type="float" office:value="2.16039449656905">
                <text:p>2.160394496569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2.234045371">
                <text:p>2.234045371</text:p>
              </table:table-cell>
              <table:table-cell office:value-type="float" office:value="2.25295713706991">
                <text:p>2.2529571370699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2.316560347">
                <text:p>2.316560347</text:p>
              </table:table-cell>
              <table:table-cell office:value-type="float" office:value="2.3369633404867">
                <text:p>2.336963340486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2.390096767">
                <text:p>2.390096767</text:p>
              </table:table-cell>
              <table:table-cell office:value-type="float" office:value="2.41198284965627">
                <text:p>2.4119828496562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2.454287342">
                <text:p>2.454287342</text:p>
              </table:table-cell>
              <table:table-cell office:value-type="float" office:value="2.47764192366733">
                <text:p>2.477641923667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2.508823905">
                <text:p>2.508823905</text:p>
              </table:table-cell>
              <table:table-cell office:value-type="float" office:value="2.53362579459425">
                <text:p>2.5336257945942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2.553459392">
                <text:p>2.553459392</text:p>
              </table:table-cell>
              <table:table-cell office:value-type="float" office:value="2.57968069329456">
                <text:p>2.5796806932945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2.588009367">
                <text:p>2.588009367</text:p>
              </table:table-cell>
              <table:table-cell office:value-type="float" office:value="2.6156154297054">
                <text:p>2.615615429705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2.612353101">
                <text:p>2.612353101</text:p>
              </table:table-cell>
              <table:table-cell office:value-type="float" office:value="2.64130251651522">
                <text:p>2.6413025165152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2.626434176">
                <text:p>2.626434176</text:p>
              </table:table-cell>
              <table:table-cell office:value-type="float" office:value="2.65667882861051">
                <text:p>2.656678828610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2.630260625">
                <text:p>2.630260625</text:p>
              </table:table-cell>
              <table:table-cell office:value-type="float" office:value="2.66174579427761">
                <text:p>2.6617457942776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2.623904604">
                <text:p>2.623904604</text:p>
              </table:table-cell>
              <table:table-cell office:value-type="float" office:value="2.6565691177469">
                <text:p>2.656569117746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2.607501598">
                <text:p>2.607501598</text:p>
              </table:table-cell>
              <table:table-cell office:value-type="float" office:value="2.64127803627392">
                <text:p>2.641278036273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2.581249167">
                <text:p>2.581249167</text:p>
              </table:table-cell>
              <table:table-cell office:value-type="float" office:value="2.61606411852889">
                <text:p>2.6160641185288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2.545405247">
                <text:p>2.545405247</text:p>
              </table:table-cell>
              <table:table-cell office:value-type="float" office:value="2.58117961458673">
                <text:p>2.5811796145867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2.500286021">
                <text:p>2.500286021</text:p>
              </table:table-cell>
              <table:table-cell office:value-type="float" office:value="2.5369353712442">
                <text:p>2.536935371244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2.446263371">
                <text:p>2.446263371</text:p>
              </table:table-cell>
              <table:table-cell office:value-type="float" office:value="2.48369832971367">
                <text:p>2.4836983297136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2.383761933">
                <text:p>2.383761933</text:p>
              </table:table-cell>
              <table:table-cell office:value-type="float" office:value="2.42188862592744">
                <text:p>2.4218886259274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2.313255786">
                <text:p>2.313255786</text:p>
              </table:table-cell>
              <table:table-cell office:value-type="float" office:value="2.35197631670745">
                <text:p>2.3519763167074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2.235264794">
                <text:p>2.235264794</text:p>
              </table:table-cell>
              <table:table-cell office:value-type="float" office:value="2.2744777578896">
                <text:p>2.274477757889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2.150350632">
                <text:p>2.150350632</text:p>
              </table:table-cell>
              <table:table-cell office:value-type="float" office:value="2.18995166311643">
                <text:p>2.1899516631164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2.059112528">
                <text:p>2.059112528</text:p>
              </table:table-cell>
              <table:table-cell office:value-type="float" office:value="2.09899487440759">
                <text:p>2.0989948744075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1.962182755">
                <text:p>1.962182755</text:p>
              </table:table-cell>
              <table:table-cell office:value-type="float" office:value="2.00223787776376">
                <text:p>2.0022378777637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1.860221905">
                <text:p>1.860221905</text:p>
              </table:table-cell>
              <table:table-cell office:value-type="float" office:value="1.90034009894247">
                <text:p>1.9003400989424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1.753913989">
                <text:p>1.753913989</text:p>
              </table:table-cell>
              <table:table-cell office:value-type="float" office:value="1.79398501614543">
                <text:p>1.7939850161454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1.643961391">
                <text:p>1.643961391</text:p>
              </table:table-cell>
              <table:table-cell office:value-type="float" office:value="1.68387512766844">
                <text:p>1.6838751276684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1.531079727">
                <text:p>1.531079727</text:p>
              </table:table-cell>
              <table:table-cell office:value-type="float" office:value="1.57072681357287">
                <text:p>1.5707268135728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1.41599264">
                <text:p>1.41599264</text:p>
              </table:table-cell>
              <table:table-cell office:value-type="float" office:value="1.45526513113704">
                <text:p>1.4552651311370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1.299426572">
                <text:p>1.299426572</text:p>
              </table:table-cell>
              <table:table-cell office:value-type="float" office:value="1.3382185842306">
                <text:p>1.338218584230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1.182105558">
                <text:p>1.182105558</text:p>
              </table:table-cell>
              <table:table-cell office:value-type="float" office:value="1.22031390682227">
                <text:p>1.2203139068222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1.064746079">
                <text:p>1.064746079</text:p>
              </table:table-cell>
              <table:table-cell office:value-type="float" office:value="1.10227090058209">
                <text:p>1.1022709005820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0.948052012">
                <text:p>0.948052012</text:p>
              </table:table-cell>
              <table:table-cell office:value-type="float" office:value="0.984797365974597">
                <text:p>0.98479736597459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0.832709718">
                <text:p>0.832709718</text:p>
              </table:table-cell>
              <table:table-cell office:value-type="float" office:value="0.86858416536594">
                <text:p>0.8685841653659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0.719383305">
                <text:p>0.719383305</text:p>
              </table:table-cell>
              <table:table-cell office:value-type="float" office:value="0.754300455491217">
                <text:p>0.75430045549121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0.608710097">
                <text:p>0.608710097</text:p>
              </table:table-cell>
              <table:table-cell office:value-type="float" office:value="0.642589125159994">
                <text:p>0.64258912515999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0.50129635">
                <text:p>0.50129635</text:p>
              </table:table-cell>
              <table:table-cell office:value-type="float" office:value="0.534062472329162">
                <text:p>0.53406247232916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0.397713245">
                <text:p>0.397713245</text:p>
              </table:table-cell>
              <table:table-cell office:value-type="float" office:value="0.429298152657493">
                <text:p>0.42929815265749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0.298493178">
                <text:p>0.298493178</text:p>
              </table:table-cell>
              <table:table-cell office:value-type="float" office:value="0.328835429392311">
                <text:p>0.32883542939231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0.204126394">
                <text:p>0.204126394</text:p>
              </table:table-cell>
              <table:table-cell office:value-type="float" office:value="0.23317175194409">
                <text:p>0.2331717519440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0.115057967">
                <text:p>0.115057967</text:p>
              </table:table-cell>
              <table:table-cell office:value-type="float" office:value="0.142759687798797">
                <text:p>0.14275968779879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0.031685163">
                <text:p>0.031685163</text:p>
              </table:table-cell>
              <table:table-cell office:value-type="float" office:value="0.0580042295246646">
                <text:p>0.058004229524664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-0.045644801">
                <text:p>-0.045644801</text:p>
              </table:table-cell>
              <table:table-cell office:value-type="float" office:value="-0.0207395044297168">
                <text:p>-0.020739504429716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-0.116636594">
                <text:p>-0.116636594</text:p>
              </table:table-cell>
              <table:table-cell office:value-type="float" office:value="-0.0931681596484591">
                <text:p>-0.093168159648459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-0.18104817">
                <text:p>-0.18104817</text:p>
              </table:table-cell>
              <table:table-cell office:value-type="float" office:value="-0.159031614188992">
                <text:p>-0.15903161418899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-0.238691756">
                <text:p>-0.238691756</text:p>
              </table:table-cell>
              <table:table-cell office:value-type="float" office:value="-0.218134016768962">
                <text:p>-0.21813401676896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-0.289434385">
                <text:p>-0.289434385</text:p>
              </table:table-cell>
              <table:table-cell office:value-type="float" office:value="-0.270334389380313">
                <text:p>-0.27033438938031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-0.333198004">
                <text:p>-0.333198004</text:p>
              </table:table-cell>
              <table:table-cell office:value-type="float" office:value="-0.315546792506785">
                <text:p>-0.31554679250678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-0.369959144">
                <text:p>-0.369959144</text:p>
              </table:table-cell>
              <table:table-cell office:value-type="float" office:value="-0.353740054620854">
                <text:p>-0.35374005462085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-0.399748158">
                <text:p>-0.399748158</text:p>
              </table:table-cell>
              <table:table-cell office:value-type="float" office:value="-0.384937071111862">
                <text:p>-0.38493707111186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-0.422648039">
                <text:p>-0.422648039</text:p>
              </table:table-cell>
              <table:table-cell office:value-type="float" office:value="-0.409213681222721">
                <text:p>-0.40921368122272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-0.438792835">
                <text:p>-0.438792835</text:p>
              </table:table-cell>
              <table:table-cell office:value-type="float" office:value="-0.42669713491804">
                <text:p>-0.4266971349180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-0.448365664">
                <text:p>-0.448365664</text:p>
              </table:table-cell>
              <table:table-cell office:value-type="float" office:value="-0.437564164847713">
                <text:p>-0.4375641648477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-0.451596361">
                <text:p>-0.451596361</text:p>
              </table:table-cell>
              <table:table-cell office:value-type="float" office:value="-0.442038681679098">
                <text:p>-0.44203868167909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-0.44875877">
                <text:p>-0.44875877</text:p>
              </table:table-cell>
              <table:table-cell office:value-type="float" office:value="-0.440389114024373">
                <text:p>-0.44038911402437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-0.440167711">
                <text:p>-0.440167711</text:p>
              </table:table-cell>
              <table:table-cell office:value-type="float" office:value="-0.432925416963425">
                <text:p>-0.43292541696342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-0.426175641">
                <text:p>-0.426175641</text:p>
              </table:table-cell>
              <table:table-cell office:value-type="float" office:value="-0.419995775734844">
                <text:p>-0.41999577573484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-0.40716905">
                <text:p>-0.40716905</text:p>
              </table:table-cell>
              <table:table-cell office:value-type="float" office:value="-0.401983033517945">
                <text:p>-0.40198303351794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-0.383564615">
                <text:p>-0.383564615</text:p>
              </table:table-cell>
              <table:table-cell office:value-type="float" office:value="-0.379300874338465">
                <text:p>-0.37930087433846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-0.355805141">
                <text:p>-0.355805141</text:p>
              </table:table-cell>
              <table:table-cell office:value-type="float" office:value="-0.352389793983857">
                <text:p>-0.35238979398385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-0.324355339">
                <text:p>-0.324355339</text:p>
              </table:table-cell>
              <table:table-cell office:value-type="float" office:value="-0.321712893395018">
                <text:p>-0.32171289339501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-0.289697463">
                <text:p>-0.289697463</text:p>
              </table:table-cell>
              <table:table-cell office:value-type="float" office:value="-0.287751530299154">
                <text:p>-0.28775153029915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-0.252326844">
                <text:p>-0.252326844</text:p>
              </table:table-cell>
              <table:table-cell office:value-type="float" office:value="-0.251000865852222">
                <text:p>-0.25100086585222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-0.21274737">
                <text:p>-0.21274737</text:p>
              </table:table-cell>
              <table:table-cell office:value-type="float" office:value="-0.211965343761712">
                <text:p>-0.21196534376171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-0.171466935">
                <text:p>-0.171466935</text:p>
              </table:table-cell>
              <table:table-cell office:value-type="float" office:value="-0.17115413975679">
                <text:p>-0.1711541397567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-0.128992907">
                <text:p>-0.128992907</text:p>
              </table:table-cell>
              <table:table-cell office:value-type="float" office:value="-0.129076619359113">
                <text:p>-0.12907661935911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-0.085827646">
                <text:p>-0.085827646</text:p>
              </table:table-cell>
              <table:table-cell office:value-type="float" office:value="-0.0862378416854342">
                <text:p>-0.086237841685434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-0.042464107">
                <text:p>-0.042464107</text:p>
              </table:table-cell>
              <table:table-cell office:value-type="float" office:value="-0.0431341464832077">
                <text:p>-0.043134146483207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0.000618424">
                <text:p>0.000618424</text:p>
              </table:table-cell>
              <table:table-cell office:value-type="float" office:value="-0.000248860768523596">
                <text:p>-0.00024886076852359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0.04295844">
                <text:p>0.04295844</text:p>
              </table:table-cell>
              <table:table-cell office:value-type="float" office:value="0.0419518396908858">
                <text:p>0.041951839690885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0.084116127">
                <text:p>0.084116127</text:p>
              </table:table-cell>
              <table:table-cell office:value-type="float" office:value="0.0830228802173408">
                <text:p>0.083022880217340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0.123677054">
                <text:p>0.123677054</text:p>
              </table:table-cell>
              <table:table-cell office:value-type="float" office:value="0.122544016244759">
                <text:p>0.12254401624475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0.161255605">
                <text:p>0.161255605</text:p>
              </table:table-cell>
              <table:table-cell office:value-type="float" office:value="0.160123311320139">
                <text:p>0.16012331132013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0.196498127">
                <text:p>0.196498127</text:p>
              </table:table-cell>
              <table:table-cell office:value-type="float" office:value="0.195400336073226">
                <text:p>0.19540033607322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0.229085774">
                <text:p>0.229085774</text:p>
              </table:table-cell>
              <table:table-cell office:value-type="float" office:value="0.228049062555013">
                <text:p>0.2280490625550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0.258737015">
                <text:p>0.258737015</text:p>
              </table:table-cell>
              <table:table-cell office:value-type="float" office:value="0.257780430964045">
                <text:p>0.25778043096404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0.285209794">
                <text:p>0.285209794</text:p>
              </table:table-cell>
              <table:table-cell office:value-type="float" office:value="0.284344568580148">
                <text:p>0.28434456858014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0.308303321">
                <text:p>0.308303321</text:p>
              </table:table-cell>
              <table:table-cell office:value-type="float" office:value="0.307532643686841">
                <text:p>0.30753264368684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0.327859482">
                <text:p>0.327859482</text:p>
              </table:table-cell>
              <table:table-cell office:value-type="float" office:value="0.327178340360516">
                <text:p>0.32717834036051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0.343763858">
                <text:p>0.343763858</text:p>
              </table:table-cell>
              <table:table-cell office:value-type="float" office:value="0.343158943212333">
                <text:p>0.34315894321233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0.355946343">
                <text:p>0.355946343</text:p>
              </table:table-cell>
              <table:table-cell office:value-type="float" office:value="0.355396024460165">
                <text:p>0.35539602446016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0.364381363">
                <text:p>0.364381363</text:p>
              </table:table-cell>
              <table:table-cell office:value-type="float" office:value="0.363855729056818">
                <text:p>0.36385572905681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0.369087686">
                <text:p>0.369087686</text:p>
              </table:table-cell>
              <table:table-cell office:value-type="float" office:value="0.368548656978999">
                <text:p>0.36854865697899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0.37012784">
                <text:p>0.37012784</text:p>
              </table:table-cell>
              <table:table-cell office:value-type="float" office:value="0.369529345161933">
                <text:p>0.36952934516193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0.36760713">
                <text:p>0.36760713</text:p>
              </table:table-cell>
              <table:table-cell office:value-type="float" office:value="0.366895354919361">
                <text:p>0.36689535491936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0.361672278">
                <text:p>0.361672278</text:p>
              </table:table-cell>
              <table:table-cell office:value-type="float" office:value="0.360785973990093">
                <text:p>0.36078597399009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0.352509681">
                <text:p>0.352509681</text:p>
              </table:table-cell>
              <table:table-cell office:value-type="float" office:value="0.351380545574264">
                <text:p>0.3513805455742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0.340343329">
                <text:p>0.340343329</text:p>
              </table:table-cell>
              <table:table-cell office:value-type="float" office:value="0.338896439837299">
                <text:p>0.33889643983729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0.325432374">
                <text:p>0.325432374</text:p>
              </table:table-cell>
              <table:table-cell office:value-type="float" office:value="0.323586686343609">
                <text:p>0.32358668634360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0.308068388">
                <text:p>0.308068388</text:p>
              </table:table-cell>
              <table:table-cell office:value-type="float" office:value="0.305737288708967">
                <text:p>0.30573728870896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0.288572339">
                <text:p>0.288572339</text:p>
              </table:table-cell>
              <table:table-cell office:value-type="float" office:value="0.285664245409104">
                <text:p>0.28566424540910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0.267291288">
                <text:p>0.267291288</text:p>
              </table:table-cell>
              <table:table-cell office:value-type="float" office:value="0.263710303129256">
                <text:p>0.26371030312925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0.244594869">
                <text:p>0.244594869</text:p>
              </table:table-cell>
              <table:table-cell office:value-type="float" office:value="0.240241471266346">
                <text:p>0.2402414712663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0.22087155">
                <text:p>0.22087155</text:p>
              </table:table-cell>
              <table:table-cell office:value-type="float" office:value="0.215643328183311">
                <text:p>0.21564332818331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0.196524738">
                <text:p>0.196524738</text:p>
              </table:table-cell>
              <table:table-cell office:value-type="float" office:value="0.190317151547754">
                <text:p>0.1903171515477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0.171968733">
                <text:p>0.171968733</text:p>
              </table:table-cell>
              <table:table-cell office:value-type="float" office:value="0.164675906551224">
                <text:p>0.16467590655122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0.147624595">
                <text:p>0.147624595</text:p>
              </table:table-cell>
              <table:table-cell office:value-type="float" office:value="0.139140126987361">
                <text:p>0.13914012698736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0.123915931">
                <text:p>0.123915931</text:p>
              </table:table-cell>
              <table:table-cell office:value-type="float" office:value="0.114133725059902">
                <text:p>0.11413372505990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0.101264665">
                <text:p>0.101264665</text:p>
              </table:table-cell>
              <table:table-cell office:value-type="float" office:value="0.0900797663847383">
                <text:p>0.090079766384738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0.080086812">
                <text:p>0.080086812</text:p>
              </table:table-cell>
              <table:table-cell office:value-type="float" office:value="0.0673962469419144">
                <text:p>0.067396246941914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0.060788294">
                <text:p>0.060788294</text:p>
              </table:table-cell>
              <table:table-cell office:value-type="float" office:value="0.0464919087194661">
                <text:p>0.046491908719466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0.043760841">
                <text:p>0.043760841</text:p>
              </table:table-cell>
              <table:table-cell office:value-type="float" office:value="0.0277621304717459">
                <text:p>0.027762130471745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0.029378009">
                <text:p>0.029378009</text:p>
              </table:table-cell>
              <table:table-cell office:value-type="float" office:value="0.0115849293942615">
                <text:p>0.011584929394261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0.017991347">
                <text:p>0.017991347</text:p>
              </table:table-cell>
              <table:table-cell office:value-type="float" office:value="-0.00168289140226957">
                <text:p>-0.0016828914022695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0.009926752">
                <text:p>0.009926752</text:p>
              </table:table-cell>
              <table:table-cell office:value-type="float" office:value="-0.0117094159437253">
                <text:p>-0.011709415943725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0.00548104">
                <text:p>0.00548104</text:p>
              </table:table-cell>
              <table:table-cell office:value-type="float" office:value="-0.0181910767839446">
                <text:p>-0.018191076783944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0.004918768">
                <text:p>0.004918768</text:p>
              </table:table-cell>
              <table:table-cell office:value-type="float" office:value="-0.020855874305422">
                <text:p>-0.02085587430542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0.008469324">
                <text:p>0.008469324</text:p>
              </table:table-cell>
              <table:table-cell office:value-type="float" office:value="-0.0194663255083921">
                <text:p>-0.019466325508392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0.016324327">
                <text:p>0.016324327</text:p>
              </table:table-cell>
              <table:table-cell office:value-type="float" office:value="-0.0138221161143056">
                <text:p>-0.013822116114305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0.028635347">
                <text:p>0.028635347</text:p>
              </table:table-cell>
              <table:table-cell office:value-type="float" office:value="-0.00376243227465878">
                <text:p>-0.0037624322746587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0.045511973">
                <text:p>0.045511973</text:p>
              </table:table-cell>
              <table:table-cell office:value-type="float" office:value="0.0108320491595894">
                <text:p>0.010832049159589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0.067020241">
                <text:p>0.067020241</text:p>
              </table:table-cell>
              <table:table-cell office:value-type="float" office:value="0.0300375300124597">
                <text:p>0.030037530012459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0.093181448">
                <text:p>0.093181448</text:p>
              </table:table-cell>
              <table:table-cell office:value-type="float" office:value="0.0538858350108098">
                <text:p>0.053885835010809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0.123971343">
                <text:p>0.123971343</text:p>
              </table:table-cell>
              <table:table-cell office:value-type="float" office:value="0.0823635429519431">
                <text:p>0.082363542951943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0.159319729">
                <text:p>0.159319729</text:p>
              </table:table-cell>
              <table:table-cell office:value-type="float" office:value="0.115411513669662">
                <text:p>0.11541151366966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0.199110461">
                <text:p>0.199110461</text:p>
              </table:table-cell>
              <table:table-cell office:value-type="float" office:value="0.152924816353038">
                <text:p>0.15292481635303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0.24318185">
                <text:p>0.24318185</text:p>
              </table:table-cell>
              <table:table-cell office:value-type="float" office:value="0.194753061417139">
                <text:p>0.19475306141713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0.291327471">
                <text:p>0.291327471</text:p>
              </table:table-cell>
              <table:table-cell office:value-type="float" office:value="0.240701134747022">
                <text:p>0.24070113474702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0.343297368">
                <text:p>0.343297368</text:p>
              </table:table-cell>
              <table:table-cell office:value-type="float" office:value="0.290530329763462">
                <text:p>0.29053032976346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0.398799651">
                <text:p>0.398799651</text:p>
              </table:table-cell>
              <table:table-cell office:value-type="float" office:value="0.34395986941798">
                <text:p>0.3439598694179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0.457502469">
                <text:p>0.457502469</text:p>
              </table:table-cell>
              <table:table-cell office:value-type="float" office:value="0.400668806944049">
                <text:p>0.40066880694404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0.519036343">
                <text:p>0.519036343</text:p>
              </table:table-cell>
              <table:table-cell office:value-type="float" office:value="0.460298290996823">
                <text:p>0.46029829099682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0.582996852">
                <text:p>0.582996852</text:p>
              </table:table-cell>
              <table:table-cell office:value-type="float" office:value="0.522454177732546">
                <text:p>0.52245417773254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0.648947634">
                <text:p>0.648947634</text:p>
              </table:table-cell>
              <table:table-cell office:value-type="float" office:value="0.586709969435556">
                <text:p>0.58670996943555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0.716423695">
                <text:p>0.716423695</text:p>
              </table:table-cell>
              <table:table-cell office:value-type="float" office:value="0.652610056519895">
                <text:p>0.65261005651989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0.784934987">
                <text:p>0.784934987</text:p>
              </table:table-cell>
              <table:table-cell office:value-type="float" office:value="0.719673237137089">
                <text:p>0.71967323713708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0.853970234">
                <text:p>0.853970234</text:p>
              </table:table-cell>
              <table:table-cell office:value-type="float" office:value="0.787396486232957">
                <text:p>0.78739648623295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0.923000974">
                <text:p>0.923000974</text:p>
              </table:table-cell>
              <table:table-cell office:value-type="float" office:value="0.855258943734001">
                <text:p>0.8552589437340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0.991485779">
                <text:p>0.991485779</text:p>
              </table:table-cell>
              <table:table-cell office:value-type="float" office:value="0.922726089626031">
                <text:p>0.92272608962603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1.058874627">
                <text:p>1.058874627</text:p>
              </table:table-cell>
              <table:table-cell office:value-type="float" office:value="0.989254072030547">
                <text:p>0.98925407203054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1.124613388">
                <text:p>1.124613388</text:p>
              </table:table-cell>
              <table:table-cell office:value-type="float" office:value="1.05429415300089">
                <text:p>1.0542941530008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1.188148379">
                <text:p>1.188148379</text:p>
              </table:table-cell>
              <table:table-cell office:value-type="float" office:value="1.11729723566336">
                <text:p>1.1172972356633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1.248930963">
                <text:p>1.248930963</text:p>
              </table:table-cell>
              <table:table-cell office:value-type="float" office:value="1.17771843552656">
                <text:p>1.1777184355265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1.306422148">
                <text:p>1.306422148</text:p>
              </table:table-cell>
              <table:table-cell office:value-type="float" office:value="1.23502165828253">
                <text:p>1.2350216582825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1.360097146">
                <text:p>1.360097146</text:p>
              </table:table-cell>
              <table:table-cell office:value-type="float" office:value="1.28868414623068">
                <text:p>1.2886841462306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1.409449861">
                <text:p>1.409449861</text:p>
              </table:table-cell>
              <table:table-cell office:value-type="float" office:value="1.33820095557144">
                <text:p>1.3382009555714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1.453997259">
                <text:p>1.453997259</text:p>
              </table:table-cell>
              <table:table-cell office:value-type="float" office:value="1.38308932724117">
                <text:p>1.3830893272411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1.493283595">
                <text:p>1.493283595</text:p>
              </table:table-cell>
              <table:table-cell office:value-type="float" office:value="1.42289291468977">
                <text:p>1.4228929146897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1.526884446">
                <text:p>1.526884446</text:p>
              </table:table-cell>
              <table:table-cell office:value-type="float" office:value="1.45718583303242">
                <text:p>1.4571858330324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1.55441054">
                <text:p>1.55441054</text:p>
              </table:table-cell>
              <table:table-cell office:value-type="float" office:value="1.48557649532899">
                <text:p>1.4855764953289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1.575511315">
                <text:p>1.575511315</text:p>
              </table:table-cell>
              <table:table-cell office:value-type="float" office:value="1.50771120334884">
                <text:p>1.5077112033488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1.589878213">
                <text:p>1.589878213</text:p>
              </table:table-cell>
              <table:table-cell office:value-type="float" office:value="1.52327746205196">
                <text:p>1.5232774620519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1.597247653">
                <text:p>1.597247653</text:p>
              </table:table-cell>
              <table:table-cell office:value-type="float" office:value="1.53200698914606">
                <text:p>1.532006989146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1.597403675">
                <text:p>1.597403675</text:p>
              </table:table-cell>
              <table:table-cell office:value-type="float" office:value="1.5336783934449">
                <text:p>1.533678393444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1.590180215">
                <text:p>1.590180215</text:p>
              </table:table-cell>
              <table:table-cell office:value-type="float" office:value="1.52811949833877">
                <text:p>1.5281194983387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1.575463009">
                <text:p>1.575463009</text:p>
              </table:table-cell>
              <table:table-cell office:value-type="float" office:value="1.51520928947177">
                <text:p>1.5152092894717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6">
                <text:p>9.96</text:p>
              </table:table-cell>
              <table:table-cell office:value-type="float" office:value="1.553191095">
                <text:p>1.553191095</text:p>
              </table:table-cell>
              <table:table-cell office:value-type="float" office:value="1.49487946868139">
                <text:p>1.4948794686813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7">
                <text:p>9.97</text:p>
              </table:table-cell>
              <table:table-cell office:value-type="float" office:value="1.523357906">
                <text:p>1.523357906</text:p>
              </table:table-cell>
              <table:table-cell office:value-type="float" office:value="1.46711559936905">
                <text:p>1.4671155993690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8">
                <text:p>9.98</text:p>
              </table:table-cell>
              <table:table-cell office:value-type="float" office:value="1.486011931">
                <text:p>1.486011931</text:p>
              </table:table-cell>
              <table:table-cell office:value-type="float" office:value="1.43195783171196">
                <text:p>1.4319578317119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9">
                <text:p>9.99</text:p>
              </table:table-cell>
              <table:table-cell office:value-type="float" office:value="1.441256957">
                <text:p>1.441256957</text:p>
              </table:table-cell>
              <table:table-cell office:value-type="float" office:value="1.3895011994703">
                <text:p>1.38950119947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